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P114" style:parent-style-name="Normalny" style:family="paragraph">
      <style:paragraph-properties fo:text-align="justify" fo:line-height="150%"/>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style>
    <style:style style:name="T143" style:parent-style-name="Domyślnaczcionkaakapitu" style:family="text">
      <style:text-properties style:text-underline-type="single" style:text-underline-style="solid" style:text-underline-width="auto" style:text-underline-mode="continuous"/>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fo:background-color="#80FFFF" style:text-underline-type="single" style:text-underline-style="solid" style:text-underline-width="auto" style:text-underline-mode="continuous"/>
    </style:style>
    <style:style style:name="T147" style:parent-style-name="Domyślnaczcionkaakapitu" style:family="text">
      <style:text-properties style:text-underline-type="single" style:text-underline-style="solid" style:text-underline-width="auto" style:text-underline-mode="continuous"/>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style:style>
    <style:style style:name="T152" style:parent-style-name="Domyślnaczcionkaakapitu" style:family="text">
      <style:text-properties style:text-underline-type="single" style:text-underline-style="solid" style:text-underline-width="auto" style:text-underline-mode="continuous"/>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P155" style:parent-style-name="Normalny" style:family="paragraph">
      <style:paragraph-properties fo:text-align="justify" fo:line-height="150%"/>
    </style:style>
    <style:style style:name="T156" style:parent-style-name="Domyślnaczcionkaakapitu" style:family="text">
      <style:text-properties fo:background-color="#80FFFF" style:text-underline-type="single" style:text-underline-style="solid" style:text-underline-width="auto" style:text-underline-mode="continuous"/>
    </style:style>
    <style:style style:name="T157" style:parent-style-name="Domyślnaczcionkaakapitu" style:family="text">
      <style:text-properties style:text-underline-type="single" style:text-underline-style="solid" style:text-underline-width="auto" style:text-underline-mode="continuous"/>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style:style>
    <style:style style:name="T193" style:parent-style-name="Domyślnaczcionkaakapitu" style:family="text">
      <style:text-properties style:text-underline-type="single" style:text-underline-style="solid" style:text-underline-width="auto" style:text-underline-mode="continuous"/>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style:style>
    <style:style style:name="T214" style:parent-style-name="Domyślnaczcionkaakapitu" style:family="text">
      <style:text-properties style:text-underline-type="single" style:text-underline-style="solid" style:text-underline-width="auto" style:text-underline-mode="continuous"/>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style:style>
    <style:style style:name="T241" style:parent-style-name="Domyślnaczcionkaakapitu" style:family="text">
      <style:text-properties style:text-underline-type="single" style:text-underline-style="solid" style:text-underline-width="auto" style:text-underline-mode="continuous"/>
    </style:style>
    <style:style style:name="T242" style:parent-style-name="Domyślnaczcionkaakapitu" style:family="text">
      <style:text-properties fo:background-color="#80FFFF" style:text-underline-type="single" style:text-underline-style="solid" style:text-underline-width="auto" style:text-underline-mode="continuous"/>
    </style:style>
    <style:style style:name="T243" style:parent-style-name="Domyślnaczcionkaakapitu" style:family="text">
      <style:text-properties style:text-underline-type="single" style:text-underline-style="solid" style:text-underline-width="auto" style:text-underline-mode="continuous"/>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T249" style:parent-style-name="Domyślnaczcionkaakapitu" style:family="text">
      <style:text-properties style:text-underline-type="single" style:text-underline-style="solid" style:text-underline-width="auto" style:text-underline-mode="continuous"/>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style:style>
    <style:style style:name="T305" style:parent-style-name="Domyślnaczcionkaakapitu" style:family="text">
      <style:text-properties style:text-underline-type="single" style:text-underline-style="solid" style:text-underline-width="auto" style:text-underline-mode="continuous"/>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P308" style:parent-style-name="Normalny" style:family="paragraph">
      <style:paragraph-properties fo:text-align="justify" fo:line-height="150%"/>
    </style:style>
    <style:style style:name="T309" style:parent-style-name="Domyślnaczcionkaakapitu" style:family="text">
      <style:text-properties fo:background-color="#80FFFF" style:text-underline-type="single" style:text-underline-style="solid" style:text-underline-width="auto" style:text-underline-mode="continuous"/>
    </style:style>
    <style:style style:name="T310" style:parent-style-name="Domyślnaczcionkaakapitu" style:family="text">
      <style:text-properties style:text-underline-type="single" style:text-underline-style="solid" style:text-underline-width="auto" style:text-underline-mode="continuous"/>
    </style:style>
    <style:style style:name="T311" style:parent-style-name="Domyślnaczcionkaakapitu" style:family="text">
      <style:text-properties fo:background-color="#80FFFF" style:text-underline-type="single" style:text-underline-style="solid" style:text-underline-width="auto" style:text-underline-mode="continuous"/>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style:style>
    <style:style style:name="T329" style:parent-style-name="Domyślnaczcionkaakapitu" style:family="text">
      <style:text-properties style:text-underline-type="single" style:text-underline-style="solid" style:text-underline-width="auto" style:text-underline-mode="continuous"/>
    </style:style>
    <style:style style:name="T330" style:parent-style-name="Domyślnaczcionkaakapitu" style:family="text">
      <style:text-properties fo:background-color="#80FFFF" style:text-underline-type="single" style:text-underline-style="solid" style:text-underline-width="auto" style:text-underline-mode="continuous"/>
    </style:style>
    <style:style style:name="T331" style:parent-style-name="Domyślnaczcionkaakapitu" style:family="text">
      <style:text-properties style:text-underline-type="single" style:text-underline-style="solid" style:text-underline-width="auto" style:text-underline-mode="continuous"/>
    </style:style>
    <style:style style:name="T332" style:parent-style-name="Domyślnaczcionkaakapitu" style:family="text">
      <style:text-properties fo:background-color="#80FFFF" style:text-underline-type="single" style:text-underline-style="solid" style:text-underline-width="auto" style:text-underline-mode="continuous"/>
    </style:style>
    <style:style style:name="T333" style:parent-style-name="Domyślnaczcionkaakapitu" style:family="text">
      <style:text-properties style:text-underline-type="single" style:text-underline-style="solid" style:text-underline-width="auto" style:text-underline-mode="continuous"/>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P336" style:parent-style-name="Normalny" style:family="paragraph">
      <style:paragraph-properties fo:text-align="justify" fo:line-height="150%"/>
    </style:style>
    <style:style style:name="T337" style:parent-style-name="Domyślnaczcionkaakapitu" style:family="text">
      <style:text-properties style:text-underline-type="single" style:text-underline-style="solid" style:text-underline-width="auto" style:text-underline-mode="continuous"/>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text-underline-type="single" style:text-underline-style="solid" style:text-underline-width="auto" style:text-underline-mode="continuous"/>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style:tab-stops>
          <style:tab-stop style:type="left" style:leader-style="dotted" style:leader-text="." style:position="1.5298in"/>
          <style:tab-stop style:type="left" style:position="2.0916in"/>
        </style:tab-stops>
      </style:paragraph-properties>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tab-stops>
          <style:tab-stop style:type="left" style:leader-style="dotted" style:leader-text="." style:position="1.5298in"/>
          <style:tab-stop style:type="left" style:position="2.0916in"/>
        </style:tab-stops>
      </style:paragraph-properties>
    </style:style>
    <style:style style:name="P390" style:parent-style-name="Normalny" style:family="paragraph">
      <style:paragraph-properties fo:text-align="justify" fo:line-height="150%">
        <style:tab-stops>
          <style:tab-stop style:type="left" style:leader-style="dotted" style:leader-text="." style:position="1.5298in"/>
          <style:tab-stop style:type="left" style:position="2.0916in"/>
        </style:tab-stops>
      </style:paragraph-properties>
    </style:style>
    <style:style style:name="T391" style:parent-style-name="Domyślnaczcionkaakapitu" style:family="text">
      <style:text-properties style:text-underline-type="single" style:text-underline-style="solid" style:text-underline-width="auto" style:text-underline-mode="continuous"/>
    </style:style>
    <style:style style:name="P392" style:parent-style-name="Normalny" style:family="paragraph">
      <style:paragraph-properties fo:text-align="justify" fo:line-height="150%" fo:text-indent="0.2479in">
        <style:tab-stops>
          <style:tab-stop style:type="left" style:leader-style="dotted" style:leader-text="." style:position="1.5298in"/>
          <style:tab-stop style:type="left" style:position="2.0916in"/>
        </style:tab-stops>
      </style:paragraph-properties>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text-underline-type="single" style:text-underline-style="solid" style:text-underline-width="auto" style:text-underline-mode="continuous"/>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style:tab-stops>
          <style:tab-stop style:type="left" style:leader-style="dotted" style:leader-text="." style:position="1.9298in"/>
        </style:tab-stops>
      </style:paragraph-properties>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tab-stops>
          <style:tab-stop style:type="left" style:leader-style="dotted" style:leader-text="." style:position="1.9298in"/>
        </style:tab-stops>
      </style:paragraph-properties>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T473" style:parent-style-name="Domyślnaczcionkaakapitu" style:family="text">
      <style:text-properties style:text-underline-type="single" style:text-underline-style="solid" style:text-underline-width="auto" style:text-underline-mode="continuous"/>
    </style:style>
    <style:style style:name="T474" style:parent-style-name="Domyślnaczcionkaakapitu" style:family="text">
      <style:text-properties fo:background-color="#80FFFF" style:text-underline-type="single" style:text-underline-style="solid" style:text-underline-width="auto" style:text-underline-mode="continuous"/>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style:style>
    <style:style style:name="T489" style:parent-style-name="Domyślnaczcionkaakapitu" style:family="text">
      <style:text-properties style:text-underline-type="single" style:text-underline-style="solid" style:text-underline-width="auto" style:text-underline-mode="continuous"/>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T492" style:parent-style-name="Domyślnaczcionkaakapitu" style:family="text">
      <style:text-properties fo:background-color="#80FFFF" style:text-underline-type="single" style:text-underline-style="solid" style:text-underline-width="auto" style:text-underline-mode="continuous"/>
    </style:style>
    <style:style style:name="T493" style:parent-style-name="Domyślnaczcionkaakapitu" style:family="text">
      <style:text-properties style:text-underline-type="single" style:text-underline-style="solid" style:text-underline-width="auto" style:text-underline-mode="continuous"/>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style:style>
    <style:style style:name="T506" style:parent-style-name="Domyślnaczcionkaakapitu" style:family="text">
      <style:text-properties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text-underline-type="single" style:text-underline-style="solid" style:text-underline-width="auto" style:text-underline-mode="continuous"/>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style:style>
    <style:style style:name="T518" style:parent-style-name="Domyślnaczcionkaakapitu" style:family="text">
      <style:text-properties style:text-underline-type="single" style:text-underline-style="solid" style:text-underline-width="auto" style:text-underline-mode="continuous"/>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style:style>
    <style:style style:name="T529" style:parent-style-name="Domyślnaczcionkaakapitu" style:family="text">
      <style:text-properties style:text-underline-type="single" style:text-underline-style="solid" style:text-underline-width="auto" style:text-underline-mode="continuous"/>
    </style:style>
    <style:style style:name="T530" style:parent-style-name="Domyślnaczcionkaakapitu" style:family="text">
      <style:text-properties fo:background-color="#80FFFF" style:text-underline-type="single" style:text-underline-style="solid" style:text-underline-width="auto" style:text-underline-mode="continuous"/>
    </style:style>
    <style:style style:name="T531" style:parent-style-name="Domyślnaczcionkaakapitu" style:family="text">
      <style:text-properties style:text-underline-type="single" style:text-underline-style="solid" style:text-underline-width="auto" style:text-underline-mode="continuous"/>
    </style:style>
    <style:style style:name="T532" style:parent-style-name="Domyślnaczcionkaakapitu" style:family="text">
      <style:text-properties fo:background-color="#80FFFF" style:text-underline-type="single" style:text-underline-style="solid" style:text-underline-width="auto" style:text-underline-mode="continuous"/>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style:style>
    <style:style style:name="T543" style:parent-style-name="Domyślnaczcionkaakapitu" style:family="text">
      <style:text-properties fo:background-color="#80FFFF" style:text-underline-type="single" style:text-underline-style="solid" style:text-underline-width="auto" style:text-underline-mode="continuous"/>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fo:background-color="#80FFFF" style:text-underline-type="single" style:text-underline-style="solid" style:text-underline-width="auto" style:text-underline-mode="continuous"/>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T608" style:parent-style-name="Domyślnaczcionkaakapitu" style:family="text">
      <style:text-properties fo:background-color="#80FFFF" style:text-underline-type="single" style:text-underline-style="solid" style:text-underline-width="auto" style:text-underline-mode="continuous"/>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style:text-underline-type="single" style:text-underline-style="solid" style:text-underline-width="auto" style:text-underline-mode="continuous"/>
    </style:style>
    <style:style style:name="T623" style:parent-style-name="Domyślnaczcionkaakapitu" style:family="text">
      <style:text-properties fo:background-color="#80FFFF" style:text-underline-type="single" style:text-underline-style="solid" style:text-underline-width="auto" style:text-underline-mode="continuous"/>
    </style:style>
    <style:style style:name="T624" style:parent-style-name="Domyślnaczcionkaakapitu" style:family="text">
      <style:text-properties style:text-underline-type="single" style:text-underline-style="solid" style:text-underline-width="auto" style:text-underline-mode="continuous"/>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T663" style:parent-style-name="Domyślnaczcionkaakapitu" style:family="text">
      <style:text-properties fo:background-color="#80FFFF" style:text-underline-type="single" style:text-underline-style="solid" style:text-underline-width="auto" style:text-underline-mode="continuous"/>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style:style>
    <style:style style:name="T670" style:parent-style-name="Domyślnaczcionkaakapitu" style:family="text">
      <style:text-properties style:text-underline-type="single" style:text-underline-style="solid" style:text-underline-width="auto" style:text-underline-mode="continuous"/>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P673" style:parent-style-name="Normalny" style:family="paragraph">
      <style:paragraph-properties fo:text-align="justify" fo:line-height="150%"/>
    </style:style>
    <style:style style:name="T674" style:parent-style-name="Domyślnaczcionkaakapitu" style:family="text">
      <style:text-properties fo:background-color="#80FFFF" style:text-underline-type="single" style:text-underline-style="solid" style:text-underline-width="auto" style:text-underline-mode="continuous"/>
    </style:style>
    <style:style style:name="T675" style:parent-style-name="Domyślnaczcionkaakapitu" style:family="text">
      <style:text-properties style:text-underline-type="single" style:text-underline-style="solid" style:text-underline-width="auto" style:text-underline-mode="continuous"/>
    </style:style>
    <style:style style:name="T676" style:parent-style-name="Domyślnaczcionkaakapitu" style:family="text">
      <style:text-properties fo:background-color="#80FFFF" style:text-underline-type="single" style:text-underline-style="solid" style:text-underline-width="auto" style:text-underline-mode="continuous"/>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text-underline-type="single" style:text-underline-style="solid" style:text-underline-width="auto" style:text-underline-mode="continuous"/>
    </style:style>
    <style:style style:name="T691" style:parent-style-name="Domyślnaczcionkaakapitu" style:family="text">
      <style:text-properties style:text-underline-type="single" style:text-underline-style="solid" style:text-underline-width="auto" style:text-underline-mode="continuous"/>
    </style:style>
    <style:style style:name="T692" style:parent-style-name="Domyślnaczcionkaakapitu" style:family="text">
      <style:text-properties fo:background-color="#80FFFF" style:text-underline-type="single" style:text-underline-style="solid" style:text-underline-width="auto" style:text-underline-mode="continuous"/>
    </style:style>
    <style:style style:name="T693" style:parent-style-name="Domyślnaczcionkaakapitu" style:family="text">
      <style:text-properties style:text-underline-type="single" style:text-underline-style="solid" style:text-underline-width="auto" style:text-underline-mode="continuous"/>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style:style>
    <style:style style:name="P707" style:parent-style-name="Normalny" style:family="paragraph">
      <style:paragraph-properties fo:text-align="justify" fo:line-height="150%"/>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style:style>
    <style:style style:name="P710" style:parent-style-name="Normalny" style:family="paragraph">
      <style:paragraph-properties fo:text-align="justify" fo:line-height="150%"/>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style:style>
    <style:style style:name="T749" style:parent-style-name="Domyślnaczcionkaakapitu" style:family="text">
      <style:text-properties style:text-underline-type="single" style:text-underline-style="solid" style:text-underline-width="auto" style:text-underline-mode="continuous"/>
    </style:style>
    <style:style style:name="T750" style:parent-style-name="Domyślnaczcionkaakapitu" style:family="text">
      <style:text-properties fo:background-color="#80FFFF" style:text-underline-type="single" style:text-underline-style="solid" style:text-underline-width="auto" style:text-underline-mode="continuous"/>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style:text-underline-type="single" style:text-underline-style="solid" style:text-underline-width="auto" style:text-underline-mode="continuous"/>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style:style>
    <style:style style:name="T828" style:parent-style-name="Domyślnaczcionkaakapitu" style:family="text">
      <style:text-properties fo:background-color="#80FFFF" style:text-underline-type="single" style:text-underline-style="solid" style:text-underline-width="auto" style:text-underline-mode="continuous"/>
    </style:style>
    <style:style style:name="T829" style:parent-style-name="Domyślnaczcionkaakapitu" style:family="text">
      <style:text-properties style:text-underline-type="single" style:text-underline-style="solid" style:text-underline-width="auto" style:text-underline-mode="continuous"/>
    </style:style>
    <style:style style:name="P830" style:parent-style-name="Normalny" style:family="paragraph">
      <style:paragraph-properties fo:text-align="justify" fo:line-height="150%" fo:text-indent="0.2479in"/>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style:style>
    <style:style style:name="T846" style:parent-style-name="Domyślnaczcionkaakapitu" style:family="text">
      <style:text-properties style:text-underline-type="single" style:text-underline-style="solid" style:text-underline-width="auto" style:text-underline-mode="continuous"/>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style:tab-stops>
          <style:tab-stop style:type="left" style:leader-style="solid" style:leader-text="_" style:position="2.5034in"/>
        </style:tab-stops>
      </style:paragraph-propertie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479in">
        <style:tab-stops>
          <style:tab-stop style:type="left" style:leader-style="solid" style:leader-text="_" style:position="2.5034in"/>
        </style:tab-stops>
      </style:paragraph-properties>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style:style>
    <style:style style:name="P857" style:parent-style-name="Normalny" style:family="paragraph">
      <style:paragraph-properties fo:text-align="justify" fo:line-height="150%"/>
    </style:style>
    <style:style style:name="T858" style:parent-style-name="Domyślnaczcionkaakapitu" style:family="text">
      <style:text-properties fo:background-color="#80FFFF" style:text-underline-type="single" style:text-underline-style="solid" style:text-underline-width="auto" style:text-underline-mode="continuous"/>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text-underline-type="single" style:text-underline-style="solid" style:text-underline-width="auto" style:text-underline-mode="continuous"/>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T880" style:parent-style-name="Domyślnaczcionkaakapitu" style:family="text">
      <style:text-properties style:text-underline-type="single" style:text-underline-style="solid" style:text-underline-width="auto" style:text-underline-mode="continuous"/>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479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T925" style:parent-style-name="Domyślnaczcionkaakapitu" style:family="text">
      <style:text-properties style:text-underline-type="single" style:text-underline-style="solid" style:text-underline-width="auto" style:text-underline-mode="continuous"/>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P928" style:parent-style-name="Normalny" style:family="paragraph">
      <style:paragraph-properties fo:text-align="justify" fo:line-height="150%"/>
    </style:style>
    <style:style style:name="T929" style:parent-style-name="Domyślnaczcionkaakapitu" style:family="text">
      <style:text-properties style:text-underline-type="single" style:text-underline-style="solid" style:text-underline-width="auto" style:text-underline-mode="continuous"/>
    </style:style>
    <style:style style:name="T930" style:parent-style-name="Domyślnaczcionkaakapitu" style:family="text">
      <style:text-properties fo:background-color="#80FFFF" style:text-underline-type="single" style:text-underline-style="solid" style:text-underline-width="auto" style:text-underline-mode="continuous"/>
    </style:style>
    <style:style style:name="T931" style:parent-style-name="Domyślnaczcionkaakapitu" style:family="text">
      <style:text-properties style:text-underline-type="single" style:text-underline-style="solid" style:text-underline-width="auto" style:text-underline-mode="continuous"/>
    </style:style>
    <style:style style:name="T932" style:parent-style-name="Domyślnaczcionkaakapitu" style:family="text">
      <style:text-properties fo:background-color="#80FFFF" style:text-underline-type="single" style:text-underline-style="solid" style:text-underline-width="auto" style:text-underline-mode="continuous"/>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style:style>
    <style:style style:name="T944" style:parent-style-name="Domyślnaczcionkaakapitu" style:family="text">
      <style:text-properties fo:background-color="#80FFFF" style:text-underline-type="single" style:text-underline-style="solid" style:text-underline-width="auto" style:text-underline-mode="continuous"/>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style:style>
    <style:style style:name="P956" style:parent-style-name="Normalny" style:family="paragraph">
      <style:paragraph-properties fo:text-align="justify" fo:line-height="150%"/>
    </style:style>
    <style:style style:name="T957" style:parent-style-name="Domyślnaczcionkaakapitu" style:family="text">
      <style:text-properties style:text-underline-type="single" style:text-underline-style="solid" style:text-underline-width="auto" style:text-underline-mode="continuous"/>
    </style:style>
    <style:style style:name="T958" style:parent-style-name="Domyślnaczcionkaakapitu" style:family="text">
      <style:text-properties fo:background-color="#80FFFF" style:text-underline-type="single" style:text-underline-style="solid" style:text-underline-width="auto" style:text-underline-mode="continuous"/>
    </style:style>
    <style:style style:name="T959" style:parent-style-name="Domyślnaczcionkaakapitu" style:family="text">
      <style:text-properties style:text-underline-type="single" style:text-underline-style="solid" style:text-underline-width="auto" style:text-underline-mode="continuous"/>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T967" style:parent-style-name="Domyślnaczcionkaakapitu" style:family="text">
      <style:text-properties fo:background-color="#80FFFF" style:text-underline-type="single" style:text-underline-style="solid" style:text-underline-width="auto" style:text-underline-mode="continuous"/>
    </style:style>
    <style:style style:name="T968" style:parent-style-name="Domyślnaczcionkaakapitu" style:family="text">
      <style:text-properties style:text-underline-type="single" style:text-underline-style="solid" style:text-underline-width="auto" style:text-underline-mode="continuous"/>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T977" style:parent-style-name="Domyślnaczcionkaakapitu" style:family="text">
      <style:text-properties style:text-underline-type="single" style:text-underline-style="solid" style:text-underline-width="auto" style:text-underline-mode="continuous"/>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style:style>
    <style:style style:name="T989" style:parent-style-name="Domyślnaczcionkaakapitu" style:family="text">
      <style:text-properties style:text-underline-type="single" style:text-underline-style="solid" style:text-underline-width="auto" style:text-underline-mode="continuous"/>
    </style:style>
    <style:style style:name="T990" style:parent-style-name="Domyślnaczcionkaakapitu" style:family="text">
      <style:text-properties fo:background-color="#80FFFF" style:text-underline-type="single" style:text-underline-style="solid" style:text-underline-width="auto" style:text-underline-mode="continuous"/>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style:style>
    <style:style style:name="T996" style:parent-style-name="Domyślnaczcionkaakapitu" style:family="text">
      <style:text-properties style:text-underline-type="single" style:text-underline-style="solid" style:text-underline-width="auto" style:text-underline-mode="continuous"/>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T1002" style:parent-style-name="Domyślnaczcionkaakapitu" style:family="text">
      <style:text-properties fo:background-color="#80FFFF" style:text-underline-type="single" style:text-underline-style="solid" style:text-underline-width="auto" style:text-underline-mode="continuous"/>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fo:background-color="#80FFFF"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P1131" style:parent-style-name="Normalny" style:family="paragraph">
      <style:paragraph-properties fo:text-align="justify" fo:line-height="150%"/>
    </style:style>
    <style:style style:name="T1132" style:parent-style-name="Domyślnaczcionkaakapitu" style:family="text">
      <style:text-properties style:text-underline-type="single" style:text-underline-style="solid" style:text-underline-width="auto" style:text-underline-mode="continuous"/>
    </style:style>
    <style:style style:name="T1133" style:parent-style-name="Domyślnaczcionkaakapitu" style:family="text">
      <style:text-properties fo:background-color="#80FFFF" style:text-underline-type="single" style:text-underline-style="solid" style:text-underline-width="auto" style:text-underline-mode="continuous"/>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fo:background-color="#80FFFF" style:text-underline-type="single" style:text-underline-style="solid" style:text-underline-width="auto" style:text-underline-mode="continuous"/>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P1155" style:parent-style-name="Normalny" style:family="paragraph">
      <style:paragraph-properties fo:text-align="justify" fo:line-height="150%"/>
    </style:style>
    <style:style style:name="T1156" style:parent-style-name="Domyślnaczcionkaakapitu" style:family="text">
      <style:text-properties fo:background-color="#80FFFF" style:text-underline-type="single" style:text-underline-style="solid" style:text-underline-width="auto" style:text-underline-mode="continuous"/>
    </style:style>
    <style:style style:name="T1157" style:parent-style-name="Domyślnaczcionkaakapitu" style:family="text">
      <style:text-properties style:text-underline-type="single" style:text-underline-style="solid" style:text-underline-width="auto" style:text-underline-mode="continuous"/>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margin-left="0.25in" fo:text-indent="0.2479in">
        <style:tab-stops/>
      </style:paragraph-properties>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T1200" style:parent-style-name="Domyślnaczcionkaakapitu" style:family="text">
      <style:text-properties fo:background-color="#80FFFF" style:text-underline-type="single" style:text-underline-style="solid" style:text-underline-width="auto" style:text-underline-mode="continuous"/>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P1207" style:parent-style-name="Normalny" style:family="paragraph">
      <style:paragraph-properties fo:text-align="justify" fo:line-height="150%"/>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T1235" style:parent-style-name="Domyślnaczcionkaakapitu" style:family="text">
      <style:text-properties fo:background-color="#80FFFF" style:text-underline-type="single" style:text-underline-style="solid" style:text-underline-width="auto" style:text-underline-mode="continuous"/>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P1250" style:parent-style-name="Normalny" style:family="paragraph">
      <style:paragraph-properties fo:text-align="justify" fo:line-height="150%"/>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style:style>
    <style:style style:name="T1260" style:parent-style-name="Domyślnaczcionkaakapitu" style:family="text">
      <style:text-properties fo:background-color="#80FFFF" style:text-underline-type="single" style:text-underline-style="solid" style:text-underline-width="auto" style:text-underline-mode="continuous"/>
    </style:style>
    <style:style style:name="T1261" style:parent-style-name="Domyślnaczcionkaakapitu" style:family="text">
      <style:text-properties style:text-underline-type="single" style:text-underline-style="solid" style:text-underline-width="auto" style:text-underline-mode="continuous"/>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P1272" style:parent-style-name="Normalny" style:family="paragraph">
      <style:paragraph-properties fo:text-align="justify" fo:line-height="150%"/>
    </style:style>
    <style:style style:name="T1273" style:parent-style-name="Domyślnaczcionkaakapitu" style:family="text">
      <style:text-properties style:text-underline-type="single" style:text-underline-style="solid" style:text-underline-width="auto" style:text-underline-mode="continuous"/>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style:style>
    <style:style style:name="T1277" style:parent-style-name="Domyślnaczcionkaakapitu" style:family="text">
      <style:text-properties style:text-underline-type="single" style:text-underline-style="solid" style:text-underline-width="auto" style:text-underline-mode="continuous"/>
    </style:style>
    <style:style style:name="T1278" style:parent-style-name="Domyślnaczcionkaakapitu" style:family="text">
      <style:text-properties fo:background-color="#80FFFF" style:text-underline-type="single" style:text-underline-style="solid" style:text-underline-width="auto" style:text-underline-mode="continuous"/>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style:text-underline-type="single" style:text-underline-style="solid" style:text-underline-width="auto" style:text-underline-mode="continuous"/>
    </style:style>
    <style:style style:name="T1293" style:parent-style-name="Domyślnaczcionkaakapitu" style:family="text">
      <style:text-properties fo:background-color="#80FFFF" style:text-underline-type="single" style:text-underline-style="solid" style:text-underline-width="auto" style:text-underline-mode="continuous"/>
    </style:style>
    <style:style style:name="T1294" style:parent-style-name="Domyślnaczcionkaakapitu" style:family="text">
      <style:text-properties style:text-underline-type="single" style:text-underline-style="solid" style:text-underline-width="auto" style:text-underline-mode="continuous"/>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style:style>
    <style:style style:name="T1299" style:parent-style-name="Domyślnaczcionkaakapitu" style:family="text">
      <style:text-properties style:text-underline-type="single" style:text-underline-style="solid" style:text-underline-width="auto" style:text-underline-mode="continuous"/>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P1303" style:parent-style-name="Normalny" style:family="paragraph">
      <style:paragraph-properties fo:text-align="justify" fo:line-height="150%" fo:text-indent="0.2479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text-underline-type="single" style:text-underline-style="solid" style:text-underline-width="auto" style:text-underline-mode="continuous"/>
    </style:style>
    <style:style style:name="T1319" style:parent-style-name="Domyślnaczcionkaakapitu" style:family="text">
      <style:text-properties style:text-underline-type="single" style:text-underline-style="solid" style:text-underline-width="auto" style:text-underline-mode="continuous"/>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text-underline-type="single" style:text-underline-style="solid" style:text-underline-width="auto" style:text-underline-mode="continuous"/>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style:style>
    <style:style style:name="T1385" style:parent-style-name="Domyślnaczcionkaakapitu" style:family="text">
      <style:text-properties fo:background-color="#80FFFF" style:text-underline-type="single" style:text-underline-style="solid" style:text-underline-width="auto" style:text-underline-mode="continuous"/>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style:style>
    <style:style style:name="T1394" style:parent-style-name="Domyślnaczcionkaakapitu" style:family="text">
      <style:text-properties fo:background-color="#80FFFF" style:text-underline-type="single" style:text-underline-style="solid" style:text-underline-width="auto" style:text-underline-mode="continuous"/>
    </style:style>
    <style:style style:name="T1395" style:parent-style-name="Domyślnaczcionkaakapitu" style:family="text">
      <style:text-properties style:text-underline-type="single" style:text-underline-style="solid" style:text-underline-width="auto" style:text-underline-mode="continuous"/>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style:text-underline-type="single" style:text-underline-style="solid" style:text-underline-width="auto" style:text-underline-mode="continuous"/>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style:tab-stops>
          <style:tab-stop style:type="left" style:leader-style="dotted" style:leader-text="." style:position="5.2875in"/>
          <style:tab-stop style:type="left" style:leader-style="dotted" style:leader-text="." style:position="5.8597in"/>
        </style:tab-stops>
      </style:paragraph-properties>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text-underline-type="single" style:text-underline-style="solid" style:text-underline-width="auto" style:text-underline-mode="continuous"/>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tab-stops>
          <style:tab-stop style:type="left" style:leader-style="dotted" style:leader-text="." style:position="5.2875in"/>
          <style:tab-stop style:type="left" style:leader-style="dotted" style:leader-text="." style:position="5.8597in"/>
        </style:tab-stops>
      </style:paragraph-properties>
    </style:style>
    <style:style style:name="P1467" style:parent-style-name="Normalny" style:family="paragraph">
      <style:paragraph-properties fo:text-align="justify" fo:line-height="150%">
        <style:tab-stops>
          <style:tab-stop style:type="left" style:leader-style="dotted" style:leader-text="." style:position="5.2875in"/>
          <style:tab-stop style:type="left" style:leader-style="dotted" style:leader-text="." style:position="5.8597in"/>
        </style:tab-stops>
      </style:paragraph-properties>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style:text-underline-type="single" style:text-underline-style="solid" style:text-underline-width="auto" style:text-underline-mode="continuous"/>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style:style>
    <style:style style:name="T1475" style:parent-style-name="Domyślnaczcionkaakapitu" style:family="text">
      <style:text-properties fo:background-color="#80FFFF" style:text-underline-type="single" style:text-underline-style="solid" style:text-underline-width="auto" style:text-underline-mode="continuous"/>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style:style>
    <style:style style:name="T1517" style:parent-style-name="Domyślnaczcionkaakapitu" style:family="text">
      <style:text-properties fo:background-color="#80FFFF" style:text-underline-type="single" style:text-underline-style="solid" style:text-underline-width="auto" style:text-underline-mode="continuous"/>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style:style>
    <style:style style:name="T1538" style:parent-style-name="Domyślnaczcionkaakapitu" style:family="text">
      <style:text-properties fo:background-color="#80FFFF" style:text-underline-type="single" style:text-underline-style="solid" style:text-underline-width="auto" style:text-underline-mode="continuous"/>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P1592" style:parent-style-name="Normalny" style:family="paragraph">
      <style:paragraph-properties fo:text-align="justify" fo:line-height="150%"/>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style:style>
    <style:style style:name="T1602" style:parent-style-name="Domyślnaczcionkaakapitu" style:family="text">
      <style:text-properties style:text-underline-type="single" style:text-underline-style="solid" style:text-underline-width="auto" style:text-underline-mode="continuous"/>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text-underline-type="single" style:text-underline-style="solid" style:text-underline-width="auto" style:text-underline-mode="continuous"/>
    </style:style>
    <style:style style:name="T1628" style:parent-style-name="Domyślnaczcionkaakapitu" style:family="text">
      <style:text-properties style:text-underline-type="single" style:text-underline-style="solid" style:text-underline-width="auto" style:text-underline-mode="continuous"/>
    </style:style>
    <style:style style:name="T1629" style:parent-style-name="Domyślnaczcionkaakapitu" style:family="text">
      <style:text-properties fo:background-color="#80FFFF" style:text-underline-type="single" style:text-underline-style="solid" style:text-underline-width="auto" style:text-underline-mode="continuous"/>
    </style:style>
    <style:style style:name="T1630" style:parent-style-name="Domyślnaczcionkaakapitu" style:family="text">
      <style:text-properties style:text-underline-type="single" style:text-underline-style="solid" style:text-underline-width="auto" style:text-underline-mode="continuous"/>
    </style:style>
    <style:style style:name="T1631" style:parent-style-name="Domyślnaczcionkaakapitu" style:family="text">
      <style:text-properties fo:background-color="#80FFFF" style:text-underline-type="single" style:text-underline-style="solid" style:text-underline-width="auto" style:text-underline-mode="continuous"/>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style:style>
    <style:style style:name="T1644" style:parent-style-name="Domyślnaczcionkaakapitu" style:family="text">
      <style:text-properties style:text-underline-type="single" style:text-underline-style="solid" style:text-underline-width="auto" style:text-underline-mode="continuous"/>
    </style:style>
    <style:style style:name="T1645" style:parent-style-name="Domyślnaczcionkaakapitu" style:family="text">
      <style:text-properties fo:background-color="#80FFFF" style:text-underline-type="single" style:text-underline-style="solid" style:text-underline-width="auto" style:text-underline-mode="continuous"/>
    </style:style>
    <style:style style:name="T1646" style:parent-style-name="Domyślnaczcionkaakapitu" style:family="text">
      <style:text-properties style:text-underline-type="single" style:text-underline-style="solid" style:text-underline-width="auto" style:text-underline-mode="continuous"/>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P1649" style:parent-style-name="Normalny" style:family="paragraph">
      <style:paragraph-properties fo:text-align="justify" fo:line-height="150%"/>
    </style:style>
    <style:style style:name="T1650" style:parent-style-name="Domyślnaczcionkaakapitu" style:family="text">
      <style:text-properties style:text-underline-type="single" style:text-underline-style="solid" style:text-underline-width="auto" style:text-underline-mode="continuous"/>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text-underline-type="single" style:text-underline-style="solid" style:text-underline-width="auto" style:text-underline-mode="continuous"/>
    </style:style>
    <style:style style:name="T1661" style:parent-style-name="Domyślnaczcionkaakapitu" style:family="text">
      <style:text-properties style:text-underline-type="single" style:text-underline-style="solid" style:text-underline-width="auto" style:text-underline-mode="continuous"/>
    </style:style>
    <style:style style:name="T1662" style:parent-style-name="Domyślnaczcionkaakapitu" style:family="text">
      <style:text-properties fo:background-color="#80FFFF" style:text-underline-type="single" style:text-underline-style="solid" style:text-underline-width="auto" style:text-underline-mode="continuous"/>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style:style>
    <style:style style:name="T1671" style:parent-style-name="Domyślnaczcionkaakapitu" style:family="text">
      <style:text-properties style:text-underline-type="single" style:text-underline-style="solid" style:text-underline-width="auto" style:text-underline-mode="continuous"/>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style:style>
    <style:style style:name="T1680" style:parent-style-name="Domyślnaczcionkaakapitu" style:family="text">
      <style:text-properties fo:background-color="#80FFFF" style:text-underline-type="single" style:text-underline-style="solid" style:text-underline-width="auto" style:text-underline-mode="continuous"/>
    </style:style>
    <style:style style:name="T1681" style:parent-style-name="Domyślnaczcionkaakapitu" style:family="text">
      <style:text-properties style:text-underline-type="single" style:text-underline-style="solid" style:text-underline-width="auto" style:text-underline-mode="continuous"/>
    </style:style>
    <style:style style:name="T1682" style:parent-style-name="Domyślnaczcionkaakapitu" style:family="text">
      <style:text-properties fo:background-color="#80FFFF" style:text-underline-type="single" style:text-underline-style="solid" style:text-underline-width="auto" style:text-underline-mode="continuous"/>
    </style:style>
    <style:style style:name="T1683" style:parent-style-name="Domyślnaczcionkaakapitu" style:family="text">
      <style:text-properties style:text-underline-type="single" style:text-underline-style="solid" style:text-underline-width="auto" style:text-underline-mode="continuous"/>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T1721" style:parent-style-name="Domyślnaczcionkaakapitu" style:family="text">
      <style:text-properties style:text-underline-type="single" style:text-underline-style="solid" style:text-underline-width="auto" style:text-underline-mode="continuous"/>
    </style:style>
    <style:style style:name="T1722" style:parent-style-name="Domyślnaczcionkaakapitu" style:family="text">
      <style:text-properties fo:background-color="#80FFFF" style:text-underline-type="single" style:text-underline-style="solid" style:text-underline-width="auto" style:text-underline-mode="continuous"/>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T1732" style:parent-style-name="Domyślnaczcionkaakapitu" style:family="text">
      <style:text-properties style:text-underline-type="single" style:text-underline-style="solid" style:text-underline-width="auto" style:text-underline-mode="continuous"/>
    </style:style>
    <style:style style:name="T1733" style:parent-style-name="Domyślnaczcionkaakapitu" style:family="text">
      <style:text-properties fo:background-color="#80FFFF" style:text-underline-type="single" style:text-underline-style="solid" style:text-underline-width="auto" style:text-underline-mode="continuous"/>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style:style>
    <style:style style:name="T1746" style:parent-style-name="Domyślnaczcionkaakapitu" style:family="text">
      <style:text-properties fo:background-color="#80FFFF"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P1790" style:parent-style-name="Normalny" style:family="paragraph">
      <style:paragraph-properties fo:text-align="justify" fo:line-height="150%"/>
    </style:style>
    <style:style style:name="T1791" style:parent-style-name="Domyślnaczcionkaakapitu" style:family="text">
      <style:text-properties style:text-underline-type="single" style:text-underline-style="solid" style:text-underline-width="auto" style:text-underline-mode="continuous"/>
    </style:style>
    <style:style style:name="T1792" style:parent-style-name="Domyślnaczcionkaakapitu" style:family="text">
      <style:text-properties fo:background-color="#80FFFF"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fo:text-indent="0.2479in"/>
    </style:style>
    <style:style style:name="P1796" style:parent-style-name="Normalny" style:family="paragraph">
      <style:paragraph-properties fo:text-align="justify" fo:line-height="150%"/>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style:style>
    <style:style style:name="T1805" style:parent-style-name="Domyślnaczcionkaakapitu" style:family="text">
      <style:text-properties style:text-underline-type="single" style:text-underline-style="solid" style:text-underline-width="auto" style:text-underline-mode="continuous"/>
    </style:style>
    <style:style style:name="T1806" style:parent-style-name="Domyślnaczcionkaakapitu" style:family="text">
      <style:text-properties fo:background-color="#80FFFF" style:text-underline-type="single" style:text-underline-style="solid" style:text-underline-width="auto" style:text-underline-mode="continuous"/>
    </style:style>
    <style:style style:name="T1807" style:parent-style-name="Domyślnaczcionkaakapitu" style:family="text">
      <style:text-properties style:text-underline-type="single" style:text-underline-style="solid" style:text-underline-width="auto" style:text-underline-mode="continuous"/>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T1813" style:parent-style-name="Domyślnaczcionkaakapitu" style:family="text">
      <style:text-properties style:text-underline-type="single" style:text-underline-style="solid" style:text-underline-width="auto" style:text-underline-mode="continuous"/>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fo:background-color="#80FFFF" style:text-underline-type="single" style:text-underline-style="solid" style:text-underline-width="auto" style:text-underline-mode="continuous"/>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P1866" style:parent-style-name="Normalny" style:family="paragraph">
      <style:paragraph-properties fo:text-align="justify" fo:line-height="150%"/>
    </style:style>
    <style:style style:name="T1867" style:parent-style-name="Domyślnaczcionkaakapitu" style:family="text">
      <style:text-properties style:text-underline-type="single" style:text-underline-style="solid" style:text-underline-width="auto" style:text-underline-mode="continuous"/>
    </style:style>
    <style:style style:name="T1868" style:parent-style-name="Domyślnaczcionkaakapitu" style:family="text">
      <style:text-properties fo:background-color="#80FFFF"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text-underline-type="single" style:text-underline-style="solid" style:text-underline-width="auto" style:text-underline-mode="continuous"/>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text-underline-type="single" style:text-underline-style="solid" style:text-underline-width="auto" style:text-underline-mode="continuous"/>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P1994" style:parent-style-name="Normalny" style:family="paragraph">
      <style:paragraph-properties fo:text-align="justify" fo:line-height="150%"/>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P2017" style:parent-style-name="Normalny" style:family="paragraph">
      <style:paragraph-properties fo:text-align="justify" fo:line-height="150%"/>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479in"/>
    </style:style>
    <style:style style:name="P2020" style:parent-style-name="Normalny" style:family="paragraph">
      <style:paragraph-properties fo:text-align="justify" fo:line-height="150%"/>
    </style:style>
    <style:style style:name="T2021" style:parent-style-name="Domyślnaczcionkaakapitu" style:family="text">
      <style:text-properties style:text-underline-type="single" style:text-underline-style="solid" style:text-underline-width="auto" style:text-underline-mode="continuous"/>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style:style>
    <style:style style:name="T2045" style:parent-style-name="Domyślnaczcionkaakapitu" style:family="text">
      <style:text-properties fo:background-color="#80FFFF" style:text-underline-type="single" style:text-underline-style="solid" style:text-underline-width="auto" style:text-underline-mode="continuous"/>
    </style:style>
    <style:style style:name="T2046" style:parent-style-name="Domyślnaczcionkaakapitu" style:family="text">
      <style:text-properties style:text-underline-type="single" style:text-underline-style="solid" style:text-underline-width="auto" style:text-underline-mode="continuous"/>
    </style:style>
    <style:style style:name="T2047" style:parent-style-name="Domyślnaczcionkaakapitu" style:family="text">
      <style:text-properties fo:background-color="#80FFFF" style:text-underline-type="single" style:text-underline-style="solid" style:text-underline-width="auto" style:text-underline-mode="continuous"/>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fo:text-indent="0.2479in"/>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fo:background-color="#80FFFF" style:text-underline-type="single" style:text-underline-style="solid" style:text-underline-width="auto" style:text-underline-mode="continuous"/>
    </style:style>
    <style:style style:name="T2071" style:parent-style-name="Domyślnaczcionkaakapitu" style:family="text">
      <style:text-properties style:text-underline-type="single" style:text-underline-style="solid" style:text-underline-width="auto" style:text-underline-mode="continuous"/>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style:style>
    <style:style style:name="T2103" style:parent-style-name="Domyślnaczcionkaakapitu" style:family="text">
      <style:text-properties style:text-underline-type="single" style:text-underline-style="solid" style:text-underline-width="auto" style:text-underline-mode="continuous"/>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style:style>
    <style:style style:name="T2108" style:parent-style-name="Domyślnaczcionkaakapitu" style:family="text">
      <style:text-properties fo:background-color="#80FFFF" style:text-underline-type="single" style:text-underline-style="solid" style:text-underline-width="auto" style:text-underline-mode="continuous"/>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T2131" style:parent-style-name="Domyślnaczcionkaakapitu" style:family="text">
      <style:text-properties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479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T2143" style:parent-style-name="Domyślnaczcionkaakapitu" style:family="text">
      <style:text-properties style:text-underline-type="single" style:text-underline-style="solid" style:text-underline-width="auto" style:text-underline-mode="continuous"/>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style:style>
    <style:style style:name="T2148" style:parent-style-name="Domyślnaczcionkaakapitu" style:family="text">
      <style:text-properties style:text-underline-type="single" style:text-underline-style="solid" style:text-underline-width="auto" style:text-underline-mode="continuous"/>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style:style>
    <style:style style:name="T2164" style:parent-style-name="Domyślnaczcionkaakapitu" style:family="text">
      <style:text-properties style:text-underline-type="single" style:text-underline-style="solid" style:text-underline-width="auto" style:text-underline-mode="continuous"/>
    </style:style>
    <style:style style:name="T2165" style:parent-style-name="Domyślnaczcionkaakapitu" style:family="text">
      <style:text-properties fo:background-color="#80FFFF" style:text-underline-type="single" style:text-underline-style="solid" style:text-underline-width="auto" style:text-underline-mode="continuous"/>
    </style:style>
    <style:style style:name="T2166" style:parent-style-name="Domyślnaczcionkaakapitu" style:family="text">
      <style:text-properties style:text-underline-type="single" style:text-underline-style="solid" style:text-underline-width="auto" style:text-underline-mode="continuous"/>
    </style:style>
    <style:style style:name="T2167" style:parent-style-name="Domyślnaczcionkaakapitu" style:family="text">
      <style:text-properties fo:background-color="#80FFFF" style:text-underline-type="single" style:text-underline-style="solid" style:text-underline-width="auto" style:text-underline-mode="continuous"/>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479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style:style>
    <style:style style:name="T2177" style:parent-style-name="Domyślnaczcionkaakapitu" style:family="text">
      <style:text-properties style:text-underline-type="single" style:text-underline-style="solid" style:text-underline-width="auto" style:text-underline-mode="continuous"/>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style:style>
    <style:style style:name="P2189" style:parent-style-name="Normalny" style:family="paragraph">
      <style:paragraph-properties fo:text-align="justify" fo:line-height="150%"/>
    </style:style>
    <style:style style:name="P2190" style:parent-style-name="Normalny" style:family="paragraph">
      <style:paragraph-properties fo:text-align="justify" fo:line-height="150%"/>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479in"/>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style:style>
    <style:style style:name="T2215" style:parent-style-name="Domyślnaczcionkaakapitu" style:family="text">
      <style:text-properties style:text-underline-type="single" style:text-underline-style="solid" style:text-underline-width="auto" style:text-underline-mode="continuous"/>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479in"/>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style:style>
    <style:style style:name="T2229" style:parent-style-name="Domyślnaczcionkaakapitu" style:family="text">
      <style:text-properties style:text-underline-type="single" style:text-underline-style="solid" style:text-underline-width="auto" style:text-underline-mode="continuous"/>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style:style>
    <style:style style:name="P2234" style:parent-style-name="Normalny" style:family="paragraph">
      <style:paragraph-properties fo:text-align="justify" fo:line-height="150%"/>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fo:text-indent="0.2479in"/>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fo:text-indent="0.2479in"/>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style:style>
    <style:style style:name="P2265" style:parent-style-name="Normalny" style:family="paragraph">
      <style:paragraph-properties fo:text-align="justify" fo:line-height="150%" fo:text-indent="0.2479in"/>
    </style:style>
    <style:style style:name="P2266" style:parent-style-name="Normalny" style:family="paragraph">
      <style:paragraph-properties fo:text-align="justify" fo:line-height="150%"/>
    </style:style>
    <style:style style:name="P2267" style:parent-style-name="Normalny" style:family="paragraph">
      <style:paragraph-properties fo:text-align="justify" fo:line-height="150%"/>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style:style>
    <style:style style:name="T2277" style:parent-style-name="Domyślnaczcionkaakapitu" style:family="text">
      <style:text-properties style:text-underline-type="single" style:text-underline-style="solid" style:text-underline-width="auto" style:text-underline-mode="continuous"/>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style:style>
    <style:style style:name="T2296" style:parent-style-name="Domyślnaczcionkaakapitu" style:family="text">
      <style:text-properties fo:background-color="#80FFFF" style:text-underline-type="single" style:text-underline-style="solid" style:text-underline-width="auto" style:text-underline-mode="continuous"/>
    </style:style>
    <style:style style:name="T2297" style:parent-style-name="Domyślnaczcionkaakapitu" style:family="text">
      <style:text-properties style:text-underline-type="single" style:text-underline-style="solid" style:text-underline-width="auto" style:text-underline-mode="continuous"/>
    </style:style>
    <style:style style:name="T2298" style:parent-style-name="Domyślnaczcionkaakapitu" style:family="text">
      <style:text-properties fo:background-color="#80FFFF" style:text-underline-type="single" style:text-underline-style="solid" style:text-underline-width="auto" style:text-underline-mode="continuous"/>
    </style:style>
    <style:style style:name="T2299" style:parent-style-name="Domyślnaczcionkaakapitu" style:family="text">
      <style:text-properties style:text-underline-type="single" style:text-underline-style="solid" style:text-underline-width="auto" style:text-underline-mode="continuous"/>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T2307" style:parent-style-name="Domyślnaczcionkaakapitu" style:family="text">
      <style:text-properties style:text-underline-type="single" style:text-underline-style="solid" style:text-underline-width="auto" style:text-underline-mode="continuous"/>
    </style:style>
    <style:style style:name="T2308" style:parent-style-name="Domyślnaczcionkaakapitu" style:family="text">
      <style:text-properties fo:background-color="#80FFFF" style:text-underline-type="single" style:text-underline-style="solid" style:text-underline-width="auto" style:text-underline-mode="continuous"/>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P2312" style:parent-style-name="Normalny" style:family="paragraph">
      <style:paragraph-properties fo:text-align="justify" fo:line-height="150%"/>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fo:background-color="#80FFFF"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style:text-underline-type="single" style:text-underline-style="solid" style:text-underline-width="auto" style:text-underline-mode="continuous"/>
    </style:style>
    <style:style style:name="T2322" style:parent-style-name="Domyślnaczcionkaakapitu" style:family="text">
      <style:text-properties fo:background-color="#80FFFF" style:text-underline-type="single" style:text-underline-style="solid" style:text-underline-width="auto" style:text-underline-mode="continuous"/>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P2335" style:parent-style-name="Normalny" style:family="paragraph">
      <style:paragraph-properties fo:text-align="justify" fo:line-height="150%"/>
    </style:style>
    <style:style style:name="T2336" style:parent-style-name="Domyślnaczcionkaakapitu" style:family="text">
      <style:text-properties style:text-underline-type="single" style:text-underline-style="solid" style:text-underline-width="auto" style:text-underline-mode="continuous"/>
    </style:style>
    <style:style style:name="T2337" style:parent-style-name="Domyślnaczcionkaakapitu" style:family="text">
      <style:text-properties fo:background-color="#80FFFF" style:text-underline-type="single" style:text-underline-style="solid" style:text-underline-width="auto" style:text-underline-mode="continuous"/>
    </style:style>
    <style:style style:name="T2338" style:parent-style-name="Domyślnaczcionkaakapitu" style:family="text">
      <style:text-properties style:text-underline-type="single" style:text-underline-style="solid" style:text-underline-width="auto" style:text-underline-mode="continuous"/>
    </style:style>
    <style:style style:name="T2339" style:parent-style-name="Domyślnaczcionkaakapitu" style:family="text">
      <style:text-properties fo:background-color="#80FFFF" style:text-underline-type="single" style:text-underline-style="solid" style:text-underline-width="auto" style:text-underline-mode="continuous"/>
    </style:style>
    <style:style style:name="T2340" style:parent-style-name="Domyślnaczcionkaakapitu" style:family="text">
      <style:text-properties style:text-underline-type="single" style:text-underline-style="solid" style:text-underline-width="auto" style:text-underline-mode="continuous"/>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fo:text-indent="0.2479in"/>
    </style:style>
    <style:style style:name="P2343" style:parent-style-name="Normalny" style:family="paragraph">
      <style:paragraph-properties fo:text-align="justify" fo:line-height="150%"/>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P2357" style:parent-style-name="Normalny" style:family="paragraph">
      <style:paragraph-properties fo:text-align="justify" fo:line-height="150%"/>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T2359" style:parent-style-name="Domyślnaczcionkaakapitu" style:family="text">
      <style:text-properties style:text-underline-type="single" style:text-underline-style="solid" style:text-underline-width="auto" style:text-underline-mode="continuous"/>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P2362" style:parent-style-name="Normalny" style:family="paragraph">
      <style:paragraph-properties fo:text-align="justify" fo:line-height="150%"/>
    </style:style>
    <style:style style:name="T2363" style:parent-style-name="Domyślnaczcionkaakapitu" style:family="text">
      <style:text-properties fo:background-color="#80FFFF" style:text-underline-type="single" style:text-underline-style="solid" style:text-underline-width="auto" style:text-underline-mode="continuous"/>
    </style:style>
    <style:style style:name="T2364" style:parent-style-name="Domyślnaczcionkaakapitu" style:family="text">
      <style:text-properties style:text-underline-type="single" style:text-underline-style="solid" style:text-underline-width="auto" style:text-underline-mode="continuous"/>
    </style:style>
    <style:style style:name="T2365" style:parent-style-name="Domyślnaczcionkaakapitu" style:family="text">
      <style:text-properties fo:background-color="#80FFFF" style:text-underline-type="single" style:text-underline-style="solid" style:text-underline-width="auto" style:text-underline-mode="continuous"/>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style:tab-stops>
          <style:tab-stop style:type="left" style:position="1.1131in"/>
        </style:tab-stops>
      </style:paragraph-properties>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tab-stops>
          <style:tab-stop style:type="left" style:position="1.1131in"/>
        </style:tab-stops>
      </style:paragraph-properties>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style:tab-stops>
          <style:tab-stop style:type="left" style:position="1.1131in"/>
        </style:tab-stops>
      </style:paragraph-properties>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tab-stops>
          <style:tab-stop style:type="left" style:position="1.1131in"/>
        </style:tab-stops>
      </style:paragraph-properties>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style:tab-stops>
          <style:tab-stop style:type="left" style:position="1.1131in"/>
        </style:tab-stops>
      </style:paragraph-properties>
    </style:style>
    <style:style style:name="T2392" style:parent-style-name="Domyślnaczcionkaakapitu" style:family="text">
      <style:text-properties fo:background-color="#80FFFF" style:text-underline-type="single" style:text-underline-style="solid" style:text-underline-width="auto" style:text-underline-mode="continuous"/>
    </style:style>
    <style:style style:name="T2393" style:parent-style-name="Domyślnaczcionkaakapitu" style:family="text">
      <style:text-properties style:text-underline-type="single" style:text-underline-style="solid" style:text-underline-width="auto" style:text-underline-mode="continuous"/>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tab-stops>
          <style:tab-stop style:type="left" style:position="1.1131in"/>
        </style:tab-stops>
      </style:paragraph-properties>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style:text-underline-type="single" style:text-underline-style="solid" style:text-underline-width="auto" style:text-underline-mode="continuous"/>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479in"/>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style:style>
    <style:style style:name="T2438" style:parent-style-name="Domyślnaczcionkaakapitu" style:family="text">
      <style:text-properties style:text-underline-type="single" style:text-underline-style="solid" style:text-underline-width="auto" style:text-underline-mode="continuous"/>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479in"/>
    </style:style>
    <style:style style:name="P2456" style:parent-style-name="Normalny" style:family="paragraph">
      <style:paragraph-properties fo:text-align="justify" fo:line-height="150%"/>
    </style:style>
    <style:style style:name="T2457" style:parent-style-name="Domyślnaczcionkaakapitu" style:family="text">
      <style:text-properties style:text-underline-type="single" style:text-underline-style="solid" style:text-underline-width="auto" style:text-underline-mode="continuous"/>
    </style:style>
    <style:style style:name="T2458" style:parent-style-name="Domyślnaczcionkaakapitu" style:family="text">
      <style:text-properties fo:background-color="#80FFFF" style:text-underline-type="single" style:text-underline-style="solid" style:text-underline-width="auto" style:text-underline-mode="continuous"/>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style:style>
    <style:style style:name="T2466" style:parent-style-name="Domyślnaczcionkaakapitu" style:family="text">
      <style:text-properties style:text-underline-type="single" style:text-underline-style="solid" style:text-underline-width="auto" style:text-underline-mode="continuous"/>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479in"/>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style:style>
    <style:style style:name="T2471" style:parent-style-name="Domyślnaczcionkaakapitu" style:family="text">
      <style:text-properties fo:background-color="#80FFFF" style:text-underline-type="single" style:text-underline-style="solid" style:text-underline-width="auto" style:text-underline-mode="continuous"/>
    </style:style>
    <style:style style:name="T2472" style:parent-style-name="Domyślnaczcionkaakapitu" style:family="text">
      <style:text-properties style:text-underline-type="single" style:text-underline-style="solid" style:text-underline-width="auto" style:text-underline-mode="continuous"/>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style:style>
    <style:style style:name="T2477" style:parent-style-name="Domyślnaczcionkaakapitu" style:family="text">
      <style:text-properties fo:background-color="#80FFFF" style:text-underline-type="single" style:text-underline-style="solid" style:text-underline-width="auto" style:text-underline-mode="continuous"/>
    </style:style>
    <style:style style:name="T2478" style:parent-style-name="Domyślnaczcionkaakapitu" style:family="text">
      <style:text-properties style:text-underline-type="single" style:text-underline-style="solid" style:text-underline-width="auto" style:text-underline-mode="continuous"/>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text-underline-type="single" style:text-underline-style="solid" style:text-underline-width="auto" style:text-underline-mode="continuous"/>
    </style:style>
    <style:style style:name="T2504" style:parent-style-name="Domyślnaczcionkaakapitu" style:family="text">
      <style:text-properties style:text-underline-type="single" style:text-underline-style="solid" style:text-underline-width="auto" style:text-underline-mode="continuous"/>
    </style:style>
    <style:style style:name="T2505" style:parent-style-name="Domyślnaczcionkaakapitu" style:family="text">
      <style:text-properties fo:background-color="#80FFFF" style:text-underline-type="single" style:text-underline-style="solid" style:text-underline-width="auto" style:text-underline-mode="continuous"/>
    </style:style>
    <style:style style:name="T2506" style:parent-style-name="Domyślnaczcionkaakapitu" style:family="text">
      <style:text-properties style:text-underline-type="single" style:text-underline-style="solid" style:text-underline-width="auto" style:text-underline-mode="continuous"/>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P2511" style:parent-style-name="Normalny" style:family="paragraph">
      <style:paragraph-properties fo:text-align="justify" fo:line-height="150%"/>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fo:text-indent="0.2479in"/>
    </style:style>
    <style:style style:name="P2522" style:parent-style-name="Normalny" style:family="paragraph">
      <style:paragraph-properties fo:text-align="justify" fo:line-height="150%"/>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T2524" style:parent-style-name="Domyślnaczcionkaakapitu" style:family="text">
      <style:text-properties style:text-underline-type="single" style:text-underline-style="solid" style:text-underline-width="auto" style:text-underline-mode="continuous"/>
    </style:style>
    <style:style style:name="T2525" style:parent-style-name="Domyślnaczcionkaakapitu" style:family="text">
      <style:text-properties fo:background-color="#80FFFF" style:text-underline-type="single" style:text-underline-style="solid" style:text-underline-width="auto" style:text-underline-mode="continuous"/>
    </style:style>
    <style:style style:name="T2526" style:parent-style-name="Domyślnaczcionkaakapitu" style:family="text">
      <style:text-properties fo:background-color="#80FFFF"/>
    </style:style>
    <style:style style:name="P2527" style:parent-style-name="Normalny" style:family="paragraph">
      <style:paragraph-properties fo:text-align="justify" fo:line-height="150%" fo:text-indent="0.2479in"/>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style:style>
    <style:style style:name="T2531" style:parent-style-name="Domyślnaczcionkaakapitu" style:family="text">
      <style:text-properties fo:background-color="#80FFFF" style:text-underline-type="single" style:text-underline-style="solid" style:text-underline-width="auto" style:text-underline-mode="continuous"/>
    </style:style>
    <style:style style:name="T2532" style:parent-style-name="Domyślnaczcionkaakapitu" style:family="text">
      <style:text-properties style:text-underline-type="single" style:text-underline-style="solid" style:text-underline-width="auto" style:text-underline-mode="continuous"/>
    </style:style>
    <style:style style:name="T2533" style:parent-style-name="Domyślnaczcionkaakapitu" style:family="text">
      <style:text-properties fo:background-color="#80FFFF" style:text-underline-type="single" style:text-underline-style="solid" style:text-underline-width="auto" style:text-underline-mode="continuous"/>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style:style>
    <style:style style:name="T2538" style:parent-style-name="Domyślnaczcionkaakapitu" style:family="text">
      <style:text-properties fo:background-color="#80FFFF" style:text-underline-type="single" style:text-underline-style="solid" style:text-underline-width="auto" style:text-underline-mode="continuous"/>
    </style:style>
    <style:style style:name="T2539" style:parent-style-name="Domyślnaczcionkaakapitu" style:family="text">
      <style:text-properties style:text-underline-type="single" style:text-underline-style="solid" style:text-underline-width="auto" style:text-underline-mode="continuous"/>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style:style>
    <style:style style:name="T2553" style:parent-style-name="Domyślnaczcionkaakapitu" style:family="text">
      <style:text-properties style:text-underline-type="single" style:text-underline-style="solid" style:text-underline-width="auto" style:text-underline-mode="continuous"/>
    </style:style>
    <style:style style:name="T2554" style:parent-style-name="Domyślnaczcionkaakapitu" style:family="text">
      <style:text-properties fo:background-color="#80FFFF" style:text-underline-type="single" style:text-underline-style="solid" style:text-underline-width="auto" style:text-underline-mode="continuous"/>
    </style:style>
    <style:style style:name="T2555" style:parent-style-name="Domyślnaczcionkaakapitu" style:family="text">
      <style:text-properties style:text-underline-type="single" style:text-underline-style="solid" style:text-underline-width="auto" style:text-underline-mode="continuous"/>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479in"/>
    </style:style>
    <style:style style:name="P2565" style:parent-style-name="Normalny" style:family="paragraph">
      <style:paragraph-properties fo:text-align="justify" fo:line-height="150%"/>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style:style>
    <style:style style:name="T2572" style:parent-style-name="Domyślnaczcionkaakapitu" style:family="text">
      <style:text-properties fo:background-color="#80FFFF" style:text-underline-type="single" style:text-underline-style="solid" style:text-underline-width="auto" style:text-underline-mode="continuous"/>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style:style>
    <style:style style:name="T2577" style:parent-style-name="Domyślnaczcionkaakapitu" style:family="text">
      <style:text-properties style:text-underline-type="single" style:text-underline-style="solid" style:text-underline-width="auto" style:text-underline-mode="continuous"/>
    </style:style>
    <style:style style:name="T2578" style:parent-style-name="Domyślnaczcionkaakapitu" style:family="text">
      <style:text-properties fo:background-color="#80FFFF" style:text-underline-type="single" style:text-underline-style="solid" style:text-underline-width="auto" style:text-underline-mode="continuous"/>
    </style:style>
    <style:style style:name="T2579" style:parent-style-name="Domyślnaczcionkaakapitu" style:family="text">
      <style:text-properties style:text-underline-type="single" style:text-underline-style="solid" style:text-underline-width="auto" style:text-underline-mode="continuous"/>
    </style:style>
    <style:style style:name="T2580" style:parent-style-name="Domyślnaczcionkaakapitu" style:family="text">
      <style:text-properties fo:background-color="#80FFFF" style:text-underline-type="single" style:text-underline-style="solid" style:text-underline-width="auto" style:text-underline-mode="continuous"/>
    </style:style>
    <style:style style:name="T2581" style:parent-style-name="Domyślnaczcionkaakapitu" style:family="text">
      <style:text-properties style:text-underline-type="single" style:text-underline-style="solid" style:text-underline-width="auto" style:text-underline-mode="continuous"/>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text-underline-type="single" style:text-underline-style="solid" style:text-underline-width="auto" style:text-underline-mode="continuous"/>
    </style:style>
    <style:style style:name="T2589" style:parent-style-name="Domyślnaczcionkaakapitu" style:family="text">
      <style:text-properties style:text-underline-type="single" style:text-underline-style="solid" style:text-underline-width="auto" style:text-underline-mode="continuous"/>
    </style:style>
    <style:style style:name="T2590" style:parent-style-name="Domyślnaczcionkaakapitu" style:family="text">
      <style:text-properties fo:background-color="#80FFFF" style:text-underline-type="single" style:text-underline-style="solid" style:text-underline-width="auto" style:text-underline-mode="continuous"/>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text-underline-type="single" style:text-underline-style="solid" style:text-underline-width="auto" style:text-underline-mode="continuous"/>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P2597" style:parent-style-name="Normalny" style:family="paragraph">
      <style:paragraph-properties fo:text-align="justify" fo:line-height="150%" fo:text-indent="0.2479in"/>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style:style>
    <style:style style:name="T2605" style:parent-style-name="Domyślnaczcionkaakapitu" style:family="text">
      <style:text-properties style:text-underline-type="single" style:text-underline-style="solid" style:text-underline-width="auto" style:text-underline-mode="continuous"/>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P2612" style:parent-style-name="Normalny" style:family="paragraph">
      <style:paragraph-properties fo:text-align="justify" fo:line-height="150%"/>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text-underline-type="single" style:text-underline-style="solid" style:text-underline-width="auto" style:text-underline-mode="continuous"/>
    </style:style>
    <style:style style:name="T2647" style:parent-style-name="Domyślnaczcionkaakapitu" style:family="text">
      <style:text-properties style:text-underline-type="single" style:text-underline-style="solid" style:text-underline-width="auto" style:text-underline-mode="continuous"/>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style:style>
    <style:style style:name="T2662" style:parent-style-name="Domyślnaczcionkaakapitu" style:family="text">
      <style:text-properties style:text-underline-type="single" style:text-underline-style="solid" style:text-underline-width="auto" style:text-underline-mode="continuous"/>
    </style:style>
    <style:style style:name="T2663" style:parent-style-name="Domyślnaczcionkaakapitu" style:family="text">
      <style:text-properties fo:background-color="#80FFFF" style:text-underline-type="single" style:text-underline-style="solid" style:text-underline-width="auto" style:text-underline-mode="continuous"/>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P2670" style:parent-style-name="Normalny" style:family="paragraph">
      <style:paragraph-properties fo:text-align="justify" fo:line-height="150%" fo:text-indent="0.2479in"/>
    </style:style>
    <style:style style:name="P2671" style:parent-style-name="Normalny" style:family="paragraph">
      <style:paragraph-properties fo:text-align="justify" fo:line-height="150%"/>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fo:text-indent="0.2479in"/>
    </style:style>
    <style:style style:name="P2695" style:parent-style-name="Normalny" style:family="paragraph">
      <style:paragraph-properties fo:text-align="justify" fo:line-height="150%"/>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style:style>
    <style:style style:name="T2705" style:parent-style-name="Domyślnaczcionkaakapitu" style:family="text">
      <style:text-properties fo:background-color="#80FFFF" style:text-underline-type="single" style:text-underline-style="solid" style:text-underline-width="auto" style:text-underline-mode="continuous"/>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style:text-underline-type="single" style:text-underline-style="solid" style:text-underline-width="auto" style:text-underline-mode="continuous"/>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P2711" style:parent-style-name="Normalny" style:family="paragraph">
      <style:paragraph-properties fo:text-align="justify" fo:line-height="150%"/>
    </style:style>
    <style:style style:name="T2712" style:parent-style-name="Domyślnaczcionkaakapitu" style:family="text">
      <style:text-properties style:text-underline-type="single" style:text-underline-style="solid" style:text-underline-width="auto" style:text-underline-mode="continuous"/>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style:style>
    <style:style style:name="T2718" style:parent-style-name="Domyślnaczcionkaakapitu" style:family="text">
      <style:text-properties style:text-underline-type="single" style:text-underline-style="solid" style:text-underline-width="auto" style:text-underline-mode="continuous"/>
    </style:style>
    <style:style style:name="T2719" style:parent-style-name="Domyślnaczcionkaakapitu" style:family="text">
      <style:text-properties fo:background-color="#80FFFF" style:text-underline-type="single" style:text-underline-style="solid" style:text-underline-width="auto" style:text-underline-mode="continuous"/>
    </style:style>
    <style:style style:name="T2720" style:parent-style-name="Domyślnaczcionkaakapitu" style:family="text">
      <style:text-properties style:text-underline-type="single" style:text-underline-style="solid" style:text-underline-width="auto" style:text-underline-mode="continuous"/>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style:style>
    <style:style style:name="T2726" style:parent-style-name="Domyślnaczcionkaakapitu" style:family="text">
      <style:text-properties style:text-underline-type="single" style:text-underline-style="solid" style:text-underline-width="auto" style:text-underline-mode="continuous"/>
    </style:style>
    <style:style style:name="T2727" style:parent-style-name="Domyślnaczcionkaakapitu" style:family="text">
      <style:text-properties fo:background-color="#80FFFF" style:text-underline-type="single" style:text-underline-style="solid" style:text-underline-width="auto" style:text-underline-mode="continuous"/>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fo:text-indent="0.2479in"/>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P2757" style:parent-style-name="Normalny" style:family="paragraph">
      <style:paragraph-properties fo:text-align="justify" fo:line-height="150%"/>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text-underline-type="single" style:text-underline-style="solid" style:text-underline-width="auto" style:text-underline-mode="continuous"/>
    </style:style>
    <style:style style:name="T2762" style:parent-style-name="Domyślnaczcionkaakapitu" style:family="text">
      <style:text-properties style:text-underline-type="single" style:text-underline-style="solid" style:text-underline-width="auto" style:text-underline-mode="continuous"/>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fo:text-indent="0.2479in"/>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fo:text-indent="0.2479in"/>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style:style>
    <style:style style:name="T2771" style:parent-style-name="Domyślnaczcionkaakapitu" style:family="text">
      <style:text-properties style:text-underline-type="single" style:text-underline-style="solid" style:text-underline-width="auto" style:text-underline-mode="continuous"/>
    </style:style>
    <style:style style:name="T2772" style:parent-style-name="Domyślnaczcionkaakapitu" style:family="text">
      <style:text-properties fo:background-color="#80FFFF" style:text-underline-type="single" style:text-underline-style="solid" style:text-underline-width="auto" style:text-underline-mode="continuous"/>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479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479in"/>
    </style:style>
    <style:style style:name="P2781" style:parent-style-name="Normalny" style:family="paragraph">
      <style:paragraph-properties fo:text-align="justify" fo:line-height="150%" fo:text-indent="0.2479in"/>
    </style:style>
    <style:style style:name="P2782" style:parent-style-name="Normalny" style:family="paragraph">
      <style:paragraph-properties fo:text-align="justify" fo:line-height="150%"/>
    </style:style>
    <style:style style:name="T2783" style:parent-style-name="Domyślnaczcionkaakapitu" style:family="text">
      <style:text-properties fo:background-color="#80FFFF" style:text-underline-type="single" style:text-underline-style="solid" style:text-underline-width="auto" style:text-underline-mode="continuous"/>
    </style:style>
    <style:style style:name="T2784" style:parent-style-name="Domyślnaczcionkaakapitu" style:family="text">
      <style:text-properties style:text-underline-type="single" style:text-underline-style="solid" style:text-underline-width="auto" style:text-underline-mode="continuous"/>
    </style:style>
    <style:style style:name="T2785" style:parent-style-name="Domyślnaczcionkaakapitu" style:family="text">
      <style:text-properties fo:background-color="#80FFFF" style:text-underline-type="single" style:text-underline-style="solid" style:text-underline-width="auto" style:text-underline-mode="continuous"/>
    </style:style>
    <style:style style:name="T2786" style:parent-style-name="Domyślnaczcionkaakapitu" style:family="text">
      <style:text-properties style:text-underline-type="single" style:text-underline-style="solid" style:text-underline-width="auto" style:text-underline-mode="continuous"/>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fo:text-indent="0.2479in"/>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fo:background-color="#80FFFF" style:text-underline-type="single" style:text-underline-style="solid" style:text-underline-width="auto" style:text-underline-mode="continuous"/>
    </style:style>
    <style:style style:name="T2794" style:parent-style-name="Domyślnaczcionkaakapitu" style:family="text">
      <style:text-properties style:text-underline-type="single" style:text-underline-style="solid" style:text-underline-width="auto" style:text-underline-mode="continuous"/>
    </style:style>
    <style:style style:name="T2795" style:parent-style-name="Domyślnaczcionkaakapitu" style:family="text">
      <style:text-properties fo:background-color="#80FFFF" style:text-underline-type="single" style:text-underline-style="solid" style:text-underline-width="auto" style:text-underline-mode="continuous"/>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fo:text-indent="0.2479in"/>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style:style>
    <style:style style:name="T2818" style:parent-style-name="Domyślnaczcionkaakapitu" style:family="text">
      <style:text-properties style:text-underline-type="single" style:text-underline-style="solid" style:text-underline-width="auto" style:text-underline-mode="continuous"/>
    </style:style>
    <style:style style:name="T2819" style:parent-style-name="Domyślnaczcionkaakapitu" style:family="text">
      <style:text-properties fo:background-color="#80FFFF" style:text-underline-type="single" style:text-underline-style="solid" style:text-underline-width="auto" style:text-underline-mode="continuous"/>
    </style:style>
    <style:style style:name="T2820" style:parent-style-name="Domyślnaczcionkaakapitu" style:family="text">
      <style:text-properties style:text-underline-type="single" style:text-underline-style="solid" style:text-underline-width="auto" style:text-underline-mode="continuous"/>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style:style>
    <style:style style:name="T2826" style:parent-style-name="Domyślnaczcionkaakapitu" style:family="text">
      <style:text-properties style:text-underline-type="single" style:text-underline-style="solid" style:text-underline-width="auto" style:text-underline-mode="continuous"/>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fo:text-indent="0.2479in"/>
    </style:style>
    <style:style style:name="P2829" style:parent-style-name="Normalny" style:family="paragraph">
      <style:paragraph-properties fo:text-align="justify" fo:line-height="150%" fo:text-indent="0.2479in"/>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479in"/>
    </style:style>
    <style:style style:name="P2833" style:parent-style-name="Normalny" style:family="paragraph">
      <style:paragraph-properties fo:text-align="justify" fo:line-height="150%"/>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text-underline-type="single" style:text-underline-style="solid" style:text-underline-width="auto" style:text-underline-mode="continuous"/>
    </style:style>
    <style:style style:name="T2837" style:parent-style-name="Domyślnaczcionkaakapitu" style:family="text">
      <style:text-properties style:text-underline-type="single" style:text-underline-style="solid" style:text-underline-width="auto" style:text-underline-mode="continuous"/>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style:style>
    <style:style style:name="T2844" style:parent-style-name="Domyślnaczcionkaakapitu" style:family="text">
      <style:text-properties style:text-underline-type="single" style:text-underline-style="solid" style:text-underline-width="auto" style:text-underline-mode="continuous"/>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479in"/>
    </style:style>
    <style:style style:name="P2861" style:parent-style-name="Normalny" style:family="paragraph">
      <style:paragraph-properties fo:text-align="justify" fo:line-height="150%"/>
    </style:style>
    <style:style style:name="T2862" style:parent-style-name="Domyślnaczcionkaakapitu" style:family="text">
      <style:text-properties style:text-underline-type="single" style:text-underline-style="solid" style:text-underline-width="auto" style:text-underline-mode="continuous"/>
    </style:style>
    <style:style style:name="T2863" style:parent-style-name="Domyślnaczcionkaakapitu" style:family="text">
      <style:text-properties fo:background-color="#80FFFF" style:text-underline-type="single" style:text-underline-style="solid" style:text-underline-width="auto" style:text-underline-mode="continuous"/>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fo:text-indent="0.2479in"/>
    </style:style>
    <style:style style:name="P2871" style:parent-style-name="Normalny" style:family="paragraph">
      <style:paragraph-properties fo:text-align="justify" fo:line-height="150%"/>
    </style:style>
    <style:style style:name="T2872" style:parent-style-name="Domyślnaczcionkaakapitu" style:family="text">
      <style:text-properties fo:background-color="#80FFFF" style:text-underline-type="single" style:text-underline-style="solid" style:text-underline-width="auto" style:text-underline-mode="continuous"/>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479in"/>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479in"/>
    </style:style>
    <style:style style:name="P2885" style:parent-style-name="Normalny" style:family="paragraph">
      <style:paragraph-properties fo:text-align="justify" fo:line-height="150%"/>
    </style:style>
    <style:style style:name="T2886" style:parent-style-name="Domyślnaczcionkaakapitu" style:family="text">
      <style:text-properties style:text-underline-type="single" style:text-underline-style="solid" style:text-underline-width="auto" style:text-underline-mode="continuous"/>
    </style:style>
    <style:style style:name="T2887" style:parent-style-name="Domyślnaczcionkaakapitu" style:family="text">
      <style:text-properties fo:background-color="#80FFFF"/>
    </style:style>
    <style:style style:name="P2888" style:parent-style-name="Normalny" style:family="paragraph">
      <style:paragraph-properties fo:text-align="justify" fo:line-height="150%" fo:text-indent="0.2479in"/>
    </style:style>
    <style:style style:name="P2889" style:parent-style-name="Normalny" style:family="paragraph">
      <style:paragraph-properties fo:text-align="justify" fo:line-height="150%"/>
    </style:style>
    <style:style style:name="T2890" style:parent-style-name="Domyślnaczcionkaakapitu" style:family="text">
      <style:text-properties style:text-underline-type="single" style:text-underline-style="solid" style:text-underline-width="auto" style:text-underline-mode="continuous"/>
    </style:style>
    <style:style style:name="T2891" style:parent-style-name="Domyślnaczcionkaakapitu" style:family="text">
      <style:text-properties fo:background-color="#80FFFF" style:text-underline-type="single" style:text-underline-style="solid" style:text-underline-width="auto" style:text-underline-mode="continuous"/>
    </style:style>
    <style:style style:name="T2892" style:parent-style-name="Domyślnaczcionkaakapitu" style:family="text">
      <style:text-properties style:text-underline-type="single" style:text-underline-style="solid" style:text-underline-width="auto" style:text-underline-mode="continuous"/>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fo:text-indent="0.2479in"/>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fo:text-indent="0.2479in"/>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style:style>
    <style:style style:name="T2911" style:parent-style-name="Domyślnaczcionkaakapitu" style:family="text">
      <style:text-properties style:text-underline-type="single" style:text-underline-style="solid" style:text-underline-width="auto" style:text-underline-mode="continuous"/>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479in"/>
    </style:style>
    <style:style style:name="P2920" style:parent-style-name="Normalny" style:family="paragraph">
      <style:paragraph-properties fo:text-align="justify" fo:line-height="150%"/>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fo:text-indent="0.2479in"/>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fo:text-indent="0.2479in"/>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style:style>
    <style:style style:name="T2945" style:parent-style-name="Domyślnaczcionkaakapitu" style:family="text">
      <style:text-properties fo:background-color="#80FFFF" style:text-underline-type="single" style:text-underline-style="solid" style:text-underline-width="auto" style:text-underline-mode="continuous"/>
    </style:style>
    <style:style style:name="T2946" style:parent-style-name="Domyślnaczcionkaakapitu" style:family="text">
      <style:text-properties style:text-underline-type="single" style:text-underline-style="solid" style:text-underline-width="auto" style:text-underline-mode="continuous"/>
    </style:style>
    <style:style style:name="T2947" style:parent-style-name="Domyślnaczcionkaakapitu" style:family="text">
      <style:text-properties fo:background-color="#80FFFF" style:text-underline-type="single" style:text-underline-style="solid" style:text-underline-width="auto" style:text-underline-mode="continuous"/>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fo:text-indent="0.2479in"/>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P2956" style:parent-style-name="Normalny" style:family="paragraph">
      <style:paragraph-properties fo:text-align="justify" fo:line-height="150%" fo:text-indent="0.2479in"/>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479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style>
    <style:style style:name="P2976" style:parent-style-name="Normalny" style:family="paragraph">
      <style:paragraph-properties fo:text-align="justify" fo:line-height="150%" fo:text-indent="0.2479in"/>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479in"/>
    </style:style>
    <style:style style:name="P2986" style:parent-style-name="Normalny" style:family="paragraph">
      <style:paragraph-properties fo:text-align="justify" fo:line-height="150%"/>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T2988" style:parent-style-name="Domyślnaczcionkaakapitu" style:family="text">
      <style:text-properties style:text-underline-type="single" style:text-underline-style="solid" style:text-underline-width="auto" style:text-underline-mode="continuous"/>
    </style:style>
    <style:style style:name="T2989" style:parent-style-name="Domyślnaczcionkaakapitu" style:family="text">
      <style:text-properties fo:background-color="#80FFFF" style:text-underline-type="single" style:text-underline-style="solid" style:text-underline-width="auto" style:text-underline-mode="continuous"/>
    </style:style>
    <style:style style:name="T2990" style:parent-style-name="Domyślnaczcionkaakapitu" style:family="text">
      <style:text-properties style:text-underline-type="single" style:text-underline-style="solid" style:text-underline-width="auto" style:text-underline-mode="continuous"/>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fo:text-indent="0.2479in"/>
    </style:style>
    <style:style style:name="P2993" style:parent-style-name="Normalny" style:family="paragraph">
      <style:paragraph-properties fo:text-align="justify" fo:line-height="150%"/>
    </style:style>
    <style:style style:name="T2994" style:parent-style-name="Domyślnaczcionkaakapitu" style:family="text">
      <style:text-properties style:text-underline-type="single" style:text-underline-style="solid" style:text-underline-width="auto" style:text-underline-mode="continuous"/>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P2999" style:parent-style-name="Normalny" style:family="paragraph">
      <style:paragraph-properties fo:text-align="justify" fo:line-height="150%" fo:text-indent="0.2479in"/>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P3006" style:parent-style-name="Normalny" style:family="paragraph">
      <style:paragraph-properties fo:text-align="justify" fo:line-height="150%" fo:text-indent="0.2479in"/>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P3022" style:parent-style-name="Normalny" style:family="paragraph">
      <style:paragraph-properties fo:text-align="justify" fo:line-height="150%"/>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style>
    <style:style style:name="P3031" style:parent-style-name="Normalny" style:family="paragraph">
      <style:paragraph-properties fo:text-align="justify" fo:line-height="150%" fo:text-indent="0.2479in"/>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style:style>
    <style:style style:name="T3052" style:parent-style-name="Domyślnaczcionkaakapitu" style:family="text">
      <style:text-properties fo:background-color="#80FFFF" style:text-underline-type="single" style:text-underline-style="solid" style:text-underline-width="auto" style:text-underline-mode="continuous"/>
    </style:style>
    <style:style style:name="T3053" style:parent-style-name="Domyślnaczcionkaakapitu" style:family="text">
      <style:text-properties style:text-underline-type="single" style:text-underline-style="solid" style:text-underline-width="auto" style:text-underline-mode="continuous"/>
    </style:style>
    <style:style style:name="T3054" style:parent-style-name="Domyślnaczcionkaakapitu" style:family="text">
      <style:text-properties fo:background-color="#80FFFF" style:text-underline-type="single" style:text-underline-style="solid" style:text-underline-width="auto" style:text-underline-mode="continuous"/>
    </style:style>
    <style:style style:name="T3055" style:parent-style-name="Domyślnaczcionkaakapitu" style:family="text">
      <style:text-properties style:text-underline-type="single" style:text-underline-style="solid" style:text-underline-width="auto" style:text-underline-mode="continuous"/>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T3062" style:parent-style-name="Domyślnaczcionkaakapitu" style:family="text">
      <style:text-properties style:text-underline-type="single" style:text-underline-style="solid" style:text-underline-width="auto" style:text-underline-mode="continuous"/>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479in"/>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T3067" style:parent-style-name="Domyślnaczcionkaakapitu" style:family="text">
      <style:text-properties fo:background-color="#80FFFF" style:text-underline-type="single" style:text-underline-style="solid" style:text-underline-width="auto" style:text-underline-mode="continuous"/>
    </style:style>
    <style:style style:name="T3068" style:parent-style-name="Domyślnaczcionkaakapitu" style:family="text">
      <style:text-properties style:text-underline-type="single" style:text-underline-style="solid" style:text-underline-width="auto" style:text-underline-mode="continuous"/>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P3073" style:parent-style-name="Normalny" style:family="paragraph">
      <style:paragraph-properties fo:text-align="justify" fo:line-height="150%" fo:text-indent="0.2479in"/>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style:style>
    <style:style style:name="T3079" style:parent-style-name="Domyślnaczcionkaakapitu" style:family="text">
      <style:text-properties fo:background-color="#80FFFF" style:text-underline-type="single" style:text-underline-style="solid" style:text-underline-width="auto" style:text-underline-mode="continuous"/>
    </style:style>
    <style:style style:name="T3080" style:parent-style-name="Domyślnaczcionkaakapitu" style:family="text">
      <style:text-properties style:text-underline-type="single" style:text-underline-style="solid" style:text-underline-width="auto" style:text-underline-mode="continuous"/>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style:style>
    <style:style style:name="T3088" style:parent-style-name="Domyślnaczcionkaakapitu" style:family="text">
      <style:text-properties style:text-underline-type="single" style:text-underline-style="solid" style:text-underline-width="auto" style:text-underline-mode="continuous"/>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fo:text-indent="0.2479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style:text-underline-type="single" style:text-underline-style="solid" style:text-underline-width="auto" style:text-underline-mode="continuous"/>
    </style:style>
    <style:style style:name="P3099" style:parent-style-name="Normalny" style:family="paragraph">
      <style:paragraph-properties fo:text-align="justify" fo:line-height="150%" fo:text-indent="0.2479in"/>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479in"/>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P3116" style:parent-style-name="Normalny" style:family="paragraph">
      <style:paragraph-properties fo:text-align="justify" fo:line-height="150%"/>
    </style:style>
    <style:style style:name="T3117" style:parent-style-name="Domyślnaczcionkaakapitu" style:family="text">
      <style:text-properties style:text-underline-type="single" style:text-underline-style="solid" style:text-underline-width="auto" style:text-underline-mode="continuous"/>
    </style:style>
    <style:style style:name="T3118" style:parent-style-name="Domyślnaczcionkaakapitu" style:family="text">
      <style:text-properties fo:background-color="#80FFFF" style:text-underline-type="single" style:text-underline-style="solid" style:text-underline-width="auto" style:text-underline-mode="continuous"/>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fo:text-indent="0.2479in"/>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style:tab-stops>
          <style:tab-stop style:type="left" style:position="4.2548in"/>
        </style:tab-stops>
      </style:paragraph-properties>
    </style:style>
    <style:style style:name="T3140" style:parent-style-name="Domyślnaczcionkaakapitu" style:family="text">
      <style:text-properties style:text-underline-type="single" style:text-underline-style="solid" style:text-underline-width="auto" style:text-underline-mode="continuous"/>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text-underline-type="single" style:text-underline-style="solid" style:text-underline-width="auto" style:text-underline-mode="continuous"/>
    </style:style>
    <style:style style:name="T3144" style:parent-style-name="Domyślnaczcionkaakapitu" style:family="text">
      <style:text-properties style:text-underline-type="single" style:text-underline-style="solid" style:text-underline-width="auto" style:text-underline-mode="continuous"/>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fo:text-indent="0.2479in">
        <style:tab-stops>
          <style:tab-stop style:type="left" style:position="4.2548in"/>
        </style:tab-stops>
      </style:paragraph-properties>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style:tab-stops>
          <style:tab-stop style:type="left" style:position="4.2548in"/>
        </style:tab-stops>
      </style:paragraph-properties>
    </style:style>
    <style:style style:name="T3153" style:parent-style-name="Domyślnaczcionkaakapitu" style:family="text">
      <style:text-properties style:text-underline-type="single" style:text-underline-style="solid" style:text-underline-width="auto" style:text-underline-mode="continuous"/>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fo:background-color="#80FFFF"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fo:background-color="#80FFFF" style:text-underline-type="single" style:text-underline-style="solid" style:text-underline-width="auto" style:text-underline-mode="continuous"/>
    </style:style>
    <style:style style:name="T3159" style:parent-style-name="Domyślnaczcionkaakapitu" style:family="text">
      <style:text-properties style:text-underline-type="single" style:text-underline-style="solid" style:text-underline-width="auto" style:text-underline-mode="continuous"/>
    </style:style>
    <style:style style:name="T3160" style:parent-style-name="Domyślnaczcionkaakapitu" style:family="text">
      <style:text-properties fo:background-color="#80FFFF"/>
    </style:style>
    <style:style style:name="P3161" style:parent-style-name="Normalny" style:family="paragraph">
      <style:paragraph-properties fo:text-align="justify" fo:line-height="150%" fo:text-indent="0.2479in">
        <style:tab-stops>
          <style:tab-stop style:type="left" style:position="4.2548in"/>
        </style:tab-stops>
      </style:paragraph-properties>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style:tab-stops>
          <style:tab-stop style:type="left" style:position="4.2548in"/>
        </style:tab-stops>
      </style:paragraph-properties>
    </style:style>
    <style:style style:name="T3166" style:parent-style-name="Domyślnaczcionkaakapitu" style:family="text">
      <style:text-properties style:text-underline-type="single" style:text-underline-style="solid" style:text-underline-width="auto" style:text-underline-mode="continuous"/>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style>
    <style:style style:name="P3170" style:parent-style-name="Normalny" style:family="paragraph">
      <style:paragraph-properties fo:text-align="justify" fo:line-height="150%" fo:text-indent="0.2479in"/>
    </style:style>
    <style:style style:name="P3171" style:parent-style-name="Normalny" style:family="paragraph">
      <style:paragraph-properties fo:text-align="justify" fo:line-height="150%"/>
    </style:style>
    <style:style style:name="T3172" style:parent-style-name="Domyślnaczcionkaakapitu" style:family="text">
      <style:text-properties style:text-underline-type="single" style:text-underline-style="solid" style:text-underline-width="auto" style:text-underline-mode="continuous"/>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fo:text-indent="0.2479in"/>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style:style>
    <style:style style:name="T3179" style:parent-style-name="Domyślnaczcionkaakapitu" style:family="text">
      <style:text-properties style:text-underline-type="single" style:text-underline-style="solid" style:text-underline-width="auto" style:text-underline-mode="continuous"/>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T3184" style:parent-style-name="Domyślnaczcionkaakapitu" style:family="text">
      <style:text-properties fo:background-color="#80FFFF" style:text-underline-type="single" style:text-underline-style="solid" style:text-underline-width="auto" style:text-underline-mode="continuous"/>
    </style:style>
    <style:style style:name="T3185" style:parent-style-name="Domyślnaczcionkaakapitu" style:family="text">
      <style:text-properties fo:background-color="#80FFFF"/>
    </style:style>
    <style:style style:name="P3186" style:parent-style-name="Normalny" style:family="paragraph">
      <style:paragraph-properties fo:text-align="justify" fo:line-height="150%" fo:text-indent="0.2479in"/>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P3197" style:parent-style-name="Normalny" style:family="paragraph">
      <style:paragraph-properties fo:text-align="justify" fo:line-height="150%" fo:text-indent="0.2479in"/>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style:style>
    <style:style style:name="T3200" style:parent-style-name="Domyślnaczcionkaakapitu" style:family="text">
      <style:text-properties fo:background-color="#80FFFF" style:text-underline-type="single" style:text-underline-style="solid" style:text-underline-width="auto" style:text-underline-mode="continuous"/>
    </style:style>
    <style:style style:name="T3201" style:parent-style-name="Domyślnaczcionkaakapitu" style:family="text">
      <style:text-properties style:text-underline-type="single" style:text-underline-style="solid" style:text-underline-width="auto" style:text-underline-mode="continuous"/>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fo:text-indent="0.2479in"/>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style:style>
    <style:style style:name="T3206" style:parent-style-name="Domyślnaczcionkaakapitu" style:family="text">
      <style:text-properties style:text-underline-type="single" style:text-underline-style="solid" style:text-underline-width="auto" style:text-underline-mode="continuous"/>
    </style:style>
    <style:style style:name="T3207" style:parent-style-name="Domyślnaczcionkaakapitu" style:family="text">
      <style:text-properties style:text-underline-type="single" style:text-underline-style="solid" style:text-underline-width="auto" style:text-underline-mode="continuous"/>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style>
    <style:style style:name="P3210" style:parent-style-name="Normalny" style:family="paragraph">
      <style:paragraph-properties fo:text-align="justify" fo:line-height="150%" fo:text-indent="0.2479in"/>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text-underline-type="single" style:text-underline-style="solid" style:text-underline-width="auto" style:text-underline-mode="continuous"/>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479in"/>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style:style>
    <style:style style:name="T3228" style:parent-style-name="Domyślnaczcionkaakapitu" style:family="text">
      <style:text-properties fo:background-color="#80FFFF" style:text-underline-type="single" style:text-underline-style="solid" style:text-underline-width="auto" style:text-underline-mode="continuous"/>
    </style:style>
    <style:style style:name="T3229" style:parent-style-name="Domyślnaczcionkaakapitu" style:family="text">
      <style:text-properties style:text-underline-type="single" style:text-underline-style="solid" style:text-underline-width="auto" style:text-underline-mode="continuous"/>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P3238" style:parent-style-name="Normalny" style:family="paragraph">
      <style:paragraph-properties fo:text-align="justify" fo:line-height="150%" fo:text-indent="0.2479in"/>
    </style:style>
    <style:style style:name="T3239" style:parent-style-name="Domyślnaczcionkaakapitu" style:family="text">
      <style:text-properties fo:background-color="#80FFFF"/>
    </style:style>
    <style:style style:name="P3240" style:parent-style-name="Normalny" style:family="paragraph">
      <style:paragraph-properties fo:text-align="justify" fo:line-height="150%"/>
    </style:style>
    <style:style style:name="T3241" style:parent-style-name="Domyślnaczcionkaakapitu" style:family="text">
      <style:text-properties fo:background-color="#80FFFF" style:text-underline-type="single" style:text-underline-style="solid" style:text-underline-width="auto" style:text-underline-mode="continuous"/>
    </style:style>
    <style:style style:name="T3242" style:parent-style-name="Domyślnaczcionkaakapitu" style:family="text">
      <style:text-properties style:text-underline-type="single" style:text-underline-style="solid" style:text-underline-width="auto" style:text-underline-mode="continuous"/>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P3245" style:parent-style-name="Normalny" style:family="paragraph">
      <style:paragraph-properties fo:text-align="justify" fo:line-height="150%"/>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T3248" style:parent-style-name="Domyślnaczcionkaakapitu" style:family="text">
      <style:text-properties fo:background-color="#80FFFF" style:text-underline-type="single" style:text-underline-style="solid" style:text-underline-width="auto" style:text-underline-mode="continuous"/>
    </style:style>
    <style:style style:name="T3249" style:parent-style-name="Domyślnaczcionkaakapitu" style:family="text">
      <style:text-properties style:text-underline-type="single" style:text-underline-style="solid" style:text-underline-width="auto" style:text-underline-mode="continuous"/>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fo:text-indent="0.2479in"/>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style:style>
    <style:style style:name="T3269" style:parent-style-name="Domyślnaczcionkaakapitu" style:family="text">
      <style:text-properties style:text-underline-type="single" style:text-underline-style="solid" style:text-underline-width="auto" style:text-underline-mode="continuous"/>
    </style:style>
    <style:style style:name="T3270" style:parent-style-name="Domyślnaczcionkaakapitu" style:family="text">
      <style:text-properties fo:background-color="#80FFFF" style:text-underline-type="single" style:text-underline-style="solid" style:text-underline-width="auto" style:text-underline-mode="continuous"/>
    </style:style>
    <style:style style:name="T3271" style:parent-style-name="Domyślnaczcionkaakapitu" style:family="text">
      <style:text-properties style:text-underline-type="single" style:text-underline-style="solid" style:text-underline-width="auto" style:text-underline-mode="continuous"/>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fo:text-indent="0.2479in"/>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text-indent="0.2479in"/>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P3293" style:parent-style-name="Normalny" style:family="paragraph">
      <style:paragraph-properties fo:text-align="justify" fo:line-height="150%"/>
    </style:style>
    <style:style style:name="T3294" style:parent-style-name="Domyślnaczcionkaakapitu" style:family="text">
      <style:text-properties fo:background-color="#80FFFF" style:text-underline-type="single" style:text-underline-style="solid" style:text-underline-width="auto" style:text-underline-mode="continuous"/>
    </style:style>
    <style:style style:name="T3295" style:parent-style-name="Domyślnaczcionkaakapitu" style:family="text">
      <style:text-properties style:text-underline-type="single" style:text-underline-style="solid" style:text-underline-width="auto" style:text-underline-mode="continuous"/>
    </style:style>
    <style:style style:name="T3296" style:parent-style-name="Domyślnaczcionkaakapitu" style:family="text">
      <style:text-properties fo:background-color="#80FFFF"/>
    </style:style>
    <style:style style:name="P3297" style:parent-style-name="Normalny" style:family="paragraph">
      <style:paragraph-properties fo:text-align="justify" fo:line-height="150%" fo:text-indent="0.2479in"/>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style:style>
    <style:style style:name="T3302" style:parent-style-name="Domyślnaczcionkaakapitu" style:family="text">
      <style:text-properties style:text-underline-type="single" style:text-underline-style="solid" style:text-underline-width="auto" style:text-underline-mode="continuous"/>
    </style:style>
    <style:style style:name="T3303" style:parent-style-name="Domyślnaczcionkaakapitu" style:family="text">
      <style:text-properties fo:background-color="#80FFFF" style:text-underline-type="single" style:text-underline-style="solid" style:text-underline-width="auto" style:text-underline-mode="continuous"/>
    </style:style>
    <style:style style:name="T3304" style:parent-style-name="Domyślnaczcionkaakapitu" style:family="text">
      <style:text-properties style:text-underline-type="single" style:text-underline-style="solid" style:text-underline-width="auto" style:text-underline-mode="continuous"/>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479in"/>
    </style:style>
    <style:style style:name="P3307" style:parent-style-name="Normalny" style:family="paragraph">
      <style:paragraph-properties fo:text-align="justify" fo:line-height="150%"/>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fo:text-indent="0.2479in"/>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P3314" style:parent-style-name="Normalny" style:family="paragraph">
      <style:paragraph-properties fo:text-align="justify" fo:line-height="150%"/>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style>
    <style:style style:name="P3333" style:parent-style-name="Normalny" style:family="paragraph">
      <style:paragraph-properties fo:text-align="justify" fo:line-height="150%" fo:text-indent="0.2479in"/>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P3336" style:parent-style-name="Normalny" style:family="paragraph">
      <style:paragraph-properties fo:text-align="justify" fo:line-height="150%"/>
    </style:style>
    <style:style style:name="P3337" style:parent-style-name="Normalny" style:family="paragraph">
      <style:paragraph-properties fo:text-align="justify" fo:line-height="150%" fo:text-indent="0.2479in"/>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style:style>
    <style:style style:name="T3346" style:parent-style-name="Domyślnaczcionkaakapitu" style:family="text">
      <style:text-properties style:text-underline-type="single" style:text-underline-style="solid" style:text-underline-width="auto" style:text-underline-mode="continuous"/>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P3354" style:parent-style-name="Normalny" style:family="paragraph">
      <style:paragraph-properties fo:text-align="justify" fo:line-height="150%"/>
    </style:style>
    <style:style style:name="T3355" style:parent-style-name="Domyślnaczcionkaakapitu" style:family="text">
      <style:text-properties fo:background-color="#80FFFF"/>
    </style:style>
    <style:style style:name="P3356" style:parent-style-name="Normalny" style:family="paragraph">
      <style:paragraph-properties fo:text-align="justify" fo:line-height="150%" fo:text-indent="0.2479in"/>
    </style:style>
    <style:style style:name="T3357" style:parent-style-name="Domyślnaczcionkaakapitu" style:family="text">
      <style:text-properties fo:background-color="#80FFFF"/>
    </style:style>
    <style:style style:name="P3358" style:parent-style-name="Normalny" style:family="paragraph">
      <style:paragraph-properties fo:text-align="justify" fo:line-height="150%"/>
    </style:style>
    <style:style style:name="T3359" style:parent-style-name="Domyślnaczcionkaakapitu" style:family="text">
      <style:text-properties fo:background-color="#80FFFF" style:text-underline-type="single" style:text-underline-style="solid" style:text-underline-width="auto" style:text-underline-mode="continuous"/>
    </style:style>
    <style:style style:name="T3360" style:parent-style-name="Domyślnaczcionkaakapitu" style:family="text">
      <style:text-properties style:text-underline-type="single" style:text-underline-style="solid" style:text-underline-width="auto" style:text-underline-mode="continuous"/>
    </style:style>
    <style:style style:name="T3361" style:parent-style-name="Domyślnaczcionkaakapitu" style:family="text">
      <style:text-properties fo:background-color="#80FFFF"/>
    </style:style>
    <style:style style:name="P3362" style:parent-style-name="Normalny" style:family="paragraph">
      <style:paragraph-properties fo:text-align="justify" fo:line-height="150%" fo:text-indent="0.2479in"/>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style:style>
    <style:style style:name="T3373" style:parent-style-name="Domyślnaczcionkaakapitu" style:family="text">
      <style:text-properties style:text-underline-type="single" style:text-underline-style="solid" style:text-underline-width="auto" style:text-underline-mode="continuous"/>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fo:text-indent="0.2479in"/>
    </style:style>
    <style:style style:name="T3376" style:parent-style-name="Domyślnaczcionkaakapitu" style:family="text">
      <style:text-properties fo:background-color="#80FFFF"/>
    </style:style>
    <style:style style:name="P3377" style:parent-style-name="Normalny" style:family="paragraph">
      <style:paragraph-properties fo:text-align="justify" fo:line-height="150%"/>
    </style:style>
    <style:style style:name="T3378" style:parent-style-name="Domyślnaczcionkaakapitu" style:family="text">
      <style:text-properties style:text-underline-type="single" style:text-underline-style="solid" style:text-underline-width="auto" style:text-underline-mode="continuous"/>
    </style:style>
    <style:style style:name="T3379" style:parent-style-name="Domyślnaczcionkaakapitu" style:family="text">
      <style:text-properties fo:background-color="#80FFFF" style:text-underline-type="single" style:text-underline-style="solid" style:text-underline-width="auto" style:text-underline-mode="continuous"/>
    </style:style>
    <style:style style:name="T3380" style:parent-style-name="Domyślnaczcionkaakapitu" style:family="text">
      <style:text-properties style:text-underline-type="single" style:text-underline-style="solid" style:text-underline-width="auto" style:text-underline-mode="continuous"/>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fo:text-indent="0.2479in"/>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P3387" style:parent-style-name="Normalny" style:family="paragraph">
      <style:paragraph-properties fo:text-align="justify" fo:line-height="150%" fo:text-indent="0.2479in"/>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P3390" style:parent-style-name="Normalny" style:family="paragraph">
      <style:paragraph-properties fo:text-align="justify" fo:line-height="150%"/>
    </style:style>
    <style:style style:name="T3391" style:parent-style-name="Domyślnaczcionkaakapitu" style:family="text">
      <style:text-properties style:text-underline-type="single" style:text-underline-style="solid" style:text-underline-width="auto" style:text-underline-mode="continuous"/>
    </style:style>
    <style:style style:name="T3392" style:parent-style-name="Domyślnaczcionkaakapitu" style:family="text">
      <style:text-properties fo:background-color="#80FFFF" style:text-underline-type="single" style:text-underline-style="solid" style:text-underline-width="auto" style:text-underline-mode="continuous"/>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P3416" style:parent-style-name="Normalny" style:family="paragraph">
      <style:paragraph-properties fo:text-align="justify" fo:line-height="150%"/>
    </style:style>
    <style:style style:name="T3417" style:parent-style-name="Domyślnaczcionkaakapitu" style:family="text">
      <style:text-properties style:text-underline-type="single" style:text-underline-style="solid" style:text-underline-width="auto" style:text-underline-mode="continuous"/>
    </style:style>
    <style:style style:name="T3418" style:parent-style-name="Domyślnaczcionkaakapitu" style:family="text">
      <style:text-properties fo:background-color="#80FFFF" style:text-underline-type="single" style:text-underline-style="solid" style:text-underline-width="auto" style:text-underline-mode="continuous"/>
    </style:style>
    <style:style style:name="T3419" style:parent-style-name="Domyślnaczcionkaakapitu" style:family="text">
      <style:text-properties style:text-underline-type="single" style:text-underline-style="solid" style:text-underline-width="auto" style:text-underline-mode="continuous"/>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479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style:style>
    <style:style style:name="T3426" style:parent-style-name="Domyślnaczcionkaakapitu" style:family="text">
      <style:text-properties style:text-underline-type="single" style:text-underline-style="solid" style:text-underline-width="auto" style:text-underline-mode="continuous"/>
    </style:style>
    <style:style style:name="T3427" style:parent-style-name="Domyślnaczcionkaakapitu" style:family="text">
      <style:text-properties fo:background-color="#80FFFF" style:text-underline-type="single" style:text-underline-style="solid" style:text-underline-width="auto" style:text-underline-mode="continuous"/>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fo:text-indent="0.2479in"/>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style:style>
    <style:style style:name="T3438" style:parent-style-name="Domyślnaczcionkaakapitu" style:family="text">
      <style:text-properties style:text-underline-type="single" style:text-underline-style="solid" style:text-underline-width="auto" style:text-underline-mode="continuous"/>
    </style:style>
    <style:style style:name="T3439" style:parent-style-name="Domyślnaczcionkaakapitu" style:family="text">
      <style:text-properties fo:background-color="#80FFFF" style:text-underline-type="single" style:text-underline-style="solid" style:text-underline-width="auto" style:text-underline-mode="continuous"/>
    </style:style>
    <style:style style:name="T3440" style:parent-style-name="Domyślnaczcionkaakapitu" style:family="text">
      <style:text-properties style:text-underline-type="single" style:text-underline-style="solid" style:text-underline-width="auto" style:text-underline-mode="continuous"/>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fo:text-indent="0.2479in"/>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text-underline-type="single" style:text-underline-style="solid" style:text-underline-width="auto" style:text-underline-mode="continuous"/>
    </style:style>
    <style:style style:name="T3448" style:parent-style-name="Domyślnaczcionkaakapitu" style:family="text">
      <style:text-properties style:text-underline-type="single" style:text-underline-style="solid" style:text-underline-width="auto" style:text-underline-mode="continuous"/>
    </style:style>
    <style:style style:name="T3449" style:parent-style-name="Domyślnaczcionkaakapitu" style:family="text">
      <style:text-properties fo:background-color="#80FFFF" style:text-underline-type="single" style:text-underline-style="solid" style:text-underline-width="auto" style:text-underline-mode="continuous"/>
    </style:style>
    <style:style style:name="T3450" style:parent-style-name="Domyślnaczcionkaakapitu" style:family="text">
      <style:text-properties style:text-underline-type="single" style:text-underline-style="solid" style:text-underline-width="auto" style:text-underline-mode="continuous"/>
    </style:style>
    <style:style style:name="T3451" style:parent-style-name="Domyślnaczcionkaakapitu" style:family="text">
      <style:text-properties fo:background-color="#80FFFF" style:text-underline-type="single" style:text-underline-style="solid" style:text-underline-width="auto" style:text-underline-mode="continuous"/>
    </style:style>
    <style:style style:name="T3452" style:parent-style-name="Domyślnaczcionkaakapitu" style:family="text">
      <style:text-properties style:text-underline-type="single" style:text-underline-style="solid" style:text-underline-width="auto" style:text-underline-mode="continuous"/>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fo:text-indent="0.2479in"/>
    </style:style>
    <style:style style:name="P3455" style:parent-style-name="Normalny" style:family="paragraph">
      <style:paragraph-properties fo:text-align="justify" fo:line-height="150%"/>
    </style:style>
    <style:style style:name="T3456" style:parent-style-name="Domyślnaczcionkaakapitu" style:family="text">
      <style:text-properties style:text-underline-type="single" style:text-underline-style="solid" style:text-underline-width="auto" style:text-underline-mode="continuous"/>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style>
    <style:style style:name="P3465" style:parent-style-name="Normalny" style:family="paragraph">
      <style:paragraph-properties fo:text-align="justify" fo:line-height="150%" fo:text-indent="0.2479in"/>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style:style>
    <style:style style:name="T3481" style:parent-style-name="Domyślnaczcionkaakapitu" style:family="text">
      <style:text-properties fo:background-color="#80FFFF" style:text-underline-type="single" style:text-underline-style="solid" style:text-underline-width="auto" style:text-underline-mode="continuous"/>
    </style:style>
    <style:style style:name="T3482" style:parent-style-name="Domyślnaczcionkaakapitu" style:family="text">
      <style:text-properties style:text-underline-type="single" style:text-underline-style="solid" style:text-underline-width="auto" style:text-underline-mode="continuous"/>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P3486" style:parent-style-name="Normalny" style:family="paragraph">
      <style:paragraph-properties fo:text-align="justify" fo:line-height="150%"/>
    </style:style>
    <style:style style:name="T3487" style:parent-style-name="Domyślnaczcionkaakapitu" style:family="text">
      <style:text-properties style:text-underline-type="single" style:text-underline-style="solid" style:text-underline-width="auto" style:text-underline-mode="continuous"/>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style:style>
    <style:style style:name="T3492" style:parent-style-name="Domyślnaczcionkaakapitu" style:family="text">
      <style:text-properties style:text-underline-type="single" style:text-underline-style="solid" style:text-underline-width="auto" style:text-underline-mode="continuous"/>
    </style:style>
    <style:style style:name="T3493" style:parent-style-name="Domyślnaczcionkaakapitu" style:family="text">
      <style:text-properties fo:background-color="#80FFFF"/>
    </style:style>
    <style:style style:name="P3494" style:parent-style-name="Normalny" style:family="paragraph">
      <style:paragraph-properties fo:text-align="justify" fo:line-height="150%" fo:text-indent="0.2479in"/>
    </style:style>
    <style:style style:name="P3495" style:parent-style-name="Normalny" style:family="paragraph">
      <style:paragraph-properties fo:text-align="justify" fo:line-height="150%"/>
    </style:style>
    <style:style style:name="T3496" style:parent-style-name="Domyślnaczcionkaakapitu" style:family="text">
      <style:text-properties style:text-underline-type="single" style:text-underline-style="solid" style:text-underline-width="auto" style:text-underline-mode="continuous"/>
    </style:style>
    <style:style style:name="T3497" style:parent-style-name="Domyślnaczcionkaakapitu" style:family="text">
      <style:text-properties fo:background-color="#80FFFF" style:text-underline-type="single" style:text-underline-style="solid" style:text-underline-width="auto" style:text-underline-mode="continuous"/>
    </style:style>
    <style:style style:name="T3498" style:parent-style-name="Domyślnaczcionkaakapitu" style:family="text">
      <style:text-properties style:text-underline-type="single" style:text-underline-style="solid" style:text-underline-width="auto" style:text-underline-mode="continuous"/>
    </style:style>
    <style:style style:name="T3499" style:parent-style-name="Domyślnaczcionkaakapitu" style:family="text">
      <style:text-properties fo:background-color="#80FFFF"/>
    </style:style>
    <style:style style:name="P3500" style:parent-style-name="Normalny" style:family="paragraph">
      <style:paragraph-properties fo:text-align="justify" fo:line-height="150%" fo:text-indent="0.2479in"/>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P3506" style:parent-style-name="Normalny" style:family="paragraph">
      <style:paragraph-properties fo:text-align="justify" fo:line-height="150%" fo:text-indent="0.2479in"/>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P3510" style:parent-style-name="Normalny" style:family="paragraph">
      <style:paragraph-properties fo:text-align="justify" fo:line-height="150%" fo:text-indent="0.2479in"/>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P3518" style:parent-style-name="Normalny" style:family="paragraph">
      <style:paragraph-properties fo:text-align="justify" fo:line-height="150%"/>
    </style:style>
    <style:style style:name="T3519" style:parent-style-name="Domyślnaczcionkaakapitu" style:family="text">
      <style:text-properties style:text-underline-type="single" style:text-underline-style="solid" style:text-underline-width="auto" style:text-underline-mode="continuous"/>
    </style:style>
    <style:style style:name="T3520" style:parent-style-name="Domyślnaczcionkaakapitu" style:family="text">
      <style:text-properties fo:background-color="#80FFFF" style:text-underline-type="single" style:text-underline-style="solid" style:text-underline-width="auto" style:text-underline-mode="continuous"/>
    </style:style>
    <style:style style:name="T3521" style:parent-style-name="Domyślnaczcionkaakapitu" style:family="text">
      <style:text-properties style:text-underline-type="single" style:text-underline-style="solid" style:text-underline-width="auto" style:text-underline-mode="continuous"/>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P3526" style:parent-style-name="Normalny" style:family="paragraph">
      <style:paragraph-properties fo:text-align="justify" fo:line-height="150%"/>
    </style:style>
    <style:style style:name="T3527" style:parent-style-name="Domyślnaczcionkaakapitu" style:family="text">
      <style:text-properties fo:background-color="#80FFFF" style:text-underline-type="single" style:text-underline-style="solid" style:text-underline-width="auto" style:text-underline-mode="continuous"/>
    </style:style>
    <style:style style:name="T3528" style:parent-style-name="Domyślnaczcionkaakapitu" style:family="text">
      <style:text-properties style:text-underline-type="single" style:text-underline-style="solid" style:text-underline-width="auto" style:text-underline-mode="continuous"/>
    </style:style>
    <style:style style:name="T3529" style:parent-style-name="Domyślnaczcionkaakapitu" style:family="text">
      <style:text-properties fo:background-color="#80FFFF" style:text-underline-type="single" style:text-underline-style="solid" style:text-underline-width="auto" style:text-underline-mode="continuous"/>
    </style:style>
    <style:style style:name="T3530" style:parent-style-name="Domyślnaczcionkaakapitu" style:family="text">
      <style:text-properties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fo:text-indent="0.2479in"/>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T3540" style:parent-style-name="Domyślnaczcionkaakapitu" style:family="text">
      <style:text-properties fo:background-color="#80FFFF"/>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P3543" style:parent-style-name="Normalny" style:family="paragraph">
      <style:paragraph-properties fo:text-align="justify" fo:line-height="150%" fo:text-indent="0.2479in"/>
    </style:style>
    <style:style style:name="P3544" style:parent-style-name="Normalny" style:family="paragraph">
      <style:paragraph-properties fo:text-align="justify" fo:line-height="150%" fo:text-indent="0.2479in"/>
    </style:style>
    <style:style style:name="P3545" style:parent-style-name="Normalny" style:family="paragraph">
      <style:paragraph-properties fo:text-align="justify" fo:line-height="150%"/>
    </style:style>
    <style:style style:name="T3546" style:parent-style-name="Domyślnaczcionkaakapitu" style:family="text">
      <style:text-properties style:text-underline-type="single" style:text-underline-style="solid" style:text-underline-width="auto" style:text-underline-mode="continuous"/>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479in"/>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text-underline-type="single" style:text-underline-style="solid" style:text-underline-width="auto" style:text-underline-mode="continuous"/>
    </style:style>
    <style:style style:name="T3554" style:parent-style-name="Domyślnaczcionkaakapitu" style:family="text">
      <style:text-properties style:text-underline-type="single" style:text-underline-style="solid" style:text-underline-width="auto" style:text-underline-mode="continuous"/>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479in"/>
    </style:style>
    <style:style style:name="T3557" style:parent-style-name="Domyślnaczcionkaakapitu" style:family="text">
      <style:text-properties fo:background-color="#80FFFF"/>
    </style:style>
    <style:style style:name="P3558" style:parent-style-name="Normalny" style:family="paragraph">
      <style:paragraph-properties fo:text-align="justify" fo:line-height="150%"/>
    </style:style>
    <style:style style:name="T3559" style:parent-style-name="Domyślnaczcionkaakapitu" style:family="text">
      <style:text-properties style:text-underline-type="single" style:text-underline-style="solid" style:text-underline-width="auto" style:text-underline-mode="continuous"/>
    </style:style>
    <style:style style:name="T3560" style:parent-style-name="Domyślnaczcionkaakapitu" style:family="text">
      <style:text-properties fo:background-color="#80FFFF" style:text-underline-type="single" style:text-underline-style="solid" style:text-underline-width="auto" style:text-underline-mode="continuous"/>
    </style:style>
    <style:style style:name="T3561" style:parent-style-name="Domyślnaczcionkaakapitu" style:family="text">
      <style:text-properties style:text-underline-type="single" style:text-underline-style="solid" style:text-underline-width="auto" style:text-underline-mode="continuous"/>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fo:text-indent="0.2479in"/>
    </style:style>
    <style:style style:name="P3564" style:parent-style-name="Normalny" style:family="paragraph">
      <style:paragraph-properties fo:text-align="justify" fo:line-height="150%"/>
    </style:style>
    <style:style style:name="P3565" style:parent-style-name="Normalny" style:family="paragraph">
      <style:paragraph-properties fo:text-align="justify" fo:line-height="150%" fo:text-indent="0.2479in"/>
    </style:style>
    <style:style style:name="P3566" style:parent-style-name="Normalny" style:family="paragraph">
      <style:paragraph-properties fo:text-align="justify" fo:line-height="150%"/>
    </style:style>
    <style:style style:name="P3567" style:parent-style-name="Normalny" style:family="paragraph">
      <style:paragraph-properties fo:text-align="justify" fo:line-height="150%" fo:text-indent="0.2479in"/>
    </style:style>
    <style:style style:name="T3568" style:parent-style-name="Domyślnaczcionkaakapitu" style:family="text">
      <style:text-properties fo:background-color="#80FFFF"/>
    </style:style>
    <style:style style:name="P3569" style:parent-style-name="Normalny" style:family="paragraph">
      <style:paragraph-properties fo:text-align="justify" fo:line-height="150%"/>
    </style:style>
    <style:style style:name="T3570" style:parent-style-name="Domyślnaczcionkaakapitu" style:family="text">
      <style:text-properties style:text-underline-type="single" style:text-underline-style="solid" style:text-underline-width="auto" style:text-underline-mode="continuous"/>
    </style:style>
    <style:style style:name="T3571" style:parent-style-name="Domyślnaczcionkaakapitu" style:family="text">
      <style:text-properties fo:background-color="#80FFFF"/>
    </style:style>
    <style:style style:name="P3572" style:parent-style-name="Normalny" style:family="paragraph">
      <style:paragraph-properties fo:text-align="justify" fo:line-height="150%" fo:text-indent="0.2479in"/>
    </style:style>
    <style:style style:name="T3573" style:parent-style-name="Domyślnaczcionkaakapitu" style:family="text">
      <style:text-properties fo:background-color="#80FFFF"/>
    </style:style>
    <style:style style:name="P3574" style:parent-style-name="Normalny" style:family="paragraph">
      <style:paragraph-properties fo:text-align="justify" fo:line-height="150%"/>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style>
    <style:style style:name="P3578" style:parent-style-name="Normalny" style:family="paragraph">
      <style:paragraph-properties fo:text-align="justify" fo:line-height="150%" fo:text-indent="0.2479in"/>
    </style:style>
    <style:style style:name="P3579" style:parent-style-name="Normalny" style:family="paragraph">
      <style:paragraph-properties fo:text-align="justify" fo:line-height="150%"/>
    </style:style>
    <style:style style:name="T3580" style:parent-style-name="Domyślnaczcionkaakapitu" style:family="text">
      <style:text-properties style:text-underline-type="single" style:text-underline-style="solid" style:text-underline-width="auto" style:text-underline-mode="continuous"/>
    </style:style>
    <style:style style:name="T3581" style:parent-style-name="Domyślnaczcionkaakapitu" style:family="text">
      <style:text-properties fo:background-color="#80FFFF" style:text-underline-type="single" style:text-underline-style="solid" style:text-underline-width="auto" style:text-underline-mode="continuous"/>
    </style:style>
    <style:style style:name="T3582" style:parent-style-name="Domyślnaczcionkaakapitu" style:family="text">
      <style:text-properties style:text-underline-type="single" style:text-underline-style="solid" style:text-underline-width="auto" style:text-underline-mode="continuous"/>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style:style>
    <style:style style:name="T3587" style:parent-style-name="Domyślnaczcionkaakapitu" style:family="text">
      <style:text-properties style:text-underline-type="single" style:text-underline-style="solid" style:text-underline-width="auto" style:text-underline-mode="continuous"/>
    </style:style>
    <style:style style:name="T3588" style:parent-style-name="Domyślnaczcionkaakapitu" style:family="text">
      <style:text-properties fo:background-color="#80FFFF" style:text-underline-type="single" style:text-underline-style="solid" style:text-underline-width="auto" style:text-underline-mode="continuous"/>
    </style:style>
    <style:style style:name="T3589" style:parent-style-name="Domyślnaczcionkaakapitu" style:family="text">
      <style:text-properties style:text-underline-type="single" style:text-underline-style="solid" style:text-underline-width="auto" style:text-underline-mode="continuous"/>
    </style:style>
    <style:style style:name="T3590" style:parent-style-name="Domyślnaczcionkaakapitu" style:family="text">
      <style:text-properties fo:background-color="#80FFFF"/>
    </style:style>
    <style:style style:name="P3591" style:parent-style-name="Normalny" style:family="paragraph">
      <style:paragraph-properties fo:text-align="justify" fo:line-height="150%" fo:text-indent="0.2479in"/>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P3594" style:parent-style-name="Normalny" style:family="paragraph">
      <style:paragraph-properties fo:text-align="justify" fo:line-height="150%"/>
    </style:style>
    <style:style style:name="T3595" style:parent-style-name="Domyślnaczcionkaakapitu" style:family="text">
      <style:text-properties style:text-underline-type="single" style:text-underline-style="solid" style:text-underline-width="auto" style:text-underline-mode="continuous"/>
    </style:style>
    <style:style style:name="T3596" style:parent-style-name="Domyślnaczcionkaakapitu" style:family="text">
      <style:text-properties fo:background-color="#80FFFF" style:text-underline-type="single" style:text-underline-style="solid" style:text-underline-width="auto" style:text-underline-mode="continuous"/>
    </style:style>
    <style:style style:name="T3597" style:parent-style-name="Domyślnaczcionkaakapitu" style:family="text">
      <style:text-properties style:text-underline-type="single" style:text-underline-style="solid" style:text-underline-width="auto" style:text-underline-mode="continuous"/>
    </style:style>
    <style:style style:name="T3598" style:parent-style-name="Domyślnaczcionkaakapitu" style:family="text">
      <style:text-properties fo:background-color="#80FFFF" style:text-underline-type="single" style:text-underline-style="solid" style:text-underline-width="auto" style:text-underline-mode="continuous"/>
    </style:style>
    <style:style style:name="T3599" style:parent-style-name="Domyślnaczcionkaakapitu" style:family="text">
      <style:text-properties style:text-underline-type="single" style:text-underline-style="solid" style:text-underline-width="auto" style:text-underline-mode="continuous"/>
    </style:style>
    <style:style style:name="T3600" style:parent-style-name="Domyślnaczcionkaakapitu" style:family="text">
      <style:text-properties fo:background-color="#80FFFF" style:text-underline-type="single" style:text-underline-style="solid" style:text-underline-width="auto" style:text-underline-mode="continuous"/>
    </style:style>
    <style:style style:name="T3601" style:parent-style-name="Domyślnaczcionkaakapitu" style:family="text">
      <style:text-properties style:text-underline-type="single" style:text-underline-style="solid" style:text-underline-width="auto" style:text-underline-mode="continuous"/>
    </style:style>
    <style:style style:name="T3602" style:parent-style-name="Domyślnaczcionkaakapitu" style:family="text">
      <style:text-properties fo:background-color="#80FFFF" style:text-underline-type="single" style:text-underline-style="solid" style:text-underline-width="auto" style:text-underline-mode="continuous"/>
    </style:style>
    <style:style style:name="T3603" style:parent-style-name="Domyślnaczcionkaakapitu" style:family="text">
      <style:text-properties style:text-underline-type="single" style:text-underline-style="solid" style:text-underline-width="auto" style:text-underline-mode="continuous"/>
    </style:style>
    <style:style style:name="T3604" style:parent-style-name="Domyślnaczcionkaakapitu" style:family="text">
      <style:text-properties fo:background-color="#80FFFF" style:text-underline-type="single" style:text-underline-style="solid" style:text-underline-width="auto" style:text-underline-mode="continuous"/>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fo:text-indent="0.2479in"/>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fo:text-indent="0.2479in"/>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P3616" style:parent-style-name="Normalny" style:family="paragraph">
      <style:paragraph-properties fo:text-align="justify" fo:line-height="150%"/>
    </style:style>
    <style:style style:name="T3617" style:parent-style-name="Domyślnaczcionkaakapitu" style:family="text">
      <style:text-properties style:text-underline-type="single" style:text-underline-style="solid" style:text-underline-width="auto" style:text-underline-mode="continuous"/>
    </style:style>
    <style:style style:name="T3618" style:parent-style-name="Domyślnaczcionkaakapitu" style:family="text">
      <style:text-properties fo:background-color="#80FFFF" style:text-underline-type="single" style:text-underline-style="solid" style:text-underline-width="auto" style:text-underline-mode="continuous"/>
    </style:style>
    <style:style style:name="T3619" style:parent-style-name="Domyślnaczcionkaakapitu" style:family="text">
      <style:text-properties style:text-underline-type="single" style:text-underline-style="solid" style:text-underline-width="auto" style:text-underline-mode="continuous"/>
    </style:style>
    <style:style style:name="T3620" style:parent-style-name="Domyślnaczcionkaakapitu" style:family="text">
      <style:text-properties fo:background-color="#80FFFF"/>
    </style:style>
    <style:style style:name="P3621" style:parent-style-name="Normalny" style:family="paragraph">
      <style:paragraph-properties fo:text-align="justify" fo:line-height="150%" fo:text-indent="0.2479in"/>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P3624" style:parent-style-name="Normalny" style:family="paragraph">
      <style:paragraph-properties fo:text-align="justify" fo:line-height="150%"/>
    </style:style>
    <style:style style:name="T3625" style:parent-style-name="Domyślnaczcionkaakapitu" style:family="text">
      <style:text-properties style:text-underline-type="single" style:text-underline-style="solid" style:text-underline-width="auto" style:text-underline-mode="continuous"/>
    </style:style>
    <style:style style:name="T3626" style:parent-style-name="Domyślnaczcionkaakapitu" style:family="text">
      <style:text-properties fo:background-color="#80FFFF"/>
    </style:style>
    <style:style style:name="P3627" style:parent-style-name="Normalny" style:family="paragraph">
      <style:paragraph-properties fo:text-align="justify" fo:line-height="150%" fo:text-indent="0.2479in"/>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fo:text-indent="0.2479in"/>
    </style:style>
    <style:style style:name="P3631" style:parent-style-name="Normalny" style:family="paragraph">
      <style:paragraph-properties fo:text-align="justify" fo:line-height="150%"/>
    </style:style>
    <style:style style:name="T3632" style:parent-style-name="Domyślnaczcionkaakapitu" style:family="text">
      <style:text-properties fo:background-color="#80FFFF" style:text-underline-type="single" style:text-underline-style="solid" style:text-underline-width="auto" style:text-underline-mode="continuous"/>
    </style:style>
    <style:style style:name="T3633" style:parent-style-name="Domyślnaczcionkaakapitu" style:family="text">
      <style:text-properties style:text-underline-type="single" style:text-underline-style="solid" style:text-underline-width="auto" style:text-underline-mode="continuous"/>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fo:text-indent="0.2479in"/>
    </style:style>
    <style:style style:name="P3636" style:parent-style-name="Normalny" style:family="paragraph">
      <style:paragraph-properties fo:text-align="justify" fo:line-height="150%"/>
    </style:style>
    <style:style style:name="T3637" style:parent-style-name="Domyślnaczcionkaakapitu" style:family="text">
      <style:text-properties style:text-underline-type="single" style:text-underline-style="solid" style:text-underline-width="auto" style:text-underline-mode="continuous"/>
    </style:style>
    <style:style style:name="T3638" style:parent-style-name="Domyślnaczcionkaakapitu" style:family="text">
      <style:text-properties fo:background-color="#80FFFF" style:text-underline-type="single" style:text-underline-style="solid" style:text-underline-width="auto" style:text-underline-mode="continuous"/>
    </style:style>
    <style:style style:name="T3639" style:parent-style-name="Domyślnaczcionkaakapitu" style:family="text">
      <style:text-properties style:text-underline-type="single" style:text-underline-style="solid" style:text-underline-width="auto" style:text-underline-mode="continuous"/>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fo:text-indent="0.2479in"/>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style:style>
    <style:style style:name="T3645" style:parent-style-name="Domyślnaczcionkaakapitu" style:family="text">
      <style:text-properties fo:background-color="#80FFFF" style:text-underline-type="single" style:text-underline-style="solid" style:text-underline-width="auto" style:text-underline-mode="continuous"/>
    </style:style>
    <style:style style:name="T3646" style:parent-style-name="Domyślnaczcionkaakapitu" style:family="text">
      <style:text-properties style:text-underline-type="single" style:text-underline-style="solid" style:text-underline-width="auto" style:text-underline-mode="continuous"/>
    </style:style>
    <style:style style:name="T3647" style:parent-style-name="Domyślnaczcionkaakapitu" style:family="text">
      <style:text-properties fo:background-color="#80FFFF" style:text-underline-type="single" style:text-underline-style="solid" style:text-underline-width="auto" style:text-underline-mode="continuous"/>
    </style:style>
    <style:style style:name="T3648" style:parent-style-name="Domyślnaczcionkaakapitu" style:family="text">
      <style:text-properties style:text-underline-type="single" style:text-underline-style="solid" style:text-underline-width="auto" style:text-underline-mode="continuous"/>
    </style:style>
    <style:style style:name="T3649" style:parent-style-name="Domyślnaczcionkaakapitu" style:family="text">
      <style:text-properties fo:background-color="#80FFFF" style:text-underline-type="single" style:text-underline-style="solid" style:text-underline-width="auto" style:text-underline-mode="continuous"/>
    </style:style>
    <style:style style:name="T3650" style:parent-style-name="Domyślnaczcionkaakapitu" style:family="text">
      <style:text-properties style:text-underline-type="single" style:text-underline-style="solid" style:text-underline-width="auto" style:text-underline-mode="continuous"/>
    </style:style>
    <style:style style:name="T3651" style:parent-style-name="Domyślnaczcionkaakapitu" style:family="text">
      <style:text-properties fo:background-color="#80FFFF" style:text-underline-type="single" style:text-underline-style="solid" style:text-underline-width="auto" style:text-underline-mode="continuous"/>
    </style:style>
    <style:style style:name="T3652" style:parent-style-name="Domyślnaczcionkaakapitu" style:family="text">
      <style:text-properties style:text-underline-type="single" style:text-underline-style="solid" style:text-underline-width="auto" style:text-underline-mode="continuous"/>
    </style:style>
    <style:style style:name="T3653" style:parent-style-name="Domyślnaczcionkaakapitu" style:family="text">
      <style:text-properties fo:background-color="#80FFFF" style:text-underline-type="single" style:text-underline-style="solid" style:text-underline-width="auto" style:text-underline-mode="continuous"/>
    </style:style>
    <style:style style:name="T3654" style:parent-style-name="Domyślnaczcionkaakapitu" style:family="text">
      <style:text-properties style:text-underline-type="single" style:text-underline-style="solid" style:text-underline-width="auto" style:text-underline-mode="continuous"/>
    </style:style>
    <style:style style:name="T3655" style:parent-style-name="Domyślnaczcionkaakapitu" style:family="text">
      <style:text-properties fo:background-color="#80FFFF"/>
    </style:style>
    <style:style style:name="P3656" style:parent-style-name="Normalny" style:family="paragraph">
      <style:paragraph-properties fo:text-align="justify" fo:line-height="150%" fo:text-indent="0.2479in"/>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P3660" style:parent-style-name="Normalny" style:family="paragraph">
      <style:paragraph-properties fo:text-align="justify" fo:line-height="150%" fo:text-indent="0.2479in"/>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P3663" style:parent-style-name="Normalny" style:family="paragraph">
      <style:paragraph-properties fo:text-align="justify" fo:line-height="150%"/>
    </style:style>
    <style:style style:name="T3664" style:parent-style-name="Domyślnaczcionkaakapitu" style:family="text">
      <style:text-properties style:text-underline-type="single" style:text-underline-style="solid" style:text-underline-width="auto" style:text-underline-mode="continuous"/>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fo:text-indent="0.2479in"/>
    </style:style>
    <style:style style:name="T3667" style:parent-style-name="Domyślnaczcionkaakapitu" style:family="text">
      <style:text-properties fo:background-color="#80FFFF"/>
    </style:style>
    <style:style style:name="P3668" style:parent-style-name="Normalny" style:family="paragraph">
      <style:paragraph-properties fo:text-align="justify" fo:line-height="150%"/>
    </style:style>
    <style:style style:name="T3669" style:parent-style-name="Domyślnaczcionkaakapitu" style:family="text">
      <style:text-properties fo:background-color="#80FFFF" style:text-underline-type="single" style:text-underline-style="solid" style:text-underline-width="auto" style:text-underline-mode="continuous"/>
    </style:style>
    <style:style style:name="T3670" style:parent-style-name="Domyślnaczcionkaakapitu" style:family="text">
      <style:text-properties style:text-underline-type="single" style:text-underline-style="solid" style:text-underline-width="auto" style:text-underline-mode="continuous"/>
    </style:style>
    <style:style style:name="T3671" style:parent-style-name="Domyślnaczcionkaakapitu" style:family="text">
      <style:text-properties fo:background-color="#80FFFF" style:text-underline-type="single" style:text-underline-style="solid" style:text-underline-width="auto" style:text-underline-mode="continuous"/>
    </style:style>
    <style:style style:name="T3672" style:parent-style-name="Domyślnaczcionkaakapitu" style:family="text">
      <style:text-properties style:text-underline-type="single" style:text-underline-style="solid" style:text-underline-width="auto" style:text-underline-mode="continuous"/>
    </style:style>
    <style:style style:name="T3673" style:parent-style-name="Domyślnaczcionkaakapitu" style:family="text">
      <style:text-properties fo:background-color="#80FFFF"/>
    </style:style>
    <style:style style:name="P3674" style:parent-style-name="Normalny" style:family="paragraph">
      <style:paragraph-properties fo:text-align="justify" fo:line-height="150%" fo:text-indent="0.2479in"/>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fo:text-indent="0.2479in"/>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P3685" style:parent-style-name="Normalny" style:family="paragraph">
      <style:paragraph-properties fo:text-align="justify" fo:line-height="150%"/>
    </style:style>
    <style:style style:name="T3686" style:parent-style-name="Domyślnaczcionkaakapitu" style:family="text">
      <style:text-properties style:text-underline-type="single" style:text-underline-style="solid" style:text-underline-width="auto" style:text-underline-mode="continuous"/>
    </style:style>
    <style:style style:name="T3687" style:parent-style-name="Domyślnaczcionkaakapitu" style:family="text">
      <style:text-properties fo:background-color="#80FFFF"/>
    </style:style>
    <style:style style:name="P3688" style:parent-style-name="Normalny" style:family="paragraph">
      <style:paragraph-properties fo:text-align="justify" fo:line-height="150%" fo:text-indent="0.2479in"/>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P3691" style:parent-style-name="Normalny" style:family="paragraph">
      <style:paragraph-properties fo:text-align="justify" fo:line-height="150%" fo:text-indent="0.2479in"/>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P3702" style:parent-style-name="Normalny" style:family="paragraph">
      <style:paragraph-properties fo:text-align="justify" fo:line-height="150%" fo:text-indent="0.2479in"/>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style:style>
    <style:style style:name="P3709" style:parent-style-name="Normalny" style:family="paragraph">
      <style:paragraph-properties fo:text-align="justify" fo:line-height="150%" fo:text-indent="0.2479in"/>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fo:text-indent="0.2479in"/>
    </style:style>
    <style:style style:name="T3713" style:parent-style-name="Domyślnaczcionkaakapitu" style:family="text">
      <style:text-properties fo:background-color="#80FFFF"/>
    </style:style>
    <style:style style:name="P3714" style:parent-style-name="Normalny" style:family="paragraph">
      <style:paragraph-properties fo:text-align="justify" fo:line-height="150%" fo:text-indent="0.2479in"/>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P3717" style:parent-style-name="Normalny" style:family="paragraph">
      <style:paragraph-properties fo:text-align="justify" fo:line-height="150%" fo:text-indent="0.2479in"/>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P3728" style:parent-style-name="Normalny" style:family="paragraph">
      <style:paragraph-properties fo:text-align="justify" fo:line-height="150%" fo:text-indent="0.2479in"/>
    </style:style>
    <style:style style:name="P3729" style:parent-style-name="Normalny" style:family="paragraph">
      <style:paragraph-properties fo:text-align="justify" fo:line-height="150%" fo:text-indent="0.2479in"/>
    </style:style>
    <style:style style:name="P3730" style:parent-style-name="Normalny" style:family="paragraph">
      <style:paragraph-properties fo:text-align="justify" fo:line-height="150%" fo:text-indent="0.2479in"/>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P3733" style:parent-style-name="Normalny" style:family="paragraph">
      <style:paragraph-properties fo:text-align="justify" fo:line-height="150%" fo:text-indent="0.2479in"/>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P3738" style:parent-style-name="Normalny" style:family="paragraph">
      <style:paragraph-properties fo:text-align="justify" fo:line-height="150%" fo:text-indent="0.2479in"/>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P3743" style:parent-style-name="Normalny" style:family="paragraph">
      <style:paragraph-properties fo:text-align="justify" fo:line-height="150%"/>
    </style:style>
    <style:style style:name="T3744" style:parent-style-name="Domyślnaczcionkaakapitu" style:family="text">
      <style:text-properties style:text-underline-type="single" style:text-underline-style="solid" style:text-underline-width="auto" style:text-underline-mode="continuous"/>
    </style:style>
    <style:style style:name="T3745" style:parent-style-name="Domyślnaczcionkaakapitu" style:family="text">
      <style:text-properties fo:background-color="#80FFFF"/>
    </style:style>
    <style:style style:name="P3746" style:parent-style-name="Normalny" style:family="paragraph">
      <style:paragraph-properties fo:text-align="justify" fo:line-height="150%" fo:text-indent="0.2479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P3750" style:parent-style-name="Normalny" style:family="paragraph">
      <style:paragraph-properties fo:text-align="justify" fo:line-height="150%" fo:text-indent="0.2479in"/>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P3755" style:parent-style-name="Normalny" style:family="paragraph">
      <style:paragraph-properties fo:text-align="justify" fo:line-height="150%" fo:text-indent="0.2479in"/>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P3760" style:parent-style-name="Normalny" style:family="paragraph">
      <style:paragraph-properties fo:text-align="justify" fo:line-height="150%" fo:text-indent="0.2479in"/>
    </style:style>
    <style:style style:name="T3761" style:parent-style-name="Domyślnaczcionkaakapitu" style:family="text">
      <style:text-properties fo:background-color="#80FFFF"/>
    </style:style>
    <style:style style:name="P3762" style:parent-style-name="Normalny" style:family="paragraph">
      <style:paragraph-properties fo:text-align="justify" fo:line-height="150%"/>
    </style:style>
    <style:style style:name="T3763" style:parent-style-name="Domyślnaczcionkaakapitu" style:family="text">
      <style:text-properties fo:background-color="#80FFFF" style:text-underline-type="single" style:text-underline-style="solid" style:text-underline-width="auto" style:text-underline-mode="continuous"/>
    </style:style>
    <style:style style:name="T3764" style:parent-style-name="Domyślnaczcionkaakapitu" style:family="text">
      <style:text-properties style:text-underline-type="single" style:text-underline-style="solid" style:text-underline-width="auto" style:text-underline-mode="continuous"/>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479in"/>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style:style>
    <style:style style:name="T3769" style:parent-style-name="Domyślnaczcionkaakapitu" style:family="text">
      <style:text-properties style:text-underline-type="single" style:text-underline-style="solid" style:text-underline-width="auto" style:text-underline-mode="continuous"/>
    </style:style>
    <style:style style:name="T3770" style:parent-style-name="Domyślnaczcionkaakapitu" style:family="text">
      <style:text-properties fo:background-color="#80FFFF" style:text-underline-type="single" style:text-underline-style="solid" style:text-underline-width="auto" style:text-underline-mode="continuous"/>
    </style:style>
    <style:style style:name="T3771" style:parent-style-name="Domyślnaczcionkaakapitu" style:family="text">
      <style:text-properties style:text-underline-type="single" style:text-underline-style="solid" style:text-underline-width="auto" style:text-underline-mode="continuous"/>
    </style:style>
    <style:style style:name="T3772" style:parent-style-name="Domyślnaczcionkaakapitu" style:family="text">
      <style:text-properties fo:background-color="#80FFFF"/>
    </style:style>
    <style:style style:name="P3773" style:parent-style-name="Normalny" style:family="paragraph">
      <style:paragraph-properties fo:text-align="justify" fo:line-height="150%" fo:text-indent="0.2479in"/>
    </style:style>
    <style:style style:name="T3774" style:parent-style-name="Domyślnaczcionkaakapitu" style:family="text">
      <style:text-properties fo:background-color="#80FFFF"/>
    </style:style>
    <style:style style:name="P3775" style:parent-style-name="Normalny" style:family="paragraph">
      <style:paragraph-properties fo:text-align="justify" fo:line-height="150%"/>
    </style:style>
    <style:style style:name="T3776" style:parent-style-name="Domyślnaczcionkaakapitu" style:family="text">
      <style:text-properties style:text-underline-type="single" style:text-underline-style="solid" style:text-underline-width="auto" style:text-underline-mode="continuous"/>
    </style:style>
    <style:style style:name="T3777" style:parent-style-name="Domyślnaczcionkaakapitu" style:family="text">
      <style:text-properties fo:background-color="#80FFFF" style:text-underline-type="single" style:text-underline-style="solid" style:text-underline-width="auto" style:text-underline-mode="continuous"/>
    </style:style>
    <style:style style:name="T3778" style:parent-style-name="Domyślnaczcionkaakapitu" style:family="text">
      <style:text-properties style:text-underline-type="single" style:text-underline-style="solid" style:text-underline-width="auto" style:text-underline-mode="continuous"/>
    </style:style>
    <style:style style:name="T3779" style:parent-style-name="Domyślnaczcionkaakapitu" style:family="text">
      <style:text-properties fo:background-color="#80FFFF" style:text-underline-type="single" style:text-underline-style="solid" style:text-underline-width="auto" style:text-underline-mode="continuous"/>
    </style:style>
    <style:style style:name="T3780" style:parent-style-name="Domyślnaczcionkaakapitu" style:family="text">
      <style:text-properties style:text-underline-type="single" style:text-underline-style="solid" style:text-underline-width="auto" style:text-underline-mode="continuous"/>
    </style:style>
    <style:style style:name="T3781" style:parent-style-name="Domyślnaczcionkaakapitu" style:family="text">
      <style:text-properties fo:background-color="#80FFFF"/>
    </style:style>
    <style:style style:name="P3782" style:parent-style-name="Normalny" style:family="paragraph">
      <style:paragraph-properties fo:text-align="justify" fo:line-height="150%" fo:text-indent="0.2479in"/>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P3785" style:parent-style-name="Normalny" style:family="paragraph">
      <style:paragraph-properties fo:text-align="justify" fo:line-height="150%" fo:text-indent="0.2479in"/>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P3793" style:parent-style-name="Normalny" style:family="paragraph">
      <style:paragraph-properties fo:text-align="justify" fo:line-height="150%" fo:text-indent="0.2479in"/>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P3796" style:parent-style-name="Normalny" style:family="paragraph">
      <style:paragraph-properties fo:text-align="justify" fo:line-height="150%"/>
    </style:style>
    <style:style style:name="T3797" style:parent-style-name="Domyślnaczcionkaakapitu" style:family="text">
      <style:text-properties fo:background-color="#80FFFF" style:text-underline-type="single" style:text-underline-style="solid" style:text-underline-width="auto" style:text-underline-mode="continuous"/>
    </style:style>
    <style:style style:name="T3798" style:parent-style-name="Domyślnaczcionkaakapitu" style:family="text">
      <style:text-properties style:text-underline-type="single" style:text-underline-style="solid" style:text-underline-width="auto" style:text-underline-mode="continuous"/>
    </style:style>
    <style:style style:name="T3799" style:parent-style-name="Domyślnaczcionkaakapitu" style:family="text">
      <style:text-properties fo:background-color="#80FFFF" style:text-underline-type="single" style:text-underline-style="solid" style:text-underline-width="auto" style:text-underline-mode="continuous"/>
    </style:style>
    <style:style style:name="T3800" style:parent-style-name="Domyślnaczcionkaakapitu" style:family="text">
      <style:text-properties style:text-underline-type="single" style:text-underline-style="solid" style:text-underline-width="auto" style:text-underline-mode="continuous"/>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P3804" style:parent-style-name="Normalny" style:family="paragraph">
      <style:paragraph-properties fo:text-align="justify" fo:line-height="150%"/>
    </style:style>
    <style:style style:name="T3805" style:parent-style-name="Domyślnaczcionkaakapitu" style:family="text">
      <style:text-properties style:text-underline-type="single" style:text-underline-style="solid" style:text-underline-width="auto" style:text-underline-mode="continuous"/>
    </style:style>
    <style:style style:name="T3806" style:parent-style-name="Domyślnaczcionkaakapitu" style:family="text">
      <style:text-properties fo:background-color="#80FFFF" style:text-underline-type="single" style:text-underline-style="solid" style:text-underline-width="auto" style:text-underline-mode="continuous"/>
    </style:style>
    <style:style style:name="T3807" style:parent-style-name="Domyślnaczcionkaakapitu" style:family="text">
      <style:text-properties style:text-underline-type="single" style:text-underline-style="solid" style:text-underline-width="auto" style:text-underline-mode="continuous"/>
    </style:style>
    <style:style style:name="T3808" style:parent-style-name="Domyślnaczcionkaakapitu" style:family="text">
      <style:text-properties fo:background-color="#80FFFF" style:text-underline-type="single" style:text-underline-style="solid" style:text-underline-width="auto" style:text-underline-mode="continuous"/>
    </style:style>
    <style:style style:name="T3809" style:parent-style-name="Domyślnaczcionkaakapitu" style:family="text">
      <style:text-properties style:text-underline-type="single" style:text-underline-style="solid" style:text-underline-width="auto" style:text-underline-mode="continuous"/>
    </style:style>
    <style:style style:name="T3810" style:parent-style-name="Domyślnaczcionkaakapitu" style:family="text">
      <style:text-properties fo:background-color="#80FFFF" style:text-underline-type="single" style:text-underline-style="solid" style:text-underline-width="auto" style:text-underline-mode="continuous"/>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fo:text-indent="0.2479in"/>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P3815" style:parent-style-name="Normalny" style:family="paragraph">
      <style:paragraph-properties fo:text-align="justify" fo:line-height="150%" fo:text-indent="0.2479in"/>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P3832" style:parent-style-name="Normalny" style:family="paragraph">
      <style:paragraph-properties fo:text-align="justify" fo:line-height="150%" fo:text-indent="0.2479in"/>
    </style:style>
    <style:style style:name="P3833" style:parent-style-name="Normalny" style:family="paragraph">
      <style:paragraph-properties fo:text-align="justify" fo:line-height="150%"/>
    </style:style>
    <style:style style:name="T3834" style:parent-style-name="Domyślnaczcionkaakapitu" style:family="text">
      <style:text-properties style:text-underline-type="single" style:text-underline-style="solid" style:text-underline-width="auto" style:text-underline-mode="continuous"/>
    </style:style>
    <style:style style:name="T3835" style:parent-style-name="Domyślnaczcionkaakapitu" style:family="text">
      <style:text-properties fo:background-color="#80FFFF" style:text-underline-type="single" style:text-underline-style="solid" style:text-underline-width="auto" style:text-underline-mode="continuous"/>
    </style:style>
    <style:style style:name="T3836" style:parent-style-name="Domyślnaczcionkaakapitu" style:family="text">
      <style:text-properties style:text-underline-type="single" style:text-underline-style="solid" style:text-underline-width="auto" style:text-underline-mode="continuous"/>
    </style:style>
    <style:style style:name="T3837" style:parent-style-name="Domyślnaczcionkaakapitu" style:family="text">
      <style:text-properties fo:background-color="#80FFFF" style:text-underline-type="single" style:text-underline-style="solid" style:text-underline-width="auto" style:text-underline-mode="continuous"/>
    </style:style>
    <style:style style:name="T3838" style:parent-style-name="Domyślnaczcionkaakapitu" style:family="text">
      <style:text-properties style:text-underline-type="single" style:text-underline-style="solid" style:text-underline-width="auto" style:text-underline-mode="continuous"/>
    </style:style>
    <style:style style:name="T3839" style:parent-style-name="Domyślnaczcionkaakapitu" style:family="text">
      <style:text-properties fo:background-color="#80FFFF" style:text-underline-type="single" style:text-underline-style="solid" style:text-underline-width="auto" style:text-underline-mode="continuous"/>
    </style:style>
    <style:style style:name="T3840" style:parent-style-name="Domyślnaczcionkaakapitu" style:family="text">
      <style:text-properties style:text-underline-type="single" style:text-underline-style="solid" style:text-underline-width="auto" style:text-underline-mode="continuous"/>
    </style:style>
    <style:style style:name="T3841" style:parent-style-name="Domyślnaczcionkaakapitu" style:family="text">
      <style:text-properties fo:background-color="#80FFFF"/>
    </style:style>
    <style:style style:name="P3842" style:parent-style-name="Normalny" style:family="paragraph">
      <style:paragraph-properties fo:text-align="justify" fo:line-height="150%" fo:text-indent="0.2479in"/>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style:text-underline-type="single" style:text-underline-style="solid" style:text-underline-width="auto" style:text-underline-mode="continuous"/>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fo:text-indent="0.2479in"/>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P3855" style:parent-style-name="Normalny" style:family="paragraph">
      <style:paragraph-properties fo:text-align="justify" fo:line-height="150%" fo:text-indent="0.2479in"/>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P3859" style:parent-style-name="Normalny" style:family="paragraph">
      <style:paragraph-properties fo:text-align="justify" fo:line-height="150%" fo:text-indent="0.2479in"/>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P3862" style:parent-style-name="Normalny" style:family="paragraph">
      <style:paragraph-properties fo:text-align="justify" fo:line-height="150%" fo:text-indent="0.2479in"/>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P3865" style:parent-style-name="Normalny" style:family="paragraph">
      <style:paragraph-properties fo:text-align="justify" fo:line-height="150%"/>
    </style:style>
    <style:style style:name="T3866" style:parent-style-name="Domyślnaczcionkaakapitu" style:family="text">
      <style:text-properties style:text-underline-type="single" style:text-underline-style="solid" style:text-underline-width="auto" style:text-underline-mode="continuous"/>
    </style:style>
    <style:style style:name="T3867" style:parent-style-name="Domyślnaczcionkaakapitu" style:family="text">
      <style:text-properties fo:background-color="#80FFFF" style:text-underline-type="single" style:text-underline-style="solid" style:text-underline-width="auto" style:text-underline-mode="continuous"/>
    </style:style>
    <style:style style:name="T3868" style:parent-style-name="Domyślnaczcionkaakapitu" style:family="text">
      <style:text-properties style:text-underline-type="single" style:text-underline-style="solid" style:text-underline-width="auto" style:text-underline-mode="continuous"/>
    </style:style>
    <style:style style:name="T3869" style:parent-style-name="Domyślnaczcionkaakapitu" style:family="text">
      <style:text-properties fo:background-color="#80FFFF" style:text-underline-type="single" style:text-underline-style="solid" style:text-underline-width="auto" style:text-underline-mode="continuous"/>
    </style:style>
    <style:style style:name="T3870" style:parent-style-name="Domyślnaczcionkaakapitu" style:family="text">
      <style:text-properties style:text-underline-type="single" style:text-underline-style="solid" style:text-underline-width="auto" style:text-underline-mode="continuous"/>
    </style:style>
    <style:style style:name="T3871" style:parent-style-name="Domyślnaczcionkaakapitu" style:family="text">
      <style:text-properties fo:background-color="#80FFFF"/>
    </style:style>
    <style:style style:name="P3872" style:parent-style-name="Normalny" style:family="paragraph">
      <style:paragraph-properties fo:text-align="justify" fo:line-height="150%" fo:text-indent="0.2479in"/>
    </style:style>
    <style:style style:name="T3873" style:parent-style-name="Domyślnaczcionkaakapitu" style:family="text">
      <style:text-properties fo:background-color="#80FFFF"/>
    </style:style>
    <style:style style:name="P3874" style:parent-style-name="Normalny" style:family="paragraph">
      <style:paragraph-properties fo:text-align="justify" fo:line-height="150%"/>
    </style:style>
    <style:style style:name="T3875" style:parent-style-name="Domyślnaczcionkaakapitu" style:family="text">
      <style:text-properties style:text-underline-type="single" style:text-underline-style="solid" style:text-underline-width="auto" style:text-underline-mode="continuous"/>
    </style:style>
    <style:style style:name="T3876" style:parent-style-name="Domyślnaczcionkaakapitu" style:family="text">
      <style:text-properties fo:background-color="#80FFFF" style:text-underline-type="single" style:text-underline-style="solid" style:text-underline-width="auto" style:text-underline-mode="continuous"/>
    </style:style>
    <style:style style:name="T3877" style:parent-style-name="Domyślnaczcionkaakapitu" style:family="text">
      <style:text-properties style:text-underline-type="single" style:text-underline-style="solid" style:text-underline-width="auto" style:text-underline-mode="continuous"/>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fo:text-indent="0.2479in"/>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fo:text-indent="0.2479in"/>
    </style:style>
    <style:style style:name="T3892" style:parent-style-name="Domyślnaczcionkaakapitu" style:family="text">
      <style:text-properties fo:background-color="#80FFFF"/>
    </style:style>
    <style:style style:name="P3893" style:parent-style-name="Normalny" style:family="paragraph">
      <style:paragraph-properties fo:text-align="justify" fo:line-height="150%" fo:text-indent="0.2479in"/>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P3897" style:parent-style-name="Normalny" style:family="paragraph">
      <style:paragraph-properties fo:text-align="justify" fo:line-height="150%" fo:text-indent="0.2479in"/>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P3902" style:parent-style-name="Normalny" style:family="paragraph">
      <style:paragraph-properties fo:text-align="justify" fo:line-height="150%" fo:text-indent="0.2479in"/>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P3915" style:parent-style-name="Normalny" style:family="paragraph">
      <style:paragraph-properties fo:text-align="justify" fo:line-height="150%" fo:text-indent="0.2479in"/>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P3919" style:parent-style-name="Normalny" style:family="paragraph">
      <style:paragraph-properties fo:text-align="justify" fo:line-height="150%" fo:text-indent="0.2479in"/>
    </style:style>
    <style:style style:name="T3920" style:parent-style-name="Domyślnaczcionkaakapitu" style:family="text">
      <style:text-properties fo:background-color="#80FFFF"/>
    </style:style>
    <style:style style:name="P3921" style:parent-style-name="Normalny" style:family="paragraph">
      <style:paragraph-properties fo:text-align="justify" fo:line-height="150%"/>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fo:background-color="#80FFFF" style:text-underline-type="single" style:text-underline-style="solid" style:text-underline-width="auto" style:text-underline-mode="continuous"/>
    </style:style>
    <style:style style:name="T3924" style:parent-style-name="Domyślnaczcionkaakapitu" style:family="text">
      <style:text-properties style:text-underline-type="single" style:text-underline-style="solid" style:text-underline-width="auto" style:text-underline-mode="continuous"/>
    </style:style>
    <style:style style:name="T3925" style:parent-style-name="Domyślnaczcionkaakapitu" style:family="text">
      <style:text-properties fo:background-color="#80FFFF" style:text-underline-type="single" style:text-underline-style="solid" style:text-underline-width="auto" style:text-underline-mode="continuous"/>
    </style:style>
    <style:style style:name="T3926" style:parent-style-name="Domyślnaczcionkaakapitu" style:family="text">
      <style:text-properties style:text-underline-type="single" style:text-underline-style="solid" style:text-underline-width="auto" style:text-underline-mode="continuous"/>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T3929" style:parent-style-name="Domyślnaczcionkaakapitu" style:family="text">
      <style:text-properties fo:background-color="#80FFFF"/>
    </style:style>
    <style:style style:name="P3930" style:parent-style-name="Normalny" style:family="paragraph">
      <style:paragraph-properties fo:text-align="justify" fo:line-height="150%"/>
    </style:style>
    <style:style style:name="T3931" style:parent-style-name="Domyślnaczcionkaakapitu" style:family="text">
      <style:text-properties style:text-underline-type="single" style:text-underline-style="solid" style:text-underline-width="auto" style:text-underline-mode="continuous"/>
    </style:style>
    <style:style style:name="T3932" style:parent-style-name="Domyślnaczcionkaakapitu" style:family="text">
      <style:text-properties fo:background-color="#80FFFF" style:text-underline-type="single" style:text-underline-style="solid" style:text-underline-width="auto" style:text-underline-mode="continuous"/>
    </style:style>
    <style:style style:name="T3933" style:parent-style-name="Domyślnaczcionkaakapitu" style:family="text">
      <style:text-properties style:text-underline-type="single" style:text-underline-style="solid" style:text-underline-width="auto" style:text-underline-mode="continuous"/>
    </style:style>
    <style:style style:name="T3934" style:parent-style-name="Domyślnaczcionkaakapitu" style:family="text">
      <style:text-properties fo:background-color="#80FFFF" style:text-underline-type="single" style:text-underline-style="solid" style:text-underline-width="auto" style:text-underline-mode="continuous"/>
    </style:style>
    <style:style style:name="T3935" style:parent-style-name="Domyślnaczcionkaakapitu" style:family="text">
      <style:text-properties fo:background-color="#80FFFF"/>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P3939" style:parent-style-name="Normalny" style:family="paragraph">
      <style:paragraph-properties fo:text-align="justify" fo:line-height="150%" fo:text-indent="0.2479in"/>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P3944" style:parent-style-name="Normalny" style:family="paragraph">
      <style:paragraph-properties fo:text-align="justify" fo:line-height="150%" fo:text-indent="0.2479in">
        <style:tab-stops>
          <style:tab-stop style:type="left" style:position="2.1916in"/>
        </style:tab-stops>
      </style:paragraph-properties>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P3949" style:parent-style-name="Normalny" style:family="paragraph">
      <style:paragraph-properties fo:text-align="justify" fo:line-height="150%" fo:text-indent="0.2479in"/>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P3955" style:parent-style-name="Normalny" style:family="paragraph">
      <style:paragraph-properties fo:text-align="justify" fo:line-height="150%" fo:text-indent="0.2479in"/>
    </style:style>
    <style:style style:name="P3956" style:parent-style-name="Normalny" style:family="paragraph">
      <style:paragraph-properties fo:text-align="justify" fo:line-height="150%"/>
    </style:style>
    <style:style style:name="T3957" style:parent-style-name="Domyślnaczcionkaakapitu" style:family="text">
      <style:text-properties style:text-underline-type="single" style:text-underline-style="solid" style:text-underline-width="auto" style:text-underline-mode="continuous"/>
    </style:style>
    <style:style style:name="T3958" style:parent-style-name="Domyślnaczcionkaakapitu" style:family="text">
      <style:text-properties fo:background-color="#80FFFF" style:text-underline-type="single" style:text-underline-style="solid" style:text-underline-width="auto" style:text-underline-mode="continuous"/>
    </style:style>
    <style:style style:name="T3959" style:parent-style-name="Domyślnaczcionkaakapitu" style:family="text">
      <style:text-properties style:text-underline-type="single" style:text-underline-style="solid" style:text-underline-width="auto" style:text-underline-mode="continuous"/>
    </style:style>
    <style:style style:name="T3960" style:parent-style-name="Domyślnaczcionkaakapitu" style:family="text">
      <style:text-properties fo:background-color="#80FFFF"/>
    </style:style>
    <style:style style:name="P3961" style:parent-style-name="Normalny" style:family="paragraph">
      <style:paragraph-properties fo:text-align="justify" fo:line-height="150%" fo:text-indent="0.2479in"/>
    </style:style>
    <style:style style:name="T3962" style:parent-style-name="Domyślnaczcionkaakapitu" style:family="text">
      <style:text-properties fo:background-color="#80FFFF"/>
    </style:style>
    <style:style style:name="P3963" style:parent-style-name="Normalny" style:family="paragraph">
      <style:paragraph-properties fo:text-align="justify" fo:line-height="150%"/>
    </style:style>
    <style:style style:name="T3964" style:parent-style-name="Domyślnaczcionkaakapitu" style:family="text">
      <style:text-properties style:text-underline-type="single" style:text-underline-style="solid" style:text-underline-width="auto" style:text-underline-mode="continuous"/>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P3977" style:parent-style-name="Normalny" style:family="paragraph">
      <style:paragraph-properties fo:text-align="justify" fo:line-height="150%" fo:text-indent="0.2479in"/>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P3982" style:parent-style-name="Normalny" style:family="paragraph">
      <style:paragraph-properties fo:text-align="justify" fo:line-height="150%" fo:text-indent="0.2479in"/>
    </style:style>
    <style:style style:name="T3983" style:parent-style-name="Domyślnaczcionkaakapitu" style:family="text">
      <style:text-properties fo:background-color="#80FFFF"/>
    </style:style>
    <style:style style:name="P3984" style:parent-style-name="Normalny" style:family="paragraph">
      <style:paragraph-properties fo:text-align="justify" fo:line-height="150%"/>
    </style:style>
    <style:style style:name="T3985" style:parent-style-name="Domyślnaczcionkaakapitu" style:family="text">
      <style:text-properties style:text-underline-type="single" style:text-underline-style="solid" style:text-underline-width="auto" style:text-underline-mode="continuous"/>
    </style:style>
    <style:style style:name="T3986" style:parent-style-name="Domyślnaczcionkaakapitu" style:family="text">
      <style:text-properties fo:background-color="#80FFFF" style:text-underline-type="single" style:text-underline-style="solid" style:text-underline-width="auto" style:text-underline-mode="continuous"/>
    </style:style>
    <style:style style:name="T3987" style:parent-style-name="Domyślnaczcionkaakapitu" style:family="text">
      <style:text-properties style:text-underline-type="single" style:text-underline-style="solid" style:text-underline-width="auto" style:text-underline-mode="continuous"/>
    </style:style>
    <style:style style:name="T3988" style:parent-style-name="Domyślnaczcionkaakapitu" style:family="text">
      <style:text-properties fo:background-color="#80FFFF"/>
    </style:style>
    <style:style style:name="P3989" style:parent-style-name="Normalny" style:family="paragraph">
      <style:paragraph-properties fo:text-align="justify" fo:line-height="150%" fo:text-indent="0.2479in"/>
    </style:style>
    <style:style style:name="T3990" style:parent-style-name="Domyślnaczcionkaakapitu" style:family="text">
      <style:text-properties fo:background-color="#80FFFF"/>
    </style:style>
    <style:style style:name="P3991" style:parent-style-name="Normalny" style:family="paragraph">
      <style:paragraph-properties fo:text-align="justify" fo:line-height="150%"/>
    </style:style>
    <style:style style:name="T3992" style:parent-style-name="Domyślnaczcionkaakapitu" style:family="text">
      <style:text-properties fo:background-color="#80FFFF" style:text-underline-type="single" style:text-underline-style="solid" style:text-underline-width="auto" style:text-underline-mode="continuous"/>
    </style:style>
    <style:style style:name="T3993" style:parent-style-name="Domyślnaczcionkaakapitu" style:family="text">
      <style:text-properties style:text-underline-type="single" style:text-underline-style="solid" style:text-underline-width="auto" style:text-underline-mode="continuous"/>
    </style:style>
    <style:style style:name="P3994" style:parent-style-name="Normalny" style:family="paragraph">
      <style:paragraph-properties fo:text-align="justify" fo:line-height="150%" fo:text-indent="0.2479in"/>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P4002" style:parent-style-name="Normalny" style:family="paragraph">
      <style:paragraph-properties fo:text-align="justify" fo:line-height="150%" fo:text-indent="0.2479in"/>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P4006" style:parent-style-name="Normalny" style:family="paragraph">
      <style:paragraph-properties fo:text-align="justify" fo:line-height="150%" fo:text-indent="0.2479in"/>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P4014" style:parent-style-name="Normalny" style:family="paragraph">
      <style:paragraph-properties fo:text-align="justify" fo:line-height="150%"/>
    </style:style>
    <style:style style:name="T4015" style:parent-style-name="Domyślnaczcionkaakapitu" style:family="text">
      <style:text-properties fo:background-color="#80FFFF"/>
    </style:style>
    <style:style style:name="P4016" style:parent-style-name="Normalny" style:family="paragraph">
      <style:paragraph-properties fo:text-align="justify" fo:line-height="150%" fo:text-indent="0.2479in"/>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P4021" style:parent-style-name="Normalny" style:family="paragraph">
      <style:paragraph-properties fo:text-align="justify" fo:line-height="150%" fo:text-indent="0.2479in"/>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P4027" style:parent-style-name="Normalny" style:family="paragraph">
      <style:paragraph-properties fo:text-align="justify" fo:line-height="150%" fo:text-indent="0.2479in"/>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P4031" style:parent-style-name="Normalny" style:family="paragraph">
      <style:paragraph-properties fo:text-align="justify" fo:line-height="150%" fo:text-indent="0.2479in"/>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P4039" style:parent-style-name="Normalny" style:family="paragraph">
      <style:paragraph-properties fo:text-align="justify" fo:line-height="150%" fo:text-indent="0.2479in"/>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P4045" style:parent-style-name="Normalny" style:family="paragraph">
      <style:paragraph-properties fo:text-align="justify" fo:line-height="150%" fo:text-indent="0.2479in"/>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P4048" style:parent-style-name="Normalny" style:family="paragraph">
      <style:paragraph-properties fo:text-align="justify" fo:line-height="150%"/>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P4052" style:parent-style-name="Normalny" style:family="paragraph">
      <style:paragraph-properties fo:text-align="justify" fo:line-height="150%" fo:text-indent="0.2479in"/>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P4055" style:parent-style-name="Normalny" style:family="paragraph">
      <style:paragraph-properties fo:text-align="justify" fo:line-height="150%"/>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P4059" style:parent-style-name="Normalny" style:family="paragraph">
      <style:paragraph-properties fo:text-align="justify" fo:line-height="150%"/>
    </style:style>
    <style:style style:name="P4060" style:parent-style-name="Normalny" style:family="paragraph">
      <style:paragraph-properties fo:text-align="justify" fo:line-height="150%">
        <style:tab-stops>
          <style:tab-stop style:type="left" style:position="2.5569in"/>
        </style:tab-stops>
      </style:paragraph-properties>
    </style:style>
    <style:style style:name="T4061" style:parent-style-name="Domyślnaczcionkaakapitu" style:family="text">
      <style:text-properties style:text-underline-type="single" style:text-underline-style="solid" style:text-underline-width="auto" style:text-underline-mode="continuous"/>
    </style:style>
    <style:style style:name="T4062" style:parent-style-name="Domyślnaczcionkaakapitu" style:family="text">
      <style:text-properties fo:background-color="#80FFFF" style:text-underline-type="single" style:text-underline-style="solid" style:text-underline-width="auto" style:text-underline-mode="continuous"/>
    </style:style>
    <style:style style:name="T4063" style:parent-style-name="Domyślnaczcionkaakapitu" style:family="text">
      <style:text-properties style:text-underline-type="single" style:text-underline-style="solid" style:text-underline-width="auto" style:text-underline-mode="continuous"/>
    </style:style>
    <style:style style:name="T4064" style:parent-style-name="Domyślnaczcionkaakapitu" style:family="text">
      <style:text-properties fo:background-color="#80FFFF"/>
    </style:style>
    <style:style style:name="P4065" style:parent-style-name="Normalny" style:family="paragraph">
      <style:paragraph-properties fo:text-align="justify" fo:line-height="150%" fo:text-indent="0.2479in">
        <style:tab-stops>
          <style:tab-stop style:type="left" style:position="2.5569in"/>
        </style:tab-stops>
      </style:paragraph-properties>
    </style:style>
    <style:style style:name="P4066" style:parent-style-name="Normalny" style:family="paragraph">
      <style:paragraph-properties fo:text-align="justify" fo:line-height="150%">
        <style:tab-stops>
          <style:tab-stop style:type="left" style:position="2.5569in"/>
        </style:tab-stops>
      </style:paragraph-properties>
    </style:style>
    <style:style style:name="T4067" style:parent-style-name="Domyślnaczcionkaakapitu" style:family="text">
      <style:text-properties style:text-underline-type="single" style:text-underline-style="solid" style:text-underline-width="auto" style:text-underline-mode="continuous"/>
    </style:style>
    <style:style style:name="T4068" style:parent-style-name="Domyślnaczcionkaakapitu" style:family="text">
      <style:text-properties fo:background-color="#80FFFF" style:text-underline-type="single" style:text-underline-style="solid" style:text-underline-width="auto" style:text-underline-mode="continuous"/>
    </style:style>
    <style:style style:name="T4069" style:parent-style-name="Domyślnaczcionkaakapitu" style:family="text">
      <style:text-properties style:text-underline-type="single" style:text-underline-style="solid" style:text-underline-width="auto" style:text-underline-mode="continuous"/>
    </style:style>
    <style:style style:name="T4070" style:parent-style-name="Domyślnaczcionkaakapitu" style:family="text">
      <style:text-properties fo:background-color="#80FFFF" style:text-underline-type="single" style:text-underline-style="solid" style:text-underline-width="auto" style:text-underline-mode="continuous"/>
    </style:style>
    <style:style style:name="T4071" style:parent-style-name="Domyślnaczcionkaakapitu" style:family="text">
      <style:text-properties style:text-underline-type="single" style:text-underline-style="solid" style:text-underline-width="auto" style:text-underline-mode="continuous"/>
    </style:style>
    <style:style style:name="T4072" style:parent-style-name="Domyślnaczcionkaakapitu" style:family="text">
      <style:text-properties fo:background-color="#80FFFF" style:text-underline-type="single" style:text-underline-style="solid" style:text-underline-width="auto" style:text-underline-mode="continuous"/>
    </style:style>
    <style:style style:name="T4073" style:parent-style-name="Domyślnaczcionkaakapitu" style:family="text">
      <style:text-properties fo:background-color="#80FFFF"/>
    </style:style>
    <style:style style:name="P4074" style:parent-style-name="Normalny" style:family="paragraph">
      <style:paragraph-properties fo:text-align="justify" fo:line-height="150%" fo:text-indent="0.2479in">
        <style:tab-stops>
          <style:tab-stop style:type="left" style:position="2.5569in"/>
        </style:tab-stops>
      </style:paragraph-properties>
    </style:style>
    <style:style style:name="P4075" style:parent-style-name="Normalny" style:family="paragraph">
      <style:paragraph-properties fo:text-align="justify" fo:line-height="150%" fo:text-indent="0.2479in"/>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P4082" style:parent-style-name="Normalny" style:family="paragraph">
      <style:paragraph-properties fo:text-align="justify" fo:line-height="150%"/>
    </style:style>
    <style:style style:name="T4083" style:parent-style-name="Domyślnaczcionkaakapitu" style:family="text">
      <style:text-properties fo:background-color="#80FFFF" style:text-underline-type="single" style:text-underline-style="solid" style:text-underline-width="auto" style:text-underline-mode="continuous"/>
    </style:style>
    <style:style style:name="T4084" style:parent-style-name="Domyślnaczcionkaakapitu" style:family="text">
      <style:text-properties style:text-underline-type="single" style:text-underline-style="solid" style:text-underline-width="auto" style:text-underline-mode="continuous"/>
    </style:style>
    <style:style style:name="T4085" style:parent-style-name="Domyślnaczcionkaakapitu" style:family="text">
      <style:text-properties fo:background-color="#80FFFF"/>
    </style:style>
    <style:style style:name="P4086" style:parent-style-name="Normalny" style:family="paragraph">
      <style:paragraph-properties fo:text-align="justify" fo:line-height="150%" fo:text-indent="0.2479in"/>
    </style:style>
    <style:style style:name="T4087" style:parent-style-name="Domyślnaczcionkaakapitu" style:family="text">
      <style:text-properties fo:background-color="#80FFFF"/>
    </style:style>
    <style:style style:name="P4088" style:parent-style-name="Normalny" style:family="paragraph">
      <style:paragraph-properties fo:text-align="justify" fo:line-height="150%"/>
    </style:style>
    <style:style style:name="T4089" style:parent-style-name="Domyślnaczcionkaakapitu" style:family="text">
      <style:text-properties fo:background-color="#80FFFF" style:text-underline-type="single" style:text-underline-style="solid" style:text-underline-width="auto" style:text-underline-mode="continuous"/>
    </style:style>
    <style:style style:name="T4090" style:parent-style-name="Domyślnaczcionkaakapitu" style:family="text">
      <style:text-properties style:text-underline-type="single" style:text-underline-style="solid" style:text-underline-width="auto" style:text-underline-mode="continuous"/>
    </style:style>
    <style:style style:name="T4091" style:parent-style-name="Domyślnaczcionkaakapitu" style:family="text">
      <style:text-properties fo:background-color="#80FFFF"/>
    </style:style>
    <style:style style:name="P4092" style:parent-style-name="Normalny" style:family="paragraph">
      <style:paragraph-properties fo:text-align="justify" fo:line-height="150%" fo:text-indent="0.2479in"/>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P4099" style:parent-style-name="Normalny" style:family="paragraph">
      <style:paragraph-properties fo:text-align="justify" fo:line-height="150%"/>
    </style:style>
    <style:style style:name="T4100" style:parent-style-name="Domyślnaczcionkaakapitu" style:family="text">
      <style:text-properties style:text-underline-type="single" style:text-underline-style="solid" style:text-underline-width="auto" style:text-underline-mode="continuous"/>
    </style:style>
    <style:style style:name="T4101" style:parent-style-name="Domyślnaczcionkaakapitu" style:family="text">
      <style:text-properties fo:background-color="#80FFFF"/>
    </style:style>
    <style:style style:name="P4102" style:parent-style-name="Normalny" style:family="paragraph">
      <style:paragraph-properties fo:text-align="justify" fo:line-height="150%" fo:text-indent="0.2479in"/>
    </style:style>
    <style:style style:name="T4103" style:parent-style-name="Domyślnaczcionkaakapitu" style:family="text">
      <style:text-properties fo:background-color="#80FFFF"/>
    </style:style>
    <style:style style:name="P4104" style:parent-style-name="Normalny" style:family="paragraph">
      <style:paragraph-properties fo:text-align="justify" fo:line-height="150%"/>
    </style:style>
    <style:style style:name="T4105" style:parent-style-name="Domyślnaczcionkaakapitu" style:family="text">
      <style:text-properties style:text-underline-type="single" style:text-underline-style="solid" style:text-underline-width="auto" style:text-underline-mode="continuous"/>
    </style:style>
    <style:style style:name="T4106" style:parent-style-name="Domyślnaczcionkaakapitu" style:family="text">
      <style:text-properties fo:background-color="#80FFFF" style:text-underline-type="single" style:text-underline-style="solid" style:text-underline-width="auto" style:text-underline-mode="continuous"/>
    </style:style>
    <style:style style:name="T4107" style:parent-style-name="Domyślnaczcionkaakapitu" style:family="text">
      <style:text-properties style:text-underline-type="single" style:text-underline-style="solid" style:text-underline-width="auto" style:text-underline-mode="continuous"/>
    </style:style>
    <style:style style:name="T4108" style:parent-style-name="Domyślnaczcionkaakapitu" style:family="text">
      <style:text-properties fo:background-color="#80FFFF"/>
    </style:style>
    <style:style style:name="P4109" style:parent-style-name="Normalny" style:family="paragraph">
      <style:paragraph-properties fo:text-align="justify" fo:line-height="150%" fo:text-indent="0.2479in"/>
    </style:style>
    <style:style style:name="T4110" style:parent-style-name="Domyślnaczcionkaakapitu" style:family="text">
      <style:text-properties fo:background-color="#80FFFF"/>
    </style:style>
    <style:style style:name="P4111" style:parent-style-name="Normalny" style:family="paragraph">
      <style:paragraph-properties fo:text-align="justify" fo:line-height="150%"/>
    </style:style>
    <style:style style:name="T4112" style:parent-style-name="Domyślnaczcionkaakapitu" style:family="text">
      <style:text-properties style:text-underline-type="single" style:text-underline-style="solid" style:text-underline-width="auto" style:text-underline-mode="continuous"/>
    </style:style>
    <style:style style:name="T4113" style:parent-style-name="Domyślnaczcionkaakapitu" style:family="text">
      <style:text-properties fo:background-color="#80FFFF" style:text-underline-type="single" style:text-underline-style="solid" style:text-underline-width="auto" style:text-underline-mode="continuous"/>
    </style:style>
    <style:style style:name="T4114" style:parent-style-name="Domyślnaczcionkaakapitu" style:family="text">
      <style:text-properties style:text-underline-type="single" style:text-underline-style="solid" style:text-underline-width="auto" style:text-underline-mode="continuous"/>
    </style:style>
    <style:style style:name="T4115" style:parent-style-name="Domyślnaczcionkaakapitu" style:family="text">
      <style:text-properties fo:background-color="#80FFFF"/>
    </style:style>
    <style:style style:name="P4116" style:parent-style-name="Normalny" style:family="paragraph">
      <style:paragraph-properties fo:text-align="justify" fo:line-height="150%" fo:text-indent="0.2479in"/>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P4119" style:parent-style-name="Normalny" style:family="paragraph">
      <style:paragraph-properties fo:text-align="justify" fo:line-height="150%"/>
    </style:style>
    <style:style style:name="T4120" style:parent-style-name="Domyślnaczcionkaakapitu" style:family="text">
      <style:text-properties style:text-underline-type="single" style:text-underline-style="solid" style:text-underline-width="auto" style:text-underline-mode="continuous"/>
    </style:style>
    <style:style style:name="T4121" style:parent-style-name="Domyślnaczcionkaakapitu" style:family="text">
      <style:text-properties fo:background-color="#80FFFF" style:text-underline-type="single" style:text-underline-style="solid" style:text-underline-width="auto" style:text-underline-mode="continuous"/>
    </style:style>
    <style:style style:name="T4122" style:parent-style-name="Domyślnaczcionkaakapitu" style:family="text">
      <style:text-properties style:text-underline-type="single" style:text-underline-style="solid" style:text-underline-width="auto" style:text-underline-mode="continuous"/>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P4135" style:parent-style-name="Normalny" style:family="paragraph">
      <style:paragraph-properties fo:text-align="justify" fo:line-height="150%"/>
    </style:style>
    <style:style style:name="T4136" style:parent-style-name="Domyślnaczcionkaakapitu" style:family="text">
      <style:text-properties style:text-underline-type="single" style:text-underline-style="solid" style:text-underline-width="auto" style:text-underline-mode="continuous"/>
    </style:style>
    <style:style style:name="T4137" style:parent-style-name="Domyślnaczcionkaakapitu" style:family="text">
      <style:text-properties fo:background-color="#80FFFF" style:text-underline-type="single" style:text-underline-style="solid" style:text-underline-width="auto" style:text-underline-mode="continuous"/>
    </style:style>
    <style:style style:name="T4138" style:parent-style-name="Domyślnaczcionkaakapitu" style:family="text">
      <style:text-properties style:text-underline-type="single" style:text-underline-style="solid" style:text-underline-width="auto" style:text-underline-mode="continuous"/>
    </style:style>
    <style:style style:name="T4139" style:parent-style-name="Domyślnaczcionkaakapitu" style:family="text">
      <style:text-properties fo:background-color="#80FFFF"/>
    </style:style>
    <style:style style:name="P4140" style:parent-style-name="Normalny" style:family="paragraph">
      <style:paragraph-properties fo:text-align="justify" fo:line-height="150%" fo:text-indent="0.2479in"/>
    </style:style>
    <style:style style:name="T4141" style:parent-style-name="Domyślnaczcionkaakapitu" style:family="text">
      <style:text-properties fo:background-color="#80FFFF"/>
    </style:style>
    <style:style style:name="P4142" style:parent-style-name="Normalny" style:family="paragraph">
      <style:paragraph-properties fo:text-align="justify" fo:line-height="150%">
        <style:tab-stops>
          <style:tab-stop style:type="right" style:leader-style="dotted" style:leader-text="." style:position="5.5236in"/>
        </style:tab-stops>
      </style:paragraph-properties>
    </style:style>
    <style:style style:name="T4143" style:parent-style-name="Domyślnaczcionkaakapitu" style:family="text">
      <style:text-properties fo:background-color="#80FFFF" style:text-underline-type="single" style:text-underline-style="solid" style:text-underline-width="auto" style:text-underline-mode="continuous"/>
    </style:style>
    <style:style style:name="T4144" style:parent-style-name="Domyślnaczcionkaakapitu" style:family="text">
      <style:text-properties style:text-underline-type="single" style:text-underline-style="solid" style:text-underline-width="auto" style:text-underline-mode="continuous"/>
    </style:style>
    <style:style style:name="T4145" style:parent-style-name="Domyślnaczcionkaakapitu" style:family="text">
      <style:text-properties fo:background-color="#80FFFF"/>
    </style:style>
    <style:style style:name="P4146" style:parent-style-name="Normalny" style:family="paragraph">
      <style:paragraph-properties fo:text-align="justify" fo:line-height="150%" fo:text-indent="0.2479in">
        <style:tab-stops>
          <style:tab-stop style:type="right" style:leader-style="dotted" style:leader-text="." style:position="5.5236in"/>
        </style:tab-stops>
      </style:paragraph-properties>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P4149" style:parent-style-name="Normalny" style:family="paragraph">
      <style:paragraph-properties fo:text-align="justify" fo:line-height="150%"/>
    </style:style>
    <style:style style:name="P4150" style:parent-style-name="Normalny" style:family="paragraph">
      <style:paragraph-properties fo:text-align="justify" fo:line-height="150%"/>
    </style:style>
    <style:style style:name="T4151" style:parent-style-name="Domyślnaczcionkaakapitu" style:family="text">
      <style:text-properties style:text-underline-type="single" style:text-underline-style="solid" style:text-underline-width="auto" style:text-underline-mode="continuous"/>
    </style:style>
    <style:style style:name="T4152" style:parent-style-name="Domyślnaczcionkaakapitu" style:family="text">
      <style:text-properties fo:background-color="#80FFFF" style:text-underline-type="single" style:text-underline-style="solid" style:text-underline-width="auto" style:text-underline-mode="continuous"/>
    </style:style>
    <style:style style:name="T4153" style:parent-style-name="Domyślnaczcionkaakapitu" style:family="text">
      <style:text-properties style:text-underline-type="single" style:text-underline-style="solid" style:text-underline-width="auto" style:text-underline-mode="continuous"/>
    </style:style>
    <style:style style:name="T4154" style:parent-style-name="Domyślnaczcionkaakapitu" style:family="text">
      <style:text-properties fo:background-color="#80FFFF" style:text-underline-type="single" style:text-underline-style="solid" style:text-underline-width="auto" style:text-underline-mode="continuous"/>
    </style:style>
    <style:style style:name="T4155" style:parent-style-name="Domyślnaczcionkaakapitu" style:family="text">
      <style:text-properties style:text-underline-type="single" style:text-underline-style="solid" style:text-underline-width="auto" style:text-underline-mode="continuous"/>
    </style:style>
    <style:style style:name="T4156" style:parent-style-name="Domyślnaczcionkaakapitu" style:family="text">
      <style:text-properties fo:background-color="#80FFFF" style:text-underline-type="single" style:text-underline-style="solid" style:text-underline-width="auto" style:text-underline-mode="continuous"/>
    </style:style>
    <style:style style:name="T4157" style:parent-style-name="Domyślnaczcionkaakapitu" style:family="text">
      <style:text-properties style:text-underline-type="single" style:text-underline-style="solid" style:text-underline-width="auto" style:text-underline-mode="continuous"/>
    </style:style>
    <style:style style:name="T4158" style:parent-style-name="Domyślnaczcionkaakapitu" style:family="text">
      <style:text-properties fo:background-color="#80FFFF"/>
    </style:style>
    <style:style style:name="P4159" style:parent-style-name="Normalny" style:family="paragraph">
      <style:paragraph-properties fo:text-align="justify" fo:line-height="150%" fo:text-indent="0.2479in"/>
    </style:style>
    <style:style style:name="T4160" style:parent-style-name="Domyślnaczcionkaakapitu" style:family="text">
      <style:text-properties fo:background-color="#80FFFF"/>
    </style:style>
    <style:style style:name="P4161" style:parent-style-name="Normalny" style:family="paragraph">
      <style:paragraph-properties fo:text-align="justify" fo:line-height="150%"/>
    </style:style>
    <style:style style:name="T4162" style:parent-style-name="Domyślnaczcionkaakapitu" style:family="text">
      <style:text-properties fo:background-color="#80FFFF" style:text-underline-type="single" style:text-underline-style="solid" style:text-underline-width="auto" style:text-underline-mode="continuous"/>
    </style:style>
    <style:style style:name="T4163" style:parent-style-name="Domyślnaczcionkaakapitu" style:family="text">
      <style:text-properties style:text-underline-type="single" style:text-underline-style="solid" style:text-underline-width="auto" style:text-underline-mode="continuous"/>
    </style:style>
    <style:style style:name="T4164" style:parent-style-name="Domyślnaczcionkaakapitu" style:family="text">
      <style:text-properties fo:background-color="#80FFFF"/>
    </style:style>
    <style:style style:name="P4165" style:parent-style-name="Normalny" style:family="paragraph">
      <style:paragraph-properties fo:text-align="justify" fo:line-height="150%" fo:text-indent="0.2479in"/>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P4180" style:parent-style-name="Normalny" style:family="paragraph">
      <style:paragraph-properties fo:text-align="justify" fo:line-height="150%" fo:text-indent="0.2479in"/>
    </style:style>
    <style:style style:name="T4181" style:parent-style-name="Domyślnaczcionkaakapitu" style:family="text">
      <style:text-properties fo:background-color="#80FFFF"/>
    </style:style>
    <style:style style:name="P4182" style:parent-style-name="Normalny" style:family="paragraph">
      <style:paragraph-properties fo:text-align="justify" fo:line-height="150%"/>
    </style:style>
    <style:style style:name="T4183" style:parent-style-name="Domyślnaczcionkaakapitu" style:family="text">
      <style:text-properties style:text-underline-type="single" style:text-underline-style="solid" style:text-underline-width="auto" style:text-underline-mode="continuous"/>
    </style:style>
    <style:style style:name="T4184" style:parent-style-name="Domyślnaczcionkaakapitu" style:family="text">
      <style:text-properties fo:background-color="#80FFFF" style:text-underline-type="single" style:text-underline-style="solid" style:text-underline-width="auto" style:text-underline-mode="continuous"/>
    </style:style>
    <style:style style:name="T4185" style:parent-style-name="Domyślnaczcionkaakapitu" style:family="text">
      <style:text-properties style:text-underline-type="single" style:text-underline-style="solid" style:text-underline-width="auto" style:text-underline-mode="continuous"/>
    </style:style>
    <style:style style:name="T4186" style:parent-style-name="Domyślnaczcionkaakapitu" style:family="text">
      <style:text-properties fo:background-color="#80FFFF"/>
    </style:style>
    <style:style style:name="P4187" style:parent-style-name="Normalny" style:family="paragraph">
      <style:paragraph-properties fo:text-align="justify" fo:line-height="150%" fo:text-indent="0.2479in"/>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P4197" style:parent-style-name="Normalny" style:family="paragraph">
      <style:paragraph-properties fo:text-align="justify" fo:line-height="150%" fo:text-indent="0.2479in"/>
    </style:style>
    <style:style style:name="P4198" style:parent-style-name="Normalny" style:family="paragraph">
      <style:paragraph-properties fo:text-align="justify" fo:line-height="150%"/>
    </style:style>
    <style:style style:name="T4199" style:parent-style-name="Domyślnaczcionkaakapitu" style:family="text">
      <style:text-properties fo:background-color="#80FFFF" style:text-underline-type="single" style:text-underline-style="solid" style:text-underline-width="auto" style:text-underline-mode="continuous"/>
    </style:style>
    <style:style style:name="T4200" style:parent-style-name="Domyślnaczcionkaakapitu" style:family="text">
      <style:text-properties style:text-underline-type="single" style:text-underline-style="solid" style:text-underline-width="auto" style:text-underline-mode="continuous"/>
    </style:style>
    <style:style style:name="T4201" style:parent-style-name="Domyślnaczcionkaakapitu" style:family="text">
      <style:text-properties fo:background-color="#80FFFF"/>
    </style:style>
    <style:style style:name="P4202" style:parent-style-name="Normalny" style:family="paragraph">
      <style:paragraph-properties fo:text-align="justify" fo:line-height="150%" fo:text-indent="0.2479in"/>
    </style:style>
    <style:style style:name="P4203" style:parent-style-name="Normalny" style:family="paragraph">
      <style:paragraph-properties fo:text-align="justify" fo:line-height="150%" fo:text-indent="0.2479in"/>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P4206" style:parent-style-name="Normalny" style:family="paragraph">
      <style:paragraph-properties fo:text-align="justify" fo:line-height="150%" fo:text-indent="0.2479in"/>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P4209" style:parent-style-name="Normalny" style:family="paragraph">
      <style:paragraph-properties fo:text-align="justify" fo:line-height="150%"/>
    </style:style>
    <style:style style:name="T4210" style:parent-style-name="Domyślnaczcionkaakapitu" style:family="text">
      <style:text-properties fo:background-color="#80FFFF" style:text-underline-type="single" style:text-underline-style="solid" style:text-underline-width="auto" style:text-underline-mode="continuous"/>
    </style:style>
    <style:style style:name="T4211" style:parent-style-name="Domyślnaczcionkaakapitu" style:family="text">
      <style:text-properties style:text-underline-type="single" style:text-underline-style="solid" style:text-underline-width="auto" style:text-underline-mode="continuous"/>
    </style:style>
    <style:style style:name="T4212" style:parent-style-name="Domyślnaczcionkaakapitu" style:family="text">
      <style:text-properties fo:background-color="#80FFFF" style:text-underline-type="single" style:text-underline-style="solid" style:text-underline-width="auto" style:text-underline-mode="continuous"/>
    </style:style>
    <style:style style:name="T4213" style:parent-style-name="Domyślnaczcionkaakapitu" style:family="text">
      <style:text-properties style:text-underline-type="single" style:text-underline-style="solid" style:text-underline-width="auto" style:text-underline-mode="continuous"/>
    </style:style>
    <style:style style:name="T4214" style:parent-style-name="Domyślnaczcionkaakapitu" style:family="text">
      <style:text-properties fo:background-color="#80FFFF"/>
    </style:style>
    <style:style style:name="P4215" style:parent-style-name="Normalny" style:family="paragraph">
      <style:paragraph-properties fo:text-align="justify" fo:line-height="150%" fo:text-indent="0.2479in"/>
    </style:style>
    <style:style style:name="T4216" style:parent-style-name="Domyślnaczcionkaakapitu" style:family="text">
      <style:text-properties fo:background-color="#80FFFF"/>
    </style:style>
    <style:style style:name="P4217" style:parent-style-name="Normalny" style:family="paragraph">
      <style:paragraph-properties fo:text-align="justify" fo:line-height="150%"/>
    </style:style>
    <style:style style:name="T4218" style:parent-style-name="Domyślnaczcionkaakapitu" style:family="text">
      <style:text-properties style:text-underline-type="single" style:text-underline-style="solid" style:text-underline-width="auto" style:text-underline-mode="continuous"/>
    </style:style>
    <style:style style:name="T4219" style:parent-style-name="Domyślnaczcionkaakapitu" style:family="text">
      <style:text-properties fo:background-color="#80FFFF" style:text-underline-type="single" style:text-underline-style="solid" style:text-underline-width="auto" style:text-underline-mode="continuous"/>
    </style:style>
    <style:style style:name="T4220" style:parent-style-name="Domyślnaczcionkaakapitu" style:family="text">
      <style:text-properties style:text-underline-type="single" style:text-underline-style="solid" style:text-underline-width="auto" style:text-underline-mode="continuous"/>
    </style:style>
    <style:style style:name="T4221" style:parent-style-name="Domyślnaczcionkaakapitu" style:family="text">
      <style:text-properties fo:background-color="#80FFFF"/>
    </style:style>
    <style:style style:name="P4222" style:parent-style-name="Normalny" style:family="paragraph">
      <style:paragraph-properties fo:text-align="justify" fo:line-height="150%" fo:text-indent="0.2479in"/>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P4228" style:parent-style-name="Normalny" style:family="paragraph">
      <style:paragraph-properties fo:text-align="justify" fo:line-height="150%"/>
    </style:style>
    <style:style style:name="T4229" style:parent-style-name="Domyślnaczcionkaakapitu" style:family="text">
      <style:text-properties style:text-underline-type="single" style:text-underline-style="solid" style:text-underline-width="auto" style:text-underline-mode="continuous"/>
    </style:style>
    <style:style style:name="T4230" style:parent-style-name="Domyślnaczcionkaakapitu" style:family="text">
      <style:text-properties fo:background-color="#80FFFF" style:text-underline-type="single" style:text-underline-style="solid" style:text-underline-width="auto" style:text-underline-mode="continuous"/>
    </style:style>
    <style:style style:name="T4231" style:parent-style-name="Domyślnaczcionkaakapitu" style:family="text">
      <style:text-properties fo:background-color="#80FFFF"/>
    </style:style>
    <style:style style:name="P4232" style:parent-style-name="Normalny" style:family="paragraph">
      <style:paragraph-properties fo:text-align="justify" fo:line-height="150%" fo:text-indent="0.2479in"/>
    </style:style>
    <style:style style:name="T4233" style:parent-style-name="Domyślnaczcionkaakapitu" style:family="text">
      <style:text-properties fo:background-color="#80FFFF"/>
    </style:style>
    <style:style style:name="P4234" style:parent-style-name="Normalny" style:family="paragraph">
      <style:paragraph-properties fo:text-align="justify" fo:line-height="150%"/>
    </style:style>
    <style:style style:name="T4235" style:parent-style-name="Domyślnaczcionkaakapitu" style:family="text">
      <style:text-properties style:text-underline-type="single" style:text-underline-style="solid" style:text-underline-width="auto" style:text-underline-mode="continuous"/>
    </style:style>
    <style:style style:name="T4236" style:parent-style-name="Domyślnaczcionkaakapitu" style:family="text">
      <style:text-properties fo:background-color="#80FFFF" style:text-underline-type="single" style:text-underline-style="solid" style:text-underline-width="auto" style:text-underline-mode="continuous"/>
    </style:style>
    <style:style style:name="T4237" style:parent-style-name="Domyślnaczcionkaakapitu" style:family="text">
      <style:text-properties style:text-underline-type="single" style:text-underline-style="solid" style:text-underline-width="auto" style:text-underline-mode="continuous"/>
    </style:style>
    <style:style style:name="T4238" style:parent-style-name="Domyślnaczcionkaakapitu" style:family="text">
      <style:text-properties fo:background-color="#80FFFF" style:text-underline-type="single" style:text-underline-style="solid" style:text-underline-width="auto" style:text-underline-mode="continuous"/>
    </style:style>
    <style:style style:name="T4239" style:parent-style-name="Domyślnaczcionkaakapitu" style:family="text">
      <style:text-properties fo:background-color="#80FFFF"/>
    </style:style>
    <style:style style:name="P4240" style:parent-style-name="Normalny" style:family="paragraph">
      <style:paragraph-properties fo:text-align="justify" fo:line-height="150%" fo:text-indent="0.2479in"/>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P4243" style:parent-style-name="Normalny" style:family="paragraph">
      <style:paragraph-properties fo:text-align="justify" fo:line-height="150%"/>
    </style:style>
    <style:style style:name="T4244" style:parent-style-name="Domyślnaczcionkaakapitu" style:family="text">
      <style:text-properties style:text-underline-type="single" style:text-underline-style="solid" style:text-underline-width="auto" style:text-underline-mode="continuous"/>
    </style:style>
    <style:style style:name="T4245" style:parent-style-name="Domyślnaczcionkaakapitu" style:family="text">
      <style:text-properties fo:background-color="#80FFFF"/>
    </style:style>
    <style:style style:name="P4246" style:parent-style-name="Normalny" style:family="paragraph">
      <style:paragraph-properties fo:text-align="justify" fo:line-height="150%" fo:text-indent="0.2479in"/>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P4256" style:parent-style-name="Normalny" style:family="paragraph">
      <style:paragraph-properties fo:text-align="justify" fo:line-height="150%"/>
    </style:style>
    <style:style style:name="T4257" style:parent-style-name="Domyślnaczcionkaakapitu" style:family="text">
      <style:text-properties style:text-underline-type="single" style:text-underline-style="solid" style:text-underline-width="auto" style:text-underline-mode="continuous"/>
    </style:style>
    <style:style style:name="T4258" style:parent-style-name="Domyślnaczcionkaakapitu" style:family="text">
      <style:text-properties fo:background-color="#80FFFF" style:text-underline-type="single" style:text-underline-style="solid" style:text-underline-width="auto" style:text-underline-mode="continuous"/>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fo:text-indent="0.2479in"/>
    </style:style>
    <style:style style:name="T4266" style:parent-style-name="Domyślnaczcionkaakapitu" style:family="text">
      <style:text-properties fo:background-color="#80FFFF"/>
    </style:style>
    <style:style style:name="P4267" style:parent-style-name="Normalny" style:family="paragraph">
      <style:paragraph-properties fo:text-align="justify" fo:line-height="150%" fo:text-indent="0.2479in"/>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P4270" style:parent-style-name="Normalny" style:family="paragraph">
      <style:paragraph-properties fo:text-align="justify" fo:line-height="150%"/>
    </style:style>
    <style:style style:name="T4271" style:parent-style-name="Domyślnaczcionkaakapitu" style:family="text">
      <style:text-properties style:text-underline-type="single" style:text-underline-style="solid" style:text-underline-width="auto" style:text-underline-mode="continuous"/>
    </style:style>
    <style:style style:name="T4272" style:parent-style-name="Domyślnaczcionkaakapitu" style:family="text">
      <style:text-properties fo:background-color="#80FFFF"/>
    </style:style>
    <style:style style:name="P4273" style:parent-style-name="Normalny" style:family="paragraph">
      <style:paragraph-properties fo:text-align="justify" fo:line-height="150%" fo:text-indent="0.2479in"/>
    </style:style>
    <style:style style:name="T4274" style:parent-style-name="Domyślnaczcionkaakapitu" style:family="text">
      <style:text-properties fo:background-color="#80FFFF"/>
    </style:style>
    <style:style style:name="P4275" style:parent-style-name="Normalny" style:family="paragraph">
      <style:paragraph-properties fo:text-align="justify" fo:line-height="150%"/>
    </style:style>
    <style:style style:name="P4276" style:parent-style-name="Normalny" style:family="paragraph">
      <style:paragraph-properties fo:text-align="justify" fo:line-height="150%"/>
    </style:style>
    <style:style style:name="T4277" style:parent-style-name="Domyślnaczcionkaakapitu" style:family="text">
      <style:text-properties style:text-underline-type="single" style:text-underline-style="solid" style:text-underline-width="auto" style:text-underline-mode="continuous"/>
    </style:style>
    <style:style style:name="T4278" style:parent-style-name="Domyślnaczcionkaakapitu" style:family="text">
      <style:text-properties fo:background-color="#80FFFF" style:text-underline-type="single" style:text-underline-style="solid" style:text-underline-width="auto" style:text-underline-mode="continuous"/>
    </style:style>
    <style:style style:name="T4279" style:parent-style-name="Domyślnaczcionkaakapitu" style:family="text">
      <style:text-properties style:text-underline-type="single" style:text-underline-style="solid" style:text-underline-width="auto" style:text-underline-mode="continuous"/>
    </style:style>
    <style:style style:name="T4280" style:parent-style-name="Domyślnaczcionkaakapitu" style:family="text">
      <style:text-properties fo:background-color="#80FFFF" style:text-underline-type="single" style:text-underline-style="solid" style:text-underline-width="auto" style:text-underline-mode="continuous"/>
    </style:style>
    <style:style style:name="T4281" style:parent-style-name="Domyślnaczcionkaakapitu" style:family="text">
      <style:text-properties style:text-underline-type="single" style:text-underline-style="solid" style:text-underline-width="auto" style:text-underline-mode="continuous"/>
    </style:style>
    <style:style style:name="T4282" style:parent-style-name="Domyślnaczcionkaakapitu" style:family="text">
      <style:text-properties fo:background-color="#80FFFF"/>
    </style:style>
    <style:style style:name="P4283" style:parent-style-name="Normalny" style:family="paragraph">
      <style:paragraph-properties fo:text-align="justify" fo:line-height="150%" fo:text-indent="0.2479in"/>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P4289" style:parent-style-name="Normalny" style:family="paragraph">
      <style:paragraph-properties fo:text-align="justify" fo:line-height="150%" fo:text-indent="0.2479in"/>
    </style:style>
    <style:style style:name="P4290" style:parent-style-name="Normalny" style:family="paragraph">
      <style:paragraph-properties fo:text-align="justify" fo:line-height="150%"/>
    </style:style>
    <style:style style:name="T4291" style:parent-style-name="Domyślnaczcionkaakapitu" style:family="text">
      <style:text-properties style:text-underline-type="single" style:text-underline-style="solid" style:text-underline-width="auto" style:text-underline-mode="continuous"/>
    </style:style>
    <style:style style:name="T4292" style:parent-style-name="Domyślnaczcionkaakapitu" style:family="text">
      <style:text-properties fo:background-color="#80FFFF" style:text-underline-type="single" style:text-underline-style="solid" style:text-underline-width="auto" style:text-underline-mode="continuous"/>
    </style:style>
    <style:style style:name="T4293" style:parent-style-name="Domyślnaczcionkaakapitu" style:family="text">
      <style:text-properties style:text-underline-type="single" style:text-underline-style="solid" style:text-underline-width="auto" style:text-underline-mode="continuous"/>
    </style:style>
    <style:style style:name="P4294" style:parent-style-name="Normalny" style:family="paragraph">
      <style:paragraph-properties fo:text-align="justify" fo:line-height="150%" fo:text-indent="0.2479in"/>
    </style:style>
    <style:style style:name="P4295" style:parent-style-name="Normalny" style:family="paragraph">
      <style:paragraph-properties fo:text-align="justify" fo:line-height="150%" fo:text-indent="0.2479in"/>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P4298" style:parent-style-name="Normalny" style:family="paragraph">
      <style:paragraph-properties fo:text-align="justify" fo:line-height="150%"/>
    </style:style>
    <style:style style:name="T4299" style:parent-style-name="Domyślnaczcionkaakapitu" style:family="text">
      <style:text-properties fo:background-color="#80FFFF"/>
    </style:style>
    <style:style style:name="P4300" style:parent-style-name="Normalny" style:family="paragraph">
      <style:paragraph-properties fo:text-align="justify" fo:line-height="150%" fo:text-indent="0.2479in"/>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P4307" style:parent-style-name="Normalny" style:family="paragraph">
      <style:paragraph-properties fo:text-align="justify" fo:line-height="150%" fo:text-indent="0.2479in"/>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P4324" style:parent-style-name="Normalny" style:family="paragraph">
      <style:paragraph-properties fo:text-align="justify" fo:line-height="150%" fo:text-indent="0.2479in"/>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P4332" style:parent-style-name="Normalny" style:family="paragraph">
      <style:paragraph-properties fo:text-align="justify" fo:line-height="150%" fo:text-indent="0.2479in"/>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P4339" style:parent-style-name="Normalny" style:family="paragraph">
      <style:paragraph-properties fo:text-align="justify" fo:line-height="150%" fo:text-indent="0.2479in"/>
    </style:style>
    <style:style style:name="T4340" style:parent-style-name="Domyślnaczcionkaakapitu" style:family="text">
      <style:text-properties fo:background-color="#80FFFF"/>
    </style:style>
    <style:style style:name="T4341" style:parent-style-name="Domyślnaczcionkaakapitu" style:family="text">
      <style:text-properties fo:background-color="#80FFFF"/>
    </style:style>
    <style:style style:name="T4342" style:parent-style-name="Domyślnaczcionkaakapitu" style:family="text">
      <style:text-properties fo:background-color="#80FFFF"/>
    </style:style>
    <style:style style:name="T4343" style:parent-style-name="Domyślnaczcionkaakapitu" style:family="text">
      <style:text-properties fo:background-color="#80FFFF"/>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P4358" style:parent-style-name="Normalny" style:family="paragraph">
      <style:paragraph-properties fo:text-align="justify" fo:line-height="150%" fo:text-indent="0.2479in"/>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P4372" style:parent-style-name="Normalny" style:family="paragraph">
      <style:paragraph-properties fo:text-align="justify" fo:line-height="150%" fo:text-indent="0.2479in"/>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T4375" style:parent-style-name="Domyślnaczcionkaakapitu" style:family="text">
      <style:text-properties fo:background-color="#80FFFF"/>
    </style:style>
    <style:style style:name="P4376" style:parent-style-name="Normalny" style:family="paragraph">
      <style:paragraph-properties fo:text-align="justify" fo:line-height="150%" fo:text-indent="0.2479in"/>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P4384" style:parent-style-name="Normalny" style:family="paragraph">
      <style:paragraph-properties fo:text-align="justify" fo:line-height="150%"/>
    </style:style>
    <style:style style:name="T4385" style:parent-style-name="Domyślnaczcionkaakapitu" style:family="text">
      <style:text-properties style:text-underline-type="single" style:text-underline-style="solid" style:text-underline-width="auto" style:text-underline-mode="continuous"/>
    </style:style>
    <style:style style:name="T4386" style:parent-style-name="Domyślnaczcionkaakapitu" style:family="text">
      <style:text-properties fo:background-color="#80FFFF" style:text-underline-type="single" style:text-underline-style="solid" style:text-underline-width="auto" style:text-underline-mode="continuous"/>
    </style:style>
    <style:style style:name="T4387" style:parent-style-name="Domyślnaczcionkaakapitu" style:family="text">
      <style:text-properties style:text-underline-type="single" style:text-underline-style="solid" style:text-underline-width="auto" style:text-underline-mode="continuous"/>
    </style:style>
    <style:style style:name="T4388" style:parent-style-name="Domyślnaczcionkaakapitu" style:family="text">
      <style:text-properties fo:background-color="#80FFFF"/>
    </style:style>
    <style:style style:name="P4389" style:parent-style-name="Normalny" style:family="paragraph">
      <style:paragraph-properties fo:text-align="justify" fo:line-height="150%" fo:text-indent="0.2479in"/>
    </style:style>
    <style:style style:name="P4390" style:parent-style-name="Normalny" style:family="paragraph">
      <style:paragraph-properties fo:text-align="justify" fo:line-height="150%"/>
    </style:style>
    <style:style style:name="T4391" style:parent-style-name="Domyślnaczcionkaakapitu" style:family="text">
      <style:text-properties style:text-underline-type="single" style:text-underline-style="solid" style:text-underline-width="auto" style:text-underline-mode="continuous"/>
    </style:style>
    <style:style style:name="T4392" style:parent-style-name="Domyślnaczcionkaakapitu" style:family="text">
      <style:text-properties fo:background-color="#80FFFF" style:text-underline-type="single" style:text-underline-style="solid" style:text-underline-width="auto" style:text-underline-mode="continuous"/>
    </style:style>
    <style:style style:name="T4393" style:parent-style-name="Domyślnaczcionkaakapitu" style:family="text">
      <style:text-properties style:text-underline-type="single" style:text-underline-style="solid" style:text-underline-width="auto" style:text-underline-mode="continuous"/>
    </style:style>
    <style:style style:name="T4394" style:parent-style-name="Domyślnaczcionkaakapitu" style:family="text">
      <style:text-properties fo:background-color="#80FFFF"/>
    </style:style>
    <style:style style:name="P4395" style:parent-style-name="Normalny" style:family="paragraph">
      <style:paragraph-properties fo:text-align="justify" fo:line-height="150%" fo:text-indent="0.2479in"/>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P4398" style:parent-style-name="Normalny" style:family="paragraph">
      <style:paragraph-properties fo:text-align="justify" fo:line-height="150%" fo:text-indent="0.2479in"/>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P4402" style:parent-style-name="Normalny" style:family="paragraph">
      <style:paragraph-properties fo:text-align="justify" fo:line-height="150%" fo:text-indent="0.2479in"/>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P4413" style:parent-style-name="Normalny" style:family="paragraph">
      <style:paragraph-properties fo:text-align="justify" fo:line-height="150%" fo:text-indent="0.2479in"/>
    </style:style>
    <style:style style:name="P4414" style:parent-style-name="Normalny" style:family="paragraph">
      <style:paragraph-properties fo:text-align="justify" fo:line-height="150%" fo:text-indent="0.2479in"/>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P4417" style:parent-style-name="Normalny" style:family="paragraph">
      <style:paragraph-properties fo:text-align="justify" fo:line-height="150%" fo:text-indent="0.2479in"/>
    </style:style>
    <style:style style:name="P4418" style:parent-style-name="Normalny" style:family="paragraph">
      <style:paragraph-properties fo:text-align="justify" fo:line-height="150%"/>
    </style:style>
    <style:style style:name="T4419" style:parent-style-name="Domyślnaczcionkaakapitu" style:family="text">
      <style:text-properties style:text-underline-type="single" style:text-underline-style="solid" style:text-underline-width="auto" style:text-underline-mode="continuous"/>
    </style:style>
    <style:style style:name="T4420" style:parent-style-name="Domyślnaczcionkaakapitu" style:family="text">
      <style:text-properties fo:background-color="#80FFFF" style:text-underline-type="single" style:text-underline-style="solid" style:text-underline-width="auto" style:text-underline-mode="continuous"/>
    </style:style>
    <style:style style:name="T4421" style:parent-style-name="Domyślnaczcionkaakapitu" style:family="text">
      <style:text-properties style:text-underline-type="single" style:text-underline-style="solid" style:text-underline-width="auto" style:text-underline-mode="continuous"/>
    </style:style>
    <style:style style:name="T4422" style:parent-style-name="Domyślnaczcionkaakapitu" style:family="text">
      <style:text-properties fo:background-color="#80FFFF"/>
    </style:style>
    <style:style style:name="P4423" style:parent-style-name="Normalny" style:family="paragraph">
      <style:paragraph-properties fo:text-align="justify" fo:line-height="150%" fo:text-indent="0.2479in"/>
    </style:style>
    <style:style style:name="T4424" style:parent-style-name="Domyślnaczcionkaakapitu" style:family="text">
      <style:text-properties fo:background-color="#80FFFF"/>
    </style:style>
    <style:style style:name="T4425" style:parent-style-name="Domyślnaczcionkaakapitu" style:family="text">
      <style:text-properties fo:background-color="#80FFFF"/>
    </style:style>
    <style:style style:name="P4426" style:parent-style-name="Normalny" style:family="paragraph">
      <style:paragraph-properties fo:text-align="justify" fo:line-height="150%"/>
    </style:style>
    <style:style style:name="P4427" style:parent-style-name="Normalny" style:family="paragraph">
      <style:paragraph-properties fo:text-align="justify" fo:line-height="150%" fo:text-indent="0.2479in"/>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P4432" style:parent-style-name="Normalny" style:family="paragraph">
      <style:paragraph-properties fo:text-align="justify" fo:line-height="150%" fo:text-indent="0.2479in"/>
    </style:style>
    <style:style style:name="P4433" style:parent-style-name="Normalny" style:family="paragraph">
      <style:paragraph-properties fo:text-align="justify" fo:line-height="150%"/>
    </style:style>
    <style:style style:name="T4434" style:parent-style-name="Domyślnaczcionkaakapitu" style:family="text">
      <style:text-properties fo:background-color="#80FFFF" style:text-underline-type="single" style:text-underline-style="solid" style:text-underline-width="auto" style:text-underline-mode="continuous"/>
    </style:style>
    <style:style style:name="T4435" style:parent-style-name="Domyślnaczcionkaakapitu" style:family="text">
      <style:text-properties style:text-underline-type="single" style:text-underline-style="solid" style:text-underline-width="auto" style:text-underline-mode="continuous"/>
    </style:style>
    <style:style style:name="P4436" style:parent-style-name="Normalny" style:family="paragraph">
      <style:paragraph-properties fo:text-align="justify" fo:line-height="150%" fo:text-indent="0.2479in"/>
    </style:style>
    <style:style style:name="P4437" style:parent-style-name="Normalny" style:family="paragraph">
      <style:paragraph-properties fo:text-align="justify" fo:line-height="150%"/>
    </style:style>
    <style:style style:name="T4438" style:parent-style-name="Domyślnaczcionkaakapitu" style:family="text">
      <style:text-properties style:text-underline-type="single" style:text-underline-style="solid" style:text-underline-width="auto" style:text-underline-mode="continuous"/>
    </style:style>
    <style:style style:name="T4439" style:parent-style-name="Domyślnaczcionkaakapitu" style:family="text">
      <style:text-properties fo:background-color="#80FFFF" style:text-underline-type="single" style:text-underline-style="solid" style:text-underline-width="auto" style:text-underline-mode="continuous"/>
    </style:style>
    <style:style style:name="T4440" style:parent-style-name="Domyślnaczcionkaakapitu" style:family="text">
      <style:text-properties style:text-underline-type="single" style:text-underline-style="solid" style:text-underline-width="auto" style:text-underline-mode="continuous"/>
    </style:style>
    <style:style style:name="T4441" style:parent-style-name="Domyślnaczcionkaakapitu" style:family="text">
      <style:text-properties fo:background-color="#80FFFF"/>
    </style:style>
    <style:style style:name="P4442" style:parent-style-name="Normalny" style:family="paragraph">
      <style:paragraph-properties fo:text-align="justify" fo:line-height="150%" fo:text-indent="0.2479in"/>
    </style:style>
    <style:style style:name="T4443" style:parent-style-name="Domyślnaczcionkaakapitu" style:family="text">
      <style:text-properties fo:background-color="#80FFFF"/>
    </style:style>
    <style:style style:name="T4444" style:parent-style-name="Domyślnaczcionkaakapitu" style:family="text">
      <style:text-properties fo:background-color="#80FFFF"/>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P4447" style:parent-style-name="Normalny" style:family="paragraph">
      <style:paragraph-properties fo:text-align="justify" fo:line-height="150%"/>
    </style:style>
    <style:style style:name="T4448" style:parent-style-name="Domyślnaczcionkaakapitu" style:family="text">
      <style:text-properties fo:background-color="#80FFFF"/>
    </style:style>
    <style:style style:name="P4449" style:parent-style-name="Normalny" style:family="paragraph">
      <style:paragraph-properties fo:text-align="justify" fo:line-height="150%" fo:text-indent="0.2479in"/>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P4457" style:parent-style-name="Normalny" style:family="paragraph">
      <style:paragraph-properties fo:text-align="justify" fo:line-height="150%"/>
    </style:style>
    <style:style style:name="T4458" style:parent-style-name="Domyślnaczcionkaakapitu" style:family="text">
      <style:text-properties fo:background-color="#80FFFF"/>
    </style:style>
    <style:style style:name="P4459" style:parent-style-name="Normalny" style:family="paragraph">
      <style:paragraph-properties fo:text-align="justify" fo:line-height="150%" fo:text-indent="0.2479in"/>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P4468" style:parent-style-name="Normalny" style:family="paragraph">
      <style:paragraph-properties fo:text-align="justify" fo:line-height="150%"/>
    </style:style>
    <style:style style:name="T4469" style:parent-style-name="Domyślnaczcionkaakapitu" style:family="text">
      <style:text-properties style:text-underline-type="single" style:text-underline-style="solid" style:text-underline-width="auto" style:text-underline-mode="continuous"/>
    </style:style>
    <style:style style:name="T4470" style:parent-style-name="Domyślnaczcionkaakapitu" style:family="text">
      <style:text-properties fo:background-color="#80FFFF" style:text-underline-type="single" style:text-underline-style="solid" style:text-underline-width="auto" style:text-underline-mode="continuous"/>
    </style:style>
    <style:style style:name="T4471" style:parent-style-name="Domyślnaczcionkaakapitu" style:family="text">
      <style:text-properties style:text-underline-type="single" style:text-underline-style="solid" style:text-underline-width="auto" style:text-underline-mode="continuous"/>
    </style:style>
    <style:style style:name="T4472" style:parent-style-name="Domyślnaczcionkaakapitu" style:family="text">
      <style:text-properties fo:background-color="#80FFFF" style:text-underline-type="single" style:text-underline-style="solid" style:text-underline-width="auto" style:text-underline-mode="continuous"/>
    </style:style>
    <style:style style:name="T4473" style:parent-style-name="Domyślnaczcionkaakapitu" style:family="text">
      <style:text-properties style:text-underline-type="single" style:text-underline-style="solid" style:text-underline-width="auto" style:text-underline-mode="continuous"/>
    </style:style>
    <style:style style:name="T4474" style:parent-style-name="Domyślnaczcionkaakapitu" style:family="text">
      <style:text-properties fo:background-color="#80FFFF"/>
    </style:style>
    <style:style style:name="P4475" style:parent-style-name="Normalny" style:family="paragraph">
      <style:paragraph-properties fo:text-align="justify" fo:line-height="150%" fo:text-indent="0.2479in"/>
    </style:style>
    <style:style style:name="P4476" style:parent-style-name="Normalny" style:family="paragraph">
      <style:paragraph-properties fo:text-align="justify" fo:line-height="150%"/>
    </style:style>
    <style:style style:name="T4477" style:parent-style-name="Domyślnaczcionkaakapitu" style:family="text">
      <style:text-properties style:text-underline-type="single" style:text-underline-style="solid" style:text-underline-width="auto" style:text-underline-mode="continuous"/>
    </style:style>
    <style:style style:name="T4478" style:parent-style-name="Domyślnaczcionkaakapitu" style:family="text">
      <style:text-properties fo:background-color="#80FFFF"/>
    </style:style>
    <style:style style:name="P4479" style:parent-style-name="Normalny" style:family="paragraph">
      <style:paragraph-properties fo:text-align="justify" fo:line-height="150%" fo:text-indent="0.2479in"/>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P4482" style:parent-style-name="Normalny" style:family="paragraph">
      <style:paragraph-properties fo:text-align="justify" fo:line-height="150%"/>
    </style:style>
    <style:style style:name="T4483" style:parent-style-name="Domyślnaczcionkaakapitu" style:family="text">
      <style:text-properties style:text-underline-type="single" style:text-underline-style="solid" style:text-underline-width="auto" style:text-underline-mode="continuous"/>
    </style:style>
    <style:style style:name="T4484" style:parent-style-name="Domyślnaczcionkaakapitu" style:family="text">
      <style:text-properties fo:background-color="#80FFFF" style:text-underline-type="single" style:text-underline-style="solid" style:text-underline-width="auto" style:text-underline-mode="continuous"/>
    </style:style>
    <style:style style:name="T4485" style:parent-style-name="Domyślnaczcionkaakapitu" style:family="text">
      <style:text-properties style:text-underline-type="single" style:text-underline-style="solid" style:text-underline-width="auto" style:text-underline-mode="continuous"/>
    </style:style>
    <style:style style:name="T4486" style:parent-style-name="Domyślnaczcionkaakapitu" style:family="text">
      <style:text-properties fo:background-color="#80FFFF"/>
    </style:style>
    <style:style style:name="P4487" style:parent-style-name="Normalny" style:family="paragraph">
      <style:paragraph-properties fo:text-align="justify" fo:line-height="150%" fo:text-indent="0.2479in"/>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P4493" style:parent-style-name="Normalny" style:family="paragraph">
      <style:paragraph-properties fo:text-align="justify" fo:line-height="150%" fo:text-indent="0.2479in"/>
    </style:style>
    <style:style style:name="T4494" style:parent-style-name="Domyślnaczcionkaakapitu" style:family="text">
      <style:text-properties fo:background-color="#80FFFF"/>
    </style:style>
    <style:style style:name="P4495" style:parent-style-name="Normalny" style:family="paragraph">
      <style:paragraph-properties fo:text-align="justify" fo:line-height="150%"/>
    </style:style>
    <style:style style:name="T4496" style:parent-style-name="Domyślnaczcionkaakapitu" style:family="text">
      <style:text-properties fo:background-color="#80FFFF"/>
    </style:style>
    <style:style style:name="P4497" style:parent-style-name="Normalny" style:family="paragraph">
      <style:paragraph-properties fo:text-align="justify" fo:line-height="150%" fo:text-indent="0.2479in"/>
    </style:style>
    <style:style style:name="P4498" style:parent-style-name="Normalny" style:family="paragraph">
      <style:paragraph-properties fo:text-align="justify" fo:line-height="150%"/>
    </style:style>
    <style:style style:name="P4499" style:parent-style-name="Normalny" style:family="paragraph">
      <style:paragraph-properties fo:text-align="justify" fo:line-height="150%" fo:text-indent="0.2479in"/>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P4509" style:parent-style-name="Normalny" style:family="paragraph">
      <style:paragraph-properties fo:text-align="justify" fo:line-height="150%"/>
    </style:style>
    <style:style style:name="P4510" style:parent-style-name="Normalny" style:family="paragraph">
      <style:paragraph-properties fo:text-align="justify" fo:line-height="150%" fo:text-indent="0.2479in"/>
    </style:style>
    <style:style style:name="T4511" style:parent-style-name="Domyślnaczcionkaakapitu" style:family="text">
      <style:text-properties fo:background-color="#80FFFF"/>
    </style:style>
    <style:style style:name="P4512" style:parent-style-name="Normalny" style:family="paragraph">
      <style:paragraph-properties fo:text-align="justify" fo:line-height="150%"/>
    </style:style>
    <style:style style:name="T4513" style:parent-style-name="Domyślnaczcionkaakapitu" style:family="text">
      <style:text-properties fo:background-color="#80FFFF"/>
    </style:style>
    <style:style style:name="P4514" style:parent-style-name="Normalny" style:family="paragraph">
      <style:paragraph-properties fo:text-align="justify" fo:line-height="150%"/>
    </style:style>
    <style:style style:name="P4515" style:parent-style-name="Normalny" style:family="paragraph">
      <style:paragraph-properties fo:text-align="justify" fo:line-height="150%" fo:text-indent="0.2479in"/>
    </style:style>
    <style:style style:name="P4516" style:parent-style-name="Normalny" style:family="paragraph">
      <style:paragraph-properties fo:text-align="justify" fo:line-height="150%"/>
    </style:style>
    <style:style style:name="T4517" style:parent-style-name="Domyślnaczcionkaakapitu" style:family="text">
      <style:text-properties fo:background-color="#80FFFF" style:text-underline-type="single" style:text-underline-style="solid" style:text-underline-width="auto" style:text-underline-mode="continuous"/>
    </style:style>
    <style:style style:name="T4518" style:parent-style-name="Domyślnaczcionkaakapitu" style:family="text">
      <style:text-properties style:text-underline-type="single" style:text-underline-style="solid" style:text-underline-width="auto" style:text-underline-mode="continuous"/>
    </style:style>
    <style:style style:name="T4519" style:parent-style-name="Domyślnaczcionkaakapitu" style:family="text">
      <style:text-properties fo:background-color="#80FFFF"/>
    </style:style>
    <style:style style:name="P4520" style:parent-style-name="Normalny" style:family="paragraph">
      <style:paragraph-properties fo:text-align="justify" fo:line-height="150%" fo:text-indent="0.2479in"/>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P4530" style:parent-style-name="Normalny" style:family="paragraph">
      <style:paragraph-properties fo:text-align="justify" fo:line-height="150%"/>
    </style:style>
    <style:style style:name="T4531" style:parent-style-name="Domyślnaczcionkaakapitu" style:family="text">
      <style:text-properties fo:background-color="#80FFFF" style:text-underline-type="single" style:text-underline-style="solid" style:text-underline-width="auto" style:text-underline-mode="continuous"/>
    </style:style>
    <style:style style:name="T4532" style:parent-style-name="Domyślnaczcionkaakapitu" style:family="text">
      <style:text-properties style:text-underline-type="single" style:text-underline-style="solid" style:text-underline-width="auto" style:text-underline-mode="continuous"/>
    </style:style>
    <style:style style:name="T4533" style:parent-style-name="Domyślnaczcionkaakapitu" style:family="text">
      <style:text-properties fo:background-color="#80FFFF" style:text-underline-type="single" style:text-underline-style="solid" style:text-underline-width="auto" style:text-underline-mode="continuous"/>
    </style:style>
    <style:style style:name="T4534" style:parent-style-name="Domyślnaczcionkaakapitu" style:family="text">
      <style:text-properties style:text-underline-type="single" style:text-underline-style="solid" style:text-underline-width="auto" style:text-underline-mode="continuous"/>
    </style:style>
    <style:style style:name="T4535" style:parent-style-name="Domyślnaczcionkaakapitu" style:family="text">
      <style:text-properties fo:background-color="#80FFFF"/>
    </style:style>
    <style:style style:name="P4536" style:parent-style-name="Normalny" style:family="paragraph">
      <style:paragraph-properties fo:text-align="justify" fo:line-height="150%" fo:text-indent="0.2479in"/>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T4545" style:parent-style-name="Domyślnaczcionkaakapitu" style:family="text">
      <style:text-properties fo:background-color="#80FFFF"/>
    </style:style>
    <style:style style:name="T4546" style:parent-style-name="Domyślnaczcionkaakapitu" style:family="text">
      <style:text-properties fo:background-color="#80FFFF"/>
    </style:style>
    <style:style style:name="T4547" style:parent-style-name="Domyślnaczcionkaakapitu" style:family="text">
      <style:text-properties fo:background-color="#80FFFF"/>
    </style:style>
    <style:style style:name="T4548" style:parent-style-name="Domyślnaczcionkaakapitu" style:family="text">
      <style:text-properties fo:background-color="#80FFFF"/>
    </style:style>
    <style:style style:name="P4549" style:parent-style-name="Normalny" style:family="paragraph">
      <style:paragraph-properties fo:text-align="justify" fo:line-height="150%" fo:text-indent="0.2479in"/>
    </style:style>
    <style:style style:name="T4550" style:parent-style-name="Domyślnaczcionkaakapitu" style:family="text">
      <style:text-properties fo:background-color="#80FFFF"/>
    </style:style>
    <style:style style:name="P4551" style:parent-style-name="Normalny" style:family="paragraph">
      <style:paragraph-properties fo:text-align="justify" fo:line-height="150%"/>
    </style:style>
    <style:style style:name="T4552" style:parent-style-name="Domyślnaczcionkaakapitu" style:family="text">
      <style:text-properties style:text-underline-type="single" style:text-underline-style="solid" style:text-underline-width="auto" style:text-underline-mode="continuous"/>
    </style:style>
    <style:style style:name="T4553" style:parent-style-name="Domyślnaczcionkaakapitu" style:family="text">
      <style:text-properties fo:background-color="#80FFFF"/>
    </style:style>
    <style:style style:name="P4554" style:parent-style-name="Normalny" style:family="paragraph">
      <style:paragraph-properties fo:text-align="justify" fo:line-height="150%" fo:text-indent="0.2479in"/>
    </style:style>
    <style:style style:name="P4555" style:parent-style-name="Normalny" style:family="paragraph">
      <style:paragraph-properties fo:text-align="justify" fo:line-height="150%"/>
    </style:style>
    <style:style style:name="T4556" style:parent-style-name="Domyślnaczcionkaakapitu" style:family="text">
      <style:text-properties style:text-underline-type="single" style:text-underline-style="solid" style:text-underline-width="auto" style:text-underline-mode="continuous"/>
    </style:style>
    <style:style style:name="T4557" style:parent-style-name="Domyślnaczcionkaakapitu" style:family="text">
      <style:text-properties fo:background-color="#80FFFF"/>
    </style:style>
    <style:style style:name="P4558" style:parent-style-name="Normalny" style:family="paragraph">
      <style:paragraph-properties fo:text-align="justify" fo:line-height="150%" fo:text-indent="0.2479in"/>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P4563" style:parent-style-name="Normalny" style:family="paragraph">
      <style:paragraph-properties fo:text-align="justify" fo:line-height="150%"/>
    </style:style>
    <style:style style:name="T4564" style:parent-style-name="Domyślnaczcionkaakapitu" style:family="text">
      <style:text-properties style:text-underline-type="single" style:text-underline-style="solid" style:text-underline-width="auto" style:text-underline-mode="continuous"/>
    </style:style>
    <style:style style:name="T4565" style:parent-style-name="Domyślnaczcionkaakapitu" style:family="text">
      <style:text-properties fo:background-color="#80FFFF"/>
    </style:style>
    <style:style style:name="P4566" style:parent-style-name="Normalny" style:family="paragraph">
      <style:paragraph-properties fo:text-align="justify" fo:line-height="150%" fo:text-indent="0.2479in"/>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P4576" style:parent-style-name="Normalny" style:family="paragraph">
      <style:paragraph-properties fo:text-align="justify" fo:line-height="150%"/>
    </style:style>
    <style:style style:name="T4577" style:parent-style-name="Domyślnaczcionkaakapitu" style:family="text">
      <style:text-properties style:text-underline-type="single" style:text-underline-style="solid" style:text-underline-width="auto" style:text-underline-mode="continuous"/>
    </style:style>
    <style:style style:name="T4578" style:parent-style-name="Domyślnaczcionkaakapitu" style:family="text">
      <style:text-properties fo:background-color="#80FFFF"/>
    </style:style>
    <style:style style:name="P4579" style:parent-style-name="Normalny" style:family="paragraph">
      <style:paragraph-properties fo:text-align="justify" fo:line-height="150%" fo:text-indent="0.2479in"/>
    </style:style>
    <style:style style:name="T4580" style:parent-style-name="Domyślnaczcionkaakapitu" style:family="text">
      <style:text-properties fo:background-color="#80FFFF"/>
    </style:style>
    <style:style style:name="P4581" style:parent-style-name="Normalny" style:family="paragraph">
      <style:paragraph-properties fo:text-align="justify" fo:line-height="150%"/>
    </style:style>
    <style:style style:name="T4582" style:parent-style-name="Domyślnaczcionkaakapitu" style:family="text">
      <style:text-properties style:text-underline-type="single" style:text-underline-style="solid" style:text-underline-width="auto" style:text-underline-mode="continuous"/>
    </style:style>
    <style:style style:name="T4583" style:parent-style-name="Domyślnaczcionkaakapitu" style:family="text">
      <style:text-properties fo:background-color="#80FFFF"/>
    </style:style>
    <style:style style:name="P4584" style:parent-style-name="Normalny" style:family="paragraph">
      <style:paragraph-properties fo:text-align="justify" fo:line-height="150%" fo:text-indent="0.2479in"/>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P4594" style:parent-style-name="Normalny" style:family="paragraph">
      <style:paragraph-properties fo:text-align="justify" fo:line-height="150%" fo:text-indent="0.2479in"/>
    </style:style>
    <style:style style:name="T4595" style:parent-style-name="Domyślnaczcionkaakapitu" style:family="text">
      <style:text-properties fo:background-color="#80FFFF"/>
    </style:style>
    <style:style style:name="P4596" style:parent-style-name="Normalny" style:family="paragraph">
      <style:paragraph-properties fo:text-align="justify" fo:line-height="150%"/>
    </style:style>
    <style:style style:name="T4597" style:parent-style-name="Domyślnaczcionkaakapitu" style:family="text">
      <style:text-properties fo:background-color="#80FFFF" style:text-underline-type="single" style:text-underline-style="solid" style:text-underline-width="auto" style:text-underline-mode="continuous"/>
    </style:style>
    <style:style style:name="T4598" style:parent-style-name="Domyślnaczcionkaakapitu" style:family="text">
      <style:text-properties style:text-underline-type="single" style:text-underline-style="solid" style:text-underline-width="auto" style:text-underline-mode="continuous"/>
    </style:style>
    <style:style style:name="T4599" style:parent-style-name="Domyślnaczcionkaakapitu" style:family="text">
      <style:text-properties fo:background-color="#80FFFF"/>
    </style:style>
    <style:style style:name="P4600" style:parent-style-name="Normalny" style:family="paragraph">
      <style:paragraph-properties fo:text-align="justify" fo:line-height="150%" fo:text-indent="0.2479in"/>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T4611" style:parent-style-name="Domyślnaczcionkaakapitu" style:family="text">
      <style:text-properties fo:background-color="#80FFFF"/>
    </style:style>
    <style:style style:name="P4612" style:parent-style-name="Normalny" style:family="paragraph">
      <style:paragraph-properties fo:text-align="justify" fo:line-height="150%" fo:text-indent="0.2479in"/>
    </style:style>
    <style:style style:name="P4613" style:parent-style-name="Normalny" style:family="paragraph">
      <style:paragraph-properties fo:text-align="justify" fo:line-height="150%" fo:text-indent="0.2479in"/>
    </style:style>
    <style:style style:name="T4614" style:parent-style-name="Domyślnaczcionkaakapitu" style:family="text">
      <style:text-properties fo:background-color="#80FFFF"/>
    </style:style>
    <style:style style:name="P4615" style:parent-style-name="Normalny" style:family="paragraph">
      <style:paragraph-properties fo:text-align="justify" fo:line-height="150%" fo:text-indent="0.2479in"/>
    </style:style>
    <style:style style:name="T4616" style:parent-style-name="Domyślnaczcionkaakapitu" style:family="text">
      <style:text-properties fo:background-color="#80FFFF"/>
    </style:style>
    <style:style style:name="P4617" style:parent-style-name="Normalny" style:family="paragraph">
      <style:paragraph-properties fo:text-align="justify" fo:line-height="150%"/>
    </style:style>
    <style:style style:name="T4618" style:parent-style-name="Domyślnaczcionkaakapitu" style:family="text">
      <style:text-properties style:text-underline-type="single" style:text-underline-style="solid" style:text-underline-width="auto" style:text-underline-mode="continuous"/>
    </style:style>
    <style:style style:name="T4619" style:parent-style-name="Domyślnaczcionkaakapitu" style:family="text">
      <style:text-properties fo:background-color="#80FFFF" style:text-underline-type="single" style:text-underline-style="solid" style:text-underline-width="auto" style:text-underline-mode="continuous"/>
    </style:style>
    <style:style style:name="T4620" style:parent-style-name="Domyślnaczcionkaakapitu" style:family="text">
      <style:text-properties style:text-underline-type="single" style:text-underline-style="solid" style:text-underline-width="auto" style:text-underline-mode="continuous"/>
    </style:style>
    <style:style style:name="T4621" style:parent-style-name="Domyślnaczcionkaakapitu" style:family="text">
      <style:text-properties fo:background-color="#80FFFF"/>
    </style:style>
    <style:style style:name="P4622" style:parent-style-name="Normalny" style:family="paragraph">
      <style:paragraph-properties fo:text-align="justify" fo:line-height="150%" fo:text-indent="0.2479in"/>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P4625" style:parent-style-name="Normalny" style:family="paragraph">
      <style:paragraph-properties fo:text-align="justify" fo:line-height="150%"/>
    </style:style>
    <style:style style:name="T4626" style:parent-style-name="Domyślnaczcionkaakapitu" style:family="text">
      <style:text-properties fo:background-color="#80FFFF" style:text-underline-type="single" style:text-underline-style="solid" style:text-underline-width="auto" style:text-underline-mode="continuous"/>
    </style:style>
    <style:style style:name="T4627" style:parent-style-name="Domyślnaczcionkaakapitu" style:family="text">
      <style:text-properties style:text-underline-type="single" style:text-underline-style="solid" style:text-underline-width="auto" style:text-underline-mode="continuous"/>
    </style:style>
    <style:style style:name="T4628" style:parent-style-name="Domyślnaczcionkaakapitu" style:family="text">
      <style:text-properties fo:background-color="#80FFFF"/>
    </style:style>
    <style:style style:name="P4629" style:parent-style-name="Normalny" style:family="paragraph">
      <style:paragraph-properties fo:text-align="justify" fo:line-height="150%" fo:text-indent="0.2479in"/>
    </style:style>
    <style:style style:name="T4630" style:parent-style-name="Domyślnaczcionkaakapitu" style:family="text">
      <style:text-properties fo:background-color="#80FFFF"/>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P4633" style:parent-style-name="Normalny" style:family="paragraph">
      <style:paragraph-properties fo:text-align="justify" fo:line-height="150%" fo:text-indent="0.2479in"/>
    </style:style>
    <style:style style:name="T4634" style:parent-style-name="Domyślnaczcionkaakapitu" style:family="text">
      <style:text-properties fo:background-color="#80FFFF"/>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T4637" style:parent-style-name="Domyślnaczcionkaakapitu" style:family="text">
      <style:text-properties fo:background-color="#80FFFF"/>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P4641" style:parent-style-name="Normalny" style:family="paragraph">
      <style:paragraph-properties fo:text-align="justify" fo:line-height="150%"/>
    </style:style>
    <style:style style:name="T4642" style:parent-style-name="Domyślnaczcionkaakapitu" style:family="text">
      <style:text-properties style:text-underline-type="single" style:text-underline-style="solid" style:text-underline-width="auto" style:text-underline-mode="continuous"/>
    </style:style>
    <style:style style:name="T4643" style:parent-style-name="Domyślnaczcionkaakapitu" style:family="text">
      <style:text-properties fo:background-color="#80FFFF" style:text-underline-type="single" style:text-underline-style="solid" style:text-underline-width="auto" style:text-underline-mode="continuous"/>
    </style:style>
    <style:style style:name="T4644" style:parent-style-name="Domyślnaczcionkaakapitu" style:family="text">
      <style:text-properties style:text-underline-type="single" style:text-underline-style="solid" style:text-underline-width="auto" style:text-underline-mode="continuous"/>
    </style:style>
    <style:style style:name="T4645" style:parent-style-name="Domyślnaczcionkaakapitu" style:family="text">
      <style:text-properties fo:background-color="#80FFFF" style:text-underline-type="single" style:text-underline-style="solid" style:text-underline-width="auto" style:text-underline-mode="continuous"/>
    </style:style>
    <style:style style:name="T4646" style:parent-style-name="Domyślnaczcionkaakapitu" style:family="text">
      <style:text-properties style:text-underline-type="single" style:text-underline-style="solid" style:text-underline-width="auto" style:text-underline-mode="continuous"/>
    </style:style>
    <style:style style:name="T4647" style:parent-style-name="Domyślnaczcionkaakapitu" style:family="text">
      <style:text-properties fo:background-color="#80FFFF"/>
    </style:style>
    <style:style style:name="P4648" style:parent-style-name="Normalny" style:family="paragraph">
      <style:paragraph-properties fo:text-align="justify" fo:line-height="150%" fo:text-indent="0.2479in"/>
    </style:style>
    <style:style style:name="T4649" style:parent-style-name="Domyślnaczcionkaakapitu" style:family="text">
      <style:text-properties fo:background-color="#80FFFF"/>
    </style:style>
    <style:style style:name="T4650" style:parent-style-name="Domyślnaczcionkaakapitu" style:family="text">
      <style:text-properties fo:background-color="#80FFFF"/>
    </style:style>
    <style:style style:name="P4651" style:parent-style-name="Normalny" style:family="paragraph">
      <style:paragraph-properties fo:text-align="justify" fo:line-height="150%"/>
    </style:style>
    <style:style style:name="T4652" style:parent-style-name="Domyślnaczcionkaakapitu" style:family="text">
      <style:text-properties fo:background-color="#80FFFF" style:text-underline-type="single" style:text-underline-style="solid" style:text-underline-width="auto" style:text-underline-mode="continuous"/>
    </style:style>
    <style:style style:name="T4653" style:parent-style-name="Domyślnaczcionkaakapitu" style:family="text">
      <style:text-properties style:text-underline-type="single" style:text-underline-style="solid" style:text-underline-width="auto" style:text-underline-mode="continuous"/>
    </style:style>
    <style:style style:name="T4654" style:parent-style-name="Domyślnaczcionkaakapitu" style:family="text">
      <style:text-properties fo:background-color="#80FFFF"/>
    </style:style>
    <style:style style:name="P4655" style:parent-style-name="Normalny" style:family="paragraph">
      <style:paragraph-properties fo:text-align="justify" fo:line-height="150%" fo:text-indent="0.2479in"/>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P4659" style:parent-style-name="Normalny" style:family="paragraph">
      <style:paragraph-properties fo:text-align="justify" fo:line-height="150%" fo:text-indent="0.2479in"/>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P4662" style:parent-style-name="Normalny" style:family="paragraph">
      <style:paragraph-properties fo:text-align="justify" fo:line-height="150%" fo:text-indent="0.2479in">
        <style:tab-stops>
          <style:tab-stop style:type="left" style:position="6.2881in"/>
        </style:tab-stops>
      </style:paragraph-properties>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P4666" style:parent-style-name="Normalny" style:family="paragraph">
      <style:paragraph-properties fo:text-align="justify" fo:line-height="150%"/>
    </style:style>
    <style:style style:name="T4667" style:parent-style-name="Domyślnaczcionkaakapitu" style:family="text">
      <style:text-properties style:text-underline-type="single" style:text-underline-style="solid" style:text-underline-width="auto" style:text-underline-mode="continuous"/>
    </style:style>
    <style:style style:name="T4668" style:parent-style-name="Domyślnaczcionkaakapitu" style:family="text">
      <style:text-properties fo:background-color="#80FFFF" style:text-underline-type="single" style:text-underline-style="solid" style:text-underline-width="auto" style:text-underline-mode="continuous"/>
    </style:style>
    <style:style style:name="T4669" style:parent-style-name="Domyślnaczcionkaakapitu" style:family="text">
      <style:text-properties style:text-underline-type="single" style:text-underline-style="solid" style:text-underline-width="auto" style:text-underline-mode="continuous"/>
    </style:style>
    <style:style style:name="T4670" style:parent-style-name="Domyślnaczcionkaakapitu" style:family="text">
      <style:text-properties fo:background-color="#80FFFF"/>
    </style:style>
    <style:style style:name="P4671" style:parent-style-name="Normalny" style:family="paragraph">
      <style:paragraph-properties fo:text-align="justify" fo:line-height="150%" fo:text-indent="0.2479in"/>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P4674" style:parent-style-name="Normalny" style:family="paragraph">
      <style:paragraph-properties fo:text-align="justify" fo:line-height="150%"/>
    </style:style>
    <style:style style:name="T4675" style:parent-style-name="Domyślnaczcionkaakapitu" style:family="text">
      <style:text-properties style:text-underline-type="single" style:text-underline-style="solid" style:text-underline-width="auto" style:text-underline-mode="continuous"/>
    </style:style>
    <style:style style:name="T4676" style:parent-style-name="Domyślnaczcionkaakapitu" style:family="text">
      <style:text-properties fo:background-color="#80FFFF"/>
    </style:style>
    <style:style style:name="P4677" style:parent-style-name="Normalny" style:family="paragraph">
      <style:paragraph-properties fo:text-align="justify" fo:line-height="150%" fo:text-indent="0.2479in"/>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P4680" style:parent-style-name="Normalny" style:family="paragraph">
      <style:paragraph-properties fo:text-align="justify" fo:line-height="150%" fo:text-indent="0.2479in"/>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P4687" style:parent-style-name="Normalny" style:family="paragraph">
      <style:paragraph-properties fo:text-align="justify" fo:line-height="150%" fo:text-indent="0.2479in"/>
    </style:style>
    <style:style style:name="T4688" style:parent-style-name="Domyślnaczcionkaakapitu" style:family="text">
      <style:text-properties fo:background-color="#80FFFF"/>
    </style:style>
    <style:style style:name="P4689" style:parent-style-name="Normalny" style:family="paragraph">
      <style:paragraph-properties fo:text-align="justify" fo:line-height="150%"/>
    </style:style>
    <style:style style:name="T4690" style:parent-style-name="Domyślnaczcionkaakapitu" style:family="text">
      <style:text-properties fo:background-color="#80FFFF" style:text-underline-type="single" style:text-underline-style="solid" style:text-underline-width="auto" style:text-underline-mode="continuous"/>
    </style:style>
    <style:style style:name="T4691" style:parent-style-name="Domyślnaczcionkaakapitu" style:family="text">
      <style:text-properties style:text-underline-type="single" style:text-underline-style="solid" style:text-underline-width="auto" style:text-underline-mode="continuous"/>
    </style:style>
    <style:style style:name="T4692" style:parent-style-name="Domyślnaczcionkaakapitu" style:family="text">
      <style:text-properties fo:background-color="#80FFFF" style:text-underline-type="single" style:text-underline-style="solid" style:text-underline-width="auto" style:text-underline-mode="continuous"/>
    </style:style>
    <style:style style:name="T4693" style:parent-style-name="Domyślnaczcionkaakapitu" style:family="text">
      <style:text-properties style:text-underline-type="single" style:text-underline-style="solid" style:text-underline-width="auto" style:text-underline-mode="continuous"/>
    </style:style>
    <style:style style:name="T4694" style:parent-style-name="Domyślnaczcionkaakapitu" style:family="text">
      <style:text-properties fo:background-color="#80FFFF"/>
    </style:style>
    <style:style style:name="P4695" style:parent-style-name="Normalny" style:family="paragraph">
      <style:paragraph-properties fo:text-align="justify" fo:line-height="150%" fo:text-indent="0.2479in"/>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P4701" style:parent-style-name="Normalny" style:family="paragraph">
      <style:paragraph-properties fo:text-align="justify" fo:line-height="150%"/>
    </style:style>
    <style:style style:name="T4702" style:parent-style-name="Domyślnaczcionkaakapitu" style:family="text">
      <style:text-properties style:text-underline-type="single" style:text-underline-style="solid" style:text-underline-width="auto" style:text-underline-mode="continuous"/>
    </style:style>
    <style:style style:name="T4703" style:parent-style-name="Domyślnaczcionkaakapitu" style:family="text">
      <style:text-properties fo:background-color="#80FFFF" style:text-underline-type="single" style:text-underline-style="solid" style:text-underline-width="auto" style:text-underline-mode="continuous"/>
    </style:style>
    <style:style style:name="T4704" style:parent-style-name="Domyślnaczcionkaakapitu" style:family="text">
      <style:text-properties style:text-underline-type="single" style:text-underline-style="solid" style:text-underline-width="auto" style:text-underline-mode="continuous"/>
    </style:style>
    <style:style style:name="T4705" style:parent-style-name="Domyślnaczcionkaakapitu" style:family="text">
      <style:text-properties fo:background-color="#80FFFF"/>
    </style:style>
    <style:style style:name="P4706" style:parent-style-name="Normalny" style:family="paragraph">
      <style:paragraph-properties fo:text-align="justify" fo:line-height="150%" fo:text-indent="0.2479in"/>
    </style:style>
    <style:style style:name="T4707" style:parent-style-name="Domyślnaczcionkaakapitu" style:family="text">
      <style:text-properties fo:background-color="#80FFFF"/>
    </style:style>
    <style:style style:name="P4708" style:parent-style-name="Normalny" style:family="paragraph">
      <style:paragraph-properties fo:text-align="justify" fo:line-height="150%" fo:text-indent="0.2479in"/>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P4714" style:parent-style-name="Normalny" style:family="paragraph">
      <style:paragraph-properties fo:text-align="justify" fo:line-height="150%" fo:text-indent="0.2479in"/>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T4717" style:parent-style-name="Domyślnaczcionkaakapitu" style:family="text">
      <style:text-properties fo:background-color="#80FFFF"/>
    </style:style>
    <style:style style:name="T4718" style:parent-style-name="Domyślnaczcionkaakapitu" style:family="text">
      <style:text-properties fo:background-color="#80FFFF"/>
    </style:style>
    <style:style style:name="T4719" style:parent-style-name="Domyślnaczcionkaakapitu" style:family="text">
      <style:text-properties fo:background-color="#80FFFF"/>
    </style:style>
    <style:style style:name="P4720" style:parent-style-name="Normalny" style:family="paragraph">
      <style:paragraph-properties fo:text-align="justify" fo:line-height="150%" fo:text-indent="0.2479in"/>
    </style:style>
    <style:style style:name="T4721" style:parent-style-name="Domyślnaczcionkaakapitu" style:family="text">
      <style:text-properties fo:background-color="#80FFFF"/>
    </style:style>
    <style:style style:name="P4722" style:parent-style-name="Normalny" style:family="paragraph">
      <style:paragraph-properties fo:text-align="justify" fo:line-height="150%"/>
    </style:style>
    <style:style style:name="T4723" style:parent-style-name="Domyślnaczcionkaakapitu" style:family="text">
      <style:text-properties style:text-underline-type="single" style:text-underline-style="solid" style:text-underline-width="auto" style:text-underline-mode="continuous"/>
    </style:style>
    <style:style style:name="T4724" style:parent-style-name="Domyślnaczcionkaakapitu" style:family="text">
      <style:text-properties fo:background-color="#80FFFF"/>
    </style:style>
    <style:style style:name="P4725" style:parent-style-name="Normalny" style:family="paragraph">
      <style:paragraph-properties fo:text-align="justify" fo:line-height="150%" fo:text-indent="0.2479in"/>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P4728" style:parent-style-name="Normalny" style:family="paragraph">
      <style:paragraph-properties fo:text-align="justify" fo:line-height="150%"/>
    </style:style>
    <style:style style:name="T4729" style:parent-style-name="Domyślnaczcionkaakapitu" style:family="text">
      <style:text-properties style:text-underline-type="single" style:text-underline-style="solid" style:text-underline-width="auto" style:text-underline-mode="continuous"/>
    </style:style>
    <style:style style:name="T4730" style:parent-style-name="Domyślnaczcionkaakapitu" style:family="text">
      <style:text-properties fo:background-color="#80FFFF" style:text-underline-type="single" style:text-underline-style="solid" style:text-underline-width="auto" style:text-underline-mode="continuous"/>
    </style:style>
    <style:style style:name="T4731" style:parent-style-name="Domyślnaczcionkaakapitu" style:family="text">
      <style:text-properties style:text-underline-type="single" style:text-underline-style="solid" style:text-underline-width="auto" style:text-underline-mode="continuous"/>
    </style:style>
    <style:style style:name="T4732" style:parent-style-name="Domyślnaczcionkaakapitu" style:family="text">
      <style:text-properties fo:background-color="#80FFFF" style:text-underline-type="single" style:text-underline-style="solid" style:text-underline-width="auto" style:text-underline-mode="continuous"/>
    </style:style>
    <style:style style:name="T4733" style:parent-style-name="Domyślnaczcionkaakapitu" style:family="text">
      <style:text-properties style:text-underline-type="single" style:text-underline-style="solid" style:text-underline-width="auto" style:text-underline-mode="continuous"/>
    </style:style>
    <style:style style:name="T4734" style:parent-style-name="Domyślnaczcionkaakapitu" style:family="text">
      <style:text-properties fo:background-color="#80FFFF" style:text-underline-type="single" style:text-underline-style="solid" style:text-underline-width="auto" style:text-underline-mode="continuous"/>
    </style:style>
    <style:style style:name="T4735" style:parent-style-name="Domyślnaczcionkaakapitu" style:family="text">
      <style:text-properties fo:background-color="#80FFFF"/>
    </style:style>
    <style:style style:name="P4736" style:parent-style-name="Normalny" style:family="paragraph">
      <style:paragraph-properties fo:text-align="justify" fo:line-height="150%" fo:text-indent="0.2479in"/>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P4740" style:parent-style-name="Normalny" style:family="paragraph">
      <style:paragraph-properties fo:text-align="justify" fo:line-height="150%"/>
    </style:style>
    <style:style style:name="T4741" style:parent-style-name="Domyślnaczcionkaakapitu" style:family="text">
      <style:text-properties style:text-underline-type="single" style:text-underline-style="solid" style:text-underline-width="auto" style:text-underline-mode="continuous"/>
    </style:style>
    <style:style style:name="T4742" style:parent-style-name="Domyślnaczcionkaakapitu" style:family="text">
      <style:text-properties fo:background-color="#80FFFF" style:text-underline-type="single" style:text-underline-style="solid" style:text-underline-width="auto" style:text-underline-mode="continuous"/>
    </style:style>
    <style:style style:name="T4743" style:parent-style-name="Domyślnaczcionkaakapitu" style:family="text">
      <style:text-properties style:text-underline-type="single" style:text-underline-style="solid" style:text-underline-width="auto" style:text-underline-mode="continuous"/>
    </style:style>
    <style:style style:name="T4744" style:parent-style-name="Domyślnaczcionkaakapitu" style:family="text">
      <style:text-properties fo:background-color="#80FFFF" style:text-underline-type="single" style:text-underline-style="solid" style:text-underline-width="auto" style:text-underline-mode="continuous"/>
    </style:style>
    <style:style style:name="T4745" style:parent-style-name="Domyślnaczcionkaakapitu" style:family="text">
      <style:text-properties style:text-underline-type="single" style:text-underline-style="solid" style:text-underline-width="auto" style:text-underline-mode="continuous"/>
    </style:style>
    <style:style style:name="T4746" style:parent-style-name="Domyślnaczcionkaakapitu" style:family="text">
      <style:text-properties fo:background-color="#80FFFF"/>
    </style:style>
    <style:style style:name="P4747" style:parent-style-name="Normalny" style:family="paragraph">
      <style:paragraph-properties fo:text-align="justify" fo:line-height="150%" fo:text-indent="0.2479in"/>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P4750" style:parent-style-name="Normalny" style:family="paragraph">
      <style:paragraph-properties fo:text-align="justify" fo:line-height="150%" fo:text-indent="0.2479in"/>
    </style:style>
    <style:style style:name="P4751" style:parent-style-name="Normalny" style:family="paragraph">
      <style:paragraph-properties fo:text-align="justify" fo:line-height="150%" fo:text-indent="0.2479in"/>
    </style:style>
    <style:style style:name="T4752" style:parent-style-name="Domyślnaczcionkaakapitu" style:family="text">
      <style:text-properties fo:background-color="#80FFFF"/>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P4756" style:parent-style-name="Normalny" style:family="paragraph">
      <style:paragraph-properties fo:text-align="justify" fo:line-height="150%" fo:text-indent="0.2479in"/>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fo:text-indent="0.2479in"/>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T4764" style:parent-style-name="Domyślnaczcionkaakapitu" style:family="text">
      <style:text-properties fo:background-color="#80FFFF"/>
    </style:style>
    <style:style style:name="P4765" style:parent-style-name="Normalny" style:family="paragraph">
      <style:paragraph-properties fo:text-align="justify" fo:line-height="150%" fo:text-indent="0.2479in">
        <style:tab-stops>
          <style:tab-stop style:type="left" style:leader-style="dotted" style:leader-text="." style:position="5.15in"/>
        </style:tab-stops>
      </style:paragraph-properties>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T4769" style:parent-style-name="Domyślnaczcionkaakapitu" style:family="text">
      <style:text-properties fo:background-color="#80FFFF"/>
    </style:style>
    <style:style style:name="P4770" style:parent-style-name="Normalny" style:family="paragraph">
      <style:paragraph-properties fo:text-align="justify" fo:line-height="150%">
        <style:tab-stops>
          <style:tab-stop style:type="left" style:leader-style="dotted" style:leader-text="." style:position="5.15in"/>
        </style:tab-stops>
      </style:paragraph-properties>
    </style:style>
    <style:style style:name="P4771" style:parent-style-name="Normalny" style:family="paragraph">
      <style:paragraph-properties fo:text-align="justify" fo:line-height="150%" fo:text-indent="0.2479in">
        <style:tab-stops>
          <style:tab-stop style:type="right" style:leader-style="dotted" style:leader-text="." style:position="2.0736in"/>
        </style:tab-stops>
      </style:paragraph-properties>
    </style:style>
    <style:style style:name="P4772" style:parent-style-name="Normalny" style:family="paragraph">
      <style:paragraph-properties fo:text-align="justify" fo:line-height="150%">
        <style:tab-stops>
          <style:tab-stop style:type="right" style:leader-style="dotted" style:leader-text="." style:position="2.0736in"/>
        </style:tab-stops>
      </style:paragraph-properties>
    </style:style>
    <style:style style:name="T4773" style:parent-style-name="Domyślnaczcionkaakapitu" style:family="text">
      <style:text-properties fo:background-color="#80FFFF"/>
    </style:style>
    <style:style style:name="P4774" style:parent-style-name="Normalny" style:family="paragraph">
      <style:paragraph-properties fo:text-align="justify" fo:line-height="150%" fo:text-indent="0.2479in"/>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P4780" style:parent-style-name="Normalny" style:family="paragraph">
      <style:paragraph-properties fo:text-align="justify" fo:line-height="150%" fo:text-indent="0.2479in"/>
    </style:style>
    <style:style style:name="P4781" style:parent-style-name="Normalny" style:family="paragraph">
      <style:paragraph-properties fo:text-align="justify" fo:line-height="150%"/>
    </style:style>
    <style:style style:name="T4782" style:parent-style-name="Domyślnaczcionkaakapitu" style:family="text">
      <style:text-properties fo:background-color="#80FFFF" style:text-underline-type="single" style:text-underline-style="solid" style:text-underline-width="auto" style:text-underline-mode="continuous"/>
    </style:style>
    <style:style style:name="T4783" style:parent-style-name="Domyślnaczcionkaakapitu" style:family="text">
      <style:text-properties fo:background-color="#80FFFF"/>
    </style:style>
    <style:style style:name="P4784" style:parent-style-name="Normalny" style:family="paragraph">
      <style:paragraph-properties fo:text-align="justify" fo:line-height="150%" fo:text-indent="0.2479in"/>
    </style:style>
    <style:style style:name="P4785" style:parent-style-name="Normalny" style:family="paragraph">
      <style:paragraph-properties fo:text-align="justify" fo:line-height="150%"/>
    </style:style>
    <style:style style:name="T4786" style:parent-style-name="Domyślnaczcionkaakapitu" style:family="text">
      <style:text-properties style:text-underline-type="single" style:text-underline-style="solid" style:text-underline-width="auto" style:text-underline-mode="continuous"/>
    </style:style>
    <style:style style:name="T4787" style:parent-style-name="Domyślnaczcionkaakapitu" style:family="text">
      <style:text-properties fo:background-color="#80FFFF" style:text-underline-type="single" style:text-underline-style="solid" style:text-underline-width="auto" style:text-underline-mode="continuous"/>
    </style:style>
    <style:style style:name="T4788" style:parent-style-name="Domyślnaczcionkaakapitu" style:family="text">
      <style:text-properties style:text-underline-type="single" style:text-underline-style="solid" style:text-underline-width="auto" style:text-underline-mode="continuous"/>
    </style:style>
    <style:style style:name="T4789" style:parent-style-name="Domyślnaczcionkaakapitu" style:family="text">
      <style:text-properties fo:background-color="#80FFFF"/>
    </style:style>
    <style:style style:name="P4790" style:parent-style-name="Normalny" style:family="paragraph">
      <style:paragraph-properties fo:text-align="justify" fo:line-height="150%" fo:text-indent="0.2479in"/>
    </style:style>
    <style:style style:name="P4791" style:parent-style-name="Normalny" style:family="paragraph">
      <style:paragraph-properties fo:text-align="justify" fo:line-height="150%"/>
    </style:style>
    <style:style style:name="T4792" style:parent-style-name="Domyślnaczcionkaakapitu" style:family="text">
      <style:text-properties style:text-underline-type="single" style:text-underline-style="solid" style:text-underline-width="auto" style:text-underline-mode="continuous"/>
    </style:style>
    <style:style style:name="T4793" style:parent-style-name="Domyślnaczcionkaakapitu" style:family="text">
      <style:text-properties fo:background-color="#80FFFF" style:text-underline-type="single" style:text-underline-style="solid" style:text-underline-width="auto" style:text-underline-mode="continuous"/>
    </style:style>
    <style:style style:name="T4794" style:parent-style-name="Domyślnaczcionkaakapitu" style:family="text">
      <style:text-properties style:text-underline-type="single" style:text-underline-style="solid" style:text-underline-width="auto" style:text-underline-mode="continuous"/>
    </style:style>
    <style:style style:name="T4795" style:parent-style-name="Domyślnaczcionkaakapitu" style:family="text">
      <style:text-properties fo:background-color="#80FFFF"/>
    </style:style>
    <style:style style:name="P4796" style:parent-style-name="Normalny" style:family="paragraph">
      <style:paragraph-properties fo:text-align="justify" fo:line-height="150%" fo:text-indent="0.2479in"/>
    </style:style>
    <style:style style:name="T4797" style:parent-style-name="Domyślnaczcionkaakapitu" style:family="text">
      <style:text-properties fo:background-color="#80FFFF"/>
    </style:style>
    <style:style style:name="P4798" style:parent-style-name="Normalny" style:family="paragraph">
      <style:paragraph-properties fo:text-align="justify" fo:line-height="150%"/>
    </style:style>
    <style:style style:name="T4799" style:parent-style-name="Domyślnaczcionkaakapitu" style:family="text">
      <style:text-properties style:text-underline-type="single" style:text-underline-style="solid" style:text-underline-width="auto" style:text-underline-mode="continuous"/>
    </style:style>
    <style:style style:name="T4800" style:parent-style-name="Domyślnaczcionkaakapitu" style:family="text">
      <style:text-properties fo:background-color="#80FFFF"/>
    </style:style>
    <style:style style:name="P4801" style:parent-style-name="Normalny" style:family="paragraph">
      <style:paragraph-properties fo:text-align="justify" fo:line-height="150%" fo:text-indent="0.2479in"/>
    </style:style>
    <style:style style:name="P4802" style:parent-style-name="Normalny" style:family="paragraph">
      <style:paragraph-properties fo:text-align="justify" fo:line-height="150%"/>
    </style:style>
    <style:style style:name="T4803" style:parent-style-name="Domyślnaczcionkaakapitu" style:family="text">
      <style:text-properties style:text-underline-type="single" style:text-underline-style="solid" style:text-underline-width="auto" style:text-underline-mode="continuous"/>
    </style:style>
    <style:style style:name="T4804" style:parent-style-name="Domyślnaczcionkaakapitu" style:family="text">
      <style:text-properties fo:background-color="#80FFFF" style:text-underline-type="single" style:text-underline-style="solid" style:text-underline-width="auto" style:text-underline-mode="continuous"/>
    </style:style>
    <style:style style:name="T4805" style:parent-style-name="Domyślnaczcionkaakapitu" style:family="text">
      <style:text-properties style:text-underline-type="single" style:text-underline-style="solid" style:text-underline-width="auto" style:text-underline-mode="continuous"/>
    </style:style>
    <style:style style:name="T4806" style:parent-style-name="Domyślnaczcionkaakapitu" style:family="text">
      <style:text-properties fo:background-color="#80FFFF"/>
    </style:style>
    <style:style style:name="P4807" style:parent-style-name="Normalny" style:family="paragraph">
      <style:paragraph-properties fo:text-align="justify" fo:line-height="150%" fo:text-indent="0.2479in"/>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P4811" style:parent-style-name="Normalny" style:family="paragraph">
      <style:paragraph-properties fo:text-align="justify" fo:line-height="150%"/>
    </style:style>
    <style:style style:name="T4812" style:parent-style-name="Domyślnaczcionkaakapitu" style:family="text">
      <style:text-properties style:text-underline-type="single" style:text-underline-style="solid" style:text-underline-width="auto" style:text-underline-mode="continuous"/>
    </style:style>
    <style:style style:name="T4813" style:parent-style-name="Domyślnaczcionkaakapitu" style:family="text">
      <style:text-properties fo:background-color="#80FFFF" style:text-underline-type="single" style:text-underline-style="solid" style:text-underline-width="auto" style:text-underline-mode="continuous"/>
    </style:style>
    <style:style style:name="T4814" style:parent-style-name="Domyślnaczcionkaakapitu" style:family="text">
      <style:text-properties style:text-underline-type="single" style:text-underline-style="solid" style:text-underline-width="auto" style:text-underline-mode="continuous"/>
    </style:style>
    <style:style style:name="T4815" style:parent-style-name="Domyślnaczcionkaakapitu" style:family="text">
      <style:text-properties fo:background-color="#80FFFF"/>
    </style:style>
    <style:style style:name="P4816" style:parent-style-name="Normalny" style:family="paragraph">
      <style:paragraph-properties fo:text-align="justify" fo:line-height="150%" fo:text-indent="0.2479in"/>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P4819" style:parent-style-name="Normalny" style:family="paragraph">
      <style:paragraph-properties fo:text-align="justify" fo:line-height="150%" fo:text-indent="0.2479in"/>
    </style:style>
    <style:style style:name="P4820" style:parent-style-name="Normalny" style:family="paragraph">
      <style:paragraph-properties fo:text-align="justify" fo:line-height="150%" fo:text-indent="0.2479in"/>
    </style:style>
    <style:style style:name="P4821" style:parent-style-name="Normalny" style:family="paragraph">
      <style:paragraph-properties fo:text-align="justify" fo:line-height="150%"/>
    </style:style>
    <style:style style:name="T4822" style:parent-style-name="Domyślnaczcionkaakapitu" style:family="text">
      <style:text-properties style:text-underline-type="single" style:text-underline-style="solid" style:text-underline-width="auto" style:text-underline-mode="continuous"/>
    </style:style>
    <style:style style:name="T4823" style:parent-style-name="Domyślnaczcionkaakapitu" style:family="text">
      <style:text-properties fo:background-color="#80FFFF" style:text-underline-type="single" style:text-underline-style="solid" style:text-underline-width="auto" style:text-underline-mode="continuous"/>
    </style:style>
    <style:style style:name="T4824" style:parent-style-name="Domyślnaczcionkaakapitu" style:family="text">
      <style:text-properties style:text-underline-type="single" style:text-underline-style="solid" style:text-underline-width="auto" style:text-underline-mode="continuous"/>
    </style:style>
    <style:style style:name="T4825" style:parent-style-name="Domyślnaczcionkaakapitu" style:family="text">
      <style:text-properties style:text-underline-type="single" style:text-underline-style="solid" style:text-underline-width="auto" style:text-underline-mode="continuous"/>
    </style:style>
    <style:style style:name="T4826" style:parent-style-name="Domyślnaczcionkaakapitu" style:family="text">
      <style:text-properties fo:background-color="#80FFFF" style:text-underline-type="single" style:text-underline-style="solid" style:text-underline-width="auto" style:text-underline-mode="continuous"/>
    </style:style>
    <style:style style:name="T4827" style:parent-style-name="Domyślnaczcionkaakapitu" style:family="text">
      <style:text-properties style:text-underline-type="single" style:text-underline-style="solid" style:text-underline-width="auto" style:text-underline-mode="continuous"/>
    </style:style>
    <style:style style:name="P4828" style:parent-style-name="Normalny" style:family="paragraph">
      <style:paragraph-properties fo:text-align="justify" fo:line-height="150%"/>
    </style:style>
    <style:style style:name="T4829" style:parent-style-name="Domyślnaczcionkaakapitu" style:family="text">
      <style:text-properties style:text-underline-type="single" style:text-underline-style="solid" style:text-underline-width="auto" style:text-underline-mode="continuous"/>
    </style:style>
    <style:style style:name="T4830" style:parent-style-name="Domyślnaczcionkaakapitu" style:family="text">
      <style:text-properties fo:background-color="#80FFFF" style:text-underline-type="single" style:text-underline-style="solid" style:text-underline-width="auto" style:text-underline-mode="continuous"/>
    </style:style>
    <style:style style:name="T4831" style:parent-style-name="Domyślnaczcionkaakapitu" style:family="text">
      <style:text-properties style:text-underline-type="single" style:text-underline-style="solid" style:text-underline-width="auto" style:text-underline-mode="continuous"/>
    </style:style>
    <style:style style:name="T4832" style:parent-style-name="Domyślnaczcionkaakapitu" style:family="text">
      <style:text-properties fo:background-color="#80FFFF" style:text-underline-type="single" style:text-underline-style="solid" style:text-underline-width="auto" style:text-underline-mode="continuous"/>
    </style:style>
    <style:style style:name="T4833" style:parent-style-name="Domyślnaczcionkaakapitu" style:family="text">
      <style:text-properties style:text-underline-type="single" style:text-underline-style="solid" style:text-underline-width="auto" style:text-underline-mode="continuous"/>
    </style:style>
    <style:style style:name="T4834" style:parent-style-name="Domyślnaczcionkaakapitu" style:family="text">
      <style:text-properties fo:background-color="#80FFFF"/>
    </style:style>
    <style:style style:name="P4835" style:parent-style-name="Normalny" style:family="paragraph">
      <style:paragraph-properties fo:text-align="justify" fo:line-height="150%" fo:text-indent="0.2479in"/>
    </style:style>
    <style:style style:name="P4836" style:parent-style-name="Normalny" style:family="paragraph">
      <style:paragraph-properties fo:text-align="justify" fo:line-height="150%"/>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P4839" style:parent-style-name="Normalny" style:family="paragraph">
      <style:paragraph-properties fo:text-align="justify" fo:line-height="150%" fo:text-indent="0.2479in"/>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P4845" style:parent-style-name="Normalny" style:family="paragraph">
      <style:paragraph-properties fo:text-align="justify" fo:line-height="150%" fo:text-indent="0.2479in"/>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T4849" style:parent-style-name="Domyślnaczcionkaakapitu" style:family="text">
      <style:text-properties fo:background-color="#80FFFF"/>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P4852" style:parent-style-name="Normalny" style:family="paragraph">
      <style:paragraph-properties fo:text-align="justify" fo:line-height="150%"/>
    </style:style>
    <style:style style:name="T4853" style:parent-style-name="Domyślnaczcionkaakapitu" style:family="text">
      <style:text-properties fo:background-color="#80FFFF" style:text-underline-type="single" style:text-underline-style="solid" style:text-underline-width="auto" style:text-underline-mode="continuous"/>
    </style:style>
    <style:style style:name="T4854" style:parent-style-name="Domyślnaczcionkaakapitu" style:family="text">
      <style:text-properties style:text-underline-type="single" style:text-underline-style="solid" style:text-underline-width="auto" style:text-underline-mode="continuous"/>
    </style:style>
    <style:style style:name="T4855" style:parent-style-name="Domyślnaczcionkaakapitu" style:family="text">
      <style:text-properties fo:background-color="#80FFFF"/>
    </style:style>
    <style:style style:name="P4856" style:parent-style-name="Normalny" style:family="paragraph">
      <style:paragraph-properties fo:text-align="justify" fo:line-height="150%" fo:text-indent="0.2479in"/>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P4859" style:parent-style-name="Normalny" style:family="paragraph">
      <style:paragraph-properties fo:text-align="justify" fo:line-height="150%"/>
    </style:style>
    <style:style style:name="T4860" style:parent-style-name="Domyślnaczcionkaakapitu" style:family="text">
      <style:text-properties style:text-underline-type="single" style:text-underline-style="solid" style:text-underline-width="auto" style:text-underline-mode="continuous"/>
    </style:style>
    <style:style style:name="T4861" style:parent-style-name="Domyślnaczcionkaakapitu" style:family="text">
      <style:text-properties fo:background-color="#80FFFF"/>
    </style:style>
    <style:style style:name="P4862" style:parent-style-name="Normalny" style:family="paragraph">
      <style:paragraph-properties fo:text-align="justify" fo:line-height="150%" fo:text-indent="0.2479in"/>
    </style:style>
    <style:style style:name="T4863" style:parent-style-name="Domyślnaczcionkaakapitu" style:family="text">
      <style:text-properties fo:background-color="#80FFFF"/>
    </style:style>
    <style:style style:name="T4864" style:parent-style-name="Domyślnaczcionkaakapitu" style:family="text">
      <style:text-properties fo:background-color="#80FFFF"/>
    </style:style>
    <style:style style:name="T4865" style:parent-style-name="Domyślnaczcionkaakapitu" style:family="text">
      <style:text-properties fo:background-color="#80FFFF"/>
    </style:style>
    <style:style style:name="P4866" style:parent-style-name="Normalny" style:family="paragraph">
      <style:paragraph-properties fo:text-align="justify" fo:line-height="150%" fo:text-indent="0.2479in">
        <style:tab-stops>
          <style:tab-stop style:type="left" style:position="0.7152in"/>
        </style:tab-stops>
      </style:paragraph-properties>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P4870" style:parent-style-name="Normalny" style:family="paragraph">
      <style:paragraph-properties fo:text-align="justify" fo:line-height="150%">
        <style:tab-stops>
          <style:tab-stop style:type="left" style:position="0.7152in"/>
        </style:tab-stops>
      </style:paragraph-properties>
    </style:style>
    <style:style style:name="P4871" style:parent-style-name="Normalny" style:family="paragraph">
      <style:paragraph-properties fo:text-align="justify" fo:line-height="150%">
        <style:tab-stops>
          <style:tab-stop style:type="left" style:position="0.7152in"/>
        </style:tab-stops>
      </style:paragraph-properties>
    </style:style>
    <style:style style:name="T4872" style:parent-style-name="Domyślnaczcionkaakapitu" style:family="text">
      <style:text-properties fo:background-color="#80FFFF" style:text-underline-type="single" style:text-underline-style="solid" style:text-underline-width="auto" style:text-underline-mode="continuous"/>
    </style:style>
    <style:style style:name="T4873" style:parent-style-name="Domyślnaczcionkaakapitu" style:family="text">
      <style:text-properties style:text-underline-type="single" style:text-underline-style="solid" style:text-underline-width="auto" style:text-underline-mode="continuous"/>
    </style:style>
    <style:style style:name="T4874" style:parent-style-name="Domyślnaczcionkaakapitu" style:family="text">
      <style:text-properties fo:background-color="#80FFFF" style:text-underline-type="single" style:text-underline-style="solid" style:text-underline-width="auto" style:text-underline-mode="continuous"/>
    </style:style>
    <style:style style:name="T4875" style:parent-style-name="Domyślnaczcionkaakapitu" style:family="text">
      <style:text-properties style:text-underline-type="single" style:text-underline-style="solid" style:text-underline-width="auto" style:text-underline-mode="continuous"/>
    </style:style>
    <style:style style:name="T4876" style:parent-style-name="Domyślnaczcionkaakapitu" style:family="text">
      <style:text-properties fo:background-color="#80FFFF"/>
    </style:style>
    <style:style style:name="P4877" style:parent-style-name="Normalny" style:family="paragraph">
      <style:paragraph-properties fo:text-align="justify" fo:line-height="150%" fo:text-indent="0.2479in">
        <style:tab-stops>
          <style:tab-stop style:type="left" style:position="0.7152in"/>
        </style:tab-stops>
      </style:paragraph-properties>
    </style:style>
    <style:style style:name="P4878" style:parent-style-name="Normalny" style:family="paragraph">
      <style:paragraph-properties fo:text-align="justify" fo:line-height="150%"/>
    </style:style>
    <style:style style:name="T4879" style:parent-style-name="Domyślnaczcionkaakapitu" style:family="text">
      <style:text-properties style:text-underline-type="single" style:text-underline-style="solid" style:text-underline-width="auto" style:text-underline-mode="continuous"/>
    </style:style>
    <style:style style:name="T4880" style:parent-style-name="Domyślnaczcionkaakapitu" style:family="text">
      <style:text-properties fo:background-color="#80FFFF"/>
    </style:style>
    <style:style style:name="P4881" style:parent-style-name="Normalny" style:family="paragraph">
      <style:paragraph-properties fo:text-align="justify" fo:line-height="150%" fo:text-indent="0.2479in"/>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P4884" style:parent-style-name="Normalny" style:family="paragraph">
      <style:paragraph-properties fo:text-align="justify" fo:line-height="150%"/>
    </style:style>
    <style:style style:name="T4885" style:parent-style-name="Domyślnaczcionkaakapitu" style:family="text">
      <style:text-properties fo:background-color="#80FFFF" style:text-underline-type="single" style:text-underline-style="solid" style:text-underline-width="auto" style:text-underline-mode="continuous"/>
    </style:style>
    <style:style style:name="T4886" style:parent-style-name="Domyślnaczcionkaakapitu" style:family="text">
      <style:text-properties style:text-underline-type="single" style:text-underline-style="solid" style:text-underline-width="auto" style:text-underline-mode="continuous"/>
    </style:style>
    <style:style style:name="T4887" style:parent-style-name="Domyślnaczcionkaakapitu" style:family="text">
      <style:text-properties fo:background-color="#80FFFF"/>
    </style:style>
    <style:style style:name="P4888" style:parent-style-name="Normalny" style:family="paragraph">
      <style:paragraph-properties fo:text-align="justify" fo:line-height="150%" fo:text-indent="0.2479in"/>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P4894" style:parent-style-name="Normalny" style:family="paragraph">
      <style:paragraph-properties fo:text-align="justify" fo:line-height="150%" fo:text-indent="0.2479in"/>
    </style:style>
    <style:style style:name="T4895" style:parent-style-name="Domyślnaczcionkaakapitu" style:family="text">
      <style:text-properties fo:background-color="#80FFFF"/>
    </style:style>
    <style:style style:name="T4896" style:parent-style-name="Domyślnaczcionkaakapitu" style:family="text">
      <style:text-properties fo:background-color="#80FFFF"/>
    </style:style>
    <style:style style:name="P4897" style:parent-style-name="Normalny" style:family="paragraph">
      <style:paragraph-properties fo:text-align="justify" fo:line-height="150%" fo:margin-left="0.25in" fo:text-indent="0.2479in">
        <style:tab-stops/>
      </style:paragraph-properties>
    </style:style>
    <style:style style:name="P4898" style:parent-style-name="Normalny" style:family="paragraph">
      <style:paragraph-properties fo:text-align="justify" fo:line-height="150%"/>
    </style:style>
    <style:style style:name="T4899" style:parent-style-name="Domyślnaczcionkaakapitu" style:family="text">
      <style:text-properties fo:background-color="#80FFFF" style:text-underline-type="single" style:text-underline-style="solid" style:text-underline-width="auto" style:text-underline-mode="continuous"/>
    </style:style>
    <style:style style:name="T4900" style:parent-style-name="Domyślnaczcionkaakapitu" style:family="text">
      <style:text-properties fo:background-color="#80FFFF" style:text-underline-type="single" style:text-underline-style="solid" style:text-underline-width="auto" style:text-underline-mode="continuous"/>
    </style:style>
    <style:style style:name="T4901" style:parent-style-name="Domyślnaczcionkaakapitu" style:family="text">
      <style:text-properties fo:background-color="#80FFFF" style:text-underline-type="single" style:text-underline-style="solid" style:text-underline-width="auto" style:text-underline-mode="continuous"/>
    </style:style>
    <style:style style:name="T4902" style:parent-style-name="Domyślnaczcionkaakapitu" style:family="text">
      <style:text-properties fo:background-color="#80FFFF"/>
    </style:style>
    <style:style style:name="P4903" style:parent-style-name="Normalny" style:family="paragraph">
      <style:paragraph-properties fo:text-align="justify" fo:line-height="150%" fo:text-indent="0.2479in"/>
    </style:style>
    <style:style style:name="P4904" style:parent-style-name="Normalny" style:family="paragraph">
      <style:paragraph-properties fo:text-align="justify" fo:line-height="150%"/>
    </style:style>
    <style:style style:name="T4905" style:parent-style-name="Domyślnaczcionkaakapitu" style:family="text">
      <style:text-properties fo:background-color="#80FFFF" style:text-underline-type="single" style:text-underline-style="solid" style:text-underline-width="auto" style:text-underline-mode="continuous"/>
    </style:style>
    <style:style style:name="T4906" style:parent-style-name="Domyślnaczcionkaakapitu" style:family="text">
      <style:text-properties style:text-underline-type="single" style:text-underline-style="solid" style:text-underline-width="auto" style:text-underline-mode="continuous"/>
    </style:style>
    <style:style style:name="T4907" style:parent-style-name="Domyślnaczcionkaakapitu" style:family="text">
      <style:text-properties fo:background-color="#80FFFF" style:text-underline-type="single" style:text-underline-style="solid" style:text-underline-width="auto" style:text-underline-mode="continuous"/>
    </style:style>
    <style:style style:name="T4908" style:parent-style-name="Domyślnaczcionkaakapitu" style:family="text">
      <style:text-properties style:text-underline-type="single" style:text-underline-style="solid" style:text-underline-width="auto" style:text-underline-mode="continuous"/>
    </style:style>
    <style:style style:name="T4909" style:parent-style-name="Domyślnaczcionkaakapitu" style:family="text">
      <style:text-properties fo:background-color="#80FFFF"/>
    </style:style>
    <style:style style:name="P4910" style:parent-style-name="Normalny" style:family="paragraph">
      <style:paragraph-properties fo:text-align="justify" fo:line-height="150%" fo:text-indent="0.2479in"/>
    </style:style>
    <style:style style:name="T4911" style:parent-style-name="Domyślnaczcionkaakapitu" style:family="text">
      <style:text-properties fo:background-color="#80FFFF"/>
    </style:style>
    <style:style style:name="P4912" style:parent-style-name="Normalny" style:family="paragraph">
      <style:paragraph-properties fo:text-align="justify" fo:line-height="150%"/>
    </style:style>
    <style:style style:name="T4913" style:parent-style-name="Domyślnaczcionkaakapitu" style:family="text">
      <style:text-properties fo:background-color="#80FFFF" style:text-underline-type="single" style:text-underline-style="solid" style:text-underline-width="auto" style:text-underline-mode="continuous"/>
    </style:style>
    <style:style style:name="T4914" style:parent-style-name="Domyślnaczcionkaakapitu" style:family="text">
      <style:text-properties style:text-underline-type="single" style:text-underline-style="solid" style:text-underline-width="auto" style:text-underline-mode="continuous"/>
    </style:style>
    <style:style style:name="P4915" style:parent-style-name="Normalny" style:family="paragraph">
      <style:paragraph-properties fo:text-align="justify" fo:line-height="150%" fo:text-indent="0.2479in"/>
    </style:style>
    <style:style style:name="T4916" style:parent-style-name="Domyślnaczcionkaakapitu" style:family="text">
      <style:text-properties fo:background-color="#80FFFF"/>
    </style:style>
    <style:style style:name="T4917" style:parent-style-name="Domyślnaczcionkaakapitu" style:family="text">
      <style:text-properties fo:background-color="#80FFFF"/>
    </style:style>
    <style:style style:name="P4918" style:parent-style-name="Normalny" style:family="paragraph">
      <style:paragraph-properties fo:text-align="justify" fo:line-height="150%"/>
    </style:style>
    <style:style style:name="T4919" style:parent-style-name="Domyślnaczcionkaakapitu" style:family="text">
      <style:text-properties style:text-underline-type="single" style:text-underline-style="solid" style:text-underline-width="auto" style:text-underline-mode="continuous"/>
    </style:style>
    <style:style style:name="T4920" style:parent-style-name="Domyślnaczcionkaakapitu" style:family="text">
      <style:text-properties fo:background-color="#80FFFF" style:text-underline-type="single" style:text-underline-style="solid" style:text-underline-width="auto" style:text-underline-mode="continuous"/>
    </style:style>
    <style:style style:name="T4921" style:parent-style-name="Domyślnaczcionkaakapitu" style:family="text">
      <style:text-properties style:text-underline-type="single" style:text-underline-style="solid" style:text-underline-width="auto" style:text-underline-mode="continuous"/>
    </style:style>
    <style:style style:name="T4922" style:parent-style-name="Domyślnaczcionkaakapitu" style:family="text">
      <style:text-properties fo:background-color="#80FFFF"/>
    </style:style>
    <style:style style:name="P4923" style:parent-style-name="Normalny" style:family="paragraph">
      <style:paragraph-properties fo:text-align="justify" fo:line-height="150%" fo:text-indent="0.2479in"/>
    </style:style>
    <style:style style:name="P4924" style:parent-style-name="Normalny" style:family="paragraph">
      <style:paragraph-properties fo:text-align="justify" fo:line-height="150%" fo:text-indent="0.2479in"/>
    </style:style>
    <style:style style:name="P4925" style:parent-style-name="Normalny" style:family="paragraph">
      <style:paragraph-properties fo:text-align="justify" fo:line-height="150%"/>
    </style:style>
    <style:style style:name="T4926" style:parent-style-name="Domyślnaczcionkaakapitu" style:family="text">
      <style:text-properties style:text-underline-type="single" style:text-underline-style="solid" style:text-underline-width="auto" style:text-underline-mode="continuous"/>
    </style:style>
    <style:style style:name="T4927" style:parent-style-name="Domyślnaczcionkaakapitu" style:family="text">
      <style:text-properties fo:background-color="#80FFFF"/>
    </style:style>
    <style:style style:name="P4928" style:parent-style-name="Normalny" style:family="paragraph">
      <style:paragraph-properties fo:text-align="justify" fo:line-height="150%" fo:text-indent="0.2479in"/>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P4932" style:parent-style-name="Normalny" style:family="paragraph">
      <style:paragraph-properties fo:text-align="justify" fo:line-height="150%"/>
    </style:style>
    <style:style style:name="T4933" style:parent-style-name="Domyślnaczcionkaakapitu" style:family="text">
      <style:text-properties style:text-underline-type="single" style:text-underline-style="solid" style:text-underline-width="auto" style:text-underline-mode="continuous"/>
    </style:style>
    <style:style style:name="T4934" style:parent-style-name="Domyślnaczcionkaakapitu" style:family="text">
      <style:text-properties fo:background-color="#80FFFF" style:text-underline-type="single" style:text-underline-style="solid" style:text-underline-width="auto" style:text-underline-mode="continuous"/>
    </style:style>
    <style:style style:name="T4935" style:parent-style-name="Domyślnaczcionkaakapitu" style:family="text">
      <style:text-properties style:text-underline-type="single" style:text-underline-style="solid" style:text-underline-width="auto" style:text-underline-mode="continuous"/>
    </style:style>
    <style:style style:name="T4936" style:parent-style-name="Domyślnaczcionkaakapitu" style:family="text">
      <style:text-properties fo:background-color="#80FFFF" style:text-underline-type="single" style:text-underline-style="solid" style:text-underline-width="auto" style:text-underline-mode="continuous"/>
    </style:style>
    <style:style style:name="T4937" style:parent-style-name="Domyślnaczcionkaakapitu" style:family="text">
      <style:text-properties style:text-underline-type="single" style:text-underline-style="solid" style:text-underline-width="auto" style:text-underline-mode="continuous"/>
    </style:style>
    <style:style style:name="T4938" style:parent-style-name="Domyślnaczcionkaakapitu" style:family="text">
      <style:text-properties fo:background-color="#80FFFF"/>
    </style:style>
    <style:style style:name="P4939" style:parent-style-name="Normalny" style:family="paragraph">
      <style:paragraph-properties fo:text-align="justify" fo:line-height="150%" fo:text-indent="0.2479in"/>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P4946" style:parent-style-name="Normalny" style:family="paragraph">
      <style:paragraph-properties fo:text-align="justify" fo:line-height="150%"/>
    </style:style>
    <style:style style:name="T4947" style:parent-style-name="Domyślnaczcionkaakapitu" style:family="text">
      <style:text-properties style:text-underline-type="single" style:text-underline-style="solid" style:text-underline-width="auto" style:text-underline-mode="continuous"/>
    </style:style>
    <style:style style:name="T4948" style:parent-style-name="Domyślnaczcionkaakapitu" style:family="text">
      <style:text-properties fo:background-color="#80FFFF"/>
    </style:style>
    <style:style style:name="P4949" style:parent-style-name="Normalny" style:family="paragraph">
      <style:paragraph-properties fo:text-align="justify" fo:line-height="150%" fo:text-indent="0.2479in"/>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P4952" style:parent-style-name="Normalny" style:family="paragraph">
      <style:paragraph-properties fo:text-align="justify" fo:line-height="150%"/>
    </style:style>
    <style:style style:name="T4953" style:parent-style-name="Domyślnaczcionkaakapitu" style:family="text">
      <style:text-properties fo:background-color="#80FFFF" style:text-underline-type="single" style:text-underline-style="solid" style:text-underline-width="auto" style:text-underline-mode="continuous"/>
    </style:style>
    <style:style style:name="T4954" style:parent-style-name="Domyślnaczcionkaakapitu" style:family="text">
      <style:text-properties style:text-underline-type="single" style:text-underline-style="solid" style:text-underline-width="auto" style:text-underline-mode="continuous"/>
    </style:style>
    <style:style style:name="T4955" style:parent-style-name="Domyślnaczcionkaakapitu" style:family="text">
      <style:text-properties fo:background-color="#80FFFF" style:text-underline-type="single" style:text-underline-style="solid" style:text-underline-width="auto" style:text-underline-mode="continuous"/>
    </style:style>
    <style:style style:name="T4956" style:parent-style-name="Domyślnaczcionkaakapitu" style:family="text">
      <style:text-properties style:text-underline-type="single" style:text-underline-style="solid" style:text-underline-width="auto" style:text-underline-mode="continuous"/>
    </style:style>
    <style:style style:name="T4957" style:parent-style-name="Domyślnaczcionkaakapitu" style:family="text">
      <style:text-properties fo:background-color="#80FFFF"/>
    </style:style>
    <style:style style:name="P4958" style:parent-style-name="Normalny" style:family="paragraph">
      <style:paragraph-properties fo:text-align="justify" fo:line-height="150%" fo:text-indent="0.2479in"/>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P4965" style:parent-style-name="Normalny" style:family="paragraph">
      <style:paragraph-properties fo:text-align="justify" fo:line-height="150%"/>
    </style:style>
    <style:style style:name="T4966" style:parent-style-name="Domyślnaczcionkaakapitu" style:family="text">
      <style:text-properties fo:background-color="#80FFFF" style:text-underline-type="single" style:text-underline-style="solid" style:text-underline-width="auto" style:text-underline-mode="continuous"/>
    </style:style>
    <style:style style:name="T4967" style:parent-style-name="Domyślnaczcionkaakapitu" style:family="text">
      <style:text-properties style:text-underline-type="single" style:text-underline-style="solid" style:text-underline-width="auto" style:text-underline-mode="continuous"/>
    </style:style>
    <style:style style:name="T4968" style:parent-style-name="Domyślnaczcionkaakapitu" style:family="text">
      <style:text-properties fo:background-color="#80FFFF" style:text-underline-type="single" style:text-underline-style="solid" style:text-underline-width="auto" style:text-underline-mode="continuous"/>
    </style:style>
    <style:style style:name="T4969" style:parent-style-name="Domyślnaczcionkaakapitu" style:family="text">
      <style:text-properties style:text-underline-type="single" style:text-underline-style="solid" style:text-underline-width="auto" style:text-underline-mode="continuous"/>
    </style:style>
    <style:style style:name="T4970" style:parent-style-name="Domyślnaczcionkaakapitu" style:family="text">
      <style:text-properties fo:background-color="#80FFFF"/>
    </style:style>
    <style:style style:name="P4971" style:parent-style-name="Normalny" style:family="paragraph">
      <style:paragraph-properties fo:text-align="justify" fo:line-height="150%" fo:text-indent="0.2479in"/>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P4977" style:parent-style-name="Normalny" style:family="paragraph">
      <style:paragraph-properties fo:text-align="justify" fo:line-height="150%" fo:text-indent="0.2479in"/>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T4982" style:parent-style-name="Domyślnaczcionkaakapitu" style:family="text">
      <style:text-properties fo:background-color="#80FFFF"/>
    </style:style>
    <style:style style:name="T4983" style:parent-style-name="Domyślnaczcionkaakapitu" style:family="text">
      <style:text-properties fo:background-color="#80FFFF"/>
    </style:style>
    <style:style style:name="P4984" style:parent-style-name="Normalny" style:family="paragraph">
      <style:paragraph-properties fo:text-align="justify" fo:line-height="150%"/>
    </style:style>
    <style:style style:name="T4985" style:parent-style-name="Domyślnaczcionkaakapitu" style:family="text">
      <style:text-properties fo:background-color="#80FFFF" style:text-underline-type="single" style:text-underline-style="solid" style:text-underline-width="auto" style:text-underline-mode="continuous"/>
    </style:style>
    <style:style style:name="T4986" style:parent-style-name="Domyślnaczcionkaakapitu" style:family="text">
      <style:text-properties style:text-underline-type="single" style:text-underline-style="solid" style:text-underline-width="auto" style:text-underline-mode="continuous"/>
    </style:style>
    <style:style style:name="T4987" style:parent-style-name="Domyślnaczcionkaakapitu" style:family="text">
      <style:text-properties fo:background-color="#80FFFF" style:text-underline-type="single" style:text-underline-style="solid" style:text-underline-width="auto" style:text-underline-mode="continuous"/>
    </style:style>
    <style:style style:name="T4988" style:parent-style-name="Domyślnaczcionkaakapitu" style:family="text">
      <style:text-properties style:text-underline-type="single" style:text-underline-style="solid" style:text-underline-width="auto" style:text-underline-mode="continuous"/>
    </style:style>
    <style:style style:name="T4989" style:parent-style-name="Domyślnaczcionkaakapitu" style:family="text">
      <style:text-properties fo:background-color="#80FFFF"/>
    </style:style>
    <style:style style:name="P4990" style:parent-style-name="Normalny" style:family="paragraph">
      <style:paragraph-properties fo:text-align="justify" fo:line-height="150%" fo:text-indent="0.2479in"/>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T4996" style:parent-style-name="Domyślnaczcionkaakapitu" style:family="text">
      <style:text-properties fo:background-color="#80FFFF"/>
    </style:style>
    <style:style style:name="P4997" style:parent-style-name="Normalny" style:family="paragraph">
      <style:paragraph-properties fo:text-align="justify" fo:line-height="150%" fo:text-indent="0.2479in"/>
    </style:style>
    <style:style style:name="T4998" style:parent-style-name="Domyślnaczcionkaakapitu" style:family="text">
      <style:text-properties fo:background-color="#80FFFF"/>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T5002" style:parent-style-name="Domyślnaczcionkaakapitu" style:family="text">
      <style:text-properties fo:background-color="#80FFFF"/>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P5006" style:parent-style-name="Normalny" style:family="paragraph">
      <style:paragraph-properties fo:text-align="justify" fo:line-height="150%"/>
    </style:style>
    <style:style style:name="T5007" style:parent-style-name="Domyślnaczcionkaakapitu" style:family="text">
      <style:text-properties style:text-underline-type="single" style:text-underline-style="solid" style:text-underline-width="auto" style:text-underline-mode="continuous"/>
    </style:style>
    <style:style style:name="T5008" style:parent-style-name="Domyślnaczcionkaakapitu" style:family="text">
      <style:text-properties fo:background-color="#80FFFF"/>
    </style:style>
    <style:style style:name="P5009" style:parent-style-name="Normalny" style:family="paragraph">
      <style:paragraph-properties fo:text-align="justify" fo:line-height="150%" fo:text-indent="0.2479in"/>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P5012" style:parent-style-name="Normalny" style:family="paragraph">
      <style:paragraph-properties fo:text-align="justify" fo:line-height="150%"/>
    </style:style>
    <style:style style:name="T5013" style:parent-style-name="Domyślnaczcionkaakapitu" style:family="text">
      <style:text-properties fo:background-color="#80FFFF" style:text-underline-type="single" style:text-underline-style="solid" style:text-underline-width="auto" style:text-underline-mode="continuous"/>
    </style:style>
    <style:style style:name="T5014" style:parent-style-name="Domyślnaczcionkaakapitu" style:family="text">
      <style:text-properties style:text-underline-type="single" style:text-underline-style="solid" style:text-underline-width="auto" style:text-underline-mode="continuous"/>
    </style:style>
    <style:style style:name="T5015" style:parent-style-name="Domyślnaczcionkaakapitu" style:family="text">
      <style:text-properties fo:background-color="#80FFFF"/>
    </style:style>
    <style:style style:name="P5016" style:parent-style-name="Normalny" style:family="paragraph">
      <style:paragraph-properties fo:text-align="justify" fo:line-height="150%" fo:text-indent="0.2479in"/>
    </style:style>
    <style:style style:name="T5017" style:parent-style-name="Domyślnaczcionkaakapitu" style:family="text">
      <style:text-properties fo:background-color="#80FFFF"/>
    </style:style>
    <style:style style:name="P5018" style:parent-style-name="Normalny" style:family="paragraph">
      <style:paragraph-properties fo:text-align="justify" fo:line-height="150%"/>
    </style:style>
    <style:style style:name="T5019" style:parent-style-name="Domyślnaczcionkaakapitu" style:family="text">
      <style:text-properties fo:background-color="#80FFFF" style:text-underline-type="single" style:text-underline-style="solid" style:text-underline-width="auto" style:text-underline-mode="continuous"/>
    </style:style>
    <style:style style:name="T5020" style:parent-style-name="Domyślnaczcionkaakapitu" style:family="text">
      <style:text-properties style:text-underline-type="single" style:text-underline-style="solid" style:text-underline-width="auto" style:text-underline-mode="continuous"/>
    </style:style>
    <style:style style:name="T5021" style:parent-style-name="Domyślnaczcionkaakapitu" style:family="text">
      <style:text-properties fo:background-color="#80FFFF"/>
    </style:style>
    <style:style style:name="P5022" style:parent-style-name="Normalny" style:family="paragraph">
      <style:paragraph-properties fo:text-align="justify" fo:line-height="150%" fo:text-indent="0.2479in"/>
    </style:style>
    <style:style style:name="T5023" style:parent-style-name="Domyślnaczcionkaakapitu" style:family="text">
      <style:text-properties fo:background-color="#80FFFF"/>
    </style:style>
    <style:style style:name="P5024" style:parent-style-name="Normalny" style:family="paragraph">
      <style:paragraph-properties fo:text-align="justify" fo:line-height="150%"/>
    </style:style>
    <style:style style:name="T5025" style:parent-style-name="Domyślnaczcionkaakapitu" style:family="text">
      <style:text-properties style:text-underline-type="single" style:text-underline-style="solid" style:text-underline-width="auto" style:text-underline-mode="continuous"/>
    </style:style>
    <style:style style:name="T5026" style:parent-style-name="Domyślnaczcionkaakapitu" style:family="text">
      <style:text-properties fo:background-color="#80FFFF"/>
    </style:style>
    <style:style style:name="P5027" style:parent-style-name="Normalny" style:family="paragraph">
      <style:paragraph-properties fo:text-align="justify" fo:line-height="150%" fo:text-indent="0.2479in"/>
    </style:style>
    <style:style style:name="P5028" style:parent-style-name="Normalny" style:family="paragraph">
      <style:paragraph-properties fo:text-align="justify" fo:line-height="150%"/>
    </style:style>
    <style:style style:name="T5029" style:parent-style-name="Domyślnaczcionkaakapitu" style:family="text">
      <style:text-properties style:text-underline-type="single" style:text-underline-style="solid" style:text-underline-width="auto" style:text-underline-mode="continuous"/>
    </style:style>
    <style:style style:name="T5030" style:parent-style-name="Domyślnaczcionkaakapitu" style:family="text">
      <style:text-properties fo:background-color="#80FFFF" style:text-underline-type="single" style:text-underline-style="solid" style:text-underline-width="auto" style:text-underline-mode="continuous"/>
    </style:style>
    <style:style style:name="T5031" style:parent-style-name="Domyślnaczcionkaakapitu" style:family="text">
      <style:text-properties style:text-underline-type="single" style:text-underline-style="solid" style:text-underline-width="auto" style:text-underline-mode="continuous"/>
    </style:style>
    <style:style style:name="T5032" style:parent-style-name="Domyślnaczcionkaakapitu" style:family="text">
      <style:text-properties fo:background-color="#80FFFF"/>
    </style:style>
    <style:style style:name="P5033" style:parent-style-name="Normalny" style:family="paragraph">
      <style:paragraph-properties fo:text-align="justify" fo:line-height="150%" fo:text-indent="0.2479in"/>
    </style:style>
    <style:style style:name="P5034" style:parent-style-name="Normalny" style:family="paragraph">
      <style:paragraph-properties fo:text-align="justify" fo:line-height="150%"/>
    </style:style>
    <style:style style:name="T5035" style:parent-style-name="Domyślnaczcionkaakapitu" style:family="text">
      <style:text-properties fo:background-color="#80FFFF"/>
    </style:style>
    <style:style style:name="P5036" style:parent-style-name="Normalny" style:family="paragraph">
      <style:paragraph-properties fo:text-align="justify" fo:line-height="150%"/>
    </style:style>
    <style:style style:name="T5037" style:parent-style-name="Domyślnaczcionkaakapitu" style:family="text">
      <style:text-properties style:text-underline-type="single" style:text-underline-style="solid" style:text-underline-width="auto" style:text-underline-mode="continuous"/>
    </style:style>
    <style:style style:name="T5038" style:parent-style-name="Domyślnaczcionkaakapitu" style:family="text">
      <style:text-properties fo:background-color="#80FFFF"/>
    </style:style>
    <style:style style:name="P5039" style:parent-style-name="Normalny" style:family="paragraph">
      <style:paragraph-properties fo:text-align="justify" fo:line-height="150%" fo:text-indent="0.2479in"/>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P5042" style:parent-style-name="Normalny" style:family="paragraph">
      <style:paragraph-properties fo:text-align="justify" fo:line-height="150%"/>
    </style:style>
    <style:style style:name="T5043" style:parent-style-name="Domyślnaczcionkaakapitu" style:family="text">
      <style:text-properties style:text-underline-type="single" style:text-underline-style="solid" style:text-underline-width="auto" style:text-underline-mode="continuous"/>
    </style:style>
    <style:style style:name="T5044" style:parent-style-name="Domyślnaczcionkaakapitu" style:family="text">
      <style:text-properties fo:background-color="#80FFFF"/>
    </style:style>
    <style:style style:name="P5045" style:parent-style-name="Normalny" style:family="paragraph">
      <style:paragraph-properties fo:text-align="justify" fo:line-height="150%" fo:text-indent="0.2479in"/>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T5048" style:parent-style-name="Domyślnaczcionkaakapitu" style:family="text">
      <style:text-properties fo:background-color="#80FFFF"/>
    </style:style>
    <style:style style:name="T5049" style:parent-style-name="Domyślnaczcionkaakapitu" style:family="text">
      <style:text-properties fo:background-color="#80FFFF"/>
    </style:style>
    <style:style style:name="T5050" style:parent-style-name="Domyślnaczcionkaakapitu" style:family="text">
      <style:text-properties fo:background-color="#80FFFF"/>
    </style:style>
    <style:style style:name="T5051" style:parent-style-name="Domyślnaczcionkaakapitu" style:family="text">
      <style:text-properties fo:background-color="#80FFFF"/>
    </style:style>
    <style:style style:name="P5052" style:parent-style-name="Normalny" style:family="paragraph">
      <style:paragraph-properties fo:text-align="justify" fo:line-height="150%"/>
    </style:style>
    <style:style style:name="T5053" style:parent-style-name="Domyślnaczcionkaakapitu" style:family="text">
      <style:text-properties fo:background-color="#80FFFF" style:text-underline-type="single" style:text-underline-style="solid" style:text-underline-width="auto" style:text-underline-mode="continuous"/>
    </style:style>
    <style:style style:name="T5054" style:parent-style-name="Domyślnaczcionkaakapitu" style:family="text">
      <style:text-properties style:text-underline-type="single" style:text-underline-style="solid" style:text-underline-width="auto" style:text-underline-mode="continuous"/>
    </style:style>
    <style:style style:name="T5055" style:parent-style-name="Domyślnaczcionkaakapitu" style:family="text">
      <style:text-properties fo:background-color="#80FFFF" style:text-underline-type="single" style:text-underline-style="solid" style:text-underline-width="auto" style:text-underline-mode="continuous"/>
    </style:style>
    <style:style style:name="T5056" style:parent-style-name="Domyślnaczcionkaakapitu" style:family="text">
      <style:text-properties style:text-underline-type="single" style:text-underline-style="solid" style:text-underline-width="auto" style:text-underline-mode="continuous"/>
    </style:style>
    <style:style style:name="T5057" style:parent-style-name="Domyślnaczcionkaakapitu" style:family="text">
      <style:text-properties fo:background-color="#80FFFF"/>
    </style:style>
    <style:style style:name="P5058" style:parent-style-name="Normalny" style:family="paragraph">
      <style:paragraph-properties fo:text-align="justify" fo:line-height="150%" fo:text-indent="0.2479in"/>
    </style:style>
    <style:style style:name="T5059" style:parent-style-name="Domyślnaczcionkaakapitu" style:family="text">
      <style:text-properties fo:background-color="#80FFFF"/>
    </style:style>
    <style:style style:name="T5060" style:parent-style-name="Domyślnaczcionkaakapitu" style:family="text">
      <style:text-properties fo:background-color="#80FFFF"/>
    </style:style>
    <style:style style:name="T5061" style:parent-style-name="Domyślnaczcionkaakapitu" style:family="text">
      <style:text-properties fo:background-color="#80FFFF"/>
    </style:style>
    <style:style style:name="P5062" style:parent-style-name="Normalny" style:family="paragraph">
      <style:paragraph-properties fo:text-align="justify" fo:line-height="150%"/>
    </style:style>
    <style:style style:name="T5063" style:parent-style-name="Domyślnaczcionkaakapitu" style:family="text">
      <style:text-properties style:text-underline-type="single" style:text-underline-style="solid" style:text-underline-width="auto" style:text-underline-mode="continuous"/>
    </style:style>
    <style:style style:name="T5064" style:parent-style-name="Domyślnaczcionkaakapitu" style:family="text">
      <style:text-properties fo:background-color="#80FFFF"/>
    </style:style>
    <style:style style:name="P5065" style:parent-style-name="Normalny" style:family="paragraph">
      <style:paragraph-properties fo:text-align="justify" fo:line-height="150%" fo:text-indent="0.2479in"/>
    </style:style>
    <style:style style:name="T5066" style:parent-style-name="Domyślnaczcionkaakapitu" style:family="text">
      <style:text-properties fo:background-color="#80FFFF"/>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P5069" style:parent-style-name="Normalny" style:family="paragraph">
      <style:paragraph-properties fo:text-align="justify" fo:line-height="150%" fo:text-indent="0.2479in"/>
    </style:style>
    <style:style style:name="P5070" style:parent-style-name="Normalny" style:family="paragraph">
      <style:paragraph-properties fo:text-align="justify" fo:line-height="150%" fo:text-indent="0.2479in"/>
    </style:style>
    <style:style style:name="T5071" style:parent-style-name="Domyślnaczcionkaakapitu" style:family="text">
      <style:text-properties fo:background-color="#80FFFF"/>
    </style:style>
    <style:style style:name="P5072" style:parent-style-name="Normalny" style:family="paragraph">
      <style:paragraph-properties fo:text-align="justify" fo:line-height="150%"/>
    </style:style>
    <style:style style:name="P5073" style:parent-style-name="Normalny" style:family="paragraph">
      <style:paragraph-properties fo:text-align="justify" fo:line-height="150%" fo:text-indent="0.2479in"/>
    </style:style>
    <style:style style:name="T5074" style:parent-style-name="Domyślnaczcionkaakapitu" style:family="text">
      <style:text-properties fo:background-color="#80FFFF"/>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P5078" style:parent-style-name="Normalny" style:family="paragraph">
      <style:paragraph-properties fo:text-align="justify" fo:line-height="150%"/>
    </style:style>
    <style:style style:name="T5079" style:parent-style-name="Domyślnaczcionkaakapitu" style:family="text">
      <style:text-properties style:text-underline-type="single" style:text-underline-style="solid" style:text-underline-width="auto" style:text-underline-mode="continuous"/>
    </style:style>
    <style:style style:name="T5080" style:parent-style-name="Domyślnaczcionkaakapitu" style:family="text">
      <style:text-properties fo:background-color="#80FFFF"/>
    </style:style>
    <style:style style:name="P5081" style:parent-style-name="Normalny" style:family="paragraph">
      <style:paragraph-properties fo:text-align="justify" fo:line-height="150%" fo:text-indent="0.2479in"/>
    </style:style>
    <style:style style:name="T5082" style:parent-style-name="Domyślnaczcionkaakapitu" style:family="text">
      <style:text-properties fo:background-color="#80FFFF"/>
    </style:style>
    <style:style style:name="T5083" style:parent-style-name="Domyślnaczcionkaakapitu" style:family="text">
      <style:text-properties fo:background-color="#80FFFF"/>
    </style:style>
    <style:style style:name="T5084" style:parent-style-name="Domyślnaczcionkaakapitu" style:family="text">
      <style:text-properties fo:background-color="#80FFFF"/>
    </style:style>
    <style:style style:name="P5085" style:parent-style-name="Normalny" style:family="paragraph">
      <style:paragraph-properties fo:text-align="justify" fo:line-height="150%" fo:text-indent="0.2479in"/>
    </style:style>
    <style:style style:name="T5086" style:parent-style-name="Domyślnaczcionkaakapitu" style:family="text">
      <style:text-properties fo:background-color="#80FFFF"/>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fo:text-indent="0.2479in"/>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T5097" style:parent-style-name="Domyślnaczcionkaakapitu" style:family="text">
      <style:text-properties fo:background-color="#80FFFF"/>
    </style:style>
    <style:style style:name="P5098" style:parent-style-name="Normalny" style:family="paragraph">
      <style:paragraph-properties fo:text-align="justify" fo:line-height="150%" fo:text-indent="0.2479in"/>
    </style:style>
    <style:style style:name="T5099" style:parent-style-name="Domyślnaczcionkaakapitu" style:family="text">
      <style:text-properties fo:background-color="#80FFFF"/>
    </style:style>
    <style:style style:name="T5100" style:parent-style-name="Domyślnaczcionkaakapitu" style:family="text">
      <style:text-properties fo:background-color="#80FFFF"/>
    </style:style>
    <style:style style:name="T5101" style:parent-style-name="Domyślnaczcionkaakapitu" style:family="text">
      <style:text-properties fo:background-color="#80FFFF"/>
    </style:style>
    <style:style style:name="T5102" style:parent-style-name="Domyślnaczcionkaakapitu" style:family="text">
      <style:text-properties fo:background-color="#80FFFF"/>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T5106" style:parent-style-name="Domyślnaczcionkaakapitu" style:family="text">
      <style:text-properties fo:background-color="#80FFFF"/>
    </style:style>
    <style:style style:name="T5107" style:parent-style-name="Domyślnaczcionkaakapitu" style:family="text">
      <style:text-properties fo:background-color="#80FFFF"/>
    </style:style>
    <style:style style:name="P5108" style:parent-style-name="Normalny" style:family="paragraph">
      <style:paragraph-properties fo:text-align="justify" fo:line-height="150%" fo:text-indent="0.2479in"/>
    </style:style>
    <style:style style:name="T5109" style:parent-style-name="Domyślnaczcionkaakapitu" style:family="text">
      <style:text-properties fo:background-color="#80FFFF"/>
    </style:style>
    <style:style style:name="P5110" style:parent-style-name="Normalny" style:family="paragraph">
      <style:paragraph-properties fo:text-align="justify" fo:line-height="150%" fo:text-indent="0.2479in"/>
    </style:style>
    <style:style style:name="T5111" style:parent-style-name="Domyślnaczcionkaakapitu" style:family="text">
      <style:text-properties fo:background-color="#80FFFF"/>
    </style:style>
    <style:style style:name="P5112" style:parent-style-name="Normalny" style:family="paragraph">
      <style:paragraph-properties fo:text-align="justify" fo:line-height="150%" fo:text-indent="0.2479in"/>
    </style:style>
    <style:style style:name="T5113" style:parent-style-name="Domyślnaczcionkaakapitu" style:family="text">
      <style:text-properties fo:background-color="#80FFFF"/>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P5116" style:parent-style-name="Normalny" style:family="paragraph">
      <style:paragraph-properties fo:text-align="justify" fo:line-height="150%" fo:text-indent="0.2479in"/>
    </style:style>
    <style:style style:name="T5117" style:parent-style-name="Domyślnaczcionkaakapitu" style:family="text">
      <style:text-properties fo:background-color="#80FFFF"/>
    </style:style>
    <style:style style:name="T5118" style:parent-style-name="Domyślnaczcionkaakapitu" style:family="text">
      <style:text-properties fo:background-color="#80FFFF"/>
    </style:style>
    <style:style style:name="T5119" style:parent-style-name="Domyślnaczcionkaakapitu" style:family="text">
      <style:text-properties fo:background-color="#80FFFF"/>
    </style:style>
    <style:style style:name="T5120" style:parent-style-name="Domyślnaczcionkaakapitu" style:family="text">
      <style:text-properties fo:background-color="#80FFFF"/>
    </style:style>
    <style:style style:name="T5121" style:parent-style-name="Domyślnaczcionkaakapitu" style:family="text">
      <style:text-properties fo:background-color="#80FFFF"/>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P5124" style:parent-style-name="Normalny" style:family="paragraph">
      <style:paragraph-properties fo:text-align="justify" fo:line-height="150%" fo:text-indent="0.2479in"/>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P5131" style:parent-style-name="Normalny" style:family="paragraph">
      <style:paragraph-properties fo:text-align="justify" fo:line-height="150%" fo:text-indent="0.2479in"/>
    </style:style>
    <style:style style:name="T5132" style:parent-style-name="Domyślnaczcionkaakapitu" style:family="text">
      <style:text-properties fo:background-color="#80FFFF"/>
    </style:style>
    <style:style style:name="T5133" style:parent-style-name="Domyślnaczcionkaakapitu" style:family="text">
      <style:text-properties fo:background-color="#80FFFF"/>
    </style:style>
    <style:style style:name="T5134" style:parent-style-name="Domyślnaczcionkaakapitu" style:family="text">
      <style:text-properties fo:background-color="#80FFFF"/>
    </style:style>
    <style:style style:name="T5135" style:parent-style-name="Domyślnaczcionkaakapitu" style:family="text">
      <style:text-properties fo:background-color="#80FFFF"/>
    </style:style>
    <style:style style:name="P5136" style:parent-style-name="Normalny" style:family="paragraph">
      <style:paragraph-properties fo:text-align="justify" fo:line-height="150%" fo:text-indent="0.2479in"/>
    </style:style>
    <style:style style:name="T5137" style:parent-style-name="Domyślnaczcionkaakapitu" style:family="text">
      <style:text-properties fo:background-color="#80FFFF"/>
    </style:style>
    <style:style style:name="P5138" style:parent-style-name="Normalny" style:family="paragraph">
      <style:paragraph-properties fo:text-align="justify" fo:line-height="150%" fo:text-indent="0.2479in"/>
    </style:style>
    <style:style style:name="T5139" style:parent-style-name="Domyślnaczcionkaakapitu" style:family="text">
      <style:text-properties fo:background-color="#80FFFF"/>
    </style:style>
    <style:style style:name="P5140" style:parent-style-name="Normalny" style:family="paragraph">
      <style:paragraph-properties fo:text-align="justify" fo:line-height="150%" fo:text-indent="0.2479in"/>
    </style:style>
    <style:style style:name="T5141" style:parent-style-name="Domyślnaczcionkaakapitu" style:family="text">
      <style:text-properties fo:background-color="#80FFFF"/>
    </style:style>
    <style:style style:name="T5142" style:parent-style-name="Domyślnaczcionkaakapitu" style:family="text">
      <style:text-properties fo:background-color="#80FFFF"/>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T5145" style:parent-style-name="Domyślnaczcionkaakapitu" style:family="text">
      <style:text-properties fo:background-color="#80FFFF"/>
    </style:style>
    <style:style style:name="P5146" style:parent-style-name="Normalny" style:family="paragraph">
      <style:paragraph-properties fo:text-align="justify" fo:line-height="150%" fo:text-indent="0.2479in"/>
    </style:style>
    <style:style style:name="T5147" style:parent-style-name="Domyślnaczcionkaakapitu" style:family="text">
      <style:text-properties fo:background-color="#80FFFF"/>
    </style:style>
    <style:style style:name="P5148" style:parent-style-name="Normalny" style:family="paragraph">
      <style:paragraph-properties fo:text-align="justify" fo:line-height="150%"/>
    </style:style>
    <style:style style:name="T5149" style:parent-style-name="Domyślnaczcionkaakapitu" style:family="text">
      <style:text-properties style:text-underline-type="single" style:text-underline-style="solid" style:text-underline-width="auto" style:text-underline-mode="continuous"/>
    </style:style>
    <style:style style:name="T5150" style:parent-style-name="Domyślnaczcionkaakapitu" style:family="text">
      <style:text-properties fo:background-color="#80FFFF" style:text-underline-type="single" style:text-underline-style="solid" style:text-underline-width="auto" style:text-underline-mode="continuous"/>
    </style:style>
    <style:style style:name="T5151" style:parent-style-name="Domyślnaczcionkaakapitu" style:family="text">
      <style:text-properties style:text-underline-type="single" style:text-underline-style="solid" style:text-underline-width="auto" style:text-underline-mode="continuous"/>
    </style:style>
    <style:style style:name="T5152" style:parent-style-name="Domyślnaczcionkaakapitu" style:family="text">
      <style:text-properties fo:background-color="#80FFFF"/>
    </style:style>
    <style:style style:name="P5153" style:parent-style-name="Normalny" style:family="paragraph">
      <style:paragraph-properties fo:text-align="justify" fo:line-height="150%" fo:text-indent="0.2479in"/>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P5157" style:parent-style-name="Normalny" style:family="paragraph">
      <style:paragraph-properties fo:text-align="justify" fo:line-height="150%"/>
    </style:style>
    <style:style style:name="T5158" style:parent-style-name="Domyślnaczcionkaakapitu" style:family="text">
      <style:text-properties fo:background-color="#80FFFF" style:text-underline-type="single" style:text-underline-style="solid" style:text-underline-width="auto" style:text-underline-mode="continuous"/>
    </style:style>
    <style:style style:name="T5159" style:parent-style-name="Domyślnaczcionkaakapitu" style:family="text">
      <style:text-properties style:text-underline-type="single" style:text-underline-style="solid" style:text-underline-width="auto" style:text-underline-mode="continuous"/>
    </style:style>
    <style:style style:name="T5160" style:parent-style-name="Domyślnaczcionkaakapitu" style:family="text">
      <style:text-properties fo:background-color="#80FFFF"/>
    </style:style>
    <style:style style:name="P5161" style:parent-style-name="Normalny" style:family="paragraph">
      <style:paragraph-properties fo:text-align="justify" fo:line-height="150%" fo:text-indent="0.2479in"/>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fo:text-indent="0.2479in"/>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T5168" style:parent-style-name="Domyślnaczcionkaakapitu" style:family="text">
      <style:text-properties fo:background-color="#80FFFF"/>
    </style:style>
    <style:style style:name="T5169" style:parent-style-name="Domyślnaczcionkaakapitu" style:family="text">
      <style:text-properties fo:background-color="#80FFFF"/>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T5172" style:parent-style-name="Domyślnaczcionkaakapitu" style:family="text">
      <style:text-properties fo:background-color="#80FFFF"/>
    </style:style>
    <style:style style:name="P5173" style:parent-style-name="Normalny" style:family="paragraph">
      <style:paragraph-properties fo:text-align="justify" fo:line-height="150%" fo:text-indent="0.2479in"/>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P5179" style:parent-style-name="Normalny" style:family="paragraph">
      <style:paragraph-properties fo:text-align="justify" fo:line-height="150%" fo:text-indent="0.2479in"/>
    </style:style>
    <style:style style:name="T5180" style:parent-style-name="Domyślnaczcionkaakapitu" style:family="text">
      <style:text-properties fo:background-color="#80FFFF"/>
    </style:style>
    <style:style style:name="T5181" style:parent-style-name="Domyślnaczcionkaakapitu" style:family="text">
      <style:text-properties fo:background-color="#80FFFF"/>
    </style:style>
    <style:style style:name="T5182" style:parent-style-name="Domyślnaczcionkaakapitu" style:family="text">
      <style:text-properties fo:background-color="#80FFFF"/>
    </style:style>
    <style:style style:name="T5183" style:parent-style-name="Domyślnaczcionkaakapitu" style:family="text">
      <style:text-properties fo:background-color="#80FFFF"/>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P5191" style:parent-style-name="Normalny" style:family="paragraph">
      <style:paragraph-properties fo:text-align="justify" fo:line-height="150%" fo:text-indent="0.2479in"/>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P5195" style:parent-style-name="Normalny" style:family="paragraph">
      <style:paragraph-properties fo:text-align="justify" fo:line-height="150%"/>
    </style:style>
    <style:style style:name="T5196" style:parent-style-name="Domyślnaczcionkaakapitu" style:family="text">
      <style:text-properties style:text-underline-type="single" style:text-underline-style="solid" style:text-underline-width="auto" style:text-underline-mode="continuous"/>
    </style:style>
    <style:style style:name="T5197" style:parent-style-name="Domyślnaczcionkaakapitu" style:family="text">
      <style:text-properties fo:background-color="#80FFFF"/>
    </style:style>
    <style:style style:name="P5198" style:parent-style-name="Normalny" style:family="paragraph">
      <style:paragraph-properties fo:text-align="justify" fo:line-height="150%" fo:text-indent="0.2479in"/>
    </style:style>
    <style:style style:name="P5199" style:parent-style-name="Normalny" style:family="paragraph">
      <style:paragraph-properties fo:text-align="justify" fo:line-height="150%"/>
    </style:style>
    <style:style style:name="T5200" style:parent-style-name="Domyślnaczcionkaakapitu" style:family="text">
      <style:text-properties style:text-underline-type="single" style:text-underline-style="solid" style:text-underline-width="auto" style:text-underline-mode="continuous"/>
    </style:style>
    <style:style style:name="T5201" style:parent-style-name="Domyślnaczcionkaakapitu" style:family="text">
      <style:text-properties fo:background-color="#80FFFF" style:text-underline-type="single" style:text-underline-style="solid" style:text-underline-width="auto" style:text-underline-mode="continuous"/>
    </style:style>
    <style:style style:name="T5202" style:parent-style-name="Domyślnaczcionkaakapitu" style:family="text">
      <style:text-properties style:text-underline-type="single" style:text-underline-style="solid" style:text-underline-width="auto" style:text-underline-mode="continuous"/>
    </style:style>
    <style:style style:name="T5203" style:parent-style-name="Domyślnaczcionkaakapitu" style:family="text">
      <style:text-properties fo:background-color="#80FFFF" style:text-underline-type="single" style:text-underline-style="solid" style:text-underline-width="auto" style:text-underline-mode="continuous"/>
    </style:style>
    <style:style style:name="T5204" style:parent-style-name="Domyślnaczcionkaakapitu" style:family="text">
      <style:text-properties style:text-underline-type="single" style:text-underline-style="solid" style:text-underline-width="auto" style:text-underline-mode="continuous"/>
    </style:style>
    <style:style style:name="T5205" style:parent-style-name="Domyślnaczcionkaakapitu" style:family="text">
      <style:text-properties fo:background-color="#80FFFF" style:text-underline-type="single" style:text-underline-style="solid" style:text-underline-width="auto" style:text-underline-mode="continuous"/>
    </style:style>
    <style:style style:name="T5206" style:parent-style-name="Domyślnaczcionkaakapitu" style:family="text">
      <style:text-properties fo:background-color="#80FFFF"/>
    </style:style>
    <style:style style:name="P5207" style:parent-style-name="Normalny" style:family="paragraph">
      <style:paragraph-properties fo:text-align="justify" fo:line-height="150%" fo:text-indent="0.2479in"/>
    </style:style>
    <style:style style:name="T5208" style:parent-style-name="Domyślnaczcionkaakapitu" style:family="text">
      <style:text-properties fo:background-color="#80FFFF"/>
    </style:style>
    <style:style style:name="T5209" style:parent-style-name="Domyślnaczcionkaakapitu" style:family="text">
      <style:text-properties fo:background-color="#80FFFF"/>
    </style:style>
    <style:style style:name="T5210" style:parent-style-name="Domyślnaczcionkaakapitu" style:family="text">
      <style:text-properties fo:background-color="#80FFFF"/>
    </style:style>
    <style:style style:name="P5211" style:parent-style-name="Normalny" style:family="paragraph">
      <style:paragraph-properties fo:text-align="justify" fo:line-height="150%"/>
    </style:style>
    <style:style style:name="P5212" style:parent-style-name="Normalny" style:family="paragraph">
      <style:paragraph-properties fo:text-align="justify" fo:line-height="150%" fo:text-indent="0.2479in"/>
    </style:style>
    <style:style style:name="T5213" style:parent-style-name="Domyślnaczcionkaakapitu" style:family="text">
      <style:text-properties fo:background-color="#80FFFF"/>
    </style:style>
    <style:style style:name="T5214" style:parent-style-name="Domyślnaczcionkaakapitu" style:family="text">
      <style:text-properties fo:background-color="#80FFFF"/>
    </style:style>
    <style:style style:name="T5215" style:parent-style-name="Domyślnaczcionkaakapitu" style:family="text">
      <style:text-properties fo:background-color="#80FFFF"/>
    </style:style>
    <style:style style:name="T5216" style:parent-style-name="Domyślnaczcionkaakapitu" style:family="text">
      <style:text-properties fo:background-color="#80FFFF"/>
    </style:style>
    <style:style style:name="P5217" style:parent-style-name="Normalny" style:family="paragraph">
      <style:paragraph-properties fo:text-align="justify" fo:line-height="150%"/>
    </style:style>
    <style:style style:name="P5218" style:parent-style-name="Normalny" style:family="paragraph">
      <style:paragraph-properties fo:text-align="justify" fo:line-height="150%" fo:text-indent="0.2479in"/>
    </style:style>
    <style:style style:name="T5219" style:parent-style-name="Domyślnaczcionkaakapitu" style:family="text">
      <style:text-properties fo:background-color="#80FFFF"/>
    </style:style>
    <style:style style:name="T5220" style:parent-style-name="Domyślnaczcionkaakapitu" style:family="text">
      <style:text-properties fo:background-color="#80FFFF"/>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P5223" style:parent-style-name="Normalny" style:family="paragraph">
      <style:paragraph-properties fo:text-align="justify" fo:line-height="150%"/>
    </style:style>
    <style:style style:name="T5224" style:parent-style-name="Domyślnaczcionkaakapitu" style:family="text">
      <style:text-properties fo:background-color="#80FFFF" style:text-underline-type="single" style:text-underline-style="solid" style:text-underline-width="auto" style:text-underline-mode="continuous"/>
    </style:style>
    <style:style style:name="T5225" style:parent-style-name="Domyślnaczcionkaakapitu" style:family="text">
      <style:text-properties style:text-underline-type="single" style:text-underline-style="solid" style:text-underline-width="auto" style:text-underline-mode="continuous"/>
    </style:style>
    <style:style style:name="T5226" style:parent-style-name="Domyślnaczcionkaakapitu" style:family="text">
      <style:text-properties fo:background-color="#80FFFF" style:text-underline-type="single" style:text-underline-style="solid" style:text-underline-width="auto" style:text-underline-mode="continuous"/>
    </style:style>
    <style:style style:name="T5227" style:parent-style-name="Domyślnaczcionkaakapitu" style:family="text">
      <style:text-properties style:text-underline-type="single" style:text-underline-style="solid" style:text-underline-width="auto" style:text-underline-mode="continuous"/>
    </style:style>
    <style:style style:name="T5228" style:parent-style-name="Domyślnaczcionkaakapitu" style:family="text">
      <style:text-properties fo:background-color="#80FFFF"/>
    </style:style>
    <style:style style:name="P5229" style:parent-style-name="Normalny" style:family="paragraph">
      <style:paragraph-properties fo:text-align="justify" fo:line-height="150%" fo:text-indent="0.2479in"/>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T5233" style:parent-style-name="Domyślnaczcionkaakapitu" style:family="text">
      <style:text-properties fo:background-color="#80FFFF"/>
    </style:style>
    <style:style style:name="P5234" style:parent-style-name="Normalny" style:family="paragraph">
      <style:paragraph-properties fo:text-align="justify" fo:line-height="150%"/>
    </style:style>
    <style:style style:name="T5235" style:parent-style-name="Domyślnaczcionkaakapitu" style:family="text">
      <style:text-properties style:text-underline-type="single" style:text-underline-style="solid" style:text-underline-width="auto" style:text-underline-mode="continuous"/>
    </style:style>
    <style:style style:name="T5236" style:parent-style-name="Domyślnaczcionkaakapitu" style:family="text">
      <style:text-properties fo:background-color="#80FFFF" style:text-underline-type="single" style:text-underline-style="solid" style:text-underline-width="auto" style:text-underline-mode="continuous"/>
    </style:style>
    <style:style style:name="T5237" style:parent-style-name="Domyślnaczcionkaakapitu" style:family="text">
      <style:text-properties style:text-underline-type="single" style:text-underline-style="solid" style:text-underline-width="auto" style:text-underline-mode="continuous"/>
    </style:style>
    <style:style style:name="T5238" style:parent-style-name="Domyślnaczcionkaakapitu" style:family="text">
      <style:text-properties fo:background-color="#80FFFF" style:text-underline-type="single" style:text-underline-style="solid" style:text-underline-width="auto" style:text-underline-mode="continuous"/>
    </style:style>
    <style:style style:name="T5239" style:parent-style-name="Domyślnaczcionkaakapitu" style:family="text">
      <style:text-properties style:text-underline-type="single" style:text-underline-style="solid" style:text-underline-width="auto" style:text-underline-mode="continuous"/>
    </style:style>
    <style:style style:name="T5240" style:parent-style-name="Domyślnaczcionkaakapitu" style:family="text">
      <style:text-properties fo:background-color="#80FFFF"/>
    </style:style>
    <style:style style:name="P5241" style:parent-style-name="Normalny" style:family="paragraph">
      <style:paragraph-properties fo:text-align="justify" fo:line-height="150%" fo:text-indent="0.2479in"/>
    </style:style>
    <style:style style:name="T5242" style:parent-style-name="Domyślnaczcionkaakapitu" style:family="text">
      <style:text-properties fo:background-color="#80FFFF"/>
    </style:style>
    <style:style style:name="T5243" style:parent-style-name="Domyślnaczcionkaakapitu" style:family="text">
      <style:text-properties fo:background-color="#80FFFF"/>
    </style:style>
    <style:style style:name="T5244" style:parent-style-name="Domyślnaczcionkaakapitu" style:family="text">
      <style:text-properties fo:background-color="#80FFFF"/>
    </style:style>
    <style:style style:name="P5245" style:parent-style-name="Normalny" style:family="paragraph">
      <style:paragraph-properties fo:text-align="justify" fo:line-height="150%"/>
    </style:style>
    <style:style style:name="T5246" style:parent-style-name="Domyślnaczcionkaakapitu" style:family="text">
      <style:text-properties fo:background-color="#80FFFF" style:text-underline-type="single" style:text-underline-style="solid" style:text-underline-width="auto" style:text-underline-mode="continuous"/>
    </style:style>
    <style:style style:name="T5247" style:parent-style-name="Domyślnaczcionkaakapitu" style:family="text">
      <style:text-properties style:text-underline-type="single" style:text-underline-style="solid" style:text-underline-width="auto" style:text-underline-mode="continuous"/>
    </style:style>
    <style:style style:name="T5248" style:parent-style-name="Domyślnaczcionkaakapitu" style:family="text">
      <style:text-properties fo:background-color="#80FFFF"/>
    </style:style>
    <style:style style:name="P5249" style:parent-style-name="Normalny" style:family="paragraph">
      <style:paragraph-properties fo:text-align="justify" fo:line-height="150%" fo:text-indent="0.2479in"/>
    </style:style>
    <style:style style:name="T5250" style:parent-style-name="Domyślnaczcionkaakapitu" style:family="text">
      <style:text-properties fo:background-color="#80FFFF"/>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T5257" style:parent-style-name="Domyślnaczcionkaakapitu" style:family="text">
      <style:text-properties fo:background-color="#80FFFF"/>
    </style:style>
    <style:style style:name="T5258" style:parent-style-name="Domyślnaczcionkaakapitu" style:family="text">
      <style:text-properties fo:background-color="#80FFFF"/>
    </style:style>
    <style:style style:name="T5259" style:parent-style-name="Domyślnaczcionkaakapitu" style:family="text">
      <style:text-properties fo:background-color="#80FFFF"/>
    </style:style>
    <style:style style:name="P5260" style:parent-style-name="Normalny" style:family="paragraph">
      <style:paragraph-properties fo:text-align="justify" fo:line-height="150%" fo:text-indent="0.2479in"/>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P5267" style:parent-style-name="Normalny" style:family="paragraph">
      <style:paragraph-properties fo:text-align="justify" fo:line-height="150%" fo:text-indent="0.2479in"/>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T5273" style:parent-style-name="Domyślnaczcionkaakapitu" style:family="text">
      <style:text-properties fo:background-color="#80FFFF"/>
    </style:style>
    <style:style style:name="T5274" style:parent-style-name="Domyślnaczcionkaakapitu" style:family="text">
      <style:text-properties fo:background-color="#80FFFF"/>
    </style:style>
    <style:style style:name="P5275" style:parent-style-name="Normalny" style:family="paragraph">
      <style:paragraph-properties fo:text-align="justify" fo:line-height="150%" fo:text-indent="0.2479in"/>
    </style:style>
    <style:style style:name="P5276" style:parent-style-name="Normalny" style:family="paragraph">
      <style:paragraph-properties fo:text-align="justify" fo:line-height="150%"/>
    </style:style>
    <style:style style:name="T5277" style:parent-style-name="Domyślnaczcionkaakapitu" style:family="text">
      <style:text-properties style:text-underline-type="single" style:text-underline-style="solid" style:text-underline-width="auto" style:text-underline-mode="continuous"/>
    </style:style>
    <style:style style:name="T5278" style:parent-style-name="Domyślnaczcionkaakapitu" style:family="text">
      <style:text-properties fo:background-color="#80FFFF" style:text-underline-type="single" style:text-underline-style="solid" style:text-underline-width="auto" style:text-underline-mode="continuous"/>
    </style:style>
    <style:style style:name="T5279" style:parent-style-name="Domyślnaczcionkaakapitu" style:family="text">
      <style:text-properties style:text-underline-type="single" style:text-underline-style="solid" style:text-underline-width="auto" style:text-underline-mode="continuous"/>
    </style:style>
    <style:style style:name="T5280" style:parent-style-name="Domyślnaczcionkaakapitu" style:family="text">
      <style:text-properties fo:background-color="#80FFFF" style:text-underline-type="single" style:text-underline-style="solid" style:text-underline-width="auto" style:text-underline-mode="continuous"/>
    </style:style>
    <style:style style:name="T5281" style:parent-style-name="Domyślnaczcionkaakapitu" style:family="text">
      <style:text-properties style:text-underline-type="single" style:text-underline-style="solid" style:text-underline-width="auto" style:text-underline-mode="continuous"/>
    </style:style>
    <style:style style:name="T5282" style:parent-style-name="Domyślnaczcionkaakapitu" style:family="text">
      <style:text-properties fo:background-color="#80FFFF"/>
    </style:style>
    <style:style style:name="P5283" style:parent-style-name="Normalny" style:family="paragraph">
      <style:paragraph-properties fo:text-align="justify" fo:line-height="150%" fo:text-indent="0.2479in"/>
    </style:style>
    <style:style style:name="T5284" style:parent-style-name="Domyślnaczcionkaakapitu" style:family="text">
      <style:text-properties fo:background-color="#80FFFF"/>
    </style:style>
    <style:style style:name="P5285" style:parent-style-name="Normalny" style:family="paragraph">
      <style:paragraph-properties fo:text-align="justify" fo:line-height="150%"/>
    </style:style>
    <style:style style:name="T5286" style:parent-style-name="Domyślnaczcionkaakapitu" style:family="text">
      <style:text-properties style:text-underline-type="single" style:text-underline-style="solid" style:text-underline-width="auto" style:text-underline-mode="continuous"/>
    </style:style>
    <style:style style:name="T5287" style:parent-style-name="Domyślnaczcionkaakapitu" style:family="text">
      <style:text-properties fo:background-color="#80FFFF" style:text-underline-type="single" style:text-underline-style="solid" style:text-underline-width="auto" style:text-underline-mode="continuous"/>
    </style:style>
    <style:style style:name="T5288" style:parent-style-name="Domyślnaczcionkaakapitu" style:family="text">
      <style:text-properties style:text-underline-type="single" style:text-underline-style="solid" style:text-underline-width="auto" style:text-underline-mode="continuous"/>
    </style:style>
    <style:style style:name="T5289" style:parent-style-name="Domyślnaczcionkaakapitu" style:family="text">
      <style:text-properties fo:background-color="#80FFFF"/>
    </style:style>
    <style:style style:name="P5290" style:parent-style-name="Normalny" style:family="paragraph">
      <style:paragraph-properties fo:text-align="justify" fo:line-height="150%" fo:text-indent="0.2479in"/>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T5294" style:parent-style-name="Domyślnaczcionkaakapitu" style:family="text">
      <style:text-properties fo:background-color="#80FFFF"/>
    </style:style>
    <style:style style:name="P5295" style:parent-style-name="Normalny" style:family="paragraph">
      <style:paragraph-properties fo:text-align="justify" fo:line-height="150%"/>
    </style:style>
    <style:style style:name="T5296" style:parent-style-name="Domyślnaczcionkaakapitu" style:family="text">
      <style:text-properties style:text-underline-type="single" style:text-underline-style="solid" style:text-underline-width="auto" style:text-underline-mode="continuous"/>
    </style:style>
    <style:style style:name="T5297" style:parent-style-name="Domyślnaczcionkaakapitu" style:family="text">
      <style:text-properties fo:background-color="#80FFFF"/>
    </style:style>
    <style:style style:name="P5298" style:parent-style-name="Normalny" style:family="paragraph">
      <style:paragraph-properties fo:text-align="justify" fo:line-height="150%" fo:text-indent="0.2479in"/>
    </style:style>
    <style:style style:name="T5299" style:parent-style-name="Domyślnaczcionkaakapitu" style:family="text">
      <style:text-properties fo:background-color="#80FFFF"/>
    </style:style>
    <style:style style:name="P5300" style:parent-style-name="Normalny" style:family="paragraph">
      <style:paragraph-properties fo:text-align="justify" fo:line-height="150%" fo:text-indent="0.2479in"/>
    </style:style>
    <style:style style:name="T5301" style:parent-style-name="Domyślnaczcionkaakapitu" style:family="text">
      <style:text-properties fo:background-color="#80FFFF"/>
    </style:style>
    <style:style style:name="T5302" style:parent-style-name="Domyślnaczcionkaakapitu" style:family="text">
      <style:text-properties fo:background-color="#80FFFF"/>
    </style:style>
    <style:style style:name="T5303" style:parent-style-name="Domyślnaczcionkaakapitu" style:family="text">
      <style:text-properties fo:background-color="#80FFFF"/>
    </style:style>
    <style:style style:name="T5304" style:parent-style-name="Domyślnaczcionkaakapitu" style:family="text">
      <style:text-properties fo:background-color="#80FFFF"/>
    </style:style>
    <style:style style:name="T5305" style:parent-style-name="Domyślnaczcionkaakapitu" style:family="text">
      <style:text-properties fo:background-color="#80FFFF"/>
    </style:style>
    <style:style style:name="P5306" style:parent-style-name="Normalny" style:family="paragraph">
      <style:paragraph-properties fo:text-align="justify" fo:line-height="150%" fo:text-indent="0.2479in"/>
    </style:style>
    <style:style style:name="T5307" style:parent-style-name="Domyślnaczcionkaakapitu" style:family="text">
      <style:text-properties fo:background-color="#80FFFF"/>
    </style:style>
    <style:style style:name="P5308" style:parent-style-name="Normalny" style:family="paragraph">
      <style:paragraph-properties fo:text-align="justify" fo:line-height="150%" fo:text-indent="0.2479in"/>
    </style:style>
    <style:style style:name="T5309" style:parent-style-name="Domyślnaczcionkaakapitu" style:family="text">
      <style:text-properties fo:background-color="#80FFFF"/>
    </style:style>
    <style:style style:name="P5310" style:parent-style-name="Normalny" style:family="paragraph">
      <style:paragraph-properties fo:text-align="justify" fo:line-height="150%"/>
    </style:style>
    <style:style style:name="T5311" style:parent-style-name="Domyślnaczcionkaakapitu" style:family="text">
      <style:text-properties style:text-underline-type="single" style:text-underline-style="solid" style:text-underline-width="auto" style:text-underline-mode="continuous"/>
    </style:style>
    <style:style style:name="T5312" style:parent-style-name="Domyślnaczcionkaakapitu" style:family="text">
      <style:text-properties fo:background-color="#80FFFF"/>
    </style:style>
    <style:style style:name="P5313" style:parent-style-name="Normalny" style:family="paragraph">
      <style:paragraph-properties fo:text-align="justify" fo:line-height="150%" fo:text-indent="0.2479in"/>
    </style:style>
    <style:style style:name="T5314" style:parent-style-name="Domyślnaczcionkaakapitu" style:family="text">
      <style:text-properties fo:background-color="#80FFFF"/>
    </style:style>
    <style:style style:name="P5315" style:parent-style-name="Normalny" style:family="paragraph">
      <style:paragraph-properties fo:text-align="justify" fo:line-height="150%"/>
    </style:style>
    <style:style style:name="T5316" style:parent-style-name="Domyślnaczcionkaakapitu" style:family="text">
      <style:text-properties style:text-underline-type="single" style:text-underline-style="solid" style:text-underline-width="auto" style:text-underline-mode="continuous"/>
    </style:style>
    <style:style style:name="T5317" style:parent-style-name="Domyślnaczcionkaakapitu" style:family="text">
      <style:text-properties fo:background-color="#80FFFF" style:text-underline-type="single" style:text-underline-style="solid" style:text-underline-width="auto" style:text-underline-mode="continuous"/>
    </style:style>
    <style:style style:name="T5318" style:parent-style-name="Domyślnaczcionkaakapitu" style:family="text">
      <style:text-properties style:text-underline-type="single" style:text-underline-style="solid" style:text-underline-width="auto" style:text-underline-mode="continuous"/>
    </style:style>
    <style:style style:name="T5319" style:parent-style-name="Domyślnaczcionkaakapitu" style:family="text">
      <style:text-properties fo:background-color="#80FFFF"/>
    </style:style>
    <style:style style:name="P5320" style:parent-style-name="Normalny" style:family="paragraph">
      <style:paragraph-properties fo:text-align="justify" fo:line-height="150%" fo:text-indent="0.2479in"/>
    </style:style>
    <style:style style:name="T5321" style:parent-style-name="Domyślnaczcionkaakapitu" style:family="text">
      <style:text-properties fo:background-color="#80FFFF"/>
    </style:style>
    <style:style style:name="T5322" style:parent-style-name="Domyślnaczcionkaakapitu" style:family="text">
      <style:text-properties fo:background-color="#80FFFF"/>
    </style:style>
    <style:style style:name="T5323" style:parent-style-name="Domyślnaczcionkaakapitu" style:family="text">
      <style:text-properties fo:background-color="#80FFFF"/>
    </style:style>
    <style:style style:name="T5324" style:parent-style-name="Domyślnaczcionkaakapitu" style:family="text">
      <style:text-properties fo:background-color="#80FFFF"/>
    </style:style>
    <style:style style:name="P5325" style:parent-style-name="Normalny" style:family="paragraph">
      <style:paragraph-properties fo:text-align="justify" fo:line-height="150%"/>
    </style:style>
    <style:style style:name="T5326" style:parent-style-name="Domyślnaczcionkaakapitu" style:family="text">
      <style:text-properties style:text-underline-type="single" style:text-underline-style="solid" style:text-underline-width="auto" style:text-underline-mode="continuous"/>
    </style:style>
    <style:style style:name="T5327" style:parent-style-name="Domyślnaczcionkaakapitu" style:family="text">
      <style:text-properties fo:background-color="#80FFFF" style:text-underline-type="single" style:text-underline-style="solid" style:text-underline-width="auto" style:text-underline-mode="continuous"/>
    </style:style>
    <style:style style:name="T5328" style:parent-style-name="Domyślnaczcionkaakapitu" style:family="text">
      <style:text-properties style:text-underline-type="single" style:text-underline-style="solid" style:text-underline-width="auto" style:text-underline-mode="continuous"/>
    </style:style>
    <style:style style:name="T5329" style:parent-style-name="Domyślnaczcionkaakapitu" style:family="text">
      <style:text-properties fo:background-color="#80FFFF" style:text-underline-type="single" style:text-underline-style="solid" style:text-underline-width="auto" style:text-underline-mode="continuous"/>
    </style:style>
    <style:style style:name="T5330" style:parent-style-name="Domyślnaczcionkaakapitu" style:family="text">
      <style:text-properties style:text-underline-type="single" style:text-underline-style="solid" style:text-underline-width="auto" style:text-underline-mode="continuous"/>
    </style:style>
    <style:style style:name="T5331" style:parent-style-name="Domyślnaczcionkaakapitu" style:family="text">
      <style:text-properties fo:background-color="#80FFFF" style:text-underline-type="single" style:text-underline-style="solid" style:text-underline-width="auto" style:text-underline-mode="continuous"/>
    </style:style>
    <style:style style:name="T5332" style:parent-style-name="Domyślnaczcionkaakapitu" style:family="text">
      <style:text-properties style:text-underline-type="single" style:text-underline-style="solid" style:text-underline-width="auto" style:text-underline-mode="continuous"/>
    </style:style>
    <style:style style:name="T5333" style:parent-style-name="Domyślnaczcionkaakapitu" style:family="text">
      <style:text-properties fo:background-color="#80FFFF"/>
    </style:style>
    <style:style style:name="P5334" style:parent-style-name="Normalny" style:family="paragraph">
      <style:paragraph-properties fo:text-align="justify" fo:line-height="150%" fo:text-indent="0.2479in"/>
    </style:style>
    <style:style style:name="T5335" style:parent-style-name="Domyślnaczcionkaakapitu" style:family="text">
      <style:text-properties fo:background-color="#80FFFF"/>
    </style:style>
    <style:style style:name="P5336" style:parent-style-name="Normalny" style:family="paragraph">
      <style:paragraph-properties fo:text-align="justify" fo:line-height="150%"/>
    </style:style>
    <style:style style:name="T5337" style:parent-style-name="Domyślnaczcionkaakapitu" style:family="text">
      <style:text-properties fo:background-color="#80FFFF" style:text-underline-type="single" style:text-underline-style="solid" style:text-underline-width="auto" style:text-underline-mode="continuous"/>
    </style:style>
    <style:style style:name="T5338" style:parent-style-name="Domyślnaczcionkaakapitu" style:family="text">
      <style:text-properties style:text-underline-type="single" style:text-underline-style="solid" style:text-underline-width="auto" style:text-underline-mode="continuous"/>
    </style:style>
    <style:style style:name="T5339" style:parent-style-name="Domyślnaczcionkaakapitu" style:family="text">
      <style:text-properties fo:background-color="#80FFFF" style:text-underline-type="single" style:text-underline-style="solid" style:text-underline-width="auto" style:text-underline-mode="continuous"/>
    </style:style>
    <style:style style:name="T5340" style:parent-style-name="Domyślnaczcionkaakapitu" style:family="text">
      <style:text-properties style:text-underline-type="single" style:text-underline-style="solid" style:text-underline-width="auto" style:text-underline-mode="continuous"/>
    </style:style>
    <style:style style:name="T5341" style:parent-style-name="Domyślnaczcionkaakapitu" style:family="text">
      <style:text-properties fo:background-color="#80FFFF"/>
    </style:style>
    <style:style style:name="P5342" style:parent-style-name="Normalny" style:family="paragraph">
      <style:paragraph-properties fo:text-align="justify" fo:line-height="150%" fo:text-indent="0.2479in"/>
    </style:style>
    <style:style style:name="T5343" style:parent-style-name="Domyślnaczcionkaakapitu" style:family="text">
      <style:text-properties fo:background-color="#80FFFF"/>
    </style:style>
    <style:style style:name="T5344" style:parent-style-name="Domyślnaczcionkaakapitu" style:family="text">
      <style:text-properties fo:background-color="#80FFFF"/>
    </style:style>
    <style:style style:name="P5345" style:parent-style-name="Normalny" style:family="paragraph">
      <style:paragraph-properties fo:text-align="justify" fo:line-height="150%" fo:text-indent="0.2479in"/>
    </style:style>
    <style:style style:name="P5346" style:parent-style-name="Normalny" style:family="paragraph">
      <style:paragraph-properties fo:text-align="justify" fo:line-height="150%"/>
    </style:style>
    <style:style style:name="T5347" style:parent-style-name="Domyślnaczcionkaakapitu" style:family="text">
      <style:text-properties style:text-underline-type="single" style:text-underline-style="solid" style:text-underline-width="auto" style:text-underline-mode="continuous"/>
    </style:style>
    <style:style style:name="T5348" style:parent-style-name="Domyślnaczcionkaakapitu" style:family="text">
      <style:text-properties fo:background-color="#80FFFF" style:text-underline-type="single" style:text-underline-style="solid" style:text-underline-width="auto" style:text-underline-mode="continuous"/>
    </style:style>
    <style:style style:name="T5349" style:parent-style-name="Domyślnaczcionkaakapitu" style:family="text">
      <style:text-properties style:text-underline-type="single" style:text-underline-style="solid" style:text-underline-width="auto" style:text-underline-mode="continuous"/>
    </style:style>
    <style:style style:name="T5350" style:parent-style-name="Domyślnaczcionkaakapitu" style:family="text">
      <style:text-properties fo:background-color="#80FFFF"/>
    </style:style>
    <style:style style:name="P5351" style:parent-style-name="Normalny" style:family="paragraph">
      <style:paragraph-properties fo:text-align="justify" fo:line-height="150%" fo:text-indent="0.2479in"/>
    </style:style>
    <style:style style:name="T5352" style:parent-style-name="Domyślnaczcionkaakapitu" style:family="text">
      <style:text-properties fo:background-color="#80FFFF"/>
    </style:style>
    <style:style style:name="T5353" style:parent-style-name="Domyślnaczcionkaakapitu" style:family="text">
      <style:text-properties fo:background-color="#80FFFF"/>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T5357" style:parent-style-name="Domyślnaczcionkaakapitu" style:family="text">
      <style:text-properties fo:background-color="#80FFFF"/>
    </style:style>
    <style:style style:name="T5358" style:parent-style-name="Domyślnaczcionkaakapitu" style:family="text">
      <style:text-properties fo:background-color="#80FFFF"/>
    </style:style>
    <style:style style:name="P5359" style:parent-style-name="Normalny" style:family="paragraph">
      <style:paragraph-properties fo:text-align="justify" fo:line-height="150%"/>
    </style:style>
    <style:style style:name="T5360" style:parent-style-name="Domyślnaczcionkaakapitu" style:family="text">
      <style:text-properties style:text-underline-type="single" style:text-underline-style="solid" style:text-underline-width="auto" style:text-underline-mode="continuous"/>
    </style:style>
    <style:style style:name="T5361" style:parent-style-name="Domyślnaczcionkaakapitu" style:family="text">
      <style:text-properties fo:background-color="#80FFFF" style:text-underline-type="single" style:text-underline-style="solid" style:text-underline-width="auto" style:text-underline-mode="continuous"/>
    </style:style>
    <style:style style:name="T5362" style:parent-style-name="Domyślnaczcionkaakapitu" style:family="text">
      <style:text-properties style:text-underline-type="single" style:text-underline-style="solid" style:text-underline-width="auto" style:text-underline-mode="continuous"/>
    </style:style>
    <style:style style:name="T5363" style:parent-style-name="Domyślnaczcionkaakapitu" style:family="text">
      <style:text-properties fo:background-color="#80FFFF" style:text-underline-type="single" style:text-underline-style="solid" style:text-underline-width="auto" style:text-underline-mode="continuous"/>
    </style:style>
    <style:style style:name="T5364" style:parent-style-name="Domyślnaczcionkaakapitu" style:family="text">
      <style:text-properties style:text-underline-type="single" style:text-underline-style="solid" style:text-underline-width="auto" style:text-underline-mode="continuous"/>
    </style:style>
    <style:style style:name="T5365" style:parent-style-name="Domyślnaczcionkaakapitu" style:family="text">
      <style:text-properties fo:background-color="#80FFFF" style:text-underline-type="single" style:text-underline-style="solid" style:text-underline-width="auto" style:text-underline-mode="continuous"/>
    </style:style>
    <style:style style:name="T5366" style:parent-style-name="Domyślnaczcionkaakapitu" style:family="text">
      <style:text-properties style:text-underline-type="single" style:text-underline-style="solid" style:text-underline-width="auto" style:text-underline-mode="continuous"/>
    </style:style>
    <style:style style:name="T5367" style:parent-style-name="Domyślnaczcionkaakapitu" style:family="text">
      <style:text-properties fo:background-color="#80FFFF" style:text-underline-type="single" style:text-underline-style="solid" style:text-underline-width="auto" style:text-underline-mode="continuous"/>
    </style:style>
    <style:style style:name="T5368" style:parent-style-name="Domyślnaczcionkaakapitu" style:family="text">
      <style:text-properties fo:background-color="#80FFFF"/>
    </style:style>
    <style:style style:name="P5369" style:parent-style-name="Normalny" style:family="paragraph">
      <style:paragraph-properties fo:text-align="justify" fo:line-height="150%" fo:text-indent="0.2479in"/>
    </style:style>
    <style:style style:name="P5370" style:parent-style-name="Normalny" style:family="paragraph">
      <style:paragraph-properties fo:text-align="justify" fo:line-height="150%"/>
    </style:style>
    <style:style style:name="T5371" style:parent-style-name="Domyślnaczcionkaakapitu" style:family="text">
      <style:text-properties style:text-underline-type="single" style:text-underline-style="solid" style:text-underline-width="auto" style:text-underline-mode="continuous"/>
    </style:style>
    <style:style style:name="T5372" style:parent-style-name="Domyślnaczcionkaakapitu" style:family="text">
      <style:text-properties fo:background-color="#80FFFF"/>
    </style:style>
    <style:style style:name="P5373" style:parent-style-name="Normalny" style:family="paragraph">
      <style:paragraph-properties fo:text-align="justify" fo:line-height="150%" fo:text-indent="0.2479in"/>
    </style:style>
    <style:style style:name="T5374" style:parent-style-name="Domyślnaczcionkaakapitu" style:family="text">
      <style:text-properties fo:background-color="#80FFFF"/>
    </style:style>
    <style:style style:name="P5375" style:parent-style-name="Normalny" style:family="paragraph">
      <style:paragraph-properties fo:text-align="justify" fo:line-height="150%" fo:text-indent="0.2479in"/>
    </style:style>
    <style:style style:name="T5376" style:parent-style-name="Domyślnaczcionkaakapitu" style:family="text">
      <style:text-properties fo:background-color="#80FFFF"/>
    </style:style>
    <style:style style:name="P5377" style:parent-style-name="Normalny" style:family="paragraph">
      <style:paragraph-properties fo:text-align="justify" fo:line-height="150%" fo:text-indent="0.2479in"/>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P5382" style:parent-style-name="Normalny" style:family="paragraph">
      <style:paragraph-properties fo:text-align="justify" fo:line-height="150%"/>
    </style:style>
    <style:style style:name="T5383" style:parent-style-name="Domyślnaczcionkaakapitu" style:family="text">
      <style:text-properties style:text-underline-type="single" style:text-underline-style="solid" style:text-underline-width="auto" style:text-underline-mode="continuous"/>
    </style:style>
    <style:style style:name="T5384" style:parent-style-name="Domyślnaczcionkaakapitu" style:family="text">
      <style:text-properties fo:background-color="#80FFFF"/>
    </style:style>
    <style:style style:name="P5385" style:parent-style-name="Normalny" style:family="paragraph">
      <style:paragraph-properties fo:text-align="justify" fo:line-height="150%" fo:text-indent="0.2479in"/>
    </style:style>
    <style:style style:name="T5386" style:parent-style-name="Domyślnaczcionkaakapitu" style:family="text">
      <style:text-properties fo:background-color="#80FFFF"/>
    </style:style>
    <style:style style:name="P5387" style:parent-style-name="Normalny" style:family="paragraph">
      <style:paragraph-properties fo:text-align="justify" fo:line-height="150%"/>
    </style:style>
    <style:style style:name="T5388" style:parent-style-name="Domyślnaczcionkaakapitu" style:family="text">
      <style:text-properties style:text-underline-type="single" style:text-underline-style="solid" style:text-underline-width="auto" style:text-underline-mode="continuous"/>
    </style:style>
    <style:style style:name="T5389" style:parent-style-name="Domyślnaczcionkaakapitu" style:family="text">
      <style:text-properties fo:background-color="#80FFFF"/>
    </style:style>
    <style:style style:name="P5390" style:parent-style-name="Normalny" style:family="paragraph">
      <style:paragraph-properties fo:text-align="justify" fo:line-height="150%" fo:text-indent="0.2479in"/>
    </style:style>
    <style:style style:name="P5391" style:parent-style-name="Normalny" style:family="paragraph">
      <style:paragraph-properties fo:text-align="justify" fo:line-height="150%"/>
    </style:style>
    <style:style style:name="T5392" style:parent-style-name="Domyślnaczcionkaakapitu" style:family="text">
      <style:text-properties style:text-underline-type="single" style:text-underline-style="solid" style:text-underline-width="auto" style:text-underline-mode="continuous"/>
    </style:style>
    <style:style style:name="T5393" style:parent-style-name="Domyślnaczcionkaakapitu" style:family="text">
      <style:text-properties fo:background-color="#80FFFF"/>
    </style:style>
    <style:style style:name="P5394" style:parent-style-name="Normalny" style:family="paragraph">
      <style:paragraph-properties fo:text-align="justify" fo:line-height="150%" fo:text-indent="0.2479in"/>
    </style:style>
    <style:style style:name="T5395" style:parent-style-name="Domyślnaczcionkaakapitu" style:family="text">
      <style:text-properties fo:background-color="#80FFFF"/>
    </style:style>
    <style:style style:name="T5396" style:parent-style-name="Domyślnaczcionkaakapitu" style:family="text">
      <style:text-properties fo:background-color="#80FFFF"/>
    </style:style>
    <style:style style:name="T5397" style:parent-style-name="Domyślnaczcionkaakapitu" style:family="text">
      <style:text-properties fo:background-color="#80FFFF"/>
    </style:style>
    <style:style style:name="T5398" style:parent-style-name="Domyślnaczcionkaakapitu" style:family="text">
      <style:text-properties fo:background-color="#80FFFF"/>
    </style:style>
    <style:style style:name="P5399" style:parent-style-name="Normalny" style:family="paragraph">
      <style:paragraph-properties fo:text-align="justify" fo:line-height="150%" fo:text-indent="0.2479in"/>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P5406" style:parent-style-name="Normalny" style:family="paragraph">
      <style:paragraph-properties fo:text-align="justify" fo:line-height="150%"/>
    </style:style>
    <style:style style:name="T5407" style:parent-style-name="Domyślnaczcionkaakapitu" style:family="text">
      <style:text-properties style:text-underline-type="single" style:text-underline-style="solid" style:text-underline-width="auto" style:text-underline-mode="continuous"/>
    </style:style>
    <style:style style:name="T5408" style:parent-style-name="Domyślnaczcionkaakapitu" style:family="text">
      <style:text-properties fo:background-color="#80FFFF" style:text-underline-type="single" style:text-underline-style="solid" style:text-underline-width="auto" style:text-underline-mode="continuous"/>
    </style:style>
    <style:style style:name="T5409" style:parent-style-name="Domyślnaczcionkaakapitu" style:family="text">
      <style:text-properties style:text-underline-type="single" style:text-underline-style="solid" style:text-underline-width="auto" style:text-underline-mode="continuous"/>
    </style:style>
    <style:style style:name="T5410" style:parent-style-name="Domyślnaczcionkaakapitu" style:family="text">
      <style:text-properties fo:background-color="#80FFFF"/>
    </style:style>
    <style:style style:name="P5411" style:parent-style-name="Normalny" style:family="paragraph">
      <style:paragraph-properties fo:text-align="justify" fo:line-height="150%" fo:text-indent="0.2479in"/>
    </style:style>
    <style:style style:name="T5412" style:parent-style-name="Domyślnaczcionkaakapitu" style:family="text">
      <style:text-properties fo:background-color="#80FFFF"/>
    </style:style>
    <style:style style:name="T5413" style:parent-style-name="Domyślnaczcionkaakapitu" style:family="text">
      <style:text-properties fo:background-color="#80FFFF"/>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T5416" style:parent-style-name="Domyślnaczcionkaakapitu" style:family="text">
      <style:text-properties fo:background-color="#80FFFF"/>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P5420" style:parent-style-name="Normalny" style:family="paragraph">
      <style:paragraph-properties fo:text-align="justify" fo:line-height="150%"/>
    </style:style>
    <style:style style:name="T5421" style:parent-style-name="Domyślnaczcionkaakapitu" style:family="text">
      <style:text-properties style:text-underline-type="single" style:text-underline-style="solid" style:text-underline-width="auto" style:text-underline-mode="continuous"/>
    </style:style>
    <style:style style:name="T5422" style:parent-style-name="Domyślnaczcionkaakapitu" style:family="text">
      <style:text-properties fo:background-color="#80FFFF" style:text-underline-type="single" style:text-underline-style="solid" style:text-underline-width="auto" style:text-underline-mode="continuous"/>
    </style:style>
    <style:style style:name="T5423" style:parent-style-name="Domyślnaczcionkaakapitu" style:family="text">
      <style:text-properties style:text-underline-type="single" style:text-underline-style="solid" style:text-underline-width="auto" style:text-underline-mode="continuous"/>
    </style:style>
    <style:style style:name="T5424" style:parent-style-name="Domyślnaczcionkaakapitu" style:family="text">
      <style:text-properties fo:background-color="#80FFFF"/>
    </style:style>
    <style:style style:name="P5425" style:parent-style-name="Normalny" style:family="paragraph">
      <style:paragraph-properties fo:text-align="justify" fo:line-height="150%" fo:text-indent="0.2479in"/>
    </style:style>
    <style:style style:name="T5426" style:parent-style-name="Domyślnaczcionkaakapitu" style:family="text">
      <style:text-properties fo:background-color="#80FFFF"/>
    </style:style>
    <style:style style:name="T5427" style:parent-style-name="Domyślnaczcionkaakapitu" style:family="text">
      <style:text-properties fo:background-color="#80FFFF"/>
    </style:style>
    <style:style style:name="T5428" style:parent-style-name="Domyślnaczcionkaakapitu" style:family="text">
      <style:text-properties fo:background-color="#80FFFF"/>
    </style:style>
    <style:style style:name="P5429" style:parent-style-name="Normalny" style:family="paragraph">
      <style:paragraph-properties fo:text-align="justify" fo:line-height="150%"/>
    </style:style>
    <style:style style:name="T5430" style:parent-style-name="Domyślnaczcionkaakapitu" style:family="text">
      <style:text-properties style:text-underline-type="single" style:text-underline-style="solid" style:text-underline-width="auto" style:text-underline-mode="continuous"/>
    </style:style>
    <style:style style:name="T5431" style:parent-style-name="Domyślnaczcionkaakapitu" style:family="text">
      <style:text-properties fo:background-color="#80FFFF" style:text-underline-type="single" style:text-underline-style="solid" style:text-underline-width="auto" style:text-underline-mode="continuous"/>
    </style:style>
    <style:style style:name="T5432" style:parent-style-name="Domyślnaczcionkaakapitu" style:family="text">
      <style:text-properties style:text-underline-type="single" style:text-underline-style="solid" style:text-underline-width="auto" style:text-underline-mode="continuous"/>
    </style:style>
    <style:style style:name="P5433" style:parent-style-name="Normalny" style:family="paragraph">
      <style:paragraph-properties fo:text-align="justify" fo:line-height="150%" fo:text-indent="0.2479in"/>
    </style:style>
    <style:style style:name="T5434" style:parent-style-name="Domyślnaczcionkaakapitu" style:family="text">
      <style:text-properties fo:background-color="#80FFFF"/>
    </style:style>
    <style:style style:name="T5435" style:parent-style-name="Domyślnaczcionkaakapitu" style:family="text">
      <style:text-properties fo:background-color="#80FFFF"/>
    </style:style>
    <style:style style:name="P5436" style:parent-style-name="Normalny" style:family="paragraph">
      <style:paragraph-properties fo:text-align="justify" fo:line-height="150%"/>
    </style:style>
    <style:style style:name="P5437" style:parent-style-name="Normalny" style:family="paragraph">
      <style:paragraph-properties fo:text-align="justify" fo:line-height="150%" fo:text-indent="0.2479in"/>
    </style:style>
    <style:style style:name="T5438" style:parent-style-name="Domyślnaczcionkaakapitu" style:family="text">
      <style:text-properties fo:background-color="#80FFFF"/>
    </style:style>
    <style:style style:name="P5439" style:parent-style-name="Normalny" style:family="paragraph">
      <style:paragraph-properties fo:text-align="justify" fo:line-height="150%"/>
    </style:style>
    <style:style style:name="P5440" style:parent-style-name="Normalny" style:family="paragraph">
      <style:paragraph-properties fo:text-align="justify" fo:line-height="150%"/>
    </style:style>
    <style:style style:name="T5441" style:parent-style-name="Domyślnaczcionkaakapitu" style:family="text">
      <style:text-properties style:text-underline-type="single" style:text-underline-style="solid" style:text-underline-width="auto" style:text-underline-mode="continuous"/>
    </style:style>
    <style:style style:name="T5442" style:parent-style-name="Domyślnaczcionkaakapitu" style:family="text">
      <style:text-properties fo:background-color="#80FFFF"/>
    </style:style>
    <style:style style:name="P5443" style:parent-style-name="Normalny" style:family="paragraph">
      <style:paragraph-properties fo:text-align="justify" fo:line-height="150%" fo:text-indent="0.2479in"/>
    </style:style>
    <style:style style:name="T5444" style:parent-style-name="Domyślnaczcionkaakapitu" style:family="text">
      <style:text-properties fo:background-color="#80FFFF"/>
    </style:style>
    <style:style style:name="T5445" style:parent-style-name="Domyślnaczcionkaakapitu" style:family="text">
      <style:text-properties fo:background-color="#80FFFF"/>
    </style:style>
    <style:style style:name="T5446" style:parent-style-name="Domyślnaczcionkaakapitu" style:family="text">
      <style:text-properties fo:background-color="#80FFFF"/>
    </style:style>
    <style:style style:name="T5447" style:parent-style-name="Domyślnaczcionkaakapitu" style:family="text">
      <style:text-properties fo:background-color="#80FFFF"/>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P5452" style:parent-style-name="Normalny" style:family="paragraph">
      <style:paragraph-properties fo:text-align="justify" fo:line-height="150%"/>
    </style:style>
    <style:style style:name="T5453" style:parent-style-name="Domyślnaczcionkaakapitu" style:family="text">
      <style:text-properties style:text-underline-type="single" style:text-underline-style="solid" style:text-underline-width="auto" style:text-underline-mode="continuous"/>
    </style:style>
    <style:style style:name="T5454" style:parent-style-name="Domyślnaczcionkaakapitu" style:family="text">
      <style:text-properties fo:background-color="#80FFFF" style:text-underline-type="single" style:text-underline-style="solid" style:text-underline-width="auto" style:text-underline-mode="continuous"/>
    </style:style>
    <style:style style:name="T5455" style:parent-style-name="Domyślnaczcionkaakapitu" style:family="text">
      <style:text-properties style:text-underline-type="single" style:text-underline-style="solid" style:text-underline-width="auto" style:text-underline-mode="continuous"/>
    </style:style>
    <style:style style:name="T5456" style:parent-style-name="Domyślnaczcionkaakapitu" style:family="text">
      <style:text-properties fo:background-color="#80FFFF"/>
    </style:style>
    <style:style style:name="P5457" style:parent-style-name="Normalny" style:family="paragraph">
      <style:paragraph-properties fo:text-align="justify" fo:line-height="150%" fo:text-indent="0.2479in"/>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P5460" style:parent-style-name="Normalny" style:family="paragraph">
      <style:paragraph-properties fo:text-align="justify" fo:line-height="150%"/>
    </style:style>
    <style:style style:name="T5461" style:parent-style-name="Domyślnaczcionkaakapitu" style:family="text">
      <style:text-properties style:text-underline-type="single" style:text-underline-style="solid" style:text-underline-width="auto" style:text-underline-mode="continuous"/>
    </style:style>
    <style:style style:name="T5462" style:parent-style-name="Domyślnaczcionkaakapitu" style:family="text">
      <style:text-properties fo:background-color="#80FFFF"/>
    </style:style>
    <style:style style:name="P5463" style:parent-style-name="Normalny" style:family="paragraph">
      <style:paragraph-properties fo:text-align="justify" fo:line-height="150%" fo:text-indent="0.2479in"/>
    </style:style>
    <style:style style:name="T5464" style:parent-style-name="Domyślnaczcionkaakapitu" style:family="text">
      <style:text-properties fo:background-color="#80FFFF"/>
    </style:style>
    <style:style style:name="T5465" style:parent-style-name="Domyślnaczcionkaakapitu" style:family="text">
      <style:text-properties fo:background-color="#80FFFF"/>
    </style:style>
    <style:style style:name="P5466" style:parent-style-name="Normalny" style:family="paragraph">
      <style:paragraph-properties fo:text-align="justify" fo:line-height="150%">
        <style:tab-stops>
          <style:tab-stop style:type="left" style:leader-style="dotted" style:leader-text="." style:position="1.5236in"/>
        </style:tab-stops>
      </style:paragraph-properties>
    </style:style>
    <style:style style:name="T5467" style:parent-style-name="Domyślnaczcionkaakapitu" style:family="text">
      <style:text-properties style:text-underline-type="single" style:text-underline-style="solid" style:text-underline-width="auto" style:text-underline-mode="continuous"/>
    </style:style>
    <style:style style:name="T5468" style:parent-style-name="Domyślnaczcionkaakapitu" style:family="text">
      <style:text-properties fo:background-color="#80FFFF" style:text-underline-type="single" style:text-underline-style="solid" style:text-underline-width="auto" style:text-underline-mode="continuous"/>
    </style:style>
    <style:style style:name="T5469" style:parent-style-name="Domyślnaczcionkaakapitu" style:family="text">
      <style:text-properties style:text-underline-type="single" style:text-underline-style="solid" style:text-underline-width="auto" style:text-underline-mode="continuous"/>
    </style:style>
    <style:style style:name="T5470" style:parent-style-name="Domyślnaczcionkaakapitu" style:family="text">
      <style:text-properties fo:background-color="#80FFFF"/>
    </style:style>
    <style:style style:name="P5471" style:parent-style-name="Normalny" style:family="paragraph">
      <style:paragraph-properties fo:text-align="justify" fo:line-height="150%" fo:text-indent="0.2479in">
        <style:tab-stops>
          <style:tab-stop style:type="left" style:leader-style="dotted" style:leader-text="." style:position="1.5236in"/>
        </style:tab-stops>
      </style:paragraph-properties>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T5476" style:parent-style-name="Domyślnaczcionkaakapitu" style:family="text">
      <style:text-properties fo:background-color="#80FFFF"/>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P5481" style:parent-style-name="Normalny" style:family="paragraph">
      <style:paragraph-properties fo:text-align="justify" fo:line-height="150%" fo:text-indent="0.2479in"/>
    </style:style>
    <style:style style:name="T5482" style:parent-style-name="Domyślnaczcionkaakapitu" style:family="text">
      <style:text-properties fo:background-color="#80FFFF"/>
    </style:style>
    <style:style style:name="T5483" style:parent-style-name="Domyślnaczcionkaakapitu" style:family="text">
      <style:text-properties fo:background-color="#80FFFF"/>
    </style:style>
    <style:style style:name="T5484" style:parent-style-name="Domyślnaczcionkaakapitu" style:family="text">
      <style:text-properties fo:background-color="#80FFFF"/>
    </style:style>
    <style:style style:name="T5485" style:parent-style-name="Domyślnaczcionkaakapitu" style:family="text">
      <style:text-properties fo:background-color="#80FFFF"/>
    </style:style>
    <style:style style:name="T5486" style:parent-style-name="Domyślnaczcionkaakapitu" style:family="text">
      <style:text-properties fo:background-color="#80FFFF"/>
    </style:style>
    <style:style style:name="T5487" style:parent-style-name="Domyślnaczcionkaakapitu" style:family="text">
      <style:text-properties fo:background-color="#80FFFF"/>
    </style:style>
    <style:style style:name="P5488" style:parent-style-name="Normalny" style:family="paragraph">
      <style:paragraph-properties fo:text-align="justify" fo:line-height="150%"/>
    </style:style>
    <style:style style:name="P5489" style:parent-style-name="Normalny" style:family="paragraph">
      <style:paragraph-properties fo:text-align="justify" fo:line-height="150%" fo:text-indent="0.2479in"/>
    </style:style>
    <style:style style:name="T5490" style:parent-style-name="Domyślnaczcionkaakapitu" style:family="text">
      <style:text-properties fo:background-color="#80FFFF"/>
    </style:style>
    <style:style style:name="T5491" style:parent-style-name="Domyślnaczcionkaakapitu" style:family="text">
      <style:text-properties fo:background-color="#80FFFF"/>
    </style:style>
    <style:style style:name="T5492" style:parent-style-name="Domyślnaczcionkaakapitu" style:family="text">
      <style:text-properties fo:background-color="#80FFFF"/>
    </style:style>
    <style:style style:name="T5493" style:parent-style-name="Domyślnaczcionkaakapitu" style:family="text">
      <style:text-properties fo:background-color="#80FFFF"/>
    </style:style>
    <style:style style:name="T5494" style:parent-style-name="Domyślnaczcionkaakapitu" style:family="text">
      <style:text-properties fo:background-color="#80FFFF"/>
    </style:style>
    <style:style style:name="T5495" style:parent-style-name="Domyślnaczcionkaakapitu" style:family="text">
      <style:text-properties fo:background-color="#80FFFF"/>
    </style:style>
    <style:style style:name="T5496" style:parent-style-name="Domyślnaczcionkaakapitu" style:family="text">
      <style:text-properties fo:background-color="#80FFFF"/>
    </style:style>
    <style:style style:name="T5497" style:parent-style-name="Domyślnaczcionkaakapitu" style:family="text">
      <style:text-properties fo:background-color="#80FFFF"/>
    </style:style>
    <style:style style:name="T5498" style:parent-style-name="Domyślnaczcionkaakapitu" style:family="text">
      <style:text-properties fo:background-color="#80FFFF"/>
    </style:style>
    <style:style style:name="T5499" style:parent-style-name="Domyślnaczcionkaakapitu" style:family="text">
      <style:text-properties fo:background-color="#80FFFF"/>
    </style:style>
    <style:style style:name="T5500" style:parent-style-name="Domyślnaczcionkaakapitu" style:family="text">
      <style:text-properties fo:background-color="#80FFFF"/>
    </style:style>
    <style:style style:name="T5501" style:parent-style-name="Domyślnaczcionkaakapitu" style:family="text">
      <style:text-properties fo:background-color="#80FFFF"/>
    </style:style>
    <style:style style:name="T5502" style:parent-style-name="Domyślnaczcionkaakapitu" style:family="text">
      <style:text-properties fo:background-color="#80FFFF"/>
    </style:style>
    <style:style style:name="T5503" style:parent-style-name="Domyślnaczcionkaakapitu" style:family="text">
      <style:text-properties fo:background-color="#80FFFF"/>
    </style:style>
    <style:style style:name="P5504" style:parent-style-name="Normalny" style:family="paragraph">
      <style:paragraph-properties fo:text-align="justify" fo:line-height="150%" fo:text-indent="0.2479in"/>
    </style:style>
    <style:style style:name="T5505" style:parent-style-name="Domyślnaczcionkaakapitu" style:family="text">
      <style:text-properties fo:background-color="#80FFFF"/>
    </style:style>
    <style:style style:name="P5506" style:parent-style-name="Normalny" style:family="paragraph">
      <style:paragraph-properties fo:text-align="justify" fo:line-height="150%"/>
    </style:style>
    <style:style style:name="T5507" style:parent-style-name="Domyślnaczcionkaakapitu" style:family="text">
      <style:text-properties style:text-underline-type="single" style:text-underline-style="solid" style:text-underline-width="auto" style:text-underline-mode="continuous"/>
    </style:style>
    <style:style style:name="T5508" style:parent-style-name="Domyślnaczcionkaakapitu" style:family="text">
      <style:text-properties fo:background-color="#80FFFF" style:text-underline-type="single" style:text-underline-style="solid" style:text-underline-width="auto" style:text-underline-mode="continuous"/>
    </style:style>
    <style:style style:name="T5509" style:parent-style-name="Domyślnaczcionkaakapitu" style:family="text">
      <style:text-properties style:text-underline-type="single" style:text-underline-style="solid" style:text-underline-width="auto" style:text-underline-mode="continuous"/>
    </style:style>
    <style:style style:name="T5510" style:parent-style-name="Domyślnaczcionkaakapitu" style:family="text">
      <style:text-properties fo:background-color="#80FFFF" style:text-underline-type="single" style:text-underline-style="solid" style:text-underline-width="auto" style:text-underline-mode="continuous"/>
    </style:style>
    <style:style style:name="T5511" style:parent-style-name="Domyślnaczcionkaakapitu" style:family="text">
      <style:text-properties fo:background-color="#80FFFF"/>
    </style:style>
    <style:style style:name="P5512" style:parent-style-name="Normalny" style:family="paragraph">
      <style:paragraph-properties fo:text-align="justify" fo:line-height="150%" fo:text-indent="0.2479in"/>
    </style:style>
    <style:style style:name="P5513" style:parent-style-name="Normalny" style:family="paragraph">
      <style:paragraph-properties fo:text-align="justify" fo:line-height="150%"/>
    </style:style>
    <style:style style:name="T5514" style:parent-style-name="Domyślnaczcionkaakapitu" style:family="text">
      <style:text-properties style:text-underline-type="single" style:text-underline-style="solid" style:text-underline-width="auto" style:text-underline-mode="continuous"/>
    </style:style>
    <style:style style:name="T5515" style:parent-style-name="Domyślnaczcionkaakapitu" style:family="text">
      <style:text-properties fo:background-color="#80FFFF" style:text-underline-type="single" style:text-underline-style="solid" style:text-underline-width="auto" style:text-underline-mode="continuous"/>
    </style:style>
    <style:style style:name="T5516" style:parent-style-name="Domyślnaczcionkaakapitu" style:family="text">
      <style:text-properties style:text-underline-type="single" style:text-underline-style="solid" style:text-underline-width="auto" style:text-underline-mode="continuous"/>
    </style:style>
    <style:style style:name="T5517" style:parent-style-name="Domyślnaczcionkaakapitu" style:family="text">
      <style:text-properties fo:background-color="#80FFFF"/>
    </style:style>
    <style:style style:name="P5518" style:parent-style-name="Normalny" style:family="paragraph">
      <style:paragraph-properties fo:text-align="justify" fo:line-height="150%" fo:text-indent="0.2479in"/>
    </style:style>
    <style:style style:name="T5519" style:parent-style-name="Domyślnaczcionkaakapitu" style:family="text">
      <style:text-properties fo:background-color="#80FFFF"/>
    </style:style>
    <style:style style:name="P5520" style:parent-style-name="Normalny" style:family="paragraph">
      <style:paragraph-properties fo:text-align="justify" fo:line-height="150%"/>
    </style:style>
    <style:style style:name="T5521" style:parent-style-name="Domyślnaczcionkaakapitu" style:family="text">
      <style:text-properties fo:background-color="#80FFFF" style:text-underline-type="single" style:text-underline-style="solid" style:text-underline-width="auto" style:text-underline-mode="continuous"/>
    </style:style>
    <style:style style:name="T5522" style:parent-style-name="Domyślnaczcionkaakapitu" style:family="text">
      <style:text-properties style:text-underline-type="single" style:text-underline-style="solid" style:text-underline-width="auto" style:text-underline-mode="continuous"/>
    </style:style>
    <style:style style:name="T5523" style:parent-style-name="Domyślnaczcionkaakapitu" style:family="text">
      <style:text-properties fo:background-color="#80FFFF" style:text-underline-type="single" style:text-underline-style="solid" style:text-underline-width="auto" style:text-underline-mode="continuous"/>
    </style:style>
    <style:style style:name="T5524" style:parent-style-name="Domyślnaczcionkaakapitu" style:family="text">
      <style:text-properties style:text-underline-type="single" style:text-underline-style="solid" style:text-underline-width="auto" style:text-underline-mode="continuous"/>
    </style:style>
    <style:style style:name="T5525" style:parent-style-name="Domyślnaczcionkaakapitu" style:family="text">
      <style:text-properties fo:background-color="#80FFFF"/>
    </style:style>
    <style:style style:name="P5526" style:parent-style-name="Normalny" style:family="paragraph">
      <style:paragraph-properties fo:text-align="justify" fo:line-height="150%" fo:text-indent="0.2479in"/>
    </style:style>
    <style:style style:name="T5527" style:parent-style-name="Domyślnaczcionkaakapitu" style:family="text">
      <style:text-properties fo:background-color="#80FFFF"/>
    </style:style>
    <style:style style:name="T5528" style:parent-style-name="Domyślnaczcionkaakapitu" style:family="text">
      <style:text-properties fo:background-color="#80FFFF"/>
    </style:style>
    <style:style style:name="T5529" style:parent-style-name="Domyślnaczcionkaakapitu" style:family="text">
      <style:text-properties fo:background-color="#80FFFF"/>
    </style:style>
    <style:style style:name="T5530" style:parent-style-name="Domyślnaczcionkaakapitu" style:family="text">
      <style:text-properties fo:background-color="#80FFFF"/>
    </style:style>
    <style:style style:name="P5531" style:parent-style-name="Normalny" style:family="paragraph">
      <style:paragraph-properties fo:text-align="justify" fo:line-height="150%"/>
    </style:style>
    <style:style style:name="T5532" style:parent-style-name="Domyślnaczcionkaakapitu" style:family="text">
      <style:text-properties style:text-underline-type="single" style:text-underline-style="solid" style:text-underline-width="auto" style:text-underline-mode="continuous"/>
    </style:style>
    <style:style style:name="T5533" style:parent-style-name="Domyślnaczcionkaakapitu" style:family="text">
      <style:text-properties fo:background-color="#80FFFF"/>
    </style:style>
    <style:style style:name="P5534" style:parent-style-name="Normalny" style:family="paragraph">
      <style:paragraph-properties fo:text-align="justify" fo:line-height="150%" fo:text-indent="0.2479in"/>
    </style:style>
    <style:style style:name="T5535" style:parent-style-name="Domyślnaczcionkaakapitu" style:family="text">
      <style:text-properties fo:background-color="#80FFFF"/>
    </style:style>
    <style:style style:name="T5536" style:parent-style-name="Domyślnaczcionkaakapitu" style:family="text">
      <style:text-properties fo:background-color="#80FFFF"/>
    </style:style>
    <style:style style:name="T5537" style:parent-style-name="Domyślnaczcionkaakapitu" style:family="text">
      <style:text-properties fo:background-color="#80FFFF"/>
    </style:style>
    <style:style style:name="T5538" style:parent-style-name="Domyślnaczcionkaakapitu" style:family="text">
      <style:text-properties fo:background-color="#80FFFF"/>
    </style:style>
    <style:style style:name="T5539" style:parent-style-name="Domyślnaczcionkaakapitu" style:family="text">
      <style:text-properties fo:background-color="#80FFFF"/>
    </style:style>
    <style:style style:name="T5540" style:parent-style-name="Domyślnaczcionkaakapitu" style:family="text">
      <style:text-properties fo:background-color="#80FFFF"/>
    </style:style>
    <style:style style:name="P5541" style:parent-style-name="Normalny" style:family="paragraph">
      <style:paragraph-properties fo:text-align="justify" fo:line-height="150%" fo:text-indent="0.2479in"/>
    </style:style>
    <style:style style:name="T5542" style:parent-style-name="Domyślnaczcionkaakapitu" style:family="text">
      <style:text-properties fo:background-color="#80FFFF"/>
    </style:style>
    <style:style style:name="P5543" style:parent-style-name="Normalny" style:family="paragraph">
      <style:paragraph-properties fo:text-align="justify" fo:line-height="150%"/>
    </style:style>
    <style:style style:name="P5544" style:parent-style-name="Normalny" style:family="paragraph">
      <style:paragraph-properties fo:text-align="justify" fo:line-height="150%" fo:text-indent="0.2479in"/>
    </style:style>
    <style:style style:name="T5545" style:parent-style-name="Domyślnaczcionkaakapitu" style:family="text">
      <style:text-properties fo:background-color="#80FFFF"/>
    </style:style>
    <style:style style:name="T5546" style:parent-style-name="Domyślnaczcionkaakapitu" style:family="text">
      <style:text-properties fo:background-color="#80FFFF"/>
    </style:style>
    <style:style style:name="T5547" style:parent-style-name="Domyślnaczcionkaakapitu" style:family="text">
      <style:text-properties fo:background-color="#80FFFF"/>
    </style:style>
    <style:style style:name="T5548" style:parent-style-name="Domyślnaczcionkaakapitu" style:family="text">
      <style:text-properties fo:background-color="#80FFFF"/>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T5551" style:parent-style-name="Domyślnaczcionkaakapitu" style:family="text">
      <style:text-properties fo:background-color="#80FFFF"/>
    </style:style>
    <style:style style:name="T5552" style:parent-style-name="Domyślnaczcionkaakapitu" style:family="text">
      <style:text-properties fo:background-color="#80FFFF"/>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T5559" style:parent-style-name="Domyślnaczcionkaakapitu" style:family="text">
      <style:text-properties fo:background-color="#80FFFF"/>
    </style:style>
    <style:style style:name="T5560" style:parent-style-name="Domyślnaczcionkaakapitu" style:family="text">
      <style:text-properties fo:background-color="#80FFFF"/>
    </style:style>
    <style:style style:name="T5561" style:parent-style-name="Domyślnaczcionkaakapitu" style:family="text">
      <style:text-properties fo:background-color="#80FFFF"/>
    </style:style>
    <style:style style:name="T5562" style:parent-style-name="Domyślnaczcionkaakapitu" style:family="text">
      <style:text-properties fo:background-color="#80FFFF"/>
    </style:style>
    <style:style style:name="T5563" style:parent-style-name="Domyślnaczcionkaakapitu" style:family="text">
      <style:text-properties fo:background-color="#80FFFF"/>
    </style:style>
    <style:style style:name="P5564" style:parent-style-name="Normalny" style:family="paragraph">
      <style:paragraph-properties fo:text-align="justify" fo:line-height="150%" fo:text-indent="0.2479in"/>
    </style:style>
    <style:style style:name="T5565" style:parent-style-name="Domyślnaczcionkaakapitu" style:family="text">
      <style:text-properties fo:background-color="#80FFFF"/>
    </style:style>
    <style:style style:name="T5566" style:parent-style-name="Domyślnaczcionkaakapitu" style:family="text">
      <style:text-properties fo:background-color="#80FFFF"/>
    </style:style>
    <style:style style:name="T5567" style:parent-style-name="Domyślnaczcionkaakapitu" style:family="text">
      <style:text-properties fo:background-color="#80FFFF"/>
    </style:style>
    <style:style style:name="T5568" style:parent-style-name="Domyślnaczcionkaakapitu" style:family="text">
      <style:text-properties fo:background-color="#80FFFF"/>
    </style:style>
    <style:style style:name="T5569" style:parent-style-name="Domyślnaczcionkaakapitu" style:family="text">
      <style:text-properties fo:background-color="#80FFFF"/>
    </style:style>
    <style:style style:name="P5570" style:parent-style-name="Normalny" style:family="paragraph">
      <style:paragraph-properties fo:text-align="justify" fo:line-height="150%" fo:text-indent="0.2479in"/>
    </style:style>
    <style:style style:name="T5571" style:parent-style-name="Domyślnaczcionkaakapitu" style:family="text">
      <style:text-properties fo:background-color="#80FFFF"/>
    </style:style>
    <style:style style:name="T5572" style:parent-style-name="Domyślnaczcionkaakapitu" style:family="text">
      <style:text-properties fo:background-color="#80FFFF"/>
    </style:style>
    <style:style style:name="P5573" style:parent-style-name="Normalny" style:family="paragraph">
      <style:paragraph-properties fo:text-align="justify" fo:line-height="150%" fo:text-indent="0.2479in"/>
    </style:style>
    <style:style style:name="T5574" style:parent-style-name="Domyślnaczcionkaakapitu" style:family="text">
      <style:text-properties fo:background-color="#80FFFF"/>
    </style:style>
    <style:style style:name="T5575" style:parent-style-name="Domyślnaczcionkaakapitu" style:family="text">
      <style:text-properties fo:background-color="#80FFFF"/>
    </style:style>
    <style:style style:name="T5576" style:parent-style-name="Domyślnaczcionkaakapitu" style:family="text">
      <style:text-properties fo:background-color="#80FFFF"/>
    </style:style>
    <style:style style:name="T5577" style:parent-style-name="Domyślnaczcionkaakapitu" style:family="text">
      <style:text-properties fo:background-color="#80FFFF"/>
    </style:style>
    <style:style style:name="T5578" style:parent-style-name="Domyślnaczcionkaakapitu" style:family="text">
      <style:text-properties fo:background-color="#80FFFF"/>
    </style:style>
    <style:style style:name="P5579" style:parent-style-name="Normalny" style:family="paragraph">
      <style:paragraph-properties fo:text-align="justify" fo:line-height="150%" fo:text-indent="0.2479in"/>
    </style:style>
    <style:style style:name="T5580" style:parent-style-name="Domyślnaczcionkaakapitu" style:family="text">
      <style:text-properties fo:background-color="#80FFFF"/>
    </style:style>
    <style:style style:name="T5581" style:parent-style-name="Domyślnaczcionkaakapitu" style:family="text">
      <style:text-properties fo:background-color="#80FFFF"/>
    </style:style>
    <style:style style:name="T5582" style:parent-style-name="Domyślnaczcionkaakapitu" style:family="text">
      <style:text-properties fo:background-color="#80FFFF"/>
    </style:style>
    <style:style style:name="T5583" style:parent-style-name="Domyślnaczcionkaakapitu" style:family="text">
      <style:text-properties fo:background-color="#80FFFF"/>
    </style:style>
    <style:style style:name="P5584" style:parent-style-name="Normalny" style:family="paragraph">
      <style:paragraph-properties fo:text-align="justify" fo:line-height="150%"/>
    </style:style>
    <style:style style:name="T5585" style:parent-style-name="Domyślnaczcionkaakapitu" style:family="text">
      <style:text-properties style:text-underline-type="single" style:text-underline-style="solid" style:text-underline-width="auto" style:text-underline-mode="continuous"/>
    </style:style>
    <style:style style:name="T5586" style:parent-style-name="Domyślnaczcionkaakapitu" style:family="text">
      <style:text-properties fo:background-color="#80FFFF"/>
    </style:style>
    <style:style style:name="P5587" style:parent-style-name="Normalny" style:family="paragraph">
      <style:paragraph-properties fo:text-align="justify" fo:line-height="150%" fo:text-indent="0.2479in"/>
    </style:style>
    <style:style style:name="T5588" style:parent-style-name="Domyślnaczcionkaakapitu" style:family="text">
      <style:text-properties fo:background-color="#80FFFF"/>
    </style:style>
    <style:style style:name="T5589" style:parent-style-name="Domyślnaczcionkaakapitu" style:family="text">
      <style:text-properties fo:background-color="#80FFFF"/>
    </style:style>
    <style:style style:name="T5590" style:parent-style-name="Domyślnaczcionkaakapitu" style:family="text">
      <style:text-properties fo:background-color="#80FFFF"/>
    </style:style>
    <style:style style:name="T5591" style:parent-style-name="Domyślnaczcionkaakapitu" style:family="text">
      <style:text-properties fo:background-color="#80FFFF"/>
    </style:style>
    <style:style style:name="P5592" style:parent-style-name="Normalny" style:family="paragraph">
      <style:paragraph-properties fo:text-align="justify" fo:line-height="150%"/>
    </style:style>
    <style:style style:name="T5593" style:parent-style-name="Domyślnaczcionkaakapitu" style:family="text">
      <style:text-properties fo:background-color="#80FFFF" style:text-underline-type="single" style:text-underline-style="solid" style:text-underline-width="auto" style:text-underline-mode="continuous"/>
    </style:style>
    <style:style style:name="T5594" style:parent-style-name="Domyślnaczcionkaakapitu" style:family="text">
      <style:text-properties style:text-underline-type="single" style:text-underline-style="solid" style:text-underline-width="auto" style:text-underline-mode="continuous"/>
    </style:style>
    <style:style style:name="P5595" style:parent-style-name="Normalny" style:family="paragraph">
      <style:paragraph-properties fo:text-align="justify" fo:line-height="150%" fo:text-indent="0.2479in"/>
    </style:style>
    <style:style style:name="T5596" style:parent-style-name="Domyślnaczcionkaakapitu" style:family="text">
      <style:text-properties fo:background-color="#80FFFF"/>
    </style:style>
    <style:style style:name="T5597" style:parent-style-name="Domyślnaczcionkaakapitu" style:family="text">
      <style:text-properties fo:background-color="#80FFFF"/>
    </style:style>
    <style:style style:name="P5598" style:parent-style-name="Normalny" style:family="paragraph">
      <style:paragraph-properties fo:text-align="justify" fo:line-height="150%" fo:text-indent="0.2479in"/>
    </style:style>
    <style:style style:name="T5599" style:parent-style-name="Domyślnaczcionkaakapitu" style:family="text">
      <style:text-properties fo:background-color="#80FFFF"/>
    </style:style>
    <style:style style:name="T5600" style:parent-style-name="Domyślnaczcionkaakapitu" style:family="text">
      <style:text-properties fo:background-color="#80FFFF"/>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T5603" style:parent-style-name="Domyślnaczcionkaakapitu" style:family="text">
      <style:text-properties fo:background-color="#80FFFF"/>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T5607" style:parent-style-name="Domyślnaczcionkaakapitu" style:family="text">
      <style:text-properties fo:background-color="#80FFFF"/>
    </style:style>
    <style:style style:name="P5608" style:parent-style-name="Normalny" style:family="paragraph">
      <style:paragraph-properties fo:text-align="justify" fo:line-height="150%" fo:text-indent="0.2479in"/>
    </style:style>
    <style:style style:name="T5609" style:parent-style-name="Domyślnaczcionkaakapitu" style:family="text">
      <style:text-properties fo:background-color="#80FFFF"/>
    </style:style>
    <style:style style:name="T5610" style:parent-style-name="Domyślnaczcionkaakapitu" style:family="text">
      <style:text-properties fo:background-color="#80FFFF"/>
    </style:style>
    <style:style style:name="T5611" style:parent-style-name="Domyślnaczcionkaakapitu" style:family="text">
      <style:text-properties fo:background-color="#80FFFF"/>
    </style:style>
    <style:style style:name="T5612" style:parent-style-name="Domyślnaczcionkaakapitu" style:family="text">
      <style:text-properties fo:background-color="#80FFFF"/>
    </style:style>
    <style:style style:name="T5613" style:parent-style-name="Domyślnaczcionkaakapitu" style:family="text">
      <style:text-properties fo:background-color="#80FFFF"/>
    </style:style>
    <style:style style:name="T5614" style:parent-style-name="Domyślnaczcionkaakapitu" style:family="text">
      <style:text-properties fo:background-color="#80FFFF"/>
    </style:style>
    <style:style style:name="T5615" style:parent-style-name="Domyślnaczcionkaakapitu" style:family="text">
      <style:text-properties fo:background-color="#80FFFF"/>
    </style:style>
    <style:style style:name="T5616" style:parent-style-name="Domyślnaczcionkaakapitu" style:family="text">
      <style:text-properties fo:background-color="#80FFFF"/>
    </style:style>
    <style:style style:name="T5617" style:parent-style-name="Domyślnaczcionkaakapitu" style:family="text">
      <style:text-properties fo:background-color="#80FFFF"/>
    </style:style>
    <style:style style:name="P5618" style:parent-style-name="Normalny" style:family="paragraph">
      <style:paragraph-properties fo:text-align="justify" fo:line-height="150%" fo:text-indent="0.2479in"/>
    </style:style>
    <style:style style:name="P5619" style:parent-style-name="Normalny" style:family="paragraph">
      <style:paragraph-properties fo:text-align="justify" fo:line-height="150%" fo:text-indent="0.2479in"/>
    </style:style>
    <style:style style:name="P5620" style:parent-style-name="Normalny" style:family="paragraph">
      <style:paragraph-properties fo:text-align="justify" fo:line-height="150%">
        <style:tab-stops>
          <style:tab-stop style:type="left" style:position="2.7395in"/>
        </style:tab-stops>
      </style:paragraph-properties>
    </style:style>
    <style:style style:name="T5621" style:parent-style-name="Domyślnaczcionkaakapitu" style:family="text">
      <style:text-properties style:text-underline-type="single" style:text-underline-style="solid" style:text-underline-width="auto" style:text-underline-mode="continuous"/>
    </style:style>
    <style:style style:name="T5622" style:parent-style-name="Domyślnaczcionkaakapitu" style:family="text">
      <style:text-properties fo:background-color="#80FFFF" style:text-underline-type="single" style:text-underline-style="solid" style:text-underline-width="auto" style:text-underline-mode="continuous"/>
    </style:style>
    <style:style style:name="T5623" style:parent-style-name="Domyślnaczcionkaakapitu" style:family="text">
      <style:text-properties style:text-underline-type="single" style:text-underline-style="solid" style:text-underline-width="auto" style:text-underline-mode="continuous"/>
    </style:style>
    <style:style style:name="T5624" style:parent-style-name="Domyślnaczcionkaakapitu" style:family="text">
      <style:text-properties fo:background-color="#80FFFF"/>
    </style:style>
    <style:style style:name="P5625" style:parent-style-name="Normalny" style:family="paragraph">
      <style:paragraph-properties fo:text-align="justify" fo:line-height="150%" fo:text-indent="0.2479in">
        <style:tab-stops>
          <style:tab-stop style:type="left" style:position="2.7395in"/>
        </style:tab-stops>
      </style:paragraph-properties>
    </style:style>
    <style:style style:name="T5626" style:parent-style-name="Domyślnaczcionkaakapitu" style:family="text">
      <style:text-properties fo:background-color="#80FFFF"/>
    </style:style>
    <style:style style:name="T5627" style:parent-style-name="Domyślnaczcionkaakapitu" style:family="text">
      <style:text-properties fo:background-color="#80FFFF"/>
    </style:style>
    <style:style style:name="T5628" style:parent-style-name="Domyślnaczcionkaakapitu" style:family="text">
      <style:text-properties fo:background-color="#80FFFF"/>
    </style:style>
    <style:style style:name="P5629" style:parent-style-name="Normalny" style:family="paragraph">
      <style:paragraph-properties fo:text-align="justify" fo:line-height="150%"/>
    </style:style>
    <style:style style:name="T5630" style:parent-style-name="Domyślnaczcionkaakapitu" style:family="text">
      <style:text-properties style:text-underline-type="single" style:text-underline-style="solid" style:text-underline-width="auto" style:text-underline-mode="continuous"/>
    </style:style>
    <style:style style:name="T5631" style:parent-style-name="Domyślnaczcionkaakapitu" style:family="text">
      <style:text-properties fo:background-color="#80FFFF" style:text-underline-type="single" style:text-underline-style="solid" style:text-underline-width="auto" style:text-underline-mode="continuous"/>
    </style:style>
    <style:style style:name="T5632" style:parent-style-name="Domyślnaczcionkaakapitu" style:family="text">
      <style:text-properties style:text-underline-type="single" style:text-underline-style="solid" style:text-underline-width="auto" style:text-underline-mode="continuous"/>
    </style:style>
    <style:style style:name="T5633" style:parent-style-name="Domyślnaczcionkaakapitu" style:family="text">
      <style:text-properties fo:background-color="#80FFFF" style:text-underline-type="single" style:text-underline-style="solid" style:text-underline-width="auto" style:text-underline-mode="continuous"/>
    </style:style>
    <style:style style:name="T5634" style:parent-style-name="Domyślnaczcionkaakapitu" style:family="text">
      <style:text-properties style:text-underline-type="single" style:text-underline-style="solid" style:text-underline-width="auto" style:text-underline-mode="continuous"/>
    </style:style>
    <style:style style:name="T5635" style:parent-style-name="Domyślnaczcionkaakapitu" style:family="text">
      <style:text-properties fo:background-color="#80FFFF"/>
    </style:style>
    <style:style style:name="P5636" style:parent-style-name="Normalny" style:family="paragraph">
      <style:paragraph-properties fo:text-align="justify" fo:line-height="150%" fo:text-indent="0.2479in"/>
    </style:style>
    <style:style style:name="T5637" style:parent-style-name="Domyślnaczcionkaakapitu" style:family="text">
      <style:text-properties fo:background-color="#80FFFF"/>
    </style:style>
    <style:style style:name="T5638" style:parent-style-name="Domyślnaczcionkaakapitu" style:family="text">
      <style:text-properties fo:background-color="#80FFFF"/>
    </style:style>
    <style:style style:name="T5639" style:parent-style-name="Domyślnaczcionkaakapitu" style:family="text">
      <style:text-properties fo:background-color="#80FFFF"/>
    </style:style>
    <style:style style:name="T5640" style:parent-style-name="Domyślnaczcionkaakapitu" style:family="text">
      <style:text-properties fo:background-color="#80FFFF"/>
    </style:style>
    <style:style style:name="T5641" style:parent-style-name="Domyślnaczcionkaakapitu" style:family="text">
      <style:text-properties fo:background-color="#80FFFF"/>
    </style:style>
    <style:style style:name="T5642" style:parent-style-name="Domyślnaczcionkaakapitu" style:family="text">
      <style:text-properties fo:background-color="#80FFFF"/>
    </style:style>
    <style:style style:name="T5643" style:parent-style-name="Domyślnaczcionkaakapitu" style:family="text">
      <style:text-properties fo:background-color="#80FFFF"/>
    </style:style>
    <style:style style:name="T5644" style:parent-style-name="Domyślnaczcionkaakapitu" style:family="text">
      <style:text-properties fo:background-color="#80FFFF"/>
    </style:style>
    <style:style style:name="P5645" style:parent-style-name="Normalny" style:family="paragraph">
      <style:paragraph-properties fo:text-align="justify" fo:line-height="150%"/>
    </style:style>
    <style:style style:name="T5646" style:parent-style-name="Domyślnaczcionkaakapitu" style:family="text">
      <style:text-properties fo:background-color="#80FFFF"/>
    </style:style>
    <style:style style:name="P5647" style:parent-style-name="Normalny" style:family="paragraph">
      <style:paragraph-properties fo:text-align="justify" fo:line-height="150%" fo:text-indent="0.2479in"/>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T5651" style:parent-style-name="Domyślnaczcionkaakapitu" style:family="text">
      <style:text-properties fo:background-color="#80FFFF"/>
    </style:style>
    <style:style style:name="T5652" style:parent-style-name="Domyślnaczcionkaakapitu" style:family="text">
      <style:text-properties fo:background-color="#80FFFF"/>
    </style:style>
    <style:style style:name="T5653" style:parent-style-name="Domyślnaczcionkaakapitu" style:family="text">
      <style:text-properties fo:background-color="#80FFFF"/>
    </style:style>
    <style:style style:name="T5654" style:parent-style-name="Domyślnaczcionkaakapitu" style:family="text">
      <style:text-properties fo:background-color="#80FFFF"/>
    </style:style>
    <style:style style:name="P5655" style:parent-style-name="Normalny" style:family="paragraph">
      <style:paragraph-properties fo:text-align="justify" fo:line-height="150%" fo:text-indent="0.2479in"/>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P5658" style:parent-style-name="Normalny" style:family="paragraph">
      <style:paragraph-properties fo:text-align="justify" fo:line-height="150%" fo:text-indent="0.2479in"/>
    </style:style>
    <style:style style:name="P5659" style:parent-style-name="Normalny" style:family="paragraph">
      <style:paragraph-properties fo:text-align="justify" fo:line-height="150%" fo:text-indent="0.2479in"/>
    </style:style>
    <style:style style:name="P5660" style:parent-style-name="Normalny" style:family="paragraph">
      <style:paragraph-properties fo:text-align="justify" fo:line-height="150%"/>
    </style:style>
    <style:style style:name="T5661" style:parent-style-name="Domyślnaczcionkaakapitu" style:family="text">
      <style:text-properties style:text-underline-type="single" style:text-underline-style="solid" style:text-underline-width="auto" style:text-underline-mode="continuous"/>
    </style:style>
    <style:style style:name="T5662" style:parent-style-name="Domyślnaczcionkaakapitu" style:family="text">
      <style:text-properties fo:background-color="#80FFFF" style:text-underline-type="single" style:text-underline-style="solid" style:text-underline-width="auto" style:text-underline-mode="continuous"/>
    </style:style>
    <style:style style:name="T5663" style:parent-style-name="Domyślnaczcionkaakapitu" style:family="text">
      <style:text-properties fo:background-color="#80FFFF"/>
    </style:style>
    <style:style style:name="P5664" style:parent-style-name="Normalny" style:family="paragraph">
      <style:paragraph-properties fo:text-align="justify" fo:line-height="150%" fo:text-indent="0.2479in"/>
    </style:style>
    <style:style style:name="T5665" style:parent-style-name="Domyślnaczcionkaakapitu" style:family="text">
      <style:text-properties fo:background-color="#80FFFF"/>
    </style:style>
    <style:style style:name="T5666" style:parent-style-name="Domyślnaczcionkaakapitu" style:family="text">
      <style:text-properties fo:background-color="#80FFFF"/>
    </style:style>
    <style:style style:name="P5667" style:parent-style-name="Normalny" style:family="paragraph">
      <style:paragraph-properties fo:text-align="justify" fo:line-height="150%"/>
    </style:style>
    <style:style style:name="T5668" style:parent-style-name="Domyślnaczcionkaakapitu" style:family="text">
      <style:text-properties style:text-underline-type="single" style:text-underline-style="solid" style:text-underline-width="auto" style:text-underline-mode="continuous"/>
    </style:style>
    <style:style style:name="T5669" style:parent-style-name="Domyślnaczcionkaakapitu" style:family="text">
      <style:text-properties fo:background-color="#80FFFF"/>
    </style:style>
    <style:style style:name="P5670" style:parent-style-name="Normalny" style:family="paragraph">
      <style:paragraph-properties fo:text-align="justify" fo:line-height="150%" fo:text-indent="0.2479in"/>
    </style:style>
    <style:style style:name="T5671" style:parent-style-name="Domyślnaczcionkaakapitu" style:family="text">
      <style:text-properties fo:background-color="#80FFFF"/>
    </style:style>
    <style:style style:name="P5672" style:parent-style-name="Normalny" style:family="paragraph">
      <style:paragraph-properties fo:text-align="justify" fo:line-height="150%"/>
    </style:style>
    <style:style style:name="T5673" style:parent-style-name="Domyślnaczcionkaakapitu" style:family="text">
      <style:text-properties style:text-underline-type="single" style:text-underline-style="solid" style:text-underline-width="auto" style:text-underline-mode="continuous"/>
    </style:style>
    <style:style style:name="T5674" style:parent-style-name="Domyślnaczcionkaakapitu" style:family="text">
      <style:text-properties style:text-underline-type="single" style:text-underline-style="solid" style:text-underline-width="auto" style:text-underline-mode="continuous"/>
    </style:style>
    <style:style style:name="P5675" style:parent-style-name="Normalny" style:family="paragraph">
      <style:paragraph-properties fo:text-align="justify" fo:line-height="150%" fo:text-indent="0.2479in"/>
    </style:style>
    <style:style style:name="T5676" style:parent-style-name="Domyślnaczcionkaakapitu" style:family="text">
      <style:text-properties fo:background-color="#80FFFF"/>
    </style:style>
    <style:style style:name="T5677" style:parent-style-name="Domyślnaczcionkaakapitu" style:family="text">
      <style:text-properties fo:background-color="#80FFFF"/>
    </style:style>
    <style:style style:name="T5678" style:parent-style-name="Domyślnaczcionkaakapitu" style:family="text">
      <style:text-properties fo:background-color="#80FFFF"/>
    </style:style>
    <style:style style:name="T5679" style:parent-style-name="Domyślnaczcionkaakapitu" style:family="text">
      <style:text-properties fo:background-color="#80FFFF"/>
    </style:style>
    <style:style style:name="T5680" style:parent-style-name="Domyślnaczcionkaakapitu" style:family="text">
      <style:text-properties fo:background-color="#80FFFF"/>
    </style:style>
    <style:style style:name="T5681" style:parent-style-name="Domyślnaczcionkaakapitu" style:family="text">
      <style:text-properties fo:background-color="#80FFFF"/>
    </style:style>
    <style:style style:name="P5682" style:parent-style-name="Normalny" style:family="paragraph">
      <style:paragraph-properties fo:text-align="justify" fo:line-height="150%" fo:text-indent="0.2479in"/>
    </style:style>
    <style:style style:name="T5683" style:parent-style-name="Domyślnaczcionkaakapitu" style:family="text">
      <style:text-properties fo:background-color="#80FFFF"/>
    </style:style>
    <style:style style:name="T5684" style:parent-style-name="Domyślnaczcionkaakapitu" style:family="text">
      <style:text-properties fo:background-color="#80FFFF"/>
    </style:style>
    <style:style style:name="T5685" style:parent-style-name="Domyślnaczcionkaakapitu" style:family="text">
      <style:text-properties fo:background-color="#80FFFF"/>
    </style:style>
    <style:style style:name="P5686" style:parent-style-name="Normalny" style:family="paragraph">
      <style:paragraph-properties fo:text-align="justify" fo:line-height="150%"/>
    </style:style>
    <style:style style:name="T5687" style:parent-style-name="Domyślnaczcionkaakapitu" style:family="text">
      <style:text-properties fo:background-color="#80FFFF"/>
    </style:style>
    <style:style style:name="P5688" style:parent-style-name="Normalny" style:family="paragraph">
      <style:paragraph-properties fo:text-align="justify" fo:line-height="150%" fo:text-indent="0.2479in"/>
    </style:style>
    <style:style style:name="T5689" style:parent-style-name="Domyślnaczcionkaakapitu" style:family="text">
      <style:text-properties fo:background-color="#80FFFF"/>
    </style:style>
    <style:style style:name="P5690" style:parent-style-name="Normalny" style:family="paragraph">
      <style:paragraph-properties fo:text-align="justify" fo:line-height="150%"/>
    </style:style>
    <style:style style:name="T5691" style:parent-style-name="Domyślnaczcionkaakapitu" style:family="text">
      <style:text-properties style:text-underline-type="single" style:text-underline-style="solid" style:text-underline-width="auto" style:text-underline-mode="continuous"/>
    </style:style>
    <style:style style:name="T5692" style:parent-style-name="Domyślnaczcionkaakapitu" style:family="text">
      <style:text-properties fo:background-color="#80FFFF" style:text-underline-type="single" style:text-underline-style="solid" style:text-underline-width="auto" style:text-underline-mode="continuous"/>
    </style:style>
    <style:style style:name="T5693" style:parent-style-name="Domyślnaczcionkaakapitu" style:family="text">
      <style:text-properties style:text-underline-type="single" style:text-underline-style="solid" style:text-underline-width="auto" style:text-underline-mode="continuous"/>
    </style:style>
    <style:style style:name="T5694" style:parent-style-name="Domyślnaczcionkaakapitu" style:family="text">
      <style:text-properties fo:background-color="#80FFFF"/>
    </style:style>
    <style:style style:name="P5695" style:parent-style-name="Normalny" style:family="paragraph">
      <style:paragraph-properties fo:text-align="justify" fo:line-height="150%" fo:text-indent="0.2479in"/>
    </style:style>
    <style:style style:name="T5696" style:parent-style-name="Domyślnaczcionkaakapitu" style:family="text">
      <style:text-properties fo:background-color="#80FFFF"/>
    </style:style>
    <style:style style:name="T5697" style:parent-style-name="Domyślnaczcionkaakapitu" style:family="text">
      <style:text-properties fo:background-color="#80FFFF"/>
    </style:style>
    <style:style style:name="P5698" style:parent-style-name="Normalny" style:family="paragraph">
      <style:paragraph-properties fo:text-align="justify" fo:line-height="150%"/>
    </style:style>
    <style:style style:name="P5699" style:parent-style-name="Normalny" style:family="paragraph">
      <style:paragraph-properties fo:text-align="justify" fo:line-height="150%" fo:text-indent="0.2479in"/>
    </style:style>
    <style:style style:name="T5700" style:parent-style-name="Domyślnaczcionkaakapitu" style:family="text">
      <style:text-properties fo:background-color="#80FFFF"/>
    </style:style>
    <style:style style:name="T5701" style:parent-style-name="Domyślnaczcionkaakapitu" style:family="text">
      <style:text-properties fo:background-color="#80FFFF"/>
    </style:style>
    <style:style style:name="P5702" style:parent-style-name="Normalny" style:family="paragraph">
      <style:paragraph-properties fo:text-align="justify" fo:line-height="150%"/>
    </style:style>
    <style:style style:name="T5703" style:parent-style-name="Domyślnaczcionkaakapitu" style:family="text">
      <style:text-properties style:text-underline-type="single" style:text-underline-style="solid" style:text-underline-width="auto" style:text-underline-mode="continuous"/>
    </style:style>
    <style:style style:name="T5704" style:parent-style-name="Domyślnaczcionkaakapitu" style:family="text">
      <style:text-properties fo:background-color="#80FFFF"/>
    </style:style>
    <style:style style:name="P5705" style:parent-style-name="Normalny" style:family="paragraph">
      <style:paragraph-properties fo:text-align="justify" fo:line-height="150%" fo:text-indent="0.2479in"/>
    </style:style>
    <style:style style:name="T5706" style:parent-style-name="Domyślnaczcionkaakapitu" style:family="text">
      <style:text-properties fo:background-color="#80FFFF"/>
    </style:style>
    <style:style style:name="T5707" style:parent-style-name="Domyślnaczcionkaakapitu" style:family="text">
      <style:text-properties fo:background-color="#80FFFF"/>
    </style:style>
    <style:style style:name="T5708" style:parent-style-name="Domyślnaczcionkaakapitu" style:family="text">
      <style:text-properties fo:background-color="#80FFFF"/>
    </style:style>
    <style:style style:name="T5709" style:parent-style-name="Domyślnaczcionkaakapitu" style:family="text">
      <style:text-properties fo:background-color="#80FFFF"/>
    </style:style>
    <style:style style:name="P5710" style:parent-style-name="Normalny" style:family="paragraph">
      <style:paragraph-properties fo:text-align="justify" fo:line-height="150%" fo:text-indent="0.2479in"/>
    </style:style>
    <style:style style:name="T5711" style:parent-style-name="Domyślnaczcionkaakapitu" style:family="text">
      <style:text-properties fo:background-color="#80FFFF"/>
    </style:style>
    <style:style style:name="T5712" style:parent-style-name="Domyślnaczcionkaakapitu" style:family="text">
      <style:text-properties fo:background-color="#80FFFF"/>
    </style:style>
    <style:style style:name="T5713" style:parent-style-name="Domyślnaczcionkaakapitu" style:family="text">
      <style:text-properties fo:background-color="#80FFFF"/>
    </style:style>
    <style:style style:name="P5714" style:parent-style-name="Normalny" style:family="paragraph">
      <style:paragraph-properties fo:text-align="justify" fo:line-height="150%" fo:text-indent="0.2479in"/>
    </style:style>
    <style:style style:name="T5715" style:parent-style-name="Domyślnaczcionkaakapitu" style:family="text">
      <style:text-properties fo:background-color="#80FFFF"/>
    </style:style>
    <style:style style:name="T5716" style:parent-style-name="Domyślnaczcionkaakapitu" style:family="text">
      <style:text-properties fo:background-color="#80FFFF"/>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T5719" style:parent-style-name="Domyślnaczcionkaakapitu" style:family="text">
      <style:text-properties fo:background-color="#80FFFF"/>
    </style:style>
    <style:style style:name="T5720" style:parent-style-name="Domyślnaczcionkaakapitu" style:family="text">
      <style:text-properties fo:background-color="#80FFFF"/>
    </style:style>
    <style:style style:name="T5721" style:parent-style-name="Domyślnaczcionkaakapitu" style:family="text">
      <style:text-properties fo:background-color="#80FFFF"/>
    </style:style>
    <style:style style:name="T5722" style:parent-style-name="Domyślnaczcionkaakapitu" style:family="text">
      <style:text-properties fo:background-color="#80FFFF"/>
    </style:style>
    <style:style style:name="T5723" style:parent-style-name="Domyślnaczcionkaakapitu" style:family="text">
      <style:text-properties fo:background-color="#80FFFF"/>
    </style:style>
    <style:style style:name="P5724" style:parent-style-name="Normalny" style:family="paragraph">
      <style:paragraph-properties fo:text-align="justify" fo:line-height="150%" fo:text-indent="0.2479in"/>
    </style:style>
    <style:style style:name="P5725" style:parent-style-name="Normalny" style:family="paragraph">
      <style:paragraph-properties fo:text-align="justify" fo:line-height="150%" fo:text-indent="0.2479in"/>
    </style:style>
    <style:style style:name="T5726" style:parent-style-name="Domyślnaczcionkaakapitu" style:family="text">
      <style:text-properties fo:background-color="#80FFFF"/>
    </style:style>
    <style:style style:name="T5727" style:parent-style-name="Domyślnaczcionkaakapitu" style:family="text">
      <style:text-properties fo:background-color="#80FFFF"/>
    </style:style>
    <style:style style:name="T5728" style:parent-style-name="Domyślnaczcionkaakapitu" style:family="text">
      <style:text-properties fo:background-color="#80FFFF"/>
    </style:style>
    <style:style style:name="P5729" style:parent-style-name="Normalny" style:family="paragraph">
      <style:paragraph-properties fo:text-align="justify" fo:line-height="150%" fo:text-indent="0.2479in"/>
    </style:style>
    <style:style style:name="T5730" style:parent-style-name="Domyślnaczcionkaakapitu" style:family="text">
      <style:text-properties fo:background-color="#80FFFF"/>
    </style:style>
    <style:style style:name="P5731" style:parent-style-name="Normalny" style:family="paragraph">
      <style:paragraph-properties fo:text-align="justify" fo:line-height="150%"/>
    </style:style>
    <style:style style:name="T5732" style:parent-style-name="Domyślnaczcionkaakapitu" style:family="text">
      <style:text-properties style:text-underline-type="single" style:text-underline-style="solid" style:text-underline-width="auto" style:text-underline-mode="continuous"/>
    </style:style>
    <style:style style:name="T5733" style:parent-style-name="Domyślnaczcionkaakapitu" style:family="text">
      <style:text-properties fo:background-color="#80FFFF"/>
    </style:style>
    <style:style style:name="P5734" style:parent-style-name="Normalny" style:family="paragraph">
      <style:paragraph-properties fo:text-align="justify" fo:line-height="150%" fo:text-indent="0.2479in"/>
    </style:style>
    <style:style style:name="T5735" style:parent-style-name="Domyślnaczcionkaakapitu" style:family="text">
      <style:text-properties fo:background-color="#80FFFF"/>
    </style:style>
    <style:style style:name="T5736" style:parent-style-name="Domyślnaczcionkaakapitu" style:family="text">
      <style:text-properties fo:background-color="#80FFFF"/>
    </style:style>
    <style:style style:name="P5737" style:parent-style-name="Normalny" style:family="paragraph">
      <style:paragraph-properties fo:text-align="justify" fo:line-height="150%"/>
    </style:style>
    <style:style style:name="T5738" style:parent-style-name="Domyślnaczcionkaakapitu" style:family="text">
      <style:text-properties fo:background-color="#80FFFF" style:text-underline-type="single" style:text-underline-style="solid" style:text-underline-width="auto" style:text-underline-mode="continuous"/>
    </style:style>
    <style:style style:name="T5739" style:parent-style-name="Domyślnaczcionkaakapitu" style:family="text">
      <style:text-properties style:text-underline-type="single" style:text-underline-style="solid" style:text-underline-width="auto" style:text-underline-mode="continuous"/>
    </style:style>
    <style:style style:name="T5740" style:parent-style-name="Domyślnaczcionkaakapitu" style:family="text">
      <style:text-properties fo:background-color="#80FFFF"/>
    </style:style>
    <style:style style:name="P5741" style:parent-style-name="Normalny" style:family="paragraph">
      <style:paragraph-properties fo:text-align="justify" fo:line-height="150%" fo:text-indent="0.2479in"/>
    </style:style>
    <style:style style:name="T5742" style:parent-style-name="Domyślnaczcionkaakapitu" style:family="text">
      <style:text-properties fo:background-color="#80FFFF"/>
    </style:style>
    <style:style style:name="T5743" style:parent-style-name="Domyślnaczcionkaakapitu" style:family="text">
      <style:text-properties fo:background-color="#80FFFF"/>
    </style:style>
    <style:style style:name="T5744" style:parent-style-name="Domyślnaczcionkaakapitu" style:family="text">
      <style:text-properties fo:background-color="#80FFFF"/>
    </style:style>
    <style:style style:name="T5745" style:parent-style-name="Domyślnaczcionkaakapitu" style:family="text">
      <style:text-properties fo:background-color="#80FFFF"/>
    </style:style>
    <style:style style:name="T5746" style:parent-style-name="Domyślnaczcionkaakapitu" style:family="text">
      <style:text-properties fo:background-color="#80FFFF"/>
    </style:style>
    <style:style style:name="P5747" style:parent-style-name="Normalny" style:family="paragraph">
      <style:paragraph-properties fo:text-align="justify" fo:line-height="150%" fo:text-indent="0.2479in"/>
    </style:style>
    <style:style style:name="T5748" style:parent-style-name="Domyślnaczcionkaakapitu" style:family="text">
      <style:text-properties fo:background-color="#80FFFF"/>
    </style:style>
    <style:style style:name="T5749" style:parent-style-name="Domyślnaczcionkaakapitu" style:family="text">
      <style:text-properties fo:background-color="#80FFFF"/>
    </style:style>
    <style:style style:name="T5750" style:parent-style-name="Domyślnaczcionkaakapitu" style:family="text">
      <style:text-properties fo:background-color="#80FFFF"/>
    </style:style>
    <style:style style:name="T5751" style:parent-style-name="Domyślnaczcionkaakapitu" style:family="text">
      <style:text-properties fo:background-color="#80FFFF"/>
    </style:style>
    <style:style style:name="T5752" style:parent-style-name="Domyślnaczcionkaakapitu" style:family="text">
      <style:text-properties fo:background-color="#80FFFF"/>
    </style:style>
    <style:style style:name="T5753" style:parent-style-name="Domyślnaczcionkaakapitu" style:family="text">
      <style:text-properties fo:background-color="#80FFFF"/>
    </style:style>
    <style:style style:name="T5754" style:parent-style-name="Domyślnaczcionkaakapitu" style:family="text">
      <style:text-properties fo:background-color="#80FFFF"/>
    </style:style>
    <style:style style:name="T5755" style:parent-style-name="Domyślnaczcionkaakapitu" style:family="text">
      <style:text-properties fo:background-color="#80FFFF"/>
    </style:style>
    <style:style style:name="T5756" style:parent-style-name="Domyślnaczcionkaakapitu" style:family="text">
      <style:text-properties fo:background-color="#80FFFF"/>
    </style:style>
    <style:style style:name="T5757" style:parent-style-name="Domyślnaczcionkaakapitu" style:family="text">
      <style:text-properties fo:background-color="#80FFFF"/>
    </style:style>
    <style:style style:name="T5758" style:parent-style-name="Domyślnaczcionkaakapitu" style:family="text">
      <style:text-properties fo:background-color="#80FFFF"/>
    </style:style>
    <style:style style:name="T5759" style:parent-style-name="Domyślnaczcionkaakapitu" style:family="text">
      <style:text-properties fo:background-color="#80FFFF"/>
    </style:style>
    <style:style style:name="T5760" style:parent-style-name="Domyślnaczcionkaakapitu" style:family="text">
      <style:text-properties fo:background-color="#80FFFF"/>
    </style:style>
    <style:style style:name="T5761" style:parent-style-name="Domyślnaczcionkaakapitu" style:family="text">
      <style:text-properties fo:background-color="#80FFFF"/>
    </style:style>
    <style:style style:name="T5762" style:parent-style-name="Domyślnaczcionkaakapitu" style:family="text">
      <style:text-properties fo:background-color="#80FFFF"/>
    </style:style>
    <style:style style:name="T5763" style:parent-style-name="Domyślnaczcionkaakapitu" style:family="text">
      <style:text-properties fo:background-color="#80FFFF"/>
    </style:style>
    <style:style style:name="T5764" style:parent-style-name="Domyślnaczcionkaakapitu" style:family="text">
      <style:text-properties fo:background-color="#80FFFF"/>
    </style:style>
    <style:style style:name="T5765" style:parent-style-name="Domyślnaczcionkaakapitu" style:family="text">
      <style:text-properties fo:background-color="#80FFFF"/>
    </style:style>
    <style:style style:name="T5766" style:parent-style-name="Domyślnaczcionkaakapitu" style:family="text">
      <style:text-properties fo:background-color="#80FFFF"/>
    </style:style>
    <style:style style:name="T5767" style:parent-style-name="Domyślnaczcionkaakapitu" style:family="text">
      <style:text-properties fo:background-color="#80FFFF"/>
    </style:style>
    <style:style style:name="T5768" style:parent-style-name="Domyślnaczcionkaakapitu" style:family="text">
      <style:text-properties fo:background-color="#80FFFF"/>
    </style:style>
    <style:style style:name="T5769" style:parent-style-name="Domyślnaczcionkaakapitu" style:family="text">
      <style:text-properties fo:background-color="#80FFFF"/>
    </style:style>
    <style:style style:name="T5770" style:parent-style-name="Domyślnaczcionkaakapitu" style:family="text">
      <style:text-properties fo:background-color="#80FFFF"/>
    </style:style>
    <style:style style:name="T5771" style:parent-style-name="Domyślnaczcionkaakapitu" style:family="text">
      <style:text-properties fo:background-color="#80FFFF"/>
    </style:style>
    <style:style style:name="T5772" style:parent-style-name="Domyślnaczcionkaakapitu" style:family="text">
      <style:text-properties fo:background-color="#80FFFF"/>
    </style:style>
    <style:style style:name="T5773" style:parent-style-name="Domyślnaczcionkaakapitu" style:family="text">
      <style:text-properties fo:background-color="#80FFFF"/>
    </style:style>
    <style:style style:name="T5774" style:parent-style-name="Domyślnaczcionkaakapitu" style:family="text">
      <style:text-properties fo:background-color="#80FFFF"/>
    </style:style>
    <style:style style:name="T5775" style:parent-style-name="Domyślnaczcionkaakapitu" style:family="text">
      <style:text-properties fo:background-color="#80FFFF"/>
    </style:style>
    <style:style style:name="P5776" style:parent-style-name="Normalny" style:family="paragraph">
      <style:paragraph-properties fo:text-align="justify" fo:line-height="150%" fo:text-indent="0.2479in"/>
    </style:style>
    <style:style style:name="T5777" style:parent-style-name="Domyślnaczcionkaakapitu" style:family="text">
      <style:text-properties fo:background-color="#80FFFF"/>
    </style:style>
    <style:style style:name="P5778" style:parent-style-name="Normalny" style:family="paragraph">
      <style:paragraph-properties fo:text-align="justify" fo:line-height="150%"/>
    </style:style>
    <style:style style:name="T5779" style:parent-style-name="Domyślnaczcionkaakapitu" style:family="text">
      <style:text-properties style:text-underline-type="single" style:text-underline-style="solid" style:text-underline-width="auto" style:text-underline-mode="continuous"/>
    </style:style>
    <style:style style:name="T5780" style:parent-style-name="Domyślnaczcionkaakapitu" style:family="text">
      <style:text-properties fo:background-color="#80FFFF" style:text-underline-type="single" style:text-underline-style="solid" style:text-underline-width="auto" style:text-underline-mode="continuous"/>
    </style:style>
    <style:style style:name="T5781" style:parent-style-name="Domyślnaczcionkaakapitu" style:family="text">
      <style:text-properties style:text-underline-type="single" style:text-underline-style="solid" style:text-underline-width="auto" style:text-underline-mode="continuous"/>
    </style:style>
    <style:style style:name="T5782" style:parent-style-name="Domyślnaczcionkaakapitu" style:family="text">
      <style:text-properties fo:background-color="#80FFFF"/>
    </style:style>
    <style:style style:name="P5783" style:parent-style-name="Normalny" style:family="paragraph">
      <style:paragraph-properties fo:text-align="justify" fo:line-height="150%" fo:text-indent="0.2479in"/>
    </style:style>
    <style:style style:name="T5784" style:parent-style-name="Domyślnaczcionkaakapitu" style:family="text">
      <style:text-properties fo:background-color="#80FFFF"/>
    </style:style>
    <style:style style:name="P5785" style:parent-style-name="Normalny" style:family="paragraph">
      <style:paragraph-properties fo:text-align="justify" fo:line-height="150%"/>
    </style:style>
    <style:style style:name="T5786" style:parent-style-name="Domyślnaczcionkaakapitu" style:family="text">
      <style:text-properties fo:background-color="#80FFFF" style:text-underline-type="single" style:text-underline-style="solid" style:text-underline-width="auto" style:text-underline-mode="continuous"/>
    </style:style>
    <style:style style:name="T5787" style:parent-style-name="Domyślnaczcionkaakapitu" style:family="text">
      <style:text-properties style:text-underline-type="single" style:text-underline-style="solid" style:text-underline-width="auto" style:text-underline-mode="continuous"/>
    </style:style>
    <style:style style:name="T5788" style:parent-style-name="Domyślnaczcionkaakapitu" style:family="text">
      <style:text-properties fo:background-color="#80FFFF"/>
    </style:style>
    <style:style style:name="P5789" style:parent-style-name="Normalny" style:family="paragraph">
      <style:paragraph-properties fo:text-align="justify" fo:line-height="150%" fo:text-indent="0.2479in"/>
    </style:style>
    <style:style style:name="T5790" style:parent-style-name="Domyślnaczcionkaakapitu" style:family="text">
      <style:text-properties fo:background-color="#80FFFF"/>
    </style:style>
    <style:style style:name="T5791" style:parent-style-name="Domyślnaczcionkaakapitu" style:family="text">
      <style:text-properties fo:background-color="#80FFFF"/>
    </style:style>
    <style:style style:name="T5792" style:parent-style-name="Domyślnaczcionkaakapitu" style:family="text">
      <style:text-properties fo:background-color="#80FFFF"/>
    </style:style>
    <style:style style:name="T5793" style:parent-style-name="Domyślnaczcionkaakapitu" style:family="text">
      <style:text-properties fo:background-color="#80FFFF"/>
    </style:style>
    <style:style style:name="T5794" style:parent-style-name="Domyślnaczcionkaakapitu" style:family="text">
      <style:text-properties fo:background-color="#80FFFF"/>
    </style:style>
    <style:style style:name="T5795" style:parent-style-name="Domyślnaczcionkaakapitu" style:family="text">
      <style:text-properties fo:background-color="#80FFFF"/>
    </style:style>
    <style:style style:name="T5796" style:parent-style-name="Domyślnaczcionkaakapitu" style:family="text">
      <style:text-properties fo:background-color="#80FFFF"/>
    </style:style>
    <style:style style:name="P5797" style:parent-style-name="Normalny" style:family="paragraph">
      <style:paragraph-properties fo:text-align="justify" fo:line-height="150%"/>
    </style:style>
    <style:style style:name="P5798" style:parent-style-name="Normalny" style:family="paragraph">
      <style:paragraph-properties fo:text-align="justify" fo:line-height="150%"/>
    </style:style>
    <style:style style:name="P5799" style:parent-style-name="Normalny" style:family="paragraph">
      <style:paragraph-properties fo:text-align="justify" fo:line-height="150%" fo:text-indent="0.2479in"/>
    </style:style>
    <style:style style:name="T5800" style:parent-style-name="Domyślnaczcionkaakapitu" style:family="text">
      <style:text-properties fo:background-color="#80FFFF"/>
    </style:style>
    <style:style style:name="T5801" style:parent-style-name="Domyślnaczcionkaakapitu" style:family="text">
      <style:text-properties fo:background-color="#80FFFF"/>
    </style:style>
    <style:style style:name="P5802" style:parent-style-name="Normalny" style:family="paragraph">
      <style:paragraph-properties fo:text-align="justify" fo:line-height="150%"/>
    </style:style>
    <style:style style:name="T5803" style:parent-style-name="Domyślnaczcionkaakapitu" style:family="text">
      <style:text-properties style:text-underline-type="single" style:text-underline-style="solid" style:text-underline-width="auto" style:text-underline-mode="continuous"/>
    </style:style>
    <style:style style:name="T5804" style:parent-style-name="Domyślnaczcionkaakapitu" style:family="text">
      <style:text-properties fo:background-color="#80FFFF"/>
    </style:style>
    <style:style style:name="P5805" style:parent-style-name="Normalny" style:family="paragraph">
      <style:paragraph-properties fo:text-align="justify" fo:line-height="150%" fo:text-indent="0.2479in"/>
    </style:style>
    <style:style style:name="T5806" style:parent-style-name="Domyślnaczcionkaakapitu" style:family="text">
      <style:text-properties fo:background-color="#80FFFF"/>
    </style:style>
    <style:style style:name="T5807" style:parent-style-name="Domyślnaczcionkaakapitu" style:family="text">
      <style:text-properties fo:background-color="#80FFFF"/>
    </style:style>
    <style:style style:name="T5808" style:parent-style-name="Domyślnaczcionkaakapitu" style:family="text">
      <style:text-properties fo:background-color="#80FFFF"/>
    </style:style>
    <style:style style:name="P5809" style:parent-style-name="Normalny" style:family="paragraph">
      <style:paragraph-properties fo:text-align="justify" fo:line-height="150%"/>
    </style:style>
    <style:style style:name="T5810" style:parent-style-name="Domyślnaczcionkaakapitu" style:family="text">
      <style:text-properties style:text-underline-type="single" style:text-underline-style="solid" style:text-underline-width="auto" style:text-underline-mode="continuous"/>
    </style:style>
    <style:style style:name="T5811" style:parent-style-name="Domyślnaczcionkaakapitu" style:family="text">
      <style:text-properties fo:background-color="#80FFFF" style:text-underline-type="single" style:text-underline-style="solid" style:text-underline-width="auto" style:text-underline-mode="continuous"/>
    </style:style>
    <style:style style:name="T5812" style:parent-style-name="Domyślnaczcionkaakapitu" style:family="text">
      <style:text-properties fo:background-color="#80FFFF"/>
    </style:style>
    <style:style style:name="P5813" style:parent-style-name="Normalny" style:family="paragraph">
      <style:paragraph-properties fo:text-align="justify" fo:line-height="150%" fo:text-indent="0.2479in"/>
    </style:style>
    <style:style style:name="T5814" style:parent-style-name="Domyślnaczcionkaakapitu" style:family="text">
      <style:text-properties fo:background-color="#80FFFF"/>
    </style:style>
    <style:style style:name="T5815" style:parent-style-name="Domyślnaczcionkaakapitu" style:family="text">
      <style:text-properties fo:background-color="#80FFFF"/>
    </style:style>
    <style:style style:name="T5816" style:parent-style-name="Domyślnaczcionkaakapitu" style:family="text">
      <style:text-properties fo:background-color="#80FFFF"/>
    </style:style>
    <style:style style:name="T5817" style:parent-style-name="Domyślnaczcionkaakapitu" style:family="text">
      <style:text-properties fo:background-color="#80FFFF"/>
    </style:style>
    <style:style style:name="P5818" style:parent-style-name="Normalny" style:family="paragraph">
      <style:paragraph-properties fo:text-align="justify" fo:line-height="150%"/>
    </style:style>
    <style:style style:name="T5819" style:parent-style-name="Domyślnaczcionkaakapitu" style:family="text">
      <style:text-properties fo:background-color="#80FFFF" style:text-underline-type="single" style:text-underline-style="solid" style:text-underline-width="auto" style:text-underline-mode="continuous"/>
    </style:style>
    <style:style style:name="T5820" style:parent-style-name="Domyślnaczcionkaakapitu" style:family="text">
      <style:text-properties style:text-underline-type="single" style:text-underline-style="solid" style:text-underline-width="auto" style:text-underline-mode="continuous"/>
    </style:style>
    <style:style style:name="T5821" style:parent-style-name="Domyślnaczcionkaakapitu" style:family="text">
      <style:text-properties fo:background-color="#80FFFF"/>
    </style:style>
    <style:style style:name="P5822" style:parent-style-name="Normalny" style:family="paragraph">
      <style:paragraph-properties fo:text-align="justify" fo:line-height="150%" fo:text-indent="0.2479in"/>
    </style:style>
    <style:style style:name="T5823" style:parent-style-name="Domyślnaczcionkaakapitu" style:family="text">
      <style:text-properties fo:background-color="#80FFFF"/>
    </style:style>
    <style:style style:name="T5824" style:parent-style-name="Domyślnaczcionkaakapitu" style:family="text">
      <style:text-properties fo:background-color="#80FFFF"/>
    </style:style>
    <style:style style:name="T5825" style:parent-style-name="Domyślnaczcionkaakapitu" style:family="text">
      <style:text-properties fo:background-color="#80FFFF"/>
    </style:style>
    <style:style style:name="T5826" style:parent-style-name="Domyślnaczcionkaakapitu" style:family="text">
      <style:text-properties fo:background-color="#80FFFF"/>
    </style:style>
    <style:style style:name="T5827" style:parent-style-name="Domyślnaczcionkaakapitu" style:family="text">
      <style:text-properties fo:background-color="#80FFFF"/>
    </style:style>
    <style:style style:name="T5828" style:parent-style-name="Domyślnaczcionkaakapitu" style:family="text">
      <style:text-properties fo:background-color="#80FFFF"/>
    </style:style>
    <style:style style:name="T5829" style:parent-style-name="Domyślnaczcionkaakapitu" style:family="text">
      <style:text-properties fo:background-color="#80FFFF"/>
    </style:style>
    <style:style style:name="P5830" style:parent-style-name="Normalny" style:family="paragraph">
      <style:paragraph-properties fo:text-align="justify" fo:line-height="150%" fo:text-indent="0.2479in"/>
    </style:style>
    <style:style style:name="T5831" style:parent-style-name="Domyślnaczcionkaakapitu" style:family="text">
      <style:text-properties fo:background-color="#80FFFF"/>
    </style:style>
    <style:style style:name="T5832" style:parent-style-name="Domyślnaczcionkaakapitu" style:family="text">
      <style:text-properties fo:background-color="#80FFFF"/>
    </style:style>
    <style:style style:name="T5833" style:parent-style-name="Domyślnaczcionkaakapitu" style:family="text">
      <style:text-properties fo:background-color="#80FFFF"/>
    </style:style>
    <style:style style:name="T5834" style:parent-style-name="Domyślnaczcionkaakapitu" style:family="text">
      <style:text-properties fo:background-color="#80FFFF"/>
    </style:style>
    <style:style style:name="T5835" style:parent-style-name="Domyślnaczcionkaakapitu" style:family="text">
      <style:text-properties fo:background-color="#80FFFF"/>
    </style:style>
    <style:style style:name="T5836" style:parent-style-name="Domyślnaczcionkaakapitu" style:family="text">
      <style:text-properties fo:background-color="#80FFFF"/>
    </style:style>
    <style:style style:name="T5837" style:parent-style-name="Domyślnaczcionkaakapitu" style:family="text">
      <style:text-properties fo:background-color="#80FFFF"/>
    </style:style>
    <style:style style:name="T5838" style:parent-style-name="Domyślnaczcionkaakapitu" style:family="text">
      <style:text-properties fo:background-color="#80FFFF"/>
    </style:style>
    <style:style style:name="P5839" style:parent-style-name="Normalny" style:family="paragraph">
      <style:paragraph-properties fo:text-align="justify" fo:line-height="150%" fo:text-indent="0.2479in"/>
    </style:style>
    <style:style style:name="T5840" style:parent-style-name="Domyślnaczcionkaakapitu" style:family="text">
      <style:text-properties fo:background-color="#80FFFF"/>
    </style:style>
    <style:style style:name="T5841" style:parent-style-name="Domyślnaczcionkaakapitu" style:family="text">
      <style:text-properties fo:background-color="#80FFFF"/>
    </style:style>
    <style:style style:name="T5842" style:parent-style-name="Domyślnaczcionkaakapitu" style:family="text">
      <style:text-properties fo:background-color="#80FFFF"/>
    </style:style>
    <style:style style:name="P5843" style:parent-style-name="Normalny" style:family="paragraph">
      <style:paragraph-properties fo:text-align="justify" fo:line-height="150%"/>
    </style:style>
    <style:style style:name="T5844" style:parent-style-name="Domyślnaczcionkaakapitu" style:family="text">
      <style:text-properties style:text-underline-type="single" style:text-underline-style="solid" style:text-underline-width="auto" style:text-underline-mode="continuous"/>
    </style:style>
    <style:style style:name="T5845" style:parent-style-name="Domyślnaczcionkaakapitu" style:family="text">
      <style:text-properties fo:background-color="#80FFFF"/>
    </style:style>
    <style:style style:name="P5846" style:parent-style-name="Normalny" style:family="paragraph">
      <style:paragraph-properties fo:text-align="justify" fo:line-height="150%" fo:text-indent="0.2479in"/>
    </style:style>
    <style:style style:name="T5847" style:parent-style-name="Domyślnaczcionkaakapitu" style:family="text">
      <style:text-properties fo:background-color="#80FFFF"/>
    </style:style>
    <style:style style:name="T5848" style:parent-style-name="Domyślnaczcionkaakapitu" style:family="text">
      <style:text-properties fo:background-color="#80FFFF"/>
    </style:style>
    <style:style style:name="T5849" style:parent-style-name="Domyślnaczcionkaakapitu" style:family="text">
      <style:text-properties fo:background-color="#80FFFF"/>
    </style:style>
    <style:style style:name="P5850" style:parent-style-name="Normalny" style:family="paragraph">
      <style:paragraph-properties fo:text-align="justify" fo:line-height="150%"/>
    </style:style>
    <style:style style:name="P5851" style:parent-style-name="Normalny" style:family="paragraph">
      <style:paragraph-properties fo:text-align="justify" fo:line-height="150%" fo:text-indent="0.2479in"/>
    </style:style>
    <style:style style:name="T5852" style:parent-style-name="Domyślnaczcionkaakapitu" style:family="text">
      <style:text-properties fo:background-color="#80FFFF"/>
    </style:style>
    <style:style style:name="T5853" style:parent-style-name="Domyślnaczcionkaakapitu" style:family="text">
      <style:text-properties fo:background-color="#80FFFF"/>
    </style:style>
    <style:style style:name="T5854" style:parent-style-name="Domyślnaczcionkaakapitu" style:family="text">
      <style:text-properties fo:background-color="#80FFFF"/>
    </style:style>
    <style:style style:name="T5855" style:parent-style-name="Domyślnaczcionkaakapitu" style:family="text">
      <style:text-properties fo:background-color="#80FFFF"/>
    </style:style>
    <style:style style:name="T5856" style:parent-style-name="Domyślnaczcionkaakapitu" style:family="text">
      <style:text-properties fo:background-color="#80FFFF"/>
    </style:style>
    <style:style style:name="T5857" style:parent-style-name="Domyślnaczcionkaakapitu" style:family="text">
      <style:text-properties fo:background-color="#80FFFF"/>
    </style:style>
    <style:style style:name="P5858" style:parent-style-name="Normalny" style:family="paragraph">
      <style:paragraph-properties fo:text-align="justify" fo:line-height="150%"/>
    </style:style>
    <style:style style:name="T5859" style:parent-style-name="Domyślnaczcionkaakapitu" style:family="text">
      <style:text-properties fo:background-color="#80FFFF" style:text-underline-type="single" style:text-underline-style="solid" style:text-underline-width="auto" style:text-underline-mode="continuous"/>
    </style:style>
    <style:style style:name="T5860" style:parent-style-name="Domyślnaczcionkaakapitu" style:family="text">
      <style:text-properties style:text-underline-type="single" style:text-underline-style="solid" style:text-underline-width="auto" style:text-underline-mode="continuous"/>
    </style:style>
    <style:style style:name="T5861" style:parent-style-name="Domyślnaczcionkaakapitu" style:family="text">
      <style:text-properties fo:background-color="#80FFFF" style:text-underline-type="single" style:text-underline-style="solid" style:text-underline-width="auto" style:text-underline-mode="continuous"/>
    </style:style>
    <style:style style:name="T5862" style:parent-style-name="Domyślnaczcionkaakapitu" style:family="text">
      <style:text-properties fo:background-color="#80FFFF"/>
    </style:style>
    <style:style style:name="P5863" style:parent-style-name="Normalny" style:family="paragraph">
      <style:paragraph-properties fo:text-align="justify" fo:line-height="150%" fo:text-indent="0.2479in"/>
    </style:style>
    <style:style style:name="T5864" style:parent-style-name="Domyślnaczcionkaakapitu" style:family="text">
      <style:text-properties fo:background-color="#80FFFF"/>
    </style:style>
    <style:style style:name="T5865" style:parent-style-name="Domyślnaczcionkaakapitu" style:family="text">
      <style:text-properties fo:background-color="#80FFFF"/>
    </style:style>
    <style:style style:name="T5866" style:parent-style-name="Domyślnaczcionkaakapitu" style:family="text">
      <style:text-properties fo:background-color="#80FFFF"/>
    </style:style>
    <style:style style:name="T5867" style:parent-style-name="Domyślnaczcionkaakapitu" style:family="text">
      <style:text-properties fo:background-color="#80FFFF"/>
    </style:style>
    <style:style style:name="T5868" style:parent-style-name="Domyślnaczcionkaakapitu" style:family="text">
      <style:text-properties fo:background-color="#80FFFF"/>
    </style:style>
    <style:style style:name="T5869" style:parent-style-name="Domyślnaczcionkaakapitu" style:family="text">
      <style:text-properties fo:background-color="#80FFFF"/>
    </style:style>
    <style:style style:name="T5870" style:parent-style-name="Domyślnaczcionkaakapitu" style:family="text">
      <style:text-properties fo:background-color="#80FFFF"/>
    </style:style>
    <style:style style:name="P5871" style:parent-style-name="Normalny" style:family="paragraph">
      <style:paragraph-properties fo:text-align="justify" fo:line-height="150%"/>
    </style:style>
    <style:style style:name="P5872" style:parent-style-name="Normalny" style:family="paragraph">
      <style:paragraph-properties fo:text-align="justify" fo:line-height="150%" fo:text-indent="0.2479in"/>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T5876" style:parent-style-name="Domyślnaczcionkaakapitu" style:family="text">
      <style:text-properties fo:background-color="#80FFFF"/>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P5879" style:parent-style-name="Normalny" style:family="paragraph">
      <style:paragraph-properties fo:text-align="justify" fo:line-height="150%" fo:text-indent="0.2479in"/>
    </style:style>
    <style:style style:name="T5880" style:parent-style-name="Domyślnaczcionkaakapitu" style:family="text">
      <style:text-properties fo:background-color="#80FFFF"/>
    </style:style>
    <style:style style:name="P5881" style:parent-style-name="Normalny" style:family="paragraph">
      <style:paragraph-properties fo:text-align="justify" fo:line-height="150%"/>
    </style:style>
    <style:style style:name="T5882" style:parent-style-name="Domyślnaczcionkaakapitu" style:family="text">
      <style:text-properties style:text-underline-type="single" style:text-underline-style="solid" style:text-underline-width="auto" style:text-underline-mode="continuous"/>
    </style:style>
    <style:style style:name="T5883" style:parent-style-name="Domyślnaczcionkaakapitu" style:family="text">
      <style:text-properties fo:background-color="#80FFFF"/>
    </style:style>
    <style:style style:name="P5884" style:parent-style-name="Normalny" style:family="paragraph">
      <style:paragraph-properties fo:text-align="justify" fo:line-height="150%" fo:text-indent="0.2479in"/>
    </style:style>
    <style:style style:name="T5885" style:parent-style-name="Domyślnaczcionkaakapitu" style:family="text">
      <style:text-properties fo:background-color="#80FFFF"/>
    </style:style>
    <style:style style:name="T5886" style:parent-style-name="Domyślnaczcionkaakapitu" style:family="text">
      <style:text-properties fo:background-color="#80FFFF"/>
    </style:style>
    <style:style style:name="P5887" style:parent-style-name="Normalny" style:family="paragraph">
      <style:paragraph-properties fo:text-align="justify" fo:line-height="150%"/>
    </style:style>
    <style:style style:name="T5888" style:parent-style-name="Domyślnaczcionkaakapitu" style:family="text">
      <style:text-properties fo:background-color="#80FFFF"/>
    </style:style>
    <style:style style:name="T5889" style:parent-style-name="Domyślnaczcionkaakapitu" style:family="text">
      <style:text-properties fo:background-color="#80FFFF"/>
    </style:style>
    <style:style style:name="T5890" style:parent-style-name="Domyślnaczcionkaakapitu" style:family="text">
      <style:text-properties fo:background-color="#80FFFF"/>
    </style:style>
    <style:style style:name="T5891" style:parent-style-name="Domyślnaczcionkaakapitu" style:family="text">
      <style:text-properties fo:background-color="#80FFFF"/>
    </style:style>
    <style:style style:name="T5892" style:parent-style-name="Domyślnaczcionkaakapitu" style:family="text">
      <style:text-properties fo:background-color="#80FFFF"/>
    </style:style>
    <style:style style:name="T5893" style:parent-style-name="Domyślnaczcionkaakapitu" style:family="text">
      <style:text-properties fo:background-color="#80FFFF"/>
    </style:style>
    <style:style style:name="T5894" style:parent-style-name="Domyślnaczcionkaakapitu" style:family="text">
      <style:text-properties fo:background-color="#80FFFF"/>
    </style:style>
    <style:style style:name="T5895" style:parent-style-name="Domyślnaczcionkaakapitu" style:family="text">
      <style:text-properties fo:background-color="#80FFFF"/>
    </style:style>
    <style:style style:name="T5896" style:parent-style-name="Domyślnaczcionkaakapitu" style:family="text">
      <style:text-properties fo:background-color="#80FFFF"/>
    </style:style>
    <style:style style:name="P5897" style:parent-style-name="Normalny" style:family="paragraph">
      <style:paragraph-properties fo:text-align="justify" fo:line-height="150%"/>
    </style:style>
    <style:style style:name="T5898" style:parent-style-name="Domyślnaczcionkaakapitu" style:family="text">
      <style:text-properties fo:background-color="#80FFFF" style:text-underline-type="single" style:text-underline-style="solid" style:text-underline-width="auto" style:text-underline-mode="continuous"/>
    </style:style>
    <style:style style:name="T5899" style:parent-style-name="Domyślnaczcionkaakapitu" style:family="text">
      <style:text-properties style:text-underline-type="single" style:text-underline-style="solid" style:text-underline-width="auto" style:text-underline-mode="continuous"/>
    </style:style>
    <style:style style:name="T5900" style:parent-style-name="Domyślnaczcionkaakapitu" style:family="text">
      <style:text-properties fo:background-color="#80FFFF" style:text-underline-type="single" style:text-underline-style="solid" style:text-underline-width="auto" style:text-underline-mode="continuous"/>
    </style:style>
    <style:style style:name="T5901" style:parent-style-name="Domyślnaczcionkaakapitu" style:family="text">
      <style:text-properties style:text-underline-type="single" style:text-underline-style="solid" style:text-underline-width="auto" style:text-underline-mode="continuous"/>
    </style:style>
    <style:style style:name="T5902" style:parent-style-name="Domyślnaczcionkaakapitu" style:family="text">
      <style:text-properties fo:background-color="#80FFFF"/>
    </style:style>
    <style:style style:name="P5903" style:parent-style-name="Normalny" style:family="paragraph">
      <style:paragraph-properties fo:text-align="justify" fo:line-height="150%" fo:text-indent="0.2479in"/>
    </style:style>
    <style:style style:name="P5904" style:parent-style-name="Normalny" style:family="paragraph">
      <style:paragraph-properties fo:text-align="justify" fo:line-height="150%"/>
    </style:style>
    <style:style style:name="T5905" style:parent-style-name="Domyślnaczcionkaakapitu" style:family="text">
      <style:text-properties style:text-underline-type="single" style:text-underline-style="solid" style:text-underline-width="auto" style:text-underline-mode="continuous"/>
    </style:style>
    <style:style style:name="T5906" style:parent-style-name="Domyślnaczcionkaakapitu" style:family="text">
      <style:text-properties fo:background-color="#80FFFF"/>
    </style:style>
    <style:style style:name="P5907" style:parent-style-name="Normalny" style:family="paragraph">
      <style:paragraph-properties fo:text-align="justify" fo:line-height="150%" fo:text-indent="0.2479in"/>
    </style:style>
    <style:style style:name="T5908" style:parent-style-name="Domyślnaczcionkaakapitu" style:family="text">
      <style:text-properties fo:background-color="#80FFFF"/>
    </style:style>
    <style:style style:name="T5909" style:parent-style-name="Domyślnaczcionkaakapitu" style:family="text">
      <style:text-properties fo:background-color="#80FFFF"/>
    </style:style>
    <style:style style:name="T5910" style:parent-style-name="Domyślnaczcionkaakapitu" style:family="text">
      <style:text-properties fo:background-color="#80FFFF"/>
    </style:style>
    <style:style style:name="P5911" style:parent-style-name="Normalny" style:family="paragraph">
      <style:paragraph-properties fo:text-align="justify" fo:line-height="150%"/>
    </style:style>
    <style:style style:name="T5912" style:parent-style-name="Domyślnaczcionkaakapitu" style:family="text">
      <style:text-properties style:text-underline-type="single" style:text-underline-style="solid" style:text-underline-width="auto" style:text-underline-mode="continuous"/>
    </style:style>
    <style:style style:name="T5913" style:parent-style-name="Domyślnaczcionkaakapitu" style:family="text">
      <style:text-properties fo:background-color="#80FFFF"/>
    </style:style>
    <style:style style:name="P5914" style:parent-style-name="Normalny" style:family="paragraph">
      <style:paragraph-properties fo:text-align="justify" fo:line-height="150%" fo:text-indent="0.2479in"/>
    </style:style>
    <style:style style:name="T5915" style:parent-style-name="Domyślnaczcionkaakapitu" style:family="text">
      <style:text-properties fo:background-color="#80FFFF"/>
    </style:style>
    <style:style style:name="T5916" style:parent-style-name="Domyślnaczcionkaakapitu" style:family="text">
      <style:text-properties fo:background-color="#80FFFF"/>
    </style:style>
    <style:style style:name="T5917" style:parent-style-name="Domyślnaczcionkaakapitu" style:family="text">
      <style:text-properties fo:background-color="#80FFFF"/>
    </style:style>
    <style:style style:name="P5918" style:parent-style-name="Normalny" style:family="paragraph">
      <style:paragraph-properties fo:text-align="justify" fo:line-height="150%"/>
    </style:style>
    <style:style style:name="T5919" style:parent-style-name="Domyślnaczcionkaakapitu" style:family="text">
      <style:text-properties style:text-underline-type="single" style:text-underline-style="solid" style:text-underline-width="auto" style:text-underline-mode="continuous"/>
    </style:style>
    <style:style style:name="T5920" style:parent-style-name="Domyślnaczcionkaakapitu" style:family="text">
      <style:text-properties fo:background-color="#80FFFF"/>
    </style:style>
    <style:style style:name="P5921" style:parent-style-name="Normalny" style:family="paragraph">
      <style:paragraph-properties fo:text-align="justify" fo:line-height="150%" fo:text-indent="0.2479in"/>
    </style:style>
    <style:style style:name="T5922" style:parent-style-name="Domyślnaczcionkaakapitu" style:family="text">
      <style:text-properties fo:background-color="#80FFFF"/>
    </style:style>
    <style:style style:name="T5923" style:parent-style-name="Domyślnaczcionkaakapitu" style:family="text">
      <style:text-properties fo:background-color="#80FFFF"/>
    </style:style>
    <style:style style:name="T5924" style:parent-style-name="Domyślnaczcionkaakapitu" style:family="text">
      <style:text-properties fo:background-color="#80FFFF"/>
    </style:style>
    <style:style style:name="T5925" style:parent-style-name="Domyślnaczcionkaakapitu" style:family="text">
      <style:text-properties fo:background-color="#80FFFF"/>
    </style:style>
    <style:style style:name="P5926" style:parent-style-name="Normalny" style:family="paragraph">
      <style:paragraph-properties fo:text-align="justify" fo:line-height="150%"/>
    </style:style>
    <style:style style:name="T5927" style:parent-style-name="Domyślnaczcionkaakapitu" style:family="text">
      <style:text-properties fo:background-color="#80FFFF" style:text-underline-type="single" style:text-underline-style="solid" style:text-underline-width="auto" style:text-underline-mode="continuous"/>
    </style:style>
    <style:style style:name="T5928" style:parent-style-name="Domyślnaczcionkaakapitu" style:family="text">
      <style:text-properties style:text-underline-type="single" style:text-underline-style="solid" style:text-underline-width="auto" style:text-underline-mode="continuous"/>
    </style:style>
    <style:style style:name="P5929" style:parent-style-name="Normalny" style:family="paragraph">
      <style:paragraph-properties fo:text-align="justify" fo:line-height="150%" fo:text-indent="0.2479in"/>
    </style:style>
    <style:style style:name="T5930" style:parent-style-name="Domyślnaczcionkaakapitu" style:family="text">
      <style:text-properties fo:background-color="#80FFFF"/>
    </style:style>
    <style:style style:name="T5931" style:parent-style-name="Domyślnaczcionkaakapitu" style:family="text">
      <style:text-properties fo:background-color="#80FFFF"/>
    </style:style>
    <style:style style:name="T5932" style:parent-style-name="Domyślnaczcionkaakapitu" style:family="text">
      <style:text-properties fo:background-color="#80FFFF"/>
    </style:style>
    <style:style style:name="T5933" style:parent-style-name="Domyślnaczcionkaakapitu" style:family="text">
      <style:text-properties fo:background-color="#80FFFF"/>
    </style:style>
    <style:style style:name="T5934" style:parent-style-name="Domyślnaczcionkaakapitu" style:family="text">
      <style:text-properties fo:background-color="#80FFFF"/>
    </style:style>
    <style:style style:name="T5935" style:parent-style-name="Domyślnaczcionkaakapitu" style:family="text">
      <style:text-properties fo:background-color="#80FFFF"/>
    </style:style>
    <style:style style:name="T5936" style:parent-style-name="Domyślnaczcionkaakapitu" style:family="text">
      <style:text-properties fo:background-color="#80FFFF"/>
    </style:style>
    <style:style style:name="P5937" style:parent-style-name="Normalny" style:family="paragraph">
      <style:paragraph-properties fo:text-align="justify" fo:line-height="150%" fo:text-indent="0.2479in"/>
    </style:style>
    <style:style style:name="T5938" style:parent-style-name="Domyślnaczcionkaakapitu" style:family="text">
      <style:text-properties fo:background-color="#80FFFF"/>
    </style:style>
    <style:style style:name="T5939" style:parent-style-name="Domyślnaczcionkaakapitu" style:family="text">
      <style:text-properties fo:background-color="#80FFFF"/>
    </style:style>
    <style:style style:name="T5940" style:parent-style-name="Domyślnaczcionkaakapitu" style:family="text">
      <style:text-properties fo:background-color="#80FFFF"/>
    </style:style>
    <style:style style:name="T5941" style:parent-style-name="Domyślnaczcionkaakapitu" style:family="text">
      <style:text-properties fo:background-color="#80FFFF"/>
    </style:style>
    <style:style style:name="P5942" style:parent-style-name="Normalny" style:family="paragraph">
      <style:paragraph-properties fo:text-align="justify" fo:line-height="150%" fo:text-indent="0.2479in"/>
    </style:style>
    <style:style style:name="P5943" style:parent-style-name="Normalny" style:family="paragraph">
      <style:paragraph-properties fo:text-align="justify" fo:line-height="150%" fo:text-indent="0.2479in"/>
    </style:style>
    <style:style style:name="T5944" style:parent-style-name="Domyślnaczcionkaakapitu" style:family="text">
      <style:text-properties fo:background-color="#80FFFF"/>
    </style:style>
    <style:style style:name="T5945" style:parent-style-name="Domyślnaczcionkaakapitu" style:family="text">
      <style:text-properties fo:background-color="#80FFFF"/>
    </style:style>
    <style:style style:name="P5946" style:parent-style-name="Normalny" style:family="paragraph">
      <style:paragraph-properties fo:text-align="justify" fo:line-height="150%" fo:text-indent="0.2479in"/>
    </style:style>
    <style:style style:name="T5947" style:parent-style-name="Domyślnaczcionkaakapitu" style:family="text">
      <style:text-properties fo:background-color="#80FFFF"/>
    </style:style>
    <style:style style:name="T5948" style:parent-style-name="Domyślnaczcionkaakapitu" style:family="text">
      <style:text-properties fo:background-color="#80FFFF"/>
    </style:style>
    <style:style style:name="T5949" style:parent-style-name="Domyślnaczcionkaakapitu" style:family="text">
      <style:text-properties fo:background-color="#80FFFF"/>
    </style:style>
    <style:style style:name="P5950" style:parent-style-name="Normalny" style:family="paragraph">
      <style:paragraph-properties fo:text-align="justify" fo:line-height="150%" fo:text-indent="0.2479in"/>
    </style:style>
    <style:style style:name="T5951" style:parent-style-name="Domyślnaczcionkaakapitu" style:family="text">
      <style:text-properties fo:background-color="#80FFFF"/>
    </style:style>
    <style:style style:name="T5952" style:parent-style-name="Domyślnaczcionkaakapitu" style:family="text">
      <style:text-properties fo:background-color="#80FFFF"/>
    </style:style>
    <style:style style:name="T5953" style:parent-style-name="Domyślnaczcionkaakapitu" style:family="text">
      <style:text-properties fo:background-color="#80FFFF"/>
    </style:style>
    <style:style style:name="P5954" style:parent-style-name="Normalny" style:family="paragraph">
      <style:paragraph-properties fo:text-align="justify" fo:line-height="150%" fo:text-indent="0.2479in"/>
    </style:style>
    <style:style style:name="T5955" style:parent-style-name="Domyślnaczcionkaakapitu" style:family="text">
      <style:text-properties fo:background-color="#80FFFF"/>
    </style:style>
    <style:style style:name="T5956" style:parent-style-name="Domyślnaczcionkaakapitu" style:family="text">
      <style:text-properties fo:background-color="#80FFFF"/>
    </style:style>
    <style:style style:name="T5957" style:parent-style-name="Domyślnaczcionkaakapitu" style:family="text">
      <style:text-properties fo:background-color="#80FFFF"/>
    </style:style>
    <style:style style:name="T5958" style:parent-style-name="Domyślnaczcionkaakapitu" style:family="text">
      <style:text-properties fo:background-color="#80FFFF"/>
    </style:style>
    <style:style style:name="T5959" style:parent-style-name="Domyślnaczcionkaakapitu" style:family="text">
      <style:text-properties fo:background-color="#80FFFF"/>
    </style:style>
    <style:style style:name="T5960" style:parent-style-name="Domyślnaczcionkaakapitu" style:family="text">
      <style:text-properties fo:background-color="#80FFFF"/>
    </style:style>
    <style:style style:name="T5961" style:parent-style-name="Domyślnaczcionkaakapitu" style:family="text">
      <style:text-properties fo:background-color="#80FFFF"/>
    </style:style>
    <style:style style:name="P5962" style:parent-style-name="Normalny" style:family="paragraph">
      <style:paragraph-properties fo:text-align="justify" fo:line-height="150%" fo:text-indent="0.2479in"/>
    </style:style>
    <style:style style:name="T5963" style:parent-style-name="Domyślnaczcionkaakapitu" style:family="text">
      <style:text-properties fo:background-color="#80FFFF"/>
    </style:style>
    <style:style style:name="P5964" style:parent-style-name="Normalny" style:family="paragraph">
      <style:paragraph-properties fo:text-align="justify" fo:line-height="150%" fo:text-indent="0.2479in"/>
    </style:style>
    <style:style style:name="T5965" style:parent-style-name="Domyślnaczcionkaakapitu" style:family="text">
      <style:text-properties fo:background-color="#80FFFF"/>
    </style:style>
    <style:style style:name="T5966" style:parent-style-name="Domyślnaczcionkaakapitu" style:family="text">
      <style:text-properties fo:background-color="#80FFFF"/>
    </style:style>
    <style:style style:name="T5967" style:parent-style-name="Domyślnaczcionkaakapitu" style:family="text">
      <style:text-properties fo:background-color="#80FFFF"/>
    </style:style>
    <style:style style:name="P5968" style:parent-style-name="Normalny" style:family="paragraph">
      <style:paragraph-properties fo:text-align="justify" fo:line-height="150%" fo:text-indent="0.2479in">
        <style:tab-stops>
          <style:tab-stop style:type="left" style:position="2.0631in"/>
        </style:tab-stops>
      </style:paragraph-properties>
    </style:style>
    <style:style style:name="P5969" style:parent-style-name="Normalny" style:family="paragraph">
      <style:paragraph-properties fo:text-align="justify" fo:line-height="150%"/>
    </style:style>
    <style:style style:name="T5970" style:parent-style-name="Domyślnaczcionkaakapitu" style:family="text">
      <style:text-properties fo:background-color="#80FFFF"/>
    </style:style>
    <style:style style:name="P5971" style:parent-style-name="Normalny" style:family="paragraph">
      <style:paragraph-properties fo:text-align="justify" fo:line-height="150%"/>
    </style:style>
    <style:style style:name="P5972" style:parent-style-name="Normalny" style:family="paragraph">
      <style:paragraph-properties fo:text-align="justify" fo:line-height="150%" fo:text-indent="0.2479in"/>
    </style:style>
    <style:style style:name="T5973" style:parent-style-name="Domyślnaczcionkaakapitu" style:family="text">
      <style:text-properties fo:background-color="#80FFFF"/>
    </style:style>
    <style:style style:name="P5974" style:parent-style-name="Normalny" style:family="paragraph">
      <style:paragraph-properties fo:text-align="justify" fo:line-height="150%" fo:text-indent="0.2479in"/>
    </style:style>
    <style:style style:name="T5975" style:parent-style-name="Domyślnaczcionkaakapitu" style:family="text">
      <style:text-properties fo:background-color="#80FFFF"/>
    </style:style>
    <style:style style:name="T5976" style:parent-style-name="Domyślnaczcionkaakapitu" style:family="text">
      <style:text-properties fo:background-color="#80FFFF"/>
    </style:style>
    <style:style style:name="P5977" style:parent-style-name="Normalny" style:family="paragraph">
      <style:paragraph-properties fo:text-align="justify" fo:line-height="150%" fo:text-indent="0.2479in"/>
    </style:style>
    <style:style style:name="T5978" style:parent-style-name="Domyślnaczcionkaakapitu" style:family="text">
      <style:text-properties fo:background-color="#80FFFF"/>
    </style:style>
    <style:style style:name="T5979" style:parent-style-name="Domyślnaczcionkaakapitu" style:family="text">
      <style:text-properties fo:background-color="#80FFFF"/>
    </style:style>
    <style:style style:name="P5980" style:parent-style-name="Normalny" style:family="paragraph">
      <style:paragraph-properties fo:text-align="justify" fo:line-height="150%" fo:text-indent="0.2479in"/>
    </style:style>
    <style:style style:name="T5981" style:parent-style-name="Domyślnaczcionkaakapitu" style:family="text">
      <style:text-properties fo:background-color="#80FFFF"/>
    </style:style>
    <style:style style:name="T5982" style:parent-style-name="Domyślnaczcionkaakapitu" style:family="text">
      <style:text-properties fo:background-color="#80FFFF"/>
    </style:style>
    <style:style style:name="P5983" style:parent-style-name="Normalny" style:family="paragraph">
      <style:paragraph-properties fo:text-align="justify" fo:line-height="150%" fo:text-indent="0.2479in"/>
    </style:style>
    <style:style style:name="T5984" style:parent-style-name="Domyślnaczcionkaakapitu" style:family="text">
      <style:text-properties fo:background-color="#80FFFF"/>
    </style:style>
    <style:style style:name="P5985" style:parent-style-name="Normalny" style:family="paragraph">
      <style:paragraph-properties fo:text-align="justify" fo:line-height="150%" fo:text-indent="0.2479in"/>
    </style:style>
    <style:style style:name="T5986" style:parent-style-name="Domyślnaczcionkaakapitu" style:family="text">
      <style:text-properties fo:background-color="#80FFFF"/>
    </style:style>
    <style:style style:name="T5987" style:parent-style-name="Domyślnaczcionkaakapitu" style:family="text">
      <style:text-properties fo:background-color="#80FFFF"/>
    </style:style>
    <style:style style:name="T5988" style:parent-style-name="Domyślnaczcionkaakapitu" style:family="text">
      <style:text-properties fo:background-color="#80FFFF"/>
    </style:style>
    <style:style style:name="T5989" style:parent-style-name="Domyślnaczcionkaakapitu" style:family="text">
      <style:text-properties fo:background-color="#80FFFF"/>
    </style:style>
    <style:style style:name="P5990" style:parent-style-name="Normalny" style:family="paragraph">
      <style:paragraph-properties fo:text-align="justify" fo:line-height="150%" fo:text-indent="0.2479in"/>
    </style:style>
    <style:style style:name="T5991" style:parent-style-name="Domyślnaczcionkaakapitu" style:family="text">
      <style:text-properties fo:background-color="#80FFFF"/>
    </style:style>
    <style:style style:name="P5992" style:parent-style-name="Normalny" style:family="paragraph">
      <style:paragraph-properties fo:text-align="justify" fo:line-height="150%" fo:text-indent="0.2479in"/>
    </style:style>
    <style:style style:name="T5993" style:parent-style-name="Domyślnaczcionkaakapitu" style:family="text">
      <style:text-properties fo:background-color="#80FFFF"/>
    </style:style>
    <style:style style:name="P5994" style:parent-style-name="Normalny" style:family="paragraph">
      <style:paragraph-properties fo:text-align="justify" fo:line-height="150%" fo:text-indent="0.2479in"/>
    </style:style>
    <style:style style:name="T5995" style:parent-style-name="Domyślnaczcionkaakapitu" style:family="text">
      <style:text-properties fo:background-color="#80FFFF"/>
    </style:style>
    <style:style style:name="T5996" style:parent-style-name="Domyślnaczcionkaakapitu" style:family="text">
      <style:text-properties fo:background-color="#80FFFF"/>
    </style:style>
    <style:style style:name="P5997" style:parent-style-name="Normalny" style:family="paragraph">
      <style:paragraph-properties fo:text-align="justify" fo:line-height="150%" fo:text-indent="0.2479in"/>
    </style:style>
    <style:style style:name="T5998" style:parent-style-name="Domyślnaczcionkaakapitu" style:family="text">
      <style:text-properties fo:background-color="#80FFFF"/>
    </style:style>
    <style:style style:name="T5999" style:parent-style-name="Domyślnaczcionkaakapitu" style:family="text">
      <style:text-properties fo:background-color="#80FFFF"/>
    </style:style>
    <style:style style:name="P6000" style:parent-style-name="Normalny" style:family="paragraph">
      <style:paragraph-properties fo:text-align="justify" fo:line-height="150%" fo:text-indent="0.2479in"/>
    </style:style>
    <style:style style:name="P6001" style:parent-style-name="Normalny" style:family="paragraph">
      <style:paragraph-properties fo:text-align="justify" fo:line-height="150%" fo:text-indent="0.2479in"/>
    </style:style>
    <style:style style:name="T6002" style:parent-style-name="Domyślnaczcionkaakapitu" style:family="text">
      <style:text-properties fo:background-color="#80FFFF"/>
    </style:style>
    <style:style style:name="T6003" style:parent-style-name="Domyślnaczcionkaakapitu" style:family="text">
      <style:text-properties fo:background-color="#80FFFF"/>
    </style:style>
    <style:style style:name="T6004" style:parent-style-name="Domyślnaczcionkaakapitu" style:family="text">
      <style:text-properties fo:background-color="#80FFFF"/>
    </style:style>
    <style:style style:name="P6005" style:parent-style-name="Normalny" style:family="paragraph">
      <style:paragraph-properties fo:text-align="justify" fo:line-height="150%" fo:text-indent="0.2479in"/>
    </style:style>
    <style:style style:name="T6006" style:parent-style-name="Domyślnaczcionkaakapitu" style:family="text">
      <style:text-properties fo:background-color="#80FFFF"/>
    </style:style>
    <style:style style:name="P6007" style:parent-style-name="Normalny" style:family="paragraph">
      <style:paragraph-properties fo:text-align="justify" fo:line-height="150%"/>
    </style:style>
    <style:style style:name="T6008" style:parent-style-name="Domyślnaczcionkaakapitu" style:family="text">
      <style:text-properties style:text-underline-type="single" style:text-underline-style="solid" style:text-underline-width="auto" style:text-underline-mode="continuous"/>
    </style:style>
    <style:style style:name="T6009" style:parent-style-name="Domyślnaczcionkaakapitu" style:family="text">
      <style:text-properties fo:background-color="#80FFFF" style:text-underline-type="single" style:text-underline-style="solid" style:text-underline-width="auto" style:text-underline-mode="continuous"/>
    </style:style>
    <style:style style:name="T6010" style:parent-style-name="Domyślnaczcionkaakapitu" style:family="text">
      <style:text-properties style:text-underline-type="single" style:text-underline-style="solid" style:text-underline-width="auto" style:text-underline-mode="continuous"/>
    </style:style>
    <style:style style:name="T6011" style:parent-style-name="Domyślnaczcionkaakapitu" style:family="text">
      <style:text-properties fo:background-color="#80FFFF"/>
    </style:style>
    <style:style style:name="P6012" style:parent-style-name="Normalny" style:family="paragraph">
      <style:paragraph-properties fo:text-align="justify" fo:line-height="150%" fo:text-indent="0.2479in"/>
    </style:style>
    <style:style style:name="P6013" style:parent-style-name="Normalny" style:family="paragraph">
      <style:paragraph-properties fo:text-align="justify" fo:line-height="150%">
        <style:tab-stops>
          <style:tab-stop style:type="left" style:position="1.6625in"/>
          <style:tab-stop style:type="left" style:leader-style="solid" style:leader-text="_" style:position="2.4138in"/>
        </style:tab-stops>
      </style:paragraph-properties>
    </style:style>
    <style:style style:name="T6014" style:parent-style-name="Domyślnaczcionkaakapitu" style:family="text">
      <style:text-properties fo:background-color="#80FFFF" style:text-underline-type="single" style:text-underline-style="solid" style:text-underline-width="auto" style:text-underline-mode="continuous"/>
    </style:style>
    <style:style style:name="T6015" style:parent-style-name="Domyślnaczcionkaakapitu" style:family="text">
      <style:text-properties style:text-underline-type="single" style:text-underline-style="solid" style:text-underline-width="auto" style:text-underline-mode="continuous"/>
    </style:style>
    <style:style style:name="P6016" style:parent-style-name="Normalny" style:family="paragraph">
      <style:paragraph-properties fo:text-align="justify" fo:line-height="150%" fo:text-indent="0.2479in">
        <style:tab-stops>
          <style:tab-stop style:type="left" style:position="1.6625in"/>
          <style:tab-stop style:type="left" style:leader-style="solid" style:leader-text="_" style:position="2.4138in"/>
        </style:tab-stops>
      </style:paragraph-properties>
    </style:style>
    <style:style style:name="T6017" style:parent-style-name="Domyślnaczcionkaakapitu" style:family="text">
      <style:text-properties fo:background-color="#80FFFF"/>
    </style:style>
    <style:style style:name="T6018" style:parent-style-name="Domyślnaczcionkaakapitu" style:family="text">
      <style:text-properties fo:background-color="#80FFFF"/>
    </style:style>
    <style:style style:name="P6019" style:parent-style-name="Normalny" style:family="paragraph">
      <style:paragraph-properties fo:text-align="justify" fo:line-height="150%"/>
    </style:style>
    <style:style style:name="T6020" style:parent-style-name="Domyślnaczcionkaakapitu" style:family="text">
      <style:text-properties style:text-underline-type="single" style:text-underline-style="solid" style:text-underline-width="auto" style:text-underline-mode="continuous"/>
    </style:style>
    <style:style style:name="T6021" style:parent-style-name="Domyślnaczcionkaakapitu" style:family="text">
      <style:text-properties fo:background-color="#80FFFF" style:text-underline-type="single" style:text-underline-style="solid" style:text-underline-width="auto" style:text-underline-mode="continuous"/>
    </style:style>
    <style:style style:name="T6022" style:parent-style-name="Domyślnaczcionkaakapitu" style:family="text">
      <style:text-properties style:text-underline-type="single" style:text-underline-style="solid" style:text-underline-width="auto" style:text-underline-mode="continuous"/>
    </style:style>
    <style:style style:name="T6023" style:parent-style-name="Domyślnaczcionkaakapitu" style:family="text">
      <style:text-properties fo:background-color="#80FFFF"/>
    </style:style>
    <style:style style:name="P6024" style:parent-style-name="Normalny" style:family="paragraph">
      <style:paragraph-properties fo:text-align="justify" fo:line-height="150%" fo:text-indent="0.2479in"/>
    </style:style>
    <style:style style:name="T6025" style:parent-style-name="Domyślnaczcionkaakapitu" style:family="text">
      <style:text-properties fo:background-color="#80FFFF"/>
    </style:style>
    <style:style style:name="T6026" style:parent-style-name="Domyślnaczcionkaakapitu" style:family="text">
      <style:text-properties fo:background-color="#80FFFF"/>
    </style:style>
    <style:style style:name="T6027" style:parent-style-name="Domyślnaczcionkaakapitu" style:family="text">
      <style:text-properties fo:background-color="#80FFFF"/>
    </style:style>
    <style:style style:name="T6028" style:parent-style-name="Domyślnaczcionkaakapitu" style:family="text">
      <style:text-properties fo:background-color="#80FFFF"/>
    </style:style>
    <style:style style:name="P6029" style:parent-style-name="Normalny" style:family="paragraph">
      <style:paragraph-properties fo:text-align="justify" fo:line-height="150%"/>
    </style:style>
    <style:style style:name="T6030" style:parent-style-name="Domyślnaczcionkaakapitu" style:family="text">
      <style:text-properties style:text-underline-type="single" style:text-underline-style="solid" style:text-underline-width="auto" style:text-underline-mode="continuous"/>
    </style:style>
    <style:style style:name="T6031" style:parent-style-name="Domyślnaczcionkaakapitu" style:family="text">
      <style:text-properties fo:background-color="#80FFFF" style:text-underline-type="single" style:text-underline-style="solid" style:text-underline-width="auto" style:text-underline-mode="continuous"/>
    </style:style>
    <style:style style:name="T6032" style:parent-style-name="Domyślnaczcionkaakapitu" style:family="text">
      <style:text-properties style:text-underline-type="single" style:text-underline-style="solid" style:text-underline-width="auto" style:text-underline-mode="continuous"/>
    </style:style>
    <style:style style:name="T6033" style:parent-style-name="Domyślnaczcionkaakapitu" style:family="text">
      <style:text-properties fo:background-color="#80FFFF"/>
    </style:style>
    <style:style style:name="P6034" style:parent-style-name="Normalny" style:family="paragraph">
      <style:paragraph-properties fo:text-align="justify" fo:line-height="150%" fo:text-indent="0.2479in"/>
    </style:style>
    <style:style style:name="T6035" style:parent-style-name="Domyślnaczcionkaakapitu" style:family="text">
      <style:text-properties fo:background-color="#80FFFF"/>
    </style:style>
    <style:style style:name="T6036" style:parent-style-name="Domyślnaczcionkaakapitu" style:family="text">
      <style:text-properties fo:background-color="#80FFFF"/>
    </style:style>
    <style:style style:name="P6037" style:parent-style-name="Normalny" style:family="paragraph">
      <style:paragraph-properties fo:text-align="justify" fo:line-height="150%"/>
    </style:style>
    <style:style style:name="T6038" style:parent-style-name="Domyślnaczcionkaakapitu" style:family="text">
      <style:text-properties fo:background-color="#80FFFF" style:text-underline-type="single" style:text-underline-style="solid" style:text-underline-width="auto" style:text-underline-mode="continuous"/>
    </style:style>
    <style:style style:name="T6039" style:parent-style-name="Domyślnaczcionkaakapitu" style:family="text">
      <style:text-properties fo:background-color="#80FFFF" style:text-underline-type="single" style:text-underline-style="solid" style:text-underline-width="auto" style:text-underline-mode="continuous"/>
    </style:style>
    <style:style style:name="T6040" style:parent-style-name="Domyślnaczcionkaakapitu" style:family="text">
      <style:text-properties fo:background-color="#80FFFF" style:text-underline-type="single" style:text-underline-style="solid" style:text-underline-width="auto" style:text-underline-mode="continuous"/>
    </style:style>
    <style:style style:name="T6041" style:parent-style-name="Domyślnaczcionkaakapitu" style:family="text">
      <style:text-properties fo:background-color="#80FFFF"/>
    </style:style>
    <style:style style:name="P6042" style:parent-style-name="Normalny" style:family="paragraph">
      <style:paragraph-properties fo:text-align="justify" fo:line-height="150%" fo:text-indent="0.2479in">
        <style:tab-stops>
          <style:tab-stop style:type="left" style:position="1.6625in"/>
          <style:tab-stop style:type="left" style:leader-style="solid" style:leader-text="_" style:position="2.4138in"/>
        </style:tab-stops>
      </style:paragraph-properties>
    </style:style>
    <style:style style:name="P6043" style:parent-style-name="Normalny" style:family="paragraph">
      <style:paragraph-properties fo:text-align="justify" fo:line-height="150%"/>
    </style:style>
    <style:style style:name="T6044" style:parent-style-name="Domyślnaczcionkaakapitu" style:family="text">
      <style:text-properties fo:background-color="#80FFFF" style:text-underline-type="single" style:text-underline-style="solid" style:text-underline-width="auto" style:text-underline-mode="continuous"/>
    </style:style>
    <style:style style:name="T6045" style:parent-style-name="Domyślnaczcionkaakapitu" style:family="text">
      <style:text-properties style:text-underline-type="single" style:text-underline-style="solid" style:text-underline-width="auto" style:text-underline-mode="continuous"/>
    </style:style>
    <style:style style:name="T6046" style:parent-style-name="Domyślnaczcionkaakapitu" style:family="text">
      <style:text-properties fo:background-color="#80FFFF"/>
    </style:style>
    <style:style style:name="P6047" style:parent-style-name="Normalny" style:family="paragraph">
      <style:paragraph-properties fo:text-align="justify" fo:line-height="150%" fo:text-indent="0.2479in"/>
    </style:style>
    <style:style style:name="T6048" style:parent-style-name="Domyślnaczcionkaakapitu" style:family="text">
      <style:text-properties fo:background-color="#80FFFF"/>
    </style:style>
    <style:style style:name="T6049" style:parent-style-name="Domyślnaczcionkaakapitu" style:family="text">
      <style:text-properties fo:background-color="#80FFFF"/>
    </style:style>
    <style:style style:name="P6050" style:parent-style-name="Normalny" style:family="paragraph">
      <style:paragraph-properties fo:text-align="justify" fo:line-height="150%"/>
    </style:style>
    <style:style style:name="T6051" style:parent-style-name="Domyślnaczcionkaakapitu" style:family="text">
      <style:text-properties style:text-underline-type="single" style:text-underline-style="solid" style:text-underline-width="auto" style:text-underline-mode="continuous"/>
    </style:style>
    <style:style style:name="T6052" style:parent-style-name="Domyślnaczcionkaakapitu" style:family="text">
      <style:text-properties fo:background-color="#80FFFF"/>
    </style:style>
    <style:style style:name="P6053" style:parent-style-name="Normalny" style:family="paragraph">
      <style:paragraph-properties fo:text-align="justify" fo:line-height="150%" fo:text-indent="0.2479in"/>
    </style:style>
    <style:style style:name="T6054" style:parent-style-name="Domyślnaczcionkaakapitu" style:family="text">
      <style:text-properties fo:background-color="#80FFFF"/>
    </style:style>
    <style:style style:name="T6055" style:parent-style-name="Domyślnaczcionkaakapitu" style:family="text">
      <style:text-properties fo:background-color="#80FFFF"/>
    </style:style>
    <style:style style:name="T6056" style:parent-style-name="Domyślnaczcionkaakapitu" style:family="text">
      <style:text-properties fo:background-color="#80FFFF"/>
    </style:style>
    <style:style style:name="T6057" style:parent-style-name="Domyślnaczcionkaakapitu" style:family="text">
      <style:text-properties fo:background-color="#80FFFF"/>
    </style:style>
    <style:style style:name="T6058" style:parent-style-name="Domyślnaczcionkaakapitu" style:family="text">
      <style:text-properties fo:background-color="#80FFFF"/>
    </style:style>
    <style:style style:name="T6059" style:parent-style-name="Domyślnaczcionkaakapitu" style:family="text">
      <style:text-properties fo:background-color="#80FFFF"/>
    </style:style>
    <style:style style:name="T6060" style:parent-style-name="Domyślnaczcionkaakapitu" style:family="text">
      <style:text-properties fo:background-color="#80FFFF"/>
    </style:style>
    <style:style style:name="T6061" style:parent-style-name="Domyślnaczcionkaakapitu" style:family="text">
      <style:text-properties fo:background-color="#80FFFF"/>
    </style:style>
    <style:style style:name="T6062" style:parent-style-name="Domyślnaczcionkaakapitu" style:family="text">
      <style:text-properties fo:background-color="#80FFFF"/>
    </style:style>
    <style:style style:name="T6063" style:parent-style-name="Domyślnaczcionkaakapitu" style:family="text">
      <style:text-properties fo:background-color="#80FFFF"/>
    </style:style>
    <style:style style:name="T6064" style:parent-style-name="Domyślnaczcionkaakapitu" style:family="text">
      <style:text-properties fo:background-color="#80FFFF"/>
    </style:style>
    <style:style style:name="T6065" style:parent-style-name="Domyślnaczcionkaakapitu" style:family="text">
      <style:text-properties fo:background-color="#80FFFF"/>
    </style:style>
    <style:style style:name="T6066" style:parent-style-name="Domyślnaczcionkaakapitu" style:family="text">
      <style:text-properties fo:background-color="#80FFFF"/>
    </style:style>
    <style:style style:name="T6067" style:parent-style-name="Domyślnaczcionkaakapitu" style:family="text">
      <style:text-properties fo:background-color="#80FFFF"/>
    </style:style>
    <style:style style:name="T6068" style:parent-style-name="Domyślnaczcionkaakapitu" style:family="text">
      <style:text-properties fo:background-color="#80FFFF"/>
    </style:style>
    <style:style style:name="T6069" style:parent-style-name="Domyślnaczcionkaakapitu" style:family="text">
      <style:text-properties fo:background-color="#80FFFF"/>
    </style:style>
    <style:style style:name="T6070" style:parent-style-name="Domyślnaczcionkaakapitu" style:family="text">
      <style:text-properties fo:background-color="#80FFFF"/>
    </style:style>
    <style:style style:name="P6071" style:parent-style-name="Normalny" style:family="paragraph">
      <style:paragraph-properties fo:text-align="justify" fo:line-height="150%"/>
    </style:style>
    <style:style style:name="P6072" style:parent-style-name="Normalny" style:family="paragraph">
      <style:paragraph-properties fo:text-align="justify" fo:line-height="150%" fo:text-indent="0.2479in"/>
    </style:style>
    <style:style style:name="T6073" style:parent-style-name="Domyślnaczcionkaakapitu" style:family="text">
      <style:text-properties fo:background-color="#80FFFF"/>
    </style:style>
    <style:style style:name="P6074" style:parent-style-name="Normalny" style:family="paragraph">
      <style:paragraph-properties fo:text-align="justify" fo:line-height="150%"/>
    </style:style>
    <style:style style:name="T6075" style:parent-style-name="Domyślnaczcionkaakapitu" style:family="text">
      <style:text-properties style:text-underline-type="single" style:text-underline-style="solid" style:text-underline-width="auto" style:text-underline-mode="continuous"/>
    </style:style>
    <style:style style:name="T6076" style:parent-style-name="Domyślnaczcionkaakapitu" style:family="text">
      <style:text-properties fo:background-color="#80FFFF"/>
    </style:style>
    <style:style style:name="P6077" style:parent-style-name="Normalny" style:family="paragraph">
      <style:paragraph-properties fo:text-align="justify" fo:line-height="150%" fo:text-indent="0.2479in"/>
    </style:style>
    <style:style style:name="T6078" style:parent-style-name="Domyślnaczcionkaakapitu" style:family="text">
      <style:text-properties fo:background-color="#80FFFF"/>
    </style:style>
    <style:style style:name="P6079" style:parent-style-name="Normalny" style:family="paragraph">
      <style:paragraph-properties fo:text-align="justify" fo:line-height="150%"/>
    </style:style>
    <style:style style:name="T6080" style:parent-style-name="Domyślnaczcionkaakapitu" style:family="text">
      <style:text-properties style:text-underline-type="single" style:text-underline-style="solid" style:text-underline-width="auto" style:text-underline-mode="continuous"/>
    </style:style>
    <style:style style:name="T6081" style:parent-style-name="Domyślnaczcionkaakapitu" style:family="text">
      <style:text-properties fo:background-color="#80FFFF"/>
    </style:style>
    <style:style style:name="P6082" style:parent-style-name="Normalny" style:family="paragraph">
      <style:paragraph-properties fo:text-align="justify" fo:line-height="150%" fo:text-indent="0.2479in"/>
    </style:style>
    <style:style style:name="T6083" style:parent-style-name="Domyślnaczcionkaakapitu" style:family="text">
      <style:text-properties fo:background-color="#80FFFF"/>
    </style:style>
    <style:style style:name="T6084" style:parent-style-name="Domyślnaczcionkaakapitu" style:family="text">
      <style:text-properties fo:background-color="#80FFFF"/>
    </style:style>
    <style:style style:name="T6085" style:parent-style-name="Domyślnaczcionkaakapitu" style:family="text">
      <style:text-properties fo:background-color="#80FFFF"/>
    </style:style>
    <style:style style:name="P6086" style:parent-style-name="Normalny" style:family="paragraph">
      <style:paragraph-properties fo:text-align="justify" fo:line-height="150%" fo:text-indent="0.2479in"/>
    </style:style>
    <style:style style:name="P6087" style:parent-style-name="Normalny" style:family="paragraph">
      <style:paragraph-properties fo:text-align="justify" fo:line-height="150%"/>
    </style:style>
    <style:style style:name="T6088" style:parent-style-name="Domyślnaczcionkaakapitu" style:family="text">
      <style:text-properties style:text-underline-type="single" style:text-underline-style="solid" style:text-underline-width="auto" style:text-underline-mode="continuous"/>
    </style:style>
    <style:style style:name="T6089" style:parent-style-name="Domyślnaczcionkaakapitu" style:family="text">
      <style:text-properties fo:background-color="#80FFFF"/>
    </style:style>
    <style:style style:name="P6090" style:parent-style-name="Normalny" style:family="paragraph">
      <style:paragraph-properties fo:text-align="justify" fo:line-height="150%" fo:text-indent="0.2479in"/>
    </style:style>
    <style:style style:name="P6091" style:parent-style-name="Normalny" style:family="paragraph">
      <style:paragraph-properties fo:text-align="justify" fo:line-height="150%"/>
    </style:style>
    <style:style style:name="T6092" style:parent-style-name="Domyślnaczcionkaakapitu" style:family="text">
      <style:text-properties style:text-underline-type="single" style:text-underline-style="solid" style:text-underline-width="auto" style:text-underline-mode="continuous"/>
    </style:style>
    <style:style style:name="T6093" style:parent-style-name="Domyślnaczcionkaakapitu" style:family="text">
      <style:text-properties fo:background-color="#80FFFF"/>
    </style:style>
    <style:style style:name="P6094" style:parent-style-name="Normalny" style:family="paragraph">
      <style:paragraph-properties fo:text-align="justify" fo:line-height="150%" fo:text-indent="0.2479in"/>
    </style:style>
    <style:style style:name="T6095" style:parent-style-name="Domyślnaczcionkaakapitu" style:family="text">
      <style:text-properties fo:background-color="#80FFFF"/>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T6098" style:parent-style-name="Domyślnaczcionkaakapitu" style:family="text">
      <style:text-properties fo:background-color="#80FFFF"/>
    </style:style>
    <style:style style:name="T6099" style:parent-style-name="Domyślnaczcionkaakapitu" style:family="text">
      <style:text-properties fo:background-color="#80FFFF"/>
    </style:style>
    <style:style style:name="T6100" style:parent-style-name="Domyślnaczcionkaakapitu" style:family="text">
      <style:text-properties fo:background-color="#80FFFF"/>
    </style:style>
    <style:style style:name="T6101" style:parent-style-name="Domyślnaczcionkaakapitu" style:family="text">
      <style:text-properties fo:background-color="#80FFFF"/>
    </style:style>
    <style:style style:name="T6102" style:parent-style-name="Domyślnaczcionkaakapitu" style:family="text">
      <style:text-properties fo:background-color="#80FFFF"/>
    </style:style>
    <style:style style:name="T6103" style:parent-style-name="Domyślnaczcionkaakapitu" style:family="text">
      <style:text-properties fo:background-color="#80FFFF"/>
    </style:style>
    <style:style style:name="T6104" style:parent-style-name="Domyślnaczcionkaakapitu" style:family="text">
      <style:text-properties fo:background-color="#80FFFF"/>
    </style:style>
    <style:style style:name="T6105" style:parent-style-name="Domyślnaczcionkaakapitu" style:family="text">
      <style:text-properties fo:background-color="#80FFFF"/>
    </style:style>
    <style:style style:name="T6106" style:parent-style-name="Domyślnaczcionkaakapitu" style:family="text">
      <style:text-properties fo:background-color="#80FFFF"/>
    </style:style>
    <style:style style:name="P6107" style:parent-style-name="Normalny" style:family="paragraph">
      <style:paragraph-properties fo:text-align="justify" fo:line-height="150%" fo:text-indent="0.2479in"/>
    </style:style>
    <style:style style:name="T6108" style:parent-style-name="Domyślnaczcionkaakapitu" style:family="text">
      <style:text-properties fo:background-color="#80FFFF"/>
    </style:style>
    <style:style style:name="P6109" style:parent-style-name="Normalny" style:family="paragraph">
      <style:paragraph-properties fo:text-align="justify" fo:line-height="150%"/>
    </style:style>
    <style:style style:name="T6110" style:parent-style-name="Domyślnaczcionkaakapitu" style:family="text">
      <style:text-properties style:text-underline-type="single" style:text-underline-style="solid" style:text-underline-width="auto" style:text-underline-mode="continuous"/>
    </style:style>
    <style:style style:name="T6111" style:parent-style-name="Domyślnaczcionkaakapitu" style:family="text">
      <style:text-properties fo:background-color="#80FFFF" style:text-underline-type="single" style:text-underline-style="solid" style:text-underline-width="auto" style:text-underline-mode="continuous"/>
    </style:style>
    <style:style style:name="P6112" style:parent-style-name="Normalny" style:family="paragraph">
      <style:paragraph-properties fo:text-align="justify" fo:line-height="150%" fo:text-indent="0.2479in"/>
    </style:style>
    <style:style style:name="T6113" style:parent-style-name="Domyślnaczcionkaakapitu" style:family="text">
      <style:text-properties fo:background-color="#80FFFF"/>
    </style:style>
    <style:style style:name="P6114" style:parent-style-name="Normalny" style:family="paragraph">
      <style:paragraph-properties fo:text-align="justify" fo:line-height="150%"/>
    </style:style>
    <style:style style:name="T6115" style:parent-style-name="Domyślnaczcionkaakapitu" style:family="text">
      <style:text-properties style:text-underline-type="single" style:text-underline-style="solid" style:text-underline-width="auto" style:text-underline-mode="continuous"/>
    </style:style>
    <style:style style:name="T6116" style:parent-style-name="Domyślnaczcionkaakapitu" style:family="text">
      <style:text-properties fo:background-color="#80FFFF" style:text-underline-type="single" style:text-underline-style="solid" style:text-underline-width="auto" style:text-underline-mode="continuous"/>
    </style:style>
    <style:style style:name="T6117" style:parent-style-name="Domyślnaczcionkaakapitu" style:family="text">
      <style:text-properties style:text-underline-type="single" style:text-underline-style="solid" style:text-underline-width="auto" style:text-underline-mode="continuous"/>
    </style:style>
    <style:style style:name="T6118" style:parent-style-name="Domyślnaczcionkaakapitu" style:family="text">
      <style:text-properties fo:background-color="#80FFFF"/>
    </style:style>
    <style:style style:name="P6119" style:parent-style-name="Normalny" style:family="paragraph">
      <style:paragraph-properties fo:text-align="justify" fo:line-height="150%" fo:text-indent="0.2479in"/>
    </style:style>
    <style:style style:name="T6120" style:parent-style-name="Domyślnaczcionkaakapitu" style:family="text">
      <style:text-properties fo:background-color="#80FFFF"/>
    </style:style>
    <style:style style:name="T6121" style:parent-style-name="Domyślnaczcionkaakapitu" style:family="text">
      <style:text-properties fo:background-color="#80FFFF"/>
    </style:style>
    <style:style style:name="T6122" style:parent-style-name="Domyślnaczcionkaakapitu" style:family="text">
      <style:text-properties fo:background-color="#80FFFF"/>
    </style:style>
    <style:style style:name="P6123" style:parent-style-name="Normalny" style:family="paragraph">
      <style:paragraph-properties fo:text-align="justify" fo:line-height="150%"/>
    </style:style>
    <style:style style:name="P6124" style:parent-style-name="Normalny" style:family="paragraph">
      <style:paragraph-properties fo:text-align="justify" fo:line-height="150%" fo:text-indent="0.2479in"/>
    </style:style>
    <style:style style:name="T6125" style:parent-style-name="Domyślnaczcionkaakapitu" style:family="text">
      <style:text-properties fo:background-color="#80FFFF"/>
    </style:style>
    <style:style style:name="T6126" style:parent-style-name="Domyślnaczcionkaakapitu" style:family="text">
      <style:text-properties fo:background-color="#80FFFF"/>
    </style:style>
    <style:style style:name="P6127" style:parent-style-name="Normalny" style:family="paragraph">
      <style:paragraph-properties fo:text-align="justify" fo:line-height="150%"/>
    </style:style>
    <style:style style:name="T6128" style:parent-style-name="Domyślnaczcionkaakapitu" style:family="text">
      <style:text-properties style:text-underline-type="single" style:text-underline-style="solid" style:text-underline-width="auto" style:text-underline-mode="continuous"/>
    </style:style>
    <style:style style:name="T6129" style:parent-style-name="Domyślnaczcionkaakapitu" style:family="text">
      <style:text-properties fo:background-color="#80FFFF" style:text-underline-type="single" style:text-underline-style="solid" style:text-underline-width="auto" style:text-underline-mode="continuous"/>
    </style:style>
    <style:style style:name="P6130" style:parent-style-name="Normalny" style:family="paragraph">
      <style:paragraph-properties fo:text-align="justify" fo:line-height="150%" fo:text-indent="0.2479in"/>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T6133" style:parent-style-name="Domyślnaczcionkaakapitu" style:family="text">
      <style:text-properties fo:background-color="#80FFFF"/>
    </style:style>
    <style:style style:name="P6134" style:parent-style-name="Normalny" style:family="paragraph">
      <style:paragraph-properties fo:text-align="justify" fo:line-height="150%"/>
    </style:style>
    <style:style style:name="T6135" style:parent-style-name="Domyślnaczcionkaakapitu" style:family="text">
      <style:text-properties style:text-underline-type="single" style:text-underline-style="solid" style:text-underline-width="auto" style:text-underline-mode="continuous"/>
    </style:style>
    <style:style style:name="T6136" style:parent-style-name="Domyślnaczcionkaakapitu" style:family="text">
      <style:text-properties fo:background-color="#80FFFF" style:text-underline-type="single" style:text-underline-style="solid" style:text-underline-width="auto" style:text-underline-mode="continuous"/>
    </style:style>
    <style:style style:name="T6137" style:parent-style-name="Domyślnaczcionkaakapitu" style:family="text">
      <style:text-properties style:text-underline-type="single" style:text-underline-style="solid" style:text-underline-width="auto" style:text-underline-mode="continuous"/>
    </style:style>
    <style:style style:name="T6138" style:parent-style-name="Domyślnaczcionkaakapitu" style:family="text">
      <style:text-properties fo:background-color="#80FFFF"/>
    </style:style>
    <style:style style:name="P6139" style:parent-style-name="Normalny" style:family="paragraph">
      <style:paragraph-properties fo:text-align="justify" fo:line-height="150%" fo:text-indent="0.2479in"/>
    </style:style>
    <style:style style:name="T6140" style:parent-style-name="Domyślnaczcionkaakapitu" style:family="text">
      <style:text-properties fo:background-color="#80FFFF"/>
    </style:style>
    <style:style style:name="T6141" style:parent-style-name="Domyślnaczcionkaakapitu" style:family="text">
      <style:text-properties fo:background-color="#80FFFF"/>
    </style:style>
    <style:style style:name="T6142" style:parent-style-name="Domyślnaczcionkaakapitu" style:family="text">
      <style:text-properties fo:background-color="#80FFFF"/>
    </style:style>
    <style:style style:name="T6143" style:parent-style-name="Domyślnaczcionkaakapitu" style:family="text">
      <style:text-properties fo:background-color="#80FFFF"/>
    </style:style>
    <style:style style:name="T6144" style:parent-style-name="Domyślnaczcionkaakapitu" style:family="text">
      <style:text-properties fo:background-color="#80FFFF"/>
    </style:style>
    <style:style style:name="T6145" style:parent-style-name="Domyślnaczcionkaakapitu" style:family="text">
      <style:text-properties fo:background-color="#80FFFF"/>
    </style:style>
    <style:style style:name="T6146" style:parent-style-name="Domyślnaczcionkaakapitu" style:family="text">
      <style:text-properties fo:background-color="#80FFFF"/>
    </style:style>
    <style:style style:name="P6147" style:parent-style-name="Normalny" style:family="paragraph">
      <style:paragraph-properties fo:text-align="justify" fo:line-height="150%"/>
    </style:style>
    <style:style style:name="T6148" style:parent-style-name="Domyślnaczcionkaakapitu" style:family="text">
      <style:text-properties style:text-underline-type="single" style:text-underline-style="solid" style:text-underline-width="auto" style:text-underline-mode="continuous"/>
    </style:style>
    <style:style style:name="T6149" style:parent-style-name="Domyślnaczcionkaakapitu" style:family="text">
      <style:text-properties fo:background-color="#80FFFF"/>
    </style:style>
    <style:style style:name="P6150" style:parent-style-name="Normalny" style:family="paragraph">
      <style:paragraph-properties fo:text-align="justify" fo:line-height="150%" fo:text-indent="0.2479in"/>
    </style:style>
    <style:style style:name="T6151" style:parent-style-name="Domyślnaczcionkaakapitu" style:family="text">
      <style:text-properties fo:background-color="#80FFFF"/>
    </style:style>
    <style:style style:name="T6152" style:parent-style-name="Domyślnaczcionkaakapitu" style:family="text">
      <style:text-properties fo:background-color="#80FFFF"/>
    </style:style>
    <style:style style:name="T6153" style:parent-style-name="Domyślnaczcionkaakapitu" style:family="text">
      <style:text-properties fo:background-color="#80FFFF"/>
    </style:style>
    <style:style style:name="P6154" style:parent-style-name="Normalny" style:family="paragraph">
      <style:paragraph-properties fo:text-align="justify" fo:line-height="150%"/>
    </style:style>
    <style:style style:name="T6155" style:parent-style-name="Domyślnaczcionkaakapitu" style:family="text">
      <style:text-properties fo:background-color="#80FFFF" style:text-underline-type="single" style:text-underline-style="solid" style:text-underline-width="auto" style:text-underline-mode="continuous"/>
    </style:style>
    <style:style style:name="T6156" style:parent-style-name="Domyślnaczcionkaakapitu" style:family="text">
      <style:text-properties style:text-underline-type="single" style:text-underline-style="solid" style:text-underline-width="auto" style:text-underline-mode="continuous"/>
    </style:style>
    <style:style style:name="T6157" style:parent-style-name="Domyślnaczcionkaakapitu" style:family="text">
      <style:text-properties fo:background-color="#80FFFF"/>
    </style:style>
    <style:style style:name="P6158" style:parent-style-name="Normalny" style:family="paragraph">
      <style:paragraph-properties fo:text-align="justify" fo:line-height="150%" fo:text-indent="0.2479in"/>
    </style:style>
    <style:style style:name="T6159" style:parent-style-name="Domyślnaczcionkaakapitu" style:family="text">
      <style:text-properties fo:background-color="#80FFFF"/>
    </style:style>
    <style:style style:name="T6160" style:parent-style-name="Domyślnaczcionkaakapitu" style:family="text">
      <style:text-properties fo:background-color="#80FFFF"/>
    </style:style>
    <style:style style:name="T6161" style:parent-style-name="Domyślnaczcionkaakapitu" style:family="text">
      <style:text-properties fo:background-color="#80FFFF"/>
    </style:style>
    <style:style style:name="T6162" style:parent-style-name="Domyślnaczcionkaakapitu" style:family="text">
      <style:text-properties fo:background-color="#80FFFF"/>
    </style:style>
    <style:style style:name="P6163" style:parent-style-name="Normalny" style:family="paragraph">
      <style:paragraph-properties fo:text-align="justify" fo:line-height="150%" fo:text-indent="0.2479in"/>
    </style:style>
    <style:style style:name="P6164" style:parent-style-name="Normalny" style:family="paragraph">
      <style:paragraph-properties fo:text-align="justify" fo:line-height="150%"/>
    </style:style>
    <style:style style:name="T6165" style:parent-style-name="Domyślnaczcionkaakapitu" style:family="text">
      <style:text-properties style:text-underline-type="single" style:text-underline-style="solid" style:text-underline-width="auto" style:text-underline-mode="continuous"/>
    </style:style>
    <style:style style:name="T6166" style:parent-style-name="Domyślnaczcionkaakapitu" style:family="text">
      <style:text-properties fo:background-color="#80FFFF"/>
    </style:style>
    <style:style style:name="P6167" style:parent-style-name="Normalny" style:family="paragraph">
      <style:paragraph-properties fo:text-align="justify" fo:line-height="150%" fo:text-indent="0.2479in"/>
    </style:style>
    <style:style style:name="T6168" style:parent-style-name="Domyślnaczcionkaakapitu" style:family="text">
      <style:text-properties fo:background-color="#80FFFF"/>
    </style:style>
    <style:style style:name="T6169" style:parent-style-name="Domyślnaczcionkaakapitu" style:family="text">
      <style:text-properties fo:background-color="#80FFFF"/>
    </style:style>
    <style:style style:name="T6170" style:parent-style-name="Domyślnaczcionkaakapitu" style:family="text">
      <style:text-properties fo:background-color="#80FFFF"/>
    </style:style>
    <style:style style:name="P6171" style:parent-style-name="Normalny" style:family="paragraph">
      <style:paragraph-properties fo:text-align="justify" fo:line-height="150%"/>
    </style:style>
    <style:style style:name="T6172" style:parent-style-name="Domyślnaczcionkaakapitu" style:family="text">
      <style:text-properties style:text-underline-type="single" style:text-underline-style="solid" style:text-underline-width="auto" style:text-underline-mode="continuous"/>
    </style:style>
    <style:style style:name="T6173" style:parent-style-name="Domyślnaczcionkaakapitu" style:family="text">
      <style:text-properties fo:background-color="#80FFFF" style:text-underline-type="single" style:text-underline-style="solid" style:text-underline-width="auto" style:text-underline-mode="continuous"/>
    </style:style>
    <style:style style:name="T6174" style:parent-style-name="Domyślnaczcionkaakapitu" style:family="text">
      <style:text-properties style:text-underline-type="single" style:text-underline-style="solid" style:text-underline-width="auto" style:text-underline-mode="continuous"/>
    </style:style>
    <style:style style:name="T6175" style:parent-style-name="Domyślnaczcionkaakapitu" style:family="text">
      <style:text-properties fo:background-color="#80FFFF"/>
    </style:style>
    <style:style style:name="P6176" style:parent-style-name="Normalny" style:family="paragraph">
      <style:paragraph-properties fo:text-align="justify" fo:line-height="150%" fo:text-indent="0.2479in"/>
    </style:style>
    <style:style style:name="T6177" style:parent-style-name="Domyślnaczcionkaakapitu" style:family="text">
      <style:text-properties fo:background-color="#80FFFF"/>
    </style:style>
    <style:style style:name="T6178" style:parent-style-name="Domyślnaczcionkaakapitu" style:family="text">
      <style:text-properties fo:background-color="#80FFFF"/>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T6181" style:parent-style-name="Domyślnaczcionkaakapitu" style:family="text">
      <style:text-properties fo:background-color="#80FFFF"/>
    </style:style>
    <style:style style:name="P6182" style:parent-style-name="Normalny" style:family="paragraph">
      <style:paragraph-properties fo:text-align="justify" fo:line-height="150%"/>
    </style:style>
    <style:style style:name="T6183" style:parent-style-name="Domyślnaczcionkaakapitu" style:family="text">
      <style:text-properties style:text-underline-type="single" style:text-underline-style="solid" style:text-underline-width="auto" style:text-underline-mode="continuous"/>
    </style:style>
    <style:style style:name="T6184" style:parent-style-name="Domyślnaczcionkaakapitu" style:family="text">
      <style:text-properties fo:background-color="#80FFFF" style:text-underline-type="single" style:text-underline-style="solid" style:text-underline-width="auto" style:text-underline-mode="continuous"/>
    </style:style>
    <style:style style:name="T6185" style:parent-style-name="Domyślnaczcionkaakapitu" style:family="text">
      <style:text-properties style:text-underline-type="single" style:text-underline-style="solid" style:text-underline-width="auto" style:text-underline-mode="continuous"/>
    </style:style>
    <style:style style:name="T6186" style:parent-style-name="Domyślnaczcionkaakapitu" style:family="text">
      <style:text-properties fo:background-color="#80FFFF"/>
    </style:style>
    <style:style style:name="P6187" style:parent-style-name="Normalny" style:family="paragraph">
      <style:paragraph-properties fo:text-align="justify" fo:line-height="150%" fo:text-indent="0.2479in"/>
    </style:style>
    <style:style style:name="T6188" style:parent-style-name="Domyślnaczcionkaakapitu" style:family="text">
      <style:text-properties fo:background-color="#80FFFF"/>
    </style:style>
    <style:style style:name="T6189" style:parent-style-name="Domyślnaczcionkaakapitu" style:family="text">
      <style:text-properties fo:background-color="#80FFFF"/>
    </style:style>
    <style:style style:name="T6190" style:parent-style-name="Domyślnaczcionkaakapitu" style:family="text">
      <style:text-properties fo:background-color="#80FFFF"/>
    </style:style>
    <style:style style:name="P6191" style:parent-style-name="Normalny" style:family="paragraph">
      <style:paragraph-properties fo:text-align="justify" fo:line-height="150%"/>
    </style:style>
    <style:style style:name="T6192" style:parent-style-name="Domyślnaczcionkaakapitu" style:family="text">
      <style:text-properties style:text-underline-type="single" style:text-underline-style="solid" style:text-underline-width="auto" style:text-underline-mode="continuous"/>
    </style:style>
    <style:style style:name="T6193" style:parent-style-name="Domyślnaczcionkaakapitu" style:family="text">
      <style:text-properties fo:background-color="#80FFFF"/>
    </style:style>
    <style:style style:name="P6194" style:parent-style-name="Normalny" style:family="paragraph">
      <style:paragraph-properties fo:text-align="justify" fo:line-height="150%" fo:text-indent="0.2479in"/>
    </style:style>
    <style:style style:name="P6195" style:parent-style-name="Normalny" style:family="paragraph">
      <style:paragraph-properties fo:text-align="justify" fo:line-height="150%"/>
    </style:style>
    <style:style style:name="T6196" style:parent-style-name="Domyślnaczcionkaakapitu" style:family="text">
      <style:text-properties style:text-underline-type="single" style:text-underline-style="solid" style:text-underline-width="auto" style:text-underline-mode="continuous"/>
    </style:style>
    <style:style style:name="T6197" style:parent-style-name="Domyślnaczcionkaakapitu" style:family="text">
      <style:text-properties fo:background-color="#80FFFF" style:text-underline-type="single" style:text-underline-style="solid" style:text-underline-width="auto" style:text-underline-mode="continuous"/>
    </style:style>
    <style:style style:name="T6198" style:parent-style-name="Domyślnaczcionkaakapitu" style:family="text">
      <style:text-properties style:text-underline-type="single" style:text-underline-style="solid" style:text-underline-width="auto" style:text-underline-mode="continuous"/>
    </style:style>
    <style:style style:name="T6199" style:parent-style-name="Domyślnaczcionkaakapitu" style:family="text">
      <style:text-properties fo:background-color="#80FFFF" style:text-underline-type="single" style:text-underline-style="solid" style:text-underline-width="auto" style:text-underline-mode="continuous"/>
    </style:style>
    <style:style style:name="T6200" style:parent-style-name="Domyślnaczcionkaakapitu" style:family="text">
      <style:text-properties style:text-underline-type="single" style:text-underline-style="solid" style:text-underline-width="auto" style:text-underline-mode="continuous"/>
    </style:style>
    <style:style style:name="T6201" style:parent-style-name="Domyślnaczcionkaakapitu" style:family="text">
      <style:text-properties fo:background-color="#80FFFF" style:text-underline-type="single" style:text-underline-style="solid" style:text-underline-width="auto" style:text-underline-mode="continuous"/>
    </style:style>
    <style:style style:name="T6202" style:parent-style-name="Domyślnaczcionkaakapitu" style:family="text">
      <style:text-properties style:text-underline-type="single" style:text-underline-style="solid" style:text-underline-width="auto" style:text-underline-mode="continuous"/>
    </style:style>
    <style:style style:name="T6203" style:parent-style-name="Domyślnaczcionkaakapitu" style:family="text">
      <style:text-properties fo:background-color="#80FFFF" style:text-underline-type="single" style:text-underline-style="solid" style:text-underline-width="auto" style:text-underline-mode="continuous"/>
    </style:style>
    <style:style style:name="T6204" style:parent-style-name="Domyślnaczcionkaakapitu" style:family="text">
      <style:text-properties style:text-underline-type="single" style:text-underline-style="solid" style:text-underline-width="auto" style:text-underline-mode="continuous"/>
    </style:style>
    <style:style style:name="P6205" style:parent-style-name="Normalny" style:family="paragraph">
      <style:paragraph-properties fo:text-align="justify" fo:line-height="150%" fo:text-indent="0.2479in"/>
    </style:style>
    <style:style style:name="T6206" style:parent-style-name="Domyślnaczcionkaakapitu" style:family="text">
      <style:text-properties fo:background-color="#80FFFF"/>
    </style:style>
    <style:style style:name="T6207" style:parent-style-name="Domyślnaczcionkaakapitu" style:family="text">
      <style:text-properties fo:background-color="#80FFFF"/>
    </style:style>
    <style:style style:name="T6208" style:parent-style-name="Domyślnaczcionkaakapitu" style:family="text">
      <style:text-properties fo:background-color="#80FFFF"/>
    </style:style>
    <style:style style:name="T6209" style:parent-style-name="Domyślnaczcionkaakapitu" style:family="text">
      <style:text-properties fo:background-color="#80FFFF"/>
    </style:style>
    <style:style style:name="T6210" style:parent-style-name="Domyślnaczcionkaakapitu" style:family="text">
      <style:text-properties fo:background-color="#80FFFF"/>
    </style:style>
    <style:style style:name="T6211" style:parent-style-name="Domyślnaczcionkaakapitu" style:family="text">
      <style:text-properties fo:background-color="#80FFFF"/>
    </style:style>
    <style:style style:name="T6212" style:parent-style-name="Domyślnaczcionkaakapitu" style:family="text">
      <style:text-properties fo:background-color="#80FFFF"/>
    </style:style>
    <style:style style:name="T6213" style:parent-style-name="Domyślnaczcionkaakapitu" style:family="text">
      <style:text-properties fo:background-color="#80FFFF"/>
    </style:style>
    <style:style style:name="T6214" style:parent-style-name="Domyślnaczcionkaakapitu" style:family="text">
      <style:text-properties fo:background-color="#80FFFF"/>
    </style:style>
    <style:style style:name="P6215" style:parent-style-name="Normalny" style:family="paragraph">
      <style:paragraph-properties fo:text-align="justify" fo:line-height="150%" fo:text-indent="0.2479in"/>
    </style:style>
    <style:style style:name="T6216" style:parent-style-name="Domyślnaczcionkaakapitu" style:family="text">
      <style:text-properties fo:background-color="#80FFFF"/>
    </style:style>
    <style:style style:name="P6217" style:parent-style-name="Normalny" style:family="paragraph">
      <style:paragraph-properties fo:text-align="justify" fo:line-height="150%"/>
    </style:style>
    <style:style style:name="T6218" style:parent-style-name="Domyślnaczcionkaakapitu" style:family="text">
      <style:text-properties style:text-underline-type="single" style:text-underline-style="solid" style:text-underline-width="auto" style:text-underline-mode="continuous"/>
    </style:style>
    <style:style style:name="T6219" style:parent-style-name="Domyślnaczcionkaakapitu" style:family="text">
      <style:text-properties fo:background-color="#80FFFF"/>
    </style:style>
    <style:style style:name="P6220" style:parent-style-name="Normalny" style:family="paragraph">
      <style:paragraph-properties fo:text-align="justify" fo:line-height="150%" fo:text-indent="0.2479in"/>
    </style:style>
    <style:style style:name="T6221" style:parent-style-name="Domyślnaczcionkaakapitu" style:family="text">
      <style:text-properties fo:background-color="#80FFFF"/>
    </style:style>
    <style:style style:name="T6222" style:parent-style-name="Domyślnaczcionkaakapitu" style:family="text">
      <style:text-properties fo:background-color="#80FFFF"/>
    </style:style>
    <style:style style:name="T6223" style:parent-style-name="Domyślnaczcionkaakapitu" style:family="text">
      <style:text-properties fo:background-color="#80FFFF"/>
    </style:style>
    <style:style style:name="T6224" style:parent-style-name="Domyślnaczcionkaakapitu" style:family="text">
      <style:text-properties fo:background-color="#80FFFF"/>
    </style:style>
    <style:style style:name="P6225" style:parent-style-name="Normalny" style:family="paragraph">
      <style:paragraph-properties fo:text-align="justify" fo:line-height="150%" fo:text-indent="0.2479in"/>
    </style:style>
    <style:style style:name="P6226" style:parent-style-name="Normalny" style:family="paragraph">
      <style:paragraph-properties fo:text-align="justify" fo:line-height="150%"/>
    </style:style>
    <style:style style:name="T6227" style:parent-style-name="Domyślnaczcionkaakapitu" style:family="text">
      <style:text-properties fo:background-color="#80FFFF" style:text-underline-type="single" style:text-underline-style="solid" style:text-underline-width="auto" style:text-underline-mode="continuous"/>
    </style:style>
    <style:style style:name="T6228" style:parent-style-name="Domyślnaczcionkaakapitu" style:family="text">
      <style:text-properties style:text-underline-type="single" style:text-underline-style="solid" style:text-underline-width="auto" style:text-underline-mode="continuous"/>
    </style:style>
    <style:style style:name="T6229" style:parent-style-name="Domyślnaczcionkaakapitu" style:family="text">
      <style:text-properties fo:background-color="#80FFFF"/>
    </style:style>
    <style:style style:name="P6230" style:parent-style-name="Normalny" style:family="paragraph">
      <style:paragraph-properties fo:text-align="justify" fo:line-height="150%" fo:text-indent="0.2479in"/>
    </style:style>
    <style:style style:name="T6231" style:parent-style-name="Domyślnaczcionkaakapitu" style:family="text">
      <style:text-properties fo:background-color="#80FFFF"/>
    </style:style>
    <style:style style:name="T6232" style:parent-style-name="Domyślnaczcionkaakapitu" style:family="text">
      <style:text-properties fo:background-color="#80FFFF"/>
    </style:style>
    <style:style style:name="P6233" style:parent-style-name="Normalny" style:family="paragraph">
      <style:paragraph-properties fo:text-align="justify" fo:line-height="150%"/>
    </style:style>
    <style:style style:name="T6234" style:parent-style-name="Domyślnaczcionkaakapitu" style:family="text">
      <style:text-properties style:text-underline-type="single" style:text-underline-style="solid" style:text-underline-width="auto" style:text-underline-mode="continuous"/>
    </style:style>
    <style:style style:name="T6235" style:parent-style-name="Domyślnaczcionkaakapitu" style:family="text">
      <style:text-properties fo:background-color="#80FFFF"/>
    </style:style>
    <style:style style:name="P6236" style:parent-style-name="Normalny" style:family="paragraph">
      <style:paragraph-properties fo:text-align="justify" fo:line-height="150%" fo:text-indent="0.2479in"/>
    </style:style>
    <style:style style:name="T6237" style:parent-style-name="Domyślnaczcionkaakapitu" style:family="text">
      <style:text-properties fo:background-color="#80FFFF"/>
    </style:style>
    <style:style style:name="T6238" style:parent-style-name="Domyślnaczcionkaakapitu" style:family="text">
      <style:text-properties fo:background-color="#80FFFF"/>
    </style:style>
    <style:style style:name="T6239" style:parent-style-name="Domyślnaczcionkaakapitu" style:family="text">
      <style:text-properties fo:background-color="#80FFFF"/>
    </style:style>
    <style:style style:name="T6240" style:parent-style-name="Domyślnaczcionkaakapitu" style:family="text">
      <style:text-properties fo:background-color="#80FFFF"/>
    </style:style>
    <style:style style:name="P6241" style:parent-style-name="Normalny" style:family="paragraph">
      <style:paragraph-properties fo:text-align="justify" fo:line-height="150%"/>
    </style:style>
    <style:style style:name="T6242" style:parent-style-name="Domyślnaczcionkaakapitu" style:family="text">
      <style:text-properties fo:background-color="#80FFFF" style:text-underline-type="single" style:text-underline-style="solid" style:text-underline-width="auto" style:text-underline-mode="continuous"/>
    </style:style>
    <style:style style:name="T6243" style:parent-style-name="Domyślnaczcionkaakapitu" style:family="text">
      <style:text-properties style:text-underline-type="single" style:text-underline-style="solid" style:text-underline-width="auto" style:text-underline-mode="continuous"/>
    </style:style>
    <style:style style:name="T6244" style:parent-style-name="Domyślnaczcionkaakapitu" style:family="text">
      <style:text-properties fo:background-color="#80FFFF"/>
    </style:style>
    <style:style style:name="P6245" style:parent-style-name="Normalny" style:family="paragraph">
      <style:paragraph-properties fo:text-align="justify" fo:line-height="150%" fo:text-indent="0.2479in"/>
    </style:style>
    <style:style style:name="T6246" style:parent-style-name="Domyślnaczcionkaakapitu" style:family="text">
      <style:text-properties fo:background-color="#80FFFF"/>
    </style:style>
    <style:style style:name="T6247" style:parent-style-name="Domyślnaczcionkaakapitu" style:family="text">
      <style:text-properties fo:background-color="#80FFFF"/>
    </style:style>
    <style:style style:name="T6248" style:parent-style-name="Domyślnaczcionkaakapitu" style:family="text">
      <style:text-properties fo:background-color="#80FFFF"/>
    </style:style>
    <style:style style:name="P6249" style:parent-style-name="Normalny" style:family="paragraph">
      <style:paragraph-properties fo:text-align="justify" fo:line-height="150%" fo:text-indent="0.2479in"/>
    </style:style>
    <style:style style:name="T6250" style:parent-style-name="Domyślnaczcionkaakapitu" style:family="text">
      <style:text-properties fo:background-color="#80FFFF"/>
    </style:style>
    <style:style style:name="T6251" style:parent-style-name="Domyślnaczcionkaakapitu" style:family="text">
      <style:text-properties fo:background-color="#80FFFF"/>
    </style:style>
    <style:style style:name="T6252" style:parent-style-name="Domyślnaczcionkaakapitu" style:family="text">
      <style:text-properties fo:background-color="#80FFFF"/>
    </style:style>
    <style:style style:name="T6253" style:parent-style-name="Domyślnaczcionkaakapitu" style:family="text">
      <style:text-properties fo:background-color="#80FFFF"/>
    </style:style>
    <style:style style:name="T6254" style:parent-style-name="Domyślnaczcionkaakapitu" style:family="text">
      <style:text-properties fo:background-color="#80FFFF"/>
    </style:style>
    <style:style style:name="T6255" style:parent-style-name="Domyślnaczcionkaakapitu" style:family="text">
      <style:text-properties fo:background-color="#80FFFF"/>
    </style:style>
    <style:style style:name="P6256" style:parent-style-name="Normalny" style:family="paragraph">
      <style:paragraph-properties fo:text-align="justify" fo:line-height="150%" fo:text-indent="0.2479in"/>
    </style:style>
    <style:style style:name="T6257" style:parent-style-name="Domyślnaczcionkaakapitu" style:family="text">
      <style:text-properties fo:background-color="#80FFFF"/>
    </style:style>
    <style:style style:name="T6258" style:parent-style-name="Domyślnaczcionkaakapitu" style:family="text">
      <style:text-properties fo:background-color="#80FFFF"/>
    </style:style>
    <style:style style:name="T6259" style:parent-style-name="Domyślnaczcionkaakapitu" style:family="text">
      <style:text-properties fo:background-color="#80FFFF"/>
    </style:style>
    <style:style style:name="T6260" style:parent-style-name="Domyślnaczcionkaakapitu" style:family="text">
      <style:text-properties fo:background-color="#80FFFF"/>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T6263" style:parent-style-name="Domyślnaczcionkaakapitu" style:family="text">
      <style:text-properties fo:background-color="#80FFFF"/>
    </style:style>
    <style:style style:name="T6264" style:parent-style-name="Domyślnaczcionkaakapitu" style:family="text">
      <style:text-properties fo:background-color="#80FFFF"/>
    </style:style>
    <style:style style:name="P6265" style:parent-style-name="Normalny" style:family="paragraph">
      <style:paragraph-properties fo:text-align="justify" fo:line-height="150%" fo:text-indent="0.2479in"/>
    </style:style>
    <style:style style:name="T6266" style:parent-style-name="Domyślnaczcionkaakapitu" style:family="text">
      <style:text-properties fo:background-color="#80FFFF"/>
    </style:style>
    <style:style style:name="P6267" style:parent-style-name="Normalny" style:family="paragraph">
      <style:paragraph-properties fo:text-align="justify" fo:line-height="150%" fo:text-indent="0.2479in"/>
    </style:style>
    <style:style style:name="T6268" style:parent-style-name="Domyślnaczcionkaakapitu" style:family="text">
      <style:text-properties fo:background-color="#80FFFF"/>
    </style:style>
    <style:style style:name="T6269" style:parent-style-name="Domyślnaczcionkaakapitu" style:family="text">
      <style:text-properties fo:background-color="#80FFFF"/>
    </style:style>
    <style:style style:name="T6270" style:parent-style-name="Domyślnaczcionkaakapitu" style:family="text">
      <style:text-properties fo:background-color="#80FFFF"/>
    </style:style>
    <style:style style:name="T6271" style:parent-style-name="Domyślnaczcionkaakapitu" style:family="text">
      <style:text-properties fo:background-color="#80FFFF"/>
    </style:style>
    <style:style style:name="T6272" style:parent-style-name="Domyślnaczcionkaakapitu" style:family="text">
      <style:text-properties fo:background-color="#80FFFF"/>
    </style:style>
    <style:style style:name="T6273" style:parent-style-name="Domyślnaczcionkaakapitu" style:family="text">
      <style:text-properties fo:background-color="#80FFFF"/>
    </style:style>
    <style:style style:name="T6274" style:parent-style-name="Domyślnaczcionkaakapitu" style:family="text">
      <style:text-properties fo:background-color="#80FFFF"/>
    </style:style>
    <style:style style:name="P6275" style:parent-style-name="Normalny" style:family="paragraph">
      <style:paragraph-properties fo:text-align="justify" fo:line-height="150%" fo:text-indent="0.2479in"/>
    </style:style>
    <style:style style:name="T6276" style:parent-style-name="Domyślnaczcionkaakapitu" style:family="text">
      <style:text-properties fo:background-color="#80FFFF"/>
    </style:style>
    <style:style style:name="T6277" style:parent-style-name="Domyślnaczcionkaakapitu" style:family="text">
      <style:text-properties fo:background-color="#80FFFF"/>
    </style:style>
    <style:style style:name="T6278" style:parent-style-name="Domyślnaczcionkaakapitu" style:family="text">
      <style:text-properties fo:background-color="#80FFFF"/>
    </style:style>
    <style:style style:name="T6279" style:parent-style-name="Domyślnaczcionkaakapitu" style:family="text">
      <style:text-properties fo:background-color="#80FFFF"/>
    </style:style>
    <style:style style:name="T6280" style:parent-style-name="Domyślnaczcionkaakapitu" style:family="text">
      <style:text-properties fo:background-color="#80FFFF"/>
    </style:style>
    <style:style style:name="P6281" style:parent-style-name="Normalny" style:family="paragraph">
      <style:paragraph-properties fo:text-align="justify" fo:line-height="150%" fo:text-indent="0.2479in"/>
    </style:style>
    <style:style style:name="T6282" style:parent-style-name="Domyślnaczcionkaakapitu" style:family="text">
      <style:text-properties fo:background-color="#80FFFF"/>
    </style:style>
    <style:style style:name="P6283" style:parent-style-name="Normalny" style:family="paragraph">
      <style:paragraph-properties fo:text-align="justify" fo:line-height="150%" fo:text-indent="0.2479in"/>
    </style:style>
    <style:style style:name="T6284" style:parent-style-name="Domyślnaczcionkaakapitu" style:family="text">
      <style:text-properties fo:background-color="#80FFFF"/>
    </style:style>
    <style:style style:name="T6285" style:parent-style-name="Domyślnaczcionkaakapitu" style:family="text">
      <style:text-properties fo:background-color="#80FFFF"/>
    </style:style>
    <style:style style:name="T6286" style:parent-style-name="Domyślnaczcionkaakapitu" style:family="text">
      <style:text-properties fo:background-color="#80FFFF"/>
    </style:style>
    <style:style style:name="T6287" style:parent-style-name="Domyślnaczcionkaakapitu" style:family="text">
      <style:text-properties fo:background-color="#80FFFF"/>
    </style:style>
    <style:style style:name="P6288" style:parent-style-name="Normalny" style:family="paragraph">
      <style:paragraph-properties fo:text-align="justify" fo:line-height="150%" fo:text-indent="0.2479in"/>
    </style:style>
    <style:style style:name="T6289" style:parent-style-name="Domyślnaczcionkaakapitu" style:family="text">
      <style:text-properties fo:background-color="#80FFFF"/>
    </style:style>
    <style:style style:name="P6290" style:parent-style-name="Normalny" style:family="paragraph">
      <style:paragraph-properties fo:text-align="justify" fo:line-height="150%" fo:text-indent="0.2479in"/>
    </style:style>
    <style:style style:name="T6291" style:parent-style-name="Domyślnaczcionkaakapitu" style:family="text">
      <style:text-properties fo:background-color="#80FFFF"/>
    </style:style>
    <style:style style:name="T6292" style:parent-style-name="Domyślnaczcionkaakapitu" style:family="text">
      <style:text-properties fo:background-color="#80FFFF"/>
    </style:style>
    <style:style style:name="T6293" style:parent-style-name="Domyślnaczcionkaakapitu" style:family="text">
      <style:text-properties fo:background-color="#80FFFF"/>
    </style:style>
    <style:style style:name="P6294" style:parent-style-name="Normalny" style:family="paragraph">
      <style:paragraph-properties fo:text-align="justify" fo:line-height="150%" fo:text-indent="0.2479in"/>
    </style:style>
    <style:style style:name="T6295" style:parent-style-name="Domyślnaczcionkaakapitu" style:family="text">
      <style:text-properties fo:background-color="#80FFFF"/>
    </style:style>
    <style:style style:name="T6296" style:parent-style-name="Domyślnaczcionkaakapitu" style:family="text">
      <style:text-properties fo:background-color="#80FFFF"/>
    </style:style>
    <style:style style:name="T6297" style:parent-style-name="Domyślnaczcionkaakapitu" style:family="text">
      <style:text-properties fo:background-color="#80FFFF"/>
    </style:style>
    <style:style style:name="P6298" style:parent-style-name="Normalny" style:family="paragraph">
      <style:paragraph-properties fo:text-align="justify" fo:line-height="150%" fo:text-indent="0.2479in"/>
    </style:style>
    <style:style style:name="T6299" style:parent-style-name="Domyślnaczcionkaakapitu" style:family="text">
      <style:text-properties fo:background-color="#80FFFF"/>
    </style:style>
    <style:style style:name="P6300" style:parent-style-name="Normalny" style:family="paragraph">
      <style:paragraph-properties fo:text-align="justify" fo:line-height="150%"/>
    </style:style>
    <style:style style:name="P6301" style:parent-style-name="Normalny" style:family="paragraph">
      <style:paragraph-properties fo:text-align="justify" fo:line-height="150%" fo:text-indent="0.2479in"/>
    </style:style>
    <style:style style:name="T6302" style:parent-style-name="Domyślnaczcionkaakapitu" style:family="text">
      <style:text-properties fo:background-color="#80FFFF"/>
    </style:style>
    <style:style style:name="P6303" style:parent-style-name="Normalny" style:family="paragraph">
      <style:paragraph-properties fo:text-align="justify" fo:line-height="150%"/>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style>
    <style:style style:name="P6306" style:parent-style-name="Normalny" style:family="paragraph">
      <style:paragraph-properties fo:text-align="justify" fo:line-height="150%" fo:text-indent="0.2479in"/>
    </style:style>
    <style:style style:name="P6307" style:parent-style-name="Normalny" style:family="paragraph">
      <style:paragraph-properties fo:text-align="justify" fo:line-height="150%"/>
    </style:style>
    <style:style style:name="T6308" style:parent-style-name="Domyślnaczcionkaakapitu" style:family="text">
      <style:text-properties style:text-underline-type="single" style:text-underline-style="solid" style:text-underline-width="auto" style:text-underline-mode="continuous"/>
    </style:style>
    <style:style style:name="T6309" style:parent-style-name="Domyślnaczcionkaakapitu" style:family="text">
      <style:text-properties fo:background-color="#80FFFF" style:text-underline-type="single" style:text-underline-style="solid" style:text-underline-width="auto" style:text-underline-mode="continuous"/>
    </style:style>
    <style:style style:name="T6310" style:parent-style-name="Domyślnaczcionkaakapitu" style:family="text">
      <style:text-properties style:text-underline-type="single" style:text-underline-style="solid" style:text-underline-width="auto" style:text-underline-mode="continuous"/>
    </style:style>
    <style:style style:name="T6311" style:parent-style-name="Domyślnaczcionkaakapitu" style:family="text">
      <style:text-properties fo:background-color="#80FFFF"/>
    </style:style>
    <style:style style:name="P6312" style:parent-style-name="Normalny" style:family="paragraph">
      <style:paragraph-properties fo:text-align="justify" fo:line-height="150%" fo:text-indent="0.2479in"/>
    </style:style>
    <style:style style:name="T6313" style:parent-style-name="Domyślnaczcionkaakapitu" style:family="text">
      <style:text-properties fo:background-color="#80FFFF"/>
    </style:style>
    <style:style style:name="P6314" style:parent-style-name="Normalny" style:family="paragraph">
      <style:paragraph-properties fo:text-align="justify" fo:line-height="150%"/>
    </style:style>
    <style:style style:name="T6315" style:parent-style-name="Domyślnaczcionkaakapitu" style:family="text">
      <style:text-properties style:text-underline-type="single" style:text-underline-style="solid" style:text-underline-width="auto" style:text-underline-mode="continuous"/>
    </style:style>
    <style:style style:name="T6316" style:parent-style-name="Domyślnaczcionkaakapitu" style:family="text">
      <style:text-properties fo:background-color="#80FFFF"/>
    </style:style>
    <style:style style:name="P6317" style:parent-style-name="Normalny" style:family="paragraph">
      <style:paragraph-properties fo:text-align="justify" fo:line-height="150%" fo:text-indent="0.2479in"/>
    </style:style>
    <style:style style:name="T6318" style:parent-style-name="Domyślnaczcionkaakapitu" style:family="text">
      <style:text-properties fo:background-color="#80FFFF"/>
    </style:style>
    <style:style style:name="T6319" style:parent-style-name="Domyślnaczcionkaakapitu" style:family="text">
      <style:text-properties fo:background-color="#80FFFF"/>
    </style:style>
    <style:style style:name="T6320" style:parent-style-name="Domyślnaczcionkaakapitu" style:family="text">
      <style:text-properties fo:background-color="#80FFFF"/>
    </style:style>
    <style:style style:name="T6321" style:parent-style-name="Domyślnaczcionkaakapitu" style:family="text">
      <style:text-properties fo:background-color="#80FFFF"/>
    </style:style>
    <style:style style:name="P6322" style:parent-style-name="Normalny" style:family="paragraph">
      <style:paragraph-properties fo:text-align="justify" fo:line-height="150%" fo:margin-left="0.25in" fo:text-indent="0.2479in">
        <style:tab-stops/>
      </style:paragraph-properties>
    </style:style>
    <style:style style:name="T6323" style:parent-style-name="Domyślnaczcionkaakapitu" style:family="text">
      <style:text-properties fo:background-color="#80FFFF"/>
    </style:style>
    <style:style style:name="T6324" style:parent-style-name="Domyślnaczcionkaakapitu" style:family="text">
      <style:text-properties fo:background-color="#80FFFF"/>
    </style:style>
    <style:style style:name="P6325" style:parent-style-name="Normalny" style:family="paragraph">
      <style:paragraph-properties fo:text-align="justify" fo:line-height="150%"/>
    </style:style>
    <style:style style:name="T6326" style:parent-style-name="Domyślnaczcionkaakapitu" style:family="text">
      <style:text-properties style:text-underline-type="single" style:text-underline-style="solid" style:text-underline-width="auto" style:text-underline-mode="continuous"/>
    </style:style>
    <style:style style:name="T6327" style:parent-style-name="Domyślnaczcionkaakapitu" style:family="text">
      <style:text-properties fo:background-color="#80FFFF"/>
    </style:style>
    <style:style style:name="P6328" style:parent-style-name="Normalny" style:family="paragraph">
      <style:paragraph-properties fo:text-align="justify" fo:line-height="150%" fo:text-indent="0.2479in"/>
    </style:style>
    <style:style style:name="T6329" style:parent-style-name="Domyślnaczcionkaakapitu" style:family="text">
      <style:text-properties fo:background-color="#80FFFF"/>
    </style:style>
    <style:style style:name="T6330" style:parent-style-name="Domyślnaczcionkaakapitu" style:family="text">
      <style:text-properties fo:background-color="#80FFFF"/>
    </style:style>
    <style:style style:name="T6331" style:parent-style-name="Domyślnaczcionkaakapitu" style:family="text">
      <style:text-properties fo:background-color="#80FFFF"/>
    </style:style>
    <style:style style:name="T6332" style:parent-style-name="Domyślnaczcionkaakapitu" style:family="text">
      <style:text-properties fo:background-color="#80FFFF"/>
    </style:style>
    <style:style style:name="T6333" style:parent-style-name="Domyślnaczcionkaakapitu" style:family="text">
      <style:text-properties fo:background-color="#80FFFF"/>
    </style:style>
    <style:style style:name="T6334" style:parent-style-name="Domyślnaczcionkaakapitu" style:family="text">
      <style:text-properties fo:background-color="#80FFFF"/>
    </style:style>
    <style:style style:name="T6335" style:parent-style-name="Domyślnaczcionkaakapitu" style:family="text">
      <style:text-properties fo:background-color="#80FFFF"/>
    </style:style>
    <style:style style:name="P6336" style:parent-style-name="Normalny" style:family="paragraph">
      <style:paragraph-properties fo:text-align="justify" fo:line-height="150%" fo:text-indent="0.2479in"/>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T6339" style:parent-style-name="Domyślnaczcionkaakapitu" style:family="text">
      <style:text-properties fo:background-color="#80FFFF"/>
    </style:style>
    <style:style style:name="T6340" style:parent-style-name="Domyślnaczcionkaakapitu" style:family="text">
      <style:text-properties fo:background-color="#80FFFF"/>
    </style:style>
    <style:style style:name="T6341" style:parent-style-name="Domyślnaczcionkaakapitu" style:family="text">
      <style:text-properties fo:background-color="#80FFFF"/>
    </style:style>
    <style:style style:name="P6342" style:parent-style-name="Normalny" style:family="paragraph">
      <style:paragraph-properties fo:text-align="justify" fo:line-height="150%" fo:text-indent="0.2479in"/>
    </style:style>
    <style:style style:name="T6343" style:parent-style-name="Domyślnaczcionkaakapitu" style:family="text">
      <style:text-properties fo:background-color="#80FFFF"/>
    </style:style>
    <style:style style:name="P6344" style:parent-style-name="Normalny" style:family="paragraph">
      <style:paragraph-properties fo:text-align="justify" fo:line-height="150%"/>
    </style:style>
    <style:style style:name="T6345" style:parent-style-name="Domyślnaczcionkaakapitu" style:family="text">
      <style:text-properties style:text-underline-type="single" style:text-underline-style="solid" style:text-underline-width="auto" style:text-underline-mode="continuous"/>
    </style:style>
    <style:style style:name="T6346" style:parent-style-name="Domyślnaczcionkaakapitu" style:family="text">
      <style:text-properties fo:background-color="#80FFFF" style:text-underline-type="single" style:text-underline-style="solid" style:text-underline-width="auto" style:text-underline-mode="continuous"/>
    </style:style>
    <style:style style:name="T6347" style:parent-style-name="Domyślnaczcionkaakapitu" style:family="text">
      <style:text-properties fo:background-color="#80FFFF"/>
    </style:style>
    <style:style style:name="P6348" style:parent-style-name="Normalny" style:family="paragraph">
      <style:paragraph-properties fo:text-align="justify" fo:line-height="150%" fo:text-indent="0.2479in"/>
    </style:style>
    <style:style style:name="T6349" style:parent-style-name="Domyślnaczcionkaakapitu" style:family="text">
      <style:text-properties fo:background-color="#80FFFF"/>
    </style:style>
    <style:style style:name="T6350" style:parent-style-name="Domyślnaczcionkaakapitu" style:family="text">
      <style:text-properties fo:background-color="#80FFFF"/>
    </style:style>
    <style:style style:name="T6351" style:parent-style-name="Domyślnaczcionkaakapitu" style:family="text">
      <style:text-properties fo:background-color="#80FFFF"/>
    </style:style>
    <style:style style:name="T6352" style:parent-style-name="Domyślnaczcionkaakapitu" style:family="text">
      <style:text-properties fo:background-color="#80FFFF"/>
    </style:style>
    <style:style style:name="T6353" style:parent-style-name="Domyślnaczcionkaakapitu" style:family="text">
      <style:text-properties fo:background-color="#80FFFF"/>
    </style:style>
    <style:style style:name="P6354" style:parent-style-name="Normalny" style:family="paragraph">
      <style:paragraph-properties fo:text-align="justify" fo:line-height="150%" fo:text-indent="0.2479in"/>
    </style:style>
    <style:style style:name="P6355" style:parent-style-name="Normalny" style:family="paragraph">
      <style:paragraph-properties fo:text-align="justify" fo:line-height="150%"/>
    </style:style>
    <style:style style:name="T6356" style:parent-style-name="Domyślnaczcionkaakapitu" style:family="text">
      <style:text-properties fo:background-color="#80FFFF" style:text-underline-type="single" style:text-underline-style="solid" style:text-underline-width="auto" style:text-underline-mode="continuous"/>
    </style:style>
    <style:style style:name="T6357" style:parent-style-name="Domyślnaczcionkaakapitu" style:family="text">
      <style:text-properties style:text-underline-type="single" style:text-underline-style="solid" style:text-underline-width="auto" style:text-underline-mode="continuous"/>
    </style:style>
    <style:style style:name="T6358" style:parent-style-name="Domyślnaczcionkaakapitu" style:family="text">
      <style:text-properties fo:background-color="#80FFFF"/>
    </style:style>
    <style:style style:name="P6359" style:parent-style-name="Normalny" style:family="paragraph">
      <style:paragraph-properties fo:text-align="justify" fo:line-height="150%" fo:text-indent="0.2479in"/>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P6365" style:parent-style-name="Normalny" style:family="paragraph">
      <style:paragraph-properties fo:text-align="justify" fo:line-height="150%"/>
    </style:style>
    <style:style style:name="T6366" style:parent-style-name="Domyślnaczcionkaakapitu" style:family="text">
      <style:text-properties style:text-underline-type="single" style:text-underline-style="solid" style:text-underline-width="auto" style:text-underline-mode="continuous"/>
    </style:style>
    <style:style style:name="T6367" style:parent-style-name="Domyślnaczcionkaakapitu" style:family="text">
      <style:text-properties fo:background-color="#80FFFF"/>
    </style:style>
    <style:style style:name="P6368" style:parent-style-name="Normalny" style:family="paragraph">
      <style:paragraph-properties fo:text-align="justify" fo:line-height="150%" fo:text-indent="0.2479in"/>
    </style:style>
    <style:style style:name="T6369" style:parent-style-name="Domyślnaczcionkaakapitu" style:family="text">
      <style:text-properties fo:background-color="#80FFFF"/>
    </style:style>
    <style:style style:name="T6370" style:parent-style-name="Domyślnaczcionkaakapitu" style:family="text">
      <style:text-properties fo:background-color="#80FFFF"/>
    </style:style>
    <style:style style:name="T6371" style:parent-style-name="Domyślnaczcionkaakapitu" style:family="text">
      <style:text-properties fo:background-color="#80FFFF"/>
    </style:style>
    <style:style style:name="P6372" style:parent-style-name="Normalny" style:family="paragraph">
      <style:paragraph-properties fo:text-align="justify" fo:line-height="150%"/>
    </style:style>
    <style:style style:name="T6373" style:parent-style-name="Domyślnaczcionkaakapitu" style:family="text">
      <style:text-properties style:text-underline-type="single" style:text-underline-style="solid" style:text-underline-width="auto" style:text-underline-mode="continuous"/>
    </style:style>
    <style:style style:name="T6374" style:parent-style-name="Domyślnaczcionkaakapitu" style:family="text">
      <style:text-properties fo:background-color="#80FFFF"/>
    </style:style>
    <style:style style:name="P6375" style:parent-style-name="Normalny" style:family="paragraph">
      <style:paragraph-properties fo:text-align="justify" fo:line-height="150%" fo:text-indent="0.2479in"/>
    </style:style>
    <style:style style:name="T6376" style:parent-style-name="Domyślnaczcionkaakapitu" style:family="text">
      <style:text-properties fo:background-color="#80FFFF"/>
    </style:style>
    <style:style style:name="T6377" style:parent-style-name="Domyślnaczcionkaakapitu" style:family="text">
      <style:text-properties fo:background-color="#80FFFF"/>
    </style:style>
    <style:style style:name="T6378" style:parent-style-name="Domyślnaczcionkaakapitu" style:family="text">
      <style:text-properties fo:background-color="#80FFFF"/>
    </style:style>
    <style:style style:name="P6379" style:parent-style-name="Normalny" style:family="paragraph">
      <style:paragraph-properties fo:text-align="justify" fo:line-height="150%" fo:text-indent="0.2479in"/>
    </style:style>
    <style:style style:name="T6380" style:parent-style-name="Domyślnaczcionkaakapitu" style:family="text">
      <style:text-properties fo:background-color="#80FFFF"/>
    </style:style>
    <style:style style:name="T6381" style:parent-style-name="Domyślnaczcionkaakapitu" style:family="text">
      <style:text-properties fo:background-color="#80FFFF"/>
    </style:style>
    <style:style style:name="T6382" style:parent-style-name="Domyślnaczcionkaakapitu" style:family="text">
      <style:text-properties fo:background-color="#80FFFF"/>
    </style:style>
    <style:style style:name="T6383" style:parent-style-name="Domyślnaczcionkaakapitu" style:family="text">
      <style:text-properties fo:background-color="#80FFFF"/>
    </style:style>
    <style:style style:name="T6384" style:parent-style-name="Domyślnaczcionkaakapitu" style:family="text">
      <style:text-properties fo:background-color="#80FFFF"/>
    </style:style>
    <style:style style:name="P6385" style:parent-style-name="Normalny" style:family="paragraph">
      <style:paragraph-properties fo:text-align="justify" fo:line-height="150%" fo:text-indent="0.2479in"/>
    </style:style>
    <style:style style:name="T6386" style:parent-style-name="Domyślnaczcionkaakapitu" style:family="text">
      <style:text-properties fo:background-color="#80FFFF"/>
    </style:style>
    <style:style style:name="T6387" style:parent-style-name="Domyślnaczcionkaakapitu" style:family="text">
      <style:text-properties fo:background-color="#80FFFF"/>
    </style:style>
    <style:style style:name="T6388" style:parent-style-name="Domyślnaczcionkaakapitu" style:family="text">
      <style:text-properties fo:background-color="#80FFFF"/>
    </style:style>
    <style:style style:name="T6389" style:parent-style-name="Domyślnaczcionkaakapitu" style:family="text">
      <style:text-properties fo:background-color="#80FFFF"/>
    </style:style>
    <style:style style:name="P6390" style:parent-style-name="Normalny" style:family="paragraph">
      <style:paragraph-properties fo:text-align="justify" fo:line-height="150%" fo:text-indent="0.2479in"/>
    </style:style>
    <style:style style:name="P6391" style:parent-style-name="Normalny" style:family="paragraph">
      <style:paragraph-properties fo:text-align="justify" fo:line-height="150%" fo:text-indent="0.2479in"/>
    </style:style>
    <style:style style:name="T6392" style:parent-style-name="Domyślnaczcionkaakapitu" style:family="text">
      <style:text-properties fo:background-color="#80FFFF"/>
    </style:style>
    <style:style style:name="P6393" style:parent-style-name="Normalny" style:family="paragraph">
      <style:paragraph-properties fo:text-align="justify" fo:line-height="150%"/>
    </style:style>
    <style:style style:name="T6394" style:parent-style-name="Domyślnaczcionkaakapitu" style:family="text">
      <style:text-properties style:text-underline-type="single" style:text-underline-style="solid" style:text-underline-width="auto" style:text-underline-mode="continuous"/>
    </style:style>
    <style:style style:name="T6395" style:parent-style-name="Domyślnaczcionkaakapitu" style:family="text">
      <style:text-properties fo:background-color="#80FFFF"/>
    </style:style>
    <style:style style:name="P6396" style:parent-style-name="Normalny" style:family="paragraph">
      <style:paragraph-properties fo:text-align="justify" fo:line-height="150%" fo:text-indent="0.2479in"/>
    </style:style>
    <style:style style:name="T6397" style:parent-style-name="Domyślnaczcionkaakapitu" style:family="text">
      <style:text-properties fo:background-color="#80FFFF"/>
    </style:style>
    <style:style style:name="T6398" style:parent-style-name="Domyślnaczcionkaakapitu" style:family="text">
      <style:text-properties fo:background-color="#80FFFF"/>
    </style:style>
    <style:style style:name="P6399" style:parent-style-name="Normalny" style:family="paragraph">
      <style:paragraph-properties fo:text-align="justify" fo:line-height="150%"/>
    </style:style>
    <style:style style:name="T6400" style:parent-style-name="Domyślnaczcionkaakapitu" style:family="text">
      <style:text-properties fo:background-color="#80FFFF" style:text-underline-type="single" style:text-underline-style="solid" style:text-underline-width="auto" style:text-underline-mode="continuous"/>
    </style:style>
    <style:style style:name="T6401" style:parent-style-name="Domyślnaczcionkaakapitu" style:family="text">
      <style:text-properties style:text-underline-type="single" style:text-underline-style="solid" style:text-underline-width="auto" style:text-underline-mode="continuous"/>
    </style:style>
    <style:style style:name="P6402" style:parent-style-name="Normalny" style:family="paragraph">
      <style:paragraph-properties fo:text-align="justify" fo:line-height="150%" fo:text-indent="0.2479in"/>
    </style:style>
    <style:style style:name="T6403" style:parent-style-name="Domyślnaczcionkaakapitu" style:family="text">
      <style:text-properties fo:background-color="#80FFFF"/>
    </style:style>
    <style:style style:name="T6404" style:parent-style-name="Domyślnaczcionkaakapitu" style:family="text">
      <style:text-properties fo:background-color="#80FFFF"/>
    </style:style>
    <style:style style:name="T6405" style:parent-style-name="Domyślnaczcionkaakapitu" style:family="text">
      <style:text-properties fo:background-color="#80FFFF"/>
    </style:style>
    <style:style style:name="P6406" style:parent-style-name="Normalny" style:family="paragraph">
      <style:paragraph-properties fo:text-align="justify" fo:line-height="150%"/>
    </style:style>
    <style:style style:name="T6407" style:parent-style-name="Domyślnaczcionkaakapitu" style:family="text">
      <style:text-properties style:text-underline-type="single" style:text-underline-style="solid" style:text-underline-width="auto" style:text-underline-mode="continuous"/>
    </style:style>
    <style:style style:name="T6408" style:parent-style-name="Domyślnaczcionkaakapitu" style:family="text">
      <style:text-properties fo:background-color="#80FFFF" style:text-underline-type="single" style:text-underline-style="solid" style:text-underline-width="auto" style:text-underline-mode="continuous"/>
    </style:style>
    <style:style style:name="T6409" style:parent-style-name="Domyślnaczcionkaakapitu" style:family="text">
      <style:text-properties style:text-underline-type="single" style:text-underline-style="solid" style:text-underline-width="auto" style:text-underline-mode="continuous"/>
    </style:style>
    <style:style style:name="T6410" style:parent-style-name="Domyślnaczcionkaakapitu" style:family="text">
      <style:text-properties fo:background-color="#80FFFF"/>
    </style:style>
    <style:style style:name="P6411" style:parent-style-name="Normalny" style:family="paragraph">
      <style:paragraph-properties fo:text-align="justify" fo:line-height="150%" fo:text-indent="0.2479in"/>
    </style:style>
    <style:style style:name="T6412" style:parent-style-name="Domyślnaczcionkaakapitu" style:family="text">
      <style:text-properties fo:background-color="#80FFFF"/>
    </style:style>
    <style:style style:name="P6413" style:parent-style-name="Normalny" style:family="paragraph">
      <style:paragraph-properties fo:text-align="justify" fo:line-height="150%"/>
    </style:style>
    <style:style style:name="T6414" style:parent-style-name="Domyślnaczcionkaakapitu" style:family="text">
      <style:text-properties style:text-underline-type="single" style:text-underline-style="solid" style:text-underline-width="auto" style:text-underline-mode="continuous"/>
    </style:style>
    <style:style style:name="T6415" style:parent-style-name="Domyślnaczcionkaakapitu" style:family="text">
      <style:text-properties fo:background-color="#80FFFF" style:text-underline-type="single" style:text-underline-style="solid" style:text-underline-width="auto" style:text-underline-mode="continuous"/>
    </style:style>
    <style:style style:name="T6416" style:parent-style-name="Domyślnaczcionkaakapitu" style:family="text">
      <style:text-properties fo:background-color="#80FFFF"/>
    </style:style>
    <style:style style:name="P6417" style:parent-style-name="Normalny" style:family="paragraph">
      <style:paragraph-properties fo:text-align="justify" fo:line-height="150%" fo:text-indent="0.2479in"/>
    </style:style>
    <style:style style:name="T6418" style:parent-style-name="Domyślnaczcionkaakapitu" style:family="text">
      <style:text-properties fo:background-color="#80FFFF"/>
    </style:style>
    <style:style style:name="T6419" style:parent-style-name="Domyślnaczcionkaakapitu" style:family="text">
      <style:text-properties fo:background-color="#80FFFF"/>
    </style:style>
    <style:style style:name="P6420" style:parent-style-name="Normalny" style:family="paragraph">
      <style:paragraph-properties fo:text-align="justify" fo:line-height="150%"/>
    </style:style>
    <style:style style:name="T6421" style:parent-style-name="Domyślnaczcionkaakapitu" style:family="text">
      <style:text-properties fo:background-color="#80FFFF" style:text-underline-type="single" style:text-underline-style="solid" style:text-underline-width="auto" style:text-underline-mode="continuous"/>
    </style:style>
    <style:style style:name="T6422" style:parent-style-name="Domyślnaczcionkaakapitu" style:family="text">
      <style:text-properties style:text-underline-type="single" style:text-underline-style="solid" style:text-underline-width="auto" style:text-underline-mode="continuous"/>
    </style:style>
    <style:style style:name="T6423" style:parent-style-name="Domyślnaczcionkaakapitu" style:family="text">
      <style:text-properties fo:background-color="#80FFFF" style:text-underline-type="single" style:text-underline-style="solid" style:text-underline-width="auto" style:text-underline-mode="continuous"/>
    </style:style>
    <style:style style:name="T6424" style:parent-style-name="Domyślnaczcionkaakapitu" style:family="text">
      <style:text-properties style:text-underline-type="single" style:text-underline-style="solid" style:text-underline-width="auto" style:text-underline-mode="continuous"/>
    </style:style>
    <style:style style:name="T6425" style:parent-style-name="Domyślnaczcionkaakapitu" style:family="text">
      <style:text-properties fo:background-color="#80FFFF"/>
    </style:style>
    <style:style style:name="P6426" style:parent-style-name="Normalny" style:family="paragraph">
      <style:paragraph-properties fo:text-align="justify" fo:line-height="150%" fo:text-indent="0.2479in"/>
    </style:style>
    <style:style style:name="T6427" style:parent-style-name="Domyślnaczcionkaakapitu" style:family="text">
      <style:text-properties fo:background-color="#80FFFF"/>
    </style:style>
    <style:style style:name="T6428" style:parent-style-name="Domyślnaczcionkaakapitu" style:family="text">
      <style:text-properties fo:background-color="#80FFFF"/>
    </style:style>
    <style:style style:name="T6429" style:parent-style-name="Domyślnaczcionkaakapitu" style:family="text">
      <style:text-properties fo:background-color="#80FFFF"/>
    </style:style>
    <style:style style:name="T6430" style:parent-style-name="Domyślnaczcionkaakapitu" style:family="text">
      <style:text-properties fo:background-color="#80FFFF"/>
    </style:style>
    <style:style style:name="T6431" style:parent-style-name="Domyślnaczcionkaakapitu" style:family="text">
      <style:text-properties fo:background-color="#80FFFF"/>
    </style:style>
    <style:style style:name="P6432" style:parent-style-name="Normalny" style:family="paragraph">
      <style:paragraph-properties fo:text-align="justify" fo:line-height="150%" fo:text-indent="0.2479in"/>
    </style:style>
    <style:style style:name="T6433" style:parent-style-name="Domyślnaczcionkaakapitu" style:family="text">
      <style:text-properties fo:background-color="#80FFFF"/>
    </style:style>
    <style:style style:name="T6434" style:parent-style-name="Domyślnaczcionkaakapitu" style:family="text">
      <style:text-properties fo:background-color="#80FFFF"/>
    </style:style>
    <style:style style:name="T6435" style:parent-style-name="Domyślnaczcionkaakapitu" style:family="text">
      <style:text-properties fo:background-color="#80FFFF"/>
    </style:style>
    <style:style style:name="P6436" style:parent-style-name="Normalny" style:family="paragraph">
      <style:paragraph-properties fo:text-align="justify" fo:line-height="150%" fo:text-indent="0.2479in"/>
    </style:style>
    <style:style style:name="T6437" style:parent-style-name="Domyślnaczcionkaakapitu" style:family="text">
      <style:text-properties fo:background-color="#80FFFF"/>
    </style:style>
    <style:style style:name="T6438" style:parent-style-name="Domyślnaczcionkaakapitu" style:family="text">
      <style:text-properties fo:background-color="#80FFFF"/>
    </style:style>
    <style:style style:name="T6439" style:parent-style-name="Domyślnaczcionkaakapitu" style:family="text">
      <style:text-properties fo:background-color="#80FFFF"/>
    </style:style>
    <style:style style:name="T6440" style:parent-style-name="Domyślnaczcionkaakapitu" style:family="text">
      <style:text-properties fo:background-color="#80FFFF"/>
    </style:style>
    <style:style style:name="P6441" style:parent-style-name="Normalny" style:family="paragraph">
      <style:paragraph-properties fo:text-align="justify" fo:line-height="150%"/>
    </style:style>
    <style:style style:name="P6442" style:parent-style-name="Normalny" style:family="paragraph">
      <style:paragraph-properties fo:text-align="justify" fo:line-height="150%" fo:text-indent="0.2479in"/>
    </style:style>
    <style:style style:name="T6443" style:parent-style-name="Domyślnaczcionkaakapitu" style:family="text">
      <style:text-properties fo:background-color="#80FFFF"/>
    </style:style>
    <style:style style:name="T6444" style:parent-style-name="Domyślnaczcionkaakapitu" style:family="text">
      <style:text-properties fo:background-color="#80FFFF"/>
    </style:style>
    <style:style style:name="T6445" style:parent-style-name="Domyślnaczcionkaakapitu" style:family="text">
      <style:text-properties fo:background-color="#80FFFF"/>
    </style:style>
    <style:style style:name="T6446" style:parent-style-name="Domyślnaczcionkaakapitu" style:family="text">
      <style:text-properties fo:background-color="#80FFFF"/>
    </style:style>
    <style:style style:name="T6447" style:parent-style-name="Domyślnaczcionkaakapitu" style:family="text">
      <style:text-properties fo:background-color="#80FFFF"/>
    </style:style>
    <style:style style:name="T6448" style:parent-style-name="Domyślnaczcionkaakapitu" style:family="text">
      <style:text-properties fo:background-color="#80FFFF"/>
    </style:style>
    <style:style style:name="T6449" style:parent-style-name="Domyślnaczcionkaakapitu" style:family="text">
      <style:text-properties fo:background-color="#80FFFF"/>
    </style:style>
    <style:style style:name="T6450" style:parent-style-name="Domyślnaczcionkaakapitu" style:family="text">
      <style:text-properties fo:background-color="#80FFFF"/>
    </style:style>
    <style:style style:name="P6451" style:parent-style-name="Normalny" style:family="paragraph">
      <style:paragraph-properties fo:text-align="justify" fo:line-height="150%" fo:text-indent="0.2479in"/>
    </style:style>
    <style:style style:name="T6452" style:parent-style-name="Domyślnaczcionkaakapitu" style:family="text">
      <style:text-properties fo:background-color="#80FFFF"/>
    </style:style>
    <style:style style:name="T6453" style:parent-style-name="Domyślnaczcionkaakapitu" style:family="text">
      <style:text-properties fo:background-color="#80FFFF"/>
    </style:style>
    <style:style style:name="T6454" style:parent-style-name="Domyślnaczcionkaakapitu" style:family="text">
      <style:text-properties fo:background-color="#80FFFF"/>
    </style:style>
    <style:style style:name="T6455" style:parent-style-name="Domyślnaczcionkaakapitu" style:family="text">
      <style:text-properties fo:background-color="#80FFFF"/>
    </style:style>
    <style:style style:name="T6456" style:parent-style-name="Domyślnaczcionkaakapitu" style:family="text">
      <style:text-properties fo:background-color="#80FFFF"/>
    </style:style>
    <style:style style:name="T6457" style:parent-style-name="Domyślnaczcionkaakapitu" style:family="text">
      <style:text-properties fo:background-color="#80FFFF"/>
    </style:style>
    <style:style style:name="T6458" style:parent-style-name="Domyślnaczcionkaakapitu" style:family="text">
      <style:text-properties fo:background-color="#80FFFF"/>
    </style:style>
    <style:style style:name="T6459" style:parent-style-name="Domyślnaczcionkaakapitu" style:family="text">
      <style:text-properties fo:background-color="#80FFFF"/>
    </style:style>
    <style:style style:name="T6460" style:parent-style-name="Domyślnaczcionkaakapitu" style:family="text">
      <style:text-properties fo:background-color="#80FFFF"/>
    </style:style>
    <style:style style:name="T6461" style:parent-style-name="Domyślnaczcionkaakapitu" style:family="text">
      <style:text-properties fo:background-color="#80FFFF"/>
    </style:style>
    <style:style style:name="P6462" style:parent-style-name="Normalny" style:family="paragraph">
      <style:paragraph-properties fo:text-align="justify" fo:line-height="150%" fo:text-indent="0.2479in"/>
    </style:style>
    <style:style style:name="T6463" style:parent-style-name="Domyślnaczcionkaakapitu" style:family="text">
      <style:text-properties fo:background-color="#80FFFF"/>
    </style:style>
    <style:style style:name="T6464" style:parent-style-name="Domyślnaczcionkaakapitu" style:family="text">
      <style:text-properties fo:background-color="#80FFFF"/>
    </style:style>
    <style:style style:name="T6465" style:parent-style-name="Domyślnaczcionkaakapitu" style:family="text">
      <style:text-properties fo:background-color="#80FFFF"/>
    </style:style>
    <style:style style:name="T6466" style:parent-style-name="Domyślnaczcionkaakapitu" style:family="text">
      <style:text-properties fo:background-color="#80FFFF"/>
    </style:style>
    <style:style style:name="T6467" style:parent-style-name="Domyślnaczcionkaakapitu" style:family="text">
      <style:text-properties fo:background-color="#80FFFF"/>
    </style:style>
    <style:style style:name="T6468" style:parent-style-name="Domyślnaczcionkaakapitu" style:family="text">
      <style:text-properties fo:background-color="#80FFFF"/>
    </style:style>
    <style:style style:name="T6469" style:parent-style-name="Domyślnaczcionkaakapitu" style:family="text">
      <style:text-properties fo:background-color="#80FFFF"/>
    </style:style>
    <style:style style:name="T6470" style:parent-style-name="Domyślnaczcionkaakapitu" style:family="text">
      <style:text-properties fo:background-color="#80FFFF"/>
    </style:style>
    <style:style style:name="P6471" style:parent-style-name="Normalny" style:family="paragraph">
      <style:paragraph-properties fo:text-align="justify" fo:line-height="150%" fo:text-indent="0.2479in"/>
    </style:style>
    <style:style style:name="T6472" style:parent-style-name="Domyślnaczcionkaakapitu" style:family="text">
      <style:text-properties fo:background-color="#80FFFF"/>
    </style:style>
    <style:style style:name="P6473" style:parent-style-name="Normalny" style:family="paragraph">
      <style:paragraph-properties fo:text-align="justify" fo:line-height="150%"/>
    </style:style>
    <style:style style:name="P6474" style:parent-style-name="Normalny" style:family="paragraph">
      <style:paragraph-properties fo:text-align="justify" fo:line-height="150%" fo:text-indent="0.2479in"/>
    </style:style>
    <style:style style:name="P6475" style:parent-style-name="Normalny" style:family="paragraph">
      <style:paragraph-properties fo:text-align="justify" fo:line-height="150%"/>
    </style:style>
    <style:style style:name="P6476" style:parent-style-name="Normalny" style:family="paragraph">
      <style:paragraph-properties fo:text-align="justify" fo:line-height="150%" fo:text-indent="0.2479in"/>
    </style:style>
    <style:style style:name="T6477" style:parent-style-name="Domyślnaczcionkaakapitu" style:family="text">
      <style:text-properties fo:background-color="#80FFFF"/>
    </style:style>
    <style:style style:name="T6478" style:parent-style-name="Domyślnaczcionkaakapitu" style:family="text">
      <style:text-properties fo:background-color="#80FFFF"/>
    </style:style>
    <style:style style:name="T6479" style:parent-style-name="Domyślnaczcionkaakapitu" style:family="text">
      <style:text-properties fo:background-color="#80FFFF"/>
    </style:style>
    <style:style style:name="T6480" style:parent-style-name="Domyślnaczcionkaakapitu" style:family="text">
      <style:text-properties fo:background-color="#80FFFF"/>
    </style:style>
    <style:style style:name="P6481" style:parent-style-name="Normalny" style:family="paragraph">
      <style:paragraph-properties fo:text-align="justify" fo:line-height="150%"/>
    </style:style>
    <style:style style:name="T6482" style:parent-style-name="Domyślnaczcionkaakapitu" style:family="text">
      <style:text-properties style:text-underline-type="single" style:text-underline-style="solid" style:text-underline-width="auto" style:text-underline-mode="continuous"/>
    </style:style>
    <style:style style:name="T6483" style:parent-style-name="Domyślnaczcionkaakapitu" style:family="text">
      <style:text-properties fo:background-color="#80FFFF" style:text-underline-type="single" style:text-underline-style="solid" style:text-underline-width="auto" style:text-underline-mode="continuous"/>
    </style:style>
    <style:style style:name="T6484" style:parent-style-name="Domyślnaczcionkaakapitu" style:family="text">
      <style:text-properties style:text-underline-type="single" style:text-underline-style="solid" style:text-underline-width="auto" style:text-underline-mode="continuous"/>
    </style:style>
    <style:style style:name="T6485" style:parent-style-name="Domyślnaczcionkaakapitu" style:family="text">
      <style:text-properties fo:background-color="#80FFFF"/>
    </style:style>
    <style:style style:name="P6486" style:parent-style-name="Normalny" style:family="paragraph">
      <style:paragraph-properties fo:text-align="justify" fo:line-height="150%" fo:text-indent="0.2479in"/>
    </style:style>
    <style:style style:name="P6487" style:parent-style-name="Normalny" style:family="paragraph">
      <style:paragraph-properties fo:text-align="justify" fo:line-height="150%" fo:text-indent="0.2479in"/>
    </style:style>
    <style:style style:name="T6488" style:parent-style-name="Domyślnaczcionkaakapitu" style:family="text">
      <style:text-properties fo:background-color="#80FFFF"/>
    </style:style>
    <style:style style:name="T6489" style:parent-style-name="Domyślnaczcionkaakapitu" style:family="text">
      <style:text-properties fo:background-color="#80FFFF"/>
    </style:style>
    <style:style style:name="T6490" style:parent-style-name="Domyślnaczcionkaakapitu" style:family="text">
      <style:text-properties fo:background-color="#80FFFF"/>
    </style:style>
    <style:style style:name="T6491" style:parent-style-name="Domyślnaczcionkaakapitu" style:family="text">
      <style:text-properties fo:background-color="#80FFFF"/>
    </style:style>
    <style:style style:name="P6492" style:parent-style-name="Normalny" style:family="paragraph">
      <style:paragraph-properties fo:text-align="justify" fo:line-height="150%" fo:text-indent="0.2479in"/>
    </style:style>
    <style:style style:name="T6493" style:parent-style-name="Domyślnaczcionkaakapitu" style:family="text">
      <style:text-properties fo:background-color="#80FFFF"/>
    </style:style>
    <style:style style:name="P6494" style:parent-style-name="Normalny" style:family="paragraph">
      <style:paragraph-properties fo:text-align="justify" fo:line-height="150%"/>
    </style:style>
    <style:style style:name="T6495" style:parent-style-name="Domyślnaczcionkaakapitu" style:family="text">
      <style:text-properties style:text-underline-type="single" style:text-underline-style="solid" style:text-underline-width="auto" style:text-underline-mode="continuous"/>
    </style:style>
    <style:style style:name="T6496" style:parent-style-name="Domyślnaczcionkaakapitu" style:family="text">
      <style:text-properties fo:background-color="#80FFFF"/>
    </style:style>
    <style:style style:name="P6497" style:parent-style-name="Normalny" style:family="paragraph">
      <style:paragraph-properties fo:text-align="justify" fo:line-height="150%" fo:text-indent="0.2479in"/>
    </style:style>
    <style:style style:name="T6498" style:parent-style-name="Domyślnaczcionkaakapitu" style:family="text">
      <style:text-properties fo:background-color="#80FFFF"/>
    </style:style>
    <style:style style:name="T6499" style:parent-style-name="Domyślnaczcionkaakapitu" style:family="text">
      <style:text-properties fo:background-color="#80FFFF"/>
    </style:style>
    <style:style style:name="P6500" style:parent-style-name="Normalny" style:family="paragraph">
      <style:paragraph-properties fo:text-align="justify" fo:line-height="150%" fo:text-indent="0.2479in"/>
    </style:style>
    <style:style style:name="T6501" style:parent-style-name="Domyślnaczcionkaakapitu" style:family="text">
      <style:text-properties fo:background-color="#80FFFF"/>
    </style:style>
    <style:style style:name="T6502" style:parent-style-name="Domyślnaczcionkaakapitu" style:family="text">
      <style:text-properties fo:background-color="#80FFFF"/>
    </style:style>
    <style:style style:name="P6503" style:parent-style-name="Normalny" style:family="paragraph">
      <style:paragraph-properties fo:text-align="justify" fo:line-height="150%" fo:text-indent="0.2479in"/>
    </style:style>
    <style:style style:name="T6504" style:parent-style-name="Domyślnaczcionkaakapitu" style:family="text">
      <style:text-properties fo:background-color="#80FFFF"/>
    </style:style>
    <style:style style:name="T6505" style:parent-style-name="Domyślnaczcionkaakapitu" style:family="text">
      <style:text-properties fo:background-color="#80FFFF"/>
    </style:style>
    <style:style style:name="T6506" style:parent-style-name="Domyślnaczcionkaakapitu" style:family="text">
      <style:text-properties fo:background-color="#80FFFF"/>
    </style:style>
    <style:style style:name="T6507" style:parent-style-name="Domyślnaczcionkaakapitu" style:family="text">
      <style:text-properties fo:background-color="#80FFFF"/>
    </style:style>
    <style:style style:name="T6508" style:parent-style-name="Domyślnaczcionkaakapitu" style:family="text">
      <style:text-properties fo:background-color="#80FFFF"/>
    </style:style>
    <style:style style:name="P6509" style:parent-style-name="Normalny" style:family="paragraph">
      <style:paragraph-properties fo:text-align="justify" fo:line-height="150%"/>
    </style:style>
    <style:style style:name="T6510" style:parent-style-name="Domyślnaczcionkaakapitu" style:family="text">
      <style:text-properties fo:background-color="#80FFFF"/>
    </style:style>
    <style:style style:name="P6511" style:parent-style-name="Normalny" style:family="paragraph">
      <style:paragraph-properties fo:text-align="justify" fo:line-height="150%" fo:text-indent="0.2479in"/>
    </style:style>
    <style:style style:name="T6512" style:parent-style-name="Domyślnaczcionkaakapitu" style:family="text">
      <style:text-properties fo:background-color="#80FFFF"/>
    </style:style>
    <style:style style:name="T6513" style:parent-style-name="Domyślnaczcionkaakapitu" style:family="text">
      <style:text-properties fo:background-color="#80FFFF"/>
    </style:style>
    <style:style style:name="P6514" style:parent-style-name="Normalny" style:family="paragraph">
      <style:paragraph-properties fo:text-align="justify" fo:line-height="150%"/>
    </style:style>
    <style:style style:name="T6515" style:parent-style-name="Domyślnaczcionkaakapitu" style:family="text">
      <style:text-properties style:text-underline-type="single" style:text-underline-style="solid" style:text-underline-width="auto" style:text-underline-mode="continuous"/>
    </style:style>
    <style:style style:name="T6516" style:parent-style-name="Domyślnaczcionkaakapitu" style:family="text">
      <style:text-properties fo:background-color="#80FFFF"/>
    </style:style>
    <style:style style:name="P6517" style:parent-style-name="Normalny" style:family="paragraph">
      <style:paragraph-properties fo:text-align="justify" fo:line-height="150%" fo:text-indent="0.2479in"/>
    </style:style>
    <style:style style:name="T6518" style:parent-style-name="Domyślnaczcionkaakapitu" style:family="text">
      <style:text-properties fo:background-color="#80FFFF"/>
    </style:style>
    <style:style style:name="P6519" style:parent-style-name="Normalny" style:family="paragraph">
      <style:paragraph-properties fo:text-align="justify" fo:line-height="150%" fo:text-indent="0.2479in"/>
    </style:style>
    <style:style style:name="T6520" style:parent-style-name="Domyślnaczcionkaakapitu" style:family="text">
      <style:text-properties fo:background-color="#80FFFF"/>
    </style:style>
    <style:style style:name="T6521" style:parent-style-name="Domyślnaczcionkaakapitu" style:family="text">
      <style:text-properties fo:background-color="#80FFFF"/>
    </style:style>
    <style:style style:name="P6522" style:parent-style-name="Normalny" style:family="paragraph">
      <style:paragraph-properties fo:text-align="justify" fo:line-height="150%" fo:text-indent="0.2479in"/>
    </style:style>
    <style:style style:name="P6523" style:parent-style-name="Normalny" style:family="paragraph">
      <style:paragraph-properties fo:text-align="justify" fo:line-height="150%"/>
    </style:style>
    <style:style style:name="T6524" style:parent-style-name="Domyślnaczcionkaakapitu" style:family="text">
      <style:text-properties style:text-underline-type="single" style:text-underline-style="solid" style:text-underline-width="auto" style:text-underline-mode="continuous"/>
    </style:style>
    <style:style style:name="T6525" style:parent-style-name="Domyślnaczcionkaakapitu" style:family="text">
      <style:text-properties fo:background-color="#80FFFF"/>
    </style:style>
    <style:style style:name="P6526" style:parent-style-name="Normalny" style:family="paragraph">
      <style:paragraph-properties fo:text-align="justify" fo:line-height="150%" fo:text-indent="0.2479in"/>
    </style:style>
    <style:style style:name="T6527" style:parent-style-name="Domyślnaczcionkaakapitu" style:family="text">
      <style:text-properties fo:background-color="#80FFFF"/>
    </style:style>
    <style:style style:name="T6528" style:parent-style-name="Domyślnaczcionkaakapitu" style:family="text">
      <style:text-properties fo:background-color="#80FFFF"/>
    </style:style>
    <style:style style:name="P6529" style:parent-style-name="Normalny" style:family="paragraph">
      <style:paragraph-properties fo:text-align="justify" fo:line-height="150%"/>
    </style:style>
    <style:style style:name="P6530" style:parent-style-name="Normalny" style:family="paragraph">
      <style:paragraph-properties fo:text-align="justify" fo:line-height="150%" fo:text-indent="0.2479in"/>
    </style:style>
    <style:style style:name="T6531" style:parent-style-name="Domyślnaczcionkaakapitu" style:family="text">
      <style:text-properties fo:background-color="#80FFFF"/>
    </style:style>
    <style:style style:name="T6532" style:parent-style-name="Domyślnaczcionkaakapitu" style:family="text">
      <style:text-properties fo:background-color="#80FFFF"/>
    </style:style>
    <style:style style:name="P6533" style:parent-style-name="Normalny" style:family="paragraph">
      <style:paragraph-properties fo:text-align="justify" fo:line-height="150%"/>
    </style:style>
    <style:style style:name="T6534" style:parent-style-name="Domyślnaczcionkaakapitu" style:family="text">
      <style:text-properties fo:background-color="#80FFFF"/>
    </style:style>
    <style:style style:name="P6535" style:parent-style-name="Normalny" style:family="paragraph">
      <style:paragraph-properties fo:text-align="justify" fo:line-height="150%"/>
    </style:style>
    <style:style style:name="T6536" style:parent-style-name="Domyślnaczcionkaakapitu" style:family="text">
      <style:text-properties fo:background-color="#80FFFF" style:text-underline-type="single" style:text-underline-style="solid" style:text-underline-width="auto" style:text-underline-mode="continuous"/>
    </style:style>
    <style:style style:name="T6537" style:parent-style-name="Domyślnaczcionkaakapitu" style:family="text">
      <style:text-properties style:text-underline-type="single" style:text-underline-style="solid" style:text-underline-width="auto" style:text-underline-mode="continuous"/>
    </style:style>
    <style:style style:name="T6538" style:parent-style-name="Domyślnaczcionkaakapitu" style:family="text">
      <style:text-properties fo:background-color="#80FFFF" style:text-underline-type="single" style:text-underline-style="solid" style:text-underline-width="auto" style:text-underline-mode="continuous"/>
    </style:style>
    <style:style style:name="T6539" style:parent-style-name="Domyślnaczcionkaakapitu" style:family="text">
      <style:text-properties style:text-underline-type="single" style:text-underline-style="solid" style:text-underline-width="auto" style:text-underline-mode="continuous"/>
    </style:style>
    <style:style style:name="T6540" style:parent-style-name="Domyślnaczcionkaakapitu" style:family="text">
      <style:text-properties fo:background-color="#80FFFF"/>
    </style:style>
    <style:style style:name="P6541" style:parent-style-name="Normalny" style:family="paragraph">
      <style:paragraph-properties fo:text-align="justify" fo:line-height="150%" fo:text-indent="0.2479in"/>
    </style:style>
    <style:style style:name="T6542" style:parent-style-name="Domyślnaczcionkaakapitu" style:family="text">
      <style:text-properties fo:background-color="#80FFFF"/>
    </style:style>
    <style:style style:name="P6543" style:parent-style-name="Normalny" style:family="paragraph">
      <style:paragraph-properties fo:text-align="justify" fo:line-height="150%"/>
    </style:style>
    <style:style style:name="T6544" style:parent-style-name="Domyślnaczcionkaakapitu" style:family="text">
      <style:text-properties style:text-underline-type="single" style:text-underline-style="solid" style:text-underline-width="auto" style:text-underline-mode="continuous"/>
    </style:style>
    <style:style style:name="T6545" style:parent-style-name="Domyślnaczcionkaakapitu" style:family="text">
      <style:text-properties fo:background-color="#80FFFF"/>
    </style:style>
    <style:style style:name="P6546" style:parent-style-name="Normalny" style:family="paragraph">
      <style:paragraph-properties fo:text-align="justify" fo:line-height="150%" fo:text-indent="0.2479in"/>
    </style:style>
    <style:style style:name="T6547" style:parent-style-name="Domyślnaczcionkaakapitu" style:family="text">
      <style:text-properties fo:background-color="#80FFFF"/>
    </style:style>
    <style:style style:name="P6548" style:parent-style-name="Normalny" style:family="paragraph">
      <style:paragraph-properties fo:text-align="justify" fo:line-height="150%"/>
    </style:style>
    <style:style style:name="T6549" style:parent-style-name="Domyślnaczcionkaakapitu" style:family="text">
      <style:text-properties fo:background-color="#80FFFF" style:text-underline-type="single" style:text-underline-style="solid" style:text-underline-width="auto" style:text-underline-mode="continuous"/>
    </style:style>
    <style:style style:name="T6550" style:parent-style-name="Domyślnaczcionkaakapitu" style:family="text">
      <style:text-properties style:text-underline-type="single" style:text-underline-style="solid" style:text-underline-width="auto" style:text-underline-mode="continuous"/>
    </style:style>
    <style:style style:name="T6551" style:parent-style-name="Domyślnaczcionkaakapitu" style:family="text">
      <style:text-properties fo:background-color="#80FFFF"/>
    </style:style>
    <style:style style:name="P6552" style:parent-style-name="Normalny" style:family="paragraph">
      <style:paragraph-properties fo:text-align="justify" fo:line-height="150%" fo:text-indent="0.2479in"/>
    </style:style>
    <style:style style:name="P6553" style:parent-style-name="Normalny" style:family="paragraph">
      <style:paragraph-properties fo:text-align="justify" fo:line-height="150%"/>
    </style:style>
    <style:style style:name="T6554" style:parent-style-name="Domyślnaczcionkaakapitu" style:family="text">
      <style:text-properties style:text-underline-type="single" style:text-underline-style="solid" style:text-underline-width="auto" style:text-underline-mode="continuous"/>
    </style:style>
    <style:style style:name="T6555" style:parent-style-name="Domyślnaczcionkaakapitu" style:family="text">
      <style:text-properties fo:background-color="#80FFFF" style:text-underline-type="single" style:text-underline-style="solid" style:text-underline-width="auto" style:text-underline-mode="continuous"/>
    </style:style>
    <style:style style:name="T6556" style:parent-style-name="Domyślnaczcionkaakapitu" style:family="text">
      <style:text-properties style:text-underline-type="single" style:text-underline-style="solid" style:text-underline-width="auto" style:text-underline-mode="continuous"/>
    </style:style>
    <style:style style:name="T6557" style:parent-style-name="Domyślnaczcionkaakapitu" style:family="text">
      <style:text-properties fo:background-color="#80FFFF" style:text-underline-type="single" style:text-underline-style="solid" style:text-underline-width="auto" style:text-underline-mode="continuous"/>
    </style:style>
    <style:style style:name="T6558" style:parent-style-name="Domyślnaczcionkaakapitu" style:family="text">
      <style:text-properties style:text-underline-type="single" style:text-underline-style="solid" style:text-underline-width="auto" style:text-underline-mode="continuous"/>
    </style:style>
    <style:style style:name="T6559" style:parent-style-name="Domyślnaczcionkaakapitu" style:family="text">
      <style:text-properties fo:background-color="#80FFFF" style:text-underline-type="single" style:text-underline-style="solid" style:text-underline-width="auto" style:text-underline-mode="continuous"/>
    </style:style>
    <style:style style:name="T6560" style:parent-style-name="Domyślnaczcionkaakapitu" style:family="text">
      <style:text-properties fo:background-color="#80FFFF"/>
    </style:style>
    <style:style style:name="P6561" style:parent-style-name="Normalny" style:family="paragraph">
      <style:paragraph-properties fo:text-align="justify" fo:line-height="150%" fo:text-indent="0.2479in"/>
    </style:style>
    <style:style style:name="P6562" style:parent-style-name="Normalny" style:family="paragraph">
      <style:paragraph-properties fo:text-align="justify" fo:line-height="150%"/>
    </style:style>
    <style:style style:name="T6563" style:parent-style-name="Domyślnaczcionkaakapitu" style:family="text">
      <style:text-properties style:text-underline-type="single" style:text-underline-style="solid" style:text-underline-width="auto" style:text-underline-mode="continuous"/>
    </style:style>
    <style:style style:name="T6564" style:parent-style-name="Domyślnaczcionkaakapitu" style:family="text">
      <style:text-properties fo:background-color="#80FFFF" style:text-underline-type="single" style:text-underline-style="solid" style:text-underline-width="auto" style:text-underline-mode="continuous"/>
    </style:style>
    <style:style style:name="T6565" style:parent-style-name="Domyślnaczcionkaakapitu" style:family="text">
      <style:text-properties style:text-underline-type="single" style:text-underline-style="solid" style:text-underline-width="auto" style:text-underline-mode="continuous"/>
    </style:style>
    <style:style style:name="T6566" style:parent-style-name="Domyślnaczcionkaakapitu" style:family="text">
      <style:text-properties fo:background-color="#80FFFF"/>
    </style:style>
    <style:style style:name="P6567" style:parent-style-name="Normalny" style:family="paragraph">
      <style:paragraph-properties fo:text-align="justify" fo:line-height="150%" fo:text-indent="0.2479in"/>
    </style:style>
    <style:style style:name="T6568" style:parent-style-name="Domyślnaczcionkaakapitu" style:family="text">
      <style:text-properties fo:background-color="#80FFFF"/>
    </style:style>
    <style:style style:name="P6569" style:parent-style-name="Normalny" style:family="paragraph">
      <style:paragraph-properties fo:text-align="justify" fo:line-height="150%"/>
    </style:style>
    <style:style style:name="T6570" style:parent-style-name="Domyślnaczcionkaakapitu" style:family="text">
      <style:text-properties style:text-underline-type="single" style:text-underline-style="solid" style:text-underline-width="auto" style:text-underline-mode="continuous"/>
    </style:style>
    <style:style style:name="T6571" style:parent-style-name="Domyślnaczcionkaakapitu" style:family="text">
      <style:text-properties fo:background-color="#80FFFF"/>
    </style:style>
    <style:style style:name="P6572" style:parent-style-name="Normalny" style:family="paragraph">
      <style:paragraph-properties fo:text-align="justify" fo:line-height="150%" fo:text-indent="0.2479in"/>
    </style:style>
    <style:style style:name="T6573" style:parent-style-name="Domyślnaczcionkaakapitu" style:family="text">
      <style:text-properties fo:background-color="#80FFFF"/>
    </style:style>
    <style:style style:name="T6574" style:parent-style-name="Domyślnaczcionkaakapitu" style:family="text">
      <style:text-properties fo:background-color="#80FFFF"/>
    </style:style>
    <style:style style:name="P6575" style:parent-style-name="Normalny" style:family="paragraph">
      <style:paragraph-properties fo:text-align="justify" fo:line-height="150%"/>
    </style:style>
    <style:style style:name="T6576" style:parent-style-name="Domyślnaczcionkaakapitu" style:family="text">
      <style:text-properties fo:background-color="#80FFFF" style:text-underline-type="single" style:text-underline-style="solid" style:text-underline-width="auto" style:text-underline-mode="continuous"/>
    </style:style>
    <style:style style:name="T6577" style:parent-style-name="Domyślnaczcionkaakapitu" style:family="text">
      <style:text-properties style:text-underline-type="single" style:text-underline-style="solid" style:text-underline-width="auto" style:text-underline-mode="continuous"/>
    </style:style>
    <style:style style:name="T6578" style:parent-style-name="Domyślnaczcionkaakapitu" style:family="text">
      <style:text-properties fo:background-color="#80FFFF"/>
    </style:style>
    <style:style style:name="P6579" style:parent-style-name="Normalny" style:family="paragraph">
      <style:paragraph-properties fo:text-align="justify" fo:line-height="150%" fo:text-indent="0.2479in"/>
    </style:style>
    <style:style style:name="T6580" style:parent-style-name="Domyślnaczcionkaakapitu" style:family="text">
      <style:text-properties fo:background-color="#80FFFF"/>
    </style:style>
    <style:style style:name="T6581" style:parent-style-name="Domyślnaczcionkaakapitu" style:family="text">
      <style:text-properties fo:background-color="#80FFFF"/>
    </style:style>
    <style:style style:name="T6582" style:parent-style-name="Domyślnaczcionkaakapitu" style:family="text">
      <style:text-properties fo:background-color="#80FFFF"/>
    </style:style>
    <style:style style:name="T6583" style:parent-style-name="Domyślnaczcionkaakapitu" style:family="text">
      <style:text-properties fo:background-color="#80FFFF"/>
    </style:style>
    <style:style style:name="P6584" style:parent-style-name="Normalny" style:family="paragraph">
      <style:paragraph-properties fo:text-align="justify" fo:line-height="150%" fo:text-indent="0.2479in"/>
    </style:style>
    <style:style style:name="T6585" style:parent-style-name="Domyślnaczcionkaakapitu" style:family="text">
      <style:text-properties fo:background-color="#80FFFF"/>
    </style:style>
    <style:style style:name="T6586" style:parent-style-name="Domyślnaczcionkaakapitu" style:family="text">
      <style:text-properties fo:background-color="#80FFFF"/>
    </style:style>
    <style:style style:name="T6587" style:parent-style-name="Domyślnaczcionkaakapitu" style:family="text">
      <style:text-properties fo:background-color="#80FFFF"/>
    </style:style>
    <style:style style:name="T6588" style:parent-style-name="Domyślnaczcionkaakapitu" style:family="text">
      <style:text-properties fo:background-color="#80FFFF"/>
    </style:style>
    <style:style style:name="T6589" style:parent-style-name="Domyślnaczcionkaakapitu" style:family="text">
      <style:text-properties fo:background-color="#80FFFF"/>
    </style:style>
    <style:style style:name="T6590" style:parent-style-name="Domyślnaczcionkaakapitu" style:family="text">
      <style:text-properties fo:background-color="#80FFFF"/>
    </style:style>
    <style:style style:name="T6591" style:parent-style-name="Domyślnaczcionkaakapitu" style:family="text">
      <style:text-properties fo:background-color="#80FFFF"/>
    </style:style>
    <style:style style:name="P6592" style:parent-style-name="Normalny" style:family="paragraph">
      <style:paragraph-properties fo:text-align="justify" fo:line-height="150%" fo:text-indent="0.2479in"/>
    </style:style>
    <style:style style:name="T6593" style:parent-style-name="Domyślnaczcionkaakapitu" style:family="text">
      <style:text-properties fo:background-color="#80FFFF"/>
    </style:style>
    <style:style style:name="P6594" style:parent-style-name="Normalny" style:family="paragraph">
      <style:paragraph-properties fo:text-align="justify" fo:line-height="150%"/>
    </style:style>
    <style:style style:name="T6595" style:parent-style-name="Domyślnaczcionkaakapitu" style:family="text">
      <style:text-properties style:text-underline-type="single" style:text-underline-style="solid" style:text-underline-width="auto" style:text-underline-mode="continuous"/>
    </style:style>
    <style:style style:name="T6596" style:parent-style-name="Domyślnaczcionkaakapitu" style:family="text">
      <style:text-properties fo:background-color="#80FFFF"/>
    </style:style>
    <style:style style:name="P6597" style:parent-style-name="Normalny" style:family="paragraph">
      <style:paragraph-properties fo:text-align="justify" fo:line-height="150%" fo:text-indent="0.2479in"/>
    </style:style>
    <style:style style:name="T6598" style:parent-style-name="Domyślnaczcionkaakapitu" style:family="text">
      <style:text-properties fo:background-color="#80FFFF"/>
    </style:style>
    <style:style style:name="T6599" style:parent-style-name="Domyślnaczcionkaakapitu" style:family="text">
      <style:text-properties fo:background-color="#80FFFF"/>
    </style:style>
    <style:style style:name="T6600" style:parent-style-name="Domyślnaczcionkaakapitu" style:family="text">
      <style:text-properties fo:background-color="#80FFFF"/>
    </style:style>
    <style:style style:name="T6601" style:parent-style-name="Domyślnaczcionkaakapitu" style:family="text">
      <style:text-properties fo:background-color="#80FFFF"/>
    </style:style>
    <style:style style:name="T6602" style:parent-style-name="Domyślnaczcionkaakapitu" style:family="text">
      <style:text-properties fo:background-color="#80FFFF"/>
    </style:style>
    <style:style style:name="T6603" style:parent-style-name="Domyślnaczcionkaakapitu" style:family="text">
      <style:text-properties fo:background-color="#80FFFF"/>
    </style:style>
    <style:style style:name="T6604" style:parent-style-name="Domyślnaczcionkaakapitu" style:family="text">
      <style:text-properties fo:background-color="#80FFFF"/>
    </style:style>
    <style:style style:name="T6605" style:parent-style-name="Domyślnaczcionkaakapitu" style:family="text">
      <style:text-properties fo:background-color="#80FFFF"/>
    </style:style>
    <style:style style:name="P6606" style:parent-style-name="Normalny" style:family="paragraph">
      <style:paragraph-properties fo:text-align="justify" fo:line-height="150%"/>
    </style:style>
    <style:style style:name="T6607" style:parent-style-name="Domyślnaczcionkaakapitu" style:family="text">
      <style:text-properties style:text-underline-type="single" style:text-underline-style="solid" style:text-underline-width="auto" style:text-underline-mode="continuous"/>
    </style:style>
    <style:style style:name="T6608" style:parent-style-name="Domyślnaczcionkaakapitu" style:family="text">
      <style:text-properties fo:background-color="#80FFFF" style:text-underline-type="single" style:text-underline-style="solid" style:text-underline-width="auto" style:text-underline-mode="continuous"/>
    </style:style>
    <style:style style:name="T6609" style:parent-style-name="Domyślnaczcionkaakapitu" style:family="text">
      <style:text-properties style:text-underline-type="single" style:text-underline-style="solid" style:text-underline-width="auto" style:text-underline-mode="continuous"/>
    </style:style>
    <style:style style:name="T6610" style:parent-style-name="Domyślnaczcionkaakapitu" style:family="text">
      <style:text-properties fo:background-color="#80FFFF" style:text-underline-type="single" style:text-underline-style="solid" style:text-underline-width="auto" style:text-underline-mode="continuous"/>
    </style:style>
    <style:style style:name="T6611" style:parent-style-name="Domyślnaczcionkaakapitu" style:family="text">
      <style:text-properties style:text-underline-type="single" style:text-underline-style="solid" style:text-underline-width="auto" style:text-underline-mode="continuous"/>
    </style:style>
    <style:style style:name="T6612" style:parent-style-name="Domyślnaczcionkaakapitu" style:family="text">
      <style:text-properties fo:background-color="#80FFFF"/>
    </style:style>
    <style:style style:name="P6613" style:parent-style-name="Normalny" style:family="paragraph">
      <style:paragraph-properties fo:text-align="justify" fo:line-height="150%" fo:text-indent="0.2479in"/>
    </style:style>
    <style:style style:name="T6614" style:parent-style-name="Domyślnaczcionkaakapitu" style:family="text">
      <style:text-properties fo:background-color="#80FFFF"/>
    </style:style>
    <style:style style:name="T6615" style:parent-style-name="Domyślnaczcionkaakapitu" style:family="text">
      <style:text-properties fo:background-color="#80FFFF"/>
    </style:style>
    <style:style style:name="T6616" style:parent-style-name="Domyślnaczcionkaakapitu" style:family="text">
      <style:text-properties fo:background-color="#80FFFF"/>
    </style:style>
    <style:style style:name="T6617" style:parent-style-name="Domyślnaczcionkaakapitu" style:family="text">
      <style:text-properties fo:background-color="#80FFFF"/>
    </style:style>
    <style:style style:name="P6618" style:parent-style-name="Normalny" style:family="paragraph">
      <style:paragraph-properties fo:text-align="justify" fo:line-height="150%">
        <style:tab-stops>
          <style:tab-stop style:type="left" style:position="2.4013in"/>
        </style:tab-stops>
      </style:paragraph-properties>
    </style:style>
    <style:style style:name="T6619" style:parent-style-name="Domyślnaczcionkaakapitu" style:family="text">
      <style:text-properties style:text-underline-type="single" style:text-underline-style="solid" style:text-underline-width="auto" style:text-underline-mode="continuous"/>
    </style:style>
    <style:style style:name="T6620" style:parent-style-name="Domyślnaczcionkaakapitu" style:family="text">
      <style:text-properties fo:background-color="#80FFFF" style:text-underline-type="single" style:text-underline-style="solid" style:text-underline-width="auto" style:text-underline-mode="continuous"/>
    </style:style>
    <style:style style:name="T6621" style:parent-style-name="Domyślnaczcionkaakapitu" style:family="text">
      <style:text-properties style:text-underline-type="single" style:text-underline-style="solid" style:text-underline-width="auto" style:text-underline-mode="continuous"/>
    </style:style>
    <style:style style:name="T6622" style:parent-style-name="Domyślnaczcionkaakapitu" style:family="text">
      <style:text-properties fo:background-color="#80FFFF" style:text-underline-type="single" style:text-underline-style="solid" style:text-underline-width="auto" style:text-underline-mode="continuous"/>
    </style:style>
    <style:style style:name="T6623" style:parent-style-name="Domyślnaczcionkaakapitu" style:family="text">
      <style:text-properties style:text-underline-type="single" style:text-underline-style="solid" style:text-underline-width="auto" style:text-underline-mode="continuous"/>
    </style:style>
    <style:style style:name="T6624" style:parent-style-name="Domyślnaczcionkaakapitu" style:family="text">
      <style:text-properties fo:background-color="#80FFFF"/>
    </style:style>
    <style:style style:name="P6625" style:parent-style-name="Normalny" style:family="paragraph">
      <style:paragraph-properties fo:text-align="justify" fo:line-height="150%" fo:text-indent="0.2479in">
        <style:tab-stops>
          <style:tab-stop style:type="left" style:position="2.4013in"/>
        </style:tab-stops>
      </style:paragraph-properties>
    </style:style>
    <style:style style:name="T6626" style:parent-style-name="Domyślnaczcionkaakapitu" style:family="text">
      <style:text-properties fo:background-color="#80FFFF"/>
    </style:style>
    <style:style style:name="T6627" style:parent-style-name="Domyślnaczcionkaakapitu" style:family="text">
      <style:text-properties fo:background-color="#80FFFF"/>
    </style:style>
    <style:style style:name="T6628" style:parent-style-name="Domyślnaczcionkaakapitu" style:family="text">
      <style:text-properties fo:background-color="#80FFFF"/>
    </style:style>
    <style:style style:name="P6629" style:parent-style-name="Normalny" style:family="paragraph">
      <style:paragraph-properties fo:text-align="justify" fo:line-height="150%">
        <style:tab-stops>
          <style:tab-stop style:type="left" style:position="2.4013in"/>
        </style:tab-stops>
      </style:paragraph-properties>
    </style:style>
    <style:style style:name="T6630" style:parent-style-name="Domyślnaczcionkaakapitu" style:family="text">
      <style:text-properties fo:background-color="#80FFFF"/>
    </style:style>
    <style:style style:name="P6631" style:parent-style-name="Normalny" style:family="paragraph">
      <style:paragraph-properties fo:text-align="justify" fo:line-height="150%" fo:text-indent="0.2479in"/>
    </style:style>
    <style:style style:name="T6632" style:parent-style-name="Domyślnaczcionkaakapitu" style:family="text">
      <style:text-properties fo:background-color="#80FFFF"/>
    </style:style>
    <style:style style:name="P6633" style:parent-style-name="Normalny" style:family="paragraph">
      <style:paragraph-properties fo:text-align="justify" fo:line-height="150%"/>
    </style:style>
    <style:style style:name="T6634" style:parent-style-name="Domyślnaczcionkaakapitu" style:family="text">
      <style:text-properties style:text-underline-type="single" style:text-underline-style="solid" style:text-underline-width="auto" style:text-underline-mode="continuous"/>
    </style:style>
    <style:style style:name="T6635" style:parent-style-name="Domyślnaczcionkaakapitu" style:family="text">
      <style:text-properties fo:background-color="#80FFFF"/>
    </style:style>
    <style:style style:name="P6636" style:parent-style-name="Normalny" style:family="paragraph">
      <style:paragraph-properties fo:text-align="justify" fo:line-height="150%" fo:text-indent="0.2479in"/>
    </style:style>
    <style:style style:name="T6637" style:parent-style-name="Domyślnaczcionkaakapitu" style:family="text">
      <style:text-properties fo:background-color="#80FFFF"/>
    </style:style>
    <style:style style:name="P6638" style:parent-style-name="Normalny" style:family="paragraph">
      <style:paragraph-properties fo:text-align="justify" fo:line-height="150%" fo:text-indent="0.2479in"/>
    </style:style>
    <style:style style:name="P6639" style:parent-style-name="Normalny" style:family="paragraph">
      <style:paragraph-properties fo:text-align="justify" fo:line-height="150%"/>
    </style:style>
    <style:style style:name="T6640" style:parent-style-name="Domyślnaczcionkaakapitu" style:family="text">
      <style:text-properties style:text-underline-type="single" style:text-underline-style="solid" style:text-underline-width="auto" style:text-underline-mode="continuous"/>
    </style:style>
    <style:style style:name="T6641" style:parent-style-name="Domyślnaczcionkaakapitu" style:family="text">
      <style:text-properties fo:background-color="#80FFFF"/>
    </style:style>
    <style:style style:name="P6642" style:parent-style-name="Normalny" style:family="paragraph">
      <style:paragraph-properties fo:text-align="justify" fo:line-height="150%" fo:text-indent="0.2479in"/>
    </style:style>
    <style:style style:name="T6643" style:parent-style-name="Domyślnaczcionkaakapitu" style:family="text">
      <style:text-properties fo:background-color="#80FFFF"/>
    </style:style>
    <style:style style:name="T6644" style:parent-style-name="Domyślnaczcionkaakapitu" style:family="text">
      <style:text-properties fo:background-color="#80FFFF"/>
    </style:style>
    <style:style style:name="T6645" style:parent-style-name="Domyślnaczcionkaakapitu" style:family="text">
      <style:text-properties fo:background-color="#80FFFF"/>
    </style:style>
    <style:style style:name="P6646" style:parent-style-name="Normalny" style:family="paragraph">
      <style:paragraph-properties fo:text-align="justify" fo:line-height="150%"/>
    </style:style>
    <style:style style:name="T6647" style:parent-style-name="Domyślnaczcionkaakapitu" style:family="text">
      <style:text-properties style:text-underline-type="single" style:text-underline-style="solid" style:text-underline-width="auto" style:text-underline-mode="continuous"/>
    </style:style>
    <style:style style:name="T6648" style:parent-style-name="Domyślnaczcionkaakapitu" style:family="text">
      <style:text-properties fo:background-color="#80FFFF"/>
    </style:style>
    <style:style style:name="P6649" style:parent-style-name="Normalny" style:family="paragraph">
      <style:paragraph-properties fo:text-align="justify" fo:line-height="150%" fo:text-indent="0.2479in"/>
    </style:style>
    <style:style style:name="T6650" style:parent-style-name="Domyślnaczcionkaakapitu" style:family="text">
      <style:text-properties fo:background-color="#80FFFF"/>
    </style:style>
    <style:style style:name="T6651" style:parent-style-name="Domyślnaczcionkaakapitu" style:family="text">
      <style:text-properties fo:background-color="#80FFFF"/>
    </style:style>
    <style:style style:name="P6652" style:parent-style-name="Normalny" style:family="paragraph">
      <style:paragraph-properties fo:text-align="justify" fo:line-height="150%"/>
    </style:style>
    <style:style style:name="T6653" style:parent-style-name="Domyślnaczcionkaakapitu" style:family="text">
      <style:text-properties style:text-underline-type="single" style:text-underline-style="solid" style:text-underline-width="auto" style:text-underline-mode="continuous"/>
    </style:style>
    <style:style style:name="T6654" style:parent-style-name="Domyślnaczcionkaakapitu" style:family="text">
      <style:text-properties fo:background-color="#80FFFF"/>
    </style:style>
    <style:style style:name="P6655" style:parent-style-name="Normalny" style:family="paragraph">
      <style:paragraph-properties fo:text-align="justify" fo:line-height="150%" fo:text-indent="0.2479in"/>
    </style:style>
    <style:style style:name="T6656" style:parent-style-name="Domyślnaczcionkaakapitu" style:family="text">
      <style:text-properties fo:background-color="#80FFFF"/>
    </style:style>
    <style:style style:name="T6657" style:parent-style-name="Domyślnaczcionkaakapitu" style:family="text">
      <style:text-properties fo:background-color="#80FFFF"/>
    </style:style>
    <style:style style:name="P6658" style:parent-style-name="Normalny" style:family="paragraph">
      <style:paragraph-properties fo:text-align="justify" fo:line-height="150%" fo:text-indent="0.2479in"/>
    </style:style>
    <style:style style:name="T6659" style:parent-style-name="Domyślnaczcionkaakapitu" style:family="text">
      <style:text-properties fo:background-color="#80FFFF"/>
    </style:style>
    <style:style style:name="T6660" style:parent-style-name="Domyślnaczcionkaakapitu" style:family="text">
      <style:text-properties fo:background-color="#80FFFF"/>
    </style:style>
    <style:style style:name="P6661" style:parent-style-name="Normalny" style:family="paragraph">
      <style:paragraph-properties fo:text-align="justify" fo:line-height="150%"/>
    </style:style>
    <style:style style:name="T6662" style:parent-style-name="Domyślnaczcionkaakapitu" style:family="text">
      <style:text-properties style:text-underline-type="single" style:text-underline-style="solid" style:text-underline-width="auto" style:text-underline-mode="continuous"/>
    </style:style>
    <style:style style:name="T6663" style:parent-style-name="Domyślnaczcionkaakapitu" style:family="text">
      <style:text-properties fo:background-color="#80FFFF"/>
    </style:style>
    <style:style style:name="P6664" style:parent-style-name="Normalny" style:family="paragraph">
      <style:paragraph-properties fo:text-align="justify" fo:line-height="150%" fo:text-indent="0.2479in"/>
    </style:style>
    <style:style style:name="P6665" style:parent-style-name="Normalny" style:family="paragraph">
      <style:paragraph-properties fo:text-align="justify" fo:line-height="150%"/>
    </style:style>
    <style:style style:name="T6666" style:parent-style-name="Domyślnaczcionkaakapitu" style:family="text">
      <style:text-properties fo:background-color="#80FFFF" style:text-underline-type="single" style:text-underline-style="solid" style:text-underline-width="auto" style:text-underline-mode="continuous"/>
    </style:style>
    <style:style style:name="T6667" style:parent-style-name="Domyślnaczcionkaakapitu" style:family="text">
      <style:text-properties style:text-underline-type="single" style:text-underline-style="solid" style:text-underline-width="auto" style:text-underline-mode="continuous"/>
    </style:style>
    <style:style style:name="T6668" style:parent-style-name="Domyślnaczcionkaakapitu" style:family="text">
      <style:text-properties fo:background-color="#80FFFF"/>
    </style:style>
    <style:style style:name="P6669" style:parent-style-name="Normalny" style:family="paragraph">
      <style:paragraph-properties fo:text-align="justify" fo:line-height="150%" fo:text-indent="0.2479in"/>
    </style:style>
    <style:style style:name="T6670" style:parent-style-name="Domyślnaczcionkaakapitu" style:family="text">
      <style:text-properties fo:background-color="#80FFFF"/>
    </style:style>
    <style:style style:name="T6671" style:parent-style-name="Domyślnaczcionkaakapitu" style:family="text">
      <style:text-properties fo:background-color="#80FFFF"/>
    </style:style>
    <style:style style:name="T6672" style:parent-style-name="Domyślnaczcionkaakapitu" style:family="text">
      <style:text-properties fo:background-color="#80FFFF"/>
    </style:style>
    <style:style style:name="T6673" style:parent-style-name="Domyślnaczcionkaakapitu" style:family="text">
      <style:text-properties fo:background-color="#80FFFF"/>
    </style:style>
    <style:style style:name="P6674" style:parent-style-name="Normalny" style:family="paragraph">
      <style:paragraph-properties fo:text-align="justify" fo:line-height="150%"/>
    </style:style>
    <style:style style:name="T6675" style:parent-style-name="Domyślnaczcionkaakapitu" style:family="text">
      <style:text-properties style:text-underline-type="single" style:text-underline-style="solid" style:text-underline-width="auto" style:text-underline-mode="continuous"/>
    </style:style>
    <style:style style:name="T6676" style:parent-style-name="Domyślnaczcionkaakapitu" style:family="text">
      <style:text-properties fo:background-color="#80FFFF" style:text-underline-type="single" style:text-underline-style="solid" style:text-underline-width="auto" style:text-underline-mode="continuous"/>
    </style:style>
    <style:style style:name="T6677" style:parent-style-name="Domyślnaczcionkaakapitu" style:family="text">
      <style:text-properties style:text-underline-type="single" style:text-underline-style="solid" style:text-underline-width="auto" style:text-underline-mode="continuous"/>
    </style:style>
    <style:style style:name="T6678" style:parent-style-name="Domyślnaczcionkaakapitu" style:family="text">
      <style:text-properties fo:background-color="#80FFFF" style:text-underline-type="single" style:text-underline-style="solid" style:text-underline-width="auto" style:text-underline-mode="continuous"/>
    </style:style>
    <style:style style:name="T6679" style:parent-style-name="Domyślnaczcionkaakapitu" style:family="text">
      <style:text-properties fo:background-color="#80FFFF"/>
    </style:style>
    <style:style style:name="P6680" style:parent-style-name="Normalny" style:family="paragraph">
      <style:paragraph-properties fo:text-align="justify" fo:line-height="150%" fo:text-indent="0.2479in"/>
    </style:style>
    <style:style style:name="T6681" style:parent-style-name="Domyślnaczcionkaakapitu" style:family="text">
      <style:text-properties fo:background-color="#80FFFF"/>
    </style:style>
    <style:style style:name="P6682" style:parent-style-name="Normalny" style:family="paragraph">
      <style:paragraph-properties fo:text-align="justify" fo:line-height="150%"/>
    </style:style>
    <style:style style:name="T6683" style:parent-style-name="Domyślnaczcionkaakapitu" style:family="text">
      <style:text-properties style:text-underline-type="single" style:text-underline-style="solid" style:text-underline-width="auto" style:text-underline-mode="continuous"/>
    </style:style>
    <style:style style:name="T6684" style:parent-style-name="Domyślnaczcionkaakapitu" style:family="text">
      <style:text-properties fo:background-color="#80FFFF" style:text-underline-type="single" style:text-underline-style="solid" style:text-underline-width="auto" style:text-underline-mode="continuous"/>
    </style:style>
    <style:style style:name="T6685" style:parent-style-name="Domyślnaczcionkaakapitu" style:family="text">
      <style:text-properties style:text-underline-type="single" style:text-underline-style="solid" style:text-underline-width="auto" style:text-underline-mode="continuous"/>
    </style:style>
    <style:style style:name="T6686" style:parent-style-name="Domyślnaczcionkaakapitu" style:family="text">
      <style:text-properties fo:background-color="#80FFFF" style:text-underline-type="single" style:text-underline-style="solid" style:text-underline-width="auto" style:text-underline-mode="continuous"/>
    </style:style>
    <style:style style:name="T6687" style:parent-style-name="Domyślnaczcionkaakapitu" style:family="text">
      <style:text-properties fo:background-color="#80FFFF"/>
    </style:style>
    <style:style style:name="P6688" style:parent-style-name="Normalny" style:family="paragraph">
      <style:paragraph-properties fo:text-align="justify" fo:line-height="150%" fo:text-indent="0.2479in"/>
    </style:style>
    <style:style style:name="T6689" style:parent-style-name="Domyślnaczcionkaakapitu" style:family="text">
      <style:text-properties fo:background-color="#80FFFF"/>
    </style:style>
    <style:style style:name="T6690" style:parent-style-name="Domyślnaczcionkaakapitu" style:family="text">
      <style:text-properties fo:background-color="#80FFFF"/>
    </style:style>
    <style:style style:name="T6691" style:parent-style-name="Domyślnaczcionkaakapitu" style:family="text">
      <style:text-properties fo:background-color="#80FFFF"/>
    </style:style>
    <style:style style:name="T6692" style:parent-style-name="Domyślnaczcionkaakapitu" style:family="text">
      <style:text-properties fo:background-color="#80FFFF"/>
    </style:style>
    <style:style style:name="T6693" style:parent-style-name="Domyślnaczcionkaakapitu" style:family="text">
      <style:text-properties fo:background-color="#80FFFF"/>
    </style:style>
    <style:style style:name="T6694" style:parent-style-name="Domyślnaczcionkaakapitu" style:family="text">
      <style:text-properties fo:background-color="#80FFFF"/>
    </style:style>
    <style:style style:name="T6695" style:parent-style-name="Domyślnaczcionkaakapitu" style:family="text">
      <style:text-properties fo:background-color="#80FFFF"/>
    </style:style>
    <style:style style:name="T6696" style:parent-style-name="Domyślnaczcionkaakapitu" style:family="text">
      <style:text-properties fo:background-color="#80FFFF"/>
    </style:style>
    <style:style style:name="T6697" style:parent-style-name="Domyślnaczcionkaakapitu" style:family="text">
      <style:text-properties fo:background-color="#80FFFF"/>
    </style:style>
    <style:style style:name="T6698" style:parent-style-name="Domyślnaczcionkaakapitu" style:family="text">
      <style:text-properties fo:background-color="#80FFFF"/>
    </style:style>
    <style:style style:name="T6699" style:parent-style-name="Domyślnaczcionkaakapitu" style:family="text">
      <style:text-properties fo:background-color="#80FFFF"/>
    </style:style>
    <style:style style:name="T6700" style:parent-style-name="Domyślnaczcionkaakapitu" style:family="text">
      <style:text-properties fo:background-color="#80FFFF"/>
    </style:style>
    <style:style style:name="T6701" style:parent-style-name="Domyślnaczcionkaakapitu" style:family="text">
      <style:text-properties fo:background-color="#80FFFF"/>
    </style:style>
    <style:style style:name="T6702" style:parent-style-name="Domyślnaczcionkaakapitu" style:family="text">
      <style:text-properties fo:background-color="#80FFFF"/>
    </style:style>
    <style:style style:name="T6703" style:parent-style-name="Domyślnaczcionkaakapitu" style:family="text">
      <style:text-properties fo:background-color="#80FFFF"/>
    </style:style>
    <style:style style:name="P6704" style:parent-style-name="Normalny" style:family="paragraph">
      <style:paragraph-properties fo:text-align="justify" fo:line-height="150%" fo:text-indent="0.2479in"/>
    </style:style>
    <style:style style:name="T6705" style:parent-style-name="Domyślnaczcionkaakapitu" style:family="text">
      <style:text-properties fo:background-color="#80FFFF"/>
    </style:style>
    <style:style style:name="T6706" style:parent-style-name="Domyślnaczcionkaakapitu" style:family="text">
      <style:text-properties fo:background-color="#80FFFF"/>
    </style:style>
    <style:style style:name="T6707" style:parent-style-name="Domyślnaczcionkaakapitu" style:family="text">
      <style:text-properties fo:background-color="#80FFFF"/>
    </style:style>
    <style:style style:name="P6708" style:parent-style-name="Normalny" style:family="paragraph">
      <style:paragraph-properties fo:text-align="justify" fo:line-height="150%"/>
    </style:style>
    <style:style style:name="T6709" style:parent-style-name="Domyślnaczcionkaakapitu" style:family="text">
      <style:text-properties style:text-underline-type="single" style:text-underline-style="solid" style:text-underline-width="auto" style:text-underline-mode="continuous"/>
    </style:style>
    <style:style style:name="T6710" style:parent-style-name="Domyślnaczcionkaakapitu" style:family="text">
      <style:text-properties fo:background-color="#80FFFF" style:text-underline-type="single" style:text-underline-style="solid" style:text-underline-width="auto" style:text-underline-mode="continuous"/>
    </style:style>
    <style:style style:name="T6711" style:parent-style-name="Domyślnaczcionkaakapitu" style:family="text">
      <style:text-properties style:text-underline-type="single" style:text-underline-style="solid" style:text-underline-width="auto" style:text-underline-mode="continuous"/>
    </style:style>
    <style:style style:name="T6712" style:parent-style-name="Domyślnaczcionkaakapitu" style:family="text">
      <style:text-properties fo:background-color="#80FFFF" style:text-underline-type="single" style:text-underline-style="solid" style:text-underline-width="auto" style:text-underline-mode="continuous"/>
    </style:style>
    <style:style style:name="T6713" style:parent-style-name="Domyślnaczcionkaakapitu" style:family="text">
      <style:text-properties style:text-underline-type="single" style:text-underline-style="solid" style:text-underline-width="auto" style:text-underline-mode="continuous"/>
    </style:style>
    <style:style style:name="T6714" style:parent-style-name="Domyślnaczcionkaakapitu" style:family="text">
      <style:text-properties fo:background-color="#80FFFF"/>
    </style:style>
    <style:style style:name="P6715" style:parent-style-name="Normalny" style:family="paragraph">
      <style:paragraph-properties fo:text-align="justify" fo:line-height="150%" fo:text-indent="0.2479in"/>
    </style:style>
    <style:style style:name="T6716" style:parent-style-name="Domyślnaczcionkaakapitu" style:family="text">
      <style:text-properties fo:background-color="#80FFFF"/>
    </style:style>
    <style:style style:name="T6717" style:parent-style-name="Domyślnaczcionkaakapitu" style:family="text">
      <style:text-properties fo:background-color="#80FFFF"/>
    </style:style>
    <style:style style:name="T6718" style:parent-style-name="Domyślnaczcionkaakapitu" style:family="text">
      <style:text-properties fo:background-color="#80FFFF"/>
    </style:style>
    <style:style style:name="P6719" style:parent-style-name="Normalny" style:family="paragraph">
      <style:paragraph-properties fo:text-align="justify" fo:line-height="150%"/>
    </style:style>
    <style:style style:name="T6720" style:parent-style-name="Domyślnaczcionkaakapitu" style:family="text">
      <style:text-properties fo:background-color="#80FFFF"/>
    </style:style>
    <style:style style:name="P6721" style:parent-style-name="Normalny" style:family="paragraph">
      <style:paragraph-properties fo:text-align="justify" fo:line-height="150%" fo:text-indent="0.2479in"/>
    </style:style>
    <style:style style:name="T6722" style:parent-style-name="Domyślnaczcionkaakapitu" style:family="text">
      <style:text-properties fo:background-color="#80FFFF"/>
    </style:style>
    <style:style style:name="P6723" style:parent-style-name="Normalny" style:family="paragraph">
      <style:paragraph-properties fo:text-align="justify" fo:line-height="150%"/>
    </style:style>
    <style:style style:name="T6724" style:parent-style-name="Domyślnaczcionkaakapitu" style:family="text">
      <style:text-properties fo:background-color="#80FFFF" style:text-underline-type="single" style:text-underline-style="solid" style:text-underline-width="auto" style:text-underline-mode="continuous"/>
    </style:style>
    <style:style style:name="T6725" style:parent-style-name="Domyślnaczcionkaakapitu" style:family="text">
      <style:text-properties style:text-underline-type="single" style:text-underline-style="solid" style:text-underline-width="auto" style:text-underline-mode="continuous"/>
    </style:style>
    <style:style style:name="T6726" style:parent-style-name="Domyślnaczcionkaakapitu" style:family="text">
      <style:text-properties fo:background-color="#80FFFF"/>
    </style:style>
    <style:style style:name="P6727" style:parent-style-name="Normalny" style:family="paragraph">
      <style:paragraph-properties fo:text-align="justify" fo:line-height="150%" fo:text-indent="0.2479in"/>
    </style:style>
    <style:style style:name="T6728" style:parent-style-name="Domyślnaczcionkaakapitu" style:family="text">
      <style:text-properties fo:background-color="#80FFFF"/>
    </style:style>
    <style:style style:name="P6729" style:parent-style-name="Normalny" style:family="paragraph">
      <style:paragraph-properties fo:text-align="justify" fo:line-height="150%"/>
    </style:style>
    <style:style style:name="T6730" style:parent-style-name="Domyślnaczcionkaakapitu" style:family="text">
      <style:text-properties style:text-underline-type="single" style:text-underline-style="solid" style:text-underline-width="auto" style:text-underline-mode="continuous"/>
    </style:style>
    <style:style style:name="T6731" style:parent-style-name="Domyślnaczcionkaakapitu" style:family="text">
      <style:text-properties fo:background-color="#80FFFF" style:text-underline-type="single" style:text-underline-style="solid" style:text-underline-width="auto" style:text-underline-mode="continuous"/>
    </style:style>
    <style:style style:name="T6732" style:parent-style-name="Domyślnaczcionkaakapitu" style:family="text">
      <style:text-properties style:text-underline-type="single" style:text-underline-style="solid" style:text-underline-width="auto" style:text-underline-mode="continuous"/>
    </style:style>
    <style:style style:name="T6733" style:parent-style-name="Domyślnaczcionkaakapitu" style:family="text">
      <style:text-properties fo:background-color="#80FFFF"/>
    </style:style>
    <style:style style:name="P6734" style:parent-style-name="Normalny" style:family="paragraph">
      <style:paragraph-properties fo:text-align="justify" fo:line-height="150%" fo:text-indent="0.2479in"/>
    </style:style>
    <style:style style:name="P6735" style:parent-style-name="Normalny" style:family="paragraph">
      <style:paragraph-properties fo:text-align="justify" fo:line-height="150%"/>
    </style:style>
    <style:style style:name="T6736" style:parent-style-name="Domyślnaczcionkaakapitu" style:family="text">
      <style:text-properties style:text-underline-type="single" style:text-underline-style="solid" style:text-underline-width="auto" style:text-underline-mode="continuous"/>
    </style:style>
    <style:style style:name="T6737" style:parent-style-name="Domyślnaczcionkaakapitu" style:family="text">
      <style:text-properties fo:background-color="#80FFFF"/>
    </style:style>
    <style:style style:name="P6738" style:parent-style-name="Normalny" style:family="paragraph">
      <style:paragraph-properties fo:text-align="justify" fo:line-height="150%" fo:text-indent="0.2479in"/>
    </style:style>
    <style:style style:name="T6739" style:parent-style-name="Domyślnaczcionkaakapitu" style:family="text">
      <style:text-properties fo:background-color="#80FFFF"/>
    </style:style>
    <style:style style:name="T6740" style:parent-style-name="Domyślnaczcionkaakapitu" style:family="text">
      <style:text-properties fo:background-color="#80FFFF"/>
    </style:style>
    <style:style style:name="T6741" style:parent-style-name="Domyślnaczcionkaakapitu" style:family="text">
      <style:text-properties fo:background-color="#80FFFF"/>
    </style:style>
    <style:style style:name="P6742" style:parent-style-name="Normalny" style:family="paragraph">
      <style:paragraph-properties fo:text-align="justify" fo:line-height="150%"/>
    </style:style>
    <style:style style:name="T6743" style:parent-style-name="Domyślnaczcionkaakapitu" style:family="text">
      <style:text-properties style:text-underline-type="single" style:text-underline-style="solid" style:text-underline-width="auto" style:text-underline-mode="continuous"/>
    </style:style>
    <style:style style:name="T6744" style:parent-style-name="Domyślnaczcionkaakapitu" style:family="text">
      <style:text-properties fo:background-color="#80FFFF" style:text-underline-type="single" style:text-underline-style="solid" style:text-underline-width="auto" style:text-underline-mode="continuous"/>
    </style:style>
    <style:style style:name="T6745" style:parent-style-name="Domyślnaczcionkaakapitu" style:family="text">
      <style:text-properties style:text-underline-type="single" style:text-underline-style="solid" style:text-underline-width="auto" style:text-underline-mode="continuous"/>
    </style:style>
    <style:style style:name="T6746" style:parent-style-name="Domyślnaczcionkaakapitu" style:family="text">
      <style:text-properties fo:background-color="#80FFFF" style:text-underline-type="single" style:text-underline-style="solid" style:text-underline-width="auto" style:text-underline-mode="continuous"/>
    </style:style>
    <style:style style:name="T6747" style:parent-style-name="Domyślnaczcionkaakapitu" style:family="text">
      <style:text-properties style:text-underline-type="single" style:text-underline-style="solid" style:text-underline-width="auto" style:text-underline-mode="continuous"/>
    </style:style>
    <style:style style:name="T6748" style:parent-style-name="Domyślnaczcionkaakapitu" style:family="text">
      <style:text-properties fo:background-color="#80FFFF"/>
    </style:style>
    <style:style style:name="P6749" style:parent-style-name="Normalny" style:family="paragraph">
      <style:paragraph-properties fo:text-align="justify" fo:line-height="150%" fo:text-indent="0.2479in"/>
    </style:style>
    <style:style style:name="T6750" style:parent-style-name="Domyślnaczcionkaakapitu" style:family="text">
      <style:text-properties fo:background-color="#80FFFF"/>
    </style:style>
    <style:style style:name="T6751" style:parent-style-name="Domyślnaczcionkaakapitu" style:family="text">
      <style:text-properties fo:background-color="#80FFFF"/>
    </style:style>
    <style:style style:name="T6752" style:parent-style-name="Domyślnaczcionkaakapitu" style:family="text">
      <style:text-properties fo:background-color="#80FFFF"/>
    </style:style>
    <style:style style:name="T6753" style:parent-style-name="Domyślnaczcionkaakapitu" style:family="text">
      <style:text-properties fo:background-color="#80FFFF"/>
    </style:style>
    <style:style style:name="P6754" style:parent-style-name="Normalny" style:family="paragraph">
      <style:paragraph-properties fo:text-align="justify" fo:line-height="150%" fo:text-indent="0.2479in"/>
    </style:style>
    <style:style style:name="T6755" style:parent-style-name="Domyślnaczcionkaakapitu" style:family="text">
      <style:text-properties fo:background-color="#80FFFF"/>
    </style:style>
    <style:style style:name="T6756" style:parent-style-name="Domyślnaczcionkaakapitu" style:family="text">
      <style:text-properties fo:background-color="#80FFFF"/>
    </style:style>
    <style:style style:name="T6757" style:parent-style-name="Domyślnaczcionkaakapitu" style:family="text">
      <style:text-properties fo:background-color="#80FFFF"/>
    </style:style>
    <style:style style:name="P6758" style:parent-style-name="Normalny" style:family="paragraph">
      <style:paragraph-properties fo:text-align="justify" fo:line-height="150%"/>
    </style:style>
    <style:style style:name="T6759" style:parent-style-name="Domyślnaczcionkaakapitu" style:family="text">
      <style:text-properties style:text-underline-type="single" style:text-underline-style="solid" style:text-underline-width="auto" style:text-underline-mode="continuous"/>
    </style:style>
    <style:style style:name="T6760" style:parent-style-name="Domyślnaczcionkaakapitu" style:family="text">
      <style:text-properties fo:background-color="#80FFFF" style:text-underline-type="single" style:text-underline-style="solid" style:text-underline-width="auto" style:text-underline-mode="continuous"/>
    </style:style>
    <style:style style:name="T6761" style:parent-style-name="Domyślnaczcionkaakapitu" style:family="text">
      <style:text-properties style:text-underline-type="single" style:text-underline-style="solid" style:text-underline-width="auto" style:text-underline-mode="continuous"/>
    </style:style>
    <style:style style:name="T6762" style:parent-style-name="Domyślnaczcionkaakapitu" style:family="text">
      <style:text-properties fo:background-color="#80FFFF"/>
    </style:style>
    <style:style style:name="P6763" style:parent-style-name="Normalny" style:family="paragraph">
      <style:paragraph-properties fo:text-align="justify" fo:line-height="150%" fo:text-indent="0.2479in"/>
    </style:style>
    <style:style style:name="T6764" style:parent-style-name="Domyślnaczcionkaakapitu" style:family="text">
      <style:text-properties fo:background-color="#80FFFF"/>
    </style:style>
    <style:style style:name="T6765" style:parent-style-name="Domyślnaczcionkaakapitu" style:family="text">
      <style:text-properties fo:background-color="#80FFFF"/>
    </style:style>
    <style:style style:name="T6766" style:parent-style-name="Domyślnaczcionkaakapitu" style:family="text">
      <style:text-properties fo:background-color="#80FFFF"/>
    </style:style>
    <style:style style:name="T6767" style:parent-style-name="Domyślnaczcionkaakapitu" style:family="text">
      <style:text-properties fo:background-color="#80FFFF"/>
    </style:style>
    <style:style style:name="T6768" style:parent-style-name="Domyślnaczcionkaakapitu" style:family="text">
      <style:text-properties fo:background-color="#80FFFF"/>
    </style:style>
    <style:style style:name="T6769" style:parent-style-name="Domyślnaczcionkaakapitu" style:family="text">
      <style:text-properties fo:background-color="#80FFFF"/>
    </style:style>
    <style:style style:name="T6770" style:parent-style-name="Domyślnaczcionkaakapitu" style:family="text">
      <style:text-properties fo:background-color="#80FFFF"/>
    </style:style>
    <style:style style:name="T6771" style:parent-style-name="Domyślnaczcionkaakapitu" style:family="text">
      <style:text-properties fo:background-color="#80FFFF"/>
    </style:style>
    <style:style style:name="T6772" style:parent-style-name="Domyślnaczcionkaakapitu" style:family="text">
      <style:text-properties fo:background-color="#80FFFF"/>
    </style:style>
    <style:style style:name="P6773" style:parent-style-name="Normalny" style:family="paragraph">
      <style:paragraph-properties fo:text-align="justify" fo:line-height="150%" fo:text-indent="0.2479in"/>
    </style:style>
    <style:style style:name="T6774" style:parent-style-name="Domyślnaczcionkaakapitu" style:family="text">
      <style:text-properties fo:background-color="#80FFFF"/>
    </style:style>
    <style:style style:name="P6775" style:parent-style-name="Normalny" style:family="paragraph">
      <style:paragraph-properties fo:text-align="justify" fo:line-height="150%"/>
    </style:style>
    <style:style style:name="T6776" style:parent-style-name="Domyślnaczcionkaakapitu" style:family="text">
      <style:text-properties fo:background-color="#80FFFF" style:text-underline-type="single" style:text-underline-style="solid" style:text-underline-width="auto" style:text-underline-mode="continuous"/>
    </style:style>
    <style:style style:name="T6777" style:parent-style-name="Domyślnaczcionkaakapitu" style:family="text">
      <style:text-properties style:text-underline-type="single" style:text-underline-style="solid" style:text-underline-width="auto" style:text-underline-mode="continuous"/>
    </style:style>
    <style:style style:name="T6778" style:parent-style-name="Domyślnaczcionkaakapitu" style:family="text">
      <style:text-properties fo:background-color="#80FFFF" style:text-underline-type="single" style:text-underline-style="solid" style:text-underline-width="auto" style:text-underline-mode="continuous"/>
    </style:style>
    <style:style style:name="T6779" style:parent-style-name="Domyślnaczcionkaakapitu" style:family="text">
      <style:text-properties style:text-underline-type="single" style:text-underline-style="solid" style:text-underline-width="auto" style:text-underline-mode="continuous"/>
    </style:style>
    <style:style style:name="T6780" style:parent-style-name="Domyślnaczcionkaakapitu" style:family="text">
      <style:text-properties fo:background-color="#80FFFF" style:text-underline-type="single" style:text-underline-style="solid" style:text-underline-width="auto" style:text-underline-mode="continuous"/>
    </style:style>
    <style:style style:name="T6781" style:parent-style-name="Domyślnaczcionkaakapitu" style:family="text">
      <style:text-properties style:text-underline-type="single" style:text-underline-style="solid" style:text-underline-width="auto" style:text-underline-mode="continuous"/>
    </style:style>
    <style:style style:name="T6782" style:parent-style-name="Domyślnaczcionkaakapitu" style:family="text">
      <style:text-properties fo:background-color="#80FFFF" style:text-underline-type="single" style:text-underline-style="solid" style:text-underline-width="auto" style:text-underline-mode="continuous"/>
    </style:style>
    <style:style style:name="T6783" style:parent-style-name="Domyślnaczcionkaakapitu" style:family="text">
      <style:text-properties fo:background-color="#80FFFF"/>
    </style:style>
    <style:style style:name="P6784" style:parent-style-name="Normalny" style:family="paragraph">
      <style:paragraph-properties fo:text-align="justify" fo:line-height="150%" fo:text-indent="0.2479in"/>
    </style:style>
    <style:style style:name="T6785" style:parent-style-name="Domyślnaczcionkaakapitu" style:family="text">
      <style:text-properties fo:background-color="#80FFFF"/>
    </style:style>
    <style:style style:name="T6786" style:parent-style-name="Domyślnaczcionkaakapitu" style:family="text">
      <style:text-properties fo:background-color="#80FFFF"/>
    </style:style>
    <style:style style:name="T6787" style:parent-style-name="Domyślnaczcionkaakapitu" style:family="text">
      <style:text-properties fo:background-color="#80FFFF"/>
    </style:style>
    <style:style style:name="T6788" style:parent-style-name="Domyślnaczcionkaakapitu" style:family="text">
      <style:text-properties fo:background-color="#80FFFF"/>
    </style:style>
    <style:style style:name="T6789" style:parent-style-name="Domyślnaczcionkaakapitu" style:family="text">
      <style:text-properties fo:background-color="#80FFFF"/>
    </style:style>
    <style:style style:name="P6790" style:parent-style-name="Normalny" style:family="paragraph">
      <style:paragraph-properties fo:text-align="justify" fo:line-height="150%" fo:text-indent="0.2479in"/>
    </style:style>
    <style:style style:name="T6791" style:parent-style-name="Domyślnaczcionkaakapitu" style:family="text">
      <style:text-properties fo:background-color="#80FFFF"/>
    </style:style>
    <style:style style:name="P6792" style:parent-style-name="Normalny" style:family="paragraph">
      <style:paragraph-properties fo:text-align="justify" fo:line-height="150%"/>
    </style:style>
    <style:style style:name="T6793" style:parent-style-name="Domyślnaczcionkaakapitu" style:family="text">
      <style:text-properties style:text-underline-type="single" style:text-underline-style="solid" style:text-underline-width="auto" style:text-underline-mode="continuous"/>
    </style:style>
    <style:style style:name="T6794" style:parent-style-name="Domyślnaczcionkaakapitu" style:family="text">
      <style:text-properties fo:background-color="#80FFFF"/>
    </style:style>
    <style:style style:name="P6795" style:parent-style-name="Normalny" style:family="paragraph">
      <style:paragraph-properties fo:text-align="justify" fo:line-height="150%" fo:text-indent="0.2479in"/>
    </style:style>
    <style:style style:name="T6796" style:parent-style-name="Domyślnaczcionkaakapitu" style:family="text">
      <style:text-properties fo:background-color="#80FFFF"/>
    </style:style>
    <style:style style:name="T6797" style:parent-style-name="Domyślnaczcionkaakapitu" style:family="text">
      <style:text-properties fo:background-color="#80FFFF"/>
    </style:style>
    <style:style style:name="T6798" style:parent-style-name="Domyślnaczcionkaakapitu" style:family="text">
      <style:text-properties fo:background-color="#80FFFF"/>
    </style:style>
    <style:style style:name="T6799" style:parent-style-name="Domyślnaczcionkaakapitu" style:family="text">
      <style:text-properties fo:background-color="#80FFFF"/>
    </style:style>
    <style:style style:name="T6800" style:parent-style-name="Domyślnaczcionkaakapitu" style:family="text">
      <style:text-properties fo:background-color="#80FFFF"/>
    </style:style>
    <style:style style:name="P6801" style:parent-style-name="Normalny" style:family="paragraph">
      <style:paragraph-properties fo:text-align="justify" fo:line-height="150%"/>
    </style:style>
    <style:style style:name="T6802" style:parent-style-name="Domyślnaczcionkaakapitu" style:family="text">
      <style:text-properties style:text-underline-type="single" style:text-underline-style="solid" style:text-underline-width="auto" style:text-underline-mode="continuous"/>
    </style:style>
    <style:style style:name="T6803" style:parent-style-name="Domyślnaczcionkaakapitu" style:family="text">
      <style:text-properties fo:background-color="#80FFFF" style:text-underline-type="single" style:text-underline-style="solid" style:text-underline-width="auto" style:text-underline-mode="continuous"/>
    </style:style>
    <style:style style:name="T6804" style:parent-style-name="Domyślnaczcionkaakapitu" style:family="text">
      <style:text-properties style:text-underline-type="single" style:text-underline-style="solid" style:text-underline-width="auto" style:text-underline-mode="continuous"/>
    </style:style>
    <style:style style:name="T6805" style:parent-style-name="Domyślnaczcionkaakapitu" style:family="text">
      <style:text-properties fo:background-color="#80FFFF" style:text-underline-type="single" style:text-underline-style="solid" style:text-underline-width="auto" style:text-underline-mode="continuous"/>
    </style:style>
    <style:style style:name="T6806" style:parent-style-name="Domyślnaczcionkaakapitu" style:family="text">
      <style:text-properties fo:background-color="#80FFFF"/>
    </style:style>
    <style:style style:name="P6807" style:parent-style-name="Normalny" style:family="paragraph">
      <style:paragraph-properties fo:text-align="justify" fo:line-height="150%" fo:text-indent="0.2479in"/>
    </style:style>
    <style:style style:name="T6808" style:parent-style-name="Domyślnaczcionkaakapitu" style:family="text">
      <style:text-properties fo:background-color="#80FFFF"/>
    </style:style>
    <style:style style:name="T6809" style:parent-style-name="Domyślnaczcionkaakapitu" style:family="text">
      <style:text-properties fo:background-color="#80FFFF"/>
    </style:style>
    <style:style style:name="T6810" style:parent-style-name="Domyślnaczcionkaakapitu" style:family="text">
      <style:text-properties fo:background-color="#80FFFF"/>
    </style:style>
    <style:style style:name="T6811" style:parent-style-name="Domyślnaczcionkaakapitu" style:family="text">
      <style:text-properties fo:background-color="#80FFFF"/>
    </style:style>
    <style:style style:name="P6812" style:parent-style-name="Normalny" style:family="paragraph">
      <style:paragraph-properties fo:text-align="justify" fo:line-height="150%"/>
    </style:style>
    <style:style style:name="T6813" style:parent-style-name="Domyślnaczcionkaakapitu" style:family="text">
      <style:text-properties fo:background-color="#80FFFF" style:text-underline-type="single" style:text-underline-style="solid" style:text-underline-width="auto" style:text-underline-mode="continuous"/>
    </style:style>
    <style:style style:name="T6814" style:parent-style-name="Domyślnaczcionkaakapitu" style:family="text">
      <style:text-properties style:text-underline-type="single" style:text-underline-style="solid" style:text-underline-width="auto" style:text-underline-mode="continuous"/>
    </style:style>
    <style:style style:name="P6815" style:parent-style-name="Normalny" style:family="paragraph">
      <style:paragraph-properties fo:text-align="justify" fo:line-height="150%" fo:text-indent="0.2479in"/>
    </style:style>
    <style:style style:name="P6816" style:parent-style-name="Normalny" style:family="paragraph">
      <style:paragraph-properties fo:text-align="justify" fo:line-height="150%" fo:text-indent="0.2479in"/>
    </style:style>
    <style:style style:name="T6817" style:parent-style-name="Domyślnaczcionkaakapitu" style:family="text">
      <style:text-properties fo:background-color="#80FFFF"/>
    </style:style>
    <style:style style:name="T6818" style:parent-style-name="Domyślnaczcionkaakapitu" style:family="text">
      <style:text-properties fo:background-color="#80FFFF"/>
    </style:style>
    <style:style style:name="T6819" style:parent-style-name="Domyślnaczcionkaakapitu" style:family="text">
      <style:text-properties fo:background-color="#80FFFF"/>
    </style:style>
    <style:style style:name="T6820" style:parent-style-name="Domyślnaczcionkaakapitu" style:family="text">
      <style:text-properties fo:background-color="#80FFFF"/>
    </style:style>
    <style:style style:name="P6821" style:parent-style-name="Normalny" style:family="paragraph">
      <style:paragraph-properties fo:text-align="justify" fo:line-height="150%" fo:text-indent="0.2479in"/>
    </style:style>
    <style:style style:name="T6822" style:parent-style-name="Domyślnaczcionkaakapitu" style:family="text">
      <style:text-properties fo:background-color="#80FFFF"/>
    </style:style>
    <style:style style:name="P6823" style:parent-style-name="Normalny" style:family="paragraph">
      <style:paragraph-properties fo:text-align="justify" fo:line-height="150%">
        <style:tab-stops>
          <style:tab-stop style:type="left" style:position="2.8291in"/>
        </style:tab-stops>
      </style:paragraph-properties>
    </style:style>
    <style:style style:name="T6824" style:parent-style-name="Domyślnaczcionkaakapitu" style:family="text">
      <style:text-properties style:text-underline-type="single" style:text-underline-style="solid" style:text-underline-width="auto" style:text-underline-mode="continuous"/>
    </style:style>
    <style:style style:name="T6825" style:parent-style-name="Domyślnaczcionkaakapitu" style:family="text">
      <style:text-properties fo:background-color="#80FFFF"/>
    </style:style>
    <style:style style:name="P6826" style:parent-style-name="Normalny" style:family="paragraph">
      <style:paragraph-properties fo:text-align="justify" fo:line-height="150%" fo:text-indent="0.2479in">
        <style:tab-stops>
          <style:tab-stop style:type="left" style:position="2.8291in"/>
        </style:tab-stops>
      </style:paragraph-properties>
    </style:style>
    <style:style style:name="P6827" style:parent-style-name="Normalny" style:family="paragraph">
      <style:paragraph-properties fo:text-align="justify" fo:line-height="150%">
        <style:tab-stops>
          <style:tab-stop style:type="left" style:leader-style="solid" style:leader-text="_" style:position="1.1777in"/>
          <style:tab-stop style:type="left" style:leader-style="solid" style:leader-text="_" style:position="1.9375in"/>
          <style:tab-stop style:type="left" style:leader-style="solid" style:leader-text="_" style:position="2.5208in"/>
        </style:tab-stops>
      </style:paragraph-properties>
    </style:style>
    <style:style style:name="T6828" style:parent-style-name="Domyślnaczcionkaakapitu" style:family="text">
      <style:text-properties fo:background-color="#80FFFF" style:text-underline-type="single" style:text-underline-style="solid" style:text-underline-width="auto" style:text-underline-mode="continuous"/>
    </style:style>
    <style:style style:name="T6829" style:parent-style-name="Domyślnaczcionkaakapitu" style:family="text">
      <style:text-properties style:text-underline-type="single" style:text-underline-style="solid" style:text-underline-width="auto" style:text-underline-mode="continuous"/>
    </style:style>
    <style:style style:name="P6830" style:parent-style-name="Normalny" style:family="paragraph">
      <style:paragraph-properties fo:text-align="justify" fo:line-height="150%" fo:text-indent="0.2479in">
        <style:tab-stops>
          <style:tab-stop style:type="left" style:leader-style="solid" style:leader-text="_" style:position="1.1777in"/>
          <style:tab-stop style:type="left" style:leader-style="solid" style:leader-text="_" style:position="1.9375in"/>
          <style:tab-stop style:type="left" style:leader-style="solid" style:leader-text="_" style:position="2.5208in"/>
        </style:tab-stops>
      </style:paragraph-properties>
    </style:style>
    <style:style style:name="P6831" style:parent-style-name="Normalny" style:family="paragraph">
      <style:paragraph-properties fo:text-align="justify" fo:line-height="150%"/>
    </style:style>
    <style:style style:name="T6832" style:parent-style-name="Domyślnaczcionkaakapitu" style:family="text">
      <style:text-properties style:text-underline-type="single" style:text-underline-style="solid" style:text-underline-width="auto" style:text-underline-mode="continuous"/>
    </style:style>
    <style:style style:name="T6833" style:parent-style-name="Domyślnaczcionkaakapitu" style:family="text">
      <style:text-properties fo:background-color="#80FFFF" style:text-underline-type="single" style:text-underline-style="solid" style:text-underline-width="auto" style:text-underline-mode="continuous"/>
    </style:style>
    <style:style style:name="T6834" style:parent-style-name="Domyślnaczcionkaakapitu" style:family="text">
      <style:text-properties style:text-underline-type="single" style:text-underline-style="solid" style:text-underline-width="auto" style:text-underline-mode="continuous"/>
    </style:style>
    <style:style style:name="T6835" style:parent-style-name="Domyślnaczcionkaakapitu" style:family="text">
      <style:text-properties fo:background-color="#80FFFF"/>
    </style:style>
    <style:style style:name="P6836" style:parent-style-name="Normalny" style:family="paragraph">
      <style:paragraph-properties fo:text-align="justify" fo:line-height="150%" fo:text-indent="0.2479in"/>
    </style:style>
    <style:style style:name="P6837" style:parent-style-name="Normalny" style:family="paragraph">
      <style:paragraph-properties fo:text-align="justify" fo:line-height="150%"/>
    </style:style>
    <style:style style:name="T6838" style:parent-style-name="Domyślnaczcionkaakapitu" style:family="text">
      <style:text-properties style:text-underline-type="single" style:text-underline-style="solid" style:text-underline-width="auto" style:text-underline-mode="continuous"/>
    </style:style>
    <style:style style:name="T6839" style:parent-style-name="Domyślnaczcionkaakapitu" style:family="text">
      <style:text-properties fo:background-color="#80FFFF" style:text-underline-type="single" style:text-underline-style="solid" style:text-underline-width="auto" style:text-underline-mode="continuous"/>
    </style:style>
    <style:style style:name="T6840" style:parent-style-name="Domyślnaczcionkaakapitu" style:family="text">
      <style:text-properties fo:background-color="#80FFFF"/>
    </style:style>
    <style:style style:name="P6841" style:parent-style-name="Normalny" style:family="paragraph">
      <style:paragraph-properties fo:text-align="justify" fo:line-height="150%" fo:text-indent="0.2479in"/>
    </style:style>
    <style:style style:name="T6842" style:parent-style-name="Domyślnaczcionkaakapitu" style:family="text">
      <style:text-properties fo:background-color="#80FFFF"/>
    </style:style>
    <style:style style:name="T6843" style:parent-style-name="Domyślnaczcionkaakapitu" style:family="text">
      <style:text-properties fo:background-color="#80FFFF"/>
    </style:style>
    <style:style style:name="T6844" style:parent-style-name="Domyślnaczcionkaakapitu" style:family="text">
      <style:text-properties fo:background-color="#80FFFF"/>
    </style:style>
    <style:style style:name="T6845" style:parent-style-name="Domyślnaczcionkaakapitu" style:family="text">
      <style:text-properties fo:background-color="#80FFFF"/>
    </style:style>
    <style:style style:name="T6846" style:parent-style-name="Domyślnaczcionkaakapitu" style:family="text">
      <style:text-properties fo:background-color="#80FFFF"/>
    </style:style>
    <style:style style:name="T6847" style:parent-style-name="Domyślnaczcionkaakapitu" style:family="text">
      <style:text-properties fo:background-color="#80FFFF"/>
    </style:style>
    <style:style style:name="P6848" style:parent-style-name="Normalny" style:family="paragraph">
      <style:paragraph-properties fo:text-align="justify" fo:line-height="150%" fo:text-indent="0.2479in"/>
    </style:style>
    <style:style style:name="T6849" style:parent-style-name="Domyślnaczcionkaakapitu" style:family="text">
      <style:text-properties fo:background-color="#80FFFF"/>
    </style:style>
    <style:style style:name="T6850" style:parent-style-name="Domyślnaczcionkaakapitu" style:family="text">
      <style:text-properties fo:background-color="#80FFFF"/>
    </style:style>
    <style:style style:name="T6851" style:parent-style-name="Domyślnaczcionkaakapitu" style:family="text">
      <style:text-properties fo:background-color="#80FFFF"/>
    </style:style>
    <style:style style:name="T6852" style:parent-style-name="Domyślnaczcionkaakapitu" style:family="text">
      <style:text-properties fo:background-color="#80FFFF"/>
    </style:style>
    <style:style style:name="T6853" style:parent-style-name="Domyślnaczcionkaakapitu" style:family="text">
      <style:text-properties fo:background-color="#80FFFF"/>
    </style:style>
    <style:style style:name="T6854" style:parent-style-name="Domyślnaczcionkaakapitu" style:family="text">
      <style:text-properties fo:background-color="#80FFFF"/>
    </style:style>
    <style:style style:name="P6855" style:parent-style-name="Normalny" style:family="paragraph">
      <style:paragraph-properties fo:text-align="justify" fo:line-height="150%"/>
    </style:style>
    <style:style style:name="T6856" style:parent-style-name="Domyślnaczcionkaakapitu" style:family="text">
      <style:text-properties style:text-underline-type="single" style:text-underline-style="solid" style:text-underline-width="auto" style:text-underline-mode="continuous"/>
    </style:style>
    <style:style style:name="T6857" style:parent-style-name="Domyślnaczcionkaakapitu" style:family="text">
      <style:text-properties fo:background-color="#80FFFF"/>
    </style:style>
    <style:style style:name="P6858" style:parent-style-name="Normalny" style:family="paragraph">
      <style:paragraph-properties fo:text-align="justify" fo:line-height="150%" fo:text-indent="0.2479in"/>
    </style:style>
    <style:style style:name="T6859" style:parent-style-name="Domyślnaczcionkaakapitu" style:family="text">
      <style:text-properties fo:background-color="#80FFFF"/>
    </style:style>
    <style:style style:name="T6860" style:parent-style-name="Domyślnaczcionkaakapitu" style:family="text">
      <style:text-properties fo:background-color="#80FFFF"/>
    </style:style>
    <style:style style:name="T6861" style:parent-style-name="Domyślnaczcionkaakapitu" style:family="text">
      <style:text-properties fo:background-color="#80FFFF"/>
    </style:style>
    <style:style style:name="T6862" style:parent-style-name="Domyślnaczcionkaakapitu" style:family="text">
      <style:text-properties fo:background-color="#80FFFF"/>
    </style:style>
    <style:style style:name="P6863" style:parent-style-name="Normalny" style:family="paragraph">
      <style:paragraph-properties fo:text-align="justify" fo:line-height="150%"/>
    </style:style>
    <style:style style:name="T6864" style:parent-style-name="Domyślnaczcionkaakapitu" style:family="text">
      <style:text-properties fo:background-color="#80FFFF" style:text-underline-type="single" style:text-underline-style="solid" style:text-underline-width="auto" style:text-underline-mode="continuous"/>
    </style:style>
    <style:style style:name="T6865" style:parent-style-name="Domyślnaczcionkaakapitu" style:family="text">
      <style:text-properties style:text-underline-type="single" style:text-underline-style="solid" style:text-underline-width="auto" style:text-underline-mode="continuous"/>
    </style:style>
    <style:style style:name="P6866" style:parent-style-name="Normalny" style:family="paragraph">
      <style:paragraph-properties fo:text-align="justify" fo:line-height="150%" fo:text-indent="0.2479in"/>
    </style:style>
    <style:style style:name="T6867" style:parent-style-name="Domyślnaczcionkaakapitu" style:family="text">
      <style:text-properties fo:background-color="#80FFFF"/>
    </style:style>
    <style:style style:name="T6868" style:parent-style-name="Domyślnaczcionkaakapitu" style:family="text">
      <style:text-properties fo:background-color="#80FFFF"/>
    </style:style>
    <style:style style:name="P6869" style:parent-style-name="Normalny" style:family="paragraph">
      <style:paragraph-properties fo:text-align="justify" fo:line-height="150%"/>
    </style:style>
    <style:style style:name="T6870" style:parent-style-name="Domyślnaczcionkaakapitu" style:family="text">
      <style:text-properties fo:background-color="#80FFFF"/>
    </style:style>
    <style:style style:name="P6871" style:parent-style-name="Normalny" style:family="paragraph">
      <style:paragraph-properties fo:text-align="justify" fo:line-height="150%"/>
    </style:style>
    <style:style style:name="T6872" style:parent-style-name="Domyślnaczcionkaakapitu" style:family="text">
      <style:text-properties style:text-underline-type="single" style:text-underline-style="solid" style:text-underline-width="auto" style:text-underline-mode="continuous"/>
    </style:style>
    <style:style style:name="T6873" style:parent-style-name="Domyślnaczcionkaakapitu" style:family="text">
      <style:text-properties fo:background-color="#80FFFF" style:text-underline-type="single" style:text-underline-style="solid" style:text-underline-width="auto" style:text-underline-mode="continuous"/>
    </style:style>
    <style:style style:name="T6874" style:parent-style-name="Domyślnaczcionkaakapitu" style:family="text">
      <style:text-properties style:text-underline-type="single" style:text-underline-style="solid" style:text-underline-width="auto" style:text-underline-mode="continuous"/>
    </style:style>
    <style:style style:name="T6875" style:parent-style-name="Domyślnaczcionkaakapitu" style:family="text">
      <style:text-properties fo:background-color="#80FFFF"/>
    </style:style>
    <style:style style:name="P6876" style:parent-style-name="Normalny" style:family="paragraph">
      <style:paragraph-properties fo:text-align="justify" fo:line-height="150%" fo:text-indent="0.2479in"/>
    </style:style>
    <style:style style:name="T6877" style:parent-style-name="Domyślnaczcionkaakapitu" style:family="text">
      <style:text-properties fo:background-color="#80FFFF"/>
    </style:style>
    <style:style style:name="P6878" style:parent-style-name="Normalny" style:family="paragraph">
      <style:paragraph-properties fo:text-align="justify" fo:line-height="150%"/>
    </style:style>
    <style:style style:name="T6879" style:parent-style-name="Domyślnaczcionkaakapitu" style:family="text">
      <style:text-properties style:text-underline-type="single" style:text-underline-style="solid" style:text-underline-width="auto" style:text-underline-mode="continuous"/>
    </style:style>
    <style:style style:name="T6880" style:parent-style-name="Domyślnaczcionkaakapitu" style:family="text">
      <style:text-properties fo:background-color="#80FFFF" style:text-underline-type="single" style:text-underline-style="solid" style:text-underline-width="auto" style:text-underline-mode="continuous"/>
    </style:style>
    <style:style style:name="T6881" style:parent-style-name="Domyślnaczcionkaakapitu" style:family="text">
      <style:text-properties style:text-underline-type="single" style:text-underline-style="solid" style:text-underline-width="auto" style:text-underline-mode="continuous"/>
    </style:style>
    <style:style style:name="T6882" style:parent-style-name="Domyślnaczcionkaakapitu" style:family="text">
      <style:text-properties fo:background-color="#80FFFF"/>
    </style:style>
    <style:style style:name="P6883" style:parent-style-name="Normalny" style:family="paragraph">
      <style:paragraph-properties fo:text-align="justify" fo:line-height="150%" fo:text-indent="0.2479in"/>
    </style:style>
    <style:style style:name="T6884" style:parent-style-name="Domyślnaczcionkaakapitu" style:family="text">
      <style:text-properties fo:background-color="#80FFFF"/>
    </style:style>
    <style:style style:name="T6885" style:parent-style-name="Domyślnaczcionkaakapitu" style:family="text">
      <style:text-properties fo:background-color="#80FFFF"/>
    </style:style>
    <style:style style:name="T6886" style:parent-style-name="Domyślnaczcionkaakapitu" style:family="text">
      <style:text-properties fo:background-color="#80FFFF"/>
    </style:style>
    <style:style style:name="P6887" style:parent-style-name="Normalny" style:family="paragraph">
      <style:paragraph-properties fo:text-align="justify" fo:line-height="150%"/>
    </style:style>
    <style:style style:name="P6888" style:parent-style-name="Normalny" style:family="paragraph">
      <style:paragraph-properties fo:text-align="justify" fo:line-height="150%" fo:text-indent="0.2479in"/>
    </style:style>
    <style:style style:name="T6889" style:parent-style-name="Domyślnaczcionkaakapitu" style:family="text">
      <style:text-properties fo:background-color="#80FFFF"/>
    </style:style>
    <style:style style:name="T6890" style:parent-style-name="Domyślnaczcionkaakapitu" style:family="text">
      <style:text-properties fo:background-color="#80FFFF"/>
    </style:style>
    <style:style style:name="T6891" style:parent-style-name="Domyślnaczcionkaakapitu" style:family="text">
      <style:text-properties fo:background-color="#80FFFF"/>
    </style:style>
    <style:style style:name="T6892" style:parent-style-name="Domyślnaczcionkaakapitu" style:family="text">
      <style:text-properties fo:background-color="#80FFFF"/>
    </style:style>
    <style:style style:name="T6893" style:parent-style-name="Domyślnaczcionkaakapitu" style:family="text">
      <style:text-properties fo:background-color="#80FFFF"/>
    </style:style>
    <style:style style:name="P6894" style:parent-style-name="Normalny" style:family="paragraph">
      <style:paragraph-properties fo:text-align="justify" fo:line-height="150%"/>
    </style:style>
    <style:style style:name="T6895" style:parent-style-name="Domyślnaczcionkaakapitu" style:family="text">
      <style:text-properties style:text-underline-type="single" style:text-underline-style="solid" style:text-underline-width="auto" style:text-underline-mode="continuous"/>
    </style:style>
    <style:style style:name="T6896" style:parent-style-name="Domyślnaczcionkaakapitu" style:family="text">
      <style:text-properties fo:background-color="#80FFFF"/>
    </style:style>
    <style:style style:name="P6897" style:parent-style-name="Normalny" style:family="paragraph">
      <style:paragraph-properties fo:text-align="justify" fo:line-height="150%" fo:text-indent="0.2479in"/>
    </style:style>
    <style:style style:name="T6898" style:parent-style-name="Domyślnaczcionkaakapitu" style:family="text">
      <style:text-properties fo:background-color="#80FFFF"/>
    </style:style>
    <style:style style:name="T6899" style:parent-style-name="Domyślnaczcionkaakapitu" style:family="text">
      <style:text-properties fo:background-color="#80FFFF"/>
    </style:style>
    <style:style style:name="P6900" style:parent-style-name="Normalny" style:family="paragraph">
      <style:paragraph-properties fo:text-align="justify" fo:line-height="150%"/>
    </style:style>
    <style:style style:name="T6901" style:parent-style-name="Domyślnaczcionkaakapitu" style:family="text">
      <style:text-properties style:text-underline-type="single" style:text-underline-style="solid" style:text-underline-width="auto" style:text-underline-mode="continuous"/>
    </style:style>
    <style:style style:name="T6902" style:parent-style-name="Domyślnaczcionkaakapitu" style:family="text">
      <style:text-properties fo:background-color="#80FFFF"/>
    </style:style>
    <style:style style:name="P6903" style:parent-style-name="Normalny" style:family="paragraph">
      <style:paragraph-properties fo:text-align="justify" fo:line-height="150%" fo:text-indent="0.2479in"/>
    </style:style>
    <style:style style:name="T6904" style:parent-style-name="Domyślnaczcionkaakapitu" style:family="text">
      <style:text-properties fo:background-color="#80FFFF"/>
    </style:style>
    <style:style style:name="P6905" style:parent-style-name="Normalny" style:family="paragraph">
      <style:paragraph-properties fo:text-align="justify" fo:line-height="150%">
        <style:tab-stops>
          <style:tab-stop style:type="left" style:position="5.3576in"/>
        </style:tab-stops>
      </style:paragraph-properties>
    </style:style>
    <style:style style:name="T6906" style:parent-style-name="Domyślnaczcionkaakapitu" style:family="text">
      <style:text-properties style:text-underline-type="single" style:text-underline-style="solid" style:text-underline-width="auto" style:text-underline-mode="continuous"/>
    </style:style>
    <style:style style:name="T6907" style:parent-style-name="Domyślnaczcionkaakapitu" style:family="text">
      <style:text-properties fo:background-color="#80FFFF"/>
    </style:style>
    <style:style style:name="P6908" style:parent-style-name="Normalny" style:family="paragraph">
      <style:paragraph-properties fo:text-align="justify" fo:line-height="150%" fo:text-indent="0.2479in">
        <style:tab-stops>
          <style:tab-stop style:type="left" style:position="5.3576in"/>
        </style:tab-stops>
      </style:paragraph-properties>
    </style:style>
    <style:style style:name="T6909" style:parent-style-name="Domyślnaczcionkaakapitu" style:family="text">
      <style:text-properties fo:background-color="#80FFFF"/>
    </style:style>
    <style:style style:name="T6910" style:parent-style-name="Domyślnaczcionkaakapitu" style:family="text">
      <style:text-properties fo:background-color="#80FFFF"/>
    </style:style>
    <style:style style:name="T6911" style:parent-style-name="Domyślnaczcionkaakapitu" style:family="text">
      <style:text-properties fo:background-color="#80FFFF"/>
    </style:style>
    <style:style style:name="T6912" style:parent-style-name="Domyślnaczcionkaakapitu" style:family="text">
      <style:text-properties fo:background-color="#80FFFF"/>
    </style:style>
    <style:style style:name="T6913" style:parent-style-name="Domyślnaczcionkaakapitu" style:family="text">
      <style:text-properties fo:background-color="#80FFFF"/>
    </style:style>
    <style:style style:name="P6914" style:parent-style-name="Normalny" style:family="paragraph">
      <style:paragraph-properties fo:text-align="justify" fo:line-height="150%"/>
    </style:style>
    <style:style style:name="T6915" style:parent-style-name="Domyślnaczcionkaakapitu" style:family="text">
      <style:text-properties style:text-underline-type="single" style:text-underline-style="solid" style:text-underline-width="auto" style:text-underline-mode="continuous"/>
    </style:style>
    <style:style style:name="T6916" style:parent-style-name="Domyślnaczcionkaakapitu" style:family="text">
      <style:text-properties fo:background-color="#80FFFF" style:text-underline-type="single" style:text-underline-style="solid" style:text-underline-width="auto" style:text-underline-mode="continuous"/>
    </style:style>
    <style:style style:name="T6917" style:parent-style-name="Domyślnaczcionkaakapitu" style:family="text">
      <style:text-properties style:text-underline-type="single" style:text-underline-style="solid" style:text-underline-width="auto" style:text-underline-mode="continuous"/>
    </style:style>
    <style:style style:name="T6918" style:parent-style-name="Domyślnaczcionkaakapitu" style:family="text">
      <style:text-properties fo:background-color="#80FFFF" style:text-underline-type="single" style:text-underline-style="solid" style:text-underline-width="auto" style:text-underline-mode="continuous"/>
    </style:style>
    <style:style style:name="T6919" style:parent-style-name="Domyślnaczcionkaakapitu" style:family="text">
      <style:text-properties style:text-underline-type="single" style:text-underline-style="solid" style:text-underline-width="auto" style:text-underline-mode="continuous"/>
    </style:style>
    <style:style style:name="T6920" style:parent-style-name="Domyślnaczcionkaakapitu" style:family="text">
      <style:text-properties style:text-underline-type="single" style:text-underline-style="solid" style:text-underline-width="auto" style:text-underline-mode="continuous"/>
    </style:style>
    <style:style style:name="T6921" style:parent-style-name="Domyślnaczcionkaakapitu" style:family="text">
      <style:text-properties fo:background-color="#80FFFF" style:text-underline-type="single" style:text-underline-style="solid" style:text-underline-width="auto" style:text-underline-mode="continuous"/>
    </style:style>
    <style:style style:name="T6922" style:parent-style-name="Domyślnaczcionkaakapitu" style:family="text">
      <style:text-properties style:text-underline-type="single" style:text-underline-style="solid" style:text-underline-width="auto" style:text-underline-mode="continuous"/>
    </style:style>
    <style:style style:name="P6923" style:parent-style-name="Normalny" style:family="paragraph">
      <style:paragraph-properties fo:text-align="justify" fo:line-height="150%"/>
    </style:style>
    <style:style style:name="P6924" style:parent-style-name="Normalny" style:family="paragraph">
      <style:paragraph-properties fo:text-align="justify" fo:line-height="150%"/>
    </style:style>
    <style:style style:name="T6925" style:parent-style-name="Domyślnaczcionkaakapitu" style:family="text">
      <style:text-properties style:text-underline-type="single" style:text-underline-style="solid" style:text-underline-width="auto" style:text-underline-mode="continuous"/>
    </style:style>
    <style:style style:name="T6926" style:parent-style-name="Domyślnaczcionkaakapitu" style:family="text">
      <style:text-properties fo:background-color="#80FFFF"/>
    </style:style>
    <style:style style:name="P6927" style:parent-style-name="Normalny" style:family="paragraph">
      <style:paragraph-properties fo:text-align="justify" fo:line-height="150%" fo:text-indent="0.2479in"/>
    </style:style>
    <style:style style:name="T6928" style:parent-style-name="Domyślnaczcionkaakapitu" style:family="text">
      <style:text-properties fo:background-color="#80FFFF"/>
    </style:style>
    <style:style style:name="P6929" style:parent-style-name="Normalny" style:family="paragraph">
      <style:paragraph-properties fo:text-align="justify" fo:line-height="150%" fo:text-indent="0.2479in"/>
    </style:style>
    <style:style style:name="T6930" style:parent-style-name="Domyślnaczcionkaakapitu" style:family="text">
      <style:text-properties fo:background-color="#80FFFF"/>
    </style:style>
    <style:style style:name="T6931" style:parent-style-name="Domyślnaczcionkaakapitu" style:family="text">
      <style:text-properties fo:background-color="#80FFFF"/>
    </style:style>
    <style:style style:name="P6932" style:parent-style-name="Normalny" style:family="paragraph">
      <style:paragraph-properties fo:text-align="justify" fo:line-height="150%"/>
    </style:style>
    <style:style style:name="T6933" style:parent-style-name="Domyślnaczcionkaakapitu" style:family="text">
      <style:text-properties style:text-underline-type="single" style:text-underline-style="solid" style:text-underline-width="auto" style:text-underline-mode="continuous"/>
    </style:style>
    <style:style style:name="T6934" style:parent-style-name="Domyślnaczcionkaakapitu" style:family="text">
      <style:text-properties fo:background-color="#80FFFF"/>
    </style:style>
    <style:style style:name="P6935" style:parent-style-name="Normalny" style:family="paragraph">
      <style:paragraph-properties fo:text-align="justify" fo:line-height="150%" fo:text-indent="0.2479in"/>
    </style:style>
    <style:style style:name="T6936" style:parent-style-name="Domyślnaczcionkaakapitu" style:family="text">
      <style:text-properties fo:background-color="#80FFFF"/>
    </style:style>
    <style:style style:name="P6937" style:parent-style-name="Normalny" style:family="paragraph">
      <style:paragraph-properties fo:text-align="justify" fo:line-height="150%" fo:text-indent="0.2479in"/>
    </style:style>
    <style:style style:name="T6938" style:parent-style-name="Domyślnaczcionkaakapitu" style:family="text">
      <style:text-properties fo:background-color="#80FFFF"/>
    </style:style>
    <style:style style:name="T6939" style:parent-style-name="Domyślnaczcionkaakapitu" style:family="text">
      <style:text-properties fo:background-color="#80FFFF"/>
    </style:style>
    <style:style style:name="T6940" style:parent-style-name="Domyślnaczcionkaakapitu" style:family="text">
      <style:text-properties fo:background-color="#80FFFF"/>
    </style:style>
    <style:style style:name="T6941" style:parent-style-name="Domyślnaczcionkaakapitu" style:family="text">
      <style:text-properties fo:background-color="#80FFFF"/>
    </style:style>
    <style:style style:name="T6942" style:parent-style-name="Domyślnaczcionkaakapitu" style:family="text">
      <style:text-properties fo:background-color="#80FFFF"/>
    </style:style>
    <style:style style:name="P6943" style:parent-style-name="Normalny" style:family="paragraph">
      <style:paragraph-properties fo:text-align="justify" fo:line-height="150%" fo:text-indent="0.2479in"/>
    </style:style>
    <style:style style:name="T6944" style:parent-style-name="Domyślnaczcionkaakapitu" style:family="text">
      <style:text-properties fo:background-color="#80FFFF"/>
    </style:style>
    <style:style style:name="T6945" style:parent-style-name="Domyślnaczcionkaakapitu" style:family="text">
      <style:text-properties fo:background-color="#80FFFF"/>
    </style:style>
    <style:style style:name="P6946" style:parent-style-name="Normalny" style:family="paragraph">
      <style:paragraph-properties fo:text-align="justify" fo:line-height="150%" fo:text-indent="0.2479in"/>
    </style:style>
    <style:style style:name="T6947" style:parent-style-name="Domyślnaczcionkaakapitu" style:family="text">
      <style:text-properties fo:background-color="#80FFFF"/>
    </style:style>
    <style:style style:name="T6948" style:parent-style-name="Domyślnaczcionkaakapitu" style:family="text">
      <style:text-properties fo:background-color="#80FFFF"/>
    </style:style>
    <style:style style:name="T6949" style:parent-style-name="Domyślnaczcionkaakapitu" style:family="text">
      <style:text-properties fo:background-color="#80FFFF"/>
    </style:style>
    <style:style style:name="P6950" style:parent-style-name="Normalny" style:family="paragraph">
      <style:paragraph-properties fo:text-align="justify" fo:line-height="150%" fo:text-indent="0.2479in"/>
    </style:style>
    <style:style style:name="T6951" style:parent-style-name="Domyślnaczcionkaakapitu" style:family="text">
      <style:text-properties fo:background-color="#80FFFF"/>
    </style:style>
    <style:style style:name="P6952" style:parent-style-name="Normalny" style:family="paragraph">
      <style:paragraph-properties fo:text-align="justify" fo:line-height="150%"/>
    </style:style>
    <style:style style:name="T6953" style:parent-style-name="Domyślnaczcionkaakapitu" style:family="text">
      <style:text-properties style:text-underline-type="single" style:text-underline-style="solid" style:text-underline-width="auto" style:text-underline-mode="continuous"/>
    </style:style>
    <style:style style:name="T6954" style:parent-style-name="Domyślnaczcionkaakapitu" style:family="text">
      <style:text-properties fo:background-color="#80FFFF"/>
    </style:style>
    <style:style style:name="P6955" style:parent-style-name="Normalny" style:family="paragraph">
      <style:paragraph-properties fo:text-align="justify" fo:line-height="150%" fo:text-indent="0.2479in"/>
    </style:style>
    <style:style style:name="P6956" style:parent-style-name="Normalny" style:family="paragraph">
      <style:paragraph-properties fo:text-align="justify" fo:line-height="150%"/>
    </style:style>
    <style:style style:name="P6957" style:parent-style-name="Normalny" style:family="paragraph">
      <style:paragraph-properties fo:text-align="justify" fo:line-height="150%" fo:text-indent="0.2479in"/>
    </style:style>
    <style:style style:name="T6958" style:parent-style-name="Domyślnaczcionkaakapitu" style:family="text">
      <style:text-properties fo:background-color="#80FFFF"/>
    </style:style>
    <style:style style:name="P6959" style:parent-style-name="Normalny" style:family="paragraph">
      <style:paragraph-properties fo:text-align="justify" fo:line-height="150%"/>
    </style:style>
    <style:style style:name="T6960" style:parent-style-name="Domyślnaczcionkaakapitu" style:family="text">
      <style:text-properties style:text-underline-type="single" style:text-underline-style="solid" style:text-underline-width="auto" style:text-underline-mode="continuous"/>
    </style:style>
    <style:style style:name="T6961" style:parent-style-name="Domyślnaczcionkaakapitu" style:family="text">
      <style:text-properties fo:background-color="#80FFFF" style:text-underline-type="single" style:text-underline-style="solid" style:text-underline-width="auto" style:text-underline-mode="continuous"/>
    </style:style>
    <style:style style:name="T6962" style:parent-style-name="Domyślnaczcionkaakapitu" style:family="text">
      <style:text-properties style:text-underline-type="single" style:text-underline-style="solid" style:text-underline-width="auto" style:text-underline-mode="continuous"/>
    </style:style>
    <style:style style:name="T6963" style:parent-style-name="Domyślnaczcionkaakapitu" style:family="text">
      <style:text-properties fo:background-color="#80FFFF" style:text-underline-type="single" style:text-underline-style="solid" style:text-underline-width="auto" style:text-underline-mode="continuous"/>
    </style:style>
    <style:style style:name="T6964" style:parent-style-name="Domyślnaczcionkaakapitu" style:family="text">
      <style:text-properties style:text-underline-type="single" style:text-underline-style="solid" style:text-underline-width="auto" style:text-underline-mode="continuous"/>
    </style:style>
    <style:style style:name="T6965" style:parent-style-name="Domyślnaczcionkaakapitu" style:family="text">
      <style:text-properties fo:background-color="#80FFFF" style:text-underline-type="single" style:text-underline-style="solid" style:text-underline-width="auto" style:text-underline-mode="continuous"/>
    </style:style>
    <style:style style:name="T6966" style:parent-style-name="Domyślnaczcionkaakapitu" style:family="text">
      <style:text-properties fo:background-color="#80FFFF"/>
    </style:style>
    <style:style style:name="P6967" style:parent-style-name="Normalny" style:family="paragraph">
      <style:paragraph-properties fo:text-align="justify" fo:line-height="150%" fo:text-indent="0.2479in"/>
    </style:style>
    <style:style style:name="T6968" style:parent-style-name="Domyślnaczcionkaakapitu" style:family="text">
      <style:text-properties fo:background-color="#80FFFF"/>
    </style:style>
    <style:style style:name="T6969" style:parent-style-name="Domyślnaczcionkaakapitu" style:family="text">
      <style:text-properties fo:background-color="#80FFFF"/>
    </style:style>
    <style:style style:name="T6970" style:parent-style-name="Domyślnaczcionkaakapitu" style:family="text">
      <style:text-properties fo:background-color="#80FFFF"/>
    </style:style>
    <style:style style:name="T6971" style:parent-style-name="Domyślnaczcionkaakapitu" style:family="text">
      <style:text-properties fo:background-color="#80FFFF"/>
    </style:style>
    <style:style style:name="T6972" style:parent-style-name="Domyślnaczcionkaakapitu" style:family="text">
      <style:text-properties fo:background-color="#80FFFF"/>
    </style:style>
    <style:style style:name="P6973" style:parent-style-name="Normalny" style:family="paragraph">
      <style:paragraph-properties fo:text-align="justify" fo:line-height="150%" fo:text-indent="0.2479in"/>
    </style:style>
    <style:style style:name="T6974" style:parent-style-name="Domyślnaczcionkaakapitu" style:family="text">
      <style:text-properties fo:background-color="#80FFFF"/>
    </style:style>
    <style:style style:name="T6975" style:parent-style-name="Domyślnaczcionkaakapitu" style:family="text">
      <style:text-properties fo:background-color="#80FFFF"/>
    </style:style>
    <style:style style:name="T6976" style:parent-style-name="Domyślnaczcionkaakapitu" style:family="text">
      <style:text-properties fo:background-color="#80FFFF"/>
    </style:style>
    <style:style style:name="T6977" style:parent-style-name="Domyślnaczcionkaakapitu" style:family="text">
      <style:text-properties fo:background-color="#80FFFF"/>
    </style:style>
    <style:style style:name="T6978" style:parent-style-name="Domyślnaczcionkaakapitu" style:family="text">
      <style:text-properties fo:background-color="#80FFFF"/>
    </style:style>
    <style:style style:name="T6979" style:parent-style-name="Domyślnaczcionkaakapitu" style:family="text">
      <style:text-properties fo:background-color="#80FFFF"/>
    </style:style>
    <style:style style:name="P6980" style:parent-style-name="Normalny" style:family="paragraph">
      <style:paragraph-properties fo:text-align="justify" fo:line-height="150%"/>
    </style:style>
    <style:style style:name="T6981" style:parent-style-name="Domyślnaczcionkaakapitu" style:family="text">
      <style:text-properties style:text-underline-type="single" style:text-underline-style="solid" style:text-underline-width="auto" style:text-underline-mode="continuous"/>
    </style:style>
    <style:style style:name="T6982" style:parent-style-name="Domyślnaczcionkaakapitu" style:family="text">
      <style:text-properties fo:background-color="#80FFFF"/>
    </style:style>
    <style:style style:name="P6983" style:parent-style-name="Normalny" style:family="paragraph">
      <style:paragraph-properties fo:text-align="justify" fo:line-height="150%" fo:text-indent="0.2479in"/>
    </style:style>
    <style:style style:name="T6984" style:parent-style-name="Domyślnaczcionkaakapitu" style:family="text">
      <style:text-properties fo:background-color="#80FFFF"/>
    </style:style>
    <style:style style:name="T6985" style:parent-style-name="Domyślnaczcionkaakapitu" style:family="text">
      <style:text-properties fo:background-color="#80FFFF"/>
    </style:style>
    <style:style style:name="T6986" style:parent-style-name="Domyślnaczcionkaakapitu" style:family="text">
      <style:text-properties fo:background-color="#80FFFF"/>
    </style:style>
    <style:style style:name="T6987" style:parent-style-name="Domyślnaczcionkaakapitu" style:family="text">
      <style:text-properties fo:background-color="#80FFFF"/>
    </style:style>
    <style:style style:name="T6988" style:parent-style-name="Domyślnaczcionkaakapitu" style:family="text">
      <style:text-properties fo:background-color="#80FFFF"/>
    </style:style>
    <style:style style:name="T6989" style:parent-style-name="Domyślnaczcionkaakapitu" style:family="text">
      <style:text-properties fo:background-color="#80FFFF"/>
    </style:style>
    <style:style style:name="T6990" style:parent-style-name="Domyślnaczcionkaakapitu" style:family="text">
      <style:text-properties fo:background-color="#80FFFF"/>
    </style:style>
    <style:style style:name="T6991" style:parent-style-name="Domyślnaczcionkaakapitu" style:family="text">
      <style:text-properties fo:background-color="#80FFFF"/>
    </style:style>
    <style:style style:name="P6992" style:parent-style-name="Normalny" style:family="paragraph">
      <style:paragraph-properties fo:text-align="justify" fo:line-height="150%"/>
    </style:style>
    <style:style style:name="T6993" style:parent-style-name="Domyślnaczcionkaakapitu" style:family="text">
      <style:text-properties style:text-underline-type="single" style:text-underline-style="solid" style:text-underline-width="auto" style:text-underline-mode="continuous"/>
    </style:style>
    <style:style style:name="T6994" style:parent-style-name="Domyślnaczcionkaakapitu" style:family="text">
      <style:text-properties fo:background-color="#80FFFF"/>
    </style:style>
    <style:style style:name="P6995" style:parent-style-name="Normalny" style:family="paragraph">
      <style:paragraph-properties fo:text-align="justify" fo:line-height="150%" fo:text-indent="0.2479in"/>
    </style:style>
    <style:style style:name="T6996" style:parent-style-name="Domyślnaczcionkaakapitu" style:family="text">
      <style:text-properties fo:background-color="#80FFFF"/>
    </style:style>
    <style:style style:name="T6997" style:parent-style-name="Domyślnaczcionkaakapitu" style:family="text">
      <style:text-properties fo:background-color="#80FFFF"/>
    </style:style>
    <style:style style:name="T6998" style:parent-style-name="Domyślnaczcionkaakapitu" style:family="text">
      <style:text-properties fo:background-color="#80FFFF"/>
    </style:style>
    <style:style style:name="P6999" style:parent-style-name="Normalny" style:family="paragraph">
      <style:paragraph-properties fo:text-align="justify" fo:line-height="150%"/>
    </style:style>
    <style:style style:name="T7000" style:parent-style-name="Domyślnaczcionkaakapitu" style:family="text">
      <style:text-properties fo:background-color="#80FFFF" style:text-underline-type="single" style:text-underline-style="solid" style:text-underline-width="auto" style:text-underline-mode="continuous"/>
    </style:style>
    <style:style style:name="T7001" style:parent-style-name="Domyślnaczcionkaakapitu" style:family="text">
      <style:text-properties style:text-underline-type="single" style:text-underline-style="solid" style:text-underline-width="auto" style:text-underline-mode="continuous"/>
    </style:style>
    <style:style style:name="T7002" style:parent-style-name="Domyślnaczcionkaakapitu" style:family="text">
      <style:text-properties fo:background-color="#80FFFF"/>
    </style:style>
    <style:style style:name="P7003" style:parent-style-name="Normalny" style:family="paragraph">
      <style:paragraph-properties fo:text-align="justify" fo:line-height="150%" fo:text-indent="0.2479in"/>
    </style:style>
    <style:style style:name="T7004" style:parent-style-name="Domyślnaczcionkaakapitu" style:family="text">
      <style:text-properties fo:background-color="#80FFFF"/>
    </style:style>
    <style:style style:name="T7005" style:parent-style-name="Domyślnaczcionkaakapitu" style:family="text">
      <style:text-properties fo:background-color="#80FFFF"/>
    </style:style>
    <style:style style:name="T7006" style:parent-style-name="Domyślnaczcionkaakapitu" style:family="text">
      <style:text-properties fo:background-color="#80FFFF"/>
    </style:style>
    <style:style style:name="P7007" style:parent-style-name="Normalny" style:family="paragraph">
      <style:paragraph-properties fo:text-align="justify" fo:line-height="150%"/>
    </style:style>
    <style:style style:name="T7008" style:parent-style-name="Domyślnaczcionkaakapitu" style:family="text">
      <style:text-properties style:text-underline-type="single" style:text-underline-style="solid" style:text-underline-width="auto" style:text-underline-mode="continuous"/>
    </style:style>
    <style:style style:name="T7009" style:parent-style-name="Domyślnaczcionkaakapitu" style:family="text">
      <style:text-properties fo:background-color="#80FFFF"/>
    </style:style>
    <style:style style:name="P7010" style:parent-style-name="Normalny" style:family="paragraph">
      <style:paragraph-properties fo:text-align="justify" fo:line-height="150%" fo:text-indent="0.2479in"/>
    </style:style>
    <style:style style:name="T7011" style:parent-style-name="Domyślnaczcionkaakapitu" style:family="text">
      <style:text-properties fo:background-color="#80FFFF"/>
    </style:style>
    <style:style style:name="P7012" style:parent-style-name="Normalny" style:family="paragraph">
      <style:paragraph-properties fo:text-align="justify" fo:line-height="150%"/>
    </style:style>
    <style:style style:name="T7013" style:parent-style-name="Domyślnaczcionkaakapitu" style:family="text">
      <style:text-properties style:text-underline-type="single" style:text-underline-style="solid" style:text-underline-width="auto" style:text-underline-mode="continuous"/>
    </style:style>
    <style:style style:name="T7014" style:parent-style-name="Domyślnaczcionkaakapitu" style:family="text">
      <style:text-properties fo:background-color="#80FFFF" style:text-underline-type="single" style:text-underline-style="solid" style:text-underline-width="auto" style:text-underline-mode="continuous"/>
    </style:style>
    <style:style style:name="T7015" style:parent-style-name="Domyślnaczcionkaakapitu" style:family="text">
      <style:text-properties style:text-underline-type="single" style:text-underline-style="solid" style:text-underline-width="auto" style:text-underline-mode="continuous"/>
    </style:style>
    <style:style style:name="T7016" style:parent-style-name="Domyślnaczcionkaakapitu" style:family="text">
      <style:text-properties fo:background-color="#80FFFF" style:text-underline-type="single" style:text-underline-style="solid" style:text-underline-width="auto" style:text-underline-mode="continuous"/>
    </style:style>
    <style:style style:name="T7017" style:parent-style-name="Domyślnaczcionkaakapitu" style:family="text">
      <style:text-properties style:text-underline-type="single" style:text-underline-style="solid" style:text-underline-width="auto" style:text-underline-mode="continuous"/>
    </style:style>
    <style:style style:name="T7018" style:parent-style-name="Domyślnaczcionkaakapitu" style:family="text">
      <style:text-properties fo:background-color="#80FFFF"/>
    </style:style>
    <style:style style:name="P7019" style:parent-style-name="Normalny" style:family="paragraph">
      <style:paragraph-properties fo:text-align="justify" fo:line-height="150%" fo:text-indent="0.2479in"/>
    </style:style>
    <style:style style:name="T7020" style:parent-style-name="Domyślnaczcionkaakapitu" style:family="text">
      <style:text-properties fo:background-color="#80FFFF"/>
    </style:style>
    <style:style style:name="T7021" style:parent-style-name="Domyślnaczcionkaakapitu" style:family="text">
      <style:text-properties fo:background-color="#80FFFF"/>
    </style:style>
    <style:style style:name="T7022" style:parent-style-name="Domyślnaczcionkaakapitu" style:family="text">
      <style:text-properties fo:background-color="#80FFFF"/>
    </style:style>
    <style:style style:name="T7023" style:parent-style-name="Domyślnaczcionkaakapitu" style:family="text">
      <style:text-properties fo:background-color="#80FFFF"/>
    </style:style>
    <style:style style:name="P7024" style:parent-style-name="Normalny" style:family="paragraph">
      <style:paragraph-properties fo:text-align="justify" fo:line-height="150%"/>
    </style:style>
    <style:style style:name="T7025" style:parent-style-name="Domyślnaczcionkaakapitu" style:family="text">
      <style:text-properties style:text-underline-type="single" style:text-underline-style="solid" style:text-underline-width="auto" style:text-underline-mode="continuous"/>
    </style:style>
    <style:style style:name="T7026" style:parent-style-name="Domyślnaczcionkaakapitu" style:family="text">
      <style:text-properties fo:background-color="#80FFFF"/>
    </style:style>
    <style:style style:name="P7027" style:parent-style-name="Normalny" style:family="paragraph">
      <style:paragraph-properties fo:text-align="justify" fo:line-height="150%" fo:text-indent="0.2479in"/>
    </style:style>
    <style:style style:name="T7028" style:parent-style-name="Domyślnaczcionkaakapitu" style:family="text">
      <style:text-properties fo:background-color="#80FFFF"/>
    </style:style>
    <style:style style:name="T7029" style:parent-style-name="Domyślnaczcionkaakapitu" style:family="text">
      <style:text-properties fo:background-color="#80FFFF"/>
    </style:style>
    <style:style style:name="T7030" style:parent-style-name="Domyślnaczcionkaakapitu" style:family="text">
      <style:text-properties fo:background-color="#80FFFF"/>
    </style:style>
    <style:style style:name="P7031" style:parent-style-name="Normalny" style:family="paragraph">
      <style:paragraph-properties fo:text-align="justify" fo:line-height="150%"/>
    </style:style>
    <style:style style:name="T7032" style:parent-style-name="Domyślnaczcionkaakapitu" style:family="text">
      <style:text-properties style:text-underline-type="single" style:text-underline-style="solid" style:text-underline-width="auto" style:text-underline-mode="continuous"/>
    </style:style>
    <style:style style:name="T7033" style:parent-style-name="Domyślnaczcionkaakapitu" style:family="text">
      <style:text-properties fo:background-color="#80FFFF" style:text-underline-type="single" style:text-underline-style="solid" style:text-underline-width="auto" style:text-underline-mode="continuous"/>
    </style:style>
    <style:style style:name="T7034" style:parent-style-name="Domyślnaczcionkaakapitu" style:family="text">
      <style:text-properties style:text-underline-type="single" style:text-underline-style="solid" style:text-underline-width="auto" style:text-underline-mode="continuous"/>
    </style:style>
    <style:style style:name="T7035" style:parent-style-name="Domyślnaczcionkaakapitu" style:family="text">
      <style:text-properties fo:background-color="#80FFFF"/>
    </style:style>
    <style:style style:name="P7036" style:parent-style-name="Normalny" style:family="paragraph">
      <style:paragraph-properties fo:text-align="justify" fo:line-height="150%" fo:text-indent="0.2479in"/>
    </style:style>
    <style:style style:name="T7037" style:parent-style-name="Domyślnaczcionkaakapitu" style:family="text">
      <style:text-properties fo:background-color="#80FFFF"/>
    </style:style>
    <style:style style:name="T7038" style:parent-style-name="Domyślnaczcionkaakapitu" style:family="text">
      <style:text-properties fo:background-color="#80FFFF"/>
    </style:style>
    <style:style style:name="P7039" style:parent-style-name="Normalny" style:family="paragraph">
      <style:paragraph-properties fo:text-align="justify" fo:line-height="150%"/>
    </style:style>
    <style:style style:name="T7040" style:parent-style-name="Domyślnaczcionkaakapitu" style:family="text">
      <style:text-properties style:text-underline-type="single" style:text-underline-style="solid" style:text-underline-width="auto" style:text-underline-mode="continuous"/>
    </style:style>
    <style:style style:name="T7041" style:parent-style-name="Domyślnaczcionkaakapitu" style:family="text">
      <style:text-properties fo:background-color="#80FFFF" style:text-underline-type="single" style:text-underline-style="solid" style:text-underline-width="auto" style:text-underline-mode="continuous"/>
    </style:style>
    <style:style style:name="T7042" style:parent-style-name="Domyślnaczcionkaakapitu" style:family="text">
      <style:text-properties style:text-underline-type="single" style:text-underline-style="solid" style:text-underline-width="auto" style:text-underline-mode="continuous"/>
    </style:style>
    <style:style style:name="T7043" style:parent-style-name="Domyślnaczcionkaakapitu" style:family="text">
      <style:text-properties fo:background-color="#80FFFF"/>
    </style:style>
    <style:style style:name="P7044" style:parent-style-name="Normalny" style:family="paragraph">
      <style:paragraph-properties fo:text-align="justify" fo:line-height="150%" fo:text-indent="0.2479in"/>
    </style:style>
    <style:style style:name="T7045" style:parent-style-name="Domyślnaczcionkaakapitu" style:family="text">
      <style:text-properties fo:background-color="#80FFFF"/>
    </style:style>
    <style:style style:name="P7046" style:parent-style-name="Normalny" style:family="paragraph">
      <style:paragraph-properties fo:text-align="justify" fo:line-height="150%"/>
    </style:style>
    <style:style style:name="T7047" style:parent-style-name="Domyślnaczcionkaakapitu" style:family="text">
      <style:text-properties style:text-underline-type="single" style:text-underline-style="solid" style:text-underline-width="auto" style:text-underline-mode="continuous"/>
    </style:style>
    <style:style style:name="T7048" style:parent-style-name="Domyślnaczcionkaakapitu" style:family="text">
      <style:text-properties fo:background-color="#80FFFF" style:text-underline-type="single" style:text-underline-style="solid" style:text-underline-width="auto" style:text-underline-mode="continuous"/>
    </style:style>
    <style:style style:name="T7049" style:parent-style-name="Domyślnaczcionkaakapitu" style:family="text">
      <style:text-properties style:text-underline-type="single" style:text-underline-style="solid" style:text-underline-width="auto" style:text-underline-mode="continuous"/>
    </style:style>
    <style:style style:name="T7050" style:parent-style-name="Domyślnaczcionkaakapitu" style:family="text">
      <style:text-properties fo:background-color="#80FFFF"/>
    </style:style>
    <style:style style:name="P7051" style:parent-style-name="Normalny" style:family="paragraph">
      <style:paragraph-properties fo:text-align="justify" fo:line-height="150%" fo:text-indent="0.2479in"/>
    </style:style>
    <style:style style:name="T7052" style:parent-style-name="Domyślnaczcionkaakapitu" style:family="text">
      <style:text-properties fo:background-color="#80FFFF"/>
    </style:style>
    <style:style style:name="T7053" style:parent-style-name="Domyślnaczcionkaakapitu" style:family="text">
      <style:text-properties fo:background-color="#80FFFF"/>
    </style:style>
    <style:style style:name="T7054" style:parent-style-name="Domyślnaczcionkaakapitu" style:family="text">
      <style:text-properties fo:background-color="#80FFFF"/>
    </style:style>
    <style:style style:name="T7055" style:parent-style-name="Domyślnaczcionkaakapitu" style:family="text">
      <style:text-properties fo:background-color="#80FFFF"/>
    </style:style>
    <style:style style:name="T7056" style:parent-style-name="Domyślnaczcionkaakapitu" style:family="text">
      <style:text-properties fo:background-color="#80FFFF"/>
    </style:style>
    <style:style style:name="T7057" style:parent-style-name="Domyślnaczcionkaakapitu" style:family="text">
      <style:text-properties fo:background-color="#80FFFF"/>
    </style:style>
    <style:style style:name="T7058" style:parent-style-name="Domyślnaczcionkaakapitu" style:family="text">
      <style:text-properties fo:background-color="#80FFFF"/>
    </style:style>
    <style:style style:name="T7059" style:parent-style-name="Domyślnaczcionkaakapitu" style:family="text">
      <style:text-properties fo:background-color="#80FFFF"/>
    </style:style>
    <style:style style:name="P7060" style:parent-style-name="Normalny" style:family="paragraph">
      <style:paragraph-properties fo:text-align="justify" fo:line-height="150%">
        <style:tab-stops>
          <style:tab-stop style:type="left" style:position="2.8048in"/>
        </style:tab-stops>
      </style:paragraph-properties>
    </style:style>
    <style:style style:name="T7061" style:parent-style-name="Domyślnaczcionkaakapitu" style:family="text">
      <style:text-properties style:text-underline-type="single" style:text-underline-style="solid" style:text-underline-width="auto" style:text-underline-mode="continuous"/>
    </style:style>
    <style:style style:name="T7062" style:parent-style-name="Domyślnaczcionkaakapitu" style:family="text">
      <style:text-properties fo:background-color="#80FFFF" style:text-underline-type="single" style:text-underline-style="solid" style:text-underline-width="auto" style:text-underline-mode="continuous"/>
    </style:style>
    <style:style style:name="T7063" style:parent-style-name="Domyślnaczcionkaakapitu" style:family="text">
      <style:text-properties style:text-underline-type="single" style:text-underline-style="solid" style:text-underline-width="auto" style:text-underline-mode="continuous"/>
    </style:style>
    <style:style style:name="T7064" style:parent-style-name="Domyślnaczcionkaakapitu" style:family="text">
      <style:text-properties fo:background-color="#80FFFF"/>
    </style:style>
    <style:style style:name="P7065" style:parent-style-name="Normalny" style:family="paragraph">
      <style:paragraph-properties fo:text-align="justify" fo:line-height="150%" fo:text-indent="0.2479in">
        <style:tab-stops>
          <style:tab-stop style:type="left" style:position="2.8048in"/>
        </style:tab-stops>
      </style:paragraph-properties>
    </style:style>
    <style:style style:name="P7066" style:parent-style-name="Normalny" style:family="paragraph">
      <style:paragraph-properties fo:text-align="justify" fo:line-height="150%"/>
    </style:style>
    <style:style style:name="T7067" style:parent-style-name="Domyślnaczcionkaakapitu" style:family="text">
      <style:text-properties style:text-underline-type="single" style:text-underline-style="solid" style:text-underline-width="auto" style:text-underline-mode="continuous"/>
    </style:style>
    <style:style style:name="T7068" style:parent-style-name="Domyślnaczcionkaakapitu" style:family="text">
      <style:text-properties fo:background-color="#80FFFF" style:text-underline-type="single" style:text-underline-style="solid" style:text-underline-width="auto" style:text-underline-mode="continuous"/>
    </style:style>
    <style:style style:name="T7069" style:parent-style-name="Domyślnaczcionkaakapitu" style:family="text">
      <style:text-properties style:text-underline-type="single" style:text-underline-style="solid" style:text-underline-width="auto" style:text-underline-mode="continuous"/>
    </style:style>
    <style:style style:name="T7070" style:parent-style-name="Domyślnaczcionkaakapitu" style:family="text">
      <style:text-properties fo:background-color="#80FFFF"/>
    </style:style>
    <style:style style:name="P7071" style:parent-style-name="Normalny" style:family="paragraph">
      <style:paragraph-properties fo:text-align="justify" fo:line-height="150%" fo:text-indent="0.2479in"/>
    </style:style>
    <style:style style:name="T7072" style:parent-style-name="Domyślnaczcionkaakapitu" style:family="text">
      <style:text-properties fo:background-color="#80FFFF"/>
    </style:style>
    <style:style style:name="T7073" style:parent-style-name="Domyślnaczcionkaakapitu" style:family="text">
      <style:text-properties fo:background-color="#80FFFF"/>
    </style:style>
    <style:style style:name="T7074" style:parent-style-name="Domyślnaczcionkaakapitu" style:family="text">
      <style:text-properties fo:background-color="#80FFFF"/>
    </style:style>
    <style:style style:name="P7075" style:parent-style-name="Normalny" style:family="paragraph">
      <style:paragraph-properties fo:text-align="justify" fo:line-height="150%"/>
    </style:style>
    <style:style style:name="T7076" style:parent-style-name="Domyślnaczcionkaakapitu" style:family="text">
      <style:text-properties style:text-underline-type="single" style:text-underline-style="solid" style:text-underline-width="auto" style:text-underline-mode="continuous"/>
    </style:style>
    <style:style style:name="T7077" style:parent-style-name="Domyślnaczcionkaakapitu" style:family="text">
      <style:text-properties fo:background-color="#80FFFF"/>
    </style:style>
    <style:style style:name="P7078" style:parent-style-name="Normalny" style:family="paragraph">
      <style:paragraph-properties fo:text-align="justify" fo:line-height="150%" fo:text-indent="0.2479in"/>
    </style:style>
    <style:style style:name="P7079" style:parent-style-name="Normalny" style:family="paragraph">
      <style:paragraph-properties fo:text-align="justify" fo:line-height="150%"/>
    </style:style>
    <style:style style:name="T7080" style:parent-style-name="Domyślnaczcionkaakapitu" style:family="text">
      <style:text-properties style:text-underline-type="single" style:text-underline-style="solid" style:text-underline-width="auto" style:text-underline-mode="continuous"/>
    </style:style>
    <style:style style:name="T7081" style:parent-style-name="Domyślnaczcionkaakapitu" style:family="text">
      <style:text-properties fo:background-color="#80FFFF" style:text-underline-type="single" style:text-underline-style="solid" style:text-underline-width="auto" style:text-underline-mode="continuous"/>
    </style:style>
    <style:style style:name="T7082" style:parent-style-name="Domyślnaczcionkaakapitu" style:family="text">
      <style:text-properties style:text-underline-type="single" style:text-underline-style="solid" style:text-underline-width="auto" style:text-underline-mode="continuous"/>
    </style:style>
    <style:style style:name="P7083" style:parent-style-name="Normalny" style:family="paragraph">
      <style:paragraph-properties fo:text-align="justify" fo:line-height="150%" fo:text-indent="0.2479in"/>
    </style:style>
    <style:style style:name="P7084" style:parent-style-name="Normalny" style:family="paragraph">
      <style:paragraph-properties fo:text-align="justify" fo:line-height="150%"/>
    </style:style>
    <style:style style:name="T7085" style:parent-style-name="Domyślnaczcionkaakapitu" style:family="text">
      <style:text-properties style:text-underline-type="single" style:text-underline-style="solid" style:text-underline-width="auto" style:text-underline-mode="continuous"/>
    </style:style>
    <style:style style:name="T7086" style:parent-style-name="Domyślnaczcionkaakapitu" style:family="text">
      <style:text-properties fo:background-color="#80FFFF" style:text-underline-type="single" style:text-underline-style="solid" style:text-underline-width="auto" style:text-underline-mode="continuous"/>
    </style:style>
    <style:style style:name="T7087" style:parent-style-name="Domyślnaczcionkaakapitu" style:family="text">
      <style:text-properties style:text-underline-type="single" style:text-underline-style="solid" style:text-underline-width="auto" style:text-underline-mode="continuous"/>
    </style:style>
    <style:style style:name="T7088" style:parent-style-name="Domyślnaczcionkaakapitu" style:family="text">
      <style:text-properties fo:background-color="#80FFFF"/>
    </style:style>
    <style:style style:name="P7089" style:parent-style-name="Normalny" style:family="paragraph">
      <style:paragraph-properties fo:text-align="justify" fo:line-height="150%" fo:text-indent="0.2479in"/>
    </style:style>
    <style:style style:name="P7090" style:parent-style-name="Normalny" style:family="paragraph">
      <style:paragraph-properties fo:text-align="justify" fo:line-height="150%"/>
    </style:style>
    <style:style style:name="P7091" style:parent-style-name="Normalny" style:family="paragraph">
      <style:paragraph-properties fo:text-align="justify" fo:line-height="150%" fo:text-indent="0.2479in"/>
    </style:style>
    <style:style style:name="T7092" style:parent-style-name="Domyślnaczcionkaakapitu" style:family="text">
      <style:text-properties fo:background-color="#80FFFF"/>
    </style:style>
    <style:style style:name="T7093" style:parent-style-name="Domyślnaczcionkaakapitu" style:family="text">
      <style:text-properties fo:background-color="#80FFFF"/>
    </style:style>
    <style:style style:name="T7094" style:parent-style-name="Domyślnaczcionkaakapitu" style:family="text">
      <style:text-properties fo:background-color="#80FFFF"/>
    </style:style>
    <style:style style:name="T7095" style:parent-style-name="Domyślnaczcionkaakapitu" style:family="text">
      <style:text-properties fo:background-color="#80FFFF"/>
    </style:style>
    <style:style style:name="P7096" style:parent-style-name="Normalny" style:family="paragraph">
      <style:paragraph-properties fo:text-align="justify" fo:line-height="150%"/>
    </style:style>
    <style:style style:name="T7097" style:parent-style-name="Domyślnaczcionkaakapitu" style:family="text">
      <style:text-properties style:text-underline-type="single" style:text-underline-style="solid" style:text-underline-width="auto" style:text-underline-mode="continuous"/>
    </style:style>
    <style:style style:name="T7098" style:parent-style-name="Domyślnaczcionkaakapitu" style:family="text">
      <style:text-properties fo:background-color="#80FFFF"/>
    </style:style>
    <style:style style:name="P7099" style:parent-style-name="Normalny" style:family="paragraph">
      <style:paragraph-properties fo:text-align="justify" fo:line-height="150%" fo:text-indent="0.2479in"/>
    </style:style>
    <style:style style:name="T7100" style:parent-style-name="Domyślnaczcionkaakapitu" style:family="text">
      <style:text-properties fo:background-color="#80FFFF"/>
    </style:style>
    <style:style style:name="T7101" style:parent-style-name="Domyślnaczcionkaakapitu" style:family="text">
      <style:text-properties fo:background-color="#80FFFF"/>
    </style:style>
    <style:style style:name="P7102" style:parent-style-name="Normalny" style:family="paragraph">
      <style:paragraph-properties fo:text-align="justify" fo:line-height="150%" fo:text-indent="0.2479in"/>
    </style:style>
    <style:style style:name="T7103" style:parent-style-name="Domyślnaczcionkaakapitu" style:family="text">
      <style:text-properties fo:background-color="#80FFFF"/>
    </style:style>
    <style:style style:name="T7104" style:parent-style-name="Domyślnaczcionkaakapitu" style:family="text">
      <style:text-properties fo:background-color="#80FFFF"/>
    </style:style>
    <style:style style:name="T7105" style:parent-style-name="Domyślnaczcionkaakapitu" style:family="text">
      <style:text-properties fo:background-color="#80FFFF"/>
    </style:style>
    <style:style style:name="T7106" style:parent-style-name="Domyślnaczcionkaakapitu" style:family="text">
      <style:text-properties fo:background-color="#80FFFF"/>
    </style:style>
    <style:style style:name="T7107" style:parent-style-name="Domyślnaczcionkaakapitu" style:family="text">
      <style:text-properties fo:background-color="#80FFFF"/>
    </style:style>
    <style:style style:name="T7108" style:parent-style-name="Domyślnaczcionkaakapitu" style:family="text">
      <style:text-properties fo:background-color="#80FFFF"/>
    </style:style>
    <style:style style:name="T7109" style:parent-style-name="Domyślnaczcionkaakapitu" style:family="text">
      <style:text-properties fo:background-color="#80FFFF"/>
    </style:style>
    <style:style style:name="T7110" style:parent-style-name="Domyślnaczcionkaakapitu" style:family="text">
      <style:text-properties fo:background-color="#80FFFF"/>
    </style:style>
    <style:style style:name="T7111" style:parent-style-name="Domyślnaczcionkaakapitu" style:family="text">
      <style:text-properties fo:background-color="#80FFFF"/>
    </style:style>
    <style:style style:name="P7112" style:parent-style-name="Normalny" style:family="paragraph">
      <style:paragraph-properties fo:text-align="justify" fo:line-height="150%" fo:text-indent="0.2479in"/>
    </style:style>
    <style:style style:name="T7113" style:parent-style-name="Domyślnaczcionkaakapitu" style:family="text">
      <style:text-properties fo:background-color="#80FFFF"/>
    </style:style>
    <style:style style:name="P7114" style:parent-style-name="Normalny" style:family="paragraph">
      <style:paragraph-properties fo:text-align="justify" fo:line-height="150%"/>
    </style:style>
    <style:style style:name="T7115" style:parent-style-name="Domyślnaczcionkaakapitu" style:family="text">
      <style:text-properties fo:background-color="#80FFFF"/>
    </style:style>
    <style:style style:name="T7116" style:parent-style-name="Domyślnaczcionkaakapitu" style:family="text">
      <style:text-properties fo:background-color="#80FFFF"/>
    </style:style>
    <style:style style:name="T7117" style:parent-style-name="Domyślnaczcionkaakapitu" style:family="text">
      <style:text-properties fo:background-color="#80FFFF"/>
    </style:style>
    <style:style style:name="T7118" style:parent-style-name="Domyślnaczcionkaakapitu" style:family="text">
      <style:text-properties fo:background-color="#80FFFF"/>
    </style:style>
    <style:style style:name="T7119" style:parent-style-name="Domyślnaczcionkaakapitu" style:family="text">
      <style:text-properties fo:background-color="#80FFFF"/>
    </style:style>
    <style:style style:name="T7120" style:parent-style-name="Domyślnaczcionkaakapitu" style:family="text">
      <style:text-properties fo:background-color="#80FFFF"/>
    </style:style>
    <style:style style:name="T7121" style:parent-style-name="Domyślnaczcionkaakapitu" style:family="text">
      <style:text-properties fo:background-color="#80FFFF"/>
    </style:style>
    <style:style style:name="T7122" style:parent-style-name="Domyślnaczcionkaakapitu" style:family="text">
      <style:text-properties fo:background-color="#80FFFF"/>
    </style:style>
    <style:style style:name="T7123" style:parent-style-name="Domyślnaczcionkaakapitu" style:family="text">
      <style:text-properties fo:background-color="#80FFFF"/>
    </style:style>
    <style:style style:name="T7124" style:parent-style-name="Domyślnaczcionkaakapitu" style:family="text">
      <style:text-properties fo:background-color="#80FFFF"/>
    </style:style>
    <style:style style:name="P7125" style:parent-style-name="Normalny" style:family="paragraph">
      <style:paragraph-properties fo:text-align="justify" fo:line-height="150%" fo:text-indent="0.2479in"/>
    </style:style>
    <style:style style:name="T7126" style:parent-style-name="Domyślnaczcionkaakapitu" style:family="text">
      <style:text-properties fo:background-color="#80FFFF"/>
    </style:style>
    <style:style style:name="T7127" style:parent-style-name="Domyślnaczcionkaakapitu" style:family="text">
      <style:text-properties fo:background-color="#80FFFF"/>
    </style:style>
    <style:style style:name="P7128" style:parent-style-name="Normalny" style:family="paragraph">
      <style:paragraph-properties fo:text-align="justify" fo:line-height="150%"/>
    </style:style>
    <style:style style:name="T7129" style:parent-style-name="Domyślnaczcionkaakapitu" style:family="text">
      <style:text-properties fo:background-color="#80FFFF"/>
    </style:style>
    <style:style style:name="T7130" style:parent-style-name="Domyślnaczcionkaakapitu" style:family="text">
      <style:text-properties fo:background-color="#80FFFF"/>
    </style:style>
    <style:style style:name="P7131" style:parent-style-name="Normalny" style:family="paragraph">
      <style:paragraph-properties fo:text-align="justify" fo:line-height="150%"/>
    </style:style>
    <style:style style:name="T7132" style:parent-style-name="Domyślnaczcionkaakapitu" style:family="text">
      <style:text-properties fo:background-color="#80FFFF"/>
    </style:style>
    <style:style style:name="P7133" style:parent-style-name="Normalny" style:family="paragraph">
      <style:paragraph-properties fo:text-align="justify" fo:line-height="150%" fo:text-indent="0.2479in"/>
    </style:style>
    <style:style style:name="P7134" style:parent-style-name="Normalny" style:family="paragraph">
      <style:paragraph-properties fo:text-align="justify" fo:line-height="150%"/>
    </style:style>
    <style:style style:name="T7135" style:parent-style-name="Domyślnaczcionkaakapitu" style:family="text">
      <style:text-properties fo:background-color="#80FFFF"/>
    </style:style>
    <style:style style:name="T7136" style:parent-style-name="Domyślnaczcionkaakapitu" style:family="text">
      <style:text-properties fo:background-color="#80FFFF"/>
    </style:style>
    <style:style style:name="T7137" style:parent-style-name="Domyślnaczcionkaakapitu" style:family="text">
      <style:text-properties fo:background-color="#80FFFF"/>
    </style:style>
    <style:style style:name="T7138" style:parent-style-name="Domyślnaczcionkaakapitu" style:family="text">
      <style:text-properties fo:background-color="#80FFFF"/>
    </style:style>
    <style:style style:name="T7139" style:parent-style-name="Domyślnaczcionkaakapitu" style:family="text">
      <style:text-properties fo:background-color="#80FFFF"/>
    </style:style>
    <style:style style:name="P7140" style:parent-style-name="Normalny" style:family="paragraph">
      <style:paragraph-properties fo:text-align="justify" fo:line-height="150%"/>
    </style:style>
    <style:style style:name="T7141" style:parent-style-name="Domyślnaczcionkaakapitu" style:family="text">
      <style:text-properties fo:background-color="#80FFFF"/>
    </style:style>
    <style:style style:name="T7142" style:parent-style-name="Domyślnaczcionkaakapitu" style:family="text">
      <style:text-properties fo:background-color="#80FFFF"/>
    </style:style>
    <style:style style:name="P7143" style:parent-style-name="Normalny" style:family="paragraph">
      <style:paragraph-properties fo:text-align="justify" fo:line-height="150%"/>
    </style:style>
    <style:style style:name="T7144" style:parent-style-name="Domyślnaczcionkaakapitu" style:family="text">
      <style:text-properties fo:background-color="#80FFFF"/>
    </style:style>
    <style:style style:name="T7145" style:parent-style-name="Domyślnaczcionkaakapitu" style:family="text">
      <style:text-properties fo:background-color="#80FFFF"/>
    </style:style>
    <style:style style:name="T7146" style:parent-style-name="Domyślnaczcionkaakapitu" style:family="text">
      <style:text-properties fo:background-color="#80FFFF"/>
    </style:style>
    <style:style style:name="T7147" style:parent-style-name="Domyślnaczcionkaakapitu" style:family="text">
      <style:text-properties fo:background-color="#80FFFF"/>
    </style:style>
    <style:style style:name="T7148" style:parent-style-name="Domyślnaczcionkaakapitu" style:family="text">
      <style:text-properties fo:background-color="#80FFFF"/>
    </style:style>
    <style:style style:name="T7149" style:parent-style-name="Domyślnaczcionkaakapitu" style:family="text">
      <style:text-properties fo:background-color="#80FFFF"/>
    </style:style>
    <style:style style:name="T7150" style:parent-style-name="Domyślnaczcionkaakapitu" style:family="text">
      <style:text-properties fo:background-color="#80FFFF"/>
    </style:style>
    <style:style style:name="P7151" style:parent-style-name="Normalny" style:family="paragraph">
      <style:paragraph-properties fo:text-align="justify" fo:line-height="150%" fo:text-indent="0.2479in">
        <style:tab-stops>
          <style:tab-stop style:type="left" style:position="4.4513in"/>
        </style:tab-stops>
      </style:paragraph-properties>
    </style:style>
    <style:style style:name="P7152" style:parent-style-name="Normalny" style:family="paragraph">
      <style:paragraph-properties fo:text-align="justify" fo:line-height="150%"/>
    </style:style>
    <style:style style:name="T7153" style:parent-style-name="Domyślnaczcionkaakapitu" style:family="text">
      <style:text-properties fo:background-color="#80FFFF"/>
    </style:style>
    <style:style style:name="T7154" style:parent-style-name="Domyślnaczcionkaakapitu" style:family="text">
      <style:text-properties fo:background-color="#80FFFF"/>
    </style:style>
    <style:style style:name="T7155" style:parent-style-name="Domyślnaczcionkaakapitu" style:family="text">
      <style:text-properties fo:background-color="#80FFFF"/>
    </style:style>
    <style:style style:name="T7156" style:parent-style-name="Domyślnaczcionkaakapitu" style:family="text">
      <style:text-properties fo:background-color="#80FFFF"/>
    </style:style>
    <style:style style:name="T7157" style:parent-style-name="Domyślnaczcionkaakapitu" style:family="text">
      <style:text-properties fo:background-color="#80FFFF"/>
    </style:style>
    <style:style style:name="T7158" style:parent-style-name="Domyślnaczcionkaakapitu" style:family="text">
      <style:text-properties fo:background-color="#80FFFF"/>
    </style:style>
    <style:style style:name="P7159" style:parent-style-name="Normalny" style:family="paragraph">
      <style:paragraph-properties fo:text-align="justify" fo:line-height="150%"/>
    </style:style>
    <style:style style:name="T7160" style:parent-style-name="Domyślnaczcionkaakapitu" style:family="text">
      <style:text-properties fo:background-color="#80FFFF"/>
    </style:style>
    <style:style style:name="T7161" style:parent-style-name="Domyślnaczcionkaakapitu" style:family="text">
      <style:text-properties fo:background-color="#80FFFF"/>
    </style:style>
    <style:style style:name="P7162" style:parent-style-name="Normalny" style:family="paragraph">
      <style:paragraph-properties fo:text-align="justify" fo:line-height="150%" fo:text-indent="0.2479in"/>
    </style:style>
    <style:style style:name="T7163" style:parent-style-name="Domyślnaczcionkaakapitu" style:family="text">
      <style:text-properties fo:background-color="#80FFFF"/>
    </style:style>
    <style:style style:name="P7164" style:parent-style-name="Normalny" style:family="paragraph">
      <style:paragraph-properties fo:text-align="justify" fo:line-height="150%"/>
    </style:style>
    <style:style style:name="T7165" style:parent-style-name="Domyślnaczcionkaakapitu" style:family="text">
      <style:text-properties fo:background-color="#80FFFF" style:text-underline-type="single" style:text-underline-style="solid" style:text-underline-width="auto" style:text-underline-mode="continuous"/>
    </style:style>
    <style:style style:name="T7166" style:parent-style-name="Domyślnaczcionkaakapitu" style:family="text">
      <style:text-properties style:text-underline-type="single" style:text-underline-style="solid" style:text-underline-width="auto" style:text-underline-mode="continuous"/>
    </style:style>
    <style:style style:name="T7167" style:parent-style-name="Domyślnaczcionkaakapitu" style:family="text">
      <style:text-properties fo:background-color="#80FFFF"/>
    </style:style>
    <style:style style:name="P7168" style:parent-style-name="Normalny" style:family="paragraph">
      <style:paragraph-properties fo:text-align="justify" fo:line-height="150%" fo:text-indent="0.2479in"/>
    </style:style>
    <style:style style:name="T7169" style:parent-style-name="Domyślnaczcionkaakapitu" style:family="text">
      <style:text-properties fo:background-color="#80FFFF"/>
    </style:style>
    <style:style style:name="T7170" style:parent-style-name="Domyślnaczcionkaakapitu" style:family="text">
      <style:text-properties fo:background-color="#80FFFF"/>
    </style:style>
    <style:style style:name="T7171" style:parent-style-name="Domyślnaczcionkaakapitu" style:family="text">
      <style:text-properties fo:background-color="#80FFFF"/>
    </style:style>
    <style:style style:name="P7172" style:parent-style-name="Normalny" style:family="paragraph">
      <style:paragraph-properties fo:text-align="justify" fo:line-height="150%"/>
    </style:style>
    <style:style style:name="T7173" style:parent-style-name="Domyślnaczcionkaakapitu" style:family="text">
      <style:text-properties style:text-underline-type="single" style:text-underline-style="solid" style:text-underline-width="auto" style:text-underline-mode="continuous"/>
    </style:style>
    <style:style style:name="T7174" style:parent-style-name="Domyślnaczcionkaakapitu" style:family="text">
      <style:text-properties fo:background-color="#80FFFF" style:text-underline-type="single" style:text-underline-style="solid" style:text-underline-width="auto" style:text-underline-mode="continuous"/>
    </style:style>
    <style:style style:name="T7175" style:parent-style-name="Domyślnaczcionkaakapitu" style:family="text">
      <style:text-properties style:text-underline-type="single" style:text-underline-style="solid" style:text-underline-width="auto" style:text-underline-mode="continuous"/>
    </style:style>
    <style:style style:name="T7176" style:parent-style-name="Domyślnaczcionkaakapitu" style:family="text">
      <style:text-properties fo:background-color="#80FFFF"/>
    </style:style>
    <style:style style:name="P7177" style:parent-style-name="Normalny" style:family="paragraph">
      <style:paragraph-properties fo:text-align="justify" fo:line-height="150%" fo:text-indent="0.2479in"/>
    </style:style>
    <style:style style:name="T7178" style:parent-style-name="Domyślnaczcionkaakapitu" style:family="text">
      <style:text-properties fo:background-color="#80FFFF"/>
    </style:style>
    <style:style style:name="T7179" style:parent-style-name="Domyślnaczcionkaakapitu" style:family="text">
      <style:text-properties fo:background-color="#80FFFF"/>
    </style:style>
    <style:style style:name="T7180" style:parent-style-name="Domyślnaczcionkaakapitu" style:family="text">
      <style:text-properties fo:background-color="#80FFFF"/>
    </style:style>
    <style:style style:name="T7181" style:parent-style-name="Domyślnaczcionkaakapitu" style:family="text">
      <style:text-properties fo:background-color="#80FFFF"/>
    </style:style>
    <style:style style:name="T7182" style:parent-style-name="Domyślnaczcionkaakapitu" style:family="text">
      <style:text-properties fo:background-color="#80FFFF"/>
    </style:style>
    <style:style style:name="T7183" style:parent-style-name="Domyślnaczcionkaakapitu" style:family="text">
      <style:text-properties fo:background-color="#80FFFF"/>
    </style:style>
    <style:style style:name="T7184" style:parent-style-name="Domyślnaczcionkaakapitu" style:family="text">
      <style:text-properties fo:background-color="#80FFFF"/>
    </style:style>
    <style:style style:name="T7185" style:parent-style-name="Domyślnaczcionkaakapitu" style:family="text">
      <style:text-properties fo:background-color="#80FFFF"/>
    </style:style>
    <style:style style:name="P7186" style:parent-style-name="Normalny" style:family="paragraph">
      <style:paragraph-properties fo:text-align="justify" fo:line-height="150%" fo:text-indent="0.2479in"/>
    </style:style>
    <style:style style:name="T7187" style:parent-style-name="Domyślnaczcionkaakapitu" style:family="text">
      <style:text-properties fo:background-color="#80FFFF"/>
    </style:style>
    <style:style style:name="T7188" style:parent-style-name="Domyślnaczcionkaakapitu" style:family="text">
      <style:text-properties fo:background-color="#80FFFF"/>
    </style:style>
    <style:style style:name="P7189" style:parent-style-name="Normalny" style:family="paragraph">
      <style:paragraph-properties fo:text-align="justify" fo:line-height="150%"/>
    </style:style>
    <style:style style:name="P7190" style:parent-style-name="Normalny" style:family="paragraph">
      <style:paragraph-properties fo:text-align="justify" fo:line-height="150%" fo:text-indent="0.2479in"/>
    </style:style>
    <style:style style:name="T7191" style:parent-style-name="Domyślnaczcionkaakapitu" style:family="text">
      <style:text-properties fo:background-color="#80FFFF"/>
    </style:style>
    <style:style style:name="P7192" style:parent-style-name="Normalny" style:family="paragraph">
      <style:paragraph-properties fo:text-align="justify" fo:line-height="150%" fo:text-indent="0.2479in"/>
    </style:style>
    <style:style style:name="T7193" style:parent-style-name="Domyślnaczcionkaakapitu" style:family="text">
      <style:text-properties fo:background-color="#80FFFF"/>
    </style:style>
    <style:style style:name="P7194" style:parent-style-name="Normalny" style:family="paragraph">
      <style:paragraph-properties fo:text-align="justify" fo:line-height="150%"/>
    </style:style>
    <style:style style:name="T7195" style:parent-style-name="Domyślnaczcionkaakapitu" style:family="text">
      <style:text-properties style:text-underline-type="single" style:text-underline-style="solid" style:text-underline-width="auto" style:text-underline-mode="continuous"/>
    </style:style>
    <style:style style:name="T7196" style:parent-style-name="Domyślnaczcionkaakapitu" style:family="text">
      <style:text-properties fo:background-color="#80FFFF"/>
    </style:style>
    <style:style style:name="P7197" style:parent-style-name="Normalny" style:family="paragraph">
      <style:paragraph-properties fo:text-align="justify" fo:line-height="150%" fo:text-indent="0.2479in"/>
    </style:style>
    <style:style style:name="T7198" style:parent-style-name="Domyślnaczcionkaakapitu" style:family="text">
      <style:text-properties fo:background-color="#80FFFF"/>
    </style:style>
    <style:style style:name="T7199" style:parent-style-name="Domyślnaczcionkaakapitu" style:family="text">
      <style:text-properties fo:background-color="#80FFFF"/>
    </style:style>
    <style:style style:name="T7200" style:parent-style-name="Domyślnaczcionkaakapitu" style:family="text">
      <style:text-properties fo:background-color="#80FFFF"/>
    </style:style>
    <style:style style:name="T7201" style:parent-style-name="Domyślnaczcionkaakapitu" style:family="text">
      <style:text-properties fo:background-color="#80FFFF"/>
    </style:style>
    <style:style style:name="P7202" style:parent-style-name="Normalny" style:family="paragraph">
      <style:paragraph-properties fo:text-align="justify" fo:line-height="150%"/>
    </style:style>
    <style:style style:name="P7203" style:parent-style-name="Normalny" style:family="paragraph">
      <style:paragraph-properties fo:text-align="justify" fo:line-height="150%" fo:text-indent="0.2479in"/>
    </style:style>
    <style:style style:name="T7204" style:parent-style-name="Domyślnaczcionkaakapitu" style:family="text">
      <style:text-properties fo:background-color="#80FFFF"/>
    </style:style>
    <style:style style:name="P7205" style:parent-style-name="Normalny" style:family="paragraph">
      <style:paragraph-properties fo:text-align="justify" fo:line-height="150%"/>
    </style:style>
    <style:style style:name="T7206" style:parent-style-name="Domyślnaczcionkaakapitu" style:family="text">
      <style:text-properties style:text-underline-type="single" style:text-underline-style="solid" style:text-underline-width="auto" style:text-underline-mode="continuous"/>
    </style:style>
    <style:style style:name="T7207" style:parent-style-name="Domyślnaczcionkaakapitu" style:family="text">
      <style:text-properties fo:background-color="#80FFFF" style:text-underline-type="single" style:text-underline-style="solid" style:text-underline-width="auto" style:text-underline-mode="continuous"/>
    </style:style>
    <style:style style:name="T7208" style:parent-style-name="Domyślnaczcionkaakapitu" style:family="text">
      <style:text-properties style:text-underline-type="single" style:text-underline-style="solid" style:text-underline-width="auto" style:text-underline-mode="continuous"/>
    </style:style>
    <style:style style:name="T7209" style:parent-style-name="Domyślnaczcionkaakapitu" style:family="text">
      <style:text-properties fo:background-color="#80FFFF"/>
    </style:style>
    <style:style style:name="P7210" style:parent-style-name="Normalny" style:family="paragraph">
      <style:paragraph-properties fo:text-align="justify" fo:line-height="150%" fo:text-indent="0.2479in"/>
    </style:style>
    <style:style style:name="T7211" style:parent-style-name="Domyślnaczcionkaakapitu" style:family="text">
      <style:text-properties fo:background-color="#80FFFF"/>
    </style:style>
    <style:style style:name="T7212" style:parent-style-name="Domyślnaczcionkaakapitu" style:family="text">
      <style:text-properties fo:background-color="#80FFFF"/>
    </style:style>
    <style:style style:name="P7213" style:parent-style-name="Normalny" style:family="paragraph">
      <style:paragraph-properties fo:text-align="justify" fo:line-height="150%">
        <style:tab-stops>
          <style:tab-stop style:type="left" style:position="3.6201in"/>
        </style:tab-stops>
      </style:paragraph-properties>
    </style:style>
    <style:style style:name="T7214" style:parent-style-name="Domyślnaczcionkaakapitu" style:family="text">
      <style:text-properties style:text-underline-type="single" style:text-underline-style="solid" style:text-underline-width="auto" style:text-underline-mode="continuous"/>
    </style:style>
    <style:style style:name="P7215" style:parent-style-name="Normalny" style:family="paragraph">
      <style:paragraph-properties fo:text-align="justify" fo:line-height="150%" fo:text-indent="0.2479in">
        <style:tab-stops>
          <style:tab-stop style:type="left" style:position="3.6201in"/>
        </style:tab-stops>
      </style:paragraph-properties>
    </style:style>
    <style:style style:name="P7216" style:parent-style-name="Normalny" style:family="paragraph">
      <style:paragraph-properties fo:text-align="justify" fo:line-height="150%"/>
    </style:style>
    <style:style style:name="T7217" style:parent-style-name="Domyślnaczcionkaakapitu" style:family="text">
      <style:text-properties style:text-underline-type="single" style:text-underline-style="solid" style:text-underline-width="auto" style:text-underline-mode="continuous"/>
    </style:style>
    <style:style style:name="P7218" style:parent-style-name="Normalny" style:family="paragraph">
      <style:paragraph-properties fo:text-align="justify" fo:line-height="150%" fo:text-indent="0.2479in"/>
    </style:style>
    <style:style style:name="T7219" style:parent-style-name="Domyślnaczcionkaakapitu" style:family="text">
      <style:text-properties fo:background-color="#80FFFF"/>
    </style:style>
    <style:style style:name="T7220" style:parent-style-name="Domyślnaczcionkaakapitu" style:family="text">
      <style:text-properties fo:background-color="#80FFFF"/>
    </style:style>
    <style:style style:name="T7221" style:parent-style-name="Domyślnaczcionkaakapitu" style:family="text">
      <style:text-properties fo:background-color="#80FFFF"/>
    </style:style>
    <style:style style:name="T7222" style:parent-style-name="Domyślnaczcionkaakapitu" style:family="text">
      <style:text-properties fo:background-color="#80FFFF"/>
    </style:style>
    <style:style style:name="P7223" style:parent-style-name="Normalny" style:family="paragraph">
      <style:paragraph-properties fo:text-align="justify" fo:line-height="150%" fo:text-indent="0.2479in"/>
    </style:style>
    <style:style style:name="T7224" style:parent-style-name="Domyślnaczcionkaakapitu" style:family="text">
      <style:text-properties fo:background-color="#80FFFF"/>
    </style:style>
    <style:style style:name="T7225" style:parent-style-name="Domyślnaczcionkaakapitu" style:family="text">
      <style:text-properties fo:background-color="#80FFFF"/>
    </style:style>
    <style:style style:name="T7226" style:parent-style-name="Domyślnaczcionkaakapitu" style:family="text">
      <style:text-properties fo:background-color="#80FFFF"/>
    </style:style>
    <style:style style:name="P7227" style:parent-style-name="Normalny" style:family="paragraph">
      <style:paragraph-properties fo:text-align="justify" fo:line-height="150%"/>
    </style:style>
    <style:style style:name="T7228" style:parent-style-name="Domyślnaczcionkaakapitu" style:family="text">
      <style:text-properties style:text-underline-type="single" style:text-underline-style="solid" style:text-underline-width="auto" style:text-underline-mode="continuous"/>
    </style:style>
    <style:style style:name="T7229" style:parent-style-name="Domyślnaczcionkaakapitu" style:family="text">
      <style:text-properties fo:background-color="#80FFFF" style:text-underline-type="single" style:text-underline-style="solid" style:text-underline-width="auto" style:text-underline-mode="continuous"/>
    </style:style>
    <style:style style:name="T7230" style:parent-style-name="Domyślnaczcionkaakapitu" style:family="text">
      <style:text-properties style:text-underline-type="single" style:text-underline-style="solid" style:text-underline-width="auto" style:text-underline-mode="continuous"/>
    </style:style>
    <style:style style:name="T7231" style:parent-style-name="Domyślnaczcionkaakapitu" style:family="text">
      <style:text-properties fo:background-color="#80FFFF"/>
    </style:style>
    <style:style style:name="P7232" style:parent-style-name="Normalny" style:family="paragraph">
      <style:paragraph-properties fo:text-align="justify" fo:line-height="150%" fo:text-indent="0.2479in"/>
    </style:style>
    <style:style style:name="P7233" style:parent-style-name="Normalny" style:family="paragraph">
      <style:paragraph-properties fo:text-align="justify" fo:line-height="150%"/>
    </style:style>
    <style:style style:name="T7234" style:parent-style-name="Domyślnaczcionkaakapitu" style:family="text">
      <style:text-properties style:text-underline-type="single" style:text-underline-style="solid" style:text-underline-width="auto" style:text-underline-mode="continuous"/>
    </style:style>
    <style:style style:name="T7235" style:parent-style-name="Domyślnaczcionkaakapitu" style:family="text">
      <style:text-properties fo:background-color="#80FFFF"/>
    </style:style>
    <style:style style:name="P7236" style:parent-style-name="Normalny" style:family="paragraph">
      <style:paragraph-properties fo:text-align="justify" fo:line-height="150%" fo:text-indent="0.2479in"/>
    </style:style>
    <style:style style:name="P7237" style:parent-style-name="Normalny" style:family="paragraph">
      <style:paragraph-properties fo:text-align="justify" fo:line-height="150%"/>
    </style:style>
    <style:style style:name="T7238" style:parent-style-name="Domyślnaczcionkaakapitu" style:family="text">
      <style:text-properties style:text-underline-type="single" style:text-underline-style="solid" style:text-underline-width="auto" style:text-underline-mode="continuous"/>
    </style:style>
    <style:style style:name="T7239" style:parent-style-name="Domyślnaczcionkaakapitu" style:family="text">
      <style:text-properties fo:background-color="#80FFFF" style:text-underline-type="single" style:text-underline-style="solid" style:text-underline-width="auto" style:text-underline-mode="continuous"/>
    </style:style>
    <style:style style:name="T7240" style:parent-style-name="Domyślnaczcionkaakapitu" style:family="text">
      <style:text-properties style:text-underline-type="single" style:text-underline-style="solid" style:text-underline-width="auto" style:text-underline-mode="continuous"/>
    </style:style>
    <style:style style:name="T7241" style:parent-style-name="Domyślnaczcionkaakapitu" style:family="text">
      <style:text-properties fo:background-color="#80FFFF" style:text-underline-type="single" style:text-underline-style="solid" style:text-underline-width="auto" style:text-underline-mode="continuous"/>
    </style:style>
    <style:style style:name="T7242" style:parent-style-name="Domyślnaczcionkaakapitu" style:family="text">
      <style:text-properties style:text-underline-type="single" style:text-underline-style="solid" style:text-underline-width="auto" style:text-underline-mode="continuous"/>
    </style:style>
    <style:style style:name="T7243" style:parent-style-name="Domyślnaczcionkaakapitu" style:family="text">
      <style:text-properties fo:background-color="#80FFFF"/>
    </style:style>
    <style:style style:name="P7244" style:parent-style-name="Normalny" style:family="paragraph">
      <style:paragraph-properties fo:text-align="justify" fo:line-height="150%" fo:text-indent="0.2479in"/>
    </style:style>
    <style:style style:name="T7245" style:parent-style-name="Domyślnaczcionkaakapitu" style:family="text">
      <style:text-properties fo:background-color="#80FFFF"/>
    </style:style>
    <style:style style:name="P7246" style:parent-style-name="Normalny" style:family="paragraph">
      <style:paragraph-properties fo:text-align="justify" fo:line-height="150%"/>
    </style:style>
    <style:style style:name="T7247" style:parent-style-name="Domyślnaczcionkaakapitu" style:family="text">
      <style:text-properties style:text-underline-type="single" style:text-underline-style="solid" style:text-underline-width="auto" style:text-underline-mode="continuous"/>
    </style:style>
    <style:style style:name="T7248" style:parent-style-name="Domyślnaczcionkaakapitu" style:family="text">
      <style:text-properties fo:background-color="#80FFFF"/>
    </style:style>
    <style:style style:name="P7249" style:parent-style-name="Normalny" style:family="paragraph">
      <style:paragraph-properties fo:text-align="justify" fo:line-height="150%" fo:text-indent="0.2479in"/>
    </style:style>
    <style:style style:name="T7250" style:parent-style-name="Domyślnaczcionkaakapitu" style:family="text">
      <style:text-properties fo:background-color="#80FFFF"/>
    </style:style>
    <style:style style:name="T7251" style:parent-style-name="Domyślnaczcionkaakapitu" style:family="text">
      <style:text-properties fo:background-color="#80FFFF"/>
    </style:style>
    <style:style style:name="T7252" style:parent-style-name="Domyślnaczcionkaakapitu" style:family="text">
      <style:text-properties fo:background-color="#80FFFF"/>
    </style:style>
    <style:style style:name="T7253" style:parent-style-name="Domyślnaczcionkaakapitu" style:family="text">
      <style:text-properties fo:background-color="#80FFFF"/>
    </style:style>
    <style:style style:name="T7254" style:parent-style-name="Domyślnaczcionkaakapitu" style:family="text">
      <style:text-properties fo:background-color="#80FFFF"/>
    </style:style>
    <style:style style:name="T7255" style:parent-style-name="Domyślnaczcionkaakapitu" style:family="text">
      <style:text-properties fo:background-color="#80FFFF"/>
    </style:style>
    <style:style style:name="T7256" style:parent-style-name="Domyślnaczcionkaakapitu" style:family="text">
      <style:text-properties fo:background-color="#80FFFF"/>
    </style:style>
    <style:style style:name="T7257" style:parent-style-name="Domyślnaczcionkaakapitu" style:family="text">
      <style:text-properties fo:background-color="#80FFFF"/>
    </style:style>
    <style:style style:name="P7258" style:parent-style-name="Normalny" style:family="paragraph">
      <style:paragraph-properties fo:text-align="justify" fo:line-height="150%"/>
    </style:style>
    <style:style style:name="T7259" style:parent-style-name="Domyślnaczcionkaakapitu" style:family="text">
      <style:text-properties fo:background-color="#80FFFF" style:text-underline-type="single" style:text-underline-style="solid" style:text-underline-width="auto" style:text-underline-mode="continuous"/>
    </style:style>
    <style:style style:name="T7260" style:parent-style-name="Domyślnaczcionkaakapitu" style:family="text">
      <style:text-properties style:text-underline-type="single" style:text-underline-style="solid" style:text-underline-width="auto" style:text-underline-mode="continuous"/>
    </style:style>
    <style:style style:name="P7261" style:parent-style-name="Normalny" style:family="paragraph">
      <style:paragraph-properties fo:text-align="justify" fo:line-height="150%" fo:text-indent="0.2479in"/>
    </style:style>
    <style:style style:name="T7262" style:parent-style-name="Domyślnaczcionkaakapitu" style:family="text">
      <style:text-properties fo:background-color="#80FFFF"/>
    </style:style>
    <style:style style:name="T7263" style:parent-style-name="Domyślnaczcionkaakapitu" style:family="text">
      <style:text-properties fo:background-color="#80FFFF"/>
    </style:style>
    <style:style style:name="T7264" style:parent-style-name="Domyślnaczcionkaakapitu" style:family="text">
      <style:text-properties fo:background-color="#80FFFF"/>
    </style:style>
    <style:style style:name="T7265" style:parent-style-name="Domyślnaczcionkaakapitu" style:family="text">
      <style:text-properties fo:background-color="#80FFFF"/>
    </style:style>
    <style:style style:name="T7266" style:parent-style-name="Domyślnaczcionkaakapitu" style:family="text">
      <style:text-properties fo:background-color="#80FFFF"/>
    </style:style>
    <style:style style:name="T7267" style:parent-style-name="Domyślnaczcionkaakapitu" style:family="text">
      <style:text-properties fo:background-color="#80FFFF"/>
    </style:style>
    <style:style style:name="P7268" style:parent-style-name="Normalny" style:family="paragraph">
      <style:paragraph-properties fo:text-align="justify" fo:line-height="150%" fo:text-indent="0.2479in"/>
    </style:style>
    <style:style style:name="T7269" style:parent-style-name="Domyślnaczcionkaakapitu" style:family="text">
      <style:text-properties fo:background-color="#80FFFF"/>
    </style:style>
    <style:style style:name="T7270" style:parent-style-name="Domyślnaczcionkaakapitu" style:family="text">
      <style:text-properties fo:background-color="#80FFFF"/>
    </style:style>
    <style:style style:name="P7271" style:parent-style-name="Normalny" style:family="paragraph">
      <style:paragraph-properties fo:text-align="justify" fo:line-height="150%" fo:text-indent="0.2479in"/>
    </style:style>
    <style:style style:name="T7272" style:parent-style-name="Domyślnaczcionkaakapitu" style:family="text">
      <style:text-properties fo:background-color="#80FFFF"/>
    </style:style>
    <style:style style:name="T7273" style:parent-style-name="Domyślnaczcionkaakapitu" style:family="text">
      <style:text-properties fo:background-color="#80FFFF"/>
    </style:style>
    <style:style style:name="T7274" style:parent-style-name="Domyślnaczcionkaakapitu" style:family="text">
      <style:text-properties fo:background-color="#80FFFF"/>
    </style:style>
    <style:style style:name="T7275" style:parent-style-name="Domyślnaczcionkaakapitu" style:family="text">
      <style:text-properties fo:background-color="#80FFFF"/>
    </style:style>
    <style:style style:name="T7276" style:parent-style-name="Domyślnaczcionkaakapitu" style:family="text">
      <style:text-properties fo:background-color="#80FFFF"/>
    </style:style>
    <style:style style:name="T7277" style:parent-style-name="Domyślnaczcionkaakapitu" style:family="text">
      <style:text-properties fo:background-color="#80FFFF"/>
    </style:style>
    <style:style style:name="T7278" style:parent-style-name="Domyślnaczcionkaakapitu" style:family="text">
      <style:text-properties fo:background-color="#80FFFF"/>
    </style:style>
    <style:style style:name="T7279" style:parent-style-name="Domyślnaczcionkaakapitu" style:family="text">
      <style:text-properties fo:background-color="#80FFFF"/>
    </style:style>
    <style:style style:name="P7280" style:parent-style-name="Normalny" style:family="paragraph">
      <style:paragraph-properties fo:text-align="justify" fo:line-height="150%" fo:text-indent="0.2479in"/>
    </style:style>
    <style:style style:name="T7281" style:parent-style-name="Domyślnaczcionkaakapitu" style:family="text">
      <style:text-properties fo:background-color="#80FFFF"/>
    </style:style>
    <style:style style:name="P7282" style:parent-style-name="Normalny" style:family="paragraph">
      <style:paragraph-properties fo:text-align="justify" fo:line-height="150%" fo:text-indent="0.2479in"/>
    </style:style>
    <style:style style:name="T7283" style:parent-style-name="Domyślnaczcionkaakapitu" style:family="text">
      <style:text-properties fo:background-color="#80FFFF"/>
    </style:style>
    <style:style style:name="P7284" style:parent-style-name="Normalny" style:family="paragraph">
      <style:paragraph-properties fo:text-align="justify" fo:line-height="150%"/>
    </style:style>
    <style:style style:name="T7285" style:parent-style-name="Domyślnaczcionkaakapitu" style:family="text">
      <style:text-properties style:text-underline-type="single" style:text-underline-style="solid" style:text-underline-width="auto" style:text-underline-mode="continuous"/>
    </style:style>
    <style:style style:name="T7286" style:parent-style-name="Domyślnaczcionkaakapitu" style:family="text">
      <style:text-properties fo:background-color="#80FFFF" style:text-underline-type="single" style:text-underline-style="solid" style:text-underline-width="auto" style:text-underline-mode="continuous"/>
    </style:style>
    <style:style style:name="T7287" style:parent-style-name="Domyślnaczcionkaakapitu" style:family="text">
      <style:text-properties fo:background-color="#80FFFF"/>
    </style:style>
    <style:style style:name="P7288" style:parent-style-name="Normalny" style:family="paragraph">
      <style:paragraph-properties fo:text-align="justify" fo:line-height="150%" fo:text-indent="0.2479in"/>
    </style:style>
    <style:style style:name="P7289" style:parent-style-name="Normalny" style:family="paragraph">
      <style:paragraph-properties fo:text-align="justify" fo:line-height="150%"/>
    </style:style>
    <style:style style:name="T7290" style:parent-style-name="Domyślnaczcionkaakapitu" style:family="text">
      <style:text-properties style:text-underline-type="single" style:text-underline-style="solid" style:text-underline-width="auto" style:text-underline-mode="continuous"/>
    </style:style>
    <style:style style:name="T7291" style:parent-style-name="Domyślnaczcionkaakapitu" style:family="text">
      <style:text-properties fo:background-color="#80FFFF" style:text-underline-type="single" style:text-underline-style="solid" style:text-underline-width="auto" style:text-underline-mode="continuous"/>
    </style:style>
    <style:style style:name="T7292" style:parent-style-name="Domyślnaczcionkaakapitu" style:family="text">
      <style:text-properties style:text-underline-type="single" style:text-underline-style="solid" style:text-underline-width="auto" style:text-underline-mode="continuous"/>
    </style:style>
    <style:style style:name="T7293" style:parent-style-name="Domyślnaczcionkaakapitu" style:family="text">
      <style:text-properties fo:background-color="#80FFFF"/>
    </style:style>
    <style:style style:name="P7294" style:parent-style-name="Normalny" style:family="paragraph">
      <style:paragraph-properties fo:text-align="justify" fo:line-height="150%" fo:text-indent="0.2479in"/>
    </style:style>
    <style:style style:name="T7295" style:parent-style-name="Domyślnaczcionkaakapitu" style:family="text">
      <style:text-properties fo:background-color="#80FFFF"/>
    </style:style>
    <style:style style:name="T7296" style:parent-style-name="Domyślnaczcionkaakapitu" style:family="text">
      <style:text-properties fo:background-color="#80FFFF"/>
    </style:style>
    <style:style style:name="P7297" style:parent-style-name="Normalny" style:family="paragraph">
      <style:paragraph-properties fo:text-align="justify" fo:line-height="150%" fo:text-indent="0.2479in"/>
    </style:style>
    <style:style style:name="T7298" style:parent-style-name="Domyślnaczcionkaakapitu" style:family="text">
      <style:text-properties fo:background-color="#80FFFF"/>
    </style:style>
    <style:style style:name="T7299" style:parent-style-name="Domyślnaczcionkaakapitu" style:family="text">
      <style:text-properties fo:background-color="#80FFFF"/>
    </style:style>
    <style:style style:name="T7300" style:parent-style-name="Domyślnaczcionkaakapitu" style:family="text">
      <style:text-properties fo:background-color="#80FFFF"/>
    </style:style>
    <style:style style:name="T7301" style:parent-style-name="Domyślnaczcionkaakapitu" style:family="text">
      <style:text-properties fo:background-color="#80FFFF"/>
    </style:style>
    <style:style style:name="P7302" style:parent-style-name="Normalny" style:family="paragraph">
      <style:paragraph-properties fo:text-align="justify" fo:line-height="150%" fo:text-indent="0.2479in"/>
    </style:style>
    <style:style style:name="T7303" style:parent-style-name="Domyślnaczcionkaakapitu" style:family="text">
      <style:text-properties fo:background-color="#80FFFF"/>
    </style:style>
    <style:style style:name="T7304" style:parent-style-name="Domyślnaczcionkaakapitu" style:family="text">
      <style:text-properties fo:background-color="#80FFFF"/>
    </style:style>
    <style:style style:name="T7305" style:parent-style-name="Domyślnaczcionkaakapitu" style:family="text">
      <style:text-properties fo:background-color="#80FFFF"/>
    </style:style>
    <style:style style:name="T7306" style:parent-style-name="Domyślnaczcionkaakapitu" style:family="text">
      <style:text-properties fo:background-color="#80FFFF"/>
    </style:style>
    <style:style style:name="P7307" style:parent-style-name="Normalny" style:family="paragraph">
      <style:paragraph-properties fo:text-align="justify" fo:line-height="150%" fo:text-indent="0.2479in"/>
    </style:style>
    <style:style style:name="T7308" style:parent-style-name="Domyślnaczcionkaakapitu" style:family="text">
      <style:text-properties fo:background-color="#80FFFF"/>
    </style:style>
    <style:style style:name="T7309" style:parent-style-name="Domyślnaczcionkaakapitu" style:family="text">
      <style:text-properties fo:background-color="#80FFFF"/>
    </style:style>
    <style:style style:name="T7310" style:parent-style-name="Domyślnaczcionkaakapitu" style:family="text">
      <style:text-properties fo:background-color="#80FFFF"/>
    </style:style>
    <style:style style:name="P7311" style:parent-style-name="Normalny" style:family="paragraph">
      <style:paragraph-properties fo:text-align="justify" fo:line-height="150%" fo:text-indent="0.2479in"/>
    </style:style>
    <style:style style:name="T7312" style:parent-style-name="Domyślnaczcionkaakapitu" style:family="text">
      <style:text-properties fo:background-color="#80FFFF"/>
    </style:style>
    <style:style style:name="T7313" style:parent-style-name="Domyślnaczcionkaakapitu" style:family="text">
      <style:text-properties fo:background-color="#80FFFF"/>
    </style:style>
    <style:style style:name="T7314" style:parent-style-name="Domyślnaczcionkaakapitu" style:family="text">
      <style:text-properties fo:background-color="#80FFFF"/>
    </style:style>
    <style:style style:name="P7315" style:parent-style-name="Normalny" style:family="paragraph">
      <style:paragraph-properties fo:text-align="justify" fo:line-height="150%" fo:text-indent="0.2479in"/>
    </style:style>
    <style:style style:name="T7316" style:parent-style-name="Domyślnaczcionkaakapitu" style:family="text">
      <style:text-properties fo:background-color="#80FFFF"/>
    </style:style>
    <style:style style:name="T7317" style:parent-style-name="Domyślnaczcionkaakapitu" style:family="text">
      <style:text-properties fo:background-color="#80FFFF"/>
    </style:style>
    <style:style style:name="P7318" style:parent-style-name="Normalny" style:family="paragraph">
      <style:paragraph-properties fo:text-align="justify" fo:line-height="150%"/>
    </style:style>
    <style:style style:name="T7319" style:parent-style-name="Domyślnaczcionkaakapitu" style:family="text">
      <style:text-properties fo:background-color="#80FFFF" style:text-underline-type="single" style:text-underline-style="solid" style:text-underline-width="auto" style:text-underline-mode="continuous"/>
    </style:style>
    <style:style style:name="T7320" style:parent-style-name="Domyślnaczcionkaakapitu" style:family="text">
      <style:text-properties style:text-underline-type="single" style:text-underline-style="solid" style:text-underline-width="auto" style:text-underline-mode="continuous"/>
    </style:style>
    <style:style style:name="T7321" style:parent-style-name="Domyślnaczcionkaakapitu" style:family="text">
      <style:text-properties fo:background-color="#80FFFF"/>
    </style:style>
    <style:style style:name="P7322" style:parent-style-name="Normalny" style:family="paragraph">
      <style:paragraph-properties fo:text-align="justify" fo:line-height="150%" fo:text-indent="0.2479in"/>
    </style:style>
    <style:style style:name="T7323" style:parent-style-name="Domyślnaczcionkaakapitu" style:family="text">
      <style:text-properties fo:background-color="#80FFFF"/>
    </style:style>
    <style:style style:name="T7324" style:parent-style-name="Domyślnaczcionkaakapitu" style:family="text">
      <style:text-properties fo:background-color="#80FFFF"/>
    </style:style>
    <style:style style:name="P7325" style:parent-style-name="Normalny" style:family="paragraph">
      <style:paragraph-properties fo:text-align="justify" fo:line-height="150%"/>
    </style:style>
    <style:style style:name="T7326" style:parent-style-name="Domyślnaczcionkaakapitu" style:family="text">
      <style:text-properties fo:background-color="#80FFFF" style:text-underline-type="single" style:text-underline-style="solid" style:text-underline-width="auto" style:text-underline-mode="continuous"/>
    </style:style>
    <style:style style:name="T7327" style:parent-style-name="Domyślnaczcionkaakapitu" style:family="text">
      <style:text-properties style:text-underline-type="single" style:text-underline-style="solid" style:text-underline-width="auto" style:text-underline-mode="continuous"/>
    </style:style>
    <style:style style:name="T7328" style:parent-style-name="Domyślnaczcionkaakapitu" style:family="text">
      <style:text-properties fo:background-color="#80FFFF"/>
    </style:style>
    <style:style style:name="P7329" style:parent-style-name="Normalny" style:family="paragraph">
      <style:paragraph-properties fo:text-align="justify" fo:line-height="150%" fo:text-indent="0.2479in"/>
    </style:style>
    <style:style style:name="T7330" style:parent-style-name="Domyślnaczcionkaakapitu" style:family="text">
      <style:text-properties fo:background-color="#80FFFF"/>
    </style:style>
    <style:style style:name="T7331" style:parent-style-name="Domyślnaczcionkaakapitu" style:family="text">
      <style:text-properties fo:background-color="#80FFFF"/>
    </style:style>
    <style:style style:name="T7332" style:parent-style-name="Domyślnaczcionkaakapitu" style:family="text">
      <style:text-properties fo:background-color="#80FFFF"/>
    </style:style>
    <style:style style:name="T7333" style:parent-style-name="Domyślnaczcionkaakapitu" style:family="text">
      <style:text-properties fo:background-color="#80FFFF"/>
    </style:style>
    <style:style style:name="T7334" style:parent-style-name="Domyślnaczcionkaakapitu" style:family="text">
      <style:text-properties fo:background-color="#80FFFF"/>
    </style:style>
    <style:style style:name="T7335" style:parent-style-name="Domyślnaczcionkaakapitu" style:family="text">
      <style:text-properties fo:background-color="#80FFFF"/>
    </style:style>
    <style:style style:name="T7336" style:parent-style-name="Domyślnaczcionkaakapitu" style:family="text">
      <style:text-properties fo:background-color="#80FFFF"/>
    </style:style>
    <style:style style:name="T7337" style:parent-style-name="Domyślnaczcionkaakapitu" style:family="text">
      <style:text-properties fo:background-color="#80FFFF"/>
    </style:style>
    <style:style style:name="T7338" style:parent-style-name="Domyślnaczcionkaakapitu" style:family="text">
      <style:text-properties fo:background-color="#80FFFF"/>
    </style:style>
    <style:style style:name="T7339" style:parent-style-name="Domyślnaczcionkaakapitu" style:family="text">
      <style:text-properties fo:background-color="#80FFFF"/>
    </style:style>
    <style:style style:name="P7340" style:parent-style-name="Normalny" style:family="paragraph">
      <style:paragraph-properties fo:text-align="justify" fo:line-height="150%" fo:text-indent="0.2479in"/>
    </style:style>
    <style:style style:name="T7341" style:parent-style-name="Domyślnaczcionkaakapitu" style:family="text">
      <style:text-properties fo:background-color="#80FFFF"/>
    </style:style>
    <style:style style:name="P7342" style:parent-style-name="Normalny" style:family="paragraph">
      <style:paragraph-properties fo:text-align="justify" fo:line-height="150%"/>
    </style:style>
    <style:style style:name="T7343" style:parent-style-name="Domyślnaczcionkaakapitu" style:family="text">
      <style:text-properties style:text-underline-type="single" style:text-underline-style="solid" style:text-underline-width="auto" style:text-underline-mode="continuous"/>
    </style:style>
    <style:style style:name="T7344" style:parent-style-name="Domyślnaczcionkaakapitu" style:family="text">
      <style:text-properties fo:background-color="#80FFFF" style:text-underline-type="single" style:text-underline-style="solid" style:text-underline-width="auto" style:text-underline-mode="continuous"/>
    </style:style>
    <style:style style:name="T7345" style:parent-style-name="Domyślnaczcionkaakapitu" style:family="text">
      <style:text-properties style:text-underline-type="single" style:text-underline-style="solid" style:text-underline-width="auto" style:text-underline-mode="continuous"/>
    </style:style>
    <style:style style:name="T7346" style:parent-style-name="Domyślnaczcionkaakapitu" style:family="text">
      <style:text-properties fo:background-color="#80FFFF" style:text-underline-type="single" style:text-underline-style="solid" style:text-underline-width="auto" style:text-underline-mode="continuous"/>
    </style:style>
    <style:style style:name="T7347" style:parent-style-name="Domyślnaczcionkaakapitu" style:family="text">
      <style:text-properties style:text-underline-type="single" style:text-underline-style="solid" style:text-underline-width="auto" style:text-underline-mode="continuous"/>
    </style:style>
    <style:style style:name="T7348" style:parent-style-name="Domyślnaczcionkaakapitu" style:family="text">
      <style:text-properties fo:background-color="#80FFFF"/>
    </style:style>
    <style:style style:name="P7349" style:parent-style-name="Normalny" style:family="paragraph">
      <style:paragraph-properties fo:text-align="justify" fo:line-height="150%" fo:text-indent="0.2479in"/>
    </style:style>
    <style:style style:name="T7350" style:parent-style-name="Domyślnaczcionkaakapitu" style:family="text">
      <style:text-properties fo:background-color="#80FFFF"/>
    </style:style>
    <style:style style:name="T7351" style:parent-style-name="Domyślnaczcionkaakapitu" style:family="text">
      <style:text-properties fo:background-color="#80FFFF"/>
    </style:style>
    <style:style style:name="T7352" style:parent-style-name="Domyślnaczcionkaakapitu" style:family="text">
      <style:text-properties fo:background-color="#80FFFF"/>
    </style:style>
    <style:style style:name="T7353" style:parent-style-name="Domyślnaczcionkaakapitu" style:family="text">
      <style:text-properties fo:background-color="#80FFFF"/>
    </style:style>
    <style:style style:name="T7354" style:parent-style-name="Domyślnaczcionkaakapitu" style:family="text">
      <style:text-properties fo:background-color="#80FFFF"/>
    </style:style>
    <style:style style:name="T7355" style:parent-style-name="Domyślnaczcionkaakapitu" style:family="text">
      <style:text-properties fo:background-color="#80FFFF"/>
    </style:style>
    <style:style style:name="T7356" style:parent-style-name="Domyślnaczcionkaakapitu" style:family="text">
      <style:text-properties fo:background-color="#80FFFF"/>
    </style:style>
    <style:style style:name="T7357" style:parent-style-name="Domyślnaczcionkaakapitu" style:family="text">
      <style:text-properties fo:background-color="#80FFFF"/>
    </style:style>
    <style:style style:name="P7358" style:parent-style-name="Normalny" style:family="paragraph">
      <style:paragraph-properties fo:text-align="justify" fo:line-height="150%" fo:text-indent="0.2479in"/>
    </style:style>
    <style:style style:name="P7359" style:parent-style-name="Normalny" style:family="paragraph">
      <style:paragraph-properties fo:text-align="justify" fo:line-height="150%" fo:text-indent="0.2479in"/>
    </style:style>
    <style:style style:name="T7360" style:parent-style-name="Domyślnaczcionkaakapitu" style:family="text">
      <style:text-properties fo:background-color="#80FFFF"/>
    </style:style>
    <style:style style:name="T7361" style:parent-style-name="Domyślnaczcionkaakapitu" style:family="text">
      <style:text-properties fo:background-color="#80FFFF"/>
    </style:style>
    <style:style style:name="P7362" style:parent-style-name="Normalny" style:family="paragraph">
      <style:paragraph-properties fo:text-align="justify" fo:line-height="150%" fo:text-indent="0.2479in"/>
    </style:style>
    <style:style style:name="T7363" style:parent-style-name="Domyślnaczcionkaakapitu" style:family="text">
      <style:text-properties fo:background-color="#80FFFF"/>
    </style:style>
    <style:style style:name="P7364" style:parent-style-name="Normalny" style:family="paragraph">
      <style:paragraph-properties fo:text-align="justify" fo:line-height="150%" fo:text-indent="0.2479in"/>
    </style:style>
    <style:style style:name="T7365" style:parent-style-name="Domyślnaczcionkaakapitu" style:family="text">
      <style:text-properties fo:background-color="#80FFFF"/>
    </style:style>
    <style:style style:name="P7366" style:parent-style-name="Normalny" style:family="paragraph">
      <style:paragraph-properties fo:text-align="justify" fo:line-height="150%" fo:text-indent="0.2479in"/>
    </style:style>
    <style:style style:name="P7367" style:parent-style-name="Normalny" style:family="paragraph">
      <style:paragraph-properties fo:text-align="justify" fo:line-height="150%" fo:text-indent="0.2479in"/>
    </style:style>
    <style:style style:name="T7368" style:parent-style-name="Domyślnaczcionkaakapitu" style:family="text">
      <style:text-properties fo:background-color="#80FFFF"/>
    </style:style>
    <style:style style:name="P7369" style:parent-style-name="Normalny" style:family="paragraph">
      <style:paragraph-properties fo:text-align="justify" fo:line-height="150%"/>
    </style:style>
    <style:style style:name="T7370" style:parent-style-name="Domyślnaczcionkaakapitu" style:family="text">
      <style:text-properties style:text-underline-type="single" style:text-underline-style="solid" style:text-underline-width="auto" style:text-underline-mode="continuous"/>
    </style:style>
    <style:style style:name="T7371" style:parent-style-name="Domyślnaczcionkaakapitu" style:family="text">
      <style:text-properties fo:background-color="#80FFFF" style:text-underline-type="single" style:text-underline-style="solid" style:text-underline-width="auto" style:text-underline-mode="continuous"/>
    </style:style>
    <style:style style:name="T7372" style:parent-style-name="Domyślnaczcionkaakapitu" style:family="text">
      <style:text-properties style:text-underline-type="single" style:text-underline-style="solid" style:text-underline-width="auto" style:text-underline-mode="continuous"/>
    </style:style>
    <style:style style:name="T7373" style:parent-style-name="Domyślnaczcionkaakapitu" style:family="text">
      <style:text-properties fo:background-color="#80FFFF" style:text-underline-type="single" style:text-underline-style="solid" style:text-underline-width="auto" style:text-underline-mode="continuous"/>
    </style:style>
    <style:style style:name="T7374" style:parent-style-name="Domyślnaczcionkaakapitu" style:family="text">
      <style:text-properties fo:background-color="#80FFFF"/>
    </style:style>
    <style:style style:name="P7375" style:parent-style-name="Normalny" style:family="paragraph">
      <style:paragraph-properties fo:text-align="justify" fo:line-height="150%" fo:text-indent="0.2479in"/>
    </style:style>
    <style:style style:name="T7376" style:parent-style-name="Domyślnaczcionkaakapitu" style:family="text">
      <style:text-properties fo:background-color="#80FFFF"/>
    </style:style>
    <style:style style:name="P7377" style:parent-style-name="Normalny" style:family="paragraph">
      <style:paragraph-properties fo:text-align="justify" fo:line-height="150%"/>
    </style:style>
    <style:style style:name="T7378" style:parent-style-name="Domyślnaczcionkaakapitu" style:family="text">
      <style:text-properties fo:background-color="#80FFFF" style:text-underline-type="single" style:text-underline-style="solid" style:text-underline-width="auto" style:text-underline-mode="continuous"/>
    </style:style>
    <style:style style:name="T7379" style:parent-style-name="Domyślnaczcionkaakapitu" style:family="text">
      <style:text-properties style:text-underline-type="single" style:text-underline-style="solid" style:text-underline-width="auto" style:text-underline-mode="continuous"/>
    </style:style>
    <style:style style:name="T7380" style:parent-style-name="Domyślnaczcionkaakapitu" style:family="text">
      <style:text-properties fo:background-color="#80FFFF"/>
    </style:style>
    <style:style style:name="P7381" style:parent-style-name="Normalny" style:family="paragraph">
      <style:paragraph-properties fo:text-align="justify" fo:line-height="150%" fo:text-indent="0.2479in"/>
    </style:style>
    <style:style style:name="T7382" style:parent-style-name="Domyślnaczcionkaakapitu" style:family="text">
      <style:text-properties fo:background-color="#80FFFF"/>
    </style:style>
    <style:style style:name="T7383" style:parent-style-name="Domyślnaczcionkaakapitu" style:family="text">
      <style:text-properties fo:background-color="#80FFFF"/>
    </style:style>
    <style:style style:name="T7384" style:parent-style-name="Domyślnaczcionkaakapitu" style:family="text">
      <style:text-properties fo:background-color="#80FFFF"/>
    </style:style>
    <style:style style:name="T7385" style:parent-style-name="Domyślnaczcionkaakapitu" style:family="text">
      <style:text-properties fo:background-color="#80FFFF"/>
    </style:style>
    <style:style style:name="T7386" style:parent-style-name="Domyślnaczcionkaakapitu" style:family="text">
      <style:text-properties fo:background-color="#80FFFF"/>
    </style:style>
    <style:style style:name="T7387" style:parent-style-name="Domyślnaczcionkaakapitu" style:family="text">
      <style:text-properties fo:background-color="#80FFFF"/>
    </style:style>
    <style:style style:name="T7388" style:parent-style-name="Domyślnaczcionkaakapitu" style:family="text">
      <style:text-properties fo:background-color="#80FFFF"/>
    </style:style>
    <style:style style:name="P7389" style:parent-style-name="Normalny" style:family="paragraph">
      <style:paragraph-properties fo:text-align="justify" fo:line-height="150%" fo:text-indent="0.2479in"/>
    </style:style>
    <style:style style:name="T7390" style:parent-style-name="Domyślnaczcionkaakapitu" style:family="text">
      <style:text-properties fo:background-color="#80FFFF"/>
    </style:style>
    <style:style style:name="P7391" style:parent-style-name="Normalny" style:family="paragraph">
      <style:paragraph-properties fo:text-align="justify" fo:line-height="150%"/>
    </style:style>
    <style:style style:name="T7392" style:parent-style-name="Domyślnaczcionkaakapitu" style:family="text">
      <style:text-properties fo:background-color="#80FFFF" style:text-underline-type="single" style:text-underline-style="solid" style:text-underline-width="auto" style:text-underline-mode="continuous"/>
    </style:style>
    <style:style style:name="T7393" style:parent-style-name="Domyślnaczcionkaakapitu" style:family="text">
      <style:text-properties style:text-underline-type="single" style:text-underline-style="solid" style:text-underline-width="auto" style:text-underline-mode="continuous"/>
    </style:style>
    <style:style style:name="T7394" style:parent-style-name="Domyślnaczcionkaakapitu" style:family="text">
      <style:text-properties fo:background-color="#80FFFF" style:text-underline-type="single" style:text-underline-style="solid" style:text-underline-width="auto" style:text-underline-mode="continuous"/>
    </style:style>
    <style:style style:name="T7395" style:parent-style-name="Domyślnaczcionkaakapitu" style:family="text">
      <style:text-properties style:text-underline-type="single" style:text-underline-style="solid" style:text-underline-width="auto" style:text-underline-mode="continuous"/>
    </style:style>
    <style:style style:name="T7396" style:parent-style-name="Domyślnaczcionkaakapitu" style:family="text">
      <style:text-properties fo:background-color="#80FFFF"/>
    </style:style>
    <style:style style:name="P7397" style:parent-style-name="Normalny" style:family="paragraph">
      <style:paragraph-properties fo:text-align="justify" fo:line-height="150%" fo:text-indent="0.2479in"/>
    </style:style>
    <style:style style:name="T7398" style:parent-style-name="Domyślnaczcionkaakapitu" style:family="text">
      <style:text-properties fo:background-color="#80FFFF"/>
    </style:style>
    <style:style style:name="P7399" style:parent-style-name="Normalny" style:family="paragraph">
      <style:paragraph-properties fo:text-align="justify" fo:line-height="150%"/>
    </style:style>
    <style:style style:name="T7400" style:parent-style-name="Domyślnaczcionkaakapitu" style:family="text">
      <style:text-properties style:text-underline-type="single" style:text-underline-style="solid" style:text-underline-width="auto" style:text-underline-mode="continuous"/>
    </style:style>
    <style:style style:name="T7401" style:parent-style-name="Domyślnaczcionkaakapitu" style:family="text">
      <style:text-properties fo:background-color="#80FFFF" style:text-underline-type="single" style:text-underline-style="solid" style:text-underline-width="auto" style:text-underline-mode="continuous"/>
    </style:style>
    <style:style style:name="T7402" style:parent-style-name="Domyślnaczcionkaakapitu" style:family="text">
      <style:text-properties style:text-underline-type="single" style:text-underline-style="solid" style:text-underline-width="auto" style:text-underline-mode="continuous"/>
    </style:style>
    <style:style style:name="P7403" style:parent-style-name="Normalny" style:family="paragraph">
      <style:paragraph-properties fo:text-align="justify" fo:line-height="150%" fo:text-indent="0.2479in"/>
    </style:style>
    <style:style style:name="T7404" style:parent-style-name="Domyślnaczcionkaakapitu" style:family="text">
      <style:text-properties fo:background-color="#80FFFF"/>
    </style:style>
    <style:style style:name="P7405" style:parent-style-name="Normalny" style:family="paragraph">
      <style:paragraph-properties fo:text-align="justify" fo:line-height="150%"/>
    </style:style>
    <style:style style:name="T7406" style:parent-style-name="Domyślnaczcionkaakapitu" style:family="text">
      <style:text-properties fo:background-color="#80FFFF" style:text-underline-type="single" style:text-underline-style="solid" style:text-underline-width="auto" style:text-underline-mode="continuous"/>
    </style:style>
    <style:style style:name="T7407" style:parent-style-name="Domyślnaczcionkaakapitu" style:family="text">
      <style:text-properties style:text-underline-type="single" style:text-underline-style="solid" style:text-underline-width="auto" style:text-underline-mode="continuous"/>
    </style:style>
    <style:style style:name="P7408" style:parent-style-name="Normalny" style:family="paragraph">
      <style:paragraph-properties fo:text-align="justify" fo:line-height="150%" fo:text-indent="0.2479in"/>
    </style:style>
    <style:style style:name="P7409" style:parent-style-name="Normalny" style:family="paragraph">
      <style:paragraph-properties fo:text-align="justify" fo:line-height="150%" fo:text-indent="0.2479in"/>
    </style:style>
    <style:style style:name="T7410" style:parent-style-name="Domyślnaczcionkaakapitu" style:family="text">
      <style:text-properties fo:background-color="#80FFFF"/>
    </style:style>
    <style:style style:name="T7411" style:parent-style-name="Domyślnaczcionkaakapitu" style:family="text">
      <style:text-properties fo:background-color="#80FFFF"/>
    </style:style>
    <style:style style:name="T7412" style:parent-style-name="Domyślnaczcionkaakapitu" style:family="text">
      <style:text-properties fo:background-color="#80FFFF"/>
    </style:style>
    <style:style style:name="P7413" style:parent-style-name="Normalny" style:family="paragraph">
      <style:paragraph-properties fo:text-align="justify" fo:line-height="150%" fo:text-indent="0.2479in"/>
    </style:style>
    <style:style style:name="T7414" style:parent-style-name="Domyślnaczcionkaakapitu" style:family="text">
      <style:text-properties fo:background-color="#80FFFF"/>
    </style:style>
    <style:style style:name="T7415" style:parent-style-name="Domyślnaczcionkaakapitu" style:family="text">
      <style:text-properties fo:background-color="#80FFFF"/>
    </style:style>
    <style:style style:name="T7416" style:parent-style-name="Domyślnaczcionkaakapitu" style:family="text">
      <style:text-properties fo:background-color="#80FFFF"/>
    </style:style>
    <style:style style:name="P7417" style:parent-style-name="Normalny" style:family="paragraph">
      <style:paragraph-properties fo:text-align="justify" fo:line-height="150%"/>
    </style:style>
    <style:style style:name="T7418" style:parent-style-name="Domyślnaczcionkaakapitu" style:family="text">
      <style:text-properties style:text-underline-type="single" style:text-underline-style="solid" style:text-underline-width="auto" style:text-underline-mode="continuous"/>
    </style:style>
    <style:style style:name="T7419" style:parent-style-name="Domyślnaczcionkaakapitu" style:family="text">
      <style:text-properties fo:background-color="#80FFFF" style:text-underline-type="single" style:text-underline-style="solid" style:text-underline-width="auto" style:text-underline-mode="continuous"/>
    </style:style>
    <style:style style:name="T7420" style:parent-style-name="Domyślnaczcionkaakapitu" style:family="text">
      <style:text-properties style:text-underline-type="single" style:text-underline-style="solid" style:text-underline-width="auto" style:text-underline-mode="continuous"/>
    </style:style>
    <style:style style:name="P7421" style:parent-style-name="Normalny" style:family="paragraph">
      <style:paragraph-properties fo:text-align="justify" fo:line-height="150%" fo:text-indent="0.2479in"/>
    </style:style>
    <style:style style:name="T7422" style:parent-style-name="Domyślnaczcionkaakapitu" style:family="text">
      <style:text-properties fo:background-color="#80FFFF"/>
    </style:style>
    <style:style style:name="P7423" style:parent-style-name="Normalny" style:family="paragraph">
      <style:paragraph-properties fo:text-align="justify" fo:line-height="150%"/>
    </style:style>
    <style:style style:name="T7424" style:parent-style-name="Domyślnaczcionkaakapitu" style:family="text">
      <style:text-properties style:text-underline-type="single" style:text-underline-style="solid" style:text-underline-width="auto" style:text-underline-mode="continuous"/>
    </style:style>
    <style:style style:name="T7425" style:parent-style-name="Domyślnaczcionkaakapitu" style:family="text">
      <style:text-properties fo:background-color="#80FFFF" style:text-underline-type="single" style:text-underline-style="solid" style:text-underline-width="auto" style:text-underline-mode="continuous"/>
    </style:style>
    <style:style style:name="T7426" style:parent-style-name="Domyślnaczcionkaakapitu" style:family="text">
      <style:text-properties style:text-underline-type="single" style:text-underline-style="solid" style:text-underline-width="auto" style:text-underline-mode="continuous"/>
    </style:style>
    <style:style style:name="P7427" style:parent-style-name="Normalny" style:family="paragraph">
      <style:paragraph-properties fo:text-align="justify" fo:line-height="150%" fo:text-indent="0.2479in"/>
    </style:style>
    <style:style style:name="P7428" style:parent-style-name="Normalny" style:family="paragraph">
      <style:paragraph-properties fo:text-align="justify" fo:line-height="150%"/>
    </style:style>
    <style:style style:name="P7429" style:parent-style-name="Normalny" style:family="paragraph">
      <style:paragraph-properties fo:text-align="justify" fo:line-height="150%"/>
    </style:style>
    <style:style style:name="T7430" style:parent-style-name="Domyślnaczcionkaakapitu" style:family="text">
      <style:text-properties style:text-underline-type="single" style:text-underline-style="solid" style:text-underline-width="auto" style:text-underline-mode="continuous"/>
    </style:style>
    <style:style style:name="T7431" style:parent-style-name="Domyślnaczcionkaakapitu" style:family="text">
      <style:text-properties fo:background-color="#80FFFF" style:text-underline-type="single" style:text-underline-style="solid" style:text-underline-width="auto" style:text-underline-mode="continuous"/>
    </style:style>
    <style:style style:name="T7432" style:parent-style-name="Domyślnaczcionkaakapitu" style:family="text">
      <style:text-properties style:text-underline-type="single" style:text-underline-style="solid" style:text-underline-width="auto" style:text-underline-mode="continuous"/>
    </style:style>
    <style:style style:name="P7433" style:parent-style-name="Normalny" style:family="paragraph">
      <style:paragraph-properties fo:text-align="justify" fo:line-height="150%" fo:text-indent="0.2479in"/>
    </style:style>
    <style:style style:name="T7434" style:parent-style-name="Domyślnaczcionkaakapitu" style:family="text">
      <style:text-properties fo:background-color="#80FFFF"/>
    </style:style>
    <style:style style:name="T7435" style:parent-style-name="Domyślnaczcionkaakapitu" style:family="text">
      <style:text-properties fo:background-color="#80FFFF"/>
    </style:style>
    <style:style style:name="T7436" style:parent-style-name="Domyślnaczcionkaakapitu" style:family="text">
      <style:text-properties fo:background-color="#80FFFF"/>
    </style:style>
    <style:style style:name="P7437" style:parent-style-name="Normalny" style:family="paragraph">
      <style:paragraph-properties fo:text-align="justify" fo:line-height="150%"/>
    </style:style>
    <style:style style:name="P7438" style:parent-style-name="Normalny" style:family="paragraph">
      <style:paragraph-properties fo:text-align="justify" fo:line-height="150%" fo:text-indent="0.2479in"/>
    </style:style>
    <style:style style:name="T7439" style:parent-style-name="Domyślnaczcionkaakapitu" style:family="text">
      <style:text-properties fo:background-color="#80FFFF"/>
    </style:style>
    <style:style style:name="T7440" style:parent-style-name="Domyślnaczcionkaakapitu" style:family="text">
      <style:text-properties fo:background-color="#80FFFF"/>
    </style:style>
    <style:style style:name="P7441" style:parent-style-name="Normalny" style:family="paragraph">
      <style:paragraph-properties fo:text-align="justify" fo:line-height="150%"/>
    </style:style>
    <style:style style:name="T7442" style:parent-style-name="Domyślnaczcionkaakapitu" style:family="text">
      <style:text-properties fo:background-color="#80FFFF" style:text-underline-type="single" style:text-underline-style="solid" style:text-underline-width="auto" style:text-underline-mode="continuous"/>
    </style:style>
    <style:style style:name="T7443" style:parent-style-name="Domyślnaczcionkaakapitu" style:family="text">
      <style:text-properties style:text-underline-type="single" style:text-underline-style="solid" style:text-underline-width="auto" style:text-underline-mode="continuous"/>
    </style:style>
    <style:style style:name="T7444" style:parent-style-name="Domyślnaczcionkaakapitu" style:family="text">
      <style:text-properties fo:background-color="#80FFFF" style:text-underline-type="single" style:text-underline-style="solid" style:text-underline-width="auto" style:text-underline-mode="continuous"/>
    </style:style>
    <style:style style:name="T7445" style:parent-style-name="Domyślnaczcionkaakapitu" style:family="text">
      <style:text-properties style:text-underline-type="single" style:text-underline-style="solid" style:text-underline-width="auto" style:text-underline-mode="continuous"/>
    </style:style>
    <style:style style:name="T7446" style:parent-style-name="Domyślnaczcionkaakapitu" style:family="text">
      <style:text-properties fo:background-color="#80FFFF" style:text-underline-type="single" style:text-underline-style="solid" style:text-underline-width="auto" style:text-underline-mode="continuous"/>
    </style:style>
    <style:style style:name="P7447" style:parent-style-name="Normalny" style:family="paragraph">
      <style:paragraph-properties fo:text-align="justify" fo:line-height="150%" fo:text-indent="0.2479in"/>
    </style:style>
    <style:style style:name="T7448" style:parent-style-name="Domyślnaczcionkaakapitu" style:family="text">
      <style:text-properties fo:background-color="#80FFFF"/>
    </style:style>
    <style:style style:name="T7449" style:parent-style-name="Domyślnaczcionkaakapitu" style:family="text">
      <style:text-properties fo:background-color="#80FFFF"/>
    </style:style>
    <style:style style:name="T7450" style:parent-style-name="Domyślnaczcionkaakapitu" style:family="text">
      <style:text-properties fo:background-color="#80FFFF"/>
    </style:style>
    <style:style style:name="P7451" style:parent-style-name="Normalny" style:family="paragraph">
      <style:paragraph-properties fo:text-align="justify" fo:line-height="150%"/>
    </style:style>
    <style:style style:name="T7452" style:parent-style-name="Domyślnaczcionkaakapitu" style:family="text">
      <style:text-properties fo:background-color="#80FFFF" style:text-underline-type="single" style:text-underline-style="solid" style:text-underline-width="auto" style:text-underline-mode="continuous"/>
    </style:style>
    <style:style style:name="T7453" style:parent-style-name="Domyślnaczcionkaakapitu" style:family="text">
      <style:text-properties style:text-underline-type="single" style:text-underline-style="solid" style:text-underline-width="auto" style:text-underline-mode="continuous"/>
    </style:style>
    <style:style style:name="T7454" style:parent-style-name="Domyślnaczcionkaakapitu" style:family="text">
      <style:text-properties fo:background-color="#80FFFF" style:text-underline-type="single" style:text-underline-style="solid" style:text-underline-width="auto" style:text-underline-mode="continuous"/>
    </style:style>
    <style:style style:name="T7455" style:parent-style-name="Domyślnaczcionkaakapitu" style:family="text">
      <style:text-properties style:text-underline-type="single" style:text-underline-style="solid" style:text-underline-width="auto" style:text-underline-mode="continuous"/>
    </style:style>
    <style:style style:name="P7456" style:parent-style-name="Normalny" style:family="paragraph">
      <style:paragraph-properties fo:text-align="justify" fo:line-height="150%" fo:text-indent="0.2479in"/>
    </style:style>
    <style:style style:name="T7457" style:parent-style-name="Domyślnaczcionkaakapitu" style:family="text">
      <style:text-properties fo:background-color="#80FFFF"/>
    </style:style>
    <style:style style:name="T7458" style:parent-style-name="Domyślnaczcionkaakapitu" style:family="text">
      <style:text-properties fo:background-color="#80FFFF"/>
    </style:style>
    <style:style style:name="P7459" style:parent-style-name="Normalny" style:family="paragraph">
      <style:paragraph-properties fo:text-align="justify" fo:line-height="150%">
        <style:tab-stops>
          <style:tab-stop style:type="left" style:position="1.1402in"/>
        </style:tab-stops>
      </style:paragraph-properties>
    </style:style>
    <style:style style:name="T7460" style:parent-style-name="Domyślnaczcionkaakapitu" style:family="text">
      <style:text-properties style:text-underline-type="single" style:text-underline-style="solid" style:text-underline-width="auto" style:text-underline-mode="continuous"/>
    </style:style>
    <style:style style:name="T7461" style:parent-style-name="Domyślnaczcionkaakapitu" style:family="text">
      <style:text-properties fo:background-color="#80FFFF" style:text-underline-type="single" style:text-underline-style="solid" style:text-underline-width="auto" style:text-underline-mode="continuous"/>
    </style:style>
    <style:style style:name="T7462" style:parent-style-name="Domyślnaczcionkaakapitu" style:family="text">
      <style:text-properties style:text-underline-type="single" style:text-underline-style="solid" style:text-underline-width="auto" style:text-underline-mode="continuous"/>
    </style:style>
    <style:style style:name="P7463" style:parent-style-name="Normalny" style:family="paragraph">
      <style:paragraph-properties fo:text-align="justify" fo:line-height="150%" fo:text-indent="0.2479in">
        <style:tab-stops>
          <style:tab-stop style:type="left" style:position="1.1402in"/>
        </style:tab-stops>
      </style:paragraph-properties>
    </style:style>
    <style:style style:name="T7464" style:parent-style-name="Domyślnaczcionkaakapitu" style:family="text">
      <style:text-properties fo:background-color="#80FFFF"/>
    </style:style>
    <style:style style:name="T7465" style:parent-style-name="Domyślnaczcionkaakapitu" style:family="text">
      <style:text-properties fo:background-color="#80FFFF"/>
    </style:style>
    <style:style style:name="T7466" style:parent-style-name="Domyślnaczcionkaakapitu" style:family="text">
      <style:text-properties fo:background-color="#80FFFF"/>
    </style:style>
    <style:style style:name="T7467" style:parent-style-name="Domyślnaczcionkaakapitu" style:family="text">
      <style:text-properties fo:background-color="#80FFFF"/>
    </style:style>
    <style:style style:name="T7468" style:parent-style-name="Domyślnaczcionkaakapitu" style:family="text">
      <style:text-properties fo:background-color="#80FFFF"/>
    </style:style>
    <style:style style:name="T7469" style:parent-style-name="Domyślnaczcionkaakapitu" style:family="text">
      <style:text-properties fo:background-color="#80FFFF"/>
    </style:style>
    <style:style style:name="P7470" style:parent-style-name="Normalny" style:family="paragraph">
      <style:paragraph-properties fo:text-align="justify" fo:line-height="150%" fo:text-indent="0.2479in"/>
    </style:style>
    <style:style style:name="T7471" style:parent-style-name="Domyślnaczcionkaakapitu" style:family="text">
      <style:text-properties fo:background-color="#80FFFF"/>
    </style:style>
    <style:style style:name="T7472" style:parent-style-name="Domyślnaczcionkaakapitu" style:family="text">
      <style:text-properties fo:background-color="#80FFFF"/>
    </style:style>
    <style:style style:name="T7473" style:parent-style-name="Domyślnaczcionkaakapitu" style:family="text">
      <style:text-properties fo:background-color="#80FFFF"/>
    </style:style>
    <style:style style:name="T7474" style:parent-style-name="Domyślnaczcionkaakapitu" style:family="text">
      <style:text-properties fo:background-color="#80FFFF"/>
    </style:style>
    <style:style style:name="P7475" style:parent-style-name="Normalny" style:family="paragraph">
      <style:paragraph-properties fo:text-align="justify" fo:line-height="150%"/>
    </style:style>
    <style:style style:name="T7476" style:parent-style-name="Domyślnaczcionkaakapitu" style:family="text">
      <style:text-properties fo:background-color="#80FFFF" style:text-underline-type="single" style:text-underline-style="solid" style:text-underline-width="auto" style:text-underline-mode="continuous"/>
    </style:style>
    <style:style style:name="T7477" style:parent-style-name="Domyślnaczcionkaakapitu" style:family="text">
      <style:text-properties style:text-underline-type="single" style:text-underline-style="solid" style:text-underline-width="auto" style:text-underline-mode="continuous"/>
    </style:style>
    <style:style style:name="P7478" style:parent-style-name="Normalny" style:family="paragraph">
      <style:paragraph-properties fo:text-align="justify" fo:line-height="150%" fo:text-indent="0.2479in"/>
    </style:style>
    <style:style style:name="T7479" style:parent-style-name="Domyślnaczcionkaakapitu" style:family="text">
      <style:text-properties fo:background-color="#80FFFF"/>
    </style:style>
    <style:style style:name="T7480" style:parent-style-name="Domyślnaczcionkaakapitu" style:family="text">
      <style:text-properties fo:background-color="#80FFFF"/>
    </style:style>
    <style:style style:name="T7481" style:parent-style-name="Domyślnaczcionkaakapitu" style:family="text">
      <style:text-properties fo:background-color="#80FFFF"/>
    </style:style>
    <style:style style:name="T7482" style:parent-style-name="Domyślnaczcionkaakapitu" style:family="text">
      <style:text-properties fo:background-color="#80FFFF"/>
    </style:style>
    <style:style style:name="T7483" style:parent-style-name="Domyślnaczcionkaakapitu" style:family="text">
      <style:text-properties fo:background-color="#80FFFF"/>
    </style:style>
    <style:style style:name="P7484" style:parent-style-name="Normalny" style:family="paragraph">
      <style:paragraph-properties fo:text-align="justify" fo:line-height="150%">
        <style:tab-stops>
          <style:tab-stop style:type="left" style:position="1.3263in"/>
        </style:tab-stops>
      </style:paragraph-properties>
    </style:style>
    <style:style style:name="T7485" style:parent-style-name="Domyślnaczcionkaakapitu" style:family="text">
      <style:text-properties style:text-underline-type="single" style:text-underline-style="solid" style:text-underline-width="auto" style:text-underline-mode="continuous"/>
    </style:style>
    <style:style style:name="P7486" style:parent-style-name="Normalny" style:family="paragraph">
      <style:paragraph-properties fo:text-align="justify" fo:line-height="150%" fo:text-indent="0.2479in">
        <style:tab-stops>
          <style:tab-stop style:type="left" style:position="1.3263in"/>
        </style:tab-stops>
      </style:paragraph-properties>
    </style:style>
    <style:style style:name="P7487" style:parent-style-name="Normalny" style:family="paragraph">
      <style:paragraph-properties fo:text-align="justify" fo:line-height="150%">
        <style:tab-stops>
          <style:tab-stop style:type="left" style:position="1.3263in"/>
        </style:tab-stops>
      </style:paragraph-properties>
    </style:style>
    <style:style style:name="T7488" style:parent-style-name="Domyślnaczcionkaakapitu" style:family="text">
      <style:text-properties style:text-underline-type="single" style:text-underline-style="solid" style:text-underline-width="auto" style:text-underline-mode="continuous"/>
    </style:style>
    <style:style style:name="P7489" style:parent-style-name="Normalny" style:family="paragraph">
      <style:paragraph-properties fo:text-align="justify" fo:line-height="150%" fo:text-indent="0.2479in">
        <style:tab-stops>
          <style:tab-stop style:type="left" style:position="1.3263in"/>
        </style:tab-stops>
      </style:paragraph-properties>
    </style:style>
    <style:style style:name="T7490" style:parent-style-name="Domyślnaczcionkaakapitu" style:family="text">
      <style:text-properties fo:background-color="#80FFFF"/>
    </style:style>
    <style:style style:name="T7491" style:parent-style-name="Domyślnaczcionkaakapitu" style:family="text">
      <style:text-properties fo:background-color="#80FFFF"/>
    </style:style>
    <style:style style:name="P7492" style:parent-style-name="Normalny" style:family="paragraph">
      <style:paragraph-properties fo:text-align="justify" fo:line-height="150%">
        <style:tab-stops>
          <style:tab-stop style:type="left" style:position="1.3263in"/>
        </style:tab-stops>
      </style:paragraph-properties>
    </style:style>
    <style:style style:name="P7493" style:parent-style-name="Normalny" style:family="paragraph">
      <style:paragraph-properties fo:text-align="justify" fo:line-height="150%"/>
    </style:style>
    <style:style style:name="T7494" style:parent-style-name="Domyślnaczcionkaakapitu" style:family="text">
      <style:text-properties style:text-underline-type="single" style:text-underline-style="solid" style:text-underline-width="auto" style:text-underline-mode="continuous"/>
    </style:style>
    <style:style style:name="T7495" style:parent-style-name="Domyślnaczcionkaakapitu" style:family="text">
      <style:text-properties fo:background-color="#80FFFF" style:text-underline-type="single" style:text-underline-style="solid" style:text-underline-width="auto" style:text-underline-mode="continuous"/>
    </style:style>
    <style:style style:name="T7496" style:parent-style-name="Domyślnaczcionkaakapitu" style:family="text">
      <style:text-properties style:text-underline-type="single" style:text-underline-style="solid" style:text-underline-width="auto" style:text-underline-mode="continuous"/>
    </style:style>
    <style:style style:name="P7497" style:parent-style-name="Normalny" style:family="paragraph">
      <style:paragraph-properties fo:text-align="justify" fo:line-height="150%" fo:text-indent="0.2479in"/>
    </style:style>
    <style:style style:name="P7498" style:parent-style-name="Normalny" style:family="paragraph">
      <style:paragraph-properties fo:text-align="justify" fo:line-height="150%" fo:text-indent="0.2479in"/>
    </style:style>
    <style:style style:name="T7499" style:parent-style-name="Domyślnaczcionkaakapitu" style:family="text">
      <style:text-properties fo:background-color="#80FFFF"/>
    </style:style>
    <style:style style:name="T7500" style:parent-style-name="Domyślnaczcionkaakapitu" style:family="text">
      <style:text-properties fo:background-color="#80FFFF"/>
    </style:style>
    <style:style style:name="T7501" style:parent-style-name="Domyślnaczcionkaakapitu" style:family="text">
      <style:text-properties fo:background-color="#80FFFF"/>
    </style:style>
    <style:style style:name="P7502" style:parent-style-name="Normalny" style:family="paragraph">
      <style:paragraph-properties fo:text-align="justify" fo:line-height="150%"/>
    </style:style>
    <style:style style:name="T7503" style:parent-style-name="Domyślnaczcionkaakapitu" style:family="text">
      <style:text-properties fo:background-color="#80FFFF" style:text-underline-type="single" style:text-underline-style="solid" style:text-underline-width="auto" style:text-underline-mode="continuous"/>
    </style:style>
    <style:style style:name="T7504" style:parent-style-name="Domyślnaczcionkaakapitu" style:family="text">
      <style:text-properties style:text-underline-type="single" style:text-underline-style="solid" style:text-underline-width="auto" style:text-underline-mode="continuous"/>
    </style:style>
    <style:style style:name="P7505" style:parent-style-name="Normalny" style:family="paragraph">
      <style:paragraph-properties fo:text-align="justify" fo:line-height="150%" fo:text-indent="0.2479in"/>
    </style:style>
    <style:style style:name="P7506" style:parent-style-name="Normalny" style:family="paragraph">
      <style:paragraph-properties fo:text-align="justify" fo:line-height="150%"/>
    </style:style>
    <style:style style:name="T7507" style:parent-style-name="Domyślnaczcionkaakapitu" style:family="text">
      <style:text-properties fo:background-color="#80FFFF" style:text-underline-type="single" style:text-underline-style="solid" style:text-underline-width="auto" style:text-underline-mode="continuous"/>
    </style:style>
    <style:style style:name="T7508" style:parent-style-name="Domyślnaczcionkaakapitu" style:family="text">
      <style:text-properties style:text-underline-type="single" style:text-underline-style="solid" style:text-underline-width="auto" style:text-underline-mode="continuous"/>
    </style:style>
    <style:style style:name="T7509" style:parent-style-name="Domyślnaczcionkaakapitu" style:family="text">
      <style:text-properties fo:background-color="#80FFFF" style:text-underline-type="single" style:text-underline-style="solid" style:text-underline-width="auto" style:text-underline-mode="continuous"/>
    </style:style>
    <style:style style:name="T7510" style:parent-style-name="Domyślnaczcionkaakapitu" style:family="text">
      <style:text-properties style:text-underline-type="single" style:text-underline-style="solid" style:text-underline-width="auto" style:text-underline-mode="continuous"/>
    </style:style>
    <style:style style:name="P7511" style:parent-style-name="Normalny" style:family="paragraph">
      <style:paragraph-properties fo:text-align="justify" fo:line-height="150%" fo:text-indent="0.2479in"/>
    </style:style>
    <style:style style:name="T7512" style:parent-style-name="Domyślnaczcionkaakapitu" style:family="text">
      <style:text-properties fo:background-color="#80FFFF"/>
    </style:style>
    <style:style style:name="T7513" style:parent-style-name="Domyślnaczcionkaakapitu" style:family="text">
      <style:text-properties fo:background-color="#80FFFF"/>
    </style:style>
    <style:style style:name="P7514" style:parent-style-name="Normalny" style:family="paragraph">
      <style:paragraph-properties fo:text-align="justify" fo:line-height="150%"/>
    </style:style>
    <style:style style:name="T7515" style:parent-style-name="Domyślnaczcionkaakapitu" style:family="text">
      <style:text-properties style:text-underline-type="single" style:text-underline-style="solid" style:text-underline-width="auto" style:text-underline-mode="continuous"/>
    </style:style>
    <style:style style:name="P7516" style:parent-style-name="Normalny" style:family="paragraph">
      <style:paragraph-properties fo:text-align="justify" fo:line-height="150%" fo:text-indent="0.2479in"/>
    </style:style>
    <style:style style:name="T7517" style:parent-style-name="Domyślnaczcionkaakapitu" style:family="text">
      <style:text-properties fo:background-color="#80FFFF"/>
    </style:style>
    <style:style style:name="T7518" style:parent-style-name="Domyślnaczcionkaakapitu" style:family="text">
      <style:text-properties fo:background-color="#80FFFF"/>
    </style:style>
    <style:style style:name="P7519" style:parent-style-name="Normalny" style:family="paragraph">
      <style:paragraph-properties fo:text-align="justify" fo:line-height="150%" fo:text-indent="0.2479in"/>
    </style:style>
    <style:style style:name="T7520" style:parent-style-name="Domyślnaczcionkaakapitu" style:family="text">
      <style:text-properties fo:background-color="#80FFFF"/>
    </style:style>
    <style:style style:name="P7521" style:parent-style-name="Normalny" style:family="paragraph">
      <style:paragraph-properties fo:text-align="justify" fo:line-height="150%"/>
    </style:style>
    <style:style style:name="T7522" style:parent-style-name="Domyślnaczcionkaakapitu" style:family="text">
      <style:text-properties fo:background-color="#80FFFF"/>
    </style:style>
    <style:style style:name="P7523" style:parent-style-name="Normalny" style:family="paragraph">
      <style:paragraph-properties fo:text-align="justify" fo:line-height="150%" fo:text-indent="0.2479in"/>
    </style:style>
    <style:style style:name="P7524" style:parent-style-name="Normalny" style:family="paragraph">
      <style:paragraph-properties fo:text-align="justify" fo:line-height="150%"/>
    </style:style>
    <style:style style:name="T7525" style:parent-style-name="Domyślnaczcionkaakapitu" style:family="text">
      <style:text-properties fo:background-color="#80FFFF" style:text-underline-type="single" style:text-underline-style="solid" style:text-underline-width="auto" style:text-underline-mode="continuous"/>
    </style:style>
    <style:style style:name="T7526" style:parent-style-name="Domyślnaczcionkaakapitu" style:family="text">
      <style:text-properties style:text-underline-type="single" style:text-underline-style="solid" style:text-underline-width="auto" style:text-underline-mode="continuous"/>
    </style:style>
    <style:style style:name="P7527" style:parent-style-name="Normalny" style:family="paragraph">
      <style:paragraph-properties fo:text-align="justify" fo:line-height="150%" fo:text-indent="0.2479in"/>
    </style:style>
    <style:style style:name="T7528" style:parent-style-name="Domyślnaczcionkaakapitu" style:family="text">
      <style:text-properties fo:background-color="#80FFFF"/>
    </style:style>
    <style:style style:name="T7529" style:parent-style-name="Domyślnaczcionkaakapitu" style:family="text">
      <style:text-properties fo:background-color="#80FFFF"/>
    </style:style>
    <style:style style:name="P7530" style:parent-style-name="Normalny" style:family="paragraph">
      <style:paragraph-properties fo:text-align="justify" fo:line-height="150%"/>
    </style:style>
    <style:style style:name="T7531" style:parent-style-name="Domyślnaczcionkaakapitu" style:family="text">
      <style:text-properties style:text-underline-type="single" style:text-underline-style="solid" style:text-underline-width="auto" style:text-underline-mode="continuous"/>
    </style:style>
    <style:style style:name="T7532" style:parent-style-name="Domyślnaczcionkaakapitu" style:family="text">
      <style:text-properties fo:background-color="#80FFFF" style:text-underline-type="single" style:text-underline-style="solid" style:text-underline-width="auto" style:text-underline-mode="continuous"/>
    </style:style>
    <style:style style:name="T7533" style:parent-style-name="Domyślnaczcionkaakapitu" style:family="text">
      <style:text-properties style:text-underline-type="single" style:text-underline-style="solid" style:text-underline-width="auto" style:text-underline-mode="continuous"/>
    </style:style>
    <style:style style:name="T7534" style:parent-style-name="Domyślnaczcionkaakapitu" style:family="text">
      <style:text-properties fo:background-color="#80FFFF" style:text-underline-type="single" style:text-underline-style="solid" style:text-underline-width="auto" style:text-underline-mode="continuous"/>
    </style:style>
    <style:style style:name="T7535" style:parent-style-name="Domyślnaczcionkaakapitu" style:family="text">
      <style:text-properties style:text-underline-type="single" style:text-underline-style="solid" style:text-underline-width="auto" style:text-underline-mode="continuous"/>
    </style:style>
    <style:style style:name="P7536" style:parent-style-name="Normalny" style:family="paragraph">
      <style:paragraph-properties fo:text-align="justify" fo:line-height="150%" fo:text-indent="0.2479in"/>
    </style:style>
    <style:style style:name="P7537" style:parent-style-name="Normalny" style:family="paragraph">
      <style:paragraph-properties fo:text-align="justify" fo:line-height="150%"/>
    </style:style>
    <style:style style:name="T7538" style:parent-style-name="Domyślnaczcionkaakapitu" style:family="text">
      <style:text-properties fo:background-color="#80FFFF" style:text-underline-type="single" style:text-underline-style="solid" style:text-underline-width="auto" style:text-underline-mode="continuous"/>
    </style:style>
    <style:style style:name="T7539" style:parent-style-name="Domyślnaczcionkaakapitu" style:family="text">
      <style:text-properties style:text-underline-type="single" style:text-underline-style="solid" style:text-underline-width="auto" style:text-underline-mode="continuous"/>
    </style:style>
    <style:style style:name="P7540" style:parent-style-name="Normalny" style:family="paragraph">
      <style:paragraph-properties fo:text-align="justify" fo:line-height="150%" fo:text-indent="0.2479in"/>
    </style:style>
    <style:style style:name="P7541" style:parent-style-name="Normalny" style:family="paragraph">
      <style:paragraph-properties fo:text-align="justify" fo:line-height="150%"/>
    </style:style>
    <style:style style:name="T7542" style:parent-style-name="Domyślnaczcionkaakapitu" style:family="text">
      <style:text-properties fo:background-color="#80FFFF"/>
    </style:style>
    <style:style style:name="P7543" style:parent-style-name="Normalny" style:family="paragraph">
      <style:paragraph-properties fo:text-align="justify" fo:line-height="150%"/>
    </style:style>
    <style:style style:name="T7544" style:parent-style-name="Domyślnaczcionkaakapitu" style:family="text">
      <style:text-properties style:text-underline-type="single" style:text-underline-style="solid" style:text-underline-width="auto" style:text-underline-mode="continuous"/>
    </style:style>
    <style:style style:name="T7545" style:parent-style-name="Domyślnaczcionkaakapitu" style:family="text">
      <style:text-properties fo:background-color="#80FFFF" style:text-underline-type="single" style:text-underline-style="solid" style:text-underline-width="auto" style:text-underline-mode="continuous"/>
    </style:style>
    <style:style style:name="T7546" style:parent-style-name="Domyślnaczcionkaakapitu" style:family="text">
      <style:text-properties style:text-underline-type="single" style:text-underline-style="solid" style:text-underline-width="auto" style:text-underline-mode="continuous"/>
    </style:style>
    <style:style style:name="P7547" style:parent-style-name="Normalny" style:family="paragraph">
      <style:paragraph-properties fo:text-align="justify" fo:line-height="150%" fo:text-indent="0.2479in"/>
    </style:style>
    <style:style style:name="T7548" style:parent-style-name="Domyślnaczcionkaakapitu" style:family="text">
      <style:text-properties fo:background-color="#80FFFF"/>
    </style:style>
    <style:style style:name="T7549" style:parent-style-name="Domyślnaczcionkaakapitu" style:family="text">
      <style:text-properties fo:background-color="#80FFFF"/>
    </style:style>
    <style:style style:name="P7550" style:parent-style-name="Normalny" style:family="paragraph">
      <style:paragraph-properties fo:text-align="justify" fo:line-height="150%"/>
    </style:style>
    <style:style style:name="T7551" style:parent-style-name="Domyślnaczcionkaakapitu" style:family="text">
      <style:text-properties style:text-underline-type="single" style:text-underline-style="solid" style:text-underline-width="auto" style:text-underline-mode="continuous"/>
    </style:style>
    <style:style style:name="T7552" style:parent-style-name="Domyślnaczcionkaakapitu" style:family="text">
      <style:text-properties fo:background-color="#80FFFF" style:text-underline-type="single" style:text-underline-style="solid" style:text-underline-width="auto" style:text-underline-mode="continuous"/>
    </style:style>
    <style:style style:name="T7553" style:parent-style-name="Domyślnaczcionkaakapitu" style:family="text">
      <style:text-properties style:text-underline-type="single" style:text-underline-style="solid" style:text-underline-width="auto" style:text-underline-mode="continuous"/>
    </style:style>
    <style:style style:name="T7554" style:parent-style-name="Domyślnaczcionkaakapitu" style:family="text">
      <style:text-properties fo:background-color="#80FFFF" style:text-underline-type="single" style:text-underline-style="solid" style:text-underline-width="auto" style:text-underline-mode="continuous"/>
    </style:style>
    <style:style style:name="T7555" style:parent-style-name="Domyślnaczcionkaakapitu" style:family="text">
      <style:text-properties style:text-underline-type="single" style:text-underline-style="solid" style:text-underline-width="auto" style:text-underline-mode="continuous"/>
    </style:style>
    <style:style style:name="P7556" style:parent-style-name="Normalny" style:family="paragraph">
      <style:paragraph-properties fo:text-align="justify" fo:line-height="150%" fo:text-indent="0.2479in"/>
    </style:style>
    <style:style style:name="P7557" style:parent-style-name="Normalny" style:family="paragraph">
      <style:paragraph-properties fo:text-align="justify" fo:line-height="150%"/>
    </style:style>
    <style:style style:name="T7558" style:parent-style-name="Domyślnaczcionkaakapitu" style:family="text">
      <style:text-properties style:text-underline-type="single" style:text-underline-style="solid" style:text-underline-width="auto" style:text-underline-mode="continuous"/>
    </style:style>
    <style:style style:name="T7559" style:parent-style-name="Domyślnaczcionkaakapitu" style:family="text">
      <style:text-properties fo:background-color="#80FFFF" style:text-underline-type="single" style:text-underline-style="solid" style:text-underline-width="auto" style:text-underline-mode="continuous"/>
    </style:style>
    <style:style style:name="T7560" style:parent-style-name="Domyślnaczcionkaakapitu" style:family="text">
      <style:text-properties style:text-underline-type="single" style:text-underline-style="solid" style:text-underline-width="auto" style:text-underline-mode="continuous"/>
    </style:style>
    <style:style style:name="P7561" style:parent-style-name="Normalny" style:family="paragraph">
      <style:paragraph-properties fo:text-align="justify" fo:line-height="150%" fo:text-indent="0.2479in"/>
    </style:style>
    <style:style style:name="T7562" style:parent-style-name="Domyślnaczcionkaakapitu" style:family="text">
      <style:text-properties fo:background-color="#80FFFF"/>
    </style:style>
    <style:style style:name="T7563" style:parent-style-name="Domyślnaczcionkaakapitu" style:family="text">
      <style:text-properties fo:background-color="#80FFFF"/>
    </style:style>
    <style:style style:name="T7564" style:parent-style-name="Domyślnaczcionkaakapitu" style:family="text">
      <style:text-properties fo:background-color="#80FFFF"/>
    </style:style>
    <style:style style:name="T7565" style:parent-style-name="Domyślnaczcionkaakapitu" style:family="text">
      <style:text-properties fo:background-color="#80FFFF"/>
    </style:style>
    <style:style style:name="T7566" style:parent-style-name="Domyślnaczcionkaakapitu" style:family="text">
      <style:text-properties fo:background-color="#80FFFF"/>
    </style:style>
    <style:style style:name="P7567" style:parent-style-name="Normalny" style:family="paragraph">
      <style:paragraph-properties fo:text-align="justify" fo:line-height="150%"/>
    </style:style>
    <style:style style:name="T7568" style:parent-style-name="Domyślnaczcionkaakapitu" style:family="text">
      <style:text-properties style:text-underline-type="single" style:text-underline-style="solid" style:text-underline-width="auto" style:text-underline-mode="continuous"/>
    </style:style>
    <style:style style:name="T7569" style:parent-style-name="Domyślnaczcionkaakapitu" style:family="text">
      <style:text-properties fo:background-color="#80FFFF" style:text-underline-type="single" style:text-underline-style="solid" style:text-underline-width="auto" style:text-underline-mode="continuous"/>
    </style:style>
    <style:style style:name="T7570" style:parent-style-name="Domyślnaczcionkaakapitu" style:family="text">
      <style:text-properties style:text-underline-type="single" style:text-underline-style="solid" style:text-underline-width="auto" style:text-underline-mode="continuous"/>
    </style:style>
    <style:style style:name="T7571" style:parent-style-name="Domyślnaczcionkaakapitu" style:family="text">
      <style:text-properties fo:background-color="#80FFFF" style:text-underline-type="single" style:text-underline-style="solid" style:text-underline-width="auto" style:text-underline-mode="continuous"/>
    </style:style>
    <style:style style:name="T7572" style:parent-style-name="Domyślnaczcionkaakapitu" style:family="text">
      <style:text-properties style:text-underline-type="single" style:text-underline-style="solid" style:text-underline-width="auto" style:text-underline-mode="continuous"/>
    </style:style>
    <style:style style:name="P7573" style:parent-style-name="Normalny" style:family="paragraph">
      <style:paragraph-properties fo:text-align="justify" fo:line-height="150%" fo:text-indent="0.2479in"/>
    </style:style>
    <style:style style:name="T7574" style:parent-style-name="Domyślnaczcionkaakapitu" style:family="text">
      <style:text-properties fo:background-color="#80FFFF"/>
    </style:style>
    <style:style style:name="T7575" style:parent-style-name="Domyślnaczcionkaakapitu" style:family="text">
      <style:text-properties fo:background-color="#80FFFF"/>
    </style:style>
    <style:style style:name="P7576" style:parent-style-name="Normalny" style:family="paragraph">
      <style:paragraph-properties fo:text-align="justify" fo:line-height="150%"/>
    </style:style>
    <style:style style:name="T7577" style:parent-style-name="Domyślnaczcionkaakapitu" style:family="text">
      <style:text-properties style:text-underline-type="single" style:text-underline-style="solid" style:text-underline-width="auto" style:text-underline-mode="continuous"/>
    </style:style>
    <style:style style:name="T7578" style:parent-style-name="Domyślnaczcionkaakapitu" style:family="text">
      <style:text-properties fo:background-color="#80FFFF" style:text-underline-type="single" style:text-underline-style="solid" style:text-underline-width="auto" style:text-underline-mode="continuous"/>
    </style:style>
    <style:style style:name="T7579" style:parent-style-name="Domyślnaczcionkaakapitu" style:family="text">
      <style:text-properties style:text-underline-type="single" style:text-underline-style="solid" style:text-underline-width="auto" style:text-underline-mode="continuous"/>
    </style:style>
    <style:style style:name="T7580" style:parent-style-name="Domyślnaczcionkaakapitu" style:family="text">
      <style:text-properties fo:background-color="#80FFFF" style:text-underline-type="single" style:text-underline-style="solid" style:text-underline-width="auto" style:text-underline-mode="continuous"/>
    </style:style>
    <style:style style:name="T7581" style:parent-style-name="Domyślnaczcionkaakapitu" style:family="text">
      <style:text-properties style:text-underline-type="single" style:text-underline-style="solid" style:text-underline-width="auto" style:text-underline-mode="continuous"/>
    </style:style>
    <style:style style:name="P7582" style:parent-style-name="Normalny" style:family="paragraph">
      <style:paragraph-properties fo:text-align="justify" fo:line-height="150%" fo:text-indent="0.2479in"/>
    </style:style>
    <style:style style:name="T7583" style:parent-style-name="Domyślnaczcionkaakapitu" style:family="text">
      <style:text-properties fo:background-color="#80FFFF"/>
    </style:style>
    <style:style style:name="P7584" style:parent-style-name="Normalny" style:family="paragraph">
      <style:paragraph-properties fo:text-align="justify" fo:line-height="150%"/>
    </style:style>
    <style:style style:name="T7585" style:parent-style-name="Domyślnaczcionkaakapitu" style:family="text">
      <style:text-properties fo:background-color="#80FFFF"/>
    </style:style>
    <style:style style:name="P7586" style:parent-style-name="Normalny" style:family="paragraph">
      <style:paragraph-properties fo:text-align="justify" fo:line-height="150%"/>
    </style:style>
    <style:style style:name="T7587" style:parent-style-name="Domyślnaczcionkaakapitu" style:family="text">
      <style:text-properties style:text-underline-type="single" style:text-underline-style="solid" style:text-underline-width="auto" style:text-underline-mode="continuous"/>
    </style:style>
    <style:style style:name="P7588" style:parent-style-name="Normalny" style:family="paragraph">
      <style:paragraph-properties fo:text-align="justify" fo:line-height="150%" fo:text-indent="0.2479in"/>
    </style:style>
    <style:style style:name="T7589" style:parent-style-name="Domyślnaczcionkaakapitu" style:family="text">
      <style:text-properties fo:background-color="#80FFFF"/>
    </style:style>
    <style:style style:name="P7590" style:parent-style-name="Normalny" style:family="paragraph">
      <style:paragraph-properties fo:text-align="justify" fo:line-height="150%"/>
    </style:style>
    <style:style style:name="T7591" style:parent-style-name="Domyślnaczcionkaakapitu" style:family="text">
      <style:text-properties fo:background-color="#80FFFF"/>
    </style:style>
    <style:style style:name="P7592" style:parent-style-name="Normalny" style:family="paragraph">
      <style:paragraph-properties fo:text-align="justify" fo:line-height="150%"/>
    </style:style>
    <style:style style:name="T7593" style:parent-style-name="Domyślnaczcionkaakapitu" style:family="text">
      <style:text-properties fo:background-color="#80FFFF" style:text-underline-type="single" style:text-underline-style="solid" style:text-underline-width="auto" style:text-underline-mode="continuous"/>
    </style:style>
    <style:style style:name="T7594" style:parent-style-name="Domyślnaczcionkaakapitu" style:family="text">
      <style:text-properties style:text-underline-type="single" style:text-underline-style="solid" style:text-underline-width="auto" style:text-underline-mode="continuous"/>
    </style:style>
    <style:style style:name="T7595" style:parent-style-name="Domyślnaczcionkaakapitu" style:family="text">
      <style:text-properties fo:background-color="#80FFFF" style:text-underline-type="single" style:text-underline-style="solid" style:text-underline-width="auto" style:text-underline-mode="continuous"/>
    </style:style>
    <style:style style:name="T7596" style:parent-style-name="Domyślnaczcionkaakapitu" style:family="text">
      <style:text-properties style:text-underline-type="single" style:text-underline-style="solid" style:text-underline-width="auto" style:text-underline-mode="continuous"/>
    </style:style>
    <style:style style:name="P7597" style:parent-style-name="Normalny" style:family="paragraph">
      <style:paragraph-properties fo:text-align="justify" fo:line-height="150%" fo:text-indent="0.2479in"/>
    </style:style>
    <style:style style:name="T7598" style:parent-style-name="Domyślnaczcionkaakapitu" style:family="text">
      <style:text-properties fo:background-color="#80FFFF"/>
    </style:style>
    <style:style style:name="P7599" style:parent-style-name="Normalny" style:family="paragraph">
      <style:paragraph-properties fo:text-align="justify" fo:line-height="150%" fo:text-indent="0.2479in"/>
    </style:style>
    <style:style style:name="T7600" style:parent-style-name="Domyślnaczcionkaakapitu" style:family="text">
      <style:text-properties fo:background-color="#80FFFF"/>
    </style:style>
    <style:style style:name="P7601" style:parent-style-name="Normalny" style:family="paragraph">
      <style:paragraph-properties fo:text-align="justify" fo:line-height="150%" fo:text-indent="0.2479in"/>
    </style:style>
    <style:style style:name="T7602" style:parent-style-name="Domyślnaczcionkaakapitu" style:family="text">
      <style:text-properties fo:background-color="#80FFFF"/>
    </style:style>
    <style:style style:name="T7603"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Zdrowia</text:p>
      <text:p text:style-name="P3">TYTUŁ= STENOGRAM z czwartego posiedzenia Podzespołu do spraw Zdrowia</text:p>
      <text:p text:style-name="P4">DATA= 11 marca 1989 r.</text:p>
      <text:p text:style-name="P5">SYGNATURA= C9540/12</text:p>
      <text:p text:style-name="P6">INW= 46031</text:p>
      <text:p text:style-name="P7">TEKST=</text:p>
      <text:p text:style-name="P8">Stenogram z posiedzenia Zespołu<text:s/><text:span text:style-name="T9">d</text:span>o spraw<text:s/><text:span text:style-name="T10">Z</text:span>drowia z dnia<text:s/><text:span text:style-name="T11">11</text:span><text:s/>marca 1989 r.</text:p>
      <text:p text:style-name="P12">/Obradom<text:s/>przewodniczy<text:s/><text:span text:style-name="T13">Zofia Kuratowska</text:span>/.</text:p>
      <text:p text:style-name="P14"><text:span text:style-name="T15">Przewodni</text:span><text:span text:style-name="T16">cz</text:span><text:span text:style-name="T17">ąca</text:span>:</text:p>
      <text:p text:style-name="P18">Witam serdecznie na kolejnym posiedzeniu Podzespołu do spraw Zdrowia. Ja mam nadzieję,<text:s/><text:span text:style-name="T19">ż</text:span>e po dzisiejsze<text:span text:style-name="T20">j</text:span><text:s/>dyskusji będziemy dążyć do zakończenia naszego<text:s/>„stolika”, oczywiście nie dzisiaj, ale mnie si<text:span text:style-name="T21">ę</text:span><text:s/>wydaje, że powinniśmy skończyć wszystko we wtorek podpisaniem protokołu uzgodnień oraz wspólnych stanowisk oraz rozbieżności.</text:p>
      <text:p text:style-name="P22">Dzisiaj na początek chciałbym tylko bardzo króciutko sprostować pewną nieścisłość, która ukazała się po naszym poprzednim spotkaniu w wypowiedzi pani Anny Kwi<text:span text:style-name="T23">et</text:span>niewski<text:span text:style-name="T24">ej.<text:s/></text:span>Pani Anna Kwietniewska powiedziała<text:s/><text:span text:style-name="T25">„</text:span>Życiu Warszawy<text:span text:style-name="T26">”</text:span>, że ostatni projekt oczywiście projekt reformy w głównych założeniach został przyjęty w czasie posiedzenia grupy roboczej wyłonionej z członków Podzespołu do spraw Zdrowia, a teraz znowu proponuje się wprowadzić doń zmiany. I, że były przeprowadzane konsultacje. Jest to nieprawda, bo na poprzednim posiedzeniu zespo<text:span text:style-name="T27">ł</text:span>u nie było przyjętego żadnego wspólnego stanowiska. Stanowisko zostało wypracowane wczoraj i wcale ono nie oznacza zgody na ten projekt reformy. To jest tylko sprostowanie, wydaje mi się, że w tych wypowi<text:span text:style-name="T28">ed</text:span>ziach<text:s/><text:span text:style-name="T29">m</text:span>amy prawo mówić nasze zdania lub osobiste, lub zdania grup, które reprezentujemy. Natomiast nie musimy koniecznie mijać s<text:span text:style-name="T30">i</text:span>ę z prawdą.</text:p>
      <text:p text:style-name="P31">Ja bym proponowała, żebyśmy na pocz<text:span text:style-name="T32">ą</text:span>tek dzisiejszej<text:s/>sesji zanim po przerwie, bo jeszcze bym prosiła o tak<text:span text:style-name="T33">ą</text:span><text:s/>przerwę, która zresztą i tak jest, ale może cokolwiek dłuższą, gdzie będziemy jeszcze troszkę zastanawiać się nad wynikami wczorajszej pracy zespołów. Ponieważ te prace skończyły się tak bardzo późno, że nie było możliwości już wczoraj, członkowie podzespołów nie mieli już siły do dalszych dyskusji z pozostałymi uczestnikami<text:s/><text:span text:style-name="T34">„</text:span>okrągłego stołu”<text:s/>wobec czego jeszcze troszeczkę musimy sobie pewne sprawy omówić może nie na plenarnym posiedzeniu, lepiej niż żeby później wychodziły jakieś drobiazgi, które byłyby przedmiotem dyskusji, bo nie warto się gubić w drobiazgach.</text:p>
      <text:p text:style-name="P35">Wobec czego proponowałabym, ażebyśmy na początek zatrzymali się nad sprawą, która jest sprawą ważną dla całego społeczeń<text:span text:style-name="T36">st</text:span>wa<text:span text:style-name="T37">.</text:span><text:s/>Niewątpliwie społeczeń<text:span text:style-name="T38">st</text:span>wo oczekuje od nas czegoś bardzo konkr<text:span text:style-name="T39">et</text:span>nego dla siebie. Nawet co jest niezwykle ważne jeżeli my uzgodnimy - mara nadzieję, że tak będzie<text:s/><text:span text:style-name="T40">-</text:span><text:s/>tak wygląda - wspólne stanowisko w sprawie reformy systemu ochrony zdrowia, ma to naturalnie podstawowe znaczenie dla społeczeństwa, ale zaowocuje za dobrych parę lat niezależnie od chwili wprowadzenia zmian systemowych, to na wyniki trzeba będzie czekać<text:span text:style-name="T41">.</text:span></text:p>
      <text:p text:style-name="P42">Natomiast czasu na czekanie ludzie chorzy nie mają. Ani ludzie chorzy, ani ludzie zagrożeni bardzo poważnymi chorobami. Dlatego chciałabym ażebyśmy na początek niejako wrócili to wczoraj. Wiem, że było przedmiotem dyskusji, ale nie zostały podjęte w tej sprawie akurat ustalenia do postulatu, które my<text:s/><text:soft-page-break/>stawiamy jako postulat strony solidarnościowo-opozycyjnej, po<text:span text:style-name="T43">st</text:span>ulat kluczowy dla sprawy zdrowia społ<text:span text:style-name="T44">ecz</text:span>e<text:span text:style-name="T45">ńst</text:span>wa.<text:s/>Jest to postulat<text:s/><text:span text:style-name="T46">w</text:span><text:s/>sprawie zaopatrzenia placówek leczniczych w sprzęt jednorazowego użytku.</text:p>
      <text:p text:style-name="P47">Chciałabym to przeczytać, to nasze stanowisko.</text:p>
      <text:p text:style-name="P48">„W związku z kata<text:span text:style-name="T49">st</text:span>r<text:span text:style-name="T50">of</text:span>alnym stanem zaopat<text:span text:style-name="T51">r</text:span>z<text:span text:style-name="T52">en</text:span>ia placówek leczniczych w sprzęt j<text:span text:style-name="T53">ed</text:span>norazowego użytku - strzykawki, igły, cewniki, aparaty do przetaczać,<text:s/>wenflony<text:s/><text:span text:style-name="T54">it</text:span>p<text:span text:style-name="T55">.</text:span></text:p>
      <text:p text:style-name="P56">Podzespół do spraw Zdrowia strony solidarnościowo-opozycyjnej uważa za niezbędne natychmiastowe podjęcie następujących kroków zaradczych.</text:p>
      <text:p text:style-name="P57">1<text:span text:style-name="T58">.</text:span><text:tab/>Wobec niedostateczn<text:span text:style-name="T59">ej</text:span><text:s/>i malejącej produkcji krajowej wyżej wymienionego sprzętu pokrywającego ok. 30 proc. zap<text:span text:style-name="T60">ot</text:span>rz<text:span text:style-name="T61">eb</text:span>owania<text:s/><text:span text:style-name="T62">-</text:span><text:s/>to były dane przedstawione kompetentnie na jednym z poprzednich posiedzeń - należy od 1 kwietnia 89 r. zwiększyć import brakujących instrumentów do takiej wielkości, aby pokryć zap<text:span text:style-name="T63">ot</text:span>rz<text:span text:style-name="T64">eb</text:span>owanie<text:s/><text:span text:style-name="T65">w</text:span><text:s/>100 proc. opierając się na aktualnej ocenie potrzeb prz<text:span text:style-name="T66">edst</text:span>awionych do tego terminu przez dyrektorów szpitali oraz kierowników przychodzi i aptek.</text:p>
      <text:p text:style-name="P67">Dla uniknięcia nieprawidłowości w tej ocenie musi być ona poparta fachową opinią ordynatorów oddziałów lub pielęgniarek oddziałowych. Import ten musi być potraktowany jako bezwzględny priorytet utrzymany w sposób ciągły w wysokości zależnej od niedoboru produkcji krajowej, a więc niejednorazowy. Dostawy muszą dotyczyć wszystkich rodzajów i rozmiarów niezbędnego sprzętu j<text:span text:style-name="T68">ed</text:span>norazowego użytku i zabezpieczać potrzeby wszystkich bez wyjątku placówek wykonujących zabiegi przy użyciu tego sprzętu z uwzględnieniem ich specyfiki.</text:p>
      <text:p text:style-name="P69">2.<text:tab/>Zwiększyć w znaczący sposób od 1 stycznia<text:s/>‘90 r<text:span text:style-name="T70">.<text:s/></text:span>produkcję sprzętu j<text:span text:style-name="T71">ed</text:span>norazowego użytku spełniającego wszelkie<text:s/>wymogi jakości przez zapewnienie parku maszynow<text:span text:style-name="T72">eg</text:span>o, surowców,<text:s/><text:span text:style-name="T73">itp</text:span>. innych komponentów istniejącym zakładom produkcyjnym, które mają szanse na wypełnienie zadań produkcyjnych. Zakłady, które nie mogą ich spełnić należy zamknąć prz<text:span text:style-name="T74">ek</text:span>azując ich majątek pozostałym sprawnym zakładom albo przekazać je w ajencję lub na własność spółkom, ewentualnie osobom prywatnym gwarantującym szybką produkcję<text:span text:style-name="T75">.</text:span></text:p>
      <text:p text:style-name="P76">3.<text:tab/>Rozpocząć natychmiast działania mające na celu proponowanie spółek, które mogą podjąć produkcję sprzętu jednorazowego użytku. Spółki takie winny być zwolnione od wszelkich podatków na okres<text:s/>nie krótszy<text:s/>niż 5 lat.</text:p>
      <text:p text:style-name="P77">Dla usprawnienia i ułatwienia produkcji należy od 1 stycznia 90 r. uruchomić centralne<text:s/><text:span text:style-name="T78">st</text:span>erylizatornie w celu sterylizacji wypr<text:span text:style-name="T79">od</text:span>ukowanego sprzętu na użytek zakładów będących własnością spółek, spółdzielni itp<text:span text:style-name="T80">.</text:span></text:p>
      <text:p text:style-name="P81">Proszę państwa ja sobie zdaję sprawę, że to żądanie jest żądaniem finansowym obciążającym rzecz jasna budżet państwa i tu obciążającym w jakiś sposób budżet dewizowy, który wiemy, jak dalece jest ograniczony. My sobie ze wszystkich ograniczeń zdajemy sprawę. Ale z tym czekać dłużej nie można. Dlatego nie chodzi nam o import interwencyjny, oczywiście jest to sprawa interwencyjna, ale nie o import interwencyjny jednorazowy, bo to niczego nie rozwiąże, ale ciągły do czasu rzeczywiście zaktywizowania tego naszego krajowego przemysłu wytwórni itd.</text:p>
      <text:p text:style-name="P82">Tak, jak słyszałam od pana min<text:span text:style-name="T83">.</text:span><text:s/>Wilczka, takie szanse na aktywizację naszego przemysłu są. I to bardzo dobrze. Tylko nie stanie się to szczególnie wobec tego co nam tutaj pan<text:s/>dyrektor Ministerstwa<text:s/><text:soft-page-break/>Zdrowia powiedział. Nie stanie się to na pewno od zaraz. Jest to zresztą niemożliwe skoro ten przemysł uległ jakiejś tam dekompozy<text:span text:style-name="T84">cj</text:span>i. Natomiast czekać dłu<text:span text:style-name="T85">ż</text:span>ej nie można.</text:p>
      <text:p text:style-name="P86">Ja jeszcze raz mówię to co mówiłam wi<text:span text:style-name="T87">el</text:span>okrotnie, że inwalidzi po przebyciu żółtaczki wszczepienn<text:span text:style-name="T88">ej</text:span><text:s/>kosztują nas znacznie więcej niż będzie kosztować to wszystko. Pomijając aspekt humanitarny tego, że tymi inwalidami stają się również małe dzieci.</text:p>
      <text:p text:style-name="P89">Po drugie sprawą nabrzmiałą w tej chwili jest sprawa narkomanów wśród których w sposób taki lawinowy, to jest zresztą zrozumiałe i znane na podstawie doświadczeń innych krajów w tej chwili zwiększyła się ilość osób zakażonych wirusem AIDS.</text:p>
      <text:p text:style-name="P90">To co dzieje się wewnątrz grupy narkomanów jest tutaj ingerencją bardzo trudną. Natomiast oddziały odwykowe dla leczenia narkomanii to jest sprawa poważna<text:span text:style-name="T91">.</text:span><text:s/>Środki bezpieczeństwa tutaj są niezbędne i wszelki jednorazowy sprzęt jest akurat w tych miejscach zupełnie niezbędny. Zresztą jest niezbędny w wielu innych miejscach. Przy tym właśnie zagadnieniu się zatrzymałam, to chcę powiedzieć, że również tak samo, absolutnie niezbędne jest obowiązkiem władz odpowi<text:span text:style-name="T92">ed</text:span>zialnych za zdrowie w tym kraju, jest zab<text:span text:style-name="T93">ez</text:span>pieczenie pracowników laboratoriów, pracowników pracujących z chorymi nie tylko na tych specjalnych oddziałach o wysokim ryzyku zab<text:span text:style-name="T94">ez</text:span>pi<text:span text:style-name="T95">ec</text:span>zenia wszystkich środków ochronnych, o których pisze się w instrukcjach Ministerstwa Zdrowia i pozostają one tylko na piśmie. Nie mają wy<text:span text:style-name="T96">st</text:span>arczając<text:span text:style-name="T97">ej</text:span><text:s/>ilości środków ochronnych stomatolodzy, którzy są wybitnie narażeni na wszelkie zakażenia drogą krwi, nie mają pracownicy laboratoriów. A więc rękawiczek, okularów ochronnych, co dla pracowników laboratoriów jest bardzo istotne. Nic w tej sprawie faktycznie poza przepisami nie zostało zrobione.</text:p>
      <text:p text:style-name="P98">Chcę powiedzieć, że kiedyś powołana byłam przez ów<text:span text:style-name="T99">cz</text:span>esnego ministra zdrowia pana<text:s/>dr. Cybulkę do Rady do spraw AIDS przy ministrze zdrowia. Z m<text:span text:style-name="T100">o</text:span>ich doświadczeń wynika, że jak wiele innych rad,<text:s/>ta rada też stała się po jakim<text:span text:style-name="T101">ś</text:span><text:s/>okresie aktywności pewnej ciałem dość fikcyjnym. A w każdym razie nie uzyskała prawie niczego z tego czego żądała. Od przeszło roku nie wiem, ta rada się nie zbiera, jak właśnie mówię, jak wiele innych rad, ale nie o to chodzi, żeby się zbierała i gadała tylko chodzi o to, ażeby rzeczywiście te rzeczy były spełnione.<text:s/><text:span text:style-name="T102">W</text:span><text:s/>ciągu tych lat częstość AIDS się zwiększyła, ciągle nie jest to oczywiście główny problem zdrowotny w kraju, ale jest to niezwykle poważne zagrożenie, które wtedy kiedy tworzona była rada do spraw AIDS, i chyba było wtedy 50 osób nosicieli i tylko dwie osoby, które zmarły na AIDS i były to osoby wyraźnie importowane, jeśli mogę tak powiedzieć, od tego czasu sytuacja uległa zmianie, natomiast poza testami, które zostały wprowadzone nie uległo zmianie nic w praktyce.</text:p>
      <text:p text:style-name="P103"><text:span text:style-name="T104">O</text:span>tóż ludzie są zaniepok<text:span text:style-name="T105">oj</text:span>eni. Wytworzy to, już wytworzyło jak wiemy w szpitalu Nowowiejskim w Warszawie, gdzie jest oddział odwykowy bardzo niekorzystną sytuację. Sytuację n<text:span text:style-name="T106">ie</text:span>human<text:span text:style-name="T107">it</text:span>arną, sytuację, która grozi tym, że pracownicy służby zdrowia będą odmawiać wykonywania badań chorych, którzy mogą być podejrzani.</text:p>
      <text:p text:style-name="P108">Ja jestem oczywiście przeciw, my podejmujemy ryzyko<text:s/>zakażenia najrozma<text:span text:style-name="T109">it</text:span>szymi chorobami, kiedy odbieramy dyplom lekarski i przystępujemy do praktyki. I nie wolno - i tak samo dyplomy nie wiem technika laboratoryjn<text:span text:style-name="T110">eg</text:span>o - nie wolno nam odmawiać. Natomiast obowiązkiem władz jest zabezpieczenie społeczeństwa i pracowników służby zdrowia przed zachorowaniem.<text:s/><text:span text:style-name="T111">W<text:s/></text:span>tej sprawie nic nie zrobiono uważam, że jest to moment, w którym my po prostu to musimy załatwić. Załatwi<text:span text:style-name="T112">ć</text:span><text:s/>albo do końca tu na tym<text:s/>„stole”, albo przedstawić stanowisko tego<text:s/>„stołu”<text:s/>władzom, od których zależy polityka finansowa kraju.</text:p>
      <text:soft-page-break/>
      <text:p text:style-name="P113">To jest tyle co na razie chciałam powiedzieć.</text:p>
      <text:p text:style-name="P114"><text:span text:style-name="T115">A.</text:span><text:span text:style-name="T116"><text:s/>Wojtczak</text:span>:</text:p>
      <text:p text:style-name="P117">Jeżeli można. Ja się zastanawiam pani docent, jak b<text:span text:style-name="T118">ę</text:span>dziemy prowadzić właśnie dalszą dyskusję. Ponieważ zagadnienie<text:span text:style-name="T119">,</text:span><text:s/>które pani poruszyła albo cały szereg zagadnień, bo i związanych z zaopatrzeniem, i z AIDS jest niewątpliwie problemem, który byśmy mogli postawić pod obrady i poświęcić mu bardzo dużo czasu.</text:p>
      <text:p text:style-name="P120"><text:span text:style-name="T121">W</text:span><text:s/>związku z tym zastanawiam się, po pierwsze chciałbym prosić, żeby to stanowisko strona nasza mogła otrzymać i w zespole w bardziej kompetentnym mniejszym, a nie w sesji plenarnej postarać się sprecyzować stanowisko. Z uwagi na to, że jaka jest sytuacja zaopatrzeniowa to i państwo sobie zdają sprawę, i my sobie zdajemy sprawę. Natomiast jeżeli chodzi o drogi wyjścia z tego impasu prawdopodobnie my dysponujemy troszkę większą ilością informacji, dlatego że jest cały szereg posunięć dość energi<text:span text:style-name="T122">cz</text:span>nych po<text:span text:style-name="T123">cz</text:span>ynionych, oczywiście to nie będzie, nie będziemy mogli odczuć tej sytuacji za miesiąc czy za dwa tylko za kilka.</text:p>
      <text:p text:style-name="P124">Sprawa tego importu int<text:span text:style-name="T125">er</text:span>w<text:span text:style-name="T126">en</text:span>cy<text:span text:style-name="T127">jneg</text:span>o jest szalenie<text:s/>droga i to nie jest proste uzyskać źródło, gdzie można od razu zakupić, dlatego, że tam też jest planowanie<text:span text:style-name="T128">.</text:span><text:s/><text:span text:style-name="T129">W</text:span><text:s/>związku z tym musimy jakość w rozsądny sposób sformułować to stanowisko wyrażające i niepokój, przecież nie możemy zamykać oczu na sytuację, która istnieje.</text:p>
      <text:p text:style-name="P130">I w zwi<text:span text:style-name="T131">ą</text:span>zku z tym prosiłbym o przekazanie tego stanowiska, jak będzie ta przerwa, o której pani docent mówiła, wtedy możemy się zastanowić w zespole trójstronnym, jak to<text:s/><text:span text:style-name="T132">ro</text:span>związa<text:span text:style-name="T133">ć</text:span>.</text:p>
      <text:p text:style-name="P134">I sprawa druga, mnie<text:s/><text:span text:style-name="T135">się</text:span><text:s/>wydaje, że to jest tak samo sprawa AIDS.<text:s/><text:span text:style-name="T136">W</text:span><text:s/>najbliższych dniach zbierze się właśnie rada pod przewodnictwem tego nowego wiceministra dr Kosiniaka do sprawy AIDS i ja myślę, że tam będzie<text:s/><text:span text:style-name="T137">m</text:span>ożna te zagadnienia bardziej szczegółowe, które pani zasygna<text:span text:style-name="T138">liz</text:span>owa<text:span text:style-name="T139">ła</text:span><text:s/>rozwiązać.</text:p>
      <text:p text:style-name="P140">Ja nie wiem czy stawiać ten problem czy tylko go zamarkować jeżeli chodzi o nasz podzespół zdrowie, ponieważ znowu byśmy mogli zaczynać dyskusj<text:span text:style-name="T141">i</text:span><text:s/>bardzo szeroką. Natomiast problem niewątpliwie istnieje.</text:p>
      <text:p text:style-name="P142"><text:span text:style-name="T143">W. Gu</text:span><text:span text:style-name="T144">g</text:span><text:span text:style-name="T145">l</text:span><text:span text:style-name="T146">a</text:span><text:span text:style-name="T147">s</text:span><text:span text:style-name="T148">:</text:span></text:p>
      <text:p text:style-name="P149">Czy w sprawie formalnej można<text:span text:style-name="T150">?</text:span></text:p>
      <text:p text:style-name="P151"><text:span text:style-name="T152">Przewodnicząca</text:span><text:span text:style-name="T153">:</text:span></text:p>
      <text:p text:style-name="P154">Proszę bardzo.</text:p>
      <text:p text:style-name="P155"><text:span text:style-name="T156">W</text:span><text:span text:style-name="T157">. Guglas</text:span><text:span text:style-name="T158">:</text:span></text:p>
      <text:p text:style-name="P159">Chciałbym powiedzieć, że my wczoraj ten problem przełożyliśmy na spotkanie i opracowanie zespołu. I przedstaw<text:span text:style-name="T160">io</text:span>ne stanowisko jest wynikiem wczorajszej wstępnej dyskusji. I uznaliśmy wczoraj w grupie roboczej, że się tym tematem w sposób oddzielny zajmiemy. Bo nie jest to... jest to kwestia, jeszcze można by do<text:span text:style-name="T161">ł</text:span>ożyć do tego stanowiska kwestię odzyskiwania<text:s/><text:span text:style-name="T162">st</text:span>erylizatorni i wielu innych rzeczy. Są opracowania w tym zakresie. Ze względu na rangę tego problemu odsunęliśmy na następne posiedzenie, tak samo jak kwestie<text:s/>ochrony zdrowia załóg pracowniczych, jak i kwestie medycyny prz<text:span text:style-name="T163">e</text:span>mysłow<text:span text:style-name="T164">ej.</text:span></text:p>
      <text:p text:style-name="P165">Natomiast umawia<text:span text:style-name="T166">li</text:span>śmy s<text:span text:style-name="T167">i</text:span>ę, że konkretne zespoły wypracują konkretne stanowiska i ż<text:span text:style-name="T168">e</text:span><text:s/>dzisiaj prz<text:span text:style-name="T169">yj</text:span>miemy te stanowiska plus<text:s/><text:span text:style-name="T170">-</text:span><text:s/>były trzy punkty rozbieżności, które na dzisiaj wnieśliśmy, cztery punkty, które mieliśmy dzisiaj rozpatrzyć.</text:p>
      <text:p text:style-name="P171">Jeżeli można zaproponować, żeby po prostu te nowe sprawy przenieść na posiedzenia podzespołów i<text:s/><text:soft-page-break/>grup roboczych, ponieważ to są szerokie i przygotowanie wspólnych stanowisk, natomiast dzisiaj te tematy, które były<text:span text:style-name="T172">.</text:span></text:p>
      <text:p text:style-name="P173"><text:span text:style-name="T174">Przewodni</text:span><text:span text:style-name="T175">cz</text:span><text:span text:style-name="T176">ąca</text:span>:</text:p>
      <text:p text:style-name="P177">Ja nie mogę się zgodzić. Nie ma czasu czekać na nowe podzespoły. Nie będziemy już mnożyć podzespołów, bo już nie ma czasu<text:span text:style-name="T178">.</text:span><text:s/>Oczywiście to co państwo wczoraj..<text:span text:style-name="T179">.</text:span><text:s/>nad czym państwo wczoraj radzili oczywiście, że dzisiaj stanie, to jest jasne. Natomiast ja nie uważam sposób wykonania tego co my postulujemy może być przedmiotem dyskusji i pewnie powinien być, ale przepraszam nie przez nas. Dlatego że my nie dysponujemy żadnymi środkami finansowymi żeby cokolwiek importować.</text:p>
      <text:p text:style-name="P180">Natomiast jeszcze raz powtarzam, że to należy do obowiązków państwa, które podejmuje opiekę nad zdrowiem obywateli. I nie wydaje mi się, żeby to było do dyskusji, w każdym razie takie stanowisko naszej strony my prz<text:span text:style-name="T181">edst</text:span>awiamy i uważamy, że jest to niezwykle ważne. Społ<text:span text:style-name="T182">ec</text:span>zeń<text:span text:style-name="T183">st</text:span>wo oczekuje od nas tego. Nie chodzi o to, żeby tu dyskutować sprawy AIDS czy coś, to chyba zostawimy radzie czy innym ciałom z tym związanym. Jest AIDS tu tylko bardzo groźnym przykładem.<text:s/><text:span text:style-name="T184">J</text:span>est po prostu tym na co już za parę miesięcy może być za późno.<text:s/>Ja chcę powiedzieć, że jest to choroba, na którą się umiera<text:span text:style-name="T185">. N</text:span>a żółtaczkę zakaźną też się umiera, a poza tym bardzo często się jest inwalidą już do końca życia. I przez lata zostało to zupełnie zaniedbane<text:span text:style-name="T186">.</text:span><text:s/>My nie mamy prawa tej sprawy pozostawić. Pozostawić do sprawy ogólników.</text:p>
      <text:p text:style-name="P187">Ja myślę, że oczywiście to nasze stanowisko państwo dostaną, ono było odbijane zeszłym razem, także będzie.</text:p>
      <text:p text:style-name="P188">Z wczorajszych spraw<text:span text:style-name="T189">.</text:span><text:s/>Ja chciałabym, żebyśmy zaczęli od sprawy, która też jak gdyby jest bardzo bliska sfinalizowania to znaczy sprawa Izb Lekarskich czyli samorządu lekarskiego. I może ja bym poprosiła z naszej strony panią dr Ewę<text:s/><text:span text:style-name="T190">W</text:span>olak o zreferowanie tej sprawy, to znaczy tylko samorząd zawodowy czyli Izby Lekarskie, a pan prof. Żochowski pewnie też coś na ten temat powie.</text:p>
      <text:p text:style-name="P191">Bardzo proszę.</text:p>
      <text:p text:style-name="P192"><text:span text:style-name="T193">Ewa Wolak</text:span>:</text:p>
      <text:p text:style-name="P194">Wczoraj sprawa była omawiana na zespole poselskim w Sejmie, był czytany projekt, który jest jak gdyby projektem po naniesieniu wszystkich poprawek, po szerokiej dyskusji społecznej projektu, który był udostępniony jesienią ub.r. w zasadzie projekt ten odpowiada naszemu stanowisku czemu daliśmy wyraz na poprzedniej grupie, na poprzednim naszym spotkaniu i na grupie roboczej było opracowane wspólne stanowisko tej treści, że projekt ten zostanie wydrukowany i poddany do wiadomości, i do opinii społecznej, i ma zostać przedstawiony na<text:s/><text:span text:style-name="T195">S</text:span>ejmie tej kadencji.</text:p>
      <text:p text:style-name="P196">Strona rządowa zobowiązała się załatwić druk w krótkim czasie w gazecie o zasięgu ogó<text:span text:style-name="T197">ln</text:span>okra<text:span text:style-name="T198">jo</text:span>wym i w dzienniku w<text:s/><text:span text:style-name="T199">„</text:span>Rzeczpospol<text:span text:style-name="T200">itej</text:span><text:span text:style-name="T201">”</text:span><text:s/>konkretnie w terminie tak szybkim żebyśmy zdołali na Sejmie tej kadencji już ten<text:s/>projekt przedstawić. Z tym stanowiskiem się zgadzamy.</text:p>
      <text:p text:style-name="P202"><text:span text:style-name="T203">W</text:span><text:s/>momencie, kiedy są pewne techniczne utrudnienia my uważamy, że w zasadzie ponieważ projekt ten był już szeroko dyskutowany, a wersja obecna jest po naniesieniu poprawek po dyskusji społecznej<text:span text:style-name="T204">.</text:span><text:s/>W zasadzie zgadzamy się z tym, żeby to było zapoznanie opinii społecznej i jak gdyby krótkie takie zaopiniowanie projektu bez formalnej konsultacji. Ponieważ uważamy za rzecz niezmiernie ważną, żeby projekt ten wreszcie został zatwierdzony przez S<text:span text:style-name="T205">ej</text:span>m<text:span text:style-name="T206">.</text:span><text:s/>O ile wiem strona OPZZ wniosła w tej sprawie jakieś zastrzeżenia, z naszej strony my - jak mówię to jest nasze stanowisko<text:span text:style-name="T207">.</text:span></text:p>
      <text:soft-page-break/>
      <text:p text:style-name="P208"><text:span text:style-name="T209">Przewodnicząca</text:span>:</text:p>
      <text:p text:style-name="P210"><text:span text:style-name="T211">Dz</text:span>iękuję bardzo. Pan poseł Żochowski<text:span text:style-name="T212">.</text:span></text:p>
      <text:p text:style-name="P213"><text:span text:style-name="T214">J</text:span><text:span text:style-name="T215">.</text:span><text:span text:style-name="T216"><text:s/>Żochowski</text:span>:</text:p>
      <text:p text:style-name="P217"><text:span text:style-name="T218">W</text:span><text:s/>nawiązaniu do tego co powiedziała pani dr Wo<text:span text:style-name="T219">l</text:span>ak.<text:s/><text:span text:style-name="T220">W</text:span><text:s/>dniu wczorajszym odbyło się posiedzenie komisji stawała sprawa naszego stanowiska wspólnie wypracowanego odnośnie zwrócenia się do Sejmu w sprawie przekazania ostatniej wersji do konsultacji.</text:p>
      <text:p text:style-name="P221">Sprawa wbrew pozorom nie była taka prosta.<text:s/><text:span text:style-name="T222">J</text:span>est to projekt poselski. Posłowie mają prawo skorzystać z... mają prawo uzna<text:span text:style-name="T223">ć</text:span><text:s/>naszą prośbę i wykonać ten ruch, mają prawo tego nie zrobić. Znalazło to dowód we wczorajszej dyskusji. Ponieważ sytuacja klarowała się, że pójdzie w tym kierunku pozwoliłem sobie tutaj z upoważnienia zresztą strony rządowej przeprowadzić rozmowę tel<text:span text:style-name="T224">ef</text:span>oniczną z mars<text:span text:style-name="T225">z</text:span>ałkiem Malinowskim, który wyraził zgodę na to, żeby komisja sejmowa przekazała swój projekt do informacji i żeby to się ukazało w szybkim tempie w jakiejś gazecie.</text:p>
      <text:p text:style-name="P226">Ze względu na to, że termin, który postawiły przed<text:s/>sobą komisje poselskie jest bardzo krótki. I termin spotkania wspólnego trzech komisji jest już wyznaczony na wtorek<text:span text:style-name="T227">.</text:span></text:p>
      <text:p text:style-name="P228">Normalna konsultacja nie może dojść do skutku<text:span text:style-name="T229">.</text:span><text:s/><text:span text:style-name="T230">P</text:span>osłowie zgodzili się, żeby to była forma informacji<text:span text:style-name="T231">.</text:span><text:s/>Informacji, która zostanie podana w czasopiśmie albo w gazecie jaką my sobie wybierzemy<text:span text:style-name="T232">.</text:span><text:s/>Po prostu udostępnią ten projekt<text:span text:style-name="T233">.</text:span></text:p>
      <text:p text:style-name="P234">Następnie projekt ten został skonsu<text:span text:style-name="T235">lt</text:span>owany z przedstawicielem Ministerstwa Zdrowia, który był obecny i naniesione pewne poprawki, tudzież zostały naniesione poprawki, które wnosiła Rada Państwa, poprawki były właściwie bez znaczenia.<text:s/><text:span text:style-name="T236">N</text:span>a tym zostało zakończone spotkanie komisji sejmowej, która postanowiła wnieść to we wtorek na wspólne posiedzenie trzech komisji, a następnie skierować na plenarne obrady Sejmu przy równocześnie biegnącej informacji w prasie, która nie ma zahamować toku legislacyjnego<text:span text:style-name="T237">.</text:span><text:s/>I takie były ostatnie ustalenia, na które strony<text:span text:style-name="T238">...</text:span><text:s/>które strony zaakce<text:span text:style-name="T239">pto</text:span>wały.<text:s/>Zaakceptowały będąc tam na tej sali oczywiście.</text:p>
      <text:p text:style-name="P240"><text:span text:style-name="T241">Przewodni</text:span><text:span text:style-name="T242">cz</text:span><text:span text:style-name="T243">ąca</text:span>:</text:p>
      <text:p text:style-name="P244">Dziękuję bardzo<text:span text:style-name="T245">.</text:span><text:s/>Czy w sprawie Izb Lekarski<text:span text:style-name="T246">ej..</text:span>. proszę bardzo pan dr Guglas.</text:p>
      <text:p text:style-name="P247"><text:span text:style-name="T248">W</text:span><text:span text:style-name="T249">. Guglas</text:span>:</text:p>
      <text:p text:style-name="P250">Ja chciałbym, żebyśmy się także trzymali faktografii<text:span text:style-name="T251">.</text:span><text:s/>Projekt ten nie jest znany środowisku, ponieważ jest to całkiem nowy projekt. Sejm w pi<text:span text:style-name="T252">e</text:span>rwszym czytaniu opiniował nie projekt Izb Lekarskich, tylko projekt samorządu lekarskiego.</text:p>
      <text:p text:style-name="P253">Projekt, który był prz<text:span text:style-name="T254">ed</text:span>stawiony przez konsultację społeczną, mamy opinie ok<text:span text:style-name="T255">.</text:span><text:s/>60 tys. lekarzy w różnych zespołach był już odrzucony przez środowisko i środowisko żądało powtórnej konsultacji.</text:p>
      <text:p text:style-name="P256">Posłowie mają prawo do wniesienia, natomiast nie mają prawa łamać ustawy, która jest, ju<text:span text:style-name="T257">ż</text:span><text:s/>obowiązuje. Ponieważ dotyczy ten projekt żywotnych interesów świata lekarskiego winien być przez to środowisko przyj<text:span text:style-name="T258">ęt</text:span>y i skonsu<text:span text:style-name="T259">lt</text:span>owany. Ponieważ jest to całkiem nowym projekt odbiegający od poprzedniego.</text:p>
      <text:p text:style-name="P260">Na ostatnim posiedzeniu zespołu kiedy było przygotowywane poprzednie stanowisko n<text:span text:style-name="T261">i</text:span>kt nie był w stanie panie profesorze, nikt nie był w stanie podać jakie są zapisy w tym pr<text:span text:style-name="T262">ojek</text:span>c<text:span text:style-name="T263">ie</text:span>.</text:p>
      <text:p text:style-name="P264"><text:span text:style-name="T265">/</text:span>Głos z sali: nie słychać/.</text:p>
      <text:p text:style-name="P266">Przepraszam panie dr<text:span text:style-name="T267">.</text:span><text:s/>Edelman, takie są fakty, koledzy także ucze<text:span text:style-name="T268">st</text:span>niczyli<text:span text:style-name="T269">..</text:span>.</text:p>
      <text:soft-page-break/>
      <text:p text:style-name="P270"><text:span text:style-name="T271">/</text:span>Głos z sali: nie słychać/.</text:p>
      <text:p text:style-name="P272">Przepraszam bardzo... Podczas jednego ze spotkań na t<text:span text:style-name="T273">er</text:span>enie Warszawy pani dr Wolak mówiła, stawiała tak<text:span text:style-name="T274">że</text:span><text:s/>sprawę grupy inicjatywnej<text:s/>„Solidarności<text:span text:style-name="T275">”</text:span>, o tym będzie mówiła koleżanka, kwestia Izb Lekarskich i opinia kolegów także była taka, że powinno to trafić do konsultacji w środowisku lekarskim<text:span text:style-name="T276">.</text:span></text:p>
      <text:p text:style-name="P277">Stoimy na stanowisku, że to ponieważ dotyczy, jest wiele spraw niewyjaśnionych, które także państwo wnosi. Nie ma jasnych zapisów odnośnie przemysłu. Pan doktor zna doskonale projekt<text:span text:style-name="T278">.</text:span><text:s/>Nie ma zapisów odnośnie MSW...</text:p>
      <text:p text:style-name="P279"><text:span text:style-name="T280">/Głos</text:span><text:s/>z sali: Są<text:span text:style-name="T281">/.</text:span></text:p>
      <text:p text:style-name="P282">Nie są jednoznaczne proszę państwa, prawnicy się na ten temat wypowiedzieli, wniesiono znowu masę poprawek właśnie w dniu wczorajszym. Zresztą było to dość<text:s/>aroganckie zachowanie s<text:span text:style-name="T283">i</text:span>ę, pan profesor może p<text:span text:style-name="T284">ot</text:span>wierdzić, że była duża arogancja, jest to wrzucane, żeby jak najszybciej to załatwi<text:span text:style-name="T285">ć.</text:span><text:s/>Komuś na tym zależy. A nam zależy na tym, żeby środowisko dostało projekt taki, jakiego żąda, jakiego oczekuje środowisk<text:span text:style-name="T286">o.</text:span></text:p>
      <text:p text:style-name="P287">Projekt ustawy, która będzie bronić lekarzy, która da uprawnienia lekarzom, a nie będzie tylko formą represji względem środowiska lekarskiego. Budziło to określone emocje i sądzę, że jeżeli mówimy jako repr<text:span text:style-name="T288">ez</text:span>entanci strony społecznej nie możemy się nie liczyć ze środowiskiem służby zdrowia. Bo musimy się liczyć z lekarzami.<text:s/><text:span text:style-name="T289">O</text:span>ni żądali konkretnej konsultacji projektu ustawy, który wejdzie jako ostateczna wersja pod obrady Sejmu.</text:p>
      <text:p text:style-name="P290"><text:span text:style-name="T291">W</text:span><text:s/>związku z tym wnosimy o to, żeby przyjąć dzisiaj stanowisko konsultacji. Czy dwa miesiące, czy chodzi tu o ambicjonalne sprawy, czy chodzi o załatwienie po prostu rzeczy, o którą bije s<text:span text:style-name="T292">i</text:span>ę po prostu od lat osiemdziesiątych. Zgodnie z wolą środowiska<text:span text:style-name="T293">.</text:span><text:s/>Czy n<text:span text:style-name="T294">i</text:span>e możemy podjąć?</text:p>
      <text:p text:style-name="P295">Ja wnoszę o podejście naprawdę tutaj wspólnie w im<text:span text:style-name="T296">i</text:span>ę dobra środowiska lekarskiego w Polsce i stworzenia rzeczywiście instytucji samorządow<text:span text:style-name="T297">ej,</text:span><text:s/>mówimy tyle o demokratyza<text:span text:style-name="T298">cj</text:span>i, o wszystkim, o<text:s/><text:span text:style-name="T299">w</text:span>niesienie do Sejmu, o konsultacje tego projektu, jest to zgodne z oczekiwaniami środowiska. Jesteśmy stroną społ<text:span text:style-name="T300">ec</text:span>zną<text:span text:style-name="T301">.</text:span></text:p>
      <text:p text:style-name="P302">Dzięk<text:span text:style-name="T303">uję.</text:span></text:p>
      <text:p text:style-name="P304"><text:span text:style-name="T305">Przewodnicząca</text:span><text:span text:style-name="T306">:</text:span></text:p>
      <text:p text:style-name="P307">Dziękuję bardzo. Pan prof. Żochowski odpowie, później pan prof. Chłap.</text:p>
      <text:p text:style-name="P308"><text:span text:style-name="T309">J.</text:span><text:span text:style-name="T310"><text:s/>Żoch</text:span><text:span text:style-name="T311">ows</text:span><text:span text:style-name="T312">ki</text:span><text:span text:style-name="T313">:</text:span></text:p>
      <text:p text:style-name="P314">Ja nie odpowiem<text:span text:style-name="T315">.</text:span><text:s/>Ja tylko chcę<text:s/><text:span text:style-name="T316">uz</text:span>upełn<text:span text:style-name="T317">i</text:span>ć tą wypowiedź<text:span text:style-name="T318">.</text:span><text:s/>Faktycznie atmosfera nie była nazwijmy to ciepła i e<text:span text:style-name="T319">l</text:span>egancka na tym spotkaniu.</text:p>
      <text:p text:style-name="P320">Strona sejmowa jednoznacznie powiedziała, że nie jest zobowiązana<text:s/><text:span text:style-name="T321">i</text:span><text:s/>nie musi, ponieważ to projekt sejmowy musi liczyć się z opiniami innych gremiów, nawet takimi opiniami, jakim jest<text:s/><text:span text:style-name="T322">„</text:span>okrągły stół”.<text:s/><text:span text:style-name="T323">I</text:span><text:s/>dlatego ingerencja w działalność komisji sejmowej i Sejmu jest przez nich odbierana jako ingerencja niewłaściwa i będzie to biegło tokiem takim, z tym, że idą nam na rękę i dają projekt do informacji, do publikacji, a nie jesteśmy władni, tak jak powiedziano,<text:s/><text:span text:style-name="T324">i</text:span><text:s/>chyba jest to z punktu widzenia działania parlamentu prawidłowe, nie jesteśmy władni zatrzymać pewnych ruchów, które wykonują te komisje. Tak to było prz<text:span text:style-name="T325">edst</text:span>awione. Moż<text:span text:style-name="T326">e</text:span><text:s/>przedstawicielowi strony, która to referowała<text:s/><text:span text:style-name="T327">i</text:span><text:s/>właściwie na tym zostało zakończone, ja miałem zamknięte usta i państwu to powtarzam.</text:p>
      <text:soft-page-break/>
      <text:p text:style-name="P328"><text:span text:style-name="T329">Prz</text:span><text:span text:style-name="T330">ew</text:span><text:span text:style-name="T331">odni</text:span><text:span text:style-name="T332">cz</text:span><text:span text:style-name="T333">ąca</text:span><text:span text:style-name="T334">:</text:span></text:p>
      <text:p text:style-name="P335">Proszę pan prof. Chłap.</text:p>
      <text:p text:style-name="P336"><text:span text:style-name="T337">Prof. Z. Chłap</text:span><text:span text:style-name="T338">:</text:span></text:p>
      <text:p text:style-name="P339">Szanowna Pani Przewodnicząca, Szanowni Państwo! Oczywiście zgodzić się należy, że stanowisko, które pan prof. Żochowski przekazał nam z Sejmu jest mało eleganckie. Stwierdzenie, że nasze konsultacje nie docierają do wysokiej komisji jest oczywiście zaskoczeniem. Niemniej jednak wracam do sprawy. Nasze stanowisko było tutaj niezwykle jasno prz<text:span text:style-name="T340">edst</text:span>awione. Uważamy, że jak mało który projekt, tak projekt Izby Lekarskich był bardzo szeroko konsu<text:span text:style-name="T341">lt</text:span>owany od wielu lat, od 8 lat<text:span text:style-name="T342">.</text:span><text:s/>Mam tutaj przed sobą pełny projekt z<text:s/>‘81 r<text:span text:style-name="T343">.</text:span><text:s/>„Solidarności”. Widziałem<text:s/>„x”<text:s/>tych projektów, nie wiem ile ich jest, zdaje się 8 czy 9, czy 11 nawet. Ja widziałem jakieś 8. Te projekty były publikowane. Jest dla mnie zagadką<text:s/>dlaczego strona Federacji Z<text:span text:style-name="T344">wią</text:span>zkow<text:span text:style-name="T345">ej</text:span><text:s/>upiera się<text:span text:style-name="T346">,</text:span><text:s/>że potrzebna jest jeszcze szeroka konsultacja podczas, gdy my<text:span text:style-name="T347">ś</text:span>my wyraźnie na poprzednim zespole uzgodnili pewne poprawki, które rzeczywiście byłoby dobrze gdyby zostały uwzględnione.<text:s/><text:span text:style-name="T348">O</text:span>ne zresztą w projekcie, który dzięki zdaje<text:s/><text:span text:style-name="T349">s</text:span>ię panu prof. Żochowskiem<text:span text:style-name="T350">u<text:s/></text:span>otrzymaliśmy, one w większości zostały uwzględnione.</text:p>
      <text:p text:style-name="P351">W moim głębokim przekonaniu n<text:span text:style-name="T352">i</text:span>e jest tam tylko jedna sprawa wyraźnie powiedziana, to znaczy o sposobie wybierania. Jest to jednak rzecz naprawdę do uzgodnienia.</text:p>
      <text:p text:style-name="P353">Ja muszę powiedzieć - powołam się tutaj na opinię środowiska krakowskiego, które jest bardzo zgodne w zakresie, jak na<text:span text:style-name="T354">js</text:span>zybszego wprowadzenia Izb Lekarskich, już nie będ<text:span text:style-name="T355">ę<text:s/></text:span>powtarzał argumentów, ale zacytuję tylko opinię<text:s/><text:span text:style-name="T356">O</text:span>PZZ z Krakowa służb zdrowia, które w pełni tutaj na posiedzeniu w pełni popierają projekt przedstawiony do Sejmu. To jest publikacja związków, Federacji Związków Zawodowych. Więc i takie też opinie istnieją. Dlatego wydaje s<text:span text:style-name="T357">i</text:span>ę, że trzymajmy s<text:span text:style-name="T358">i</text:span>ę już przeprowadzonych uzgodnień, bo inaczej naprawdę do niczego nie dojdziemy. Tym bardziej, że powołam się na słowa pana dr. Guglasa, który przecież powtarza tutaj, że w zasadzie jest za wprowadzeniem Izb Lekarskich. Uzgodn<text:span text:style-name="T359">i</text:span>jmy przynajmniej tę jedną rzecz.</text:p>
      <text:p text:style-name="P360"><text:span text:style-name="T361">Prof. J. Żochowsk</text:span><text:span text:style-name="T362">i</text:span>:</text:p>
      <text:p text:style-name="P363">Do tego co pan prof. Chłap powiedział. Ja chciałbym, żeby to jasno było powiedziane, nie padło sformułowanie, oczywiście, że komisja nie liczy się absolutnie ze zdaniem<text:s/><text:span text:style-name="T364">„</text:span>okrągłego stołu”, tylko w tej sytuacji poselskiego... projekt jest zaawansowany, to n<text:span text:style-name="T365">i</text:span>e może powstrzymać normalnego jego biegu i taka była... taki był wydźwięk i taka była treść<text:s/>tego stwierdzenia.</text:p>
      <text:p text:style-name="P366"><text:span text:style-name="T367">Przewodni</text:span><text:span text:style-name="T368">cz</text:span><text:span text:style-name="T369">ąca</text:span><text:span text:style-name="T370">:</text:span></text:p>
      <text:p text:style-name="P371">Bardzo proszę pan dr Gu<text:span text:style-name="T372">g</text:span>las.</text:p>
      <text:p text:style-name="P373"><text:span text:style-name="T374">W. Guglas</text:span><text:span text:style-name="T375">:</text:span></text:p>
      <text:p text:style-name="P376"><text:span text:style-name="T377">J</text:span>eś<text:span text:style-name="T378">li</text:span><text:s/>można pani docent. Także z Krakowa panie profesorze, pan wie o tym, że spotykałem się ze środowiskiem krakowskim w Akademii Medycznej m.in. był profesor i całe środowisko i środowisko krakowskie także<text:s/><text:span text:style-name="T379">s</text:span>ię wyraziło, że jest za wprowadzeniem Izb Lekarskich natomiast jest za konsultacją tego projektu.</text:p>
      <text:p text:style-name="P380">Chciałbym powiedzieć, że nie można narzucać, jeżeli mówimy o demokratyza<text:span text:style-name="T381">cj</text:span>i i ma obejmować projekt, a projekt ostateczny nie jest znany środowisku i zapisy nie są znane. Ma obejmować wszystkich lekarzy to musi się za tym projektem wypowiedzieć środowisko. Inaczej przy tym stole łamiemy po prostu<text:s/><text:soft-page-break/>prawo środowiska do wypowiedzenia się. Ostateczny projekt nie jest znany i podczas właśnie ostatniego posiedzenia powiedzieliśmy, żeby jak najszybciej trafi<text:span text:style-name="T382">ł</text:span><text:s/>do konsultacji społecznej. Natomiast my się zobowiązujemy, że w krótkim czasie wspólnymi s<text:span text:style-name="T383">i</text:span>łami przeprowadzimy konsultacje, że ona nie musi trwać miesiąc. Niemniej środowisko odnośnie ostatecznej wersji musi się wypowiedzieć. Nie jest to upór Federacji, tylko są zapisy, ja mogę posłać w tej chw<text:span text:style-name="T384">i</text:span>l<text:span text:style-name="T385">i</text:span><text:s/>i przysłać dziesiątki zapisów, w których środowisko żąda opiniowania ostatecznego projektu. To nie jest mój wymysł tylko jest to zobowiązanie środowiska względem mojej osoby chociażby w tych miejscach, w których byłem.</text:p>
      <text:p text:style-name="P386"><text:span text:style-name="T387">Przewodnicząca</text:span><text:span text:style-name="T388">:</text:span></text:p>
      <text:p text:style-name="P389">Dr Marek Edelman, pani prof. Sokołowska, pan...</text:p>
      <text:p text:style-name="P390"><text:span text:style-name="T391">Dr M. Edelman</text:span>:</text:p>
      <text:p text:style-name="P392">Ja bym chciał w kwestii racz<text:span text:style-name="T393">ej</text:span><text:s/>formalnej.</text:p>
      <text:p text:style-name="P394"><text:span text:style-name="T395">J</text:span><text:span text:style-name="T396">est</text:span><text:s/>tak bardzo trudno rozmawiać na wiele stron. W<text:span text:style-name="T397"><text:s/></text:span>zasadzie jest rozmowa między stroną solidarnościową, a rządem<text:span text:style-name="T398">.</text:span><text:s/>I chcielibyśmy zdań stanowisko delegacji rządowej, która zajmuje trzy czwarte stołu i chcielibyśmy, żeby ta rozmowa, która tutaj się toczy nie-<text:s/>nie torpedowała cały czas różnymi takimi sloganami 60 tys. lekarzy itd., itd.<text:s/><text:span text:style-name="T399">Ż</text:span>eby to było bardziej rzeczowo.</text:p>
      <text:p text:style-name="P400">Gdyby strona rządowa mogła wyrazić swoje jednolite stanowisko w tej sprawie byłoby o wiele łatwiej to do załatwienia. Bo jeżeli strona rządowa ma między sobą spory, my też mamy rozbieżność zdań, ale tutaj dla jasności rzeczy repr<text:span text:style-name="T401">e</text:span>zentujemy jednolite stanowisko i bardzo prosimy, żeby to stanowisko strony rządowej dla ułatwienia sprawy było jednolite.</text:p>
      <text:p text:style-name="P402"><text:span text:style-name="T403">/Głos</text:span><text:s/>z sa<text:span text:style-name="T404">l</text:span>i: n<text:span text:style-name="T405">i</text:span>e słychać/.</text:p>
      <text:p text:style-name="P406">Koalicyjno-rządow<text:span text:style-name="T407">ej,</text:span><text:s/>przepraszam...</text:p>
      <text:p text:style-name="P408"><text:span text:style-name="T409">/Głos</text:span><text:s/>z sali: nie<text:s/>słychać/.</text:p>
      <text:p text:style-name="P410"><text:span text:style-name="T411">Przewodnicząca</text:span><text:span text:style-name="T412">:</text:span></text:p>
      <text:p text:style-name="P413">Może najpi<text:span text:style-name="T414">er</text:span>w zapisani. Pani pr<text:span text:style-name="T415">of</text:span>. Sokołowska i pan...</text:p>
      <text:p text:style-name="P416"><text:span text:style-name="T417">W</text:span><text:span text:style-name="T418">. Gugla</text:span><text:span text:style-name="T419">s</text:span><text:span text:style-name="T420">:</text:span></text:p>
      <text:p text:style-name="P421">Było pytanie do strony rządowej?</text:p>
      <text:p text:style-name="P422"><text:span text:style-name="T423">Prof. Sokołowska</text:span><text:span text:style-name="T424">:</text:span></text:p>
      <text:p text:style-name="P425">Ja chciałam tylko zapytać w jakim stosunku... odebrało te 60 tys. ludzi, jestem socjologiem i lubię bardzo tak<text:span text:style-name="T426">i</text:span>e dane, 60 tys. lekarzy jest pośród lekarzy polskich to wiadomo, jak to zostało zbadane? A jeżeli oni nie wiedzą o co chodzi, dlaczego pan mówi, że on<text:span text:style-name="T427">i</text:span><text:s/>dopiero muszą się dowiedzieć o co chodzi, zapoznać się z tym wszystkim. Chyba się wypowi<text:span text:style-name="T428">ed</text:span>zi<text:span text:style-name="T429">eli</text:span><text:s/>i wiedzą co to znaczy.</text:p>
      <text:p text:style-name="P430"><text:span text:style-name="T431">I</text:span><text:s/>chciałabym w ogóle znać szczegóły m<text:span text:style-name="T432">et</text:span>odologiczne tych 60<text:s/><text:span text:style-name="T433">ty</text:span>s. Chyba to nie jest tajemn<text:span text:style-name="T434">i</text:span>ca? Kto to był, z jakiej generacji, z jakich miast, co oni wiedzieli w ogóle? Inaczej to jest niemożliwe.<text:s/><text:span text:style-name="T435">I</text:span><text:s/>czy w ogóle interesowali się tym, Jak to w ogóle było?</text:p>
      <text:p text:style-name="P436">Dziękuję ba<text:span text:style-name="T437">rd</text:span>zo<text:span text:style-name="T438">.</text:span></text:p>
      <text:p text:style-name="P439"><text:span text:style-name="T440">W.</text:span><text:span text:style-name="T441"><text:s/></text:span><text:span text:style-name="T442">G</text:span><text:span text:style-name="T443">uglas</text:span>:</text:p>
      <text:p text:style-name="P444">Może odpowiem na to pytanie. Czy oni wiedzieli co to jest<text:s/><text:span text:style-name="T445">i</text:span><text:s/>czy odpowiadali na pytanie. Podczas prz<text:span text:style-name="T446">ed</text:span>stawienia po prostu dokumentów pt<text:span text:style-name="T447">.</text:span><text:s/><text:span text:style-name="T448">„</text:span>Projekt samorządu lekarskiego”<text:s/>- ostatniego projektu, był przedstawiany pod naszym naciskiem w służbie zdrowia część środowiska powiedziała że dobrze, że<text:s/><text:soft-page-break/>został on opublikowany ponieważ pierwszy raz z nim się spotkała<text:span text:style-name="T449">.</text:span></text:p>
      <text:p text:style-name="P450">Odb<text:span text:style-name="T451">y</text:span>wały się spotkania t<text:span text:style-name="T452">eg</text:span>o rodzaju, że podczas pierwszego spotkania lekarze się rozchodzili i mówili, że nie jest znany lub żądali czytania całości projektu. Takie spotkanie było np. w Zakopanem, by<text:span text:style-name="T453">ło</text:span><text:s/>w Nowym Sączu i wnoszono - takie spotkanie jest pani doktor<text:s/><text:span text:style-name="T454">G</text:span>rzymisławska - nie ma pani mgr Grzymisławski<text:span text:style-name="T455">ej</text:span><text:s/>- w Poznaniu całe środowisko przedstawiciele w jaki sposób to zostało zrobione<text:span text:style-name="T456">.</text:span><text:s/>Konsultacja np. w Poznaniu najłatwiej mi mówi<text:span text:style-name="T457">ć.</text:span><text:s/><text:span text:style-name="T458">W</text:span><text:s/>Poznaniu przedstawiciele wszystkich środowisk - bo zwróciliśmy się dwukrotnie, wyznaczone terminy, wspólne spotkanie. Jedno spotkanie delegatów upoważnionych z tych oddziałów, w jednym spotkaniu na Lutyckiej, drugie spotkanie w Wojewódzkiej Przy<text:span text:style-name="T459">ch</text:span>odni na Słowackiego, przedstawiciele całego środowiska<text:span text:style-name="T460">.</text:span></text:p>
      <text:p text:style-name="P461">Przedstawic<text:span text:style-name="T462">iel</text:span>e PTL, ogniw PTL wypowiedzieli się, że projekt nie jest im znany. Zapoznali się z projektem i podczas drugiego spotkania wnosili,<text:s/><text:span text:style-name="T463">j</text:span>ako gwarancję dla środowiska ponowne prz<text:span text:style-name="T464">edst</text:span>awienie ostatecznej wersji, ostatecznej redakcji ustawy, projektu ustawy o Izbach Lekarskich czy o samorządzie lekarskim, że środowisko chce się wypowiedzieć<text:span text:style-name="T465">.<text:s/></text:span>W związku z tym opinie mamy<text:span text:style-name="T466">.</text:span><text:s/>Poza tym była przygotowana ankieta, która była puszczona podczas takich zebrań, ankieta jest także w naszej dyspozycji, jest w opracowywaniu jednego z instytutów, gdzie było kilka pytań odnośnie samorządów lekarskich, odnośnie stosunku lekarzy. Tym dysponujemy.</text:p>
      <text:p text:style-name="P467"><text:span text:style-name="T468">Przewodnicząca</text:span><text:span text:style-name="T469">:</text:span></text:p>
      <text:p text:style-name="P470">Proszę bardzo pan Matuszkiewicz.</text:p>
      <text:p text:style-name="P471"><text:span text:style-name="T472">W.</text:span><text:span text:style-name="T473"><text:s/>M</text:span><text:span text:style-name="T474">at</text:span><text:span text:style-name="T475">uszkiewicz</text:span><text:span text:style-name="T476">:</text:span></text:p>
      <text:p text:style-name="P477">Proszę państwa, żeby sytuacja była zupełnie jasna<text:span text:style-name="T478">.</text:span><text:s/>My nie j<text:span text:style-name="T479">es</text:span>teśmy ani przeciwnikami Izb Lekarskich, ani przeciwnikami samorządności zawodowej. Chodzi jedynie o to, ażeby ten projekt, który jest bardzo ważny, gdzie ustawa będzie funkcjonowała przez wiele lat, żeby nie załatwiać tego w pośpiechu, żeby uzgodnić to ze środow<text:span text:style-name="T480">is</text:span>kiem. Inaczej mówiąc, żeby to<text:s/>porządnie<text:s/>załatwić.</text:p>
      <text:p text:style-name="P481">Dziękuję<text:span text:style-name="T482">.</text:span></text:p>
      <text:p text:style-name="P483"><text:span text:style-name="T484">Przewodnicząca</text:span><text:span text:style-name="T485">:</text:span></text:p>
      <text:p text:style-name="P486">Bardzo proszę pan prof. Wojtczak<text:span text:style-name="T487">.</text:span></text:p>
      <text:p text:style-name="P488"><text:span text:style-name="T489">Prof</text:span><text:span text:style-name="T490">.</text:span><text:span text:style-name="T491"><text:s/>A. Wo</text:span><text:span text:style-name="T492">jt</text:span><text:span text:style-name="T493">czak</text:span><text:span text:style-name="T494">:</text:span></text:p>
      <text:p text:style-name="P495">Ja myślę, że stanowisko strony rządowej jest zupełnie jasne. Ono się wyraża w dwóch dokumentach.</text:p>
      <text:p text:style-name="P496">Po pierwsze dokument pierwszy, któryśmy podpisali i któryśmy przyjęli.</text:p>
      <text:p text:style-name="P497">Po drugie w stanowisku przekazanym komisji sejmowej to znaczy temu podzespołowi przecież strona rządowa popiera. Popiera wniosek o Izbach Lekarskich. Przekazane uwagi wczoraj... zresztą ci, kt<text:span text:style-name="T498">ó</text:span>rzy byli, redakcyjne nie są innymi uwagami, jak tylko zmierzającymi do poprawy stylistyczn<text:span text:style-name="T499">ej</text:span><text:s/>i powiedzmy cz<text:span text:style-name="T500">a</text:span>sem treściowej, ale to jest już sprawa komisji prawnej tak samo<text:span text:style-name="T501">.</text:span></text:p>
      <text:p text:style-name="P502">Natomiast jeżeli chodzi o konsultacje to myśmy wspólnie podpisali to stanowisko, ja je podtrzymuję, które tutaj jest z 24 lutego pkt. 2 mówi<text:s/>„po uwzględnieniu uwag zgłoszonych w toku konsultacji, projekt ten powinien być skierowany na plenarne posiedzenie Sejmu obecnej kadencji”. A k<text:span text:style-name="T503">i</text:span>edy będzie skierowany to niestety strona rządowa nie ma wpływu, bo Sejm decyduje o tym kiedy skieruje na tę potrójną komisję do uzgodnień, kiedy skieruje na plenarne. Tak że, ja dlatego - powiedzmy myśmy zreferowali tylko stanowisko, ale stanowisko nasze jest jasne<text:span text:style-name="T504">.</text:span></text:p>
      <text:soft-page-break/>
      <text:p text:style-name="P505"><text:span text:style-name="T506">Przewodnicząca</text:span>:</text:p>
      <text:p text:style-name="P507">Wobec tego ja rozumiem, że projekt ten będzie wydrukowany, tak jak pan prof<text:span text:style-name="T508">.</text:span><text:s/>Żochowski mówił w<text:s/>„Rzeczpospol<text:span text:style-name="T509">itej</text:span>”<text:s/>chyba dosłownie poni<text:span text:style-name="T510">ed</text:span>ziałek, wtorek...</text:p>
      <text:p text:style-name="P511"><text:span text:style-name="T512">Prof.<text:s/></text:span><text:span text:style-name="T513">Żochowski</text:span><text:span text:style-name="T514">:</text:span></text:p>
      <text:p text:style-name="P515">Po wtorku... Bo we wtorek jest zebranie trzech komisji<text:span text:style-name="T516">...</text:span></text:p>
      <text:p text:style-name="P517"><text:span text:style-name="T518">Przewodnicząca</text:span><text:span text:style-name="T519">:</text:span></text:p>
      <text:p text:style-name="P520">Po wt<text:span text:style-name="T521">o</text:span>rku<text:span text:style-name="T522">.</text:span><text:s/><text:span text:style-name="T523">Myślę</text:span>, że na tym dyskusję dotyczącą samorządu lekarskiego wy<text:span text:style-name="T524">cz</text:span>erpaliśmy<text:span text:style-name="T525">.</text:span></text:p>
      <text:p text:style-name="P526">Teraz musimy przejść do następnych spraw. Jeżeli mówiliśmy o samorządzie lekarskim to chyba krótko stanowisko wob<text:span text:style-name="T527">e</text:span>c samorządów w służbie zdrowia, pracowniczych, w których ja nie znalazłam wyraźnego zapisu w protokołach z wczorajszych zebrań komisji.</text:p>
      <text:p text:style-name="P528"><text:span text:style-name="T529">W.<text:s/></text:span><text:span text:style-name="T530">G</text:span><text:span text:style-name="T531">u</text:span><text:span text:style-name="T532">glas</text:span><text:span text:style-name="T533">:</text:span></text:p>
      <text:p text:style-name="P534"><text:span text:style-name="T535">C</text:span>z<text:span text:style-name="T536">y</text:span><text:s/>można w tej kwestii?</text:p>
      <text:p text:style-name="P537"><text:span text:style-name="T538">Przewodnicząca</text:span><text:span text:style-name="T539">:</text:span></text:p>
      <text:p text:style-name="P540"><text:span text:style-name="T541">Proszę</text:span><text:s/>bardzo.</text:p>
      <text:p text:style-name="P542"><text:span text:style-name="T543">W.</text:span><text:span text:style-name="T544"><text:s/></text:span><text:span text:style-name="T545">Gug</text:span><text:span text:style-name="T546">la</text:span><text:span text:style-name="T547">s</text:span>:</text:p>
      <text:p text:style-name="P548">Ponieważ na obrady dzisiejsze przenieśliśmy wspólnie zapis, że w terminie - ponieważ poprzedni zapis mówi odnośnie ustawy o opiece zdrowotnej i zawodach medycznych odnośnie przedstawienia projektu do 20 marca. Więc proponowaliśmy taki zapis, poniewa<text:span text:style-name="T549">ż</text:span><text:s/>jest bardzo ważna ustawa o zawodach medycznych, winny dawa<text:span text:style-name="T550">ć</text:span><text:s/>delegacje do tworzenia samorządów zawodowych i samorządu pracownicz<text:span text:style-name="T551">eg</text:span>o. Albowiem...</text:p>
      <text:p text:style-name="P552">/Głos z sali:<text:s/>Co znaczy delegacje?/.</text:p>
      <text:p text:style-name="P553">To znaczy, że musi być zapisane w ustawie o zawodach medycznych, że mamy prawo tworzenia tutaj samorządu, bo w tej chwili ustawa obowiązująca o samorządzie dotyczy samorządu, nie doty<text:span text:style-name="T554">c</text:span>zy budżetu. W związku z tym, żeby nie zmieniać to szybko wprowadzić samorząd pracowniczy, bo jest to jedna z form, to znaczy z możliwości prz<text:span text:style-name="T555">ep</text:span>rowadz<text:span text:style-name="T556">en</text:span>ia re<text:span text:style-name="T557">fo</text:span>rmy<text:span text:style-name="T558">.</text:span><text:s/><text:span text:style-name="T559">W</text:span><text:s/>związku z tym proponujemy zapis, że w terminie do dnia 30 kwietnia powinien być przekazany do Sejmu, bez względu na to, bo mówi się, że Sejm będzie zawieszony, to jeszcze nie jest nic ustalone, projekt ustawy o opiece zdrowotnej<text:s/><text:span text:style-name="T560">i</text:span><text:s/>zawoda<text:span text:style-name="T561">c</text:span>h medycznych zawierający m<text:span text:style-name="T562">.</text:span>i<text:span text:style-name="T563">n.</text:span><text:s/>delegacje do tworzenia samorządu pracowniczego i zawodowego<text:span text:style-name="T564">.</text:span></text:p>
      <text:p text:style-name="P565"><text:span text:style-name="T566">Przewodnicząca</text:span><text:span text:style-name="T567">:</text:span></text:p>
      <text:p text:style-name="P568">Ja tutaj osobiście bym się o tyle nie zgadzała, ten zapis, który pan doktor przeczytał obowiązuje, nie mamy nad czym dyskutować<text:span text:style-name="T569">.</text:span><text:s/>Natom<text:span text:style-name="T570">i</text:span>ast jeżeli chodzi o samo<text:span text:style-name="T571">rz</text:span>ądy, to jest to w ogóle kwestia samorządów pracowni<text:span text:style-name="T572">cz</text:span>ych<text:span text:style-name="T573">. W</text:span><text:s/>naszej intencji jest powrót do ustawy o samorządach z roku<text:s/><text:span text:style-name="T574">1</text:span>981. Dotyczy to wcale nie tylko placówek leczniczych przecież, ale i również innych placówek ze sfery budżetowej. I nie musi<text:s/><text:span text:style-name="T575">być,</text:span><text:s/>nie ma tu żadnego iunc<text:span text:style-name="T576">t</text:span>im z tymi ustawami, o których mówi pan doktor.</text:p>
      <text:p text:style-name="P577">Czy pan prof. Chłap a propos samorządów coś chciał doda<text:span text:style-name="T578">ć</text:span>?</text:p>
      <text:p text:style-name="P579"><text:span text:style-name="T580">Prof. Z</text:span><text:span text:style-name="T581">.</text:span><text:span text:style-name="T582"><text:s/>Chłap</text:span>:</text:p>
      <text:p text:style-name="P583">Możemy tylko rzeczywiście w najbliższym terminie przygotować taki projekt, jeśliby Ministerstwo chciało się tym zainter<text:span text:style-name="T584">es</text:span>ować z naszej strony. Myśmy mówili, żeby ten projekt raczej do 20, o zawodach medycznych, żeby on zawierał rozwiązania wariantowe, nawet tak mówiliśmy, dzięki czemu będz<text:span text:style-name="T585">i</text:span>emy mogli szybko sprawę prz<text:span text:style-name="T586">ed</text:span>yskutować<text:span text:style-name="T587">.</text:span></text:p>
      <text:soft-page-break/>
      <text:p text:style-name="P588"><text:span text:style-name="T589">Przewodnicząca</text:span><text:span text:style-name="T590">:</text:span></text:p>
      <text:p text:style-name="P591"><text:span text:style-name="T592">C</text:span>zy pan profesor ma coś do powiedzenia?</text:p>
      <text:p text:style-name="P593"><text:span text:style-name="T594">Prof. A. Wojtczak</text:span><text:span text:style-name="T595">:</text:span></text:p>
      <text:p text:style-name="P596">Znowu mamy stanowisko grupy roboczej z 24 lutego, któreśmy przyjęli<text:span text:style-name="T597">.</text:span><text:s/>Jest tu termin 20 marca dla projektu ustawy o opiece zdrowotnej i zawodach. Ja myślę, że my to przedstawimy jako oddzielne - opieka zdrowotna i zawody medyczne - ale to już jest sprawa techniczna.</text:p>
      <text:p text:style-name="P598">Wszelkie dane są, żeby termin był w pełni dotrzymany. Projekt będzie prz<text:span text:style-name="T599">ed</text:span>stawiony, projekt nie będzie ani ostateczny, ani na pewno dobry. Będzie możliwie najlepszy, jaki jest w tej chwili, kiedy jest dyskusja na tematy reformy i na tematy opieki zdrowotnej i powiedzmy, tego, jak system opieki zdrowotnej będzie wygl<text:span text:style-name="T600">ą</text:span>dał te pewne rzeczy będ<text:span text:style-name="T601">ą</text:span><text:s/>uwzględnione. Ale mówię to jest projekt pod dyskusję, natomia<text:span text:style-name="T602">st</text:span><text:s/>przyjmujemy to stanowisko, które było przyjęte przez grupę roboczą.</text:p>
      <text:p text:style-name="P603"><text:span text:style-name="T604">W.</text:span><text:span text:style-name="T605"><text:s/></text:span><text:span text:style-name="T606">G</text:span><text:span text:style-name="T607">ugla</text:span><text:span text:style-name="T608">s</text:span><text:span text:style-name="T609">:</text:span></text:p>
      <text:p text:style-name="P610">Czy można pani przewodni<text:span text:style-name="T611">cz</text:span>ąca?</text:p>
      <text:p text:style-name="P612"><text:span text:style-name="T613">Przewodnicząca</text:span><text:span text:style-name="T614">:</text:span><text:s/></text:p>
      <text:p text:style-name="P615">Pro<text:span text:style-name="T616">sz</text:span>ę bardz<text:span text:style-name="T617">o.</text:span></text:p>
      <text:p text:style-name="P618"><text:span text:style-name="T619">W</text:span><text:span text:style-name="T620">.<text:s/></text:span><text:span text:style-name="T621">G</text:span><text:span text:style-name="T622">u</text:span><text:span text:style-name="T623">g</text:span><text:span text:style-name="T624">las</text:span>:</text:p>
      <text:p text:style-name="P625">Panie ministrze, stanowisko mówi o opracowaniu projektów. My chcieliśmy zawrzeć taki zapis, zresztą to było wczoraj na dyskusji w naszej grupie roboczej, że zostaje powoływany wspólny zespół do spraw reformy i niezbędną częścią reformy jest ta ustawa<text:span text:style-name="T626">.</text:span><text:s/>Ustawa ta przecież w<text:s/>kwestii opieki jest konstytucją dla społeczeństwa przepisania reformy w zakresie zapisów ustawowych, gwarancją opieki zdrowotnej dla społeczeństwa, czyli to o czym mówimy hasłowo zostanie ujęte w sensie prawa, w sensie ustawy<text:span text:style-name="T627">.</text:span><text:s/>Jest także konstytucją dla środowiska, przecież my<text:s/><text:span text:style-name="T628">mus</text:span>imy pewne sprawy załatwić, urlopy i inne rzeczy w ustawie o zawodach medycznych.</text:p>
      <text:p text:style-name="P629"><text:span text:style-name="T630">W</text:span><text:s/>związku z<text:s/><text:span text:style-name="T631">c</text:span>zym wnieśliśmy, żeby spod<text:s/>„<text:span text:style-name="T632">st</text:span>olika”<text:s/>był termin 30 kwi<text:span text:style-name="T633">e</text:span>tnia skierowania ustawy pod obrady Sejmu. Jest to bardzo ważne<text:span text:style-name="T634">.</text:span><text:s/><text:span text:style-name="T635">M</text:span>amy 20 marca przygotowany, mamy miesiąc na konsultacje tak jak to ustawa przewiduje i możemy to wprowadzić<text:span text:style-name="T636">.</text:span><text:s/>Ta ustawa zbyt długo się rodzi<text:span text:style-name="T637">.</text:span><text:s/>Obawiamy się, że po prostu brak tego zapisu spowoduje nie wprowadzenie tej ustawy, dlaczego? Ta ustawa kosztuje państwo konkretne pieniądze. Konkretne, ogromne pieniądze i dlatego będzie obrona w tym zakresie. I wnioskujemy, żeby jednak przyjąć dzisiaj zapis, że do 30 kwi<text:span text:style-name="T638">et</text:span>nia powinno to trafić do Sejmu<text:span text:style-name="T639">.</text:span><text:s/>A czy Sejm to rozejrzy w tej kadencji czy w przyszłej. To przyszły Sejm będzie tak samo władny, jak ten Sejm, natomiast żeby to jak najszybciej trafiło.<text:s/><text:span text:style-name="T640">Jest</text:span><text:s/>to bardzo ważne dr<text:span text:style-name="T641">.</text:span><text:s/>Edelman. O to środowisko b<text:span text:style-name="T642">ij</text:span>e się od<text:s/><text:span text:style-name="T643">l</text:span>at.</text:p>
      <text:p text:style-name="P644"><text:span text:style-name="T645">Przewodni</text:span><text:span text:style-name="T646">cz</text:span><text:span text:style-name="T647">ąca</text:span><text:span text:style-name="T648">:</text:span></text:p>
      <text:p text:style-name="P649">Panie doktorze tylko tu nie ma - moim zdaniem sprzeczności. Została stworzona sztuczna sprzeczność. Bo ja wcale nie dyskutuję z tym zapisem, ani nikt z nas<text:span text:style-name="T650">.</text:span><text:s/>On został przyj<text:span text:style-name="T651">ę</text:span>ty przez wasz zespół, tą grupę roboczą i myśmy to zaakceptowali. I oczywiście nikt z nas nie zna żadnych projektów, tu jeżeli już mowa o tym czy ktoś zna, czy nie. Żadnych projektów tych ustaw, wobec tego muszą być<text:s/>znane, być może miesiąc wystarczy, zgadzam się<text:span text:style-name="T652">.</text:span></text:p>
      <text:p text:style-name="P653">Ni<text:span text:style-name="T654">e</text:span><text:s/>wątpię, że w tym projekcie ustawy jednej czy drugiej będzie wspomniany samorząd, to nie załatwia mimo tego sprawy samorządu<text:span text:style-name="T655">.</text:span><text:s/>My<text:s/><text:span text:style-name="T656">chcemy</text:span>, ażeby sprawa samorządu, która leży u podstaw demokratyza<text:span text:style-name="T657">cji</text:span><text:s/><text:soft-page-break/>systemu i to już nawet na czas przejściowy zanim wejdzie cała reforma służby zdrowia, ochrony zdrowotnej w życie już na ten czas konieczne są samorządy<text:span text:style-name="T658">.</text:span><text:s/>Dlatego chcemy, ażeby z naszego podzespołu wyszło stanowisko, w którym mówi si<text:span text:style-name="T659">ę</text:span><text:s/>o powrocie do ustawy o samorządach z<text:s/>‘81 r<text:span text:style-name="T660">.<text:s/></text:span>I tu nie ma żadnej sprzeczności w tym co pan mówi.</text:p>
      <text:p text:style-name="P661"><text:span text:style-name="T662">W</text:span><text:span text:style-name="T663">.</text:span><text:span text:style-name="T664"><text:s/>Gugla</text:span><text:span text:style-name="T665">s</text:span><text:span text:style-name="T666">:</text:span></text:p>
      <text:p text:style-name="P667">Czyli to co zgłosiłem wprowadzamy do zapisu<text:span text:style-name="T668">.</text:span><text:s/>Tak?</text:p>
      <text:p text:style-name="P669"><text:span text:style-name="T670">Przewodnicząca</text:span><text:span text:style-name="T671">:</text:span></text:p>
      <text:p text:style-name="P672">Ten zapis jest.</text:p>
      <text:p text:style-name="P673"><text:span text:style-name="T674">A.</text:span><text:span text:style-name="T675"><text:s/>W</text:span><text:span text:style-name="T676">ojtcz</text:span><text:span text:style-name="T677">ak</text:span><text:span text:style-name="T678">:</text:span></text:p>
      <text:p text:style-name="P679">Zapis jest<text:span text:style-name="T680">.</text:span><text:s/>Tylko chciałbym tutaj, żebyśmy mieli jasnoś<text:span text:style-name="T681">ć</text:span><text:s/>nie możemy mówi<text:span text:style-name="T682">ć</text:span><text:s/>o Sejmie, bo na Sejm wprowadza rząd<text:span text:style-name="T683">.</text:span><text:s/>Natomiast do 30 kwietnia my jesteśmy zobowiązani przedstawić<text:s/><text:span text:style-name="T684">R</text:span>adzie Ministrów. I to jest to.<text:s/><text:span text:style-name="T685">A</text:span><text:s/>rząd decyduje kiedy na<text:s/><text:span text:style-name="T686">Sej</text:span>m<text:span text:style-name="T687">..</text:span>.</text:p>
      <text:p text:style-name="P688"><text:span text:style-name="T689">L</text:span><text:span text:style-name="T690">.</text:span><text:span text:style-name="T691"><text:s/></text:span><text:span text:style-name="T692">Wd</text:span><text:span text:style-name="T693">owiak</text:span><text:span text:style-name="T694">:</text:span></text:p>
      <text:p text:style-name="P695">Nie dotyczy to oczywiście szkolnictwa wyższego. Bo my wczoraj inne stanowisko opracowaliśmy<text:span text:style-name="T696">. T</text:span>ak?</text:p>
      <text:p text:style-name="P697"><text:span text:style-name="T698">P</text:span><text:span text:style-name="T699">rzewodn</text:span><text:span text:style-name="T700">icząc</text:span><text:span text:style-name="T701">a</text:span><text:span text:style-name="T702">:</text:span></text:p>
      <text:p text:style-name="P703">Jest to w ogóle odrębne zagadnien<text:span text:style-name="T704">ie.</text:span></text:p>
      <text:p text:style-name="P705">W tej chwili ja bardzo proszę o 15 minut przerwy takiej technicznej.</text:p>
      <text:p text:style-name="P706"/>
      <text:p text:style-name="P707"><text:span text:style-name="T708">/Przerwa</text:span>/.</text:p>
      <text:p text:style-name="P709"/>
      <text:p text:style-name="P710"><text:span text:style-name="T711">/Po</text:span><text:s/>przerw<text:span text:style-name="T712">ie</text:span>/.</text:p>
      <text:p text:style-name="P713"/>
      <text:p text:style-name="P714"><text:span text:style-name="T715">Przewodnicząca</text:span><text:span text:style-name="T716">:</text:span></text:p>
      <text:p text:style-name="P717">Wznawiam dalszy ciąg rannego posiedzenia<text:span text:style-name="T718">.</text:span><text:s/>Oddaję przewodnictwo pani mgr Annie Grzym<text:span text:style-name="T719">is</text:span>ławski<text:span text:style-name="T720">e</text:span>j.</text:p>
      <text:p text:style-name="P721"><text:span text:style-name="T722">Mgr A. Grzym</text:span><text:span text:style-name="T723">is</text:span><text:span text:style-name="T724">ławska</text:span><text:span text:style-name="T725">:</text:span></text:p>
      <text:p text:style-name="P726">Proszę państwa chcielibyśmy przejść zgodnie z ustaleniami sprzed przerwy do referowania stanowisk wczorajszych zespołów.</text:p>
      <text:p text:style-name="P727">Chcielibyśmy zacząć od spraw reformy systemu ochrony zdrowia i to od tego pakietu de<text:span text:style-name="T728">c</text:span>yzji pilotujący<text:span text:style-name="T729">ch</text:span><text:s/>w ogóle reformę, po czym przejdziemy do konkretnych już stanowisk<text:span text:style-name="T730">.<text:s/></text:span>Bardzo proszę pana doc. Wnuka o prz<text:span text:style-name="T731">edst</text:span>awi<text:span text:style-name="T732">enie</text:span><text:s/>wszystkich ust<text:span text:style-name="T733">a</text:span>leń i rozbieżności w tej sprawie<text:span text:style-name="T734">.</text:span></text:p>
      <text:p text:style-name="P735"><text:span text:style-name="T736">E.</text:span><text:span text:style-name="T737"><text:s/>Wnuk</text:span><text:span text:style-name="T738">:</text:span></text:p>
      <text:p text:style-name="P739"><text:span text:style-name="T740">D</text:span>ziękuję bardzo<text:span text:style-name="T741">.</text:span><text:s/>Wczoraj na zespole redakcyjnym dyskutowaliśmy pakiet, który nasza strona nazwała pakietem decyzji pilotujących całościową reformę systemu ochrony zdrowia. Uznajemy, że decyzje te stanowią jakby przygotowanie gruntu dla wprowadzenia reformy w terminie w sposób nieunikniony późniejszym<text:span text:style-name="T742">.</text:span></text:p>
      <text:p text:style-name="P743">Pierwszym punktem, w którym nie udało nam się uzyskać zgodności to była kwestia zniesienia zasady akceptacji i rekomendacji polityczn<text:span text:style-name="T744">ej</text:span><text:s/>w służbie zdrowia.</text:p>
      <text:p text:style-name="P745">Myślę, że od dnia w<text:span text:style-name="T746">c</text:span>zorajszego nastąpił pewien postęp w tym właśnie problemie, w rozwiązywaniu tego problemu i chciałbym aby na ten temat może szczegóły podał dr Edelman<text:span text:style-name="T747">.</text:span></text:p>
      <text:soft-page-break/>
      <text:p text:style-name="P748"><text:span text:style-name="T749">Dr M</text:span><text:span text:style-name="T750">.</text:span><text:span text:style-name="T751"><text:s/>Edelman</text:span><text:span text:style-name="T752">:</text:span></text:p>
      <text:p text:style-name="P753">Proszę państwa ta sprawa budziła wiele kontrower<text:span text:style-name="T754">sj</text:span>i. Były zapisy takie i inne, z naszej strony był zapis, ze strony rządowej był też zapis.</text:p>
      <text:p text:style-name="P755">Doszliśmy ze stroną rządową do porozumienia, która<text:s/>chyba mniej więcej może nie w całej pełni, al<text:span text:style-name="T756">e</text:span><text:s/>wszystkich zadowo<text:span text:style-name="T757">li.</text:span></text:p>
      <text:p text:style-name="P758">Mogę przeczyta<text:span text:style-name="T759">ć</text:span><text:s/>ten zapis<text:span text:style-name="T760">.</text:span><text:s/><text:span text:style-name="T761">J</text:span>e<text:span text:style-name="T762">ż</text:span>el<text:span text:style-name="T763">i</text:span><text:s/>tu jest coś stylistycznie nie w porządku, bo nie ma to znaczenia. Może kolejność<text:span text:style-name="T764"><text:s/></text:span>jest nie ta, która powinna być w tym co tu będzie powiedziane, ale zasada jest chyba słuszna.</text:p>
      <text:p text:style-name="P765">„Podzespół do spraw Zdrowia<text:s/>„okrągłego stołu”<text:s/>wyraża zgodną opinię, że przy podejmowaniu decyzji dotyczących działalności zawodowej pracowników służby zdrowia i opieki społecznej powinny być brane pod uwag<text:span text:style-name="T766">ę</text:span><text:s/>wyłącznie względy merytoryczne i<text:s/><text:span text:style-name="T767">et</text:span>yczne<text:span text:style-name="T768">.</text:span></text:p>
      <text:p text:style-name="P769">A dobór kadry kierowniczej powinien nastąpić jedynie w drodze konkursów. Do komisji konkursowych winni wchodzić prz<text:span text:style-name="T770">edst</text:span>awici<text:span text:style-name="T771">el</text:span>e samorządu zawodowego”<text:s/>- nie piszę tutaj lekarskiego dlatego, że prawdopodobnie będziemy mieli samorząd Izb farmac<text:span text:style-name="T772">eu</text:span>ty<text:span text:style-name="T773">cz</text:span>nych może i pi<text:span text:style-name="T774">el</text:span>ęgniarskich może i innych, żeby ten zapis objął wszystkich - przedstawici<text:span text:style-name="T775">el</text:span>e PTL<text:span text:style-name="T776">-</text:span>u i towarzystw spe<text:span text:style-name="T777">cj</text:span>ali<text:span text:style-name="T778">st</text:span>ycznych - bo PTL zawsze, a w zależności od tego czy ginekologia czy interna, czy<text:s/><text:span text:style-name="T779">c</text:span>hirurgia przedstawiciel towarzystwa specjalisty<text:span text:style-name="T780">c</text:span>znego.</text:p>
      <text:p text:style-name="P781">Dyrektor szpitala - jeżeli to jest stanowisko szpitalne - prz<text:span text:style-name="T782">ed</text:span>stawiciele związków zawodowych i przedstawiciele samorządu pracowniczego oraz lekarz wojewódzki, który organizuje każdy konkurs.<text:s/><text:span text:style-name="T783">Cz</text:span>y to będzie lekarz wojewódzki, czy to się potem będzie nazywało prz<text:span text:style-name="T784">ed</text:span>stawici<text:span text:style-name="T785">el</text:span><text:s/>samorządu, którego jeszcze nie ma, ale w każdym razie zasada jest taka, że to jest kierownik służby zdrowia w danym obwodzie. Można tu w nawiasie dopisać, ale w tej chwili jest lekarz wojewódzki to jest zasada<text:span text:style-name="T786">.</text:span>..</text:p>
      <text:p text:style-name="P787"><text:span text:style-name="T788">/Głos</text:span><text:s/>z sal<text:span text:style-name="T789">i</text:span>: Dyrektor jednostki, a nie szpitala/.</text:p>
      <text:p text:style-name="P790"><text:span text:style-name="T791">D</text:span><text:span text:style-name="T792">yrektor</text:span><text:s/><text:span text:style-name="T793">je</text:span>dn<text:span text:style-name="T794">os</text:span>tki, a n<text:span text:style-name="T795">ie</text:span><text:s/><text:span text:style-name="T796">sz</text:span>pital<text:span text:style-name="T797">a..</text:span>.</text:p>
      <text:p text:style-name="P798"><text:span text:style-name="T799">/Głos</text:span><text:s/>z sali<text:span text:style-name="T800">:</text:span><text:s/>Zakładu służby zdrowia/.</text:p>
      <text:p text:style-name="P801">Tak, zakładu służby zdrowia, tak jest napisane..<text:span text:style-name="T802">.</text:span><text:s/>To dotyczy i powszechnej<text:s/><text:span text:style-name="T803">sł</text:span>użby zdrowia.<text:s/><text:span text:style-name="T804">N</text:span>ie dotyczy to spraw akademii medycznej, bo tam ta sprawa wygląda inaczej. Będziemy mówili... Wobec tego, że jest zgoda my<text:span text:style-name="T805">ś</text:span>limy, że możem<text:span text:style-name="T806">y.</text:span></text:p>
      <text:p text:style-name="P807"><text:span text:style-name="T808">Mgr</text:span><text:span text:style-name="T809">.</text:span><text:span text:style-name="T810"><text:s/>A. Grzymisławska</text:span><text:span text:style-name="T811">:</text:span></text:p>
      <text:p text:style-name="P812">Przepraszam bardzo, proszę si<text:span text:style-name="T813">ę</text:span><text:s/>zgłaszać do głosu i przedstawiać do protokołu.</text:p>
      <text:p text:style-name="P814">/Głos z sali: Prz<text:span text:style-name="T815">edst</text:span>awici<text:span text:style-name="T816">el</text:span><text:s/>nadzoru spe<text:span text:style-name="T817">cj</text:span>ali<text:span text:style-name="T818">st</text:span>yczn<text:span text:style-name="T819">eg</text:span>o/.</text:p>
      <text:p text:style-name="P820"><text:span text:style-name="T821">M. Cybu</text:span><text:span text:style-name="T822">l</text:span><text:span text:style-name="T823">ko</text:span>:</text:p>
      <text:p text:style-name="P824">Co to znaczy nadzoru sp<text:span text:style-name="T825">ecj</text:span>al<text:span text:style-name="T826">ist</text:span>ycznego?</text:p>
      <text:p text:style-name="P827"><text:span text:style-name="T828">Ob.</text:span><text:span text:style-name="T829"><text:s text:c="23"/></text:span>:</text:p>
      <text:p text:style-name="P830">Specjalista wojewódzki, krajowy...</text:p>
      <text:p text:style-name="P831"><text:span text:style-name="T832">M. Cybulko</text:span>:</text:p>
      <text:p text:style-name="P833">Są wojewódzkie zespoły specjalistyczne i krajowy zespół specjalistyczny, czyli to jest nadzór. I w k<text:span text:style-name="T834">o</text:span>nku<text:span text:style-name="T835">rs</text:span>ach do jednostek wojewódzkich musi brać udział członek nadzoru krajowego, a do zespołów opieki zdrowotnej z wojewódzkiego<text:span text:style-name="T836">...</text:span><text:s/>Czyli prz<text:span text:style-name="T837">edst</text:span>awic<text:span text:style-name="T838">iel</text:span><text:s/>nadzoru spe<text:span text:style-name="T839">cj</text:span>alistycznego.</text:p>
      <text:p text:style-name="P840"><text:span text:style-name="T841">A. Grzymisławska</text:span><text:span text:style-name="T842">:</text:span></text:p>
      <text:soft-page-break/>
      <text:p text:style-name="P843">Proszę bardzo pan Opolski<text:span text:style-name="T844">.</text:span></text:p>
      <text:p text:style-name="P845"><text:span text:style-name="T846">J. Opolski</text:span><text:span text:style-name="T847">:</text:span></text:p>
      <text:p text:style-name="P848"><text:span text:style-name="T849">M</text:span>am techniczną zmianę. Lekarz wojewódzki lub jego prz<text:span text:style-name="T850">edst</text:span>awiciel.</text:p>
      <text:p text:style-name="P851"><text:span text:style-name="T852">Ob.</text:span><text:span text:style-name="T853"><text:s text:c="23"/></text:span>:</text:p>
      <text:p text:style-name="P854">Ten punkt w sprawie lekarza wojewódzkiego nie jest ostateczny. Albowiem nie wiemy w ogóle czy będzie lekarz wojewódzki czy będzie się nazywał inaczej. Bo przecież nie wiemy co będzie w tej sprawie samorządów, jeżeli<text:s/>ten samorząd będzie, to czy będzie lekarz wojewódzki z nominacji ministerstwa czy będzie lekarz wojewódzki, czy to się będzie nazywał naczelnik wydziału zdrowia czy<text:span text:style-name="T855">...</text:span><text:s/>To będzie...</text:p>
      <text:p text:style-name="P856">/Głos z sali: nie słychać/.</text:p>
      <text:p text:style-name="P857"><text:span text:style-name="T858">M.</text:span><text:span text:style-name="T859"><text:s/>Ed</text:span><text:span text:style-name="T860">el</text:span><text:span text:style-name="T861">man</text:span>:</text:p>
      <text:p text:style-name="P862">Tak i to można tutaj w nawiasie napisać albo jego odpowi<text:span text:style-name="T863">ed</text:span>nik.<text:span text:style-name="T864">..</text:span></text:p>
      <text:p text:style-name="P865"><text:span text:style-name="T866">/</text:span>Głos z sali: Albo jego przedstawiciel.<text:span text:style-name="T867">.</text:span>.<text:span text:style-name="T868">/.</text:span></text:p>
      <text:p text:style-name="P869">Nie, nie, tak jest w tej chwili powiedziane,<text:s/>albo jego prz<text:span text:style-name="T870">edst</text:span>awici<text:span text:style-name="T871">el,</text:span><text:s/>przecież nie musi sam siedzieć<text:span text:style-name="T872">.</text:span><text:s/>Ale chodzi o to, że jeżeli będzie w samorządach będzie kto inny nie<text:s/>lekarz wojewódzki, żeby on zajmował to stanowisko, znaczy tą pozycję w konkursach. Jasne?</text:p>
      <text:p text:style-name="P873"><text:span text:style-name="T874">A</text:span><text:span text:style-name="T875">.</text:span><text:span text:style-name="T876"><text:s/></text:span><text:span text:style-name="T877">G</text:span><text:span text:style-name="T878">rzym</text:span><text:span text:style-name="T879">is</text:span><text:span text:style-name="T880">ławska</text:span><text:span text:style-name="T881">:</text:span></text:p>
      <text:p text:style-name="P882">Czy w takim razie pozwolicie pa<text:span text:style-name="T883">ń</text:span>stwo, że j<text:span text:style-name="T884">eszcze</text:span><text:s/>raz odczytam ten projekt, po to aby<text:span text:style-name="T885">ś</text:span>my mogli go przyjąć<text:span text:style-name="T886">.</text:span></text:p>
      <text:p text:style-name="P887">„Podzespół do spraw Zdrowia<text:s/>„okrągłego stołu”<text:s/>wyraża zgodną opinię, że przy podejmowaniu decyzji dotyczących działalności zawodowej pracowników służby zdrowia i opieki społecznej powinny by<text:span text:style-name="T888">ć</text:span><text:s/>brane pod uwagę wyłącznie względy merytoryczne i etyczne, a dobór kadry kierowniczej powinien następować jedynie w drodze konkursów<text:span text:style-name="T889">.</text:span><text:s/>Do komisji konkursowych winien wchodzić:</text:p>
      <text:p text:style-name="P890">po pierwsze - przedstawiciel samorządu zawodowego;</text:p>
      <text:p text:style-name="P891">po drugie -<text:s/><text:span text:style-name="T892">prz</text:span><text:span text:style-name="T893">ed</text:span><text:span text:style-name="T894">stawiciele PTL-tu i towarzystw</text:span><text:s/>lekarskich spe<text:span text:style-name="T895">cj</text:span>a<text:span text:style-name="T896">list</text:span>yczn<text:span text:style-name="T897">yc</text:span>h;</text:p>
      <text:p text:style-name="P898">po trzecie - dyrektor zakładu służby zdrowia;</text:p>
      <text:p text:style-name="P899">po czwarte - prz<text:span text:style-name="T900">ed</text:span>stawiciele związków zawodowych;</text:p>
      <text:p text:style-name="P901">po piąte - prz<text:span text:style-name="T902">edst</text:span>awici<text:span text:style-name="T903">el</text:span>e samorządu pracowniczego określonej jednostki czy zakładu służby zdrowia;</text:p>
      <text:p text:style-name="P904">po szóste - lekarz wojewódzki lub jego prz<text:span text:style-name="T905">edst</text:span>awi<text:span text:style-name="T906">ci</text:span>el;</text:p>
      <text:p text:style-name="P907">po siódme - prz<text:span text:style-name="T908">edst</text:span>awi<text:span text:style-name="T909">ciel</text:span><text:s/>nadzoru spe<text:span text:style-name="T910">cj</text:span>a<text:span text:style-name="T911">lis</text:span>ty<text:span text:style-name="T912">cz</text:span>n<text:span text:style-name="T913">eg</text:span>o<text:span text:style-name="T914">”</text:span><text:span text:style-name="T915">.</text:span></text:p>
      <text:p text:style-name="P916">Czy jest zgoda co do tego<text:s/><text:span text:style-name="T917">sf</text:span>ormu<text:span text:style-name="T918">ło</text:span>wania?</text:p>
      <text:p text:style-name="P919">Dziękuję bardzo rozumiem, że ten tekst można w tej chwili<text:s/><text:span text:style-name="T920">pr</text:span>zyjąć<text:span text:style-name="T921">...</text:span></text:p>
      <text:p text:style-name="P922"><text:span text:style-name="T923">W</text:span><text:span text:style-name="T924">.</text:span><text:span text:style-name="T925"><text:s/>Sidorowicz</text:span><text:span text:style-name="T926">:</text:span></text:p>
      <text:p text:style-name="P927">Czy można?</text:p>
      <text:p text:style-name="P928"><text:span text:style-name="T929">A</text:span><text:span text:style-name="T930">.</text:span><text:span text:style-name="T931"><text:s/>Grzymi</text:span><text:span text:style-name="T932">s</text:span><text:span text:style-name="T933">ławska</text:span><text:span text:style-name="T934">:</text:span></text:p>
      <text:p text:style-name="P935">Proszę bardzo<text:span text:style-name="T936">.</text:span></text:p>
      <text:p text:style-name="P937"><text:span text:style-name="T938">W. Sidorowicz</text:span><text:span text:style-name="T939">:</text:span></text:p>
      <text:p text:style-name="P940">Jest tylko jeszcze problem terminu, od którego to ma zaczą<text:span text:style-name="T941">ć</text:span><text:s/>obowiązywać. Czy nie dobrze by było zapisa<text:span text:style-name="T942">ć</text:span><text:s/>termin?</text:p>
      <text:p text:style-name="P943"><text:span text:style-name="T944">A.</text:span><text:span text:style-name="T945"><text:s/>Grzymi</text:span><text:span text:style-name="T946">s</text:span><text:span text:style-name="T947">ławska</text:span><text:span text:style-name="T948">:</text:span></text:p>
      <text:soft-page-break/>
      <text:p text:style-name="P949"><text:span text:style-name="T950">S</text:span>łucham propozycji co do terminów?</text:p>
      <text:p text:style-name="P951">/Głos z sali: Stół się nie skończy 1 kwietnia/.</text:p>
      <text:p text:style-name="P952">Ni<text:span text:style-name="T953">e</text:span>, n<text:span text:style-name="T954">ie...</text:span></text:p>
      <text:p text:style-name="P955">/Głos z sali: Zły termin/.</text:p>
      <text:p text:style-name="P956"><text:span text:style-name="T957">M</text:span><text:span text:style-name="T958">.</text:span><text:span text:style-name="T959"><text:s/>Edelman</text:span><text:span text:style-name="T960">:</text:span></text:p>
      <text:p text:style-name="P961">Od 15 kwi<text:span text:style-name="T962">et</text:span>nia i już<text:span text:style-name="T963">.</text:span>.<text:span text:style-name="T964">.</text:span></text:p>
      <text:p text:style-name="P965"><text:span text:style-name="T966">A</text:span><text:span text:style-name="T967">.</text:span><text:span text:style-name="T968"><text:s/>Wojtczak</text:span><text:span text:style-name="T969">:</text:span></text:p>
      <text:p text:style-name="P970">Bo musimy te instancje mieć przecież. Musimy patrzeć rea<text:span text:style-name="T971">lis</text:span>tycznie<text:span text:style-name="T972">.</text:span><text:s/>Jeżeli stawiamy i samorząd zawodowy to musimy poczekać, żeby to się urodziło.<text:span text:style-name="T973">..</text:span></text:p>
      <text:p text:style-name="P974"><text:span text:style-name="T975">M</text:span><text:span text:style-name="T976">.</text:span><text:span text:style-name="T977"><text:s/>Edelman</text:span><text:span text:style-name="T978">:</text:span></text:p>
      <text:p text:style-name="P979">Panie ministrze przecież chronimy dziecko w łonie matki..<text:span text:style-name="T980">.</text:span></text:p>
      <text:p text:style-name="P981"><text:span text:style-name="T982">A. Wojtczak</text:span><text:span text:style-name="T983">:</text:span></text:p>
      <text:p text:style-name="P984">Myślę, że w tej chwil<text:span text:style-name="T985">i</text:span><text:s/>możemy dać tak od 1 lipca czy pierwszego września<text:span text:style-name="T986">.</text:span>.<text:span text:style-name="T987">.</text:span></text:p>
      <text:p text:style-name="P988"><text:span text:style-name="T989">W</text:span><text:span text:style-name="T990">.</text:span><text:span text:style-name="T991"><text:s/>Sidorowicz</text:span><text:span text:style-name="T992">:</text:span></text:p>
      <text:p text:style-name="P993">Od 1 lipca i już<text:span text:style-name="T994">..</text:span>.</text:p>
      <text:p text:style-name="P995"><text:span text:style-name="T996">A. Wojtczak</text:span><text:span text:style-name="T997">:</text:span></text:p>
      <text:p text:style-name="P998">Od 1 września<text:span text:style-name="T999">...</text:span><text:s/>dużo uzgodnień jest.</text:p>
      <text:p text:style-name="P1000"><text:span text:style-name="T1001">M</text:span><text:span text:style-name="T1002">.</text:span><text:span text:style-name="T1003"><text:s/>Cybulko</text:span><text:span text:style-name="T1004">:</text:span></text:p>
      <text:p text:style-name="P1005">Proszę państwa przecież to musi być wydane w rozporządzeniu ministra zdrowia w Dzienniku Urzędowym tego r<text:span text:style-name="T1006">od</text:span>za<text:span text:style-name="T1007">ju</text:span>.</text:p>
      <text:p text:style-name="P1008"><text:span text:style-name="T1009">M</text:span><text:span text:style-name="T1010">.</text:span><text:span text:style-name="T1011"><text:s/>Ed</text:span><text:span text:style-name="T1012">el</text:span><text:span text:style-name="T1013">man</text:span><text:span text:style-name="T1014">:</text:span></text:p>
      <text:p text:style-name="P1015">Musimy ministra trochę przydusić, jest kobi<text:span text:style-name="T1016">e</text:span>ta, ma szerokie plecy, da sobie radę, poflirtuje z tym drukarzem i załatwią... 1 lipca.</text:p>
      <text:p text:style-name="P1017"><text:span text:style-name="T1018">A. Wojtczak</text:span><text:span text:style-name="T1019">:</text:span></text:p>
      <text:p text:style-name="P1020">Tutaj świetnie, że w nastroju świetnym rozmawiamy, ale patrzmy realnie, jeżeli mówimy o wyborach do Sejmu<text:s/><text:span text:style-name="T1021">i</text:span><text:s/>o tych zmianach stawiajmy terminy realne, bo nas później rozliczą z nierealnych terminów. Wszyscy, dlatego postawmy to co jest realne od 1 w<text:span text:style-name="T1022">r</text:span>z<text:span text:style-name="T1023">e</text:span>śnia.<text:span text:style-name="T1024">.</text:span>.</text:p>
      <text:p text:style-name="P1025"><text:span text:style-name="T1026">Z.</text:span><text:span text:style-name="T1027"><text:s/>Kuratowska</text:span><text:span text:style-name="T1028">:</text:span></text:p>
      <text:p text:style-name="P1029">Ja nie bardzo rozumiem co właściwie ma warunkować ten ter<text:span text:style-name="T1030">m</text:span>in tutaj? Bo przecież póki nie samorząd pracowniczy, to rzecz jasna nie będzie prz<text:span text:style-name="T1031">edst</text:span>awici<text:span text:style-name="T1032">el</text:span>a samorządu pracowni<text:span text:style-name="T1033">czeg</text:span>o<text:span text:style-name="T1034">.</text:span><text:s/><text:span text:style-name="T1035">A</text:span><text:s/>konkursy idą. Przecież chodzi nam tu o to, żeby było to odpolitycznienie, które musi obowiązywać już<text:span text:style-name="T1036">.</text:span></text:p>
      <text:p text:style-name="P1037"><text:span text:style-name="T1038">J</text:span><text:span text:style-name="T1039">.</text:span><text:span text:style-name="T1040"><text:s/></text:span><text:span text:style-name="T1041">Ż</text:span><text:span text:style-name="T1042">ochowski</text:span><text:span text:style-name="T1043">:</text:span></text:p>
      <text:p text:style-name="P1044">Dopóki nie ma instytucji nie można ich wymieniać w rozporządzeniu, jest to trochę nie tak<text:span text:style-name="T1045">.</text:span><text:s/>Bo j<text:span text:style-name="T1046">e</text:span>śli się wymienia instytucje, które nie istnieją, to to rozporządzenie jest trochę niepoważne. Chyba jednak muszą to być instytucje ju<text:span text:style-name="T1047">ż</text:span><text:s/>powołane, żeby je wymienić w rozporządzeniu.</text:p>
      <text:p text:style-name="P1048"><text:span text:style-name="T1049">A. Wojtczak</text:span><text:span text:style-name="T1050">:</text:span></text:p>
      <text:p text:style-name="P1051">Proszę państwa ja mam propozycję<text:span text:style-name="T1052">,</text:span><text:s/><text:span text:style-name="T1053">ż</text:span>ebyśmy<text:s/><text:span text:style-name="T1054">w</text:span><text:s/>tej chwili nie dyskutowali terminów, ustalimy ten termin, skonsultujemy się z prawnikami, jak to musi być prawnie przeprowadzone.</text:p>
      <text:p text:style-name="P1055"><text:span text:style-name="T1056">Ed</text:span><text:span text:style-name="T1057">el</text:span><text:span text:style-name="T1058">man</text:span><text:span text:style-name="T1059">:</text:span></text:p>
      <text:soft-page-break/>
      <text:p text:style-name="P1060">Do wtorku<text:span text:style-name="T1061">.</text:span></text:p>
      <text:p text:style-name="P1062"><text:span text:style-name="T1063">A. Wojtczak</text:span><text:span text:style-name="T1064">:</text:span></text:p>
      <text:p text:style-name="P1065">Ta, oczywiście<text:span text:style-name="T1066">...</text:span></text:p>
      <text:p text:style-name="P1067"><text:span text:style-name="T1068">A. Grzym</text:span><text:span text:style-name="T1069">i</text:span><text:span text:style-name="T1070">sławska</text:span><text:span text:style-name="T1071">:</text:span></text:p>
      <text:p text:style-name="P1072">Proszę pań<text:span text:style-name="T1073">st</text:span>wa w<text:span text:style-name="T1074"><text:s/></text:span>związku z tym rozumiem, że uzgodniliśmy, że we wtorek określimy ter<text:span text:style-name="T1075">m</text:span>in<text:s/>wprowadzenia tego w ży<text:span text:style-name="T1076">c</text:span>ie<text:span text:style-name="T1077">.</text:span><text:s/>Natomiast tekst pozostaje uzgodniony.</text:p>
      <text:p text:style-name="P1078"><text:span text:style-name="T1079">M. Cybulko</text:span><text:span text:style-name="T1080">:</text:span></text:p>
      <text:p text:style-name="P1081">Traktujemy, że pierwszy punkt jest uzgodniony<text:span text:style-name="T1082">.</text:span>..</text:p>
      <text:p text:style-name="P1083"><text:span text:style-name="T1084">A. Grzymisławska</text:span><text:span text:style-name="T1085">:</text:span></text:p>
      <text:p text:style-name="P1086">Tak. Pierwszy punkt jest uzgodniony, drugi punkt dotyczy terminu i ten termin zostanie uzgodniony we wtorek<text:span text:style-name="T1087">.</text:span></text:p>
      <text:p text:style-name="P1088">Proszę bardzo panie docencie<text:span text:style-name="T1089">.</text:span></text:p>
      <text:p text:style-name="P1090"><text:span text:style-name="T1091">D</text:span><text:span text:style-name="T1092">o</text:span><text:span text:style-name="T1093">c. E</text:span><text:span text:style-name="T1094">.</text:span><text:span text:style-name="T1095"><text:s/>Wnuk-Lipiński</text:span><text:span text:style-name="T1096">:</text:span></text:p>
      <text:p text:style-name="P1097">Nast<text:span text:style-name="T1098">ę</text:span>pne decyzje z tego pakietu wstępnego, następny problem, który nam udało s<text:span text:style-name="T1099">i</text:span>ę wczoraj rozwiązać, uzyskać zgod<text:span text:style-name="T1100">ę</text:span><text:s/>wszystkich stron to utworzenie po obradach<text:s/>„okrągłego stołu”<text:s/>wspólnego zespołu do spraw reformy opieki zdrowotnej i pomocy społecznej.</text:p>
      <text:p text:style-name="P1101">Może tylko w dwóch słowach powiem, że powołanie tego zespołu ma znaczenie kluczowe dla całej, dla całego procesu reformowania opieki zdrowotnej. Dlatego tak szalenie ważne jest, że tutaj po pierwsze uzyskaliśmy zgodę, a po drugie, że mamy również tutaj pewne ustalenia co do terminu.</text:p>
      <text:p text:style-name="P1102">Zapisaliśmy to we wspólnym stanowisku w sprawie części<text:s/><text:span text:style-name="T1103">or</text:span>gan<text:span text:style-name="T1104">iz</text:span>acyjn<text:span text:style-name="T1105">ej</text:span><text:s/>reformy i chciałbym od razu może tutaj zgłosić autopoprawkę strony solidarnościow<text:span text:style-name="T1106">ej</text:span><text:s/>do tego zapisu.</text:p>
      <text:p text:style-name="P1107">Otóż zapis ten brzmi we wspólnie wczoraj uzgodnionym stanowisku następująco<text:span text:style-name="T1108">:</text:span></text:p>
      <text:p text:style-name="P1109">„Do dnia 15 kwietnia br. powołany zostanie wspólny zespół do spraw reformy opieki zdrowotnej i pomocy społecznej wyłoniony m.in. z prz<text:span text:style-name="T1110">ed</text:span>stawici<text:span text:style-name="T1111">el</text:span>i uczestników<text:s/>„okrągłego stołu”, który w terminie do 15 czerwca br. w oparciu o wyniki<text:s/>dyskusji i konsultacji sfinalizuje ostateczną wersję programu reformy i założeń podstawowych uregulowań prawnych”. Takie jest brzmienie ustalone wczoraj<text:span text:style-name="T1112">.</text:span></text:p>
      <text:p text:style-name="P1113">My proponujemy tutaj autopoprawkę po słowach<text:s/><text:span text:style-name="T1114">„</text:span>m.in.”<text:s/><text:span text:style-name="T1115">-</text:span><text:s/>aby były słowa następujące -<text:s/>„m.in. z prz<text:span text:style-name="T1116">ed</text:span>stawici<text:span text:style-name="T1117">el</text:span>i strony koalicyjno-rządow<text:span text:style-name="T1118">ej</text:span><text:s/>i strony opozycyjno-solidarnościow<text:span text:style-name="T1119">ej</text:span>”.</text:p>
      <text:p text:style-name="P1120">Bo są to dwie oficjalnie funk<text:span text:style-name="T1121">cj</text:span>onujące nazwy stron biorących udział w tych obradach. Zaznaczam, że to m.in. zo<text:span text:style-name="T1122">s</text:span>taje, ze względu na to o czym mówiliśmy wczoraj, że być może wejdą do tej komisji prz<text:span text:style-name="T1123">edst</text:span>awi<text:span text:style-name="T1124">ciel</text:span>e instytucji, które jeszcze w tej chwili nie istnieją.</text:p>
      <text:p text:style-name="P1125">Dziękuję<text:span text:style-name="T1126">.</text:span></text:p>
      <text:p text:style-name="P1127"><text:span text:style-name="T1128">A. Grzymisławska</text:span><text:span text:style-name="T1129">:</text:span></text:p>
      <text:p text:style-name="P1130">Proszę bardzo, pan dr Cybulko.</text:p>
      <text:p text:style-name="P1131"><text:span text:style-name="T1132">M. Cybulk</text:span><text:span text:style-name="T1133">o</text:span><text:span text:style-name="T1134">:</text:span></text:p>
      <text:p text:style-name="P1135"><text:span text:style-name="T1136">Proszę</text:span><text:s/>państwa wczoraj w czasie dyskusji na temat tego, jak mamy sformułować to zdanie wyłonione m.in<text:span text:style-name="T1137">.<text:s/></text:span>z przedstawicieli... mówiliśmy o tym, że przecież mogą s<text:span text:style-name="T1138">i</text:span>ę okaza<text:span text:style-name="T1139">ć</text:span><text:s/>oprócz ucz<text:span text:style-name="T1140">es</text:span>tników<text:s/>„<text:span text:style-name="T1141">o</text:span>krągł<text:span text:style-name="T1142">eg</text:span>o stołu”<text:s/>inne strony jeszcze. I dlatego chyba wyraziliśmy to chyba bardzo wyraźnie, że m.in<text:span text:style-name="T1143">.</text:span><text:s/>z prz<text:span text:style-name="T1144">edst</text:span>awici<text:span text:style-name="T1145">el</text:span>i<text:s/>„okrągłego stołu”, p<text:span text:style-name="T1146">ot</text:span>raktowaliśmy, że wszyscy koledzy, którzy tutaj są prz<text:span text:style-name="T1147">edst</text:span>awic<text:span text:style-name="T1148">iel</text:span>ami<text:s/>„okrągłego<text:s/><text:soft-page-break/>stołu”. Dlatego proponowa<text:span text:style-name="T1149">łb</text:span>ym, aby nie wyrażać tego szczegółowo. Bo mnie wydaje się, że to dotyczy wszystkich, którzy tu są na tej sali.</text:p>
      <text:p text:style-name="P1150"><text:span text:style-name="T1151">A. Grzymisławsk</text:span><text:span text:style-name="T1152">a</text:span><text:span text:style-name="T1153">:</text:span></text:p>
      <text:p text:style-name="P1154">Pan dr Opolski, proszę bardzo.</text:p>
      <text:p text:style-name="P1155"><text:span text:style-name="T1156">J.</text:span><text:span text:style-name="T1157"><text:s/>Opolski</text:span><text:span text:style-name="T1158">:</text:span></text:p>
      <text:p text:style-name="P1159">Chcę powiedzieć mniej więcej to,<text:s/>co pan Cybulko powiedział, dlatego że my<text:span text:style-name="T1160">ś</text:span>my dyskutowali wczoraj o ile pamiętam nad tym jednym<text:s/><text:span text:style-name="T1161">sf</text:span>ormułowaniem chyba ok. 2<text:s/><text:span text:style-name="T1162">godz</text:span>.<text:span text:style-name="T1163"><text:s/></text:span>Stąd trudno mówić<text:s/><text:span text:style-name="T1164">o</text:span><text:s/>autopoprawce, tylko o zmianie podejścia<text:span text:style-name="T1165">.</text:span><text:s/>Każde zdanie m.in., każde słowo<text:s/>„m.in.”<text:s/>spowodowało dyskusję<text:s/>półgodzinną i<text:s/><text:span text:style-name="T1166">w</text:span><text:s/>moim odczuciu to jest właśnie to,<text:s/>o co nam wszystkim chodzi<text:span text:style-name="T1167">.</text:span><text:s/>Nie sądzę, żeby zależało w dniu dzisiejszym teraz zmienia<text:span text:style-name="T1168">ć</text:span><text:s/>ogólnie przyjęty wczoraj zapis<text:span text:style-name="T1169">.</text:span></text:p>
      <text:p text:style-name="P1170"><text:span text:style-name="T1171">A</text:span><text:span text:style-name="T1172">.</text:span><text:span text:style-name="T1173"><text:s/>Grzym</text:span><text:span text:style-name="T1174">is</text:span><text:span text:style-name="T1175">ławsk</text:span><text:span text:style-name="T1176">a</text:span><text:span text:style-name="T1177">:</text:span></text:p>
      <text:p text:style-name="P1178">Dr Umiastowski proszę<text:span text:style-name="T1179">.</text:span></text:p>
      <text:p text:style-name="P1180"><text:span text:style-name="T1181">J. Umia</text:span><text:span text:style-name="T1182">st</text:span><text:span text:style-name="T1183">owsk</text:span><text:span text:style-name="T1184">i</text:span><text:span text:style-name="T1185">:</text:span></text:p>
      <text:p text:style-name="P1186">Ja bym się upierał przy propozy<text:span text:style-name="T1187">c</text:span>ji pana doc. Lipińskiego, dlatego że jeżeli m<text:span text:style-name="T1188">.</text:span>in<text:span text:style-name="T1189">.</text:span><text:s/>z przedstawicieli strony opozycyjno<text:span text:style-name="T1190">-</text:span>solidarnościow<text:span text:style-name="T1191">ej</text:span><text:s/>i koal<text:span text:style-name="T1192">i</text:span>cyjno-rządowej to znaczy, że każda inna strona przy<text:s/><text:span text:style-name="T1193">„</text:span>okrągłym stole<text:span text:style-name="T1194">”</text:span><text:s/>też jest uwzględniona co zawiera słowo<text:s/>„między innymi”.</text:p>
      <text:p text:style-name="P1195"><text:span text:style-name="T1196">D</text:span>ziękuję<text:span text:style-name="T1197">.</text:span></text:p>
      <text:p text:style-name="P1198"><text:span text:style-name="T1199">A. Grzym</text:span><text:span text:style-name="T1200">is</text:span><text:span text:style-name="T1201">ła</text:span><text:span text:style-name="T1202">ws</text:span><text:span text:style-name="T1203">k</text:span><text:span text:style-name="T1204">a</text:span><text:span text:style-name="T1205">:</text:span></text:p>
      <text:p text:style-name="P1206">Proszę bardzo.</text:p>
      <text:p text:style-name="P1207"><text:span text:style-name="T1208">E.</text:span><text:span text:style-name="T1209"><text:s/>Wnuk-Lipiński</text:span><text:span text:style-name="T1210">:</text:span></text:p>
      <text:p text:style-name="P1211">Myśmy wczoraj w czasie dyskusji właśnie specjalnie zaniechali słowa<text:s/>„strony<text:span text:style-name="T1212">”</text:span><text:s/>czy strona taka, czy strona taka, ponieważ były obiekcje ciągle co do tego jak te strony nazwa<text:span text:style-name="T1213">ć</text:span><text:s/><text:span text:style-name="T1214">i</text:span><text:s/>kto w tych stronach uczestniczy<text:span text:style-name="T1215">.</text:span><text:s/>Pamiętacie pa<text:span text:style-name="T1216">ń</text:span>stwo, że i u nas tutaj była<text:span text:style-name="T1217">.</text:span>.<text:span text:style-name="T1218">.</text:span><text:s/>dyskusja zakończyła się troch<text:span text:style-name="T1219">ę</text:span><text:s/>takim incydentem niezbyt miłym i żeby tego uniknąć chcieliśmy napisać, że to uczestnicy, to wtedy rozwiązuje sprawę. Wiadomo, że uczestniczą ci co tu są na tej sali i to było bardziej ogólne<text:s/><text:span text:style-name="T1220">sf</text:span>ormu<text:span text:style-name="T1221">ło</text:span>wan<text:span text:style-name="T1222">ie,</text:span><text:s/>takie, które nam się wydawało<text:s/>bardziej<text:s/>prawidłow<text:span text:style-name="T1223">e.</text:span><text:s/><text:span text:style-name="T1224">I</text:span><text:s/>państwo się zgodzili, że trochę dziwne, że teraz próbujemy to zmieniać choć nie zmienia to zasady, ale znowu wracamy do dyskusji, która dwie godziny trwała wczoraj.<text:s/><text:span text:style-name="T1225">M</text:span>o<text:span text:style-name="T1226">ż</text:span>e byście jednak państwo zdecydowali<text:s/>„uczestnicy okrągłego stołu”, bo wszyscy są uczestnikami i wtedy zawiera wszystko cośmy wczoraj w<text:span text:style-name="T1227">yd</text:span>ysku<text:span text:style-name="T1228">to</text:span>wal<text:span text:style-name="T1229">i.</text:span></text:p>
      <text:p text:style-name="P1230">D<text:span text:style-name="T1231">z</text:span>ięku<text:span text:style-name="T1232">ję</text:span>.</text:p>
      <text:p text:style-name="P1233"><text:span text:style-name="T1234">A. Grzym</text:span><text:span text:style-name="T1235">is</text:span><text:span text:style-name="T1236">ławska</text:span><text:span text:style-name="T1237">:</text:span></text:p>
      <text:p text:style-name="P1238">P<text:span text:style-name="T1239">rosz</text:span>ę ba<text:span text:style-name="T1240">r</text:span>dzo<text:span text:style-name="T1241">.</text:span></text:p>
      <text:p text:style-name="P1242"><text:span text:style-name="T1243">J. Umiasto</text:span><text:span text:style-name="T1244">w</text:span><text:span text:style-name="T1245">ski</text:span><text:span text:style-name="T1246">:</text:span></text:p>
      <text:p text:style-name="P1247">To nie wyczerpuje zagadnienia, bo jeśli uczestnicy to gdyby ktoś się upierał i trzymał słowa to uczestników można wybrać wyłącznie z jednej strony i to spełnia wymóg zapisu<text:span text:style-name="T1248">.</text:span></text:p>
      <text:p text:style-name="P1249">Dziękuję.</text:p>
      <text:p text:style-name="P1250"><text:span text:style-name="T1251">A.</text:span><text:span text:style-name="T1252"><text:s/>Grzym</text:span><text:span text:style-name="T1253">is</text:span><text:span text:style-name="T1254">ławska</text:span><text:span text:style-name="T1255">:</text:span></text:p>
      <text:p text:style-name="P1256">Proszę bardzo dr<text:s/><text:span text:style-name="T1257">Sid</text:span>orowic<text:span text:style-name="T1258">z</text:span>.</text:p>
      <text:p text:style-name="P1259"><text:span text:style-name="T1260">W.</text:span><text:span text:style-name="T1261"><text:s/>Sidorowicz</text:span><text:span text:style-name="T1262">:</text:span></text:p>
      <text:soft-page-break/>
      <text:p text:style-name="P1263">Jednak proszę państwa zapis, który tutaj został nam przedłożony do akceptacji musi być jednak w miarę pr<text:span text:style-name="T1264">ec</text:span>yzyjny.</text:p>
      <text:p text:style-name="P1265">Jako<text:s/>że politycznie jest to spotkanie proszę państwa, jednak bazą tego spotkania jest spotkanie rządzących z rządzonymi<text:span text:style-name="T1266">.</text:span><text:s/>Mimo że jest to podział nie ostry, niedychotomiczny, jednak musimy dbać o to, żeby opisywać prawdziwie istniejącą sytuację. I nie ma żadnej gwarancji w tym zapisie dla strony opozycyjno-solidarnościow<text:span text:style-name="T1267">ej,</text:span><text:s/>która zostanie zaproszona do zespołu do spraw reformy opieki zdrowotnej. Biorąc pod uwagę<text:span text:style-name="T1268"><text:s/></text:span>naszą jeszcze taką ciągle dosyć płynną sytuację prawną uważamy, iż mamy prawo od państwa oczekiwać, że pakiet wyłoniony uzgodnień uwzględni nasze funk<text:span text:style-name="T1269">cj</text:span>onowanie<text:span text:style-name="T1270">.</text:span><text:s/>I stąd tak ważny jest ten zapis naszej obecności w zespole powoływanym.</text:p>
      <text:p text:style-name="P1271">Dziękuję bardzo.</text:p>
      <text:p text:style-name="P1272"><text:span text:style-name="T1273">A. Grzymisławska</text:span><text:span text:style-name="T1274">:</text:span></text:p>
      <text:p text:style-name="P1275">Bardzo proszę pan Krawczyk.</text:p>
      <text:p text:style-name="P1276"><text:span text:style-name="T1277">L</text:span><text:span text:style-name="T1278">.</text:span><text:span text:style-name="T1279"><text:s/>Krawczyk</text:span><text:span text:style-name="T1280">:</text:span></text:p>
      <text:p text:style-name="P1281">Prosiłbym bardzo, aby było uzgodnionego. Dlaczego? Nie wydaje mi się, żeby także uczestnicy strony koa<text:span text:style-name="T1282">li</text:span>cyjno-rządow<text:span text:style-name="T1283">ej</text:span><text:s/>musieli do końca przy bardzo m<text:span text:style-name="T1284">er</text:span>ytorycznych sprawach wypowiadać się jednym głosem. Zwłaszcza gdy przedstawiałem pewne założenia to co Stronnictwo Demokratyczne zgłasza i nie do końca jest identyczne z innymi partnerami politycznymi mimo, że w koalicji działamy. Dotyczyć będą prace nad reformą bardzo merytorycznych zagadnień<text:span text:style-name="T1285">.</text:span><text:s/>I prosiłbym bardzo rzeczywiście nie wyszcz<text:span text:style-name="T1286">eg</text:span>ólnia<text:span text:style-name="T1287">c</text:span>ie tak ostro występujących<text:s/><text:span text:style-name="T1288">st</text:span>ron.</text:p>
      <text:p text:style-name="P1289">Dziękuję bardzo.</text:p>
      <text:p text:style-name="P1290"><text:span text:style-name="T1291">A.</text:span><text:span text:style-name="T1292"><text:s/>Grzy</text:span><text:span text:style-name="T1293">mis</text:span><text:span text:style-name="T1294">ławska</text:span><text:span text:style-name="T1295">:</text:span></text:p>
      <text:p text:style-name="P1296"><text:span text:style-name="T1297">Proszę</text:span><text:s/>bardzo pan prof. Żochowski.</text:p>
      <text:p text:style-name="P1298"><text:span text:style-name="T1299">J</text:span><text:span text:style-name="T1300">.</text:span><text:span text:style-name="T1301"><text:s/>Żochowsk</text:span><text:span text:style-name="T1302">i</text:span>:</text:p>
      <text:p text:style-name="P1303">Czy można zaproponować państwu pewną modyfikację, która właściwie nie bardzo wiele odbiega od ustaleń wczorajszych, a myślę, że wszystkie strony satysfakcjonuje<text:span text:style-name="T1304">.</text:span><text:s/><text:span text:style-name="T1305">„</text:span>Złożony m.in<text:span text:style-name="T1306">.</text:span><text:s/>z prz<text:span text:style-name="T1307">edst</text:span>awi<text:span text:style-name="T1308">ciel</text:span>i wszystkich stron uczestników<text:s/>„okrągłego stołu<text:span text:style-name="T1309">”</text:span>.</text:p>
      <text:p text:style-name="P1310"><text:span text:style-name="T1311">/Głos</text:span><text:s/>z sali<text:span text:style-name="T1312">:</text:span><text:s/>Czy można?/.</text:p>
      <text:p text:style-name="P1313"><text:span text:style-name="T1314">/Głos</text:span><text:s/>z sali: Przepraszam kol<text:span text:style-name="T1315">.</text:span><text:s/>Wdowiak/.</text:p>
      <text:p text:style-name="P1316"><text:span text:style-name="T1317">A</text:span><text:span text:style-name="T1318">.</text:span><text:span text:style-name="T1319"><text:s/>Grzym</text:span><text:span text:style-name="T1320">is</text:span><text:span text:style-name="T1321">ławsk</text:span><text:span text:style-name="T1322">a</text:span><text:span text:style-name="T1323">:</text:span></text:p>
      <text:p text:style-name="P1324">Przepraszam, chwileczkę, pan dr<text:s/><text:span text:style-name="T1325">G</text:span>uglas<text:span text:style-name="T1326">.</text:span></text:p>
      <text:p text:style-name="P1327"><text:span text:style-name="T1328">W. Gugla</text:span><text:span text:style-name="T1329">s</text:span><text:span text:style-name="T1330">:</text:span></text:p>
      <text:p text:style-name="P1331">Jeż<text:span text:style-name="T1332">el</text:span>i można, proszę państwa, ponieważ przy tym stole, jak później z wyjaśnień, uzgodnień wynikało zarówno sekretarz Ciosek, jak<text:s/><text:span text:style-name="T1333">i</text:span><text:s/>inni si<text:span text:style-name="T1334">ę</text:span><text:s/>wycofali z tego co miało być oświadczeniem kwestii stron przy<text:s/>„okrągłym stole”, ja nie zgodzę si<text:span text:style-name="T1335">ę</text:span><text:s/>z opinią pana dr<text:span text:style-name="T1336">.</text:span><text:s/>Umiastowski<text:span text:style-name="T1337">eg</text:span>o, że 7 mln ludzi to jest między innymi, bo jest to 7 mln ludzi, to jest ruch zawodowy i jest to konkretna siła, która sprecyzowała i pięła w kierunku reformy, to nie jest między innymi panie doktorze. Jesteśmy siłą społeczną, państwo też są siłą społeczną nie kw<text:span text:style-name="T1338">es</text:span>tionujemy tego, nie podważamy. W związku z tym są stronnictwa polityczne, o których mówił tutaj kolega z SD, w związku z tym jest to zapis otwarty, satysfak<text:span text:style-name="T1339">cj</text:span>onujący wszystkich.</text:p>
      <text:p text:style-name="P1340">Wczoraj ponad<text:s/><text:span text:style-name="T1341">g</text:span>odzinę spędziliśmy nad spr<text:span text:style-name="T1342">ec</text:span>yzowaniem, czy dwie godziny nad sprecyzowaniem<text:s/><text:soft-page-break/>takiego zapisu, który zabezpiecza wszystkie strony. I jest ten zapis otwarty zarówno dla partii politycznych mówimy o plur<text:span text:style-name="T1343">al</text:span>iz<text:span text:style-name="T1344">m</text:span>i<text:span text:style-name="T1345">e</text:span><text:s/>politycznym. Mówimy o innych sprawach też m<text:span text:style-name="T1346">us</text:span>imy stworzy<text:span text:style-name="T1347">ć</text:span><text:s/>możliwość wejścia innych stron w to.</text:p>
      <text:p text:style-name="P1348"><text:span text:style-name="T1349">Z. Kuratowska</text:span><text:span text:style-name="T1350">:</text:span></text:p>
      <text:p text:style-name="P1351">Moim zdaniem jest to bez przerwy tworzenie sztucznego problemu z państwa strony. I udawania, że jesteście dyskryminowani czy jakakolwiek partia, jeżeli pan doktor mówił w imieniu SD pod pojęciem rządowo-koa<text:span text:style-name="T1352">l</text:span>ic<text:span text:style-name="T1353">yj</text:span>na. Przecież takie jest pojęcie, są partie koalicyjne, które mogą mieć różne zdania<text:span text:style-name="T1354">.</text:span><text:s/><text:span text:style-name="T1355">A</text:span><text:s/>w słowie<text:s/><text:span text:style-name="T1356">„</text:span>mi<text:span text:style-name="T1357">ę</text:span>dzy innymi”<text:s/>zawierają się w ogóle być może jeszcze np. będą prz<text:span text:style-name="T1358">ed</text:span>stawiciele stowarzyszeń naukowych czy jakiegoś stowarzyszenia, które wchodzą, to<text:s/>„między innymi”<text:s/>jest to.</text:p>
      <text:p text:style-name="P1359">Natomiast<text:s/><text:span text:style-name="T1360">n</text:span>ie chodzi o to, żeby to byli prz<text:span text:style-name="T1361">ed</text:span>stawiciele uczestników, bo być może wejdą inni ludzie, ale którzy są desygnowani przez te strony rządowo-koalicyjną i solidarnościowo-opozycyjną<text:span text:style-name="T1362">.</text:span><text:s/>Niekoniecznie ci, kt<text:span text:style-name="T1363">ó</text:span>rzy tutaj w tej chwili si<text:span text:style-name="T1364">ed</text:span>zą. Ze wszystkich stron, to już zupełnie wszystko co zaproponował pan profesor satysfak<text:span text:style-name="T1365">cj</text:span>onuje<text:span text:style-name="T1366">.</text:span></text:p>
      <text:p text:style-name="P1367"><text:span text:style-name="T1368">A</text:span><text:span text:style-name="T1369">.</text:span><text:span text:style-name="T1370"><text:s/>Grzymisławska</text:span><text:span text:style-name="T1371">:</text:span></text:p>
      <text:p text:style-name="P1372">Chwileczkę przepraszam, pan dr. Opolski jest w tej chwili przy głosie, proszę się zgłaszać do dyskusji<text:span text:style-name="T1373">.</text:span></text:p>
      <text:p text:style-name="P1374"><text:span text:style-name="T1375">J. Opolski</text:span><text:span text:style-name="T1376">:</text:span></text:p>
      <text:p text:style-name="P1377">Ja chcę państwu przypomnieć, że pierwotna wersja dyskutowana wczoraj już miała w ten sposób<text:s/>„między innymi z przedstawicieli stron uczestniczących”, 40 minut chcę powiedzieć zaj<text:span text:style-name="T1378">ęł</text:span>a nam dyskusja, żeby wykreślić<text:s/>„stron<text:span text:style-name="T1379">”</text:span><text:span text:style-name="T1380"><text:s/>i</text:span><text:s/>wykreśliliśmy<text:span text:style-name="T1381">.</text:span><text:s/>Proponuję wprowadzić sformułowanie<text:s/>„z przedstawicieli wszystkich uczestników<text:s/>„okrągłego stołu”<text:s/>- rozumiejąc u<text:span text:style-name="T1382">c</text:span>z<text:span text:style-name="T1383">es</text:span>tników nie personalnie tylko jako przedstawicieli stron.</text:p>
      <text:p text:style-name="P1384"><text:span text:style-name="T1385">A.</text:span><text:span text:style-name="T1386"><text:s/>Grzym</text:span><text:span text:style-name="T1387">is</text:span><text:span text:style-name="T1388">ławska</text:span><text:span text:style-name="T1389">:</text:span></text:p>
      <text:p text:style-name="P1390">Bardzo prosz<text:span text:style-name="T1391">ę</text:span><text:s/>pan Wo<text:span text:style-name="T1392">jt</text:span>czak.</text:p>
      <text:p text:style-name="P1393"><text:span text:style-name="T1394">A.</text:span><text:span text:style-name="T1395"><text:s/>Wojtczak</text:span><text:span text:style-name="T1396">:</text:span></text:p>
      <text:p text:style-name="P1397">Proszę pa<text:span text:style-name="T1398">ń</text:span>stwa chciałbym się zapytać jest w takim razie z tą poprawką prof. Żochowskiego do przyjęcia<text:s/>„przedstawiciele wszystkich stron uczestników<text:s/>„okrągłego stołu”. Dlaczego? Przecież tą reformę musimy rozpracowywać tak samo w zespołach ekspertów. I to jest - bądźmy szczerzy - jakaś<text:s/>„czapka”<text:s/>zespołu będzie praw<text:span text:style-name="T1399">d</text:span>op<text:span text:style-name="T1400">od</text:span>obn<text:span text:style-name="T1401">ie</text:span><text:s/>zrzeszających co najmniej 300 ekspertów z całego kraju.</text:p>
      <text:p text:style-name="P1402"><text:span text:style-name="T1403">A.<text:s/></text:span><text:span text:style-name="T1404">G</text:span><text:span text:style-name="T1405">rzym</text:span><text:span text:style-name="T1406">is</text:span><text:span text:style-name="T1407">ławska</text:span><text:span text:style-name="T1408">:</text:span></text:p>
      <text:p text:style-name="P1409">Tak. To znaczy to co w tej chwili pan profesor zaproponował uznajemy za uzgodnioną zmianę do tego zapisu<text:span text:style-name="T1410">.</text:span></text:p>
      <text:p text:style-name="P1411"><text:span text:style-name="T1412">E.<text:s/></text:span><text:span text:style-name="T1413">W</text:span><text:span text:style-name="T1414">nuk-Lipińsk</text:span><text:span text:style-name="T1415">i</text:span><text:span text:style-name="T1416">:</text:span></text:p>
      <text:p text:style-name="P1417">Czy ja mogę odczytać brzmienie tego punktu po poprawce?<text:s/>„Do dnia 15 kwietnia br. powołany zostanie wspólny zespół do spraw reformy opieki zdrowotnej i pomocy społecznej wyłoniony m.in. z prz<text:span text:style-name="T1418">edst</text:span>awici<text:span text:style-name="T1419">eli</text:span><text:s/>wszystkich<text:s/><text:span text:style-name="T1420">st</text:span>ron uczestników<text:s/>„okrągłego stołu”, który w terminie do 15 czerwca br. w oparciu o wynik<text:span text:style-name="T1421">i</text:span><text:s/>dyskusji i konsultacji sfinalizuje ostateczną wersję programu reformy i założeń podstawowych uregulowań prawnych”<text:span text:style-name="T1422">.</text:span><text:s/>Czy jest zgoda co do tak<text:span text:style-name="T1423">i</text:span>ego brzmienia tego punktu? Czyli przyjmujemy, że tu już uzgodni<text:span text:style-name="T1424">li</text:span>śmy<text:span text:style-name="T1425">.</text:span></text:p>
      <text:p text:style-name="P1426">Następny punkt to jest właśnie punkt powiązany z tym, który przed chwilą uzgodniliśmy<text:span text:style-name="T1427">.</text:span><text:s/>Mianowicie aby ta<text:s/>komisja miała rzeczywisty wpływ, a nie tylko funkcje dekoracyjne. Konieczne są gwarancje p<text:span text:style-name="T1428">ra</text:span>wne, że ten wpływ właśnie będzie n<text:span text:style-name="T1429">iedek</text:span>o<text:span text:style-name="T1430">ra</text:span>cy<text:span text:style-name="T1431">jn</text:span>y a rzeczywisty. I dlatego pr<text:span text:style-name="T1432">op</text:span>onowa<text:span text:style-name="T1433">li</text:span>śmy w pakiecie<text:s/><text:soft-page-break/>następujący punkt co do którego, jak rozumiem wczoraj uzyskaliśmy zgodę wszystkich uczestników zespołu redakcyjnego tylko, jak rozumiem był problem z terminem. Brzmienie tego punktu jest następujące:</text:p>
      <text:p text:style-name="P1434">„Stworzenie zaint<text:span text:style-name="T1435">eres</text:span>owanym stronom - tym właśnie wchodzą<text:span text:style-name="T1436">c</text:span>ym w tę komisję - prawnych gwarancji i możliwości kontroli procesu wdrażania całościowej reformy systemu ochrony zdrowia w Polsce”. My proponowaliśmy termin do 30 kwietnia<text:s/>‘89 r<text:span text:style-name="T1437">.</text:span>, stworzenie tych prawnych gwarancji. Czyli po prostu aktu prawnego, który byłby legalną podstawą działania tej kom<text:span text:style-name="T1438">i</text:span>sji, zakreślał jej kompetencje<text:span text:style-name="T1439">.</text:span></text:p>
      <text:p text:style-name="P1440"><text:span text:style-name="T1441">A</text:span><text:span text:style-name="T1442">. Grzymisławska</text:span><text:span text:style-name="T1443">:</text:span></text:p>
      <text:p text:style-name="P1444">Pan dr Cybulko proszę.</text:p>
      <text:p text:style-name="P1445"><text:span text:style-name="T1446">M</text:span><text:span text:style-name="T1447">. C</text:span><text:span text:style-name="T1448">yb</text:span><text:span text:style-name="T1449">ulko</text:span><text:span text:style-name="T1450">:</text:span></text:p>
      <text:p text:style-name="P1451">Panie docencie 12 punkt nie był wczoraj uzgodniony, dlatego że uważaliśmy, że ten punkt powi<text:span text:style-name="T1452">n</text:span>i<text:span text:style-name="T1453">en</text:span><text:s/>być przeniesiony na obrady na naszym plenarnym dzisiejszym spotkaniu i w całości prz<text:span text:style-name="T1454">ed</text:span>yskutowany<text:span text:style-name="T1455">.</text:span></text:p>
      <text:p text:style-name="P1456"><text:span text:style-name="T1457">B. Wnuk-Lipiński</text:span><text:span text:style-name="T1458">:</text:span></text:p>
      <text:p text:style-name="P1459">Przepraszam, być może źle zazna<text:span text:style-name="T1460">c</text:span>zyłem...</text:p>
      <text:p text:style-name="P1461"><text:span text:style-name="T1462">A</text:span><text:span text:style-name="T1463">.</text:span><text:span text:style-name="T1464"><text:s/>Grzymisławska</text:span><text:span text:style-name="T1465">:</text:span></text:p>
      <text:p text:style-name="P1466">Proszę bardzo pan doc. ...</text:p>
      <text:p text:style-name="P1467"><text:span text:style-name="T1468">L</text:span><text:span text:style-name="T1469">. Wdowiak</text:span><text:span text:style-name="T1470">:</text:span></text:p>
      <text:p text:style-name="P1471">Co przez to się rozumie, bo ja uczestniczyłem w różnych pracach komisji, wczoraj akurat nie w tym<text:s/>„podstoliku”<text:s/>i nie bardzo rozumiem co państwo.<text:span text:style-name="T1472">..</text:span><text:s/>jakie intencje państwem kierowały<text:span text:style-name="T1473">.</text:span></text:p>
      <text:p text:style-name="P1474"><text:span text:style-name="T1475">B.</text:span><text:span text:style-name="T1476"><text:s/>Wnuk-Lipiński</text:span><text:span text:style-name="T1477">:</text:span></text:p>
      <text:p text:style-name="P1478">Już wyjaśniam<text:span text:style-name="T1479">...</text:span></text:p>
      <text:p text:style-name="P1480"><text:span text:style-name="T1481">/Głos</text:span><text:s/>z sali: nie słychać/.</text:p>
      <text:p text:style-name="P1482"><text:span text:style-name="T1483">A. Grzym</text:span><text:span text:style-name="T1484">is</text:span><text:span text:style-name="T1485">ławska</text:span><text:span text:style-name="T1486">:</text:span></text:p>
      <text:p text:style-name="P1487">Tak, proszę bardzo pan dr Daw<text:span text:style-name="T1488">yd</text:span>zik<text:span text:style-name="T1489">.</text:span></text:p>
      <text:p text:style-name="P1490"><text:span text:style-name="T1491">L. Dawydzik</text:span><text:span text:style-name="T1492">:</text:span></text:p>
      <text:p text:style-name="P1493">Moje pytanie nie d<text:span text:style-name="T1494">ot</text:span>yczy istoty z<text:span text:style-name="T1495">es</text:span>połu kontrolnego, tylko jeżeli w poprzednim zapisie co do którego uzgodniliśmy treś<text:span text:style-name="T1496">ć</text:span><text:s/>jest powiedziane, że powstaje komisja, która ma opracowa<text:span text:style-name="T1497">ć</text:span><text:s/>założenia reformy to ja rozumiem, że ten termin 15 kwietnia ustanawiałby komisję kontrolną nad komisją<text:span text:style-name="T1498">.</text:span></text:p>
      <text:p text:style-name="P1499"><text:span text:style-name="T1500">J</text:span>eżeli intencją jest, żeby zapewnić kontrolę nad realizacją reform to ta komisja powinna działaś w momencie, kiedy zostaną te założenia reformy ustalone<text:span text:style-name="T1501">.</text:span><text:s/><text:span text:style-name="T1502">A</text:span><text:s/>termin w poprzednim zarysie jest 15 czerwca<text:span text:style-name="T1503">.</text:span></text:p>
      <text:p text:style-name="P1504"><text:span text:style-name="T1505">W</text:span><text:s/>związku z tym według mnie jest niespójność terminowa<text:span text:style-name="T1506">.</text:span><text:s/>Czy nie jasno się wyraziłem?</text:p>
      <text:p text:style-name="P1507">/Głos z sali: Jasno, jasno/.</text:p>
      <text:p text:style-name="P1508"><text:span text:style-name="T1509">A. Grzym</text:span><text:span text:style-name="T1510">is</text:span><text:span text:style-name="T1511">ławska</text:span><text:span text:style-name="T1512">:</text:span></text:p>
      <text:p text:style-name="P1513">Proszę bardzo pan doc.<text:span text:style-name="T1514"><text:s/>W</text:span>nuk- Lipiński<text:span text:style-name="T1515">.</text:span></text:p>
      <text:p text:style-name="P1516"><text:span text:style-name="T1517">E.</text:span><text:span text:style-name="T1518"><text:s/>Wnuk-Lipiński</text:span><text:span text:style-name="T1519">:</text:span></text:p>
      <text:p text:style-name="P1520"><text:span text:style-name="T1521">T</text:span>en punkt d<text:span text:style-name="T1522">o</text:span>ty<text:span text:style-name="T1523">c</text:span>zy wyłącznie stworzenia legalnych podstaw dla działania tej komisji, co do powołania, której zgodziliśmy się<text:span text:style-name="T1524">.</text:span><text:s/>W tych legalnych podstawach trzeba przesądzić, jakie są kompetencje tej komisji<text:span text:style-name="T1525">.<text:s/></text:span>Bo jeśli takich przesądzeń prawnych nie będzie to oczywiście ta komisja może pracować bardzo ciężko, ale może być potraktowana przez stronę koalicyjno-rządow<text:span text:style-name="T1526">ą</text:span><text:s/>jako ciało doradcze, którego opinie być może są cenne, ale nie są wiążące. O to chodzi.</text:p>
      <text:soft-page-break/>
      <text:p text:style-name="P1527"><text:span text:style-name="T1528">L</text:span><text:span text:style-name="T1529">.</text:span><text:span text:style-name="T1530"><text:s/>Wdowiak</text:span><text:span text:style-name="T1531">:</text:span></text:p>
      <text:p text:style-name="P1532">Dalszy ciąg pytania tzn<text:span text:style-name="T1533">.</text:span>,<text:s/><text:span text:style-name="T1534">ż</text:span>e my byśmy zastąpili w tym momencie Sejm, bo tylko Sejm może stanowi<text:span text:style-name="T1535">ć</text:span><text:span text:style-name="T1536"><text:s/></text:span>czy pomysły wynikające z prac tej komisji będą wdrożone w życie.</text:p>
      <text:p text:style-name="P1537"><text:span text:style-name="T1538">E.</text:span><text:span text:style-name="T1539"><text:s/>Wnuk-Lipiński</text:span><text:span text:style-name="T1540">:</text:span></text:p>
      <text:p text:style-name="P1541">Nie zamierzamy oczywiście tą komisją zast<text:span text:style-name="T1542">o</text:span>powa<text:span text:style-name="T1543">ć</text:span><text:s/>Sejmu, chcemy tylko, aby stanowisko tej komisji miało charakter wiążący dla inicjatora ustaw, projektów ustaw, które są wnoszone np<text:span text:style-name="T1544">.</text:span><text:s/>na Prezydium Rządu, czy na Radę Min<text:span text:style-name="T1545">i</text:span>strów.</text:p>
      <text:p text:style-name="P1546"><text:span text:style-name="T1547">A. Grzymisławska</text:span><text:span text:style-name="T1548">:</text:span></text:p>
      <text:p text:style-name="P1549">Proszę bardzo pan prof. Wojtczak.</text:p>
      <text:p text:style-name="P1550"><text:span text:style-name="T1551">A. Wo</text:span><text:span text:style-name="T1552">jt</text:span><text:span text:style-name="T1553">czak</text:span><text:span text:style-name="T1554">:</text:span></text:p>
      <text:p text:style-name="P1555">Proszę państwa jeżeli chodzi o te wszystkie gwarancje i nazwy<text:span text:style-name="T1556">.</text:span><text:s/>Jest decyzja, Minister Zdrowia, która taki zespół - zarządzenie Ministra Zdrowia jako przedstawiciela rządu - miała już powołać. A wstrzymane jest, dlatego że są obrady<text:s/>„okrągłego stołu”<text:s/>i wiadomo było, że zespół musi być poszerzony. I komisja taka zostanie powołana zarządzeniem Ministra Zdrowia i Opieki Społecznej, która jest mandatariuszem wprowadzenia i prac nad uszczegółowieniem r<text:span text:style-name="T1557">ef</text:span>ormy i nad wdrażaniem. I mn<text:span text:style-name="T1558">i</text:span>e się wydaje, że to są wszystkie regulacje prawne.</text:p>
      <text:p text:style-name="P1559"><text:span text:style-name="T1560">A</text:span><text:span text:style-name="T1561">.</text:span><text:span text:style-name="T1562"><text:s/>Grzymisławska</text:span><text:span text:style-name="T1563">:</text:span></text:p>
      <text:p text:style-name="P1564">Tak, o<text:span text:style-name="T1565">cz</text:span>ywiście<text:span text:style-name="T1566">.</text:span>.<text:span text:style-name="T1567">.</text:span></text:p>
      <text:p text:style-name="P1568"><text:span text:style-name="T1569">E</text:span><text:span text:style-name="T1570">.</text:span><text:span text:style-name="T1571"><text:s/>Wnuk-Lipiński</text:span><text:span text:style-name="T1572">:</text:span></text:p>
      <text:p text:style-name="P1573">Czyli ja rozumiem, że tu nie ma sporu<text:span text:style-name="T1574">.</text:span></text:p>
      <text:p text:style-name="P1575"><text:span text:style-name="T1576">A. Grzymisławska</text:span><text:span text:style-name="T1577">:</text:span></text:p>
      <text:p text:style-name="P1578">Nie ma sporu<text:span text:style-name="T1579">.</text:span></text:p>
      <text:p text:style-name="P1580"><text:span text:style-name="T1581">A.</text:span><text:span text:style-name="T1582"><text:s/>Wojtczak</text:span><text:span text:style-name="T1583">:</text:span></text:p>
      <text:p text:style-name="P1584">Ja to wyjaśniłem<text:span text:style-name="T1585">...</text:span></text:p>
      <text:p text:style-name="P1586"><text:span text:style-name="T1587">A</text:span><text:span text:style-name="T1588">.</text:span><text:span text:style-name="T1589"><text:s/>Grzymisławska</text:span><text:span text:style-name="T1590">:</text:span></text:p>
      <text:p text:style-name="P1591">Rozumiemy, że Minister Zdrowia w terminie do 15 kwietnia...</text:p>
      <text:p text:style-name="P1592"><text:span text:style-name="T1593">/Głos</text:span><text:s/>z sali: Do 30 kwietnia/.</text:p>
      <text:p text:style-name="P1594">Do 30 kwietnia, bo uważamy, że jest to termin realny, swoim zarządzeniem powoła taką komisję.<text:s/>Jest to zgodne<text:span text:style-name="T1595">.</text:span><text:s/>Przy czym chcielibyśmy, żeby ten termin został określony ściśle bo mamy dwa terminy jeden do 15 kwietnia i potem do 30 kwietnia. Wi<text:span text:style-name="T1596">ęc</text:span><text:s/>spróbujmy ten termin uściślić. Bo w stanowisku w sprawie części organ<text:span text:style-name="T1597">iz</text:span>acyjn<text:span text:style-name="T1598">ej</text:span><text:s/>r<text:span text:style-name="T1599">ef</text:span>ormy w preambule mamy do dnia 15 kwietnia. Czy państwo podtrzymuj<text:span text:style-name="T1600">ecie</text:span><text:s/>ten termin?</text:p>
      <text:p text:style-name="P1601"><text:span text:style-name="T1602">A. Wojtczak</text:span><text:span text:style-name="T1603">:</text:span></text:p>
      <text:p text:style-name="P1604">Ja nie mam żadnych obiekcji do terminu, dlatego, że i ja myś<text:span text:style-name="T1605">l</text:span>ę, że w ciągu tego miesiąca będzie powo<text:span text:style-name="T1606">ła</text:span>na<text:span text:style-name="T1607">.</text:span><text:s/>A 15<text:s/>kwietnia<text:s/>to jest ta dobra granica, która pozwala.<text:span text:style-name="T1608">..</text:span></text:p>
      <text:p text:style-name="P1609"><text:span text:style-name="T1610">A. Grzymisławska</text:span><text:span text:style-name="T1611">:</text:span></text:p>
      <text:p text:style-name="P1612">Rozumiemy do 15 kwietnia sprawa<text:span text:style-name="T1613">.</text:span>.<text:span text:style-name="T1614">.</text:span></text:p>
      <text:p text:style-name="P1615"><text:span text:style-name="T1616">E. Wnuk-Lipiński</text:span><text:span text:style-name="T1617">:</text:span></text:p>
      <text:p text:style-name="P1618">Z tym<text:s/>że bym proponował zmienić sformułowanie tego punktu 12, że Minister Zdrowia<text:span text:style-name="T1619">.</text:span>..</text:p>
      <text:soft-page-break/>
      <text:p text:style-name="P1620"><text:span text:style-name="T1621">A. Grzymisławska</text:span><text:span text:style-name="T1622">:</text:span></text:p>
      <text:p text:style-name="P1623">Tak, oczywiście to jest jakby oczywi<text:span text:style-name="T1624">st</text:span>e.</text:p>
      <text:p text:style-name="P1625"><text:span text:style-name="T1626">E</text:span><text:span text:style-name="T1627">.</text:span><text:span text:style-name="T1628"><text:s/></text:span><text:span text:style-name="T1629">W</text:span><text:span text:style-name="T1630">nuk-Li</text:span><text:span text:style-name="T1631">p</text:span><text:span text:style-name="T1632">iński</text:span><text:span text:style-name="T1633">:</text:span></text:p>
      <text:p text:style-name="P1634">Czy można prosić pana dr<text:span text:style-name="T1635">.</text:span><text:s/>Cybulko o przeczytanie projektu sformułowania...</text:p>
      <text:p text:style-name="P1636"><text:span text:style-name="T1637">M. Cybulk</text:span><text:span text:style-name="T1638">o</text:span><text:span text:style-name="T1639">:</text:span></text:p>
      <text:p text:style-name="P1640"><text:span text:style-name="T1641">„</text:span>Minister Zdrowia powoła<text:span text:style-name="T1642">..</text:span>.</text:p>
      <text:p text:style-name="P1643"><text:span text:style-name="T1644">E</text:span><text:span text:style-name="T1645">.</text:span><text:span text:style-name="T1646"><text:s/>Wnuk-Lipiński</text:span><text:span text:style-name="T1647">:</text:span></text:p>
      <text:p text:style-name="P1648">To dotyczy punktu 12, tak?</text:p>
      <text:p text:style-name="P1649"><text:span text:style-name="T1650">M. Cybulko</text:span><text:span text:style-name="T1651">:</text:span></text:p>
      <text:p text:style-name="P1652"><text:span text:style-name="T1653">„</text:span>Minister Zdrowia powoła komisję do spraw wdrażania całościowej reformy systemu ochrony zdrowia w Polsce<text:span text:style-name="T1654">”</text:span><text:span text:style-name="T1655">.</text:span></text:p>
      <text:p text:style-name="P1656"><text:span text:style-name="T1657">/Głos</text:span><text:s/>z sali: nie słychać/.</text:p>
      <text:p text:style-name="P1658"><text:span text:style-name="T1659">A</text:span><text:span text:style-name="T1660">.</text:span><text:span text:style-name="T1661"><text:s/>Grzymi</text:span><text:span text:style-name="T1662">sł</text:span><text:span text:style-name="T1663">awska</text:span><text:span text:style-name="T1664">:</text:span></text:p>
      <text:p text:style-name="P1665">Odpowi<text:span text:style-name="T1666">ed</text:span>nim zarządzeniem - tak myślę - Minister Zdrowia i Opieki Społecznej powoła w terminie do dnia 15 kwietnia zespół do spraw - i ten zespół musimy nazwać ciągle tak samo - reformy opieki zdrowotnej i pomocy społeczn<text:span text:style-name="T1667">ej</text:span><text:span text:style-name="T1668">”</text:span><text:span text:style-name="T1669">.</text:span><text:s/>Czy ta treść jest zgodna?</text:p>
      <text:p text:style-name="P1670"><text:span text:style-name="T1671">E. Wnuk-Lipiński</text:span><text:span text:style-name="T1672">:</text:span></text:p>
      <text:p text:style-name="P1673"><text:span text:style-name="T1674">Prosił</text:span>bym pana doc<text:span text:style-name="T1675">en</text:span>ta o<text:s/><text:span text:style-name="T1676">od</text:span>czytan<text:span text:style-name="T1677">ie</text:span><text:span text:style-name="T1678"><text:s/></text:span>jeszcze raz dokładne tego sformułowania.</text:p>
      <text:p text:style-name="P1679"><text:span text:style-name="T1680">M.</text:span><text:span text:style-name="T1681"><text:s/>Ed</text:span><text:span text:style-name="T1682">el</text:span><text:span text:style-name="T1683">man</text:span><text:span text:style-name="T1684">:</text:span></text:p>
      <text:p text:style-name="P1685">Ja chciałem zapyta<text:span text:style-name="T1686">ć</text:span><text:s/>czy powoła komisję do spraw reformy? Dobrze, ale ustalenia tej komisji dla kogo są obowiązujące? Bo to jest istota rzeczy.<text:s/><text:span text:style-name="T1687">Panie</text:span><text:s/>ministrze przecież tu nie chodzi o to, żeby się tu spotkali ludzie i wymyślili świetny projekt, to jest przecież oczywista rzecz. Ale chodzi o to, żeby ten projekt nabrał<text:span text:style-name="T1688">..</text:span>. którą drogą on nabierze mocy? Pani minister jutro<text:span text:style-name="T1689"><text:s/></text:span>powie, że jej się ta komisja nie podoba, bo zły mi dała projekt i wyrzuci ją. Więc trzeba tu uzgodnić, jak to będzie. Jakie ma komp<text:span text:style-name="T1690">et</text:span>encje ta komisja poza wypracowaniem projektu? Bo jeżeli projekt będzie wypracowany zgodnie przez tą komisję to on musi mieć jakiś rygor wykonawczy<text:span text:style-name="T1691">.</text:span><text:s/>Bo tutaj ktoś mówił o tym, że będzie komisja, która będzie sprawdzała, jak to robi komisja, komisja, komisja<text:span text:style-name="T1692">.</text:span><text:s/>Zginiemy w tych komisjach<text:span text:style-name="T1693">.</text:span><text:s/><text:span text:style-name="T1694">I</text:span><text:s/>nic z tego nie wyjdzie<text:span text:style-name="T1695">.</text:span><text:s/><text:span text:style-name="T1696">Wię</text:span>c<text:s/><text:span text:style-name="T1697">m</text:span>u<text:span text:style-name="T1698">si</text:span><text:s/>tu być powiedziane, że ta komisja ma jakiś rygor wykonawczy<text:span text:style-name="T1699">,</text:span><text:s/>komp<text:span text:style-name="T1700">et</text:span>encje<text:span text:style-name="T1701">.</text:span><text:s/>Ja nie mówię, żeby każdy<text:s/><text:span text:style-name="T1702">czł</text:span>onek tej komisji stał nad głową każdego nacz<text:span text:style-name="T1703">el</text:span>nika w<text:span text:style-name="T1704">yd</text:span>ziału zdrowia i robił porządek tam, tylko musi być to prawnie jakoś zagwarantowane<text:span text:style-name="T1705">.</text:span><text:s/>I o to chodzi<text:span text:style-name="T1706">.</text:span></text:p>
      <text:p text:style-name="P1707">Dziękuję<text:span text:style-name="T1708">.</text:span></text:p>
      <text:p text:style-name="P1709"><text:span text:style-name="T1710">A.</text:span><text:span text:style-name="T1711"><text:s/></text:span><text:span text:style-name="T1712">Grzymisławska</text:span><text:span text:style-name="T1713">:</text:span></text:p>
      <text:p text:style-name="P1714">Proszę bardz<text:span text:style-name="T1715">o</text:span><text:s/>pan prof. Wojtczak.</text:p>
      <text:p text:style-name="P1716">/Głos z sali: Pani profesor może ja się tak nie znam na prawie, ale ja nie rozumiem<text:span text:style-name="T1717">...</text:span>/</text:p>
      <text:p text:style-name="P1718"><text:span text:style-name="T1719">A</text:span><text:span text:style-name="T1720">.</text:span><text:span text:style-name="T1721"><text:s/>Wojtcza</text:span><text:span text:style-name="T1722">k</text:span><text:span text:style-name="T1723">:</text:span></text:p>
      <text:p text:style-name="P1724">Kierunki, dokument, który zatytułowany jest<text:s/>„Kierunki reformy”<text:s/>był zatwierdzony przez komitet Rady Min<text:span text:style-name="T1725">is</text:span>trów. I m<text:span text:style-name="T1726">.</text:span>in<text:span text:style-name="T1727">.</text:span><text:s/>na komitecie Rady Ministrów zapadła decyzja o powołaniu zespołu do spraw wdrażania, który ma<text:s/>dopracować te kierunki. I wykonawcą tej decyzji jest Minister Zdrowia i Opieki Społecznej który jest odpowi<text:span text:style-name="T1728">ed</text:span>zialny za dopracowanie i wdrożenie reformy<text:span text:style-name="T1729">.</text:span></text:p>
      <text:soft-page-break/>
      <text:p text:style-name="P1730"><text:span text:style-name="T1731">Mil</text:span><text:span text:style-name="T1732"><text:s/>Ed</text:span><text:span text:style-name="T1733">el</text:span><text:span text:style-name="T1734">man</text:span><text:span text:style-name="T1735">:</text:span></text:p>
      <text:p text:style-name="P1736">Proszę tutaj jasno powiedzieć - za wypracowanie i wdrożenie tej reformy będzie odpowi<text:span text:style-name="T1737">ed</text:span>zialny Minister Zdrowia. Koniec. I to będzie dla wszystkich jasne<text:span text:style-name="T1738">.</text:span></text:p>
      <text:p text:style-name="P1739"><text:span text:style-name="T1740">A. Grzym</text:span><text:span text:style-name="T1741">is</text:span><text:span text:style-name="T1742">ławska</text:span><text:span text:style-name="T1743">:</text:span></text:p>
      <text:p text:style-name="P1744">Przepraszam, pan doc. Wnuk-Lipiński.</text:p>
      <text:p text:style-name="P1745"><text:span text:style-name="T1746">E.</text:span><text:span text:style-name="T1747"><text:s/>Wnuk-Lipiński</text:span><text:span text:style-name="T1748">:</text:span></text:p>
      <text:p text:style-name="P1749">Wydaje mi się, że powinniśmy już tutaj zgodzić się co do podstawowego celu tego zespołu. Czy ma to być zespół eksperymentalny, który pomoże Ministerstwu Zdrowia w przygotowaniu ostatecznej we<text:span text:style-name="T1750">r</text:span>sji reformy? Czy też zespół ten, raczej stanowisko tego zespołu wspólnie wypracowane będzie dla Ministra Zdrowia wiążące.</text:p>
      <text:p text:style-name="P1751"><text:span text:style-name="T1752">A. Grzym</text:span><text:span text:style-name="T1753">is</text:span><text:span text:style-name="T1754">ławska</text:span><text:span text:style-name="T1755">:</text:span></text:p>
      <text:p text:style-name="P1756">Pan dr Daw<text:span text:style-name="T1757">yd</text:span>zik pr<text:span text:style-name="T1758">os</text:span>zę bardzo<text:span text:style-name="T1759">.</text:span></text:p>
      <text:p text:style-name="P1760"><text:span text:style-name="T1761">L. Dawydzik</text:span><text:span text:style-name="T1762">:</text:span></text:p>
      <text:p text:style-name="P1763">Myślę proszę państwa, że odpowi<text:span text:style-name="T1764">ed</text:span>ź na postawiony tutaj problem jest niezwykle skomplikowana ponieważ rozgrywa się to w kilku płasz<text:span text:style-name="T1765">cz</text:span>yznach<text:span text:style-name="T1766">.</text:span></text:p>
      <text:p text:style-name="P1767">Otóż w moim odczuciu i w rozumieniu intencji powołania takiego zespołu, jego powołanie w pierwszym etapie powinno posłużyć w dopracowaniu szczegółowym tych kierunków reformy co do których była wczoraj szczegółowa dyskusja. Mieliśmy jakiś consensus<text:span text:style-name="T1768">.</text:span><text:s/>Ale w wielu elementach szczegółowe rozwiązania tego leżą poza zasięgiem oddziaływania zarówno tej komisji, jak i ciał adm<text:span text:style-name="T1769">inist</text:span>racy<text:span text:style-name="T1770">jn</text:span>ych. Np. żeby nie używać ogólników<text:span text:style-name="T1771">.</text:span><text:s/>Jeżeli przyjęliśmy zasadę, że perspektywą rozwoju w reformie systemu opieki zdrowotnej jest system ub<text:span text:style-name="T1772">ez</text:span>pieczeniowy wymagane jest do tego rozwiązanie ustawowe, na którego admini<text:span text:style-name="T1773">st</text:span>rac<text:span text:style-name="T1774">j</text:span>a i cały ten układ zewnętrzny zasadniczego wpływu nie ma, tylko poprzez ciała prz<text:span text:style-name="T1775">edst</text:span>awi<text:span text:style-name="T1776">ciels</text:span>kie, które będą reprezentowane w Sejmie<text:span text:style-name="T1777">.</text:span><text:s/><text:span text:style-name="T1778">I</text:span><text:s/>takich rozwiązań ustawowych w założeniach reformy będzie wiele.</text:p>
      <text:p text:style-name="P1779">A zatem my<text:span text:style-name="T1780">ś</text:span>lę,<text:s/><text:span text:style-name="T1781">ż</text:span>e celem takiego zespołu jest wypracowanie po pierwsze szczegółowych koncepcji<text:span text:style-name="T1782">.</text:span><text:s/>Natomiast myślę że jest drugim zupełnie elementem w momencie kiedy te szczegółowe koncepcje, a na to jak sami się zgodziliśmy potrzeba kilku lat, ażeby to wdrożyć, to nie<text:s/><text:span text:style-name="T1783">je</text:span>st sprawa pół roku czy roku czasu do zrobienia.</text:p>
      <text:p text:style-name="P1784">Stworzenie takiego systemu, który by patrzył czy te założenia reformy w trakcie ich realizacji praktycznej nie ulegają<text:span text:style-name="T1785">,</text:span><text:s/>że tak powiem, wypaczaniu<text:span text:style-name="T1786">.</text:span><text:s/>Przez niewiedzę, złą wolę w różny sposób<text:span text:style-name="T1787">.</text:span><text:s/>I myślę, że ten drugi aspekt jest niejako autorskim nadzorem nad realizacją projektu. I w tym aspekcie to jest. Natomiast ten etap, który rozstrzygamy w tej chwili myślę jest tym etapem do opracowania szczegółowej koncepcji r<text:span text:style-name="T1788">ef</text:span>ormy.</text:p>
      <text:p text:style-name="P1789">Dziękuję.</text:p>
      <text:p text:style-name="P1790"><text:span text:style-name="T1791">A.<text:s/></text:span><text:span text:style-name="T1792">G</text:span><text:span text:style-name="T1793">rzymisławska</text:span><text:span text:style-name="T1794">:</text:span></text:p>
      <text:p text:style-name="P1795">Bardzo proszę pan docent i potem pan prof. Wojtczak.</text:p>
      <text:p text:style-name="P1796"><text:span text:style-name="T1797">E.</text:span><text:span text:style-name="T1798"><text:s/>Wnuk-Lipiński</text:span><text:span text:style-name="T1799">:</text:span></text:p>
      <text:p text:style-name="P1800">Wydaje mi się, że jeśli ta komisja, która w ogóle ma znaczenie kluczowe dla całej reformy w naszym rozumieniu ma istotnie taką rolę spełnić to jej zgodne decyzje, to znaczy, co do których wszyscy się<text:s/><text:soft-page-break/>zgadzają nie powinny mieć charakteru doradczego czy opinii tylko powinny mieć charakter wiążący dla Ministra Zdrowia.</text:p>
      <text:p text:style-name="P1801">Zgodne opinie całego zespołu, w którym również prz<text:span text:style-name="T1802">ed</text:span>stawici<text:span text:style-name="T1803">el</text:span>e resortu zdrowia biorą udział, jak wiadomo. Wtedy ta komisja będzie miała wagę odpowiednią.</text:p>
      <text:p text:style-name="P1804"><text:span text:style-name="T1805">A</text:span><text:span text:style-name="T1806">.</text:span><text:span text:style-name="T1807"><text:s/>Grzymisławska</text:span><text:span text:style-name="T1808">:</text:span></text:p>
      <text:p text:style-name="P1809">Proszę bardzo pan prof<text:span text:style-name="T1810">.</text:span><text:s/>Wojtczak.</text:p>
      <text:p text:style-name="P1811"><text:span text:style-name="T1812">A</text:span><text:span text:style-name="T1813">. Wojtczak</text:span><text:span text:style-name="T1814">:</text:span></text:p>
      <text:p text:style-name="P1815">Ja chciałbym tylko gwoli wyjaśnienia. Zawsze każda komisja obojętnie jakiej rangi jest c<text:span text:style-name="T1816">i</text:span>ałem doradczym dla ministra, który jest przedstawicielem rządu<text:span text:style-name="T1817">.</text:span><text:s/>Nie może być komisja, która będzie decydowała i odbierała władzę ministrowi -przedstawicielowi rządu<text:span text:style-name="T1818">.</text:span></text:p>
      <text:p text:style-name="P1819">Tym bardziej, że z tej komisji, to co już tu padło, zrodzi się szereg na pewno projektów, które będą wymagały aktów prawnych i aktów prawnych zatwi<text:span text:style-name="T1820">er</text:span>dzonych przez Radę Ministrów, a naw<text:span text:style-name="T1821">et</text:span><text:s/>wyżej. I dlatego nie możemy tak stawiać, bo byśmy sobie uzurpowali prawo... znaczy zespołu praw<text:span text:style-name="T1822">od</text:span>aw<text:span text:style-name="T1823">czeg</text:span>o. I to jest niemożliwe, to jest niezgodne w ogóle z niczym. Czyli nie możemy sobie coś uzurpowa<text:span text:style-name="T1824">ć</text:span><text:s/>co jest niezgodne. Jest to zespół niewątpliwie doradczy. Doradczy, ale bardzo kompetentny musi być i wiążący w swojej doradczej funkcji. Ale nie możemy odbiera<text:span text:style-name="T1825">ć</text:span><text:s/>władzy członkowi rządu.</text:p>
      <text:p text:style-name="P1826"><text:span text:style-name="T1827">A.</text:span><text:span text:style-name="T1828"><text:s/>Grzymis</text:span><text:span text:style-name="T1829">ła</text:span><text:span text:style-name="T1830">wska</text:span><text:span text:style-name="T1831">:</text:span></text:p>
      <text:p text:style-name="P1832">Ja my<text:span text:style-name="T1833">ś</text:span>lę tak, rzeczywiście biorąc pod uwagę cały zakres prac ustawodaw<text:span text:style-name="T1834">cz</text:span>ych i to, że Minister Zdrowia będzie nośnikiem wszelkich ustaw do - czy będzie wnosił<text:s/><text:span text:style-name="T1835">d</text:span>o<text:span text:style-name="T1836"><text:s/></text:span>Rady Ministrów. To zawsze jeżeli powołuje się tego rodzaju zespoły czy komisje to muszą w ogóle zostać określone jej kompetencje, w jakim celu ta komisja została powołana.</text:p>
      <text:p text:style-name="P1837">Myślę<text:s/><text:span text:style-name="T1838">ż</text:span>e tak się chyba w ogóle formułuje zarzą<text:span text:style-name="T1839">d</text:span>zenia.<text:s/><text:span text:style-name="T1840">W</text:span><text:s/>zwi<text:span text:style-name="T1841">ą</text:span>zku z tym samo powołanie to jeszcze nie wszystko. Rozumiemy to znaczy w tej chwili jakby zo<text:span text:style-name="T1842">st</text:span>ało to powiedziane, że ma to cel, ten cel opiniodawczy czy doradczy.</text:p>
      <text:p text:style-name="P1843">Teraz możemy s<text:span text:style-name="T1844">ię</text:span><text:s/>zastanawiać czy cel opiniodawczo-doradczy jest celem wy<text:span text:style-name="T1845">s</text:span>tar<text:span text:style-name="T1846">c</text:span>za<text:span text:style-name="T1847">j</text:span>ą<text:span text:style-name="T1848">c</text:span>ym do tego, aby był to również, aby ta komisja spełniła to zadanie, które tutaj wszyscy sobie założyliśmy. Bo myśmy tu wyraźnie napisali, że ten wspólny zespół tak się składający, jak się składa sfinalizuje ostateczną wersję programu reformy i założeń podstawowych uregulowań prawnych. Proszę spojrzeć przed chwilą przyjęliśmy taki zapis. Jeżeli przyjęliśmy taki zapis, że ten zespół sfinalizuje to on musi być wyposażony w pewnego rodzaju kompetencje<text:span text:style-name="T1849">.</text:span><text:s/>Nie chcę tutaj mówić, że on może wyręczyć w tym trybie ustawodawczym ministra, bo tak być nie m<text:span text:style-name="T1850">oż</text:span>e, są pewne tryby ustawodawcze. I rzeczywiś<text:span text:style-name="T1851">c</text:span>ie to minister musi wnieść do<text:s/><text:span text:style-name="T1852">R</text:span>ady Ministrów wniosek o odpowiednie rozwiązania prawne, a Rada Ministrów do<text:s/><text:span text:style-name="T1853">Se</text:span>jmu<text:span text:style-name="T1854">.</text:span><text:s/>To wydaje się oczywiste.</text:p>
      <text:p text:style-name="P1855">Natomiast myślę, że sama rola opiniodawcza tego zespołu jest rolą za małą.</text:p>
      <text:p text:style-name="P1856">Niestety, bo prosz<text:span text:style-name="T1857">ę</text:span><text:s/>spojrzeć powstawało na temat reformy już wiele zespołów, one funk<text:span text:style-name="T1858">cj</text:span>onowały, one opracowały określone projekty. I te projekty nigdy nie zostały ani postawione na stół, co znaczy nie zostały jakby ujawnione czy publicznie nie były rozpatrywane. I nasza b<text:span text:style-name="T1859">oj</text:span>aźń jest taka, że ten projekt, który tutaj jest przez nas powołany zespół czy zaprojektowany zespół przedstawił n<text:span text:style-name="T1860">i</text:span>e zostanie uwzględniony. Ja my<text:span text:style-name="T1861">ś</text:span>lę<text:span text:style-name="T1862">,<text:s/></text:span>że tu musimy jak<text:span text:style-name="T1863">ą</text:span>ś formułę gwarancji wypracować dla tego zespo<text:span text:style-name="T1864">łu.</text:span></text:p>
      <text:soft-page-break/>
      <text:p text:style-name="P1865">Proszę bardzo pan docent Wnuk-Lipiński.</text:p>
      <text:p text:style-name="P1866"><text:span text:style-name="T1867">J</text:span><text:span text:style-name="T1868">.</text:span><text:span text:style-name="T1869"><text:s/>Wnuk-Lipiń</text:span><text:span text:style-name="T1870">s</text:span><text:span text:style-name="T1871">ki</text:span><text:span text:style-name="T1872">:</text:span></text:p>
      <text:p text:style-name="P1873">Myślę, że podstawą filozoficzną naszego stanowiska jest zasada sym<text:span text:style-name="T1874">et</text:span>rycznośc<text:span text:style-name="T1875">i</text:span><text:s/>pomiędzy odpowiedzialnością, a wpływem. To znaczy jeżeli mamy brać jako<text:s/><text:span text:style-name="T1876">„</text:span>Sol<text:span text:style-name="T1877">i</text:span>darność”<text:s/><text:span text:style-name="T1878">o</text:span>dpow<text:span text:style-name="T1879">ie</text:span>dzialność za reformę i jej wdrażanie to dokładnie tyle ile będziemy mieli za to odpowi<text:span text:style-name="T1880">edz</text:span>ialności tyle musi być wpływu, bo inaczej nasz udział jest ni<text:span text:style-name="T1881">es</text:span>ym<text:span text:style-name="T1882">et</text:span>ry<text:span text:style-name="T1883">cz</text:span>ny i fikcyjny<text:span text:style-name="T1884">.</text:span></text:p>
      <text:p text:style-name="P1885"><text:span text:style-name="T1886">A. Grzym</text:span><text:span text:style-name="T1887">is</text:span><text:span text:style-name="T1888">ławska</text:span><text:span text:style-name="T1889">:</text:span></text:p>
      <text:p text:style-name="P1890">Prosz<text:span text:style-name="T1891">ę</text:span><text:s/>o prz<text:span text:style-name="T1892">edst</text:span>awienie się do protokołu<text:span text:style-name="T1893">.</text:span></text:p>
      <text:p text:style-name="P1894"><text:span text:style-name="T1895">J. Waleczek</text:span><text:span text:style-name="T1896">:</text:span></text:p>
      <text:p text:style-name="P1897">Pani Przewodni<text:span text:style-name="T1898">cz</text:span>ąca<text:s/><text:span text:style-name="T1899">i</text:span><text:s/>Proszę Państwa! Mnie się wydaje, że ta dyskusja nasza w tej chwili rzeczywiście zatraca wszelkie formy metodologii i takiego rozsądku<text:span text:style-name="T1900">.<text:s/></text:span>To bynajmniej w sumie nie jest seminarium magisterskie czy jakieś inne, tylko w końcu poważna rozmowa, o poważnych rozmowach Polaków i rodaków.</text:p>
      <text:p text:style-name="P1901">Jeżeli 3 kwietnia ma być podpisane - a wszyscy wierzymy w to, że będzie - generalne zasadnicze porozumienie stron o głębokich przekształceniach politycznych, społeczno-pol<text:span text:style-name="T1902">it</text:span>ycznych naszego kraju, to zaufajmy jeszcze, to jest bliski okres czasu, że będą wynikały z tego ogromne konsekwen<text:span text:style-name="T1903">cj</text:span>e. I tutaj rzeczywiście przenosząc to w tej chwili do tematu.</text:p>
      <text:p text:style-name="P1904">Jeżeli przyjmujemy, że zo<text:span text:style-name="T1905">st</text:span>anie powołany określony zespół, który ma przepracować, dopracować do końca określoną koncepcję zmian, głębokich zmian<text:s/><text:span text:style-name="T1906">st</text:span>ruktura<text:span text:style-name="T1907">ln</text:span>ych w służbie zdrowia, to proszę państwa, nie może on sobie przypisywać tytułu i funkcji, że on będzie jednocześnie i wykonawcą, i jednocześnie kontrolującym. Bo wtedy likwidujemy automatycznie struktury rządu, wtedy wyrażamy v<text:span text:style-name="T1908">ot</text:span>um nieufności do Sejmu, który będziemy wspólnie wybierać, i będziemy chcieli jeszcze sami siebie kontrolować<text:span text:style-name="T1909">.</text:span><text:s/>Przecież tak to n<text:span text:style-name="T1910">i</text:span>e może wyglądać.</text:p>
      <text:p text:style-name="P1911">Może to być zespół i jest to zespół - w moim najgłębszym odczuciu<text:s/><text:span text:style-name="T1912">-</text:span><text:s/>bard<text:span text:style-name="T1913">z</text:span>o kompetentny, który do końca opracowuje tą koncepcję, która jest obowiązująca dla Ministra Zdrowia<text:span text:style-name="T1914">...</text:span></text:p>
      <text:p text:style-name="P1915">/Głos z sali: O to chodzi<text:span text:style-name="T1916">...</text:span>/</text:p>
      <text:p text:style-name="P1917">Przecież to wcześniej powi<text:span text:style-name="T1918">ed</text:span>zieliśmy wszyscy, ja powtarzam za pań<text:span text:style-name="T1919">st</text:span>wem<text:span text:style-name="T1920">...</text:span></text:p>
      <text:p text:style-name="P1921">/Głos z sali: Ja powi<text:span text:style-name="T1922">ed</text:span>ziałem/.</text:p>
      <text:p text:style-name="P1923">Proszę bardzo pan doktor powiedział. Przecież ministra po co by powoływał ten zespół<text:span text:style-name="T1924">.</text:span><text:s/>To jest obowiązujące dla Ministra Zdrowia.</text:p>
      <text:p text:style-name="P1925"><text:span text:style-name="T1926">M. Edelman</text:span><text:span text:style-name="T1927">:</text:span></text:p>
      <text:p text:style-name="P1928">Tak, o to chodzi<text:span text:style-name="T1929">...</text:span></text:p>
      <text:p text:style-name="P1930"><text:span text:style-name="T1931">A. Grzymisławska</text:span><text:span text:style-name="T1932">:</text:span></text:p>
      <text:p text:style-name="P1933">Proszę państwa ja my<text:span text:style-name="T1934">ś</text:span>lę, że jest to pewne ni<text:span text:style-name="T1935">ez</text:span>rozumienie. Ja uważam, że pan prof. Wojtczak tutaj właśnie to zobowiązanie w stosunku do ministra uważa za ni<text:span text:style-name="T1936">es</text:span>tosowne<text:span text:style-name="T1937">.</text:span><text:s/>Proszę o wypowiedź w tej sprawie.</text:p>
      <text:p text:style-name="P1938"><text:span text:style-name="T1939">A. Wojtczak</text:span><text:span text:style-name="T1940">:</text:span></text:p>
      <text:p text:style-name="P1941">Ja my<text:span text:style-name="T1942">ś</text:span>lę proszę państwa, j<text:span text:style-name="T1943">eż</text:span>eli Minister Zdrowia przedstawiciel rządu powołuje zespół, jest to zespół zawsze doradczy, bo wykonawczą władzą jest rząd<text:span text:style-name="T1944">.</text:span><text:s/>I przecież może zespół każdy doradczy spreparowa<text:span text:style-name="T1945">ć</text:span><text:s/>takie dokumenty, które mogą z tych czy z innych względów być nierealne, w danej chwili do pewnego<text:s/><text:soft-page-break/>wdrożenia<text:span text:style-name="T1946">.</text:span><text:s/>W zwi<text:span text:style-name="T1947">ą</text:span>zku z tym nie możemy, nie ma ciała, które może odebrać, to znaczy c<text:span text:style-name="T1948">i</text:span>ała powołanego przez ministra, który może mu odebrać ostatnią decyzję<text:span text:style-name="T1949">.</text:span></text:p>
      <text:p text:style-name="P1950">Natomiast jest to ciało, które musi doradzić ministrowi. A gdybyśmy nawet teraz wzięli tych wszystkich uczestników, którzy siedzą przy<text:s/><text:span text:style-name="T1951">„</text:span>okrągłym stole”<text:s/>i gdyby teraz wszyscy zaczęli doradzać<text:span text:style-name="T1952">.</text:span><text:s/>Przecież ktoś musi mieć tą decyzję co jest realne, co jest nierealne, jakie są środki finansowe, jaka jest opinia publiczna tak samo<text:span text:style-name="T1953">.</text:span><text:s/>My będziemy jako zespół - bo myślę, że będziemy pracować - możemy dać najlepsze rozwiązania. Te rozwiązania muszą być i prz<text:span text:style-name="T1954">ed</text:span>yskutowane i przyjęte przez innych, i muszą być jakieś decyzje podjęte.</text:p>
      <text:p text:style-name="P1955">W związku z tym nie uzurpujmy, nie starajmy się stworzyć coś co sobie... uzurpujemy prawa, których nie mamy, bo byśmy musieli być powołani nie prz<text:span text:style-name="T1956">ez</text:span><text:s/>Ministra Zdrowia tylko - ja nie wiem - przez Sejm, przez premiera, przez Radę Państwa i wtedy bylibyśmy nad. Ale tak długo, jak jesteśmy powołani zarządzeniem Ministra Zdrowia to jesteśmy ciałem doradczym Ministra Zdrowia. A każdy<text:s/><text:span text:style-name="T1957">m</text:span>a prawo z nas tak, jak doradców, ma w pełni słuchać albo wybierać te wątki, które są racjonalne. I my tu nic więcej nie stworzymy, tylko pociągniemy tą dyskusję dalej, która będzi<text:span text:style-name="T1958">e</text:span>, która do niczego więcej nie doprowadzi.</text:p>
      <text:p text:style-name="P1959"><text:span text:style-name="T1960">A.</text:span><text:span text:style-name="T1961"><text:s/>Grzymisławska</text:span><text:span text:style-name="T1962">:</text:span></text:p>
      <text:p text:style-name="P1963">Pan prof<text:span text:style-name="T1964">.</text:span><text:s/>Szczeklik proszę bardzo,</text:p>
      <text:p text:style-name="P1965"><text:span text:style-name="T1966">A</text:span><text:span text:style-name="T1967">.</text:span><text:span text:style-name="T1968"><text:s/>Szczeklik</text:span><text:span text:style-name="T1969">:</text:span></text:p>
      <text:p text:style-name="P1970">Mnie się wydaje, że ta sprawa nie jest taka prosta, jak widać z tych wypowiedzi, bo choćby, jak pan poseł powiedział, że jest to jakby seminarium magi<text:span text:style-name="T1971">st</text:span>erskie, a potem przyjął naszą stronę, że sprawa jest oczywista, że to będzie wiążące dla Ministra Zdrowia. J<text:span text:style-name="T1972">eżeli</text:span><text:s/>na tej wysokości są takie niejasności, wydaje mi się, że to warto jeszcze tych parę minut poświęcić<text:span text:style-name="T1973">.</text:span></text:p>
      <text:p text:style-name="P1974">Panie prof. Wo<text:span text:style-name="T1975">j</text:span>tczak proszę nas też zrozumieć i pan profesor też w swoim życiu brał udział w tych niezliczonych<text:s/>ilościach komisji,<text:s/><text:span text:style-name="T1976">z</text:span><text:s/>których nic nie wynikało<text:span text:style-name="T1977">.</text:span><text:s/>To jest sprawa bardzo ważna<text:span text:style-name="T1978">.</text:span><text:s/><text:span text:style-name="T1979">I</text:span><text:s/>nikt z nas, do głowy nam nie przychodzi termin uzurpowania sobie odjęcia kompetencji pani minister czy panu ministrowi, ale chcielibyśmy chociaż jakieś sformułowanie.<text:s/><text:span text:style-name="T1980">I</text:span><text:s/>pan profesor sądzę może go teraz nam zaproponować, że to będzie stanowiło, nie wiem np<text:span text:style-name="T1981">.</text:span><text:s/>zasadniczy trzon w przeprowadzeniu r<text:span text:style-name="T1982">ef</text:span>ormy? Zarys, na którym oprze się mini<text:span text:style-name="T1983">sterst</text:span>wo, czy to będzie jakiś fundament tego. My byśmy chcieli chociaż takiego sformułowania inaczej praca tych wielu pańskich kolegów i nas wszystkich tutaj może zupełnie jak... o Izbach Lekarskich mieliśmy 11 projektów, ja sam siedziałem w trzech, chociaż dalej tego wszystkiego dobrze nie rozumiem, i to wszystko było w ogóle bezsensowne. To jest nie tyle lęk naszych kolegów, co chęć jakiejś konkr<text:span text:style-name="T1984">et</text:span>yza<text:span text:style-name="T1985">cj</text:span>i tego. I gdyby pan profesor może nie w tej chwili, ale zaproponował nam po chwili jakąś formułę, która dałaby nam przynajmniej odczucie, że to będzie fundament tej reformy. To będzie zasadniczy rys. My rozumiemy, że poprawki nastąpią na różnych szczeblach, ale aby to nie było tylko jeszcze jedno ciało doradcze. Przecież wielokrotnie w naszej praktyce zdarzało się także, ci ludzie skończą pracę, a minister się zmieni albo nie. Przyjdzie ktoś inny i powie bierzemy następny zespół. A Sejm szybko uchwali. Tak było. Stąd te prośby, życzenia.</text:p>
      <text:p text:style-name="P1986"><text:span text:style-name="T1987">A</text:span><text:span text:style-name="T1988">.</text:span><text:span text:style-name="T1989"><text:s/>Grzym</text:span><text:span text:style-name="T1990">is</text:span><text:span text:style-name="T1991">ławska</text:span><text:span text:style-name="T1992">:</text:span></text:p>
      <text:p text:style-name="P1993">Dr Opolski proszę bardzo.</text:p>
      <text:p text:style-name="P1994"><text:span text:style-name="T1995">J. Opolski</text:span><text:span text:style-name="T1996">:</text:span></text:p>
      <text:soft-page-break/>
      <text:p text:style-name="P1997">Po pierwsze chciałem się przychylić do apelu pana posła Waleczka o odrobinę zaufania. Nie myślę, że<text:span text:style-name="T1998">b</text:span>y chciano tutaj tworzyć jakieś ciała, które będą tworzone<text:s/>tylko po to, żeby te ciała<text:s/><text:span text:style-name="T1999">st</text:span>worzy<text:span text:style-name="T2000">ć.</text:span></text:p>
      <text:p text:style-name="P2001">Druga sprawa. My<text:span text:style-name="T2002">śm</text:span>y wielokrotnie w czasie naszych spotkali rozmawiali na temat spraw szczegółowych, jak to w medycynie bywa w niektórych bardzo technicznych, bardzo szczegółowych aczkolwiek bardzo istotnych sprawach nie ma zgodności wśród ekspertów<text:span text:style-name="T2003">.</text:span><text:s/>Nie można wykluczyć, że ta komisja, która będzie bardzo kompetentna prz<text:span text:style-name="T2004">yg</text:span>otuje pewne decyzje opcyjnie. Ponieważ najwyb<text:span text:style-name="T2005">it</text:span>ni<text:span text:style-name="T2006">ej</text:span>si eksperci w Polsce będą mieli inne podejście. Ktoś musi zdecydować, ten kto będzie to realizował i wprowadzał w życie. Myś<text:span text:style-name="T2007">l</text:span>ę<text:s/><text:span text:style-name="T2008">ż</text:span>e tą osobą powinien być Minister Zdrowia<text:span text:style-name="T2009">.</text:span></text:p>
      <text:p text:style-name="P2010"><text:span text:style-name="T2011">W</text:span><text:s/>związku z tym komisja ta powinna mieć zadanie takie, jak<text:span text:style-name="T2012">i</text:span>e jest ściśle określone w drugiej części zdania powołującego ją do życia. To znaczy zadaniem tej komisji powinno być<text:s/><text:span text:style-name="T2013">sf</text:span>inalizowanie ostatecznej wersji programu reformy i założeń podstawowych uregulowań prawnych, które zostanie skierowane do Ministra Zdrowia, który nada temu zgodnie z przepisami funk<text:span text:style-name="T2014">cj</text:span>onującymi na dzień dzisiejszy w PRL-u do realizacji<text:span text:style-name="T2015">.</text:span></text:p>
      <text:p text:style-name="P2016">Dziękuję.</text:p>
      <text:p text:style-name="P2017"><text:span text:style-name="T2018">A. Grzymisławska</text:span>:</text:p>
      <text:p text:style-name="P2019">Pan dr Guglas proszę.</text:p>
      <text:p text:style-name="P2020"><text:span text:style-name="T2021">W. Guglas</text:span><text:span text:style-name="T2022">:</text:span></text:p>
      <text:p text:style-name="P2023">Jeż<text:span text:style-name="T2024">el</text:span>i można proszę pa<text:span text:style-name="T2025">ń</text:span>stwa to wrócę do poprzednich swoich wypowiedzi, że w niektórych sprawach nam są potrzebne takie decyzje z tego<text:s/>„stolika”, żeby te niepokoje po prostu opanować. Ja się nie zgodzę z tym, że jest zaufanie<text:span text:style-name="T2026">.</text:span><text:s/>Zaufanie jest zawsze dobre wtedy kiedy jest zapisane.</text:p>
      <text:p text:style-name="P2027">I w związku z tym my kruszymy kopie o cząstki<text:span text:style-name="T2028">.<text:s/></text:span>Wyciągając cząstki bardziej lub mniej tutaj mogące wzbudzić takie czy inne stanowisko. Natomiast bardzo ważne jest to co mówił doc. Lipiński, tworzenie reformy<text:span text:style-name="T2029">.</text:span><text:s/>Jednocześnie musi iść<text:s/><text:span text:style-name="T2030">z</text:span><text:s/>tym ustawa nie gdzie indziej, nie w żadnych zapewn<text:span text:style-name="T2031">ie</text:span>niach, to co mówił dr Dawydzik, że będzie to protest przechodzenia<text:span text:style-name="T2032">.<text:s/></text:span>Dlatego tak bardzo się upieram w zapisie, żebyśmy bardzo szybko wnieśli ten zapis o ustawie, która ma trafić najszybciej do Sejmu<text:span text:style-name="T2033">.</text:span></text:p>
      <text:p text:style-name="P2034">Zespół wypracowuje kierunki i nie my będziemy decydować o tym. Dlatego że społeczeństwo zadecyduje po konsultacji, po ostatecznej redakcji reformy, a wtedy jednocześnie przygotowujemy projekt ustawy<text:span text:style-name="T2035">.</text:span><text:s/>On będzie lepszy lub gorszy, po konsultacji jedno i drugie<text:span text:style-name="T2036">.</text:span></text:p>
      <text:p text:style-name="P2037">Gwarancją dla nas powinna być ustawa o opi<text:span text:style-name="T2038">ec</text:span>e zdrowotnej.<text:s/><text:span text:style-name="T2039">I</text:span><text:s/>to jest bardzo ważne. Natomiast zespół musi mieć takie uprawnienia, musi mieć uprawnienia redagowania tego wszystkiego i prz<text:span text:style-name="T2040">ed</text:span>stawienia rzeczywiście tego co chce. A potem do rządu należy czas rozłożenia tego. Czas należy do rozłożenia rządu. Bo oczywiście, że my w ciągu pół roku nie załatwimy reformy<text:span text:style-name="T2041">.</text:span><text:s/>Docelowego systemu nie załatwimy.<text:s/><text:span text:style-name="T2042">I</text:span><text:s/>tak bardzo ważne jest właśnie zapisanie tego zapisu, o którym mówiłem. Ta konstytucja prawna dla społeczeństwa, ustawa o opiece zdrowotnej, jeżeli to wprowadzimy i wymożemy na rządzie, bo przecież nie będziemy rozbijać kwestii czasu o środki. Jeżeli to zagwarantujemy<text:span text:style-name="T2043">.</text:span><text:s/>To zagwarantujemy sobie możliwość realizacji reformy.</text:p>
      <text:p text:style-name="P2044"><text:span text:style-name="T2045">A.</text:span><text:span text:style-name="T2046"><text:s/>Grzym</text:span><text:span text:style-name="T2047">is</text:span><text:span text:style-name="T2048">ławsk</text:span><text:span text:style-name="T2049">a</text:span><text:span text:style-name="T2050">:</text:span></text:p>
      <text:p text:style-name="P2051"><text:span text:style-name="T2052">P</text:span>an prof.<text:s/><text:span text:style-name="T2053">W</text:span>ojtczak proszę.</text:p>
      <text:p text:style-name="P2054"><text:span text:style-name="T2055">A. Wo</text:span><text:span text:style-name="T2056">j</text:span><text:span text:style-name="T2057">tczak</text:span><text:span text:style-name="T2058">:</text:span></text:p>
      <text:soft-page-break/>
      <text:p text:style-name="P2059">Ja tak się zastanawiam proszę państwa, jak czytam, czy to nie jest wystarczająco dobrym sformułowaniem. Bo tutaj jest - ja nie czytam tego pierwszego, tej<text:s/>pierwszej części drugiego paragrafu, ale<text:s/>„który w terminie do 15 czerwca br<text:span text:style-name="T2060">.</text:span><text:s/>w oparciu o wyniki dyskusji i konsultacji sfinalizuje ostateczną wersję programu reformy i założeń podstawowych uregulowań prawnych”. I to jest chyba najważni<text:span text:style-name="T2061">ej</text:span>sze, bo te prawne przecież pójdą tak jak dzisiaj r<text:span text:style-name="T2062">oz</text:span>maw<text:span text:style-name="T2063">ialiśm</text:span>y o samorządzie zawodowym, prawda komisja jedna pos<text:span text:style-name="T2064">el</text:span>ska, druga komisja.<text:span text:style-name="T2065">..</text:span><text:s/>będą dyskusje<text:span text:style-name="T2066">.</text:span></text:p>
      <text:p text:style-name="P2067">Ja myślę, że to jest chyba dość precyzyjnie i dobrze zapisane.</text:p>
      <text:p text:style-name="P2068"><text:span text:style-name="T2069">A</text:span><text:span text:style-name="T2070">.</text:span><text:span text:style-name="T2071"><text:s/>Grzymisławska</text:span><text:span text:style-name="T2072">:</text:span></text:p>
      <text:p text:style-name="P2073"><text:span text:style-name="T2074">P</text:span>an dr Edelman proszę bardzo<text:span text:style-name="T2075">.</text:span></text:p>
      <text:p text:style-name="P2076"><text:span text:style-name="T2077">M</text:span><text:span text:style-name="T2078">.</text:span><text:span text:style-name="T2079"><text:s/>Edelman</text:span><text:span text:style-name="T2080">:</text:span></text:p>
      <text:p text:style-name="P2081">Panie ministrze to jest może bardzo dobrze zapisane, ale to nie oddaje istoty rzeczy<text:span text:style-name="T2082">.</text:span><text:s/>Bo chodzi o to, że w tejże komisji będzie strona rządowa i strona społeczna, powiedzmy to ogólniej, cały<text:s/>„okrągły stół”<text:s/>itd.</text:p>
      <text:p text:style-name="P2083">Te uzgodnienia, które tam zapadną Minister Zdrowia ma obowiązek przekaza<text:span text:style-name="T2084">ć</text:span><text:s/>nie wiem, do rządu, do komisji sejmowych itd<text:span text:style-name="T2085">.</text:span><text:s/>Ale ten obowiązek ma na nim spoczywać, że po uzgodnieniu w tej komisji wspólnie z Min<text:span text:style-name="T2086">isterst</text:span>wem, bo przecież tu nie może być uzgodnienie<text:s/>mi<text:span text:style-name="T2087">ędzy</text:span><text:s/>nami, ma być tak i tak itd. I te uzgodnienia prawdopodobnie z Mini<text:span text:style-name="T2088">sterst</text:span>w<text:span text:style-name="T2089">em</text:span><text:s/>Finansów itd.<text:s/><text:span text:style-name="T2090">M</text:span>inister Zdrowia<text:s/><text:span text:style-name="T2091">m</text:span>a obowiązek w tej formie, która komisja przyjmie razem z nim przenieść do odpowi<text:span text:style-name="T2092">ed</text:span>nich instancji. I to będzie wszystko w porządku. Bo tu musi być jasnoś<text:span text:style-name="T2093">ć</text:span>, ktoś musi za to odpowiadać, że będzie to wnosił. My nie mamy prawa wnoszenia naszego wniosku<text:span text:style-name="T2094">.</text:span><text:s/>Ma tylko Minister Zdrowia. Więc musimy Ministra Zdrowia zobowiązać, jeżeli on chce z nami współpracować, żeby ta współpraca była zgodna i efektowana,<text:s/>a nie<text:s/>„gawędzianina”, żeby to co uzgodni Minister Zdrowia z nami przeniósł do władz wyższych to znaczy do rządu, Sejmu<text:s/><text:span text:style-name="T2095">i<text:s/></text:span>gdzie potrzeba<text:s/><text:span text:style-name="T2096">i</text:span><text:s/>stworzył odpowiednią ustawę<text:span text:style-name="T2097">.</text:span></text:p>
      <text:p text:style-name="P2098">Myślę, że to nie jest nadmierne wymaganie, bo my i tak nie jesteśmy w stanie wpłyną<text:span text:style-name="T2099">ć</text:span><text:s/>potem na rząd i na Se<text:span text:style-name="T2100">j</text:span>m<text:span text:style-name="T2101">,<text:s/></text:span>jak to będzie wyglądało.</text:p>
      <text:p text:style-name="P2102"><text:span text:style-name="T2103">A. Grzymisławska</text:span><text:span text:style-name="T2104">:</text:span></text:p>
      <text:p text:style-name="P2105">Pan pr<text:span text:style-name="T2106">of.</text:span><text:s/>Chłap proszę bardzo.</text:p>
      <text:p text:style-name="P2107"><text:span text:style-name="T2108">Z</text:span><text:span text:style-name="T2109">. Chłap</text:span><text:span text:style-name="T2110">:</text:span></text:p>
      <text:p text:style-name="P2111">Kontynuując to co pan<text:s/><text:span text:style-name="T2112">m</text:span>in<text:span text:style-name="T2113">. W</text:span>o<text:span text:style-name="T2114">jt</text:span>czak powiedział, to bardzo by nas - wydaje mi się<text:s/><text:span text:style-name="T2115">-</text:span><text:s/>usaty<text:span text:style-name="T2116">sf</text:span>ak<text:span text:style-name="T2117">cjo</text:span>nowa<text:span text:style-name="T2118">ło<text:s/></text:span>dopisanie po tym przecinku<text:s/><text:span text:style-name="T2119">„</text:span>założeń podstawowych uregulowań prawnych, na których oprze s<text:span text:style-name="T2120">i</text:span>ę stanowisko ministra”, na których będzie si<text:span text:style-name="T2121">ę</text:span><text:s/>opierało, albo oprze się stanowisko ministra<text:span text:style-name="T2122">,<text:s/></text:span>i to jest wszystko<text:span text:style-name="T2123">.</text:span></text:p>
      <text:p text:style-name="P2124"><text:span text:style-name="T2125">A. Grzymisławska</text:span><text:span text:style-name="T2126">:</text:span></text:p>
      <text:p text:style-name="P2127">Proszę bardzo<text:span text:style-name="T2128">.</text:span></text:p>
      <text:p text:style-name="P2129"><text:span text:style-name="T2130">Ob.</text:span><text:span text:style-name="T2131"><text:s text:c="23"/></text:span>:</text:p>
      <text:p text:style-name="P2132">Ja bym proponował, żeby uzupełnić w tym miejscu, w którym pan prof<text:span text:style-name="T2133">.</text:span><text:s/>Chłap mówi<text:s/><text:span text:style-name="T2134">„</text:span>uregulowań prawnych<text:span text:style-name="T2135">”</text:span><text:s/>to by kończyło zdanie, do tego dopisać, że<text:s/>„zespół ten zostanie powołany przez Ministra Zdrowia, a ustalenia tego zespołu powinny być dla Ministra Zdrowia podstawą do wszczęcia działali legislacyjnych wdrożenia reformy, czy coś takiego<text:span text:style-name="T2136">.</text:span><text:s/>Czy stanowić wytyczną dla Ministra Zdrowia do wszczęcia działań legislacyjnych kierunków reformy<text:span text:style-name="T2137">.</text:span></text:p>
      <text:p text:style-name="P2138"><text:span text:style-name="T2139">A</text:span><text:span text:style-name="T2140">.</text:span><text:span text:style-name="T2141"><text:s/>Grzym</text:span><text:span text:style-name="T2142">i</text:span><text:span text:style-name="T2143">sławska</text:span><text:span text:style-name="T2144">:</text:span></text:p>
      <text:soft-page-break/>
      <text:p text:style-name="P2145">Pani prof. Sokołowska proszę<text:span text:style-name="T2146">.</text:span></text:p>
      <text:p text:style-name="P2147"><text:span text:style-name="T2148">Prof. Sokołowska</text:span><text:span text:style-name="T2149">:</text:span></text:p>
      <text:p text:style-name="P2150">Proszę państwa ja chciałam jeden przykład dać trudności współpracy z Mini<text:span text:style-name="T2151">st</text:span>er<text:span text:style-name="T2152">st</text:span>wem i myślę, że to jest najlepszy moment, żeby to poruszyć. M<text:span text:style-name="T2153">i</text:span>anowicie z tej samej dziedziny, to znaczy cała sytuacja fundacji społecznej<text:s/>„Solidarności”, która wszystkim jest tutaj znana i prawdopodobnie byłym ministrom i wiceministrom itd. I my nie wiemy co<text:s/>się z tą fundacją dzieje? To jest bardzo sytuacja trudna. Dlatego że społeczeństwo sobie zdaje sprawę, że to są duże pieniądze. I te duże pieniądze są przecież w Armenii teraz i gdzie indziej w tragicznych różnych sytuacjach przyjmowane. Nic pytamy od kogo. Najważni<text:span text:style-name="T2154">ejs</text:span>ze, że przy wielkiej tragicznej sytua<text:span text:style-name="T2155">cji</text:span><text:s/>zdrowia np. w Armenii przyjmuje się pieniądze i nie pyta się od kogo<text:span text:style-name="T2156">.</text:span><text:s/>Co się dzieje z tą fundacją<text:span text:style-name="T2157">?</text:span><text:s/>Gdzie po kolei ministrowie rączki rozkładali i mówią, że to nie od nich zależy. Oni się<text:s/><text:span text:style-name="T2158">z</text:span><text:s/>tym bardzo zgadzają. Jak się bardzo zgadzają to niech się do dymisji podadzą. Jak może coś podobnego istnieć, jak dotychczas. Nic nie zostało ustalone. I my tylko wiemy, że się traci pieniądze.</text:p>
      <text:p text:style-name="P2159">/Głos z sali: Zatwierdzona jest/.</text:p>
      <text:p text:style-name="P2160">Ale co z tego<text:span text:style-name="T2161">.</text:span><text:s/>Jest zatwierdzone, ale z tego mało występ<text:span text:style-name="T2162">uj</text:span>e.</text:p>
      <text:p text:style-name="P2163"><text:span text:style-name="T2164">A</text:span><text:span text:style-name="T2165">.</text:span><text:span text:style-name="T2166"><text:s/>Grzym</text:span><text:span text:style-name="T2167">is</text:span><text:span text:style-name="T2168">ławska</text:span><text:span text:style-name="T2169">:</text:span></text:p>
      <text:p text:style-name="P2170"><text:span text:style-name="T2171">Ja</text:span><text:s/>chciałbym zakończy<text:span text:style-name="T2172">ć</text:span><text:s/>dyskusję<text:span text:style-name="T2173"><text:s/></text:span>i proponuję, abyśmy jeszcze dopisali w przerwie wspólnie... jeszcze pan pro<text:span text:style-name="T2174">f.</text:span><text:s/>Wojtczak.<text:span text:style-name="T2175">..</text:span></text:p>
      <text:p text:style-name="P2176"><text:span text:style-name="T2177">A. Wojtczak</text:span><text:span text:style-name="T2178">:</text:span></text:p>
      <text:p text:style-name="P2179">Ja myślę, że to co pan prof. Chłap zaproponował to możemy w konsultacji,<text:s/>sfinalizuję<text:s/>ostateczną wersję programu reformy i założeń podstawowych uregulowali prawnych, na których oprze się Minister Zdrowia i Opieki Społeczn<text:span text:style-name="T2180">ej</text:span>.</text:p>
      <text:p text:style-name="P2181"><text:span text:style-name="T2182">A. Grzym</text:span><text:span text:style-name="T2183">is</text:span><text:span text:style-name="T2184">ławska</text:span><text:span text:style-name="T2185">:</text:span></text:p>
      <text:p text:style-name="P2186">Czy wszyscy jesteśmy zgodni co do.<text:span text:style-name="T2187">..</text:span></text:p>
      <text:p text:style-name="P2188">/Głos z sali: Jakie było sformułowanie pana posła?/.</text:p>
      <text:p text:style-name="P2189">/Głos z sali: W tym duchu/.</text:p>
      <text:p text:style-name="P2190">/Głos z sali:<text:s/><text:span text:style-name="T2191">...</text:span>to było inne<text:s/><text:span text:style-name="T2192">sf</text:span>ormu<text:span text:style-name="T2193">ło</text:span>wanie, zupełnie inna treść/.</text:p>
      <text:p text:style-name="P2194"><text:span text:style-name="T2195">/Głos</text:span><text:s/>z sali: Na których oprze się/.</text:p>
      <text:p text:style-name="P2196"><text:span text:style-name="T2197">/Głos</text:span><text:s/>z sali: Oprze się<text:s/><text:span text:style-name="T2198">m</text:span>oże jest najłagodni<text:span text:style-name="T2199">ejsz</text:span>e, może które będą chociaż wytycznymi/.</text:p>
      <text:p text:style-name="P2200"><text:span text:style-name="T2201">Ob.</text:span><text:span text:style-name="T2202"><text:s text:c="23"/></text:span>:</text:p>
      <text:p text:style-name="P2203">Było mocniejsze, ale co ja miałem tutaj jeszcze na uwadze<text:span text:style-name="T2204">.</text:span><text:s/>Mianowicie, że do tego zespołu zostaną również powołani kompetentni prz<text:span text:style-name="T2205">ed</text:span>stawic<text:span text:style-name="T2206">iel</text:span>e resortu zdrowia. Więc wtedy panie profesorze można tutaj to podkreślenie mocniejsze wyrazić, które państwo proponujecie. Tylko wydaje mi się, że tutaj ten consensus pan profesor zawarł w tej swojej ostatecznej propozycji.</text:p>
      <text:p text:style-name="P2207"><text:span text:style-name="T2208">A. Grzymisławska</text:span><text:span text:style-name="T2209">:</text:span></text:p>
      <text:p text:style-name="P2210">Chwil<text:span text:style-name="T2211">e</text:span>c<text:span text:style-name="T2212">z</text:span>kę, proszę bardzo pan dr Cybulko<text:span text:style-name="T2213">.</text:span></text:p>
      <text:p text:style-name="P2214"><text:span text:style-name="T2215">M. Cybulko</text:span><text:span text:style-name="T2216">:</text:span></text:p>
      <text:p text:style-name="P2217">Proponuję w ten sposób, by jeszcze na początku wprowadzić pewną zmianę do dnia 15 kwietnia br., powołany zostanie przez Ministra Zdrowia i Opieki Społecznej wspólny zespół do spraw reformy opieki zdrow<text:span text:style-name="T2218">ot</text:span>nej i pomocy społecznej wyłoniony m.in. z prz<text:span text:style-name="T2219">edst</text:span>awici<text:span text:style-name="T2220">eli</text:span><text:s/>wszystkich stron uczestników<text:s/><text:span text:style-name="T2221">„</text:span>okrągłego<text:s/><text:soft-page-break/>stołu”, który w terminie do 15 czerwca br., w oparc<text:span text:style-name="T2222">i</text:span>u o wyniki dyskusji i konsultacji sfinalizuje ostateczną wersj<text:span text:style-name="T2223">ę</text:span><text:s/>programu reformy i<text:s/>założeń podstawowych uregulowań prawnych, na których oprze się Minister Zdrowia i Opieki Społecznej.<text:s/><text:span text:style-name="T2224">T</text:span><text:span text:style-name="T2225">a</text:span><text:span text:style-name="T2226">k</text:span><text:s/>proponuję, żeby brzmiała ta część tego zapisu<text:span text:style-name="T2227">.</text:span></text:p>
      <text:p text:style-name="P2228"><text:span text:style-name="T2229">M. Edelman</text:span><text:span text:style-name="T2230">:</text:span></text:p>
      <text:p text:style-name="P2231">Może tam wpisać, że nie tylko<text:span text:style-name="T2232">...</text:span><text:s/>można tam wpisać, że Ministerstwo Zdrowia jest w tej komisji.</text:p>
      <text:p text:style-name="P2233">/Poruszenie na sali/.</text:p>
      <text:p text:style-name="P2234"><text:span text:style-name="T2235">A.<text:s/></text:span><text:span text:style-name="T2236">Grzym</text:span><text:span text:style-name="T2237">is</text:span><text:span text:style-name="T2238">ławska</text:span><text:span text:style-name="T2239">:</text:span></text:p>
      <text:p text:style-name="P2240">Ja my<text:span text:style-name="T2241">ś</text:span>lę, że tutaj określenie, znaczy nasz spór w tej chwili dotyczy słowa<text:s/>„oprze się”, czy oprze<text:s/><text:span text:style-name="T2242">s</text:span>ię jest sprawą, czy będzie to wiążące dla ministra<text:span text:style-name="T2243">.</text:span></text:p>
      <text:p text:style-name="P2244">Pan doc.<text:s/><text:span text:style-name="T2245">W</text:span>nuk proszę<text:span text:style-name="T2246">.</text:span></text:p>
      <text:p text:style-name="P2247"><text:span text:style-name="T2248">E. Wnuk</text:span><text:span text:style-name="T2249">-</text:span><text:span text:style-name="T2250">Li</text:span><text:span text:style-name="T2251">p</text:span><text:span text:style-name="T2252">i</text:span><text:span text:style-name="T2253">ń</text:span><text:span text:style-name="T2254">ski</text:span><text:span text:style-name="T2255">:</text:span></text:p>
      <text:p text:style-name="P2256">Ponieważ ustaliliśmy, że w tym zespole będą brały udział strony tutaj zasiadające. Można by przyjąć taką formułę wzajemnie ubezpieczającą się. Mianowicie, że wiążące dla Ministra Zdrowia są tylko te ustalenia zespołu, co do których jest zgoda w zespole<text:span text:style-name="T2257">.</text:span></text:p>
      <text:p text:style-name="P2258"><text:span text:style-name="T2259">/</text:span>Głosy z sali: nie słychać/.</text:p>
      <text:p text:style-name="P2260">A<text:span text:style-name="T2261">le</text:span><text:s/>w<text:span text:style-name="T2262">ią</text:span>żąc<text:span text:style-name="T2263">e</text:span>...</text:p>
      <text:p text:style-name="P2264">/Głos z sali: nie słychać/.</text:p>
      <text:p text:style-name="P2265">Więc właśnie o to mi chodzi. Panowie przecież też będą w tym uczestniczyć i jakby wyrażać zgodę trochę wcześniej, na etapie dyskusji.</text:p>
      <text:p text:style-name="P2266">/Głos z sali: Czy można?/.</text:p>
      <text:p text:style-name="P2267"><text:span text:style-name="T2268">A</text:span><text:span text:style-name="T2269">.</text:span><text:span text:style-name="T2270"><text:s/>Grzymisławska</text:span><text:span text:style-name="T2271">:</text:span></text:p>
      <text:p text:style-name="P2272">Tak proszę bardzo pan pr<text:span text:style-name="T2273">o</text:span>f<text:span text:style-name="T2274">.<text:s/></text:span>Szczeklik, bo mamy impas wyraźny<text:span text:style-name="T2275">.</text:span></text:p>
      <text:p text:style-name="P2276"><text:span text:style-name="T2277">A. Szczeklik</text:span><text:span text:style-name="T2278">:</text:span></text:p>
      <text:p text:style-name="P2279">Ja doceniam tutaj dobrą wolę pana profesora i kolegów z naprzeciwka, ale<text:s/>„oprze<text:s/><text:span text:style-name="T2280">się</text:span><text:span text:style-name="T2281">”</text:span><text:s/>to naprawdę nic n<text:span text:style-name="T2282">i</text:span>e znaczy. Widzę, ż<text:span text:style-name="T2283">e</text:span><text:s/>pan poseł kiwa głową i też popiera.<text:s/><text:span text:style-name="T2284">„</text:span>Oprze<text:span text:style-name="T2285">”</text:span><text:s/>to j<text:span text:style-name="T2286">est</text:span><text:s/>naprawdę mało.</text:p>
      <text:p text:style-name="P2287">Jeżeli<text:s/>„wiążące”<text:s/>jest za dużo to niech przynajmniej<text:s/><text:span text:style-name="T2288">sta</text:span>n<text:span text:style-name="T2289">owić</text:span><text:s/>będą wytyczne Mini<text:span text:style-name="T2290">st</text:span>e<text:span text:style-name="T2291">rst</text:span>wa<text:span text:style-name="T2292">.</text:span>.<text:span text:style-name="T2293">.</text:span><text:s/>podstawy działania.<text:span text:style-name="T2294">..</text:span></text:p>
      <text:p text:style-name="P2295"><text:span text:style-name="T2296">A.</text:span><text:span text:style-name="T2297"><text:s/>Wo</text:span><text:span text:style-name="T2298">jt</text:span><text:span text:style-name="T2299">czak</text:span><text:span text:style-name="T2300">:</text:span></text:p>
      <text:p text:style-name="P2301">Ja bym proponował, żeby nie przedłużać dyskusji, że zespół, który będzie ostatecznie redagował, żeby się zastanowił nad tym słowem, bo jak wszyscy z nas, tu 60 osób będzie się zastanawiało czy nie<text:s/>„oprze się”<text:s/>czy<text:s/>„wytyczne”<text:s/>czy inne to nie dojdziemy tak łatwo, a jak 3 - 4 osoby siądzie, to znajdzie odpowiednie słowo, które odda intencje<text:s/>ale doceni też limitacje, które ma człowiek decydujący. Bo przecież my jako ciało doradcze, powiedzmy można doradzić w tej chwili przeróżne bardzo słuszne rzeczy tylko, że niestety nie odzwierci<text:span text:style-name="T2302">ed</text:span>lające możliwości rzeczywistych.</text:p>
      <text:p text:style-name="P2303">Czyli może być podstawą działania, proszę niech ten zespół redakcyjny pomyśli<text:span text:style-name="T2304">.</text:span></text:p>
      <text:p text:style-name="P2305"><text:span text:style-name="T2306">A.</text:span><text:span text:style-name="T2307"><text:s/>Grzym</text:span><text:span text:style-name="T2308">isła</text:span><text:span text:style-name="T2309">wska</text:span><text:span text:style-name="T2310">:</text:span></text:p>
      <text:p text:style-name="P2311">Proszę bardzo pan prof. Żochowski.</text:p>
      <text:p text:style-name="P2312"><text:span text:style-name="T2313">J. Żochowsk</text:span><text:span text:style-name="T2314">i</text:span>:</text:p>
      <text:p text:style-name="P2315">Ponieważ jesteśmy bardzo blisko i może by się udało, żeby zespół nie zbierał się i nie formułował... A<text:s/><text:soft-page-break/>jeżeliby się strony zgodziły, który...<text:s/>„które będą podstawą działania”<text:span text:style-name="T2316">.</text:span><text:s/>I w tym układzie byśmy już mogli nie tworzy<text:span text:style-name="T2317">ć<text:s/></text:span>zespołu, który od początku będzie myślał.</text:p>
      <text:p text:style-name="P2318"><text:span text:style-name="T2319">A.<text:s/></text:span><text:span text:style-name="T2320">G</text:span><text:span text:style-name="T2321">rzym</text:span><text:span text:style-name="T2322">is</text:span><text:span text:style-name="T2323">ławska</text:span><text:span text:style-name="T2324">:</text:span></text:p>
      <text:p text:style-name="P2325">Przepraszam jeszcze formułuję w sposób głośny,<text:s/>„które staną się podstawą działania dla Ministra Zdrowia i Opieki Społecznej”.</text:p>
      <text:p text:style-name="P2326"><text:span text:style-name="T2327">E. Wnuk-</text:span><text:span text:style-name="T2328">L</text:span><text:span text:style-name="T2329">i</text:span><text:span text:style-name="T2330">p</text:span><text:span text:style-name="T2331">i</text:span><text:span text:style-name="T2332">ński</text:span><text:span text:style-name="T2333">:</text:span></text:p>
      <text:p text:style-name="P2334">Punkt 12 jest uzgodniony?</text:p>
      <text:p text:style-name="P2335"><text:span text:style-name="T2336">A</text:span><text:span text:style-name="T2337">.</text:span><text:span text:style-name="T2338"><text:s/>Grzym</text:span><text:span text:style-name="T2339">is</text:span><text:span text:style-name="T2340">ławska</text:span><text:span text:style-name="T2341">:</text:span></text:p>
      <text:p text:style-name="P2342">Tak.</text:p>
      <text:p text:style-name="P2343"><text:span text:style-name="T2344">E</text:span><text:span text:style-name="T2345">. Wnuk-Lipiński</text:span><text:span text:style-name="T2346">:</text:span></text:p>
      <text:p text:style-name="P2347">Nast<text:span text:style-name="T2348">ę</text:span>pn<text:span text:style-name="T2349">y</text:span><text:s/>punkt z tego naszego pakietu ma brzmienie następujące. Wydaje nam się ten punkt oczywisty, ale formułujemy go tylko tutaj dla porządku.</text:p>
      <text:p text:style-name="P2350">„Prawne zmiany tytułu własności istniejących placówek służby zdrowia, a zwłaszcza podział na placówki państwowe i komunalne do dnia wejścia w życie ustawy o mieniu komunalnym”.</text:p>
      <text:p text:style-name="P2351">Wyjaśnić po co w ogóle ten punkt proponujemy zapisać. Otóż powstanie ustawa o mieniu komunalnym i jeżeli my nie zajmiemy stanowiska w tej sprawie, jakie placówki służby zdrowia powinny mieć własność państwową, a jakie komunalną<text:s/>z<text:span text:style-name="T2352">o</text:span>s<text:span text:style-name="T2353">t</text:span>anie to zrobione po prostu bez nas<text:span text:style-name="T2354">.</text:span><text:s/>I stąd zwrócenie uwagi na to, że zwłaszcza w zr<text:span text:style-name="T2355">efor</text:span>mowanej służbie zdrowia tytuły własności będą miały dość poważną rolę do odegrania i jest to zwrócenie uwagi na to, aby również ta komisja, która zostanie powołana zajęła się tym właśnie problemem.</text:p>
      <text:p text:style-name="P2356">Dziękuję.</text:p>
      <text:p text:style-name="P2357"><text:span text:style-name="T2358">A.</text:span><text:span text:style-name="T2359"><text:s/>Grzymisławska</text:span><text:span text:style-name="T2360">:</text:span></text:p>
      <text:p text:style-name="P2361">Pan dr Cybulko proszę.</text:p>
      <text:p text:style-name="P2362"><text:span text:style-name="T2363">M.</text:span><text:span text:style-name="T2364"><text:s/>Cybulk</text:span><text:span text:style-name="T2365">o</text:span><text:span text:style-name="T2366">:</text:span></text:p>
      <text:p text:style-name="P2367">Obecne formy własności w zasadzie tak, jak wczoraj traktowaliśmy są zupełnie jasne. Natomiast jak one będą wprawdzie sformułowane w tej ustawie to w tej chwili j<text:span text:style-name="T2368">es</text:span><text:span text:style-name="T2369">t</text:span><text:s/>na<text:span text:style-name="T2370">m</text:span><text:s/>bardzo trudno powi<text:span text:style-name="T2371">ed</text:span>zieć<text:span text:style-name="T2372">.</text:span><text:s/>My jeszcze tej ustawy o mieniu komunalnym w zasadzie... nie wiemy. Jakiekolwiek sformułowanie tego punktu będzie dla nas bardzo trudne.</text:p>
      <text:p text:style-name="P2373"><text:span text:style-name="T2374">E</text:span><text:span text:style-name="T2375">.</text:span><text:span text:style-name="T2376"><text:s/>Wnuk Lipiński</text:span><text:span text:style-name="T2377">:</text:span></text:p>
      <text:p text:style-name="P2378">Ale możemy wypracować stanowisko, które prześlemy do tej komisji, która będzie opracowywała właśnie ustawę o mieniu komunalnym w odniesieniu do placówek służby zdrowia, jak my to widzimy<text:span text:style-name="T2379">.</text:span></text:p>
      <text:p text:style-name="P2380"><text:span text:style-name="T2381">A. Grzymisławska</text:span><text:span text:style-name="T2382">:</text:span></text:p>
      <text:p text:style-name="P2383">Właściwie takie ustalenie zostało - moim zdaniem - dokonane. To znaczy wynikało z naszej dyskusji, że jesteśmy zgodni co do tego, że by z takim wnioskiem wystąpić<text:span text:style-name="T2384">.</text:span><text:s/>Takie odnieśliśmy wrażenie.</text:p>
      <text:p text:style-name="P2385"><text:span text:style-name="T2386">E. Wnuk Lipiński</text:span><text:span text:style-name="T2387">:</text:span></text:p>
      <text:p text:style-name="P2388">Aby nie zdecydowano bez nas o tej sprawie, bez naszego<text:s/><text:span text:style-name="T2389">st</text:span>anow<text:span text:style-name="T2390">is</text:span>ka...</text:p>
      <text:p text:style-name="P2391"><text:span text:style-name="T2392">M.</text:span><text:span text:style-name="T2393"><text:s/>Cybulko</text:span><text:span text:style-name="T2394">:</text:span></text:p>
      <text:p text:style-name="P2395">Chyba będziemy wchodzili w komp<text:span text:style-name="T2396">et</text:span>encje samorządu poprzez nasze sformułowanie tutaj przy tym stole. Dlatego że przecież w samorządzie ter<text:span text:style-name="T2397">yt</text:span>orialnym ośrodek zdrowia wiejski czy gminny wiadomo, że<text:s/><text:soft-page-break/>będzie własnością gminnej rady narodowej, tak to chyba będzie zresztą brzmiało.</text:p>
      <text:p text:style-name="P2398"><text:span text:style-name="T2399">A</text:span><text:span text:style-name="T2400">.</text:span><text:span text:style-name="T2401"><text:s/>Grzymisławska</text:span><text:span text:style-name="T2402">:</text:span></text:p>
      <text:p text:style-name="P2403">Ale proszę pań<text:span text:style-name="T2404">s</text:span>twa<text:s/><text:span text:style-name="T2405">m</text:span>y tutaj nie wchodzimy w rolę samorządów, bo my tylko sygna<text:span text:style-name="T2406">li</text:span>zujemy swój wniosek, który dotyczy równouprawn<text:span text:style-name="T2407">ien</text:span>ia wszystkich sektorów<text:span text:style-name="T2408">.</text:span><text:s/>Natomiast nie przesądza o czym będzie decydował samorząd lokalny. Bo on będzie decydował tak rzeczywiści<text:span text:style-name="T2409">e</text:span>, jak będzie chciał. Natomiast my tylko mówimy, że ma<text:span text:style-name="T2410">...</text:span><text:s/>tzn. chcemy, aby przy formułowaniu, przy<text:span text:style-name="T2411">...</text:span><text:s/>tej ustawy o mieniu komunalnym wszystkich ustaw dotyczących własności brano pod uwagę równouprawnienie wszystkich sektorów w służbie zdrowia. Czyli wskazujemy, że sektor służby zdrowia ma by<text:span text:style-name="T2412">ć</text:span><text:s/>tym sektorem, w którym ma by<text:span text:style-name="T2413">ć</text:span><text:s/>równouprawnien<text:span text:style-name="T2414">ie</text:span><text:s/>wszystkich własności. I<text:s/><text:span text:style-name="T2415">j</text:span>a<text:span text:style-name="T2416"><text:s/></text:span>my<text:span text:style-name="T2417">ś</text:span>lę, że myśmy uzyskali zgodę co do tego zapisu w ogóle w<text:span text:style-name="T2418">cz</text:span>oraj<text:span text:style-name="T2419">.</text:span></text:p>
      <text:p text:style-name="P2420">Natomiast sformułowanie tego zapisu stawiamy tu jeszcze raz, żebyśmy mieli wszyscy dokładnie sprecyzowane stanowisko<text:span text:style-name="T2421">.</text:span></text:p>
      <text:p text:style-name="P2422">Sł<text:span text:style-name="T2423">u</text:span>cham dr Cybulko<text:span text:style-name="T2424">.</text:span></text:p>
      <text:p text:style-name="P2425"><text:span text:style-name="T2426">M.</text:span><text:span text:style-name="T2427"><text:s/>Cybulko</text:span><text:span text:style-name="T2428">:</text:span></text:p>
      <text:p text:style-name="P2429">Łączą się w zasadzie pkt.<text:s/>2 z pkt<text:span text:style-name="T2430">.</text:span><text:s/>6 są to dwa punkty i tutaj co do punktu 6 mieliśmy uzgodnienie, że zgadzamy się z pkt<text:span text:style-name="T2431">.</text:span><text:s/>6. Więc nie wiem dlaczego teraz doprowadzamy jesz<text:span text:style-name="T2432">cz</text:span>e pkt 2.</text:p>
      <text:p text:style-name="P2433">Bo pkt 6 mówi wyraźnie<text:s/>„stworzenie gwarancji prawnej dla równouprawnienia dla wszystkich sektorów”. Myśmy zgodzili się na tego rodzaju<text:s/><text:span text:style-name="T2434">sf</text:span>ormułowanie. Do dnia wejścia w życie ustawy o mieniu komunalnym. Sądzę, że ten drugi punkt jest nam tu niepotrzebny.</text:p>
      <text:p text:style-name="P2435"><text:span text:style-name="T2436">/Głos</text:span><text:s/>z sali: nie słychać/.</text:p>
      <text:p text:style-name="P2437"><text:span text:style-name="T2438">Z. Kuratowska</text:span><text:span text:style-name="T2439">:</text:span></text:p>
      <text:p text:style-name="P2440">Ja rozumiem, że ni<text:span text:style-name="T2441">ep</text:span>orozumienie polega na tym, że 2 i 6 punkt są do siebie jak gdyby podobne. Tylko w dru<text:span text:style-name="T2442">g</text:span>im chodzi o gwarancje dla równouprawnienia, a tutaj chodz<text:span text:style-name="T2443">i</text:span><text:s/>o ścisłe<text:span text:style-name="T2444">.</text:span>.. w szóstym przepraszam, a w drugim o ścisłe ustalenie form własności do dn<text:span text:style-name="T2445">i</text:span>a wejścia w życie ustawy o mieniu komunalnym, bo nie znamy jeszcze tej ustawy.</text:p>
      <text:p text:style-name="P2446"><text:span text:style-name="T2447">A. Wojtczak</text:span><text:span text:style-name="T2448">:</text:span></text:p>
      <text:p text:style-name="P2449">Ja rozumiem<text:s/><text:span text:style-name="T2450">sf</text:span>ormułowanie pkt<text:span text:style-name="T2451">.</text:span><text:s/>6, natomiast prawdę mówiąc nie rozumiem<text:s/><text:span text:style-name="T2452">sf</text:span>ormułowania pkt. 2. Bo albo my jesteśmy za decentraliza<text:span text:style-name="T2453">cj</text:span>ą i za decyzjami lokalnymi, albo my znów chcemy central<text:span text:style-name="T2454">ist</text:span>ycznie coś komuś narzucać.</text:p>
      <text:p text:style-name="P2455">W związku z tym szósty punkt tak, ale drugi mnie<text:s/>się wydaje ma nieprecyzyjne nazwijmy to sformułowanie i proponowałbym przejść do porządku dziennego.</text:p>
      <text:p text:style-name="P2456"><text:span text:style-name="T2457">E. Wnuk-Lipińsk</text:span><text:span text:style-name="T2458">i</text:span><text:span text:style-name="T2459">:</text:span></text:p>
      <text:p text:style-name="P2460">Zgadzam się, że ten drugi punkt ma nieprecyzyjne sformułowanie. Zresztą tak właśnie ustaliliśmy wczoraj, że to jest nie w tym brzmieniu, ustaliliśmy że ten punkt będzie rozpatrywany, dlatego proponowa<text:span text:style-name="T2461">li</text:span>śmy ale wydaje mi się, że tutaj nie będziemy bardzo silnie obstawać przy tym. Proponowa<text:span text:style-name="T2462">li</text:span>śmy, aby ten punkt, który miał brzmienie<text:s/>zmienione w stosunku do wczora<text:span text:style-name="T2463">js</text:span>zego. Chodzi o prawne zmiany tytułu własności, a nie o ścisłe ustalenia własności, bo tak, jak słusznie nam wczoraj zwrócono uwagę, to prawo własności jest ściśle określone, ale ono ulegnie zmianie, właśnie w związku z podziałem na mienie... przede wszystkim w związku z podziałem na mienie komunalne i państwowe. Ale<text:s/><text:soft-page-break/>nie<text:s/>będziemy tutaj... jeżeli panowie uznają, że to jest niepotrzebne.<text:span text:style-name="T2464">..</text:span><text:s/>tzn. że niepotrzebny jest tu nasz głos to...</text:p>
      <text:p text:style-name="P2465"><text:span text:style-name="T2466">A. Grzymisławska</text:span><text:span text:style-name="T2467">:</text:span></text:p>
      <text:p text:style-name="P2468">Proszę bardzo.<text:span text:style-name="T2469">..</text:span></text:p>
      <text:p text:style-name="P2470"><text:span text:style-name="T2471">E</text:span><text:span text:style-name="T2472">. Wnuk-Lipiński</text:span><text:span text:style-name="T2473">:</text:span></text:p>
      <text:p text:style-name="P2474">Ja proponuję, żebyśmy przyjęli tą wersję pkt. 6. Natomiast jeśli chodzi o pkt. 2 sądzę, że<text:s/>zgodnie z pana końcowym fragmentem wypowiedzi, że jest to ni<text:span text:style-name="T2475">epot</text:span>rzebne.</text:p>
      <text:p text:style-name="P2476"><text:span text:style-name="T2477">A.</text:span><text:span text:style-name="T2478"><text:s/>Grzymisławska</text:span><text:span text:style-name="T2479">:</text:span></text:p>
      <text:p text:style-name="P2480">Przy przyjęciu pkt. 6... przyjęcie 6 punktu i tak zakłada, że musi najpierw jako a<text:span text:style-name="T2481"><text:s/></text:span>prior<text:span text:style-name="T2482">i<text:s/></text:span>powsta<text:span text:style-name="T2483">ć</text:span><text:s/>określenie form własności poszczególnych placówek służby zdrowia<text:span text:style-name="T2484">.</text:span><text:s/>I my<text:span text:style-name="T2485">ś</text:span>lę,<text:s/><text:span text:style-name="T2486">ż</text:span>e to jest tutaj oczywiste.</text:p>
      <text:p text:style-name="P2487"><text:span text:style-name="T2488">E.</text:span><text:span text:style-name="T2489"><text:s/>Wnuk-Lipińsk</text:span><text:span text:style-name="T2490">i</text:span><text:span text:style-name="T2491">:</text:span></text:p>
      <text:p text:style-name="P2492">Tak jest skreślamy punkt 2.</text:p>
      <text:p text:style-name="P2493"><text:span text:style-name="T2494">A</text:span><text:span text:style-name="T2495">.</text:span><text:span text:style-name="T2496"><text:s/>Grzymisławska</text:span><text:span text:style-name="T2497">:</text:span></text:p>
      <text:p text:style-name="P2498">Tak. Proszę bardzo pan doc.<text:s/><text:span text:style-name="T2499">Wn</text:span>uk-<text:span text:style-name="T2500">Lipiński.</text:span></text:p>
      <text:p text:style-name="P2501"><text:span text:style-name="T2502">E</text:span><text:span text:style-name="T2503">.</text:span><text:span text:style-name="T2504"><text:s/>Wnuk</text:span><text:span text:style-name="T2505">-</text:span><text:span text:style-name="T2506">Lipiński</text:span><text:span text:style-name="T2507">:</text:span></text:p>
      <text:p text:style-name="P2508">Punkt trzeci dyskutowa<text:span text:style-name="T2509">li</text:span>śmy wcześniej, to są samorządy pracowni<text:span text:style-name="T2510">c</text:span>ze i pkt 4 również dyskutowaliśmy wcześniej. Pkt 5 rozumiem, że jest uzgodniony już, punkt piąty ma brzmienie:<text:s/>„przygotowanie...</text:p>
      <text:p text:style-name="P2511"><text:span text:style-name="T2512">M.</text:span><text:span text:style-name="T2513"><text:s/>Cybulko</text:span><text:span text:style-name="T2514">:</text:span></text:p>
      <text:p text:style-name="P2515"><text:span text:style-name="T2516">Cz</text:span>y m<text:span text:style-name="T2517">oż</text:span>na?</text:p>
      <text:p text:style-name="P2518"><text:span text:style-name="T2519">A. Grzymisławska</text:span><text:span text:style-name="T2520">:</text:span></text:p>
      <text:p text:style-name="P2521">Proszę bardzo pan Cybulko.</text:p>
      <text:p text:style-name="P2522"><text:span text:style-name="T2523">M</text:span><text:span text:style-name="T2524">. Cybulk</text:span><text:span text:style-name="T2525">o</text:span><text:span text:style-name="T2526">:</text:span></text:p>
      <text:p text:style-name="P2527">Myśmy tam mówili jeżeli chodzi o punk<text:span text:style-name="T2528">t<text:s/></text:span>trzeci, że do czasu ukazania s<text:span text:style-name="T2529">i</text:span>ę ustawy o opiece zdrowotnej i zawodów medycznych. Chodzi o odblokowanie, bo też nasze stanowisko jest takie, że uzupełnienie ustawy o opiece zdrowotnej o sprawę samorządów pracowniczych, tak?</text:p>
      <text:p text:style-name="P2530"><text:span text:style-name="T2531">E.</text:span><text:span text:style-name="T2532"><text:s/>Wnuk-Lipińsk</text:span><text:span text:style-name="T2533">i</text:span><text:span text:style-name="T2534">:</text:span></text:p>
      <text:p text:style-name="P2535">Do czasu ukazania się projektu<text:span text:style-name="T2536">.</text:span>..</text:p>
      <text:p text:style-name="P2537"><text:span text:style-name="T2538">M.</text:span><text:span text:style-name="T2539"><text:s/>Cybulko</text:span><text:span text:style-name="T2540">:</text:span></text:p>
      <text:p text:style-name="P2541"><text:span text:style-name="T2542">Do</text:span><text:s/>czasu ukazania s<text:span text:style-name="T2543">i</text:span>ę ustawy o opiece zdrowotnej i zawodach medycznych.</text:p>
      <text:p text:style-name="P2544"><text:span text:style-name="T2545">A</text:span><text:span text:style-name="T2546">.</text:span><text:span text:style-name="T2547"><text:s/>Wojtczak</text:span><text:span text:style-name="T2548">:</text:span></text:p>
      <text:p text:style-name="P2549">Ale nie od dnia 1 m<text:span text:style-name="T2550">aj</text:span>a.<text:span text:style-name="T2551">..</text:span></text:p>
      <text:p text:style-name="P2552"><text:span text:style-name="T2553">M</text:span><text:span text:style-name="T2554">.</text:span><text:span text:style-name="T2555"><text:s/>Cybulko</text:span><text:span text:style-name="T2556">:</text:span></text:p>
      <text:p text:style-name="P2557">Ale właśnie panie docencie skreśliliśmy datę 1 maja.<text:span text:style-name="T2558">..</text:span></text:p>
      <text:p text:style-name="P2559"><text:span text:style-name="T2560">A</text:span><text:span text:style-name="T2561">.</text:span><text:span text:style-name="T2562"><text:s/>Wojtczak</text:span><text:span text:style-name="T2563">:</text:span></text:p>
      <text:p text:style-name="P2564">Tak, tak bo inny termin...</text:p>
      <text:p text:style-name="P2565"><text:span text:style-name="T2566">M. Cybulko</text:span><text:span text:style-name="T2567">:</text:span></text:p>
      <text:p text:style-name="P2568">Określiliśmy innym terminem, wtedy<text:s/>kiedy będzie uchwalona ustawa<text:span text:style-name="T2569">.</text:span>.<text:span text:style-name="T2570">.</text:span></text:p>
      <text:p text:style-name="P2571"><text:span text:style-name="T2572">A.</text:span><text:span text:style-name="T2573"><text:s/>Wojtczak</text:span><text:span text:style-name="T2574">:</text:span></text:p>
      <text:p text:style-name="P2575">Tak, tak...</text:p>
      <text:soft-page-break/>
      <text:p text:style-name="P2576"><text:span text:style-name="T2577">A</text:span><text:span text:style-name="T2578">.</text:span><text:span text:style-name="T2579"><text:s/>Grzym</text:span><text:span text:style-name="T2580">is</text:span><text:span text:style-name="T2581">ławska</text:span><text:span text:style-name="T2582">:</text:span></text:p>
      <text:p text:style-name="P2583">Ale rozumiem, że ten zapis został już przyjęty wcześniej, wczoraj.</text:p>
      <text:p text:style-name="P2584">Proszę bardzo pan doc<text:span text:style-name="T2585">. W</text:span>nuk-Lipiński.</text:p>
      <text:p text:style-name="P2586"><text:span text:style-name="T2587">E.<text:s/></text:span><text:span text:style-name="T2588">W</text:span><text:span text:style-name="T2589">nuk-</text:span><text:span text:style-name="T2590">Lip</text:span><text:span text:style-name="T2591">i</text:span><text:span text:style-name="T2592">ńs</text:span><text:span text:style-name="T2593">k</text:span><text:span text:style-name="T2594">i</text:span><text:span text:style-name="T2595">:</text:span></text:p>
      <text:p text:style-name="P2596">I to samo dzisiaj pkt 4 przedyskutowany teraz.</text:p>
      <text:p text:style-name="P2597">Punkt 5 rozumiem, że też jest już uzgodniony brzmi on w tej chwili tak:<text:s/>„przyg<text:span text:style-name="T2598">ot</text:span>owanie prz<text:span text:style-name="T2599">ej</text:span>ściowego do czasu pełnego wprowadzenia reformy układu zbiorowego płac w służbie zdrowia do 30 kwi<text:span text:style-name="T2600">et</text:span>nia<text:s/>‘89 r.<text:span text:style-name="T2601">”</text:span><text:span text:style-name="T2602">.</text:span><text:s/>Ale to wcześniej przyjęliśmy właśnie takie ustalenia<text:span text:style-name="T2603">.</text:span></text:p>
      <text:p text:style-name="P2604"><text:span text:style-name="T2605">A</text:span><text:span text:style-name="T2606">.</text:span><text:span text:style-name="T2607"><text:s/>Grzym</text:span><text:span text:style-name="T2608">isła</text:span><text:span text:style-name="T2609">wska</text:span><text:span text:style-name="T2610">:</text:span></text:p>
      <text:p text:style-name="P2611">Tak. Pan dr Guglas proszę.</text:p>
      <text:p text:style-name="P2612"><text:span text:style-name="T2613">W. Guglas</text:span><text:span text:style-name="T2614">:</text:span></text:p>
      <text:p text:style-name="P2615">My przyjęliśmy stanowisko. Było stanowisko odnośnie opracowania systemu. Ja chciałbym uzyskać parę wyjaśnień. Ponieważ jak mówiłem i mam dokumenty, pani doc. Kuratowska też na początku mówiła odnośnie pewnych niejasności, które pokazują się w prasie, czy dzień 30 kwietnia to jest dzień wprowadzenia nowego tar<text:span text:style-name="T2616">yf</text:span>ikatora w służbie zdrowia<text:span text:style-name="T2617">?</text:span><text:s/>Bo tak jest to int<text:span text:style-name="T2618">er</text:span>pr<text:span text:style-name="T2619">et</text:span>owane, że przyjdą nowe pieniądze. My jesteśmy za tym jako strona związkowa, żebyśmy tu jasno określili, że pracownicy od 30 kwietnia do<text:span text:style-name="T2620">st</text:span>ają pieniądze na podwyżkę i wprowadzenie nowego, bo to tak jest interpretowane. Natomiast nie zgadzamy się ze stwierdzeniem, że żądamy średniego wynagr<text:span text:style-name="T2621">od</text:span>z<text:span text:style-name="T2622">en</text:span>ia, tak jak to jest int<text:span text:style-name="T2623">er</text:span>pr<text:span text:style-name="T2624">et</text:span>owane, średniego wynagrodzenia w sferze produkcji materialnej.</text:p>
      <text:p text:style-name="P2625">Ja mogę przeczytać, że domagamy się, żeby wysokość naszych wynagrodzeń podlegała co pół roku weryfikacji. To<text:s/><text:span text:style-name="T2626">je</text:span>st już załatwione ustawą o kszta<text:span text:style-name="T2627">łt</text:span>owaniu pła<text:span text:style-name="T2628">c</text:span><text:s/>i jest to zagwarantowane, i zrównanie ze średnią zarobków w sferze produkcyjnej. Dlatego ja nie bez powodu wnosiłem na poprzednim posiedzeniu, ż<text:span text:style-name="T2629">e</text:span><text:s/>z naszego stołu powinniśmy bardzo mocno naciskać na do<text:span text:style-name="T2630">c</text:span>elową wysokość powyżej 106 proc<text:span text:style-name="T2631">.</text:span><text:s/>Bo to 106 proc. jest już zapisane w ustawie, która została wprowadzona odnośnie kszta<text:span text:style-name="T2632">łt</text:span>owania płac dla sfery budżetowej, a nie obniżania pracownikom<text:span text:style-name="T2633">.</text:span><text:s/>Bo jeżeli my w zasadniczych kwestiach nie dojdziemy do porozumienia w zakresie płac to tutaj będzie niedobrze dla środowiska.</text:p>
      <text:p text:style-name="P2634">My żądamy bardzo wysokich, powyżej 106 proc., zgodnie z wyliczeniem czy odnośni<text:span text:style-name="T2635">e</text:span><text:s/>grup zawodowych czy pójdziemy odnośnie całego środowiska, ale docelowego wskaźnika i pewnej sugestii w tym w naszym zapisie.</text:p>
      <text:p text:style-name="P2636">/Głos z sali: Konkretnie/.</text:p>
      <text:p text:style-name="P2637">No panie doktorze to jest konkretnie. Tylko opierajmy się na faktach. Konkretnie jest to, że środowisko ma 106 proc.<text:s/><text:span text:style-name="T2638">Wię</text:span>c nie możemy żądać mniej niż środowisko ma docelowy zapis w ustawie. Ja si<text:span text:style-name="T2639">ę</text:span><text:s/>opieram na konkretnych dokumentach. I drugie spowodowanie zapisu, że my żądam<text:span text:style-name="T2640">y</text:span>, bo nowy taryfikator, jakikolwiek on nie będzie, jeżeli nie będzie pieniędzy na wysycenie, to ludzie pieniędzy dodatkowych nie dostaną. Dostaną w inny sposób, ale te same pieniądze<text:span text:style-name="T2641">.</text:span></text:p>
      <text:p text:style-name="P2642"><text:span text:style-name="T2643">W</text:span><text:s/>związku z tym proponuję tutaj przyjęcie przez stronę solidarnościowo-opozycyjną sugestii tej, że po prostu żądamy docelowego w najbliższym czasie określenia wskaźnika<text:s/>dla stosunku relacji produkcji materialnej dla służby zdrowia wyższego niż 106 proc., bo środowisko nie zgadza się z takim zapisem.</text:p>
      <text:p text:style-name="P2644"><text:span text:style-name="T2645">A</text:span><text:span text:style-name="T2646">.</text:span><text:span text:style-name="T2647"><text:s/>Grzym</text:span><text:span text:style-name="T2648">is</text:span><text:span text:style-name="T2649">ławska</text:span><text:span text:style-name="T2650">:</text:span></text:p>
      <text:soft-page-break/>
      <text:p text:style-name="P2651">Prosz<text:span text:style-name="T2652">ą</text:span><text:s/>pań<text:span text:style-name="T2653">st</text:span>wa ja jeszcze chciałam przypomnieć stanowisko, bo wracamy do sprawy, którą już omawialiśmy, stanowisko było wspólne. Po pierwsze proszę posłuchajmy wszyscy. Po uzyskaniu wyników kszta<text:span text:style-name="T2654">łt</text:span>owania się średnich wynagrodzeń za okres I kwartału<text:s/>‘89 strona rządowa dokona wspólnie ze stronami uc<text:span text:style-name="T2655">zest</text:span>n<text:span text:style-name="T2656">icz</text:span>ącymi w obradach oceny sytuacji płacowej w służbie zdrowia, opiece społecznej na tle płac pracowników sfery materialnej. Na podstawie przeprowadzonej analizy, strona rządowa przedłoży Radzie Ministrów odpowiednie wnioski. To po pierwsze.</text:p>
      <text:p text:style-name="P2657">Po drugie do dnia 30 kwietnia strony ustaliły, że w tym terminie zostanie wspólnie opracowany projekt systemu wynagradzania w służbie zdrowia, opiece społecznej zgodnie z kierunkami reformy<text:span text:style-name="T2658">.</text:span><text:s/>Czyli mówimy o projekcie i ten termin jest zagwarantowany dla projektu, uzgodnienia projektu, a nie wprowadzenia go w życie. To jest ta wątpliwość.</text:p>
      <text:p text:style-name="P2659">Strony wyrażają pogląd, że dla pracowników służby zdrowia i opieki społecznej powinien być określony docelowy wskaźnik relacji wynagrodzeń w stosunku do sfery produkcji materialnej. Myślę, że to wszystko już uzgodniliśmy. Prawda?</text:p>
      <text:p text:style-name="P2660">Proszę bardzo dr Cybulko.</text:p>
      <text:p text:style-name="P2661"><text:span text:style-name="T2662">M. Cybulk</text:span><text:span text:style-name="T2663">o</text:span><text:span text:style-name="T2664">:</text:span></text:p>
      <text:p text:style-name="P2665">Ja myślę, że tutaj są potrzebne do tego by jakoś ułożyć ten ter<text:span text:style-name="T2666">m</text:span>in te dwa stanowiska. To wcześniejsze stanowisko nasze, które mówi o tym, że zespół powołany do 15 czerwca w oparciu o wyniki dyskusji i konsultacji<text:s/>opracuje ostateczną wersję programu reformy i założeń podstawowych uregulowań prawnych. Proponuję, by tu było to spójne i też tak samo do 15 czerwca również ten projekt opracować. Proszę pań<text:span text:style-name="T2667">st</text:span>wa, dlaczego ja o tym mówię. Ja pami<text:span text:style-name="T2668">ęt</text:span>am wypowiedź pani docent jeśli chodzi o obecne niepokoje i to, że wszyscy oczekują na to, że jednak należy ten taryfikator zmienić. Natomiast z drugiej strony boję się tego, że określą nas, że zbyt szybko opracowaliśmy ten projekt w stosunku do tego jakie mieliśmy możliwości czasowe.</text:p>
      <text:p text:style-name="P2669">Chciałbym, ażeby nasze stanowisko przyjęło to, żeśmy bardzo poważnie podeszli do tego projektu i odpowiednio go opracowali. Bo krótki termin natychmiast rodzi niepokoje w środowisku służby zdrowia.</text:p>
      <text:p text:style-name="P2670">Nawet gdybyśmy powiedzieli, że mieliśmy dotychczas wszystko opracowane, podanie miesiąca lub dwóch miesięcy natychmiast nie będziemy mogli w tym względzie wywiązać się, ja myślę, że w opinii całego środowiska.</text:p>
      <text:p text:style-name="P2671"><text:span text:style-name="T2672">A. Grzym</text:span><text:span text:style-name="T2673">is</text:span><text:span text:style-name="T2674">ławska</text:span><text:span text:style-name="T2675">:</text:span></text:p>
      <text:p text:style-name="P2676">Proszę pa<text:span text:style-name="T2677">ń</text:span>stwa<text:s/><text:span text:style-name="T2678">m</text:span>y mówimy o zupełnie dwóch różnych rzeczach w tej chwili. W jednej stronie mówimy o reformie, której kierunki zostaną przygotowane do 15 czerwca, z drugiej strony mówimy o sytuacji, jaka powstała z ni<text:span text:style-name="T2679">ez</text:span>adowolenia nad wprowadzeniem tego systemu wynagrodzeń, który w tej chwili jest realizowany od 1 stycznia ze spłatą od 1 stycznia. I nasze ustalenie dotyczące... nasze ustalone stanowisko dotyczy oczywiście okresu prz<text:span text:style-name="T2680">ej</text:span>ściowego, to znaczy dotyczy wprowadzenia systemu wynagradzania do czasu zafunk<text:span text:style-name="T2681">cj</text:span>onowania reformy. Proszę zobaczyć my tam mamy<text:s/>cza<text:span text:style-name="T2682">s</text:span>, który został uzgodniony do wpro<text:span text:style-name="T2683">wa</text:span>dzenia reformy, to<text:s/><text:span text:style-name="T2684">są</text:span><text:s/>j<text:span text:style-name="T2685">es</text:span>zcze trzy lata. To j<text:span text:style-name="T2686">es</text:span>t<text:s/><text:span text:style-name="T2687">st</text:span>rasznie długi czas. My mówimy w tej chwili o tej sytuacji, która jest na dzisiaj. I mówimy o tym, że środowisko i ja my<text:span text:style-name="T2688">ś</text:span>lę<text:span text:style-name="T2689">,</text:span><text:s/><text:span text:style-name="T2690">ż</text:span>e w tej chwili powtarzamy argumenty ni<text:span text:style-name="T2691">ez</text:span>adowolenia środowiska i wydyskutowaliśmy i właściwie uzgodniliśmy dwa razy na ten temat rozmawialiśmy tutaj również na posi<text:span text:style-name="T2692">ed</text:span>zeniach plenarnych, że w terminie do 30 kwietnia zespół, który<text:s/><text:soft-page-break/>zostanie powołany, realny zespół opracuje projekt systemu wynagradzania. Na ten czas, a nie na czas reformy, czas reformy jest zupełnie rzeczą odrębną. Nie wiem czy my się dobrze rozumiem<text:span text:style-name="T2693">y.</text:span></text:p>
      <text:p text:style-name="P2694">Dr Umiastowski proszę bardzo.</text:p>
      <text:p text:style-name="P2695"><text:span text:style-name="T2696">J</text:span><text:span text:style-name="T2697">.</text:span><text:span text:style-name="T2698"><text:s/>Umiastowski</text:span><text:span text:style-name="T2699">:</text:span></text:p>
      <text:p text:style-name="P2700">To wszystko było dyskutowane i ustalone, nazwane prowizo<text:span text:style-name="T2701">r</text:span>ium płacowym, dwukrotnie zakomunikowane w telewizji, dziwię się, że pan dr Cybulko wraca do tematu.</text:p>
      <text:p text:style-name="P2702">Dziękuję<text:span text:style-name="T2703">.</text:span></text:p>
      <text:p text:style-name="P2704"><text:span text:style-name="T2705">A.</text:span><text:span text:style-name="T2706"><text:s/>Grzym</text:span><text:span text:style-name="T2707">isła</text:span><text:span text:style-name="T2708">wska</text:span><text:span text:style-name="T2709">:</text:span></text:p>
      <text:p text:style-name="P2710">Proszę bardzo pan Waleczek.</text:p>
      <text:p text:style-name="P2711"><text:span text:style-name="T2712">J. Waleczek</text:span><text:span text:style-name="T2713">:</text:span></text:p>
      <text:p text:style-name="P2714">Proponuję przyjąć to co pani przewodnicząca zaprezentowała. Tym bardziej, że było to już dyskutowane, były wątpliwości, ale doszliśmy do określonego porozumienia. Wszyscy wiemy, że ten projekt płac jest niedobry wobec tego trzeba na ten okres przejściowy dopracować się lepszego i ustaliliśmy, że do 30 kwietnia takie działania będą podjęte. Więc też nie widzę potrzeby dalszego dyskutowania tego tem<text:span text:style-name="T2715">at</text:span>u<text:span text:style-name="T2716">.</text:span></text:p>
      <text:p text:style-name="P2717"><text:span text:style-name="T2718">A</text:span><text:span text:style-name="T2719">.</text:span><text:span text:style-name="T2720"><text:s/>Grzymisławska</text:span><text:span text:style-name="T2721">:</text:span></text:p>
      <text:p text:style-name="P2722">Dziękuję bardzo za głos podsumow<text:span text:style-name="T2723">uj</text:span>ący<text:span text:style-name="T2724">...</text:span></text:p>
      <text:p text:style-name="P2725"><text:span text:style-name="T2726">W. Gugla</text:span><text:span text:style-name="T2727">s</text:span><text:span text:style-name="T2728">:</text:span></text:p>
      <text:p text:style-name="P2729">Tutaj środowisko chce mieć jasność.<text:s/><text:span text:style-name="T2730">I</text:span><text:s/>jeżeli<text:s/><text:span text:style-name="T2731">m</text:span>ówimy o sprawach środowiska, nicz<text:span text:style-name="T2732">e</text:span>go nie można przemilczeć.</text:p>
      <text:p text:style-name="P2733">Ja przypomnę<text:s/><text:span text:style-name="T2734">i</text:span><text:s/>mam prz<text:span text:style-name="T2735">ed</text:span><text:s/><text:span text:style-name="T2736">s</text:span>obą dokument, który mówi, że wypłacane obecnie pobory traktujemy jako zaliczkę przyszłych zarobków. I załatwienia tych postulatów do 30 kwietnia. Czy mamy rozumie<text:span text:style-name="T2737">ć</text:span><text:s/>- bo chcę, żebyśmy sobie tu<text:s/><text:span text:style-name="T2738">wyj</text:span>aśn<text:span text:style-name="T2739">ili</text:span>, że z dniem 30 kwietnia bez dodatkowych środków zmieniamy taryfikator w służbie zdrowia w Polsce i wprowadzamy nowy, bo wszelka zmiana - tutaj mu<text:span text:style-name="T2740">s</text:span>imy mieć jasność przy tym stole - taryfikatora, który puścimy w środowisko i ja jestem tutaj bardzo zadowolony z tego, jako prz<text:span text:style-name="T2741">edst</text:span>aw<text:span text:style-name="T2742">ic</text:span>iel tego środowiska, bo dla mnie wprowadzenie nowego taryfikatora to jest kwestia<text:s/><text:span text:style-name="T2743">środ</text:span>ków<text:span text:style-name="T2744">.</text:span></text:p>
      <text:p text:style-name="P2745">Ruch zawodowy ma zagwarantowane środki od<text:s/><text:span text:style-name="T2746">1</text:span><text:s/>lipca w związku z tym dwa razy damy pracownikom podwyżkę jeszcze w tym roku<text:span text:style-name="T2747">.</text:span><text:s/><text:span text:style-name="T2748">W</text:span><text:s/>związku z tym nie można ludziom powiedzieć, że wejdzie taryfikator bez pieniędzy<text:span text:style-name="T2749">.</text:span><text:s/>W związku z tym bym prosił o spr<text:span text:style-name="T2750">ec</text:span>yzowanie tej sprawy.</text:p>
      <text:p text:style-name="P2751"><text:span text:style-name="T2752">A. Grzym</text:span><text:span text:style-name="T2753">isła</text:span><text:span text:style-name="T2754">wska</text:span><text:span text:style-name="T2755">:</text:span></text:p>
      <text:p text:style-name="P2756">Proszę bardzo dr Edelman.</text:p>
      <text:p text:style-name="P2757"><text:span text:style-name="T2758">Dr<text:s/></text:span><text:span text:style-name="T2759">M.</text:span><text:span text:style-name="T2760"><text:s/>Ed</text:span><text:span text:style-name="T2761">el</text:span><text:span text:style-name="T2762">man</text:span><text:span text:style-name="T2763">:</text:span></text:p>
      <text:p text:style-name="P2764">Przecież to jest tak jak powi<text:span text:style-name="T2765">ed</text:span>zieliśmy, że do 30 kwietnia będzie opracowany nowy system, projekt systemu, że ten projekt pójdzie do konsultacji 30 czerwca, czy kiedyś będzie ewentualnie wprowadzony w życie. I chyba tego trzeba się trzymać.<text:s/><text:span text:style-name="T2766">J</text:span>eżeli pan dr<text:s/><text:span text:style-name="T2767">G</text:span>uglas mówi, że są zabezpieczone środki od 1 lipca to znaczy się, że do tego czasu musi to być wypracowane.</text:p>
      <text:p text:style-name="P2768">Więc, żeby nie było tak, że nie mamy czasu na konsultacje, więc do 30 czerwca... 30 kwietnia system, a od 30 lipca<text:span text:style-name="T2769">...</text:span><text:s/>30 czerwca płacić.</text:p>
      <text:p text:style-name="P2770"><text:span text:style-name="T2771">A. Grzym</text:span><text:span text:style-name="T2772">is</text:span><text:span text:style-name="T2773">ławska</text:span><text:span text:style-name="T2774">:</text:span></text:p>
      <text:soft-page-break/>
      <text:p text:style-name="P2775">Proszę państwa chciałam jeszcze przypomnieć, że taka sama dyskusja się toczyła czy ma<text:span text:style-name="T2776">m</text:span>y środki czy to pokryje i myślę,<text:s/><text:span text:style-name="T2777">ż</text:span>e doszliśmy do porozumienia,<text:s/><text:span text:style-name="T2778">i</text:span><text:s/>to jest zapisane, że oczywiście nie będziemy tutaj mówili o nadzwyczajnych środkach na pokrycie<text:span text:style-name="T2779">.</text:span><text:s/>Tu chodzi o system, a nie o środki w tej chwili. Ja myślę, że tutaj doszliśmy do porozumienia w tej chwili.</text:p>
      <text:p text:style-name="P2780">Natomiast środki są zapewnione od 1 lipca i to jest dla wszystkich nas rzecz oczywista od dwóch lat.</text:p>
      <text:p text:style-name="P2781">Pan dr Guglas proszę.</text:p>
      <text:p text:style-name="P2782"><text:span text:style-name="T2783">Dr</text:span><text:span text:style-name="T2784"><text:s/></text:span><text:span text:style-name="T2785">M.</text:span><text:span text:style-name="T2786"><text:s/>Guglas</text:span><text:span text:style-name="T2787">:</text:span></text:p>
      <text:p text:style-name="P2788">Nie chodzi o system, bo system już jest. Systemem jest ustawa o kszta<text:span text:style-name="T2789">łt</text:span>owaniu płac dla sfery budżetow<text:span text:style-name="T2790">ej</text:span>. Przy czym dla nas wypełnieniem systemu jest wyższy... Natomiast<text:s/><text:span text:style-name="T2791">ch</text:span>odzi o taryfikator, system rozdziału.</text:p>
      <text:p text:style-name="P2792"><text:span text:style-name="T2793">A</text:span><text:span text:style-name="T2794">.<text:s/></text:span><text:span text:style-name="T2795">Grzymisławska</text:span><text:span text:style-name="T2796">:</text:span></text:p>
      <text:p text:style-name="P2797">Tak, oczywiście. Proszę bardzo pan dr Cybulko, pan doc. Wdowiak, pan prof.<text:s/><text:span text:style-name="T2798">Ż</text:span>o<text:span text:style-name="T2799">ch</text:span>owski.</text:p>
      <text:p text:style-name="P2800"><text:span text:style-name="T2801">Dr. M</text:span><text:span text:style-name="T2802">.</text:span><text:span text:style-name="T2803"><text:s/>Cybulko</text:span><text:span text:style-name="T2804">:</text:span></text:p>
      <text:p text:style-name="P2805">Ja myślę zakończmy dyskusję w tym punkc<text:span text:style-name="T2806">i</text:span>e i zgódźmy się z tym proponowanym chociaż na początku pierwszej wersji był 30 czerwca, potem<text:s/><text:span text:style-name="T2807">ż</text:span>e<text:span text:style-name="T2808">ś</text:span>my na plenarnym naszym posiedzeniu zmieniliśmy na 30 kwietnia. Ta grupa robocza ekonomiczna jednak nie wszystko brała pod uwagę, ten wydłużony termin opracowania tego projektu i na pewno rozpatrywała to bardzo szczegółowo.</text:p>
      <text:p text:style-name="P2809">Nasze niepokoje to znaczy dr. Guglasa i moje wynikają z tego, że to nie będzie tajemnicą, służba zdrowia będzie o tym wiedziała, i nie wszyscy zrozumieją, ż<text:span text:style-name="T2810">e</text:span><text:s/>jest to pr<text:span text:style-name="T2811">oj</text:span>ekt.</text:p>
      <text:p text:style-name="P2812">Niepokój nasz też wynika z tego, że wszyscy będą<text:s/>oczekiwali,<text:s/><text:span text:style-name="T2813">ż</text:span>e tuż po 15 kwietnia będą miel<text:span text:style-name="T2814">i</text:span><text:s/>natychmiast więcej pieniędzy<text:span text:style-name="T2815">.</text:span><text:s/>Dlatego taka dyskusja była. A co do tego terminu zgadzamy się<text:span text:style-name="T2816">.</text:span></text:p>
      <text:p text:style-name="P2817"><text:span text:style-name="T2818">A.<text:s/></text:span><text:span text:style-name="T2819">Gr</text:span><text:span text:style-name="T2820">zymisławska</text:span><text:span text:style-name="T2821">:</text:span></text:p>
      <text:p text:style-name="P2822">Pan<text:s/><text:span text:style-name="T2823">L</text:span>eszek Wdowiak, bo taka była kolejnoś<text:span text:style-name="T2824">ć</text:span><text:s/>zgłoszeń.</text:p>
      <text:p text:style-name="P2825"><text:span text:style-name="T2826">Leszek Wdowiak</text:span><text:span text:style-name="T2827">:</text:span></text:p>
      <text:p text:style-name="P2828">Proszę państwa my tu mówimy o różnych rzeczach. Wprawdzie ja dwa dni temu postarałem się skontaktować ze wszystkimi zakładami służby zdrowia woj. lubelskiego, w których ludzie nie chcą pobrać pieniędzy. Bo jest taka sytuacja. Czego oni oczekują? Oni wcale nie oczekują nowego systemu proszę państwa, to jest po prostu mydlenie oczu.</text:p>
      <text:p text:style-name="P2829">Oni oczekują realizacji umowy zawartej między naszą Federacją, a rządem. Czyli zabezpieczenia poziomu 95 proc. płacy w naszej służbie zdrowia w relacji do sfery materialnej, bo się zorientowali, że w ciągu tych 3 miesięcy sfera materialna otrzymała takie podwyżki, że te nasze pieniądze w wysokości iluś tam set miliardów złotych nie pokrywają 95 proc. Więc my nie oszukujmy siebie, nie oszukujmy naszych pracowników tylko zastanówmy się, jak zrea<text:span text:style-name="T2830">l</text:span>i<text:span text:style-name="T2831">z</text:span>ować to co już zostało zawarte między naszą Federacją i stroną rządową.</text:p>
      <text:p text:style-name="P2832">Dziękuję.</text:p>
      <text:p text:style-name="P2833"><text:span text:style-name="T2834">A</text:span><text:span text:style-name="T2835">. Grzymis</text:span><text:span text:style-name="T2836">ła</text:span><text:span text:style-name="T2837">wska</text:span><text:span text:style-name="T2838">:</text:span></text:p>
      <text:p text:style-name="P2839">P<text:span text:style-name="T2840">r</text:span>oszę bardzo pan pr<text:span text:style-name="T2841">of</text:span>. Żochowski<text:span text:style-name="T2842">.</text:span></text:p>
      <text:p text:style-name="P2843"><text:span text:style-name="T2844">Prof. J. Żochowski</text:span><text:span text:style-name="T2845">:</text:span></text:p>
      <text:p text:style-name="P2846">Może byśmy tą dyskusję zakończyli dlatego, że my<text:span text:style-name="T2847">ś</text:span>my na ten temat już wielokrotnie mówili,<text:s/><text:soft-page-break/>podpisaliśmy to stanowisko, które właściwie jest jasne. I nic tutaj to co pan doc<text:span text:style-name="T2848">.</text:span><text:s/>Wdowiak mówił, nie ma żadnych niebezpieczeństw. Zostało ono prawdop<text:span text:style-name="T2849">odob</text:span>nie<text:s/><text:span text:style-name="T2850">ź</text:span>le nagłośnione.<text:s/>Pieniądze będą od<text:s/><text:span text:style-name="T2851">1</text:span><text:s/>lipca, do 30 kwietnia zostanie opracowany projekt, jak te pieniądze rozdzieli<text:span text:style-name="T2852">ć.</text:span><text:s/>A czy ilość tych pieniędzy jest za mała czy dobra to pkt 4 mówi, że zrobimy docelowy wskaźnik relacji, że będziemy zmieniali to w zależności od tego, jak zmieniają się zarobki w sferze materialnej. I punkt<text:s/><text:span text:style-name="T2853">1</text:span>, czyli może zakończmy tą dyskusję, wiadomo, że do 30 kwietnia robimy - cały czas jest prow<text:span text:style-name="T2854">iz</text:span>orium, jest przyg<text:span text:style-name="T2855">ot</text:span>owywany projekt i według tego projektu rozdzielimy pieniądze, które będą 1 lipca, jeżeli będzie utrzymany ten wskaźnik. Chyba rozmowa dalsza na ten temat jest niepotrzebna<text:span text:style-name="T2856">.</text:span></text:p>
      <text:p text:style-name="P2857"><text:span text:style-name="T2858">A. Grzymisławska</text:span><text:span text:style-name="T2859">:</text:span></text:p>
      <text:p text:style-name="P2860">Pan dr Umiastowski, ale rozumiem, że kończymy dyskusję.</text:p>
      <text:p text:style-name="P2861"><text:span text:style-name="T2862">J. Umiastowsk</text:span><text:span text:style-name="T2863">i</text:span><text:span text:style-name="T2864">:</text:span></text:p>
      <text:p text:style-name="P2865"><text:span text:style-name="T2866">T</text:span>ak, w celu wyjaśnienia. Nieporozumienie pochodzi stąd, że w dniu kiedy sprawa została przedyskutowana<text:s/><text:span text:style-name="T2867">i</text:span><text:s/>ustalona, OPZZ był nieobecny z własnej swojej decyzji, potem wrócił i dzisiaj dyskutuje nie znając przebiegu tamtego dnia obrad. Więc sami są<text:s/><text:span text:style-name="T2868">so</text:span>bie winni, że nie słyszeli coś<text:span text:style-name="T2869">m</text:span>y ustalili, ale państwo wyszliście z własnej decyzji. Ustalenie było bez was.</text:p>
      <text:p text:style-name="P2870">Dziękuję.</text:p>
      <text:p text:style-name="P2871"><text:span text:style-name="T2872">W.</text:span><text:span text:style-name="T2873"><text:s/>Guglas</text:span><text:span text:style-name="T2874">:</text:span></text:p>
      <text:p text:style-name="P2875"><text:span text:style-name="T2876">W</text:span><text:s/>cel<text:span text:style-name="T2877">u</text:span><text:s/>wyjaśnienia, ja prosiłbym, żeby tego rodzaju spraw nie rzuca<text:span text:style-name="T2878">ć</text:span>, że wyszliśmy z własnej decyzji. Wyszliśmy na podstawie<text:s/>o<text:span text:style-name="T2879">ś</text:span>wiadczenia, z którego wycofały<text:s/><text:span text:style-name="T2880">się<text:s/></text:span>obie strony, przepraszam bardzo gwoli prawdy...</text:p>
      <text:p text:style-name="P2881"><text:span text:style-name="T2882">Z. Kuratowska</text:span><text:span text:style-name="T2883">:</text:span></text:p>
      <text:p text:style-name="P2884">Bardzo przepraszam z żadnego oświadczenia nasza strona się nie wycofywała.</text:p>
      <text:p text:style-name="P2885"><text:span text:style-name="T2886">A. Grzymisławska</text:span><text:span text:style-name="T2887">:</text:span></text:p>
      <text:p text:style-name="P2888">Pan prof. Wojtczak, proszę.</text:p>
      <text:p text:style-name="P2889"><text:span text:style-name="T2890">A. Wo</text:span><text:span text:style-name="T2891">jt</text:span><text:span text:style-name="T2892">czak</text:span><text:span text:style-name="T2893">:</text:span></text:p>
      <text:p text:style-name="P2894"><text:span text:style-name="T2895">J</text:span>a bym proponował, żebyśmy może zakończyli na ten temat dyskusje. Dl<text:span text:style-name="T2896">ateg</text:span>o, że mieliśmy stanowisko przyjęte<text:span text:style-name="T2897">.</text:span><text:s/>Ja rozumiem, że było wiele nieporozumień w prasie, bo fa<text:span text:style-name="T2898">kty</text:span>cznie były sformułowania, że to jest nowe prowizorium, dużo obiecanek było.</text:p>
      <text:p text:style-name="P2899">Natomiast mnie się wydaje, musimy się trzymać zapisu, a zapis mówi o projekcie systemu<text:s/><text:span text:style-name="T2900">i</text:span><text:s/>o dyskusji, i o wybieganiu w kierunku reformy. Ja nie wiem czy jest potrzebny nowy system, czy nie jest potrzebny. C<text:span text:style-name="T2901">z</text:span>y to problem w zasila<text:span text:style-name="T2902">n</text:span>iu leży?</text:p>
      <text:p text:style-name="P2903">Natomiast wydaje mi się, że trzeba rozważyć - może są lepsze projekty, a może nie<text:span text:style-name="T2904">.</text:span><text:s/>A może tylko jakaś kosmetyka czy... prostsze.</text:p>
      <text:p text:style-name="P2905">I ja proponowa<text:span text:style-name="T2906">łb</text:span>ym, żebyśmy zakończyli dyskusj<text:span text:style-name="T2907">ę</text:span>, a nie s<text:span text:style-name="T2908">kierow</text:span>ywa<text:span text:style-name="T2909">li</text:span><text:s/>w tej chwili poprzez dystrakcje z głównego nurtu.</text:p>
      <text:p text:style-name="P2910"><text:span text:style-name="T2911">A. Grzymisławska</text:span><text:span text:style-name="T2912">:</text:span></text:p>
      <text:p text:style-name="P2913">Ja my<text:span text:style-name="T2914">ś</text:span>l<text:span text:style-name="T2915">ę</text:span>, że wszy<text:span text:style-name="T2916">st</text:span>kie te uzasadnienia, które przed chwilą tutaj każdy z nas przytaczał padały tutaj już co najmniej dwa czy trzy razy. I rzeczywiście wydaje mi się, że dyskusja była bardzo duża, bardzo długa i bardzo wyczerpująca.<text:s/><text:span text:style-name="T2917">W</text:span><text:s/>wyniku tej dyskusji uzyskaliśmy stanowisko, jeże<text:span text:style-name="T2918">li</text:span><text:s/>je podpisaliśmy, a te<text:s/><text:soft-page-break/>stanowiska są podpisane, to myślę, że powinniśmy skończyć rozmowę na ten temat i rzeczywiście proponuję przejść do następnego punktu.</text:p>
      <text:p text:style-name="P2919">Proszę bardzo pan doc. Wnuk-Lipiński, proszę bardzo pan dr Guglas.</text:p>
      <text:p text:style-name="P2920"><text:span text:style-name="T2921">Dr W</text:span><text:span text:style-name="T2922">.</text:span><text:span text:style-name="T2923"><text:s/>Guglas</text:span><text:span text:style-name="T2924">:</text:span></text:p>
      <text:p text:style-name="P2925"><text:span text:style-name="T2926">W</text:span><text:s/>zwi<text:span text:style-name="T2927">ą</text:span>zku z tym, że podczas obrad my wyszliśmy tak stwierdził pan dr Umiastowski, i zostały zawarte. My przyjmujemy, że wyszliśmy z własnej winy czy nie z<text:s/>własnej winy<text:span text:style-name="T2928">.</text:span><text:s/>Natomiast chciałem powiedzieć, ż<text:span text:style-name="T2929">e</text:span><text:s/>w tym momencie, że zostało złamane przez rząd porozumienie z Federacją podpisane odnośnie realizacji płac.</text:p>
      <text:p text:style-name="P2930"><text:span text:style-name="T2931">W</text:span><text:s/>zwi<text:span text:style-name="T2932">ą</text:span>zku z czym<text:s/><text:span text:style-name="T2933">m</text:span>y występujemy o zrea<text:span text:style-name="T2934">li</text:span>zowanie. Ja sądzę, że po prostu środowisko już w tej chwili oczekuje od 30 kwietnia na pieniądze. Środowisko oczekuje, powiedzmy sobie tutaj szczerze, że środowisko oczekuje od 3 kwietnia, państwo podpisali porozumienie, uzgodnili stanowisko i że od 30 kwietnia wchodzi nowa sprawa.<text:s/><text:span text:style-name="T2935">W</text:span><text:s/>związku z tym my oczekujemy realizacji tej sprawy nowej w zakresie pieniędzy.</text:p>
      <text:p text:style-name="P2936"><text:span text:style-name="T2937">A.</text:span><text:span text:style-name="T2938"><text:s/></text:span><text:span text:style-name="T2939">G</text:span><text:span text:style-name="T2940">rzymisławska</text:span><text:span text:style-name="T2941">:</text:span></text:p>
      <text:p text:style-name="P2942">Bardzo proszę może j<text:span text:style-name="T2943">ed</text:span>nak bardzo dobitnie powiedzmy sobie co zostało ustalone. Pan dr Cybulko proszę bardzo, jest to zapisane.</text:p>
      <text:p text:style-name="P2944"><text:span text:style-name="T2945">M.</text:span><text:span text:style-name="T2946"><text:s/>Cybulk</text:span><text:span text:style-name="T2947">o</text:span><text:span text:style-name="T2948">:</text:span></text:p>
      <text:p text:style-name="P2949">Proszę państwa ja myślę, że będę musiał przeczytać te cztery punkty stanowiska grupy roboczej ds<text:span text:style-name="T2950">.<text:s/></text:span>pracowniczych, podpisy były ze strony rządowej i solidarnoś<text:span text:style-name="T2951">ci</text:span>owo-opozycyjn<text:span text:style-name="T2952">ej</text:span><text:s/>i OPZZ również w tym dokumencie...</text:p>
      <text:p text:style-name="P2953"><text:span text:style-name="T2954">/Głos</text:span><text:s/>z sali: Skąd, gdzie?/.</text:p>
      <text:p text:style-name="P2955">Ja przeczytam w całości, państwo macie sądzę te same egzemplarze i bardzo bym prosił sprawdzić czy się to zgadza z tym co będę czytał.</text:p>
      <text:p text:style-name="P2956">Pierwszy punkt:</text:p>
      <text:p text:style-name="P2957">„Po uzyskaniu wyników kszta<text:span text:style-name="T2958">łt</text:span>owania się średnich wynagrodzeń za okres I kwartału<text:s/>‘89 strona rządowa dokona wspólnie ze stronami ucz<text:span text:style-name="T2959">es</text:span>tniczącymi w obradach oceny sytuacji płacowej w służbie zdrowia i opiece społecznej na tle płac pracowników sfery materialnej. Na podstawie przeprowadzon<text:span text:style-name="T2960">ej<text:s/></text:span>analizy, strona rządowa przedłoży Radzie Ministrów odpowiednie wnioski”<text:s/><text:span text:style-name="T2961">-</text:span><text:s/>zgadza się ten pierwszy punkt.</text:p>
      <text:p text:style-name="P2962"><text:span text:style-name="T2963">/Głos</text:span><text:s/>z sali: Tak/.</text:p>
      <text:p text:style-name="P2964">Punkt drugi:<text:s/><text:span text:style-name="T2965">„</text:span>Strony ustaliły, że w terminie do 30 kwietnia br. zostanie wspólnie opracowany projekt systemu wynagradzania w służbie zdrowia i w opiece społecznej zgodnie z kierunkami reformy”.</text:p>
      <text:p text:style-name="P2966"><text:span text:style-name="T2967">/Głos</text:span><text:s/>z sali: Tak jest<text:span text:style-name="T2968">,</text:span><text:s/>bardzo mądry zapis/.</text:p>
      <text:p text:style-name="P2969">Punkt trzeci:<text:s/><text:span text:style-name="T2970">„</text:span>Strony ustaliły, że w terminie do 30 czerwca<text:s/>‘89 strona rządowa przedstawi Mini<text:span text:style-name="T2971">st</text:span>rów po uzgodnieniu ze stronami ucz<text:span text:style-name="T2972">est</text:span>n<text:span text:style-name="T2973">ic</text:span>zącymi w obradach projekt regulacji ustawowej dotyczący zasad organizacji wynagradzania za dyżury zakładowe i prace w pomocy doraźnej wraz ze skutkami finansowymi wprowadzenia nowych rozwiązań”<text:s/>- zgodne to jest<text:span text:style-name="T2974">,</text:span></text:p>
      <text:p text:style-name="P2975">/Głos z sali: Tak jest/.</text:p>
      <text:p text:style-name="P2976"><text:span text:style-name="T2977">I</text:span><text:s/>punkt czwarty:<text:s/>„<text:span text:style-name="T2978">St</text:span>rony wyrażają pogląd, że dla pracowników służby zdrowia i opieki społecznej powinien być określony docelowy wskaźnik relacji wynagrodzeń w stosunku do sfery produkcji materialn<text:span text:style-name="T2979">ej</text:span>”.<text:s/><text:soft-page-break/>Podpisy tych sześciu osób - strona rządowa, strona sol<text:span text:style-name="T2980">id</text:span>a<text:span text:style-name="T2981">rn</text:span>o<text:span text:style-name="T2982">śc</text:span>iowa<text:s/><text:span text:style-name="T2983">i</text:span><text:s/>strona OPZZ<text:span text:style-name="T2984">.</text:span><text:s/>Ja myślę, że w ten sposób powinniśmy zakończyć dyskusję w tym punkcie.</text:p>
      <text:p text:style-name="P2985">Dziękuję bardzo.</text:p>
      <text:p text:style-name="P2986"><text:span text:style-name="T2987">A.</text:span><text:span text:style-name="T2988"><text:s/>Grzym</text:span><text:span text:style-name="T2989">is</text:span><text:span text:style-name="T2990">ławska</text:span><text:span text:style-name="T2991">:</text:span></text:p>
      <text:p text:style-name="P2992">Dziękuję bardzo. Proszę bardzo pan doc. Wnuk-Lipiński następny punkt z pakietu postulatów.</text:p>
      <text:p text:style-name="P2993"><text:span text:style-name="T2994">E</text:span><text:span text:style-name="T2995">. W</text:span><text:span text:style-name="T2996">nuk-Lipiński</text:span><text:span text:style-name="T2997">:</text:span></text:p>
      <text:p text:style-name="P2998">Proszę państwa z pewnym niepokojem przystępuję do omówienia punktu 6, dlatego, że wydawało się, że pkt 5 jest już uzgodniony i dyskusja nad uzgodnionym i powrotem do punktu wyjścia zajęła nam godzinę.</text:p>
      <text:p text:style-name="P2999">Punkt 6, jak rozumiem te<text:span text:style-name="T3000">ż</text:span><text:s/>je<text:span text:style-name="T3001">s</text:span>t uzgodniony. Brzmi on tak<text:s/>„stworzenie gwarancji prawnej dla równouprawnienia wszystkich sektorów - pań<text:span text:style-name="T3002">st</text:span>wowego, komunalnego, spółdzi<text:span text:style-name="T3003">el</text:span>cz<text:span text:style-name="T3004">eg</text:span>o, prywatnego oraz fundacji służby zdrowia do dnia wejścia ustawy w życie o mieniu komunalnym”. Jak rozumiem jest to punkt uzgodniony<text:span text:style-name="T3005">.</text:span></text:p>
      <text:p text:style-name="P3006">Punkt 7<text:s/>„Stworzenie preferencji kredytowych<text:s/><text:span text:style-name="T3007">i</text:span><text:s/>ulg podatkowych na okres n<text:span text:style-name="T3008">ie</text:span><text:span text:style-name="T3009"><text:s/></text:span><text:span text:style-name="T3010">k</text:span>rótszy niż 4 lata dla przedsiębiorstw pr<text:span text:style-name="T3011">od</text:span>ukują<text:span text:style-name="T3012">cych</text:span><text:s/>na potrzeby ochrony zdrowia”<text:s/>by<text:span text:style-name="T3013">ł</text:span><text:s/>dyskutowany wczoraj wieczorem i generalnie co do idei promowania poprz<text:span text:style-name="T3014">e</text:span>z<text:span text:style-name="T3015"><text:s/></text:span>instrumenty ekonomiczne produkcji na potrzeby służby zdrowia zdaje się strony wczoraj si<text:span text:style-name="T3016">ę</text:span><text:s/>zgodziły.</text:p>
      <text:p text:style-name="P3017">Natomiast kontrowersje wynikły jeśli chodzi o termin - jeśli dobrze rozumiem - wczorajsze rozbieżności i do tego punktu dzisiaj strona nasza chciałaby dołączy<text:span text:style-name="T3018">ć</text:span>, ponieważ i tak jest to punkt nieuzgodniony jeszcze, następujące sformułowanie dotyczące również właśnie tego problemu. To jest pro<text:span text:style-name="T3019">jek</text:span>t naszego stanowiska, naszego całego zespołu.<text:s/>„Zespół uważa za niezbędne stworzenie mechanizmów premiujących produkcję sprzętu medycznego i aparatury dla krajowej służby zdrowia z ograniczeniem produkcji eksportowej o ile nie jest to związane z uzyskiw<text:span text:style-name="T3020">an</text:span>iem dewiz potrzebnych na zakup elementów do produkcji tego sprzętu i aparatury na rynek krajowy”<text:span text:style-name="T3021">.</text:span></text:p>
      <text:p text:style-name="P3022">/Głos z sali: To jest zamiast tego punktu?/.</text:p>
      <text:p text:style-name="P3023">Ni<text:span text:style-name="T3024">e</text:span>, obo<text:span text:style-name="T3025">k</text:span>, uzup<text:span text:style-name="T3026">ełn</text:span>ieni<text:span text:style-name="T3027">e</text:span>...</text:p>
      <text:p text:style-name="P3028"><text:span text:style-name="T3029">L. Wdowiak</text:span><text:span text:style-name="T3030">:</text:span></text:p>
      <text:p text:style-name="P3031">Bo pierwsza część wchodzi w zakres komp<text:span text:style-name="T3032">et</text:span>encyjny drugiej części..<text:span text:style-name="T3033">.</text:span></text:p>
      <text:p text:style-name="P3034"><text:span text:style-name="T3035">/Głos</text:span><text:s/>z sali: Merytorycznie... ulgi podatkowe są elementem<text:s/><text:span text:style-name="T3036">mech</text:span>anizmów.../.</text:p>
      <text:p text:style-name="P3037"><text:span text:style-name="T3038">E. Wnuk</text:span><text:span text:style-name="T3039">-</text:span><text:span text:style-name="T3040">Lipińsk</text:span><text:span text:style-name="T3041">i</text:span><text:span text:style-name="T3042">:</text:span></text:p>
      <text:p text:style-name="P3043">Tak<text:span text:style-name="T3044">.</text:span><text:s/>Al<text:span text:style-name="T3045">e</text:span><text:s/>tutaj mówimy<text:s/><text:span text:style-name="T3046">w</text:span><text:s/>pierwszej części o przeds<text:span text:style-name="T3047">ię</text:span>biorstwach polskich produk<text:span text:style-name="T3048">uj</text:span>ących na potrzeby ochrony zdrowia kraju, a w tym uzup<text:span text:style-name="T3049">eł</text:span>niającym punkcie mówimy o mechanizmach, które ograniczałyby eksport tej produkcji. Chyba, że jest to eksport, który przyczynia się do zasilania dewizowego właśnie tej produkcji na potrzeby kraju. Taka jest różnica między uzupełnieniem, a tym punktem<text:span text:style-name="T3050">.</text:span></text:p>
      <text:p text:style-name="P3051"><text:span text:style-name="T3052">M.</text:span><text:span text:style-name="T3053"><text:s/>C</text:span><text:span text:style-name="T3054">yb</text:span><text:span text:style-name="T3055">ulko</text:span><text:span text:style-name="T3056">:</text:span></text:p>
      <text:p text:style-name="P3057">Czy ja mógłbym prosić o sformułowanie i przekazać nam do dokładnego za<text:span text:style-name="T3058">st</text:span>anowienia się, dlatego że proszę państwa preferencje kredytowe i ulgi podatkowe jest to bardzo ważne jeśli chodzi o tę nową ustawę. Takie działania przecież Ministerstwo Zdrowia podjęło w stosunku do rzemieślników. Ulgi podatkowe rzemieślnicy produkujący sprzęt medyczny mieli. Ale zdaje się one były w przeciągu dwóch lat, o ile się nie mylę.</text:p>
      <text:soft-page-break/>
      <text:p text:style-name="P3059"><text:span text:style-name="T3060">A. Grzym</text:span><text:span text:style-name="T3061">is</text:span><text:span text:style-name="T3062">ławska</text:span><text:span text:style-name="T3063">:</text:span></text:p>
      <text:p text:style-name="P3064">Rozumiem, że stanowisko zostanie przekazane, ponieważ w ogóle ten punkt nie jest jeszcze uzgodniony więc myślę, że będziemy to uzgadniali nie w tej chwili. Przekażemy stanowisko i nastąpi potem dyskusja.</text:p>
      <text:p text:style-name="P3065"><text:span text:style-name="T3066">Dr M. Ku</text:span><text:span text:style-name="T3067">le</text:span><text:span text:style-name="T3068">rski</text:span><text:span text:style-name="T3069">:</text:span></text:p>
      <text:p text:style-name="P3070">Ja w tej sprawie chciałem wyjaśnić o co chodzi proszę państwa. Istnieje szereg przedsiębiorstw, które rzeczyw<text:span text:style-name="T3071">i</text:span>ście produkują sprzęt nie najlepszej jakości, natomiast przesyłane na rynki tzw. bardzo chłonne, które kupią wszystko. Obciąża to jakby zarówno w sensie wykorzystania tzw. mocy prz<text:span text:style-name="T3072">er</text:span>obowych, że to idzie poza kraj, a nie jest sterowane na kraj to jest jeden element.</text:p>
      <text:p text:style-name="P3073">Drugi element,<text:s/><text:span text:style-name="T3074">ż</text:span>e to umożliwia produkowanie sprzętu jednak nie najlepszej jakości czyli, jakby preferuje nie podnoszenie jakości tego sprzętu, bo on złej jakości pójdzie także, a trzeci element, że częściowo to są wkładane tzw. twar<text:span text:style-name="T3075">d</text:span>e dewizy, natomiast nie zamieniają się one z korzyścią dla naszego systemu. Przykładem będzie Zabrze i parę innych jeszcze. Nie wiem, jak to odnosi się do mniejszych przedsiębiorstw typu drobnego sprzętu, ale proszę państwa odnosi się także do leków. Tutaj ten temat akurat nie jest podnoszony, bo to dotyczy sprzętu, ale podobny problem jest w odniesieniu do leków.</text:p>
      <text:p text:style-name="P3076">Wydaje się więc, że to byłoby chyba skutecznym stworzeniem mechanizmów, w których te moce przerobowe byłyby skierowane na produkcję krajową jednocześnie z mniejszym naciskiem na obniżanie jakości.</text:p>
      <text:p text:style-name="P3077">Dziękuję.</text:p>
      <text:p text:style-name="P3078"><text:span text:style-name="T3079">A</text:span><text:span text:style-name="T3080">. Grzymisławska</text:span><text:span text:style-name="T3081">:</text:span></text:p>
      <text:p text:style-name="P3082">D<text:span text:style-name="T3083">z</text:span>iękuję bardzo.<text:s/><text:span text:style-name="T3084">R</text:span>ozumiem, że uzgodniliśmy przekazanie stanowiska, a potem nastąpi dysku<text:span text:style-name="T3085">sj</text:span>a. Proszę bardzo pan doc. Wnuk-Lipiński dal<text:span text:style-name="T3086">ej</text:span>.</text:p>
      <text:p text:style-name="P3087"><text:span text:style-name="T3088">E. Wnuk-Lipiński</text:span><text:span text:style-name="T3089">:</text:span></text:p>
      <text:p text:style-name="P3090">Jesteśmy przy punkcie 8. Uzgodniliśmy wczoraj, że uzyskamy informacje czy w o<text:span text:style-name="T3091">g</text:span>óle ten punkt jest potrzebny. Bo być może praktyka prawna już jest taka, że postulowanie zwolnienia z opłat celnych importu<text:span text:style-name="T3092"><text:s/></text:span>tych różnych produktów dla wszystkich form własności już się dokonała<text:span text:style-name="T3093">.</text:span><text:s/>W<text:span text:style-name="T3094">i</text:span>ęc mieliśmy s<text:span text:style-name="T3095">i</text:span>ę dowiedzieć.</text:p>
      <text:p text:style-name="P3096"><text:span text:style-name="T3097">Ob.</text:span><text:span text:style-name="T3098"><text:s text:c="23"/></text:span>:</text:p>
      <text:p text:style-name="P3099">Oczywiście już od przeszło roku Min<text:span text:style-name="T3100">isterst</text:span>wo Zdrowia, znaczy wszyscy, którzy otrzymują sprzęt medyczny są zwolnieni całkowicie z opłat celnych. Jest<text:s/>krótki dokument, który tu przed sobą mam, datowany z grudnia<text:s/>‘87, dotyczy roku<text:s/>‘88 i był przedłużony na<text:s/>‘89, informujący prezesa Głównego Urzędu Ceł, jest to dokument z Mini<text:span text:style-name="T3101">sterst</text:span>wa Współpracy z Zagranicą, który mówi, że<text:s/><text:span text:style-name="T3102">„</text:span>podjąłem decyzję o<text:span text:style-name="T3103"><text:s/></text:span>zwolnien<text:span text:style-name="T3104">iu</text:span><text:s/>z opłat celnych sprzętu i aparatury medycznej, części zamiennych do napraw tych urządzeń, podzespołu do montażu sprzętu rehabilita<text:span text:style-name="T3105">cj</text:span>i indyw<text:span text:style-name="T3106">id</text:span>ualn<text:span text:style-name="T3107">ej,</text:span><text:s/>jak również materiałów zużywalnych w tym materiałów<text:s/><text:span text:style-name="T3108">st</text:span>omatologicznych, papierów, odczynników, który import nastąpił w<text:s/>‘88 r.”. Dokument był wydany na rok<text:s/>‘88<text:s/><text:span text:style-name="T3109">i</text:span><text:s/>na nasz wniosek jest przedłużony na następny rok. Także taki jest<text:s/><text:span text:style-name="T3110">st</text:span>an prawny.</text:p>
      <text:p text:style-name="P3111">Natomiast nie obejmuje to w całości leków, jak państwo zauważyli. Jest część mniej więcej... obciążenie leków jest różne, ale circa można to określi<text:span text:style-name="T3112">ć</text:span><text:s/>na 10 proc. Natomiast sprzęt medyczny, wyroby techniczne są całkowicie zwolnione od cła.<text:s/><text:span text:style-name="T3113">W</text:span><text:s/>związku z tym to sformułowanie jest chyba bezp<text:span text:style-name="T3114">rz</text:span>edm<text:span text:style-name="T3115">iot</text:span>owe.</text:p>
      <text:p text:style-name="P3116"><text:span text:style-name="T3117">Z. Kuratowsk</text:span><text:span text:style-name="T3118">a</text:span><text:span text:style-name="T3119">:</text:span></text:p>
      <text:soft-page-break/>
      <text:p text:style-name="P3120">Nie jest chyba b<text:span text:style-name="T3121">ez</text:span>prz<text:span text:style-name="T3122">ed</text:span>m<text:span text:style-name="T3123">iot</text:span>owe<text:s/><text:span text:style-name="T3124">-</text:span><text:s/>w części jest oczywiście bezprzedmiotowe - nie będziemy wywarzać otwartych drzwi. Ale leki powinny być zwolnione z całości. Inna jest sprawa dopuszczenia do używania, to jest inna sprawa, ale co innego jest opłata celna.<text:s/><text:span text:style-name="T3125">I</text:span><text:s/>nie ma też mowy o środkach higienicznych. Ja chcę powiedzieć, że w tej sytuacji ze środkami higienicznymi, jaka jest oczywiście powinny być całkowicie zwolnione<text:s/><text:span text:style-name="T3126">z</text:span><text:s/>cła. To, że nie wszystko jest tak zupełnie zwolnione z cła, to ponieważ była mowa o tej nieszczęsnej fundacji społecznej<text:s/>„Solidarności”, pamiętam perypetie biskupa gorzowskiego, który jako rzecznik<text:s/><text:span text:style-name="T3127">„</text:span>Solidarności”<text:s/>otrzymał karetkę reanimacyjną i długo wojował o zwolnienie z cła.<text:s/><text:span text:style-name="T3128">I</text:span><text:s/>wyw<text:span text:style-name="T3129">oj</text:span>owa<text:span text:style-name="T3130">ł</text:span>, ale długo wojował.<text:s/><text:span text:style-name="T3131">Wi</text:span>ęc to<text:s/><text:span text:style-name="T3132">je</text:span>st tak dość różnie<text:span text:style-name="T3133">.</text:span></text:p>
      <text:p text:style-name="P3134"><text:span text:style-name="T3135">W</text:span><text:s/>każdym razie le<text:span text:style-name="T3136">k</text:span>i i środki higieniczne ja by<text:span text:style-name="T3137">m</text:span><text:s/>uważała, że należy nadal to utrzymać<text:span text:style-name="T3138">.</text:span></text:p>
      <text:p text:style-name="P3139"><text:span text:style-name="T3140">A</text:span><text:span text:style-name="T3141">.</text:span><text:span text:style-name="T3142"><text:s/>Grzym</text:span><text:span text:style-name="T3143">is</text:span><text:span text:style-name="T3144">ławska</text:span><text:span text:style-name="T3145">:</text:span></text:p>
      <text:p text:style-name="P3146"><text:span text:style-name="T3147">Cz</text:span>y j<text:span text:style-name="T3148">a</text:span><text:s/><text:span text:style-name="T3149">m</text:span>ogę mieć jeszcze jedno pytanie? Chciałabym si<text:span text:style-name="T3150">ę</text:span><text:s/>zapytać czy to zwolnienie z cła również obejmuje mleko dla dzieci w proszku, jak również odżywki dla np. cukrzyków? Różnego rodzaju dzieci tych bezglutenowych, jak to w<text:span text:style-name="T3151">yg</text:span>ląda? To jest też bardzo ważna sprawa.</text:p>
      <text:p text:style-name="P3152"><text:span text:style-name="T3153">Ob</text:span><text:span text:style-name="T3154">.</text:span><text:span text:style-name="T3155"><text:s/></text:span><text:span text:style-name="T3156">Piku</text:span><text:span text:style-name="T3157">l</text:span><text:span text:style-name="T3158">s</text:span><text:span text:style-name="T3159">ka</text:span><text:span text:style-name="T3160">:</text:span></text:p>
      <text:p text:style-name="P3161">Je<text:span text:style-name="T3162">żel</text:span>i chodzi o odżywki dziecięce, one nie są importowane przez Ministerstwo Zdrowia. W związku z czym tutaj odnośnie stawek celnych ni<text:span text:style-name="T3163">e</text:span><text:s/>potrafię w tej chwili powiedzieć<text:span text:style-name="T3164">.</text:span></text:p>
      <text:p text:style-name="P3165"><text:span text:style-name="T3166">A. Grzym</text:span><text:span text:style-name="T3167">isła</text:span><text:span text:style-name="T3168">wska</text:span><text:span text:style-name="T3169">:</text:span></text:p>
      <text:p text:style-name="P3170">Tutaj nam nie chodzi o import tylko przez Ministerstwo Zdrowia. My mówimy w ogóle...</text:p>
      <text:p text:style-name="P3171"><text:span text:style-name="T3172">Ob. Pikulska</text:span><text:span text:style-name="T3173">:</text:span></text:p>
      <text:p text:style-name="P3174">Tak, ale jest to sfera żywienia, a nie podlegająca pod ochronę zdrowia. W związku z czym my w tej chwili... nie czuję się na siłach odpowi<text:span text:style-name="T3175">ed</text:span>zieć. Jest to w gestii Ministra Rynku Wewnę<text:span text:style-name="T3176">t</text:span>rznego<text:span text:style-name="T3177">.</text:span></text:p>
      <text:p text:style-name="P3178"><text:span text:style-name="T3179">A. Grzymisławska</text:span><text:span text:style-name="T3180">:</text:span></text:p>
      <text:p text:style-name="P3181">Dr Kulacki proszę.</text:p>
      <text:p text:style-name="P3182"><text:span text:style-name="T3183">M. Kulack</text:span><text:span text:style-name="T3184">i</text:span><text:span text:style-name="T3185">:</text:span></text:p>
      <text:p text:style-name="P3186">Ja chciałem zaznaczyć, że jes<text:span text:style-name="T3187">t</text:span><text:s/>j<text:span text:style-name="T3188">ed</text:span>nak chyba sfera służby zdrowia, dlatego, że szereg odżywek, stosowanych w szpitalach specjalnych diet typu<text:s/>„Po<text:span text:style-name="T3189">rt</text:span>agen”<text:s/>c<text:span text:style-name="T3190">z</text:span>y<text:s/><text:span text:style-name="T3191">i</text:span>nne są z jednej strony importowane przez Ministerstwo<text:span text:style-name="T3192"><text:s/></text:span>Zdrowia<text:span text:style-name="T3193">.</text:span><text:s/>Więc pytanie czy to obejmuje? A drugie proszę państwa<text:span text:style-name="T3194"><text:s/></text:span>chyba należy, może nie w tym momencie, ale sygnalizuję problem wobec tego pojawia się na rynku dość dobre mleko czy odżywki niemowlęce. Jak również dla noworodków o horrendalnie wysokich cenach złotówkowych. Nie wiem ile w tym jest ceny rzeczywistej czy przelicznika, bo ja rozumiem, że<text:s/>„Agros”<text:s/>czy tam inne musi sprzedając czy kupując za dewizy sobie wyliczyć,<text:s/><text:span text:style-name="T3195">a</text:span>le jest sprawa ceł i jakichś dodatkowych obarczeń mogłaby być tu istotna<text:span text:style-name="T3196">.</text:span></text:p>
      <text:p text:style-name="P3197">Dziękuję<text:span text:style-name="T3198">.</text:span></text:p>
      <text:p text:style-name="P3199"><text:span text:style-name="T3200">A.</text:span><text:span text:style-name="T3201"><text:s/>Grzymisławska</text:span><text:span text:style-name="T3202">:</text:span></text:p>
      <text:p text:style-name="P3203">Dziękuję bardzo<text:span text:style-name="T3204">.</text:span><text:s/>Czy pani chciałaby zabrać jeszcze głos?</text:p>
      <text:p text:style-name="P3205"><text:span text:style-name="T3206">Ob. Piku</text:span><text:span text:style-name="T3207">l</text:span><text:span text:style-name="T3208">ska</text:span><text:span text:style-name="T3209">:</text:span></text:p>
      <text:p text:style-name="P3210"><text:span text:style-name="T3211">W</text:span><text:s/>tej chwili nie pamiętam dokładnie<text:span text:style-name="T3212"><text:s/></text:span>stawki celnej, ale jest chyba minimalna 3 albo 5 proc. przy tych odżywkach<text:span text:style-name="T3213">,</text:span><text:s/>to jest właściwie od di<text:span text:style-name="T3214">et</text:span><text:s/><text:span text:style-name="T3215">el</text:span>iminac<text:span text:style-name="T3216">yj</text:span>nych i to nie traktujemy jako odżywka, a jest to na prawie leku i tak jest to przez Ministra Zdrowia uznane, a pozostałe te odżywki, o których mówił pan doktor Kulerski,<text:s/><text:soft-page-break/>one są na zasadach żywienia niemowląt. A to jest na zasadzie leku. Stawki tej ceny nie pamiętam.<text:s/><text:span text:style-name="T3217">J</text:span>est minimalna albo jest w tej chwili zniesiona, musiałabym też to sprawdzić i we wtorek oczywiście odpowiedź będzie w tym temacie udzielona.</text:p>
      <text:p text:style-name="P3218"><text:span text:style-name="T3219">A. Grzym</text:span><text:span text:style-name="T3220">is</text:span><text:span text:style-name="T3221">ławska</text:span><text:span text:style-name="T3222">:</text:span></text:p>
      <text:p text:style-name="P3223"><text:span text:style-name="T3224">P</text:span>an doc. Wnuk-L<text:span text:style-name="T3225">ip</text:span>i<text:span text:style-name="T3226">ńs</text:span>ki.</text:p>
      <text:p text:style-name="P3227"><text:span text:style-name="T3228">E. W</text:span><text:span text:style-name="T3229">nuk-Lipiński</text:span><text:span text:style-name="T3230">:</text:span></text:p>
      <text:p text:style-name="P3231"><text:span text:style-name="T3232">Z</text:span><text:s/>wyjaśnień uzyskanych od przedstawicieli resortu zdrowia dowiedzieliśmy się, że ten punkt w części jest przedmiotowy, ale tylko w roku<text:s/>‘89. Co będzie w roku następnym? Nie wiemy? Dlatego wydaje mi się, że powinniśmy sprecyzować tutaj termin w jakim uważamy również sprzęt medyczny i wyposażenie medyczne, które w tym roku jest zwolnione z cła, powinno być zwolnione. Może tu wchodzić np. w grę okres 5-letni albo 10-letni w zależności od tego, jak sądzimy, jakie tempo rozwoju rodzimego przemysłu będzie i kiedy ten rodzimy prz<text:span text:style-name="T3233">em</text:span>ysł będzie wymagał ochrony barier celnych.<text:s/><text:span text:style-name="T3234">B</text:span>o na razie nie ma co chronić. To cło wydaje s<text:span text:style-name="T3235">i</text:span>ę<text:s/><text:span text:style-name="T3236">w</text:span><text:s/>ogóle jakąś grubą pomyłką z ekonomicznego punktu widzenia. Wobec tego proponuję, żeby jednak ten sprzęt i wyposażenie medyczne również znalazło się w tym punkcie w takim brzmieniu, że właśnie chodzi o zwolnienie z cła na jakiś określony okres czasu. Bo w przyszłym roku to cło może być wprowadzone<text:span text:style-name="T3237">.</text:span></text:p>
      <text:p text:style-name="P3238">Natomiast jeśli chodzi o leki i środki higieniczna to się okazuje, że ten punkt nie jest jednak bezprz<text:span text:style-name="T3239">ed</text:span>miotowy, i tu byśmy właśnie postulowali zwolnienie z cła.</text:p>
      <text:p text:style-name="P3240"><text:span text:style-name="T3241">A.</text:span><text:span text:style-name="T3242"><text:s/>Grzymisławska</text:span><text:span text:style-name="T3243">:</text:span></text:p>
      <text:p text:style-name="P3244">Pan prof. Wojtczak proszę.</text:p>
      <text:p text:style-name="P3245"><text:span text:style-name="T3246">A.</text:span><text:span text:style-name="T3247"><text:s/>Wo</text:span><text:span text:style-name="T3248">jt</text:span><text:span text:style-name="T3249">czak</text:span><text:span text:style-name="T3250">:</text:span></text:p>
      <text:p text:style-name="P3251">Pani przewodnicząca ja bym proponował, jeżeli my tak będziemy dyskutowali ten każdy punkt to będzie bardzo trudno zakończy<text:span text:style-name="T3252">ć</text:span><text:s/>dyskusję. Może byśmy małą grupę w czasie przerwy obiadowej posadzili<text:s/><text:span text:style-name="T3253">i</text:span><text:s/>żeby starała się<text:span text:style-name="T3254"><text:s/></text:span>sformułować dla nas, może w sensie naw<text:span text:style-name="T3255">et</text:span><text:s/>postulatywnym, dlatego że nie wszystko to co jest w gestii naszych możliwości rozwiązania. Natomiast my jako zespół niewątpliwie możemy pewne sformułowanie i stanowisko przedstawić tym, którzy mogą zadecydować.</text:p>
      <text:p text:style-name="P3256">Natomiast jak będziemy dyskutowali bardzo szczegółowo i w tej chwili będziemy mieli wymianę poglądów, która nie doprowadzi do<text:s/><text:span text:style-name="T3257">sf</text:span>ormu<text:span text:style-name="T3258">ło</text:span>wania jakiegoś stanowiska.</text:p>
      <text:p text:style-name="P3259">Jeżeliby pani przewodnicząca się zgodziła to może 2 czy 3 osoby, które się znają na tych sprawach postarają się krótkie sformułowanie sprokurować w czasie prz<text:span text:style-name="T3260">e</text:span>rwy.</text:p>
      <text:p text:style-name="P3261"><text:span text:style-name="T3262">A. Grzymisławska</text:span><text:span text:style-name="T3263">:</text:span></text:p>
      <text:p text:style-name="P3264">Tak, to jest ten pkt 8 i myślę że nawet gdyby to było stanowisko p<text:span text:style-name="T3265">ostu</text:span>latywn<text:span text:style-name="T3266">e</text:span>. Bardzo proszę pan doc. Wnuk-Lipiński<text:span text:style-name="T3267">.</text:span></text:p>
      <text:p text:style-name="P3268"><text:span text:style-name="T3269">Doc.<text:s/></text:span><text:span text:style-name="T3270">E</text:span><text:span text:style-name="T3271">. Wnuk-Lipi</text:span><text:span text:style-name="T3272">ńs</text:span><text:span text:style-name="T3273">ki</text:span><text:span text:style-name="T3274">:</text:span></text:p>
      <text:p text:style-name="P3275">Punkt 9 był już dyskutowany, punkt 10 niestety nie może być przeniesiony na przerwę, dlatego że również wczoraj nie podjęliśmy dyskusji na temat pkt<text:span text:style-name="T3276">.</text:span><text:s/>10, przypomnę jego brzmienie<text:s/><text:span text:style-name="T3277">„</text:span>Stworzenie prawnych możliwości dla społecznej kontroli więziennej służby zdrowia przez patronat z dniem utworzenia tej organizacji oraz kontroli merytoryczn<text:span text:style-name="T3278">ej</text:span><text:s/>sprawowanej przez nadzór spe<text:span text:style-name="T3279">cj</text:span>ali<text:span text:style-name="T3280">st</text:span>yczny wyznaczony przez Izbę Lekarską z dniem pow<text:span text:style-name="T3281">st</text:span>ania Izb Lekarskich.</text:p>
      <text:soft-page-break/>
      <text:p text:style-name="P3282">Nie dyskutowa<text:span text:style-name="T3283">li</text:span>śmy tego punktu wczoraj<text:s/><text:span text:style-name="T3284">i</text:span><text:s/>przenieśliśmy go właśnie na obrady dzisiejsze.</text:p>
      <text:p text:style-name="P3285"><text:span text:style-name="T3286">A</text:span><text:span text:style-name="T3287">. Wojtczak</text:span><text:span text:style-name="T3288">:</text:span></text:p>
      <text:p text:style-name="P3289">Ja rozumiem jakie były motywy sug<text:span text:style-name="T3290">es</text:span>tii ponieważ służba więzienna nie podlega resortowi zdrowia.<text:s/><text:span text:style-name="T3291">Jest</text:span><text:s/>to sprawa innego ministerstwa, innego<text:s/>„stolika”. I dlatego trudno, my tu możemy dysk<text:span text:style-name="T3292">ut</text:span>ować, tylko proponowałbym, żeby przenieść, jeżeli państwo macie ten postulat, na inny<text:s/>„stolik”. Na prawny.</text:p>
      <text:p text:style-name="P3293"><text:span text:style-name="T3294">Z.</text:span><text:span text:style-name="T3295"><text:s/>Kuratowska</text:span><text:span text:style-name="T3296">:</text:span></text:p>
      <text:p text:style-name="P3297">To znaczy ja rozumiem, że nasz pos<text:span text:style-name="T3298">t</text:span>ulat, mamy po prostu da<text:span text:style-name="T3299">ć</text:span><text:s/>jako nasz postulat, a nie jako postulat całego podzespołu. Bo to, że to nie jest w resorcie zdrowia to nic, d<text:span text:style-name="T3300">ot</text:span>yczy to zdrowia wcale nie małej ilości ludzi w Polsce.</text:p>
      <text:p text:style-name="P3301"><text:span text:style-name="T3302">A. Grzym</text:span><text:span text:style-name="T3303">is</text:span><text:span text:style-name="T3304">ławska</text:span><text:span text:style-name="T3305">:</text:span></text:p>
      <text:p text:style-name="P3306">Pan dr Edelman proszę bardzo.</text:p>
      <text:p text:style-name="P3307"><text:span text:style-name="T3308">M.</text:span><text:span text:style-name="T3309"><text:s/>Edelman</text:span><text:span text:style-name="T3310">:</text:span></text:p>
      <text:p text:style-name="P3311">Oczywiście, że my musimy w ostateczności zadecydować, jak będzie, to musi<text:s/>„stolik”<text:s/>prawny, ale jest sprawa taka, że ta sprawa dotyczy zdrowia. I myślę, że dobrze by było gdyby stanowisko w tej sprawie przyjął<text:s/>„stolik”<text:s/>i przeniósł go jako całość na<text:s/>„stół”, na ten<text:s/>„podstolik”<text:s/>do spraw<text:span text:style-name="T3312"><text:s/></text:span>prawnych<text:span text:style-name="T3313">.</text:span><text:s/>Dobrze.</text:p>
      <text:p text:style-name="P3314"><text:span text:style-name="T3315">W</text:span><text:span text:style-name="T3316">. Gugla</text:span><text:span text:style-name="T3317">s</text:span><text:span text:style-name="T3318">:</text:span></text:p>
      <text:p text:style-name="P3319">Popieram wniosek prof. Edelmana, ponieważ od dawna służba więzienna prosi się kontroli społecznej. Rozm<text:span text:style-name="T3320">a</text:span>wialiśmy na ten temat jest<text:s/>działka.<text:s/>Natomiast jedno tylko spr<text:span text:style-name="T3321">ec</text:span>yzowanie, żebyśmy tu nie precyzowali - kto oraz kontroli mer<text:span text:style-name="T3322">yt</text:span>oryczn<text:span text:style-name="T3323">ej</text:span><text:s/>sprawowanej przez nadzór spe<text:span text:style-name="T3324">cj</text:span>ali<text:span text:style-name="T3325">st</text:span>yczny.<text:s/><text:span text:style-name="T3326">A</text:span><text:s/>wyznaczony to zostanie określone, żebyśmy tu już nie precyzowali dalej kto określa.</text:p>
      <text:p text:style-name="P3327"><text:span text:style-name="T3328">M.</text:span><text:span text:style-name="T3329"><text:s/>Ed</text:span><text:span text:style-name="T3330">el</text:span><text:span text:style-name="T3331">man</text:span><text:span text:style-name="T3332">:</text:span></text:p>
      <text:p text:style-name="P3333">Przepraszam bardzo musimy to powiedzieć, musi być to niestety tu powiedziane, dlatego że nadzór teraz też istnieje. Istnieje nadzór nad służbą więzienną z ramienia MSW i mamy doświadczenie w tym bardzo, w każdym razie praktycznie odbywa się to w ten sposób, że decyzje szpitali miejskich nie są brane pod uwagę.<text:s/><text:span text:style-name="T3334">J</text:span>a nie będę przytaczał faktów, które miały miejsce w moim szpitalu, gdzie służba MSW postępowała nieetycznie i czasem z dużą szkodą dla pacjentów w sprawach więźniów. Ja nie mówię, że tylko więźniów politycznych, ale w o<text:span text:style-name="T3335">g</text:span>óle więźniów. I wobec tego chcemy, żeby ten nadzór nad fachową pracą służby więziennej był w rękach cywilnych. Bo pracownik... lekarz MSW jest pracownikiem etatowym MSW i jest zależny od Ministerstwa Bezpieczeństwa...</text:p>
      <text:p text:style-name="P3336">/Głos z sali: Ministerstwa Sprawiedliwości/.</text:p>
      <text:p text:style-name="P3337">Sprawi<text:span text:style-name="T3338">ed</text:span>liwości, dobrz<text:span text:style-name="T3339">e</text:span>, przepraszam to jest tak blisko ze sobą powiązane w praktyce, dlatego mi się to myli.</text:p>
      <text:p text:style-name="P3340">I teraz chcielibyśmy jednak, żeby to był nadzór cywilny i żeby pacjent miał pra<text:span text:style-name="T3341">w</text:span>o w sprawach konkretnych i koniecznych odwoływania się do cywilnych sł<text:span text:style-name="T3342">uż</text:span>b zdrowia, żeby kontrola nad sł<text:span text:style-name="T3343">u</text:span>żbą więzienną była cywilna. Przecież to są pozar<text:span text:style-name="T3344">es</text:span>ortowe...</text:p>
      <text:p text:style-name="P3345"><text:span text:style-name="T3346">A. Grzymisławska</text:span><text:span text:style-name="T3347">:</text:span></text:p>
      <text:p text:style-name="P3348">J<text:span text:style-name="T3349">a</text:span><text:s/>myślę<text:span text:style-name="T3350">,</text:span><text:s/>że<text:s/><text:span text:style-name="T3351">państw</text:span>o<text:s/><text:span text:style-name="T3352">mieliście<text:s/></text:span>tutaj zastrze<text:span text:style-name="T3353">ż</text:span>enie co do tego, żeby nie był to nadzór specjalistyczny wyznaczony przez Izbę Lekarską, a przez samorząd zawodowy. Ponieważ możemy w przyszłości myśleć, mówić o innych izbach, tak?</text:p>
      <text:soft-page-break/>
      <text:p text:style-name="P3354"><text:span text:style-name="T3355">/Głos</text:span><text:s/>z sali: nie słychać/.</text:p>
      <text:p text:style-name="P3356">O to nam chodzi<text:span text:style-name="T3357">.</text:span><text:s/>Proszę bardzo pani dr. Wolak jeszcze.</text:p>
      <text:p text:style-name="P3358"><text:span text:style-name="T3359">E</text:span><text:span text:style-name="T3360">. Wolak</text:span><text:span text:style-name="T3361">:</text:span></text:p>
      <text:p text:style-name="P3362">W związku z tym, ż<text:span text:style-name="T3363">e</text:span><text:s/>w t<text:span text:style-name="T3364">ej</text:span><text:s/>chw<text:span text:style-name="T3365">ili</text:span><text:s/>ta sprawa samorządu zawodowego, jak się wydaje może być przełożona na do<text:span text:style-name="T3366">ś</text:span>ć daleki czas<text:span text:style-name="T3367">.</text:span><text:s/>Natomiast to jest sprawa niesłychanie paląca, ponieważ nie wiem czy państwo sobie zdajecie sprawę jakie są warunki, w jakich s<text:span text:style-name="T3368">ą</text:span><text:s/>leczeni więźniowie, może by napisać w ten sposób, że przez nadzór merytoryczny niezależny od resortów więziennictwa i MSW i Ministerstwa Sprawiedliwośc<text:span text:style-name="T3369">i</text:span>. To jest oczywiste, że w momencie powstania<text:s/><text:span text:style-name="T3370">I</text:span>zb Lekarskich będzie to przejęte przez Izby<text:span text:style-name="T3371">.</text:span></text:p>
      <text:p text:style-name="P3372"><text:span text:style-name="T3373">A. Grzymisławska</text:span><text:span text:style-name="T3374">:</text:span></text:p>
      <text:p text:style-name="P3375">Proszę bardzo pan Wojtczak<text:span text:style-name="T3376">.</text:span></text:p>
      <text:p text:style-name="P3377"><text:span text:style-name="T3378">A. Wo</text:span><text:span text:style-name="T3379">jt</text:span><text:span text:style-name="T3380">czak</text:span><text:span text:style-name="T3381">:</text:span></text:p>
      <text:p text:style-name="P3382">Gwoli wyjaśnienia my nic nie mamy przeciwko temu, żeby sformułować jakieś stanowisko tylko, żeby ono miało<text:s/>bardzo realistyczne podstawy. Natomiast chciałbym przeczytać jest to... Ministerstwa Sprawiedliwości. W połowie 1988 r. decyzje o przekazaniu badań zasadności skarg skazanych na opiekę zdrowotną lekarzom specjalistom całkowicie niezależnym od więziennictwa, a wyznaczonym przez Rzecznika Praw Obywatelskich. Minister Sprawi<text:span text:style-name="T3383">ed</text:span>liwości wyraził również zgodę, aby sędzia pen<text:span text:style-name="T3384">it</text:span>en<text:span text:style-name="T3385">cj</text:span>arny przy wyjaśnieniu skarg osadzony<text:span text:style-name="T3386">c</text:span>h korzystał z usług biegłych sądowych.</text:p>
      <text:p text:style-name="P3387">Ja proponuję, żeby przy<text:s/><text:span text:style-name="T3388">sf</text:span>ormułowaniu stanowiska wziąć to pod uwagę, dlatego że tu wchodzi w grę tak samo Rzecznik Praw Obywate<text:span text:style-name="T3389">ls</text:span>kich i nie wiem, może jakiś malutki podzespół sformułuje jak byśmy to stanowisko sformułowali.</text:p>
      <text:p text:style-name="P3390"><text:span text:style-name="T3391">Z</text:span><text:span text:style-name="T3392">.</text:span><text:span text:style-name="T3393"><text:s/>Kuratowska</text:span><text:span text:style-name="T3394">:</text:span></text:p>
      <text:p text:style-name="P3395">Sformułujemy w przerwie obiadowej to<text:s/><text:span text:style-name="T3396">st</text:span>anowisko, bo tu nie chodzi o skargi. Trzeba pam<text:span text:style-name="T3397">i</text:span>ęta<text:span text:style-name="T3398">ć,</text:span><text:s/>że skazany to jest człowiek, który się boi, który się nie skarży. Chodzi o to, żeby w każdej chwili mó<text:span text:style-name="T3399">g</text:span>ł wejść ten z punktu widzenia merytorycznego, sprawdzający<text:span text:style-name="T3400">.</text:span></text:p>
      <text:p text:style-name="P3401"><text:span text:style-name="T3402">A.</text:span><text:span text:style-name="T3403"><text:s/>Grzymisławska</text:span><text:span text:style-name="T3404">:</text:span></text:p>
      <text:p text:style-name="P3405">W<text:s/>takim razie ja myślę, że mamy do sformułowania w tej chwili już dwie sprawy. Chciałam przypomnieć, żeby to było jasne z tego pakietu decyzji pilotujących<text:span text:style-name="T3406">.</text:span><text:s/>Mianowicie już w t<text:span text:style-name="T3407">ej</text:span><text:s/>c<text:span text:style-name="T3408">h</text:span>w<text:span text:style-name="T3409">i</text:span>li mamy sprawy zwolnienia od o<text:span text:style-name="T3410">pła</text:span>t celny<text:span text:style-name="T3411">c</text:span>h, bo to nie jest sprawa w tej chwili przesądzona, tworzenie preferencji kredytowych i ulg podatkowych, sprawę kontroli więziennej służby zdrowia i chciałabym jeszcze wrócić do punktu uruchomienia int<text:span text:style-name="T3412">er</text:span>w<text:span text:style-name="T3413">en</text:span>cy<text:span text:style-name="T3414">jneg</text:span>o importu środków j<text:span text:style-name="T3415">ed</text:span>norazowego użytku. Bo to sprawa była dyskutowana, natomiast nie mamy stanowiska w tej sprawie...</text:p>
      <text:p text:style-name="P3416"><text:span text:style-name="T3417">Z</text:span><text:span text:style-name="T3418">.</text:span><text:span text:style-name="T3419"><text:s/>Kuratowska</text:span><text:span text:style-name="T3420">:</text:span></text:p>
      <text:p text:style-name="P3421"><text:span text:style-name="T3422">M</text:span><text:span text:style-name="T3423">a</text:span>m<text:span text:style-name="T3424">y</text:span><text:s/>nasze...</text:p>
      <text:p text:style-name="P3425"><text:span text:style-name="T3426">A</text:span><text:span text:style-name="T3427">.</text:span><text:span text:style-name="T3428"><text:s/>Grzymisławska</text:span><text:span text:style-name="T3429">:</text:span></text:p>
      <text:p text:style-name="P3430">Mamy w tej ch<text:span text:style-name="T3431">wili</text:span><text:s/><text:span text:style-name="T3432">st</text:span>anowisko strony naszej<text:span text:style-name="T3433">.</text:span><text:s/>Natomiast nie znamy stanowiska strony koalicyjno-rządow<text:span text:style-name="T3434">ej</text:span>. Czy przyłączy się do naszego postulatu czy mamy traktować ten postulat jako tylko nasz. Proszę bardzo<text:s/>pan pr<text:span text:style-name="T3435">of</text:span>. Wo<text:span text:style-name="T3436">jt</text:span>czak.</text:p>
      <text:p text:style-name="P3437"><text:span text:style-name="T3438">A</text:span><text:span text:style-name="T3439">.</text:span><text:span text:style-name="T3440"><text:s/>Wojtczak</text:span><text:span text:style-name="T3441">:</text:span></text:p>
      <text:p text:style-name="P3442">Ja bym proponował prosz<text:span text:style-name="T3443">ę</text:span><text:s/>państwa, żeby ten projekt państwa prz<text:span text:style-name="T3444">edst</text:span>awiony, my mamy swój projekt,<text:s/><text:soft-page-break/>żeby mały zespół w tej chwili redakcyjny w trakcie posiedzenia, już nie powołujmy innych gremiów, postarał się sformułować wspólne stanowisko.</text:p>
      <text:p text:style-name="P3445"><text:span text:style-name="T3446">A</text:span><text:span text:style-name="T3447">.</text:span><text:span text:style-name="T3448"><text:s/></text:span><text:span text:style-name="T3449">G</text:span><text:span text:style-name="T3450">rz</text:span><text:span text:style-name="T3451">ymisła</text:span><text:span text:style-name="T3452">wska</text:span><text:span text:style-name="T3453">:</text:span></text:p>
      <text:p text:style-name="P3454">Bardzo proszę dr Cybulko.</text:p>
      <text:p text:style-name="P3455"><text:span text:style-name="T3456">M. Cybulko</text:span><text:span text:style-name="T3457">:</text:span></text:p>
      <text:p text:style-name="P3458">Wczoraj dyskutowaliśmy bardzo szeroko jeśli chodzi o punkt 9. Zresztą pan profesor powiedział również, że jakiekolwiek zakupy interwencyjne są bardzo drogie. Dlatego to realizowanie w zasadzie powinno być planowe i ono nie powinno i jeśli my mówimy o zakupie interwencyjnym to znaczy, że jeszcze dodatkowych środków według chyba państwa sformułowania<text:span text:style-name="T3459">.</text:span><text:s/>Bo wszelkie zakupy interwencyjne są również z tych samych środków prz<text:span text:style-name="T3460">ez</text:span>naczonych na ten rok. A dokładnie określiliśmy państwu jakie kwoty są na leki, na sprzęt i aparaturę, i jakie w stosunku do naszych potrzeb są możliwości<text:span text:style-name="T3461">.</text:span></text:p>
      <text:p text:style-name="P3462"><text:span text:style-name="T3463">Z. Kuratowska</text:span><text:span text:style-name="T3464">:</text:span></text:p>
      <text:p text:style-name="P3465">Chcę powiedzieć, że jeżeli chodzi o te sprawy to ja na pewno będę uparta. Ja wiem o kwotach, wiem że to są drogie<text:span text:style-name="T3466">.</text:span><text:s/>Rz<text:span text:style-name="T3467">ą</text:span>d musi wyg<text:span text:style-name="T3468">os</text:span>podarować środki dodatkowo, dlatego że chodzi tutaj o zdrowie i życie ludzkie<text:span text:style-name="T3469">.</text:span><text:s/>I przestańmy dyskutować na temat<text:s/><text:span text:style-name="T3470">i</text:span>le kosztuje zdrowie i życie<text:span text:style-name="T3471">.</text:span><text:s/>Kosztuje bardzo drogo. Bo jest to największe nasze dobro, jakie w ogóle istnieje. Nie będziemy ży<text:span text:style-name="T3472">ć</text:span><text:s/>i nie będziemy zdrowi to - ciągle mówię - to byłoby dobrze dla władz<text:span text:style-name="T3473"><text:s/></text:span>ekonomicznych naszego<text:s/><text:span text:style-name="T3474">k</text:span>raju, żeby wreszcie połowa ludzi wymarła<text:span text:style-name="T3475">.</text:span><text:span text:style-name="T3476"><text:s/></text:span>Bo kłopoty robią się dużo mniejsz<text:span text:style-name="T3477">e</text:span>, ale nam nie wolno do tego dopuścić<text:span text:style-name="T3478">.</text:span><text:s/>Jesteśmy lekarzami, jesteśmy zespołem do spraw zdrowia<text:span text:style-name="T3479">.</text:span></text:p>
      <text:p text:style-name="P3480"><text:span text:style-name="T3481">A</text:span><text:span text:style-name="T3482">. Grzymisławska</text:span><text:span text:style-name="T3483">:</text:span></text:p>
      <text:p text:style-name="P3484">Proszę bardzo pan doc. Wnuk-Lipiński, proszę bardzo<text:span text:style-name="T3485">.</text:span></text:p>
      <text:p text:style-name="P3486"><text:span text:style-name="T3487">E. Wnuk-Lipiński</text:span><text:span text:style-name="T3488">:</text:span></text:p>
      <text:p text:style-name="P3489">Jeśli dobrze pamiętam, to wczoraj właśnie oszacowano ile kosztowałby ten interwencyjny zakup,<text:s/><text:span text:style-name="T3490">i</text:span><text:s/>mówiono - padła tam ze strony rządowej jeśli dobrze pamiętam - kwota 100 mln, że tyle mniej więcej to by kosztowało. Nie sądzę, aby to była, jeśli położy się na drugiej szali zagrożenie różnymi chorobami zakaźnymi i AIDS-em, na które pewnie też jakieś fundusze są, aby to była kwota nierealistyczna do wygospodarowania poza tymi środkami, którymi obecnie resort dysponuje. Chyba dobrze wymieniłem wysokość tej kwoty, bo takie szacunki wczoraj padały. Tu chodzi o 100 mln dolarów, krótko mówiąc.</text:p>
      <text:p text:style-name="P3491"><text:span text:style-name="T3492">A. Grzymisławska</text:span><text:span text:style-name="T3493">:</text:span></text:p>
      <text:p text:style-name="P3494">Pan Umiastowski proszę.</text:p>
      <text:p text:style-name="P3495"><text:span text:style-name="T3496">J</text:span><text:span text:style-name="T3497">.</text:span><text:span text:style-name="T3498"><text:s/>Umiastowski</text:span><text:span text:style-name="T3499">:</text:span></text:p>
      <text:p text:style-name="P3500">Chciałem powtórzy<text:span text:style-name="T3501">ć</text:span><text:s/>to co powiedziałem poprzednio, że brak tych zakupów naraża nas na znacznie większe koszty<text:span text:style-name="T3502">.</text:span><text:s/>Kosztuje drożej po prostu ekonomi<text:span text:style-name="T3503">cz</text:span>nie. I nie ma sprzętu j<text:span text:style-name="T3504">ed</text:span>norazowego użytku służba zdrowia płaci więcej niźli ten sprzęt jest<text:span text:style-name="T3505">.</text:span></text:p>
      <text:p text:style-name="P3506">Absencja, hospital<text:span text:style-name="T3507">iz</text:span>a<text:span text:style-name="T3508">cj</text:span>a, renty, niezdolność do pracy kosztuje drożej niż ten sprzęt<text:span text:style-name="T3509">.</text:span></text:p>
      <text:p text:style-name="P3510">Dziękuję<text:span text:style-name="T3511">.</text:span></text:p>
      <text:p text:style-name="P3512"><text:span text:style-name="T3513">A</text:span><text:span text:style-name="T3514">.</text:span><text:span text:style-name="T3515"><text:s/>Grzymisławska</text:span><text:span text:style-name="T3516">:</text:span></text:p>
      <text:p text:style-name="P3517">Pan dr Cybulko proszę.</text:p>
      <text:p text:style-name="P3518"><text:span text:style-name="T3519">M. C</text:span><text:span text:style-name="T3520">yb</text:span><text:span text:style-name="T3521">ulko</text:span><text:span text:style-name="T3522">:</text:span></text:p>
      <text:soft-page-break/>
      <text:p text:style-name="P3523">Proszę państwa ja nie neguję potrzeby i proszę tego tak nie rozumieć, bo pani docent zdenerwowała się, że ja neguję potrzebę w ogóle jeżeli chodzi o sprzęt<text:s/>jednorazowy<text:s/><text:span text:style-name="T3524">i</text:span><text:s/>aparaturę - tego nie neguję<text:span text:style-name="T3525">.</text:span><text:s/>Natomiast ja proponuję, żebyśmy sformułowali w czasie przerwy też pogląd na ten temat. Mamy projekt nie będę czytał, spotkamy się, uzgodnimy sobie treść tego projektu, zapisu.</text:p>
      <text:p text:style-name="P3526"><text:span text:style-name="T3527">A</text:span><text:span text:style-name="T3528">.<text:s/></text:span><text:span text:style-name="T3529">Gr</text:span><text:span text:style-name="T3530">zym</text:span><text:span text:style-name="T3531">is</text:span><text:span text:style-name="T3532">ławska</text:span><text:span text:style-name="T3533">:</text:span></text:p>
      <text:p text:style-name="P3534"><text:span text:style-name="T3535">Tak</text:span><text:s/>rozumiem, że propozycja została przyjęta w czasie przerwy obiadowej zostanie ustalone stanowisko wspólne w tej sprawie.</text:p>
      <text:p text:style-name="P3536">Pan doc. Wnuk-Lipiński nast<text:span text:style-name="T3537">ę</text:span>pne postulaty.</text:p>
      <text:p text:style-name="P3538"><text:span text:style-name="T3539">E. Wnuk-Lipiński</text:span><text:span text:style-name="T3540">:</text:span></text:p>
      <text:p text:style-name="P3541">Czyli, żeby podsumować w sprawie czterech punktów będzie ustalane stanowisko - 7,8<text:span text:style-name="T3542">,</text:span><text:s/>9 i 10.</text:p>
      <text:p text:style-name="P3543">Jeśli chodzi o pkt. 11 i 12 to już tutaj mamy zgodę. 13 w pracach podzespołu wczoraj wspólnego ustalono, że nie będzie powoływać się zespołu do spraw reformy pomocy społecznej tylko stanowić to będzie podzespół tego zespołu, który zostanie powołany, o którym mówiliśmy wcześniej.</text:p>
      <text:p text:style-name="P3544">Jeśli chodzi o punkt 14 to też jest ustalone.</text:p>
      <text:p text:style-name="P3545"><text:span text:style-name="T3546">B. Nowikow</text:span><text:span text:style-name="T3547">:</text:span></text:p>
      <text:p text:style-name="P3548">A propos ostatniego 14 punktu. Proponuję nie określać terminu do końca<text:s/>‘89 r., ja mówiłam na poprzednim naszym spotkaniu na jakim<text:s/><text:span text:style-name="T3549">et</text:span>apie jest w tej chwili projekt reformy<text:span text:style-name="T3550">...</text:span><text:s/>projekt ustawy o pomocy społecznej. I my chyba nie możemy określić tego terminu.</text:p>
      <text:p text:style-name="P3551"><text:span text:style-name="T3552">E</text:span><text:span text:style-name="T3553">.</text:span><text:span text:style-name="T3554"><text:s/>Wnuk-Lipiński</text:span><text:span text:style-name="T3555">:</text:span></text:p>
      <text:p text:style-name="P3556">Czy może pani zaproponować jakiś t<text:span text:style-name="T3557">er</text:span>min?</text:p>
      <text:p text:style-name="P3558"><text:span text:style-name="T3559">B</text:span><text:span text:style-name="T3560">.</text:span><text:span text:style-name="T3561"><text:s/>Nowikow</text:span><text:span text:style-name="T3562">:</text:span></text:p>
      <text:p text:style-name="P3563">Ja nie mogę zaproponować, bo wiadomo na jakim szczeblu jest podejmowana ustawa.</text:p>
      <text:p text:style-name="P3564">/Głos z sali: Projekt jest/.</text:p>
      <text:p text:style-name="P3565">Projekt jest, ja mówiłam tylko państwo chyba nie słuchaliście.</text:p>
      <text:p text:style-name="P3566">/Głos z sali: nie słychać/.</text:p>
      <text:p text:style-name="P3567">Tak, zapis jest wprowadzeniem ustawy..<text:span text:style-name="T3568">.</text:span></text:p>
      <text:p text:style-name="P3569"><text:span text:style-name="T3570">M. Edelman</text:span><text:span text:style-name="T3571">:</text:span></text:p>
      <text:p text:style-name="P3572">Dla<text:span text:style-name="T3573">c</text:span>zego przez pół roku nie można wprowadzić jeżeli jest gotowy projekt?</text:p>
      <text:p text:style-name="P3574"><text:span text:style-name="T3575">B</text:span><text:span text:style-name="T3576">. Nowikow</text:span><text:span text:style-name="T3577">:</text:span></text:p>
      <text:p text:style-name="P3578">Panie doktorze nie do mnie to pytanie. Sejm ustawy zatwierdza.</text:p>
      <text:p text:style-name="P3579"><text:span text:style-name="T3580">M</text:span><text:span text:style-name="T3581">.</text:span><text:span text:style-name="T3582"><text:s/>Edelman</text:span><text:span text:style-name="T3583">:</text:span></text:p>
      <text:p text:style-name="P3584">Ja rozumiem, że pani nie może wprowadzić u<text:span text:style-name="T3585">s</text:span>tawy, ale my możemy postulować, żeby ją wprowadzić w tym roku.</text:p>
      <text:p text:style-name="P3586"><text:span text:style-name="T3587">A. Grzym</text:span><text:span text:style-name="T3588">is</text:span><text:span text:style-name="T3589">ławska</text:span><text:span text:style-name="T3590">:</text:span></text:p>
      <text:p text:style-name="P3591">Pani dr<text:s/><text:span text:style-name="T3592">S</text:span>taręga-<text:span text:style-name="T3593">P</text:span>iasek proszę.</text:p>
      <text:p text:style-name="P3594"><text:span text:style-name="T3595">J.<text:s/></text:span><text:span text:style-name="T3596">St</text:span><text:span text:style-name="T3597">ar</text:span><text:span text:style-name="T3598">ęg</text:span><text:span text:style-name="T3599">a</text:span><text:span text:style-name="T3600">-</text:span><text:span text:style-name="T3601">Pia</text:span><text:span text:style-name="T3602">s</text:span><text:span text:style-name="T3603">e</text:span><text:span text:style-name="T3604">k</text:span><text:span text:style-name="T3605">:</text:span></text:p>
      <text:p text:style-name="P3606">Ja my<text:span text:style-name="T3607">ś</text:span>lę, że ustalenia można przez Sejm, bo to n<text:span text:style-name="T3608">i</text:span>e chodzi o realizację, a moment realizacji będzie w momencie kiedy Sejm przyjmie tę ustawę, jest przygotowywana w trybie niedokonanym od kilkunastu lat.</text:p>
      <text:p text:style-name="P3609"><text:span text:style-name="T3610">W</text:span><text:s/>zwi<text:span text:style-name="T3611">ą</text:span>zku z tym wydaje mi się, że ustalenie terminu, w którym mają być pewne sankcje<text:span text:style-name="T3612">...</text:span><text:s/>pewny system<text:s/><text:soft-page-break/>prawny funkcjonowania pomocy społecznej to już jest dostatecznie realny termin i sensowny, i niezbędny, żeby to można było do końca roku zrob<text:span text:style-name="T3613">i</text:span>ć<text:span text:style-name="T3614">.</text:span></text:p>
      <text:p text:style-name="P3615">Dziękuję.</text:p>
      <text:p text:style-name="P3616"><text:span text:style-name="T3617">A. Grzym</text:span><text:span text:style-name="T3618">is</text:span><text:span text:style-name="T3619">ławska</text:span><text:span text:style-name="T3620">:</text:span></text:p>
      <text:p text:style-name="P3621">Pan prof<text:span text:style-name="T3622">.</text:span><text:s/>Wo<text:span text:style-name="T3623">jt</text:span>czak.</text:p>
      <text:p text:style-name="P3624"><text:span text:style-name="T3625">A. Wojtczak</text:span><text:span text:style-name="T3626">:</text:span></text:p>
      <text:p text:style-name="P3627">Gwoli wyjaśnienia. Projekt ustawy jest przekazywany w tej chwili na komisje do końca kwietnia. Tylko, że nie możemy zapisać wprowadzenie ustawy o pomocy do końca<text:span text:style-name="T3628">.</text:span><text:s/>Bo my nie możemy decydować jako strona rządowa kiedy Sejm uchwali i kiedy ona będzie uchwalona<text:span text:style-name="T3629">.</text:span></text:p>
      <text:p text:style-name="P3630">Natomiast projekt ustawy tak, on jest opracowany.</text:p>
      <text:p text:style-name="P3631"><text:span text:style-name="T3632">A.</text:span><text:span text:style-name="T3633"><text:s/>Edelman</text:span><text:span text:style-name="T3634">:</text:span></text:p>
      <text:p text:style-name="P3635">To może zapisać przekazanie projektu ustawy do końca kwietnia do Sejmu. I to już rozwiąże sprawę.</text:p>
      <text:p text:style-name="P3636"><text:span text:style-name="T3637">A. Grzym</text:span><text:span text:style-name="T3638">is</text:span><text:span text:style-name="T3639">ławska</text:span><text:span text:style-name="T3640">:</text:span></text:p>
      <text:p text:style-name="P3641">Pani dr<text:s/><text:span text:style-name="T3642">St</text:span>aręga<text:span text:style-name="T3643">.</text:span></text:p>
      <text:p text:style-name="P3644"><text:span text:style-name="T3645">J.</text:span><text:span text:style-name="T3646"><text:s/></text:span><text:span text:style-name="T3647">St</text:span><text:span text:style-name="T3648">ar</text:span><text:span text:style-name="T3649">ęg</text:span><text:span text:style-name="T3650">a-</text:span><text:span text:style-name="T3651">P</text:span><text:span text:style-name="T3652">ias</text:span><text:span text:style-name="T3653">e</text:span><text:span text:style-name="T3654">k</text:span><text:span text:style-name="T3655">:</text:span></text:p>
      <text:p text:style-name="P3656"><text:span text:style-name="T3657">Ja</text:span><text:s/>tylko chciałam zapytać właściwie w jakim trybie jest konsultacja tej ustawy. Dlatego<text:span text:style-name="T3658"><text:s/></text:span>że pozostawia - i ja w dalszym ciągu jestem i stoję na tym stanowisku, bo znam ją, może nie ostatnią<text:s/><text:span text:style-name="T3659">w</text:span>ersję - pozostawia bardzo wiele do życzenia. Ona musi być analogiczna czy ze wspólnymi założeniami związanymi z reformą pomocy społecznej w tej wersji, w której ona jest, ona idzie w poprzek pewnych propozycji tu przyjętych. Po prostu ten termin musi być...</text:p>
      <text:p text:style-name="P3660">Właściwie w tym zapisie chodziło o niewprowadzenie w życie, tylko wprowadzenie do końca roku ustawy na posiedzenie Rady Min<text:span text:style-name="T3661">i</text:span>s<text:span text:style-name="T3662">tró</text:span>w.</text:p>
      <text:p text:style-name="P3663"><text:span text:style-name="T3664">A. Cybulko</text:span><text:span text:style-name="T3665">:</text:span></text:p>
      <text:p text:style-name="P3666">A tak, dobrze, faktycznie termin jest realny<text:span text:style-name="T3667">.</text:span></text:p>
      <text:p text:style-name="P3668"><text:span text:style-name="T3669">A.</text:span><text:span text:style-name="T3670"><text:s/>Grzym</text:span><text:span text:style-name="T3671">is</text:span><text:span text:style-name="T3672">ławska</text:span><text:span text:style-name="T3673">:</text:span></text:p>
      <text:p text:style-name="P3674">Proszę państwa to jest realny termin do końca roku wprowadzenie ustawy do Rady Ministrów.<text:s/><text:span text:style-name="T3675">W</text:span><text:s/>takim razie chciałabym, żeby ten punkt był ustalony.<text:s/>„Wprowadzenie ustawy o pomocy społeczn<text:span text:style-name="T3676">ej...</text:span><text:s/>projektu ustawy o pomocy społecznej, przekazanie projektu ustawy o pomocy społecznej do Rady Ministrów nastąpi do końca 1989 r<text:span text:style-name="T3677">.</text:span><text:span text:style-name="T3678">”</text:span>.</text:p>
      <text:p text:style-name="P3679">Dziękuję bardzo<text:span text:style-name="T3680">.</text:span><text:s/>Chciałabym teraz wrócić do prac zespołu do spraw reformy. I gdyby można prosić o przedstawienie stanowiska w sprawie czę<text:span text:style-name="T3681">ś</text:span>ci organ<text:span text:style-name="T3682">iz</text:span>acy<text:span text:style-name="T3683">jnej</text:span><text:s/>reformy, pana dr<text:span text:style-name="T3684">.</text:span><text:s/>Cybulko, bardzo proszę.</text:p>
      <text:p text:style-name="P3685"><text:span text:style-name="T3686">M. Cybulko</text:span><text:span text:style-name="T3687">:</text:span></text:p>
      <text:p text:style-name="P3688">Proszę państwa po 8-godzinnych obradach chciałbym państwu zaprezentować projekt naszego stanowiska w sprawie części organ<text:span text:style-name="T3689">iz</text:span>acy<text:span text:style-name="T3690">jnej</text:span><text:s/>reformy.</text:p>
      <text:p text:style-name="P3691">Strony postanowiły, że ustalenie propozycji szczegółowych r<text:span text:style-name="T3692">o</text:span>związań reformy opieki zdrowotnej i społecznej wymaga dalszej dyskusji środowiskowych i zasięgnięcia opinii społeczn<text:span text:style-name="T3693">ej</text:span>.</text:p>
      <text:p text:style-name="P3694"><text:span text:style-name="T3695">D</text:span>o dnia 15 kwietnia br<text:span text:style-name="T3696">.</text:span><text:s/>powołany zostanie przez Ministra Zdrowia i Opieki Społecznej wspólny zespół do spraw reformy opieki zdrowotnej pomocy społecznej wyłoniony m.in. z prz<text:span text:style-name="T3697">edst</text:span>aw<text:span text:style-name="T3698">ic</text:span>i<text:span text:style-name="T3699">el</text:span>i wszystkich stron uczestników<text:s/><text:span text:style-name="T3700">„</text:span>okrągłego stołu”, który w terminie do 15 czerwca w oparciu o wyniki dyskusji i<text:s/>konsultacje,<text:s/><text:soft-page-break/>sfinalizuje ostateczną wersję programu reformy i założeń podstawowych uregulowań prawnych, które będą podstawą działania dla Ministra Zdrowia i Opieki Społecznej<text:span text:style-name="T3701">.</text:span></text:p>
      <text:p text:style-name="P3702">Docelowy model opieki zdrowotnej i społecznej będzie miał charakter ub<text:span text:style-name="T3703">ez</text:span>pi<text:span text:style-name="T3704">eczenio</text:span>wy w zakresie finansowym i zaopatrzeniowym w zakresie uprawnień i doświadczeń. I powinien być zorganizowany w oparciu o następujące zasady<text:span text:style-name="T3705">.</text:span></text:p>
      <text:p text:style-name="P3706">Uspołecznienia systemu w oparciu głównie o samorządnoś<text:span text:style-name="T3707">ć</text:span><text:s/>terytorialną, pracowniczą i zawodową.</text:p>
      <text:p text:style-name="P3708">/Głos z sali: nie słychać/.</text:p>
      <text:p text:style-name="P3709">Pracowniczą, tam jest pomyłka<text:span text:style-name="T3710">.</text:span><text:s/>Ja mam zmi<text:span text:style-name="T3711">en</text:span>ione.</text:p>
      <text:p text:style-name="P3712">Podmiotowość pacjenta i pracownika medycznego, zagwarantowania każdemu obywatelowi możliwości uzyskania bezpłatnych świadczeń w pełnym zakresie pro<text:span text:style-name="T3713">fi</text:span>laktycznym, leczniczym i rehabilitacyjnym dla umocnienia lub poratowania zdrowia o ile potrzeba takich świadczeń wynikać będzie z obiektywnych przesłanek aktualnej wiedzy medycznej.</text:p>
      <text:p text:style-name="P3714">Zrównanie uprawnień wszystkich instytucji opieki zdrowotnej, społecznej niezależnie od ich form własności,<text:s/>to się łą<text:span text:style-name="T3715">c</text:span>zy z tym punktem 6<text:span text:style-name="T3716">.</text:span></text:p>
      <text:p text:style-name="P3717">Ra<text:span text:style-name="T3718">cj</text:span>ona<text:span text:style-name="T3719">liz</text:span>a<text:span text:style-name="T3720">cj</text:span>ę wykorzy<text:span text:style-name="T3721">st</text:span>ania zasobów w służbie zdrowia, co powinno zapewni<text:span text:style-name="T3722">ć</text:span><text:s/>zwiększenie dostępności<text:s/><text:span text:style-name="T3723">i</text:span><text:s/>jakości świadczeń zdrowotnych - o tym też mówiliśmy, że nie wszystkie nasze obecne zasoby są w sposób racjonalny wykorzystane<text:span text:style-name="T3724">.</text:span></text:p>
      <text:p text:style-name="P3725">Pełnej<text:s/><text:span text:style-name="T3726">el</text:span>astyczności w tworzeniu struktur organizacyjnych dostosowanych do lokalnych potrzeb i możliwości, zgodnie z decyzjami samorządów lokalnych, to też o tym na naszych posi<text:span text:style-name="T3727">ed</text:span>zeniach plenarnych mówiliśmy.</text:p>
      <text:p text:style-name="P3728">Proszę państwa te dwa sformułowania są w swojej formie nowe, bardzo podkreślają rolę lekarza podstawowej opieki zdrowotnej.</text:p>
      <text:p text:style-name="P3729">Wiodącej roli podstawowej opieki zdrowotnej ukierunkowanej na problemy zdrowotne i opiekuńcze rodziny lekarz podstawowej opieki zdrowotnej musi być wyposażony w wiedzę, czyli mówimy tu o kształceniu, uprawnienia i możliwości koordynowania opieki zdrowotnej na rodzinę, nad rodziną.</text:p>
      <text:p text:style-name="P3730">Następnie wolnego wyboru lekarza podstawowej opieki zdrowotnej przez pacjenta, a lekarzy spe<text:span text:style-name="T3731">cj</text:span>alistyczn<text:span text:style-name="T3732">ej</text:span><text:s/>opieki, nie mówimy tu czy otwartej czy zamkniętej, ale specjalistycznej opieki zdrowotnej wspólnie przez lekarza POZ i pacjenta. To jest to nowe sformułowanie, które w tej chwili mówi o bardzo ważnej roli lekarza rodzinnego.</text:p>
      <text:p text:style-name="P3733">Wprowadzenie w placówkach służby zdrowia i opieki społecznej rachunku kosztów<text:span text:style-name="T3734">,</text:span><text:s/><text:span text:style-name="T3735">ś</text:span>cisłego powiązania wynagrodzeń pracowników medycznych z ilością, rodzajem i jakością świadczeń zdrow<text:span text:style-name="T3736">ot</text:span>nych<text:span text:style-name="T3737">.</text:span></text:p>
      <text:p text:style-name="P3738">To tyle jeśli chodzi o stanowisko w sprawie kwestii<text:s/>organ<text:span text:style-name="T3739">iz</text:span>acyjn<text:span text:style-name="T3740">ej</text:span><text:s/>reformy, w tych ogólnych sformułowaniach<text:span text:style-name="T3741">.<text:s/></text:span>Myślę, że te wszystkie szczegóły, które... będą potem opracowane przez zespół do spraw reformy opieki zdrowotnej i pomocy społecznej<text:span text:style-name="T3742">.</text:span></text:p>
      <text:p text:style-name="P3743"><text:span text:style-name="T3744">Z. Kuratowska</text:span><text:span text:style-name="T3745">:</text:span></text:p>
      <text:p text:style-name="P3746"><text:span text:style-name="T3747">J</text:span>a miałabym kilka uwag dotyczących - właściwie dwie powi<text:span text:style-name="T3748">ed</text:span>ziałabym - tych uzgodnień, które ogólnie rzeczywiście są chyba bardzo dobre, wytyczają kierunki w jakich powinniśmy iść. Może zacznę zupełnie od końca<text:span text:style-name="T3749">.</text:span></text:p>
      <text:p text:style-name="P3750">M<text:span text:style-name="T3751">i</text:span>anowicie proponowa<text:span text:style-name="T3752">li</text:span>byśmy jednak zmianę tego ostatniego punktu, który brzmiał<text:s/><text:span text:style-name="T3753">„</text:span>ścisłego<text:s/><text:soft-page-break/>powiązania wynagrodzeń pracowników medycznych z ilością, rodzajem i jakością świadczeń zdrow<text:span text:style-name="T3754">ot</text:span>nych”.</text:p>
      <text:p text:style-name="P3755">Po pierwsze to jakoś<text:span text:style-name="T3756">ć</text:span><text:s/>jest bardzo trudna do określenia obiektywnego i proponujemy wykreślić tą jakość, tak samo<text:s/><text:span text:style-name="T3757">„</text:span>ścisłego<text:span text:style-name="T3758">”</text:span><text:span text:style-name="T3759">.</text:span></text:p>
      <text:p text:style-name="P3760">My proponujemy następujące sformułowanie.<text:s/>„Powiązania wynagrodzeń pracowników medycznych z ilością i rodzajem udzielanych przez placówkę świadczeń zdrow<text:span text:style-name="T3761">ot</text:span>nych”.</text:p>
      <text:p text:style-name="P3762"><text:span text:style-name="T3763">M.</text:span><text:span text:style-name="T3764"><text:s/>Cybulko</text:span><text:span text:style-name="T3765">:</text:span></text:p>
      <text:p text:style-name="P3766">Nie tylko placówkę. Bo tu jest określenie wynagrodzenia pracownika medycznego, nie placówkę<text:span text:style-name="T3767">.</text:span></text:p>
      <text:p text:style-name="P3768"><text:span text:style-name="T3769">Z</text:span><text:span text:style-name="T3770">.</text:span><text:span text:style-name="T3771"><text:s/>Kuratowska</text:span><text:span text:style-name="T3772">:</text:span></text:p>
      <text:p text:style-name="P3773">Ja wiem, że chodzi o pracowników, ale nie może to być tylko zależne od pracownika. Jednak chodzi o to, jak placówka pracuje. Czasem ktoś kto pracuje w danej placówce, ilość wykonywanych przez niego - nie wiem - badań - może być przy tych obiektywnych wskaźnikach, które jakieś będą musiały być brane pod uwagę, może być mniejsza, a przecież tym ubezpieczeniem niejako płaci pacjent placówce, a nie określonemu lekarzowi. Lekarzowi czy innemu, bo tu nie chodzi tylko o lekarza<text:span text:style-name="T3774">.</text:span></text:p>
      <text:p text:style-name="P3775"><text:span text:style-name="T3776">M</text:span><text:span text:style-name="T3777">.</text:span><text:span text:style-name="T3778"><text:s/>C</text:span><text:span text:style-name="T3779">yb</text:span><text:span text:style-name="T3780">ulko</text:span><text:span text:style-name="T3781">:</text:span></text:p>
      <text:p text:style-name="P3782">Pani docent w naszych poprzednich dyskusjach chcieliśmy wyjść z tym<text:s/><text:span text:style-name="T3783">sf</text:span>ormułowaniem, aby jednak mimo wszystko była ocena pracownika, a nie zakładu, ani placówki<text:span text:style-name="T3784">.</text:span><text:s/>Dlatego że w placówce pracują różni pracownicy, którzy bardzo dobrze pracują, dobrze lub zadowalająco.</text:p>
      <text:p text:style-name="P3785"><text:span text:style-name="T3786">W</text:span><text:s/>związku z tym tutaj to nasze<text:s/><text:span text:style-name="T3787">sf</text:span>ormułowanie dąży do tego by jednak oceni<text:span text:style-name="T3788">ć</text:span><text:s/>można było tego pracownika w formie ekonomicznej też<text:span text:style-name="T3789">.</text:span></text:p>
      <text:p text:style-name="P3790">I chodzi nam o to, by do tego wziąć pod uwagę ilość, rodzaj i jakość okazuje się, że wczoraj dyskutowaliśmy z panią dr ... również na temat w jaki sposób określić jakość<text:span text:style-name="T3791">.</text:span><text:s/>Okazuje się, że jest to wymierne mimo wszystko w dyskusji, w kierunku, które miało taką pracę pokazaną<text:span text:style-name="T3792">.</text:span></text:p>
      <text:p text:style-name="P3793">Myślę,<text:s/><text:span text:style-name="T3794">ż</text:span>e są trzy parametry - ilość, rodzaj i jakość - mogą decydować o cenie pracownika<text:span text:style-name="T3795">.</text:span></text:p>
      <text:p text:style-name="P3796"><text:span text:style-name="T3797">A</text:span><text:span text:style-name="T3798">. Grzym</text:span><text:span text:style-name="T3799">isł</text:span><text:span text:style-name="T3800">awska</text:span><text:span text:style-name="T3801">:</text:span></text:p>
      <text:p text:style-name="P3802">Pan dr Umiastowski proszę, bo to ciągle jeszcze jest dyskusja<text:span text:style-name="T3803">.</text:span></text:p>
      <text:p text:style-name="P3804"><text:span text:style-name="T3805">J</text:span><text:span text:style-name="T3806">.</text:span><text:span text:style-name="T3807"><text:s/>Umia</text:span><text:span text:style-name="T3808">st</text:span><text:span text:style-name="T3809">owsk</text:span><text:span text:style-name="T3810">i</text:span><text:span text:style-name="T3811">:</text:span></text:p>
      <text:p text:style-name="P3812"><text:span text:style-name="T3813">Nam</text:span><text:s/>chodziło o to, żeby za bardzo za lekarzem nie chodził księgowy i nie zwiększać biurokracji, tu nie chodzi o żadną kontrowersyjną sprawę. Jeszcze dokładnie wyjaśnię dlaczego mam wprowadzone tu poprawki myślę, że wszyscy się zgodzą<text:span text:style-name="T3814">.</text:span></text:p>
      <text:p text:style-name="P3815">Był projekt rozliczania dyżurów z kolejnych czynności, który upadł. Boimy się tych wyliczanek co do ilości pracy poszczególnego lekarza w danym dniu czy w miesiącu<text:span text:style-name="T3816">.</text:span><text:span text:style-name="T3817"><text:s/></text:span><text:span text:style-name="T3818">St</text:span>aty<text:span text:style-name="T3819">st</text:span>ycznie<text:s/><text:span text:style-name="T3820">w</text:span><text:s/>naszym życiu lekarskim ilość świadczonych przez nas usług na danych<text:s/><text:span text:style-name="T3821">st</text:span>anowiskach mniej wi<text:span text:style-name="T3822">ę</text:span>cej się wyrównuje, jednego dnia więcej, jednego mniej. Jeżeli będziemy rozlicza<text:span text:style-name="T3823">ć</text:span><text:s/>z ilości, a jeszcze oceniali jej jakość po prostu to je<text:span text:style-name="T3824">st</text:span><text:s/>nie do u<text:span text:style-name="T3825">st</text:span>alenia<text:s/><text:span text:style-name="T3826">i</text:span><text:s/>proponujemy jednak jakieś zry<text:span text:style-name="T3827">cz</text:span>a<text:span text:style-name="T3828">łt</text:span>owani<text:span text:style-name="T3829">e</text:span><text:s/>tych wynagrodzeń inaczej będzie papierów, za dużo księgowych, za dużo sprawozdań, a za mało zajmowania się chorym. Także tu chodzi o samą ideę, żeby za bardzo drobiazgowo tej ilo<text:span text:style-name="T3830">ś</text:span>ci świadczeń nie wyliczać jednak<text:span text:style-name="T3831">.</text:span></text:p>
      <text:p text:style-name="P3832">Dziękuję.</text:p>
      <text:p text:style-name="P3833"><text:span text:style-name="T3834">A</text:span><text:span text:style-name="T3835">.</text:span><text:span text:style-name="T3836"><text:s/>G</text:span><text:span text:style-name="T3837">r</text:span><text:span text:style-name="T3838">zym</text:span><text:span text:style-name="T3839">is</text:span><text:span text:style-name="T3840">ławska</text:span><text:span text:style-name="T3841">:</text:span></text:p>
      <text:soft-page-break/>
      <text:p text:style-name="P3842"><text:span text:style-name="T3843">Proszę</text:span><text:s/>bardzo pan dr Dawydzik.</text:p>
      <text:p text:style-name="P3844"><text:span text:style-name="T3845">L</text:span><text:span text:style-name="T3846">. Dawydzik</text:span><text:span text:style-name="T3847">:</text:span></text:p>
      <text:p text:style-name="P3848">Proszę pań<text:span text:style-name="T3849">st</text:span>wa myślę tak, że kw<text:span text:style-name="T3850">es</text:span>tia poprawki wnoszącej, zmieniającej uzależnienie wynagrodzenia indyw<text:span text:style-name="T3851">id</text:span>ualn<text:span text:style-name="T3852">eg</text:span>o wiąże się z tą zasadą, która jest zapisana w pkt. 2<text:span text:style-name="T3853">.</text:span><text:s/>To właśnie w dzisiejszym systemie opieki zdrowotnej jest sytuacja taka, że zadania są przypisane placówce, a nie są przypisane kompetencjom poszczególnych fachowych pracowników wykonujących zadania<text:span text:style-name="T3854">.</text:span></text:p>
      <text:p text:style-name="P3855">Jeżeli my mówimy i jesteśmy zgodni o podmiotowości pracownika to z tą podmiotowością wiążą się jego osobiste związane z kwa<text:span text:style-name="T3856">lif</text:span>ika<text:span text:style-name="T3857">cj</text:span>ami działania, a w związku z tym w moim przekonaniu z tym powinna być powiązana równi<text:span text:style-name="T3858">eż</text:span><text:s/>i płaca.</text:p>
      <text:p text:style-name="P3859">Mało tego<text:span text:style-name="T3860">.</text:span><text:s/><text:span text:style-name="T3861">J</text:span>eżeli wprowadzamy zasadę co do której rozumiem nie było kontrowersji wolnego wyboru lekarza to jest to związane z osobą, a nie z placówką, w której ten lekarz pracuje.</text:p>
      <text:p text:style-name="P3862"><text:span text:style-name="T3863">W</text:span><text:s/>zwi<text:span text:style-name="T3864">ą</text:span>zku z tym zasada, poprawka dotycząca placówki wydaje się przecząca innym założeniom tego systemu.</text:p>
      <text:p text:style-name="P3865"><text:span text:style-name="T3866">A</text:span><text:span text:style-name="T3867">.</text:span><text:span text:style-name="T3868"><text:s/></text:span><text:span text:style-name="T3869">G</text:span><text:span text:style-name="T3870">rzymisławska</text:span><text:span text:style-name="T3871">:</text:span></text:p>
      <text:p text:style-name="P3872">Pan Waleczek proszę<text:span text:style-name="T3873">.</text:span></text:p>
      <text:p text:style-name="P3874"><text:span text:style-name="T3875">J</text:span><text:span text:style-name="T3876">.</text:span><text:span text:style-name="T3877"><text:s/>Waleczek</text:span><text:span text:style-name="T3878">:</text:span></text:p>
      <text:p text:style-name="P3879">Proszę pań<text:span text:style-name="T3880">st</text:span>wa jako nie lekarz tutaj zabieram głos i ten ostatni zapis właśnie ścisłego powiązania wynagrodzeń pracowników medycznych z ilością. Mnie to<text:s/><text:span text:style-name="T3881">sf</text:span>ormułowanie przeraża, ale niestety nie umiem niczego innego zaproponować. Przepraszam najmocniej, ale nie chciałbym być u lekarza, który jest w stanie przyjąć 50 pacjentów dziennie, a różnie to wygląda<text:span text:style-name="T3882">.</text:span><text:s/>Są tacy, którzy muszą<text:span text:style-name="T3883">.</text:span>.<text:span text:style-name="T3884">.</text:span><text:s/>natłok jest tak ogromny, to prawda, i wiadomo jak ciężko lekarze pracują mam pełną świadomoś<text:span text:style-name="T3885">ć.</text:span><text:s/>Ale nie iloś<text:span text:style-name="T3886">ć</text:span><text:s/>tutaj musi decydować. Bo również jako pacjent jestem przerażony jeżeli lekarz może mi poświęcić 2 - 5 czy 10 minut<text:span text:style-name="T3887">?</text:span><text:s/>Różnie ta sytuacja musi się kszta<text:span text:style-name="T3888">łt</text:span>ować<text:span text:style-name="T3889">.</text:span><text:s/>Stąd ta ilość jest tutaj<text:span text:style-name="T3890">..</text:span>.</text:p>
      <text:p text:style-name="P3891">Rodzaj i jakość. Jak ocenić jakość pracy lekarzy. To jest tak wieloznaczne i tutaj też musimy wyrazić zaufanie i szacunek dla tego zawodu, jak będą funk<text:span text:style-name="T3892">cj</text:span>onowały Izby Lekarskie co będą oceniały, będą mogły wchodzić w tą problematykę.</text:p>
      <text:p text:style-name="P3893">Tutaj też byłbym bardzo ostrożny w t<text:span text:style-name="T3894">eg</text:span>o typu sformułowaniach<text:span text:style-name="T3895">.</text:span><text:s/>Oczywiście można na ten temat długo mówić, ale nie o to chodzi<text:span text:style-name="T3896">.</text:span></text:p>
      <text:p text:style-name="P3897">Natomiast chciałbym tutaj taką osobistą radość i uznanie wyrażam dla autorów tego sformułowania na drugiej stronie mianowicie, gdzie mówi się o roli podstawowej opieki zdrowotnej, bo to jest rzecz wydaje mi się szczególnej rangi i ogromnie ważna<text:span text:style-name="T3898">.</text:span><text:s/>Rzeczywiście błędy tu są ogro<text:span text:style-name="T3899">m</text:span>ne, bo najczęściej lekarze mniej kwalifikowani tutaj są kierowani i tu pracują, niechętnie garną się ci bardziej kwalifikowani, a jeżeli będzie prywatna służba zdrowia to będzie się można dostać i do profesora również czasem, i śmiertelnik zwykły będzie miał tą szansę, ale jest to bardzo ważny zapis. Mianowicie podkreślenie roli zdrowotnej i opiekuńczej rodziny<text:span text:style-name="T3900">.<text:s/></text:span>To<text:s/><text:span text:style-name="T3901">wyda</text:span>je mi się jest bardzo mocne i bardzo ważny zapis.</text:p>
      <text:p text:style-name="P3902"><text:span text:style-name="T3903">Z</text:span><text:s/>tym, że tutaj dalej to sformułowanie<text:s/><text:span text:style-name="T3904">„</text:span>lekarz musi być wyposażony w wiedzę<text:span text:style-name="T3905">”</text:span><text:span text:style-name="T3906">.</text:span><text:s/><text:span text:style-name="T3907">Proszę</text:span><text:s/>pańs<text:span text:style-name="T3908">t</text:span>wa tego bym też nie podkreślał<text:span text:style-name="T3909">.</text:span><text:s/>Bo z góry przecież wiadomo, że lekarz musi by<text:span text:style-name="T3910">ć<text:s/></text:span>wyposażony w wiedzę, takie podkreślanie to my z góry wyrażamy wotum nieufności do tego lekarza. Że to jest lekarz bez wiedzy<text:span text:style-name="T3911">.</text:span><text:s/>Wiadomo, że lekarz mus<text:span text:style-name="T3912">i</text:span><text:s/>być kompetentny<text:span text:style-name="T3913">.</text:span><text:s/>Innych lekarzy ja osobiście sobie nie wyobrażam<text:span text:style-name="T3914">.</text:span></text:p>
      <text:soft-page-break/>
      <text:p text:style-name="P3915">Uprawnienia i możliwości koordynowania opieki zdrowotnej nad rodziną. I tutaj jednak czy nie dopisać, żeby on był wyposażony w pewne możliwości i środki materialne. Była dyskusja i możliwoś<text:span text:style-name="T3916">ć</text:span><text:s/>dost<text:span text:style-name="T3917">ę</text:span>pu do samochodu, on musi być w terenie, on musi dojechać do tej rodziny, tu żeby dać mu te określone możliwości współdecydowania<text:span text:style-name="T3918">.</text:span><text:s/>Ale wydaje mi się, że w ogóle ten punkt jest o szczególnej randze.</text:p>
      <text:p text:style-name="P3919">Dziękuję bardzo<text:span text:style-name="T3920">.</text:span></text:p>
      <text:p text:style-name="P3921"><text:span text:style-name="T3922">A</text:span><text:span text:style-name="T3923">.</text:span><text:span text:style-name="T3924"><text:s/>Grzymi</text:span><text:span text:style-name="T3925">sł</text:span><text:span text:style-name="T3926">awska</text:span><text:span text:style-name="T3927">:</text:span></text:p>
      <text:p text:style-name="P3928">Pan dr Matuszkiewicz proszę bardzo<text:span text:style-name="T3929">.</text:span></text:p>
      <text:p text:style-name="P3930"><text:span text:style-name="T3931">W</text:span><text:span text:style-name="T3932">.</text:span><text:span text:style-name="T3933"><text:s/>Matuszkiewi</text:span><text:span text:style-name="T3934">cz</text:span><text:span text:style-name="T3935">:</text:span></text:p>
      <text:p text:style-name="P3936"><text:span text:style-name="T3937">J</text:span>a chciałem wyjaśnić pewne nieporozumienia dotyczące właśnie owych powiązań wynagrodzeń pracowników medycznych z ilością, rodzajem i jakością świad<text:span text:style-name="T3938">cz</text:span>eń.</text:p>
      <text:p text:style-name="P3939">Proszę państwa jeżeli b<text:span text:style-name="T3940">ę</text:span>dziemy zakładać, że nie będziemy wiązać wynagrodzeń z ilością i jakością świadczeń to znaczy, że optujemy za utrzymaniem istniejącego systemu pensji<text:span text:style-name="T3941">.</text:span><text:s/>Co ten system pensji powoduje, taki jak on funk<text:span text:style-name="T3942">c</text:span>jonuje obecnie? Do czego motywuje pracownika medycznego? Ano do tego, żeby za tą kiepską płacę jedyne korzyści, jakie może odnieść to albo wykonać mniej pracy, albo wykonać tą pracę gorz<text:span text:style-name="T3943">ej.</text:span></text:p>
      <text:p text:style-name="P3944">Musimy zmieniać taką właśnie filozofię zawartą w tym obecnym systemie wynagradzania, który nas ciągnie w dół. A więc odchodzenie od systemu płacenia na zasadzie salariat w innych ki<text:span text:style-name="T3945">er</text:span>unkach<text:span text:style-name="T3946">.</text:span><text:s/>Albo w kierunku<text:s/>capitulation,<text:s/>a niekied<text:span text:style-name="T3947">y<text:s/></text:span>w bardzo ograniczonych przypadkach również do płacenia na zasadzie [brak tekstu] w bardzo ograniczon<text:span text:style-name="T3948">e</text:span>j.</text:p>
      <text:p text:style-name="P3949">Czy z jakością świadczeń n<text:span text:style-name="T3950">i</text:span>e możemy się uporać? Można<text:span text:style-name="T3951">.</text:span><text:s/>Otóż na świecie tak się dzieje, że istnieją pewne standardy jakościowe. Przecież jeżeli chcemy, ażeby wprowadzić samorząd zawodowy i ten samorząd będzie miał sprawować nadzór spe<text:span text:style-name="T3952">cj</text:span>alistyczny,<text:s/><text:span text:style-name="T3953">t</text:span>o niechże będzie również wyposażony w pewne uprawnienia np. takie, ażeby mógł wnioskować o jakoś<text:span text:style-name="T3954">c</text:span>i świadczeń udzielanych przez innych lekarzy. Przecież to właśnie poprzez taką obserwację uczestniczącą dokonywane są oceny jakościowe, przez różnorodnych ekspertów.</text:p>
      <text:p text:style-name="P3955">Poza tym oceny jakościowe to również opinie pacjentów wyrażane chociażby w wyborze lekarza. Taki element jakości świadczeń, którego nie możemy pomijać. Dlatego broniłbym tego właśnie sformułowania.</text:p>
      <text:p text:style-name="P3956"><text:span text:style-name="T3957">A</text:span><text:span text:style-name="T3958">.</text:span><text:span text:style-name="T3959"><text:s/>Grzymisławska</text:span><text:span text:style-name="T3960">:</text:span></text:p>
      <text:p text:style-name="P3961">Proszę bardzo pan dr Opolski<text:span text:style-name="T3962">.</text:span></text:p>
      <text:p text:style-name="P3963"><text:span text:style-name="T3964">J. Opolski</text:span><text:span text:style-name="T3965">:</text:span></text:p>
      <text:p text:style-name="P3966"><text:span text:style-name="T3967">J</text:span>a myślę, że ta dyskusja wynika stąd, że zespół, który wczoraj pracował nad tym materiałem musiał z natury rzeczy uży<text:span text:style-name="T3968">ć</text:span><text:s/>pewnych skrótów myślowych<text:span text:style-name="T3969">.</text:span><text:s/>I przykładem jest właśnie wypowiedź pana doktora tutaj, że my mówiąc o ilości, rodzaju, jakości świadczeń jest to pewien skrót myślowy i lepiej byłoby odpowiedzieć czego my byśmy nie chcieli<text:span text:style-name="T3970">.</text:span><text:s/>Nie chcemy tego, co pan dr Matuszkiewicz powiedział - co państwo też wielokrotnie prezentowali, żeby płaci<text:span text:style-name="T3971">ć</text:span><text:s/>nie wiadomo<text:s/>ile jest rzeczą niesłychanie trudną, żeby określ<text:span text:style-name="T3972">i</text:span>ć iloś<text:span text:style-name="T3973">ć</text:span>, rodzaj, a tym bardziej jakoś<text:span text:style-name="T3974">ć</text:span>. Ale nie chodzi o to panie doktorze, żeby za lekarzem chodził księgowy<text:span text:style-name="T3975">.</text:span><text:s/>Broń Boże to byłaby tragedia<text:span text:style-name="T3976">.</text:span></text:p>
      <text:p text:style-name="P3977">Tak samo pewnym ni<text:span text:style-name="T3978">ep</text:span>orozumieniem jest uwaga pana posła Waleczka na temat wiedzy. Oczywiście to nie jest wotum nieufności dla kolegów, tylko to jest próba, aby np<text:span text:style-name="T3979">.</text:span><text:s/>ktoś kto podejmuje prace w opiece<text:s/><text:soft-page-break/>podstawowej był do tej opieki podstawowej przygotowany, żeby to nie był przypadek<text:span text:style-name="T3980">.</text:span><text:s/>I w tym sensie używaliśmy tutaj pojęcia wiedzy<text:span text:style-name="T3981">.</text:span></text:p>
      <text:p text:style-name="P3982">Dziękuję bardzo<text:span text:style-name="T3983">.</text:span></text:p>
      <text:p text:style-name="P3984"><text:span text:style-name="T3985">A</text:span><text:span text:style-name="T3986">.</text:span><text:span text:style-name="T3987"><text:s/>Grzymisławska</text:span><text:span text:style-name="T3988">:</text:span></text:p>
      <text:p text:style-name="P3989">Pan dr Edelman proszę<text:span text:style-name="T3990">.</text:span></text:p>
      <text:p text:style-name="P3991"><text:span text:style-name="T3992">M</text:span><text:span text:style-name="T3993">. Edelman</text:span>:</text:p>
      <text:p text:style-name="P3994">Proszę państwa oczywiście trzeba motywować prace lekarza finansowo<text:span text:style-name="T3995">.</text:span><text:s/>Jest to dość trudna sprawa<text:span text:style-name="T3996">.<text:s/></text:span>Trudna jest ona z wielu względów<text:span text:style-name="T3997">.</text:span><text:s/>Po pierwsze z tego wieloletniego przyzwyczajenia, po drugie z tego powodu, że pieniądze w tym zawodzie stały się rzeczą tutaj u nas wstydliwą. I to naprawdę jest bardzo trudna rzecz<text:span text:style-name="T3998">.</text:span><text:s/>Co do ilości jeszcze można coś powiedzieć<text:span text:style-name="T3999">.</text:span><text:s/>Bo np<text:span text:style-name="T4000">.</text:span><text:s/>jeżeli jest trzech asystentów na oddziale 80-łóżkowym, to oni powinni zarabiać więcej niż tam, gdzie jest 5 asystentów na oddziale 25-łóżkow<text:span text:style-name="T4001">ym</text:span>.</text:p>
      <text:p text:style-name="P4002">Jeżeli na rejonie jest zamiast 18 jest 6 lekarzy, dwóch to oni powinni zarabiać więcej<text:span text:style-name="T4003">.</text:span><text:s/>I proszę na to zwróc<text:span text:style-name="T4004">i</text:span>ć uwagę, że to tak powinno być ujęte. Ale natomiast co do jakości to jest zupełnie inna sprawa<text:span text:style-name="T4005">.</text:span></text:p>
      <text:p text:style-name="P4006">Jakość jest dzisiaj też preferowana.<text:s/><text:span text:style-name="T4007">J</text:span>a<text:span text:style-name="T4008">k</text:span>o<text:span text:style-name="T4009">ść</text:span><text:s/><text:span text:style-name="T4010">w</text:span><text:s/>jakim sensie jest preferowana? Ka<text:span text:style-name="T4011">rdioc</text:span>hiru<text:span text:style-name="T4012">rg</text:span><text:s/>zarabia więcej niż lekarz internista czy dermatolog. To jest jakość.<text:span text:style-name="T4013">..</text:span></text:p>
      <text:p text:style-name="P4014"><text:span text:style-name="T4015">/Głos</text:span><text:s/>z sali: nie słychać/.</text:p>
      <text:p text:style-name="P4016">Przepraszam, przepraszam to jest jakoś<text:span text:style-name="T4017">ć<text:s/></text:span>pracy. Ja nie powiem panu, że jeżeli lekarz operuje 20 wyrostków i jeden pacjent umiera, to jego jakość pracy jest zła.<text:s/><text:span text:style-name="T4018">Ni</text:span>e ma takiego kryterium innego co do tego, jakie są jego kwalifikacje w wykonywaniu danej gałęzi zawodu, ciężkości tej pracy i odpow<text:span text:style-name="T4019">ied</text:span>zialności tej pracy. Bo ostatecznie, jak posmarujemy cynkiem albo talkiem to my wiemy, że nie zabije chorego dermatolog, przecież to są dwie choroby, jedną się leczy maścią cynkową, a druga się nie leczy maścią cynkową.<text:span text:style-name="T4020"><text:s/>W</text:span>ięc to jest ta rzecz.</text:p>
      <text:p text:style-name="P4021">Natomiast kardiochirurg musi mieć wysokie kwalifikacje, neurochirurg musi mieć wysokie kwalifika<text:span text:style-name="T4022">cj</text:span>e. Powiedzmy człowiek, który robi no<text:span text:style-name="T4023">...</text:span><text:s/><text:span text:style-name="T4024">i</text:span><text:s/>to jest jakoś<text:span text:style-name="T4025">ć</text:span><text:s/>pracy. I to powinno być motywowane<text:span text:style-name="T4026">.</text:span></text:p>
      <text:p text:style-name="P4027">Np. jeżeli on jest na tym stopniu wiedzy, że j<text:span text:style-name="T4028">es</text:span>t samodzielnym to musi dostawać więcej, niż jak on jest asystentem po trzech latach pracy w tym zawodzie.<text:s/><text:span text:style-name="T4029">I</text:span><text:s/>to nie ulega kwe<text:span text:style-name="T4030">stii</text:span>.</text:p>
      <text:p text:style-name="P4031">A jeż<text:span text:style-name="T4032">el</text:span>i pa<text:span text:style-name="T4033">ń</text:span>stwo chcą oceniać czy pacjent powiedział, że on jest dobry, on siedział z nim 15 minut przy tej operacj<text:span text:style-name="T4034">i</text:span><text:s/>i przedtem mu mówił, to naprawdę nie jest oceną fachowości. To jest ocena człowieka. Za ocenę człowieka jeszcze<text:s/>n<text:span text:style-name="T4035">i</text:span>e płacimy<text:span text:style-name="T4036">.</text:span><text:s/>Może to trzeba by płacić, ale doprowadzić do tego tu sformułowanie musi być jasne. Nie jakość pracy, jakość pracy, a nie jakość pracy każdego i na każdym stanowisku ma być taka sama. I to rozróżnienie, które istnieje, ono jest teraz mało widoczne, bo to jest różnica 500<text:s/><text:span text:style-name="T4037">z</text:span>ł, ale ta motywacja w jakości pracy<text:span text:style-name="T4038">.</text:span></text:p>
      <text:p text:style-name="P4039">Zwróćcie uwagę, że na kardiochirurgię mało kto chce i<text:span text:style-name="T4040">ść,</text:span><text:s/>na n<text:span text:style-name="T4041">eu</text:span>rochirurgi<text:span text:style-name="T4042">ę</text:span><text:s/>mało kto chce iść, bo tam się zarabia tylko o tysiąc złotych więcej, a praca jest bardzo ciężka. I odpowi<text:span text:style-name="T4043">ed</text:span>zialna<text:span text:style-name="T4044">.</text:span><text:s/>I ta hierarchia jakości pracy musi być zachowana, a nie tego co pogłaskał pacjenta.</text:p>
      <text:p text:style-name="P4045"><text:span text:style-name="T4046">I</text:span><text:s/>dlatego proponuję tu znaleźć inne sformułowanie. Bo to jakość pracy lekarza jest za kwalifika<text:span text:style-name="T4047">cj</text:span>e.</text:p>
      <text:p text:style-name="P4048">/Głos z sali:<text:s/><text:span text:style-name="T4049">.</text:span>..czy nie zastąpić tego kwalifika<text:span text:style-name="T4050">cj</text:span>e, to co dr Edelman mówił w tej chw<text:span text:style-name="T4051">il</text:span>i/.</text:p>
      <text:p text:style-name="P4052">No spe<text:span text:style-name="T4053">cj</text:span>aliza<text:span text:style-name="T4054">cj</text:span>a...</text:p>
      <text:p text:style-name="P4055">/Głos z sali: No spe<text:span text:style-name="T4056">cj</text:span>aliza<text:span text:style-name="T4057">cj</text:span>a panie doktorze to się łączy z kwalifika<text:span text:style-name="T4058">cj</text:span>ami/.</text:p>
      <text:soft-page-break/>
      <text:p text:style-name="P4059">/Głos z sali: nie słychać/.</text:p>
      <text:p text:style-name="P4060"><text:span text:style-name="T4061">A</text:span><text:span text:style-name="T4062">.</text:span><text:span text:style-name="T4063"><text:s/>Grzymisławska</text:span><text:span text:style-name="T4064">:</text:span></text:p>
      <text:p text:style-name="P4065">Pan dr Umiastowski proszę bardzo.</text:p>
      <text:p text:style-name="P4066"><text:span text:style-name="T4067">J</text:span><text:span text:style-name="T4068">.</text:span><text:span text:style-name="T4069"><text:s/>Umia</text:span><text:span text:style-name="T4070">st</text:span><text:span text:style-name="T4071">owsk</text:span><text:span text:style-name="T4072">i</text:span><text:span text:style-name="T4073">:</text:span></text:p>
      <text:p text:style-name="P4074">Proszę państwa ja myślę, że tu może nie być w ogóle sporu. Tu naprawdę nie jest żaden spór, my wszyscy myślimy tak samo w tym wypadku. Wszyscy jesteśmy zgodni. A proponowany przez nas zapis brzmiałby tak. Proszę posłuchać:</text:p>
      <text:p text:style-name="P4075">„Powiązania wynagrodzeń pracowników medycznych z ilością i rodzajem udzielanych świadczeń”.<text:s/>Chcemy tylko uniknąć słowa<text:s/>„ścisłego”, bo boimy się nadmiernej biurokracji i nawet fałszowania sprawozdań i różnych innych dziwnych rzeczy, które robią kłopot<text:span text:style-name="T4076">.</text:span><text:s/>I boimy si<text:span text:style-name="T4077">ę</text:span><text:s/>oceny jakości w pieniądzach, bo to jest trudne<text:span text:style-name="T4078">.</text:span><text:s/>Ni<text:span text:style-name="T4079">c</text:span><text:s/>więcej<text:span text:style-name="T4080">.</text:span><text:s/>Czy z tym się wszyscy zgodzą? Ja od początku tylko o tym mówię<text:span text:style-name="T4081">.</text:span></text:p>
      <text:p text:style-name="P4082"><text:span text:style-name="T4083">A.</text:span><text:span text:style-name="T4084"><text:s/>Grzymisławska</text:span><text:span text:style-name="T4085">:</text:span></text:p>
      <text:p text:style-name="P4086">Pan dr Wysocki<text:span text:style-name="T4087">.</text:span></text:p>
      <text:p text:style-name="P4088"><text:span text:style-name="T4089">J.</text:span><text:span text:style-name="T4090"><text:s/>Wysocki</text:span><text:span text:style-name="T4091">:</text:span></text:p>
      <text:p text:style-name="P4092">Ja chciałbym powiedzieć, że wydaje się, że z takim zapisem można by się zgodzić<text:span text:style-name="T4093">.</text:span><text:s/>On oddaje intencje to o co nam chodziło<text:span text:style-name="T4094">.</text:span><text:s/>To znaczy kierunków wynikających z reformy<text:span text:style-name="T4095">.</text:span><text:s/><text:span text:style-name="T4096">Z</text:span>atem bardzo słusznie tutaj wydaje mi się, poparłbym ten zapis, za to nie wpisywałbym<text:span text:style-name="T4097">..</text:span>. proponowałbym nie wpisywać powiązania z zakładem służby zdrowia, ponieważ jest to system finansowy oczywiście<text:span text:style-name="T4098">.</text:span></text:p>
      <text:p text:style-name="P4099"><text:span text:style-name="T4100">A. Grzymisławska</text:span><text:span text:style-name="T4101">:</text:span></text:p>
      <text:p text:style-name="P4102">Pan prof<text:span text:style-name="T4103">.</text:span><text:s/>Żochowski jeszcze w tej sprawie?</text:p>
      <text:p text:style-name="P4104"><text:span text:style-name="T4105">J</text:span><text:span text:style-name="T4106">.</text:span><text:span text:style-name="T4107"><text:s/>Żochowski</text:span><text:span text:style-name="T4108">:</text:span></text:p>
      <text:p text:style-name="P4109"><text:span text:style-name="T4110">Tak</text:span>.</text:p>
      <text:p text:style-name="P4111"><text:span text:style-name="T4112">A</text:span><text:span text:style-name="T4113">.</text:span><text:span text:style-name="T4114"><text:s/>Grzymisławska</text:span><text:span text:style-name="T4115">:</text:span></text:p>
      <text:p text:style-name="P4116">Ba<text:span text:style-name="T4117">rd</text:span>zo<text:s/><text:span text:style-name="T4118">prosz</text:span>ę.</text:p>
      <text:p text:style-name="P4119"><text:span text:style-name="T4120">J</text:span><text:span text:style-name="T4121">.</text:span><text:span text:style-name="T4122"><text:s/>Żochowski</text:span><text:span text:style-name="T4123">:</text:span></text:p>
      <text:p text:style-name="P4124">Odpada nam słowo jakość<text:span text:style-name="T4125">.</text:span><text:s/>Ja bym s<text:span text:style-name="T4126">i</text:span>ę tu z panem dr<text:span text:style-name="T4127">.</text:span><text:s/>Edelmanem niestety nie zgodził. Dlatego że mówiliśmy o rodzaju pracy, a nie o jakości pracy. Mimo że jesteśmy z bliskiej spe<text:span text:style-name="T4128">cj</text:span>alności, to jakość pracy może by<text:span text:style-name="T4129">ć<text:s/></text:span>wysoka i niska w rodzaju pracy, którą jest kardiochirurgia i jakość pracy może być wysoka i niska w chirurgii og<text:span text:style-name="T4130">ó</text:span>lnej. Także nie możemy tych rzeczy absolutnie mieszać. I pan doktor cały czas mówił o rodzaju pracy, a nie o jakości pracy.<text:s/>I stąd nam wypada jakoś<text:span text:style-name="T4131">ć</text:span><text:s/>pracy, która faktycznie jest trudno wymierna<text:span text:style-name="T4132">.</text:span><text:s/><text:span text:style-name="T4133">I</text:span><text:s/>musimy się nad tym zastanowić czy rezygnujemy i wtedy zostaje tylko rodzaj i ilość. Ale musimy podjąć tą decyzję tutaj wiedząc o tym, że w sposób całkowicie zgodny<text:s/>odchodzimy od pojęcia jakość<text:span text:style-name="T4134">.</text:span></text:p>
      <text:p text:style-name="P4135"><text:span text:style-name="T4136">A</text:span><text:span text:style-name="T4137">.</text:span><text:span text:style-name="T4138"><text:s/>Grzymisławska</text:span><text:span text:style-name="T4139">:</text:span></text:p>
      <text:p text:style-name="P4140"><text:span text:style-name="T4141">Pani</text:span><text:s/>dr Majewska proszę.</text:p>
      <text:p text:style-name="P4142"><text:span text:style-name="T4143">W.</text:span><text:span text:style-name="T4144"><text:s/>Majewska</text:span><text:span text:style-name="T4145">:</text:span></text:p>
      <text:p text:style-name="P4146">Proszę państwa docelowo na [brak tekstu] ubezpieczeń zdrowotnych to on będzie kupował usługi i będzie sobie kalkulował jeżeli jakiś szpital będzie ciągle przyjmował tych samych pacjentów i będą komplikacje ciągle występowały to to będzie świadczyło o złej jakości i w związku z tym to towarzystwo ub<text:span text:style-name="T4147">ez</text:span>pi<text:span text:style-name="T4148">ec</text:span>zeniowe samo wymyśli taki mechanizm.</text:p>
      <text:soft-page-break/>
      <text:p text:style-name="P4149">/Głos z sali: Oczywiście, tak jest/.</text:p>
      <text:p text:style-name="P4150"><text:span text:style-name="T4151">A</text:span><text:span text:style-name="T4152">.</text:span><text:span text:style-name="T4153"><text:s/></text:span><text:span text:style-name="T4154">G</text:span><text:span text:style-name="T4155">rzym</text:span><text:span text:style-name="T4156">is</text:span><text:span text:style-name="T4157">ławska</text:span><text:span text:style-name="T4158">:</text:span></text:p>
      <text:p text:style-name="P4159">Czy jeszcze ktoś<text:span text:style-name="T4160">...</text:span></text:p>
      <text:p text:style-name="P4161"><text:span text:style-name="T4162">A.</text:span><text:span text:style-name="T4163"><text:s/>Czarnecki</text:span><text:span text:style-name="T4164">:</text:span></text:p>
      <text:p text:style-name="P4165"><text:span text:style-name="T4166">T</text:span>ak<text:span text:style-name="T4167">.</text:span><text:s/>Ja nie dlatego, żeby kwestionować<text:s/><text:span text:style-name="T4168">te</text:span>n zapis. Uwa<text:span text:style-name="T4169">ża</text:span>m<text:span text:style-name="T4170">,</text:span><text:s/>że on może być tak przyjęty. Tylko chciałem państwa ostrzec, że my to wszystko sprowadzamy do działalności lekarskiej i stąd nam pewne rzeczy wypadają. Jeżeli mówimy o wynagr<text:span text:style-name="T4171">od</text:span>z<text:span text:style-name="T4172">en</text:span>ia<text:span text:style-name="T4173">ch</text:span><text:s/>pracowników medycznych to tam się mieszczą pewnie i<text:s/><text:span text:style-name="T4174">i</text:span>nne zawody. Jakość laborantki można określić czy ona dobrze robi badanie czy<text:s/><text:span text:style-name="T4175">ź</text:span><text:span text:style-name="T4176">l</text:span><text:span text:style-name="T4177">e</text:span><text:span text:style-name="T4178">.</text:span><text:s/>Ja nie wracam do poprzedniego tekstu. A pracownicy medyczni są tacy, którzy wykonują wymierną pracę i jakościowo wymierną nie tylko ilościowo. Także po prostu chodzi o to, żeby na przyszłość o tym pamięta<text:span text:style-name="T4179">ć.</text:span></text:p>
      <text:p text:style-name="P4180">Dziękuję<text:span text:style-name="T4181">.</text:span></text:p>
      <text:p text:style-name="P4182"><text:span text:style-name="T4183">A. Grzym</text:span><text:span text:style-name="T4184">is</text:span><text:span text:style-name="T4185">ławska</text:span><text:span text:style-name="T4186">:</text:span></text:p>
      <text:p text:style-name="P4187">Dziękuję bardzo<text:span text:style-name="T4188">. J</text:span>a w takim razie uważam, że właściwie wyjaśniliśmy sobie wszystkie problemy. Ja tylko proszę pana dr Umia<text:span text:style-name="T4189">st</text:span>owskiego o jeszcze raz przeczytanie<text:s/><text:span text:style-name="T4190">o</text:span>st<text:span text:style-name="T4191">a</text:span>t<text:span text:style-name="T4192">ec</text:span>zn<text:span text:style-name="T4193">e</text:span>g<text:span text:style-name="T4194">o</text:span><text:s/><text:span text:style-name="T4195">sf</text:span>ormułowania<text:span text:style-name="T4196">.</text:span></text:p>
      <text:p text:style-name="P4197">Jeszcze pan dr Matuszkiewicz, proszę bardzo.</text:p>
      <text:p text:style-name="P4198"><text:span text:style-name="T4199">W.</text:span><text:span text:style-name="T4200"><text:s/>Matuszkiewicz</text:span><text:span text:style-name="T4201">:</text:span></text:p>
      <text:p text:style-name="P4202">Proszę państwa my przechodzimy w tej chwili do takiej dosyć szczegółowej dyskusji, jak to powinien wyglądać system wynagradzania.</text:p>
      <text:p text:style-name="P4203">Przecież ustaliliśmy sobie, że będzie taki wspólny<text:s/><text:span text:style-name="T4204">ze</text:span>spół, który będzie pracował razem<text:span text:style-name="T4205">.</text:span></text:p>
      <text:p text:style-name="P4206">Proszę państwa ja proponuję postawmy temu z<text:span text:style-name="T4207">es</text:span>połowi cele ambitne. Zawsze można w trakcie prac tego zespołu, w którym przecież będziemy uczestniczyć, jeżeli nie uda się jakoś pow<text:span text:style-name="T4208">i</text:span>ązać z jakością, jeżeli to nie zadowoli nas to zawsze można będzie z tego zrezygnować. Ale proponuję, żebyśmy takie ambitne zadanie sobie postawili.</text:p>
      <text:p text:style-name="P4209"><text:span text:style-name="T4210">A.</text:span><text:span text:style-name="T4211"><text:s/>Grzym</text:span><text:span text:style-name="T4212">is</text:span><text:span text:style-name="T4213">ławska</text:span><text:span text:style-name="T4214">:</text:span></text:p>
      <text:p text:style-name="P4215"><text:span text:style-name="T4216">D</text:span>ziękuję bardzo, proszę pan...</text:p>
      <text:p text:style-name="P4217"><text:span text:style-name="T4218">J</text:span><text:span text:style-name="T4219">.</text:span><text:span text:style-name="T4220"><text:s/>Żochowski</text:span><text:span text:style-name="T4221">:</text:span></text:p>
      <text:p text:style-name="P4222">Prędzej nasze społeczeństwo niż instytucje nie zgodzi się na to, żeby praca lekarza nie była oceniana z jakościowego punktu widzenia. To jest po prostu niemożliwe. Oce<text:span text:style-name="T4223">n</text:span>ia się sprawnoś<text:span text:style-name="T4224">ć</text:span><text:s/>m<text:span text:style-name="T4225">et</text:span>odologiczną lekarza dobrze zdefiniowaną na terenie prakseologii. Wiadomo dokładnie, jak i o co chodzi<text:span text:style-name="T4226">.</text:span><text:s/>I pan dr Edelman też ocenia swoich pracowników, przecież on od tego nie może uciec<text:span text:style-name="T4227">.</text:span></text:p>
      <text:p text:style-name="P4228"><text:span text:style-name="T4229">A.<text:s/></text:span><text:span text:style-name="T4230">Grzymisławska</text:span><text:span text:style-name="T4231">:</text:span></text:p>
      <text:p text:style-name="P4232">Dziękuję bardzo i proszę o odczytanie ostatecznego<text:s/><text:span text:style-name="T4233">sf</text:span>ormułowania.</text:p>
      <text:p text:style-name="P4234"><text:span text:style-name="T4235">A. Umias</text:span><text:span text:style-name="T4236">tow</text:span><text:span text:style-name="T4237">sk</text:span><text:span text:style-name="T4238">i</text:span><text:span text:style-name="T4239">:</text:span></text:p>
      <text:p text:style-name="P4240">Ale to może nie być, bo ja myślę, że sprawa nie jest aż taka kluczowa. Także nie wiem dlaczego my tak długo. To, które proponowałem to brzmiało tak<text:s/><text:span text:style-name="T4241">„</text:span>powiązania wynagrodzeń pracowników medycznych z ilością i rodzajem udzielanych świadczeń”. Ale ja nie chcę się wcale upierać<text:span text:style-name="T4242">.</text:span></text:p>
      <text:p text:style-name="P4243"><text:span text:style-name="T4244">W. Guglas</text:span><text:span text:style-name="T4245">:</text:span></text:p>
      <text:p text:style-name="P4246">Jeżeli można, w kwestii formalnej. My nie zapominajmy, że także reformę tworzymy dla społeczeństwa. Społeczeństwo według badań opinii publicznej najbardziej właśnie zwraca uwagę odnośnie jakości<text:s/><text:soft-page-break/>świadczeń zdrowotnych proszę pa<text:span text:style-name="T4247">ń</text:span>stwa<text:span text:style-name="T4248">.</text:span><text:s/><text:span text:style-name="T4249">I</text:span><text:s/>to jest problem, który powinien znaleź<text:span text:style-name="T4250">ć</text:span><text:s/>się w naszy<text:span text:style-name="T4251">m</text:span><text:s/>zapisie, przynajmniej ja uważam i praca lekarza musi być także<text:span text:style-name="T4252">.</text:span><text:s/>To są trzy elementy,<text:s/><text:span text:style-name="T4253">m</text:span>y rozmawiamy o różnych rze<text:span text:style-name="T4254">cz</text:span>ach<text:span text:style-name="T4255">.</text:span></text:p>
      <text:p text:style-name="P4256"><text:span text:style-name="T4257">Z</text:span><text:span text:style-name="T4258">.</text:span><text:span text:style-name="T4259"><text:s/>Kuratowska</text:span><text:span text:style-name="T4260">:</text:span></text:p>
      <text:p text:style-name="P4261">Ja pozwolę sobie powiedzie<text:span text:style-name="T4262">ć</text:span><text:s/>wpiszmy tą jakość, bo to jest zupełnie bezsensowna dyskusja. My wiemy o tym dobrze, że żaden admini<text:span text:style-name="T4263">st</text:span>rac<text:span text:style-name="T4264">yj</text:span>ny czynnik nie może tego oceniać.</text:p>
      <text:p text:style-name="P4265">J<text:span text:style-name="T4266">eżel</text:span>i tu ktoś powiedział, że pan dr Edelman określa, ocenia swoich pracowników, ja też to robię. Ja po prostu nie zatrudnię człowieka, który źle pracuje i chyba szczególnie kiedy tu będą jeszcze pieniądze to tym bardziej.</text:p>
      <text:p text:style-name="P4267">Więc jest to bezprzedmiotowe, niech sobie będzie<text:span text:style-name="T4268">.<text:s/></text:span>Natomiast my tu mamy uwagi z panem dr. Edelmanem, które może on wyrazi do punktu.<text:span text:style-name="T4269">..</text:span></text:p>
      <text:p text:style-name="P4270"><text:span text:style-name="T4271">M. Cybulko</text:span><text:span text:style-name="T4272">:</text:span></text:p>
      <text:p text:style-name="P4273">Ja przepraszam to sformułowanie skreślamy, tylko ścisłego<text:span text:style-name="T4274">.</text:span></text:p>
      <text:p text:style-name="P4275">/Głos z sali: nie słychać/.</text:p>
      <text:p text:style-name="P4276"><text:span text:style-name="T4277">A. G</text:span><text:span text:style-name="T4278">rz</text:span><text:span text:style-name="T4279">ym</text:span><text:span text:style-name="T4280">is</text:span><text:span text:style-name="T4281">ławska</text:span><text:span text:style-name="T4282">:</text:span></text:p>
      <text:p text:style-name="P4283">Przepraszam, chciałbym żeby panował jakiś porządek w naszej dyskusji. Proszę państwa jeszcze<text:s/><text:span text:style-name="T4284">r</text:span>az przytaczam sformułowanie. Powiązania wynagrodzeń pracowników medycznych z ilością, rodzajem i jakością udzielanych świad<text:span text:style-name="T4285">cz</text:span>e<text:span text:style-name="T4286">ń</text:span><text:s/>zdrow<text:span text:style-name="T4287">ot</text:span>nych<text:span text:style-name="T4288">.</text:span></text:p>
      <text:p text:style-name="P4289">Dziękuję bardzo. Proszę bardzo pan dr Edelman.</text:p>
      <text:p text:style-name="P4290"><text:span text:style-name="T4291">M</text:span><text:span text:style-name="T4292">.</text:span><text:span text:style-name="T4293"><text:s/>Edelman</text:span>:</text:p>
      <text:p text:style-name="P4294">Ja chciałem do punktu 6, na pierwszej stronie ostatni punkt.</text:p>
      <text:p text:style-name="P4295">„Pełna elastyczność w tworzeniu struktur organizacyjnych zastosowanych do lokalnych potrzeb i możliwośc<text:span text:style-name="T4296">i</text:span><text:span text:style-name="T4297"><text:s/></text:span>zgodnie z decyzjami samorządów lokalnych”, czy pracowniczych wszystko jedno.</text:p>
      <text:p text:style-name="P4298"><text:span text:style-name="T4299">/Głos</text:span><text:s/>z sali: nie słychać/.</text:p>
      <text:p text:style-name="P4300">Nie, lokalnych. Proszę państwa bardzo pi<text:span text:style-name="T4301">ę</text:span>kny zapis.<text:s/><text:span text:style-name="T4302">T</text:span><text:span text:style-name="T4303">en</text:span><text:s/>zapis jest bardzo piękny, ale jest tylko zapisem. My musimy, żeby coś się stało w służbie zdrowia<text:s/><text:span text:style-name="T4304">m</text:span>usimy dokonać pewnego przełomu. Niezależnie od tego kiedy reforma będzie wprowadzona. Bo wprowadzanie reformy, jak ja widzę będzie trwała lata. I to jest słuszne, bo nie można wsz<text:span text:style-name="T4305">ys</text:span>tkiego wziąć i przewrócić<text:span text:style-name="T4306">.</text:span></text:p>
      <text:p text:style-name="P4307">Ale trzeba usunąć z góry dla tej reformy to co jej przeszkadza. Tak samo jak wprowadzanie reformy gospodarczej u nas idzie w pierwszym rzędzie w tym kierunku, żeby usunąć wszystko co tej reformie przeszkadza. I przecież co robi rząd? Odsuwa wszystkich tych, te przedsiębiorstwa, tych dyrektorów, którzy przeszkadzają i te struktury organizacyjne, które prz<text:span text:style-name="T4308">es</text:span>zkadzają reformie, która się dopiero zaczyna<text:span text:style-name="T4309">.<text:s/></text:span>Te cięcia, które przeszkadzają są pierwsze. A wprowadzanie nowych jest dalszym<text:s/><text:span text:style-name="T4310">e</text:span>tapem<text:span text:style-name="T4311">.</text:span><text:s/>Co powiedział dzisiaj pan min<text:span text:style-name="T4312">.<text:s/></text:span>Wilczek<text:span text:style-name="T4313">.</text:span><text:s/>No dobrze, przecież to będzie kosztowało tam 12 czy 14 mln<text:span text:style-name="T4314">,</text:span><text:s/>bo zakład<text:s/><text:span text:style-name="T4315">„</text:span>X”<text:s/>jest monopolistą, musimy go rozbić. I rozbijamy go na trzy zakłady.<text:s/><text:span text:style-name="T4316">W</text:span>sz<text:span text:style-name="T4317">y</text:span>sc<text:span text:style-name="T4318">y</text:span><text:s/>są ni<text:span text:style-name="T4319">ez</text:span>adowoleni, ale my nie zmniejszamy dzisiaj ceny proszę państwa. Tymczasem usuwamy tego monopolistę<text:span text:style-name="T4320">.</text:span><text:s/>My musimy zrobić to samo, żeby ta reforma się przyjęła.<text:s/><text:span text:style-name="T4321">Ż</text:span>eby ona mogła mieć ten kształt, który nam się wyobrażał - ubezpieczeń społecznych i tego wszystkiego, to wracamy do tej sprawy, którą postawiliśmy na początku. Sprawy admini<text:span text:style-name="T4322">st</text:span>ra<text:span text:style-name="T4323">cj</text:span>i.</text:p>
      <text:soft-page-break/>
      <text:p text:style-name="P4324">I ta sprawa jest zasadniczą<text:s/><text:span text:style-name="T4325">sp</text:span>rawą dla powodzenia<text:s/>r<text:span text:style-name="T4326">e</text:span>formy. Zwracam państwu uwagę, że mamy tutaj trzy rzeczy takie, które są na dziś<text:span text:style-name="T4327">,</text:span><text:s/>a nie przyszłościowe<text:span text:style-name="T4328">.</text:span><text:s/><text:span text:style-name="T4329">T</text:span>o jest sprawa leków, sprawa sprzętu medycznego, sprawa MSW i sprawa tych lekarzy więziennych, i trzecia sprawa admin<text:span text:style-name="T4330">is</text:span>tra<text:span text:style-name="T4331">cj</text:span>i.</text:p>
      <text:p text:style-name="P4332">Ja państwa zapewniam, że jeżeli tej administra<text:span text:style-name="T4333">cj</text:span>i się teraz radykalnie nie zmieni, to państwu gwarantuję, że ta reforma<text:span text:style-name="T4334"><text:s/></text:span>będzie miała te same opory, które ma reforma gospodarcza w państwie. Bo ci dyrektorzy, przecież nasi lekarze wojewódzcy i naczelni lekarze ZOZ-u mówili, że oni świetnie pracują, że idealnie, że nie ma takiej dobrej administracji. Na zeszłym zebraniu. Ja bardzo przepraszam, ja nie chcę nikogo dotkną<text:span text:style-name="T4335">ć</text:span>, może on pracuje w najlepszej wierze i najlepiej wykonuje wszystkie zarządzenia, które otrzymuje i wyd<text:span text:style-name="T4336">a</text:span>je jeszcze do tego 25 innych zarządzeń, bo na tym po<text:span text:style-name="T4337">le</text:span>ga jego praca, ale to jest kula u nogi dla służby zdrowia i to jest kula u nogi dla reformy<text:span text:style-name="T4338">.</text:span></text:p>
      <text:p text:style-name="P4339"><text:span text:style-name="T4340">J</text:span>eżeli my z góry nie założymy, że usuwamy tą przeszkodę, a to jest przeszkoda kolosalna, mówicie, że to jest niewielka iloś<text:span text:style-name="T4341">ć</text:span><text:s/>6 proc. tych ludzi, ale te 6 proc. ludzi stworzy taki system, który jest w tej reformie nie do przyjęcia i nie możemy czekać do<text:s/>‘90 r<text:span text:style-name="T4342">.</text:span><text:s/>...<text:s/>‘92 r. kiedy ta reforma będzie jakoś wdrażana, kiedy mamy ten garb, który mamy.<text:s/><text:span text:style-name="T4343">I<text:s/></text:span>bądźmy szczerzy<text:span text:style-name="T4344">.</text:span><text:s/>Ja rozumiem, że gdzieś tam w M<text:span text:style-name="T4345">i</text:span>ędzyrzeczu czy gdzieś, jest potrzebny ZOZ, proszę bardzo. Niech sobie potem, jak przestanie istnieć, niech sobie stworzą trzy Z<text:span text:style-name="T4346">O</text:span>Z-y. Dlaczego ja mówię, że trzeba to zrobić wszystko. Bo oczywiście troszeczkę będzie dla tych małych miejscowości na początku może trochę gorzej<text:span text:style-name="T4347">.</text:span><text:s/>Nie jestem tego pewien,<text:s/>ale jeżeli zostawimy to co jest i będziemy w tym systemie wdrażać reformę to ona nigdy nie wyjdzie<text:span text:style-name="T4348">.</text:span><text:s/><text:span text:style-name="T4349">I</text:span><text:s/>dlatego wnioskujemy, już dzisiaj, państwo o te szczeble pośrednie pytają, ja naprawdę nie znam tych wszystkich szczebli pośrednich. Ja znam te szczeble pośrednie, które najbardziej przeszkadzają lekarzowi szpitalnemu i lekarzowi poradniowemu. To jest administra<text:span text:style-name="T4350">cj</text:span>a ZOZ-owska. I jeżeli nie można wszystkiego, to jestem za tym, żeby do końca tego roku - tak<text:span text:style-name="T4351">i</text:span>e jest nasze stanowisko - ten gorset adm<text:span text:style-name="T4352">in</text:span>i<text:span text:style-name="T4353">st</text:span>rac<text:span text:style-name="T4354">yjn</text:span>y zdjąć ze służby zdrowia. Postawić ZOZ-y z dniem 1 stycznia w stan likwidacji. To nie znaczy, że tych ludzi się wyrzuca na bruk. Nam są potrzebne sekretarki medyczne, których nie ma. Nam są potrzebni ludzie w szpitalach, księgowi itd. Dać pełną samodzielność szpitalom i placówkom takim, jak poradnie, dać<text:s/><text:span text:style-name="T4355">i</text:span>m samodzielność i finansową, i<text:s/><text:span text:style-name="T4356">or</text:span>gan<text:span text:style-name="T4357">iz</text:span>acyjną.</text:p>
      <text:p text:style-name="P4358">Jeżeli tego nie zrobimy na wstępie to cała reforma będzie prowadzona nie przez trzy lata, jak to my proponujemy, tylko przez 13 lat i wtedy ona umrze śmiercią naturalną, jak tyle reform tutaj było. Bo przecież reforma gospodarcza, która była prowadzona 2 lata temu, pierwszy<text:s/><text:span text:style-name="T4359">et</text:span>ap, drugi etap państwo widzą do czego to doprowadziło. Bo zmniejszono o 20 proc. urzędników w mini<text:span text:style-name="T4360">sterst</text:span>wach i w tym. I co, ale system został ten sam<text:span text:style-name="T4361">.</text:span><text:s/>Ja myślę, że ono są już dawno przyjęci, ale jeżeli nawet nie, system został ten sam<text:span text:style-name="T4362">.</text:span><text:s/>Dwie panie robią to samo co robiła... jedna pani robi to samo co dwie panie robiły przedtem i to jest oszczędność, ale to nie zmieniło systemu. Czy to się nazywa Gwarectwo czy Wspólnota Węgla i Sta<text:span text:style-name="T4363">l</text:span>i czy jakoś inaczej i to są te same instytucje, jak Z<text:span text:style-name="T4364">O</text:span>Z-y będą się nazywały inaczej i będzie o 20 proc. mniej pracowników to nic nie zmieni. Bo to wypoli<text:span text:style-name="T4365">cz</text:span>k<text:span text:style-name="T4366">uj</text:span>e,<text:s/>jak każda admin<text:span text:style-name="T4367">ist</text:span>ra<text:span text:style-name="T4368">cj</text:span>a, a po drugie ci pań<text:span text:style-name="T4369">st</text:span>wo tam mają<text:s/><text:span text:style-name="T4370">m</text:span>oż<text:span text:style-name="T4371">e<text:s/></text:span>bardzo dużo pracy, ale do togo, żeby dyrektor wydał jeszcze 5 zarządzeń to zawsze znajdzie czas. A przecież to jest usprawiedliwienie jego istnienia. Przecież on musi to robić, bo gdyby tego nie robił to co on by tam robił.</text:p>
      <text:p text:style-name="P4372">To, że on przeliczy raz na trzy miesiące, nie on tylko księgowa pensje, to jeszcze nie po to musi być<text:s/><text:soft-page-break/>dyrektor<text:span text:style-name="T4373"><text:s/></text:span>wi<text:span text:style-name="T4374">el</text:span>kiej instytuc<text:span text:style-name="T4375">ji</text:span><text:s/>z 200 pracownikami.</text:p>
      <text:p text:style-name="P4376">Proszę państwa mój ZOZ ma 2 t<text:span text:style-name="T4377">ys</text:span>. pracowników ma 186 pracowników admini<text:span text:style-name="T4378">st</text:span>rac<text:span text:style-name="T4379">yj</text:span>nych. Ale my zmniejszymy go o<text:s/><text:span text:style-name="T4380">5</text:span>0 proc. i nic się nie zmieni<text:span text:style-name="T4381">.</text:span><text:s/>Musi on wyjść<text:s/>z tego. Proponuję konkretni<text:span text:style-name="T4382">e</text:span><text:s/>od stycznia '90 r. postawić ZOZ-y w stan likwidacji, krótko i węzłowato<text:span text:style-name="T4383">.</text:span></text:p>
      <text:p text:style-name="P4384"><text:span text:style-name="T4385">A. Grzymi</text:span><text:span text:style-name="T4386">sł</text:span><text:span text:style-name="T4387">awska</text:span><text:span text:style-name="T4388">:</text:span></text:p>
      <text:p text:style-name="P4389">Proszę bardzo pan Wojtczak.</text:p>
      <text:p text:style-name="P4390"><text:span text:style-name="T4391">A. Wo</text:span><text:span text:style-name="T4392">jt</text:span><text:span text:style-name="T4393">czak</text:span><text:span text:style-name="T4394">:</text:span></text:p>
      <text:p text:style-name="P4395"><text:span text:style-name="T4396">J</text:span>a nie chcę się wdawać w polemikę z panem dr<text:span text:style-name="T4397">.</text:span><text:s/>Edelmanem, aczkolwiek może prywatnie podyskutujemy.</text:p>
      <text:p text:style-name="P4398">Po pierwsze, jeżeli mówimy o decentra<text:span text:style-name="T4399">li</text:span>za<text:span text:style-name="T4400">cji</text:span><text:s/>i oddaniu pewnych decyzji w ręce władz lokalnych, takie stanowisko jakie pan dr zajął w ostatnim sformułowaniu jest nie do przyjęcia. To jest po<text:span text:style-name="T4401">w</text:span>rót do centralistycznych metod administrowania służbą zdrowia. To jest pierwsza rzecz.</text:p>
      <text:p text:style-name="P4402">Druga rzecz, ja nie jestem taki przekonany, że jeżeli w tej chwili pan doktor pojechałby i porozmawiał w województwach, nie w Warszawie i nie w Łodzi, tylko w województwach - czy naprawdę ludzie i pracownicy służby zdrowia i ludzie, którzy korzystają z Z<text:span text:style-name="T4403">O</text:span>Z<text:span text:style-name="T4404">-</text:span>ów chcą zniesienia ZOZ-u, że pan by uzyskał nie tylko consensus, ale poparcie więcej niż 10 -15 proc. ludzi. Ja byłem dwa dni temu w Krośnie,<text:s/>miałe<text:span text:style-name="T4405">m</text:span><text:s/>spotkanie z całą kadrą lekarską województwa i d<text:span text:style-name="T4406">y</text:span>rektorami ZOZ-ów, ja zadałem to pytanie. Panie doktorze nikt nie chciał rozwiązania Z<text:span text:style-name="T4407">O</text:span>Z-<text:span text:style-name="T4408">ó</text:span>w na szczeblu wsi. I na szczeblu tej Polski powiatowej. I dlatego takich żądań, ja rozumiem, że jest to pana głębokie przekonanie, myśmy do tego<text:s/><text:span text:style-name="T4409">ju</text:span>ż wracali, dyskutowaliśmy, ja bym proponował, żeby w tej sprawie już więcej nie dyskutować. Na poprzednim zebraniu powi<text:span text:style-name="T4410">ed</text:span>zi<text:span text:style-name="T4411">el</text:span>iśmy sobie o potrzebie menadżerów, o potrzebie kształcenia kadry kierowniczej dobrej i dlatego jeżeli jest to stanowisko strony państwa, solidarnościowo-opozycyjn<text:span text:style-name="T4412">ej<text:s/></text:span>to będziemy musieli to postawić do protokołu rozbieżności.</text:p>
      <text:p text:style-name="P4413">Jeżeli to jest tylko indywidualne stanowisko pana doktora to zobaczymy, wtedy nie wiem, jak w grupie pana mają inne zdanie.</text:p>
      <text:p text:style-name="P4414">Natomiast proponuję tej sprawy nie dyskutować. Dlatego że to naprawdę do niczego nie doprowadzi. Poza tym ja chciałbym się powołać na wypowiedź m.in. prof. Chmielowej<text:span text:style-name="T4415">.<text:s/></text:span>Możemy wszystko reformować, tylko nie zburzmy tego co dobrze funkcjonuje albo co może jeszcze dobrze nie funkcjonuje, ma dobrą strukturę czy zamysł, tylko jest cały szereg czynników, które nie pozwala na dobrą funkcję. I starajmy się tutaj raczej pójść p<text:span text:style-name="T4416">o</text:span><text:s/>linii poprawy funkcji niż niszczenia wszystkiego.</text:p>
      <text:p text:style-name="P4417">Dziękuję.</text:p>
      <text:p text:style-name="P4418"><text:span text:style-name="T4419">M</text:span><text:span text:style-name="T4420">.</text:span><text:span text:style-name="T4421"><text:s/>Edelman</text:span><text:span text:style-name="T4422">:</text:span></text:p>
      <text:p text:style-name="P4423"><text:span text:style-name="T4424">P</text:span>anie ministrze mówiliśmy na poprzednim posiedzeniu o tym i powiedzie<text:span text:style-name="T4425">l</text:span>iśmy wtedy, że nawet myśmy mówili, że ZOZ-y mają być zniesione do 50...</text:p>
      <text:p text:style-name="P4426">/Głos z sali: nie słychać/.</text:p>
      <text:p text:style-name="P4427">Nie zapisaliśmy, ale była o tym mowa<text:s/>dlaczegośmy tego nie zapisali? Bo widzieliśmy, jaki tu jest szalony opór przeciwko temu<text:span text:style-name="T4428">.</text:span><text:s/>Więc myśle<text:span text:style-name="T4429">l</text:span>iśmy, ale jeżeli państwo są za tym, żeby to było postawienie ZOZ-ów w likwidacji powyżej 50 tys. mieszkańców to bardzo proszę. My się na to zgadzamy. A jeżeli nie to ja państwa uprz<text:span text:style-name="T4430">ed</text:span>zam, j<text:span text:style-name="T4431">eżel</text:span>i ZOZ-y zostawimy, my ich nie udoskonalimy, one istnieją 15 lat i są fatalne. Więc jeżeli<text:s/><text:soft-page-break/>my tego nie ustalimy z góry, nie damy warunków do stworzenia reformy, to cała reforma weźmie w łeb. To ja państwa uprzedzam.</text:p>
      <text:p text:style-name="P4432">Dziękuję.</text:p>
      <text:p text:style-name="P4433"><text:span text:style-name="T4434">Głos</text:span><text:span text:style-name="T4435"><text:s/>z sali</text:span>:</text:p>
      <text:p text:style-name="P4436">Pan dr Edelman po prostu dzielnie myli reorganizację z reformą. To wiadomo, jak się<text:s/>robi reorganizację<text:s/>i<text:s/>reformę w Polsce, stale reformy zastępowano reorganizacjami i taki skutek jaki jest taki jest. Od czegoś innego zależy sprawność<text:s/>opieki zdrowotnej niż od tego, jaki kształt mają struktury organizacyjne, chociaż to także nie jest sprawa obojętna. Niech pan pozostawi tą sprawę teoretykom organizacji, których można powołać<text:s/>nie tylko z ekspertów lekarzy, ale i nielekarzy i się okaże, że to nie jest tak prosto, jak się panu wydaje np. z metorgami. Pan po prostu nie wie o co chodzi.</text:p>
      <text:p text:style-name="P4437"><text:span text:style-name="T4438">M. Ed</text:span><text:span text:style-name="T4439">el</text:span><text:span text:style-name="T4440">man</text:span><text:span text:style-name="T4441">:</text:span></text:p>
      <text:p text:style-name="P4442"><text:span text:style-name="T4443">J</text:span>a doskonale rozumiem, ja wiem tak samo jak gwarectwa bronią się i wykazują konieczność ich potrzeby i jeżeli - ja powtarzam jeszcze raz - jeśli tego nie zrobimy nie będziemy mieli reformy. A to o czym mówił pan minister Wojtczak, że to jest... że to nie daje samorządno<text:span text:style-name="T4444">śc</text:span>i. Ale pan minister ma od 2 lat, czy od roku zezwolenie, Minister Zdrowia na to, żeby szpitale się organizowały, jak chcą.<text:s/><text:span text:style-name="T4445">C</text:span>zy jest jeden albo dwa, któr<text:span text:style-name="T4446">e</text:span>...</text:p>
      <text:p text:style-name="P4447"><text:span text:style-name="T4448">/Głos</text:span><text:s/>z sali:<text:s/>Od 6 lat/.</text:p>
      <text:p text:style-name="P4449">Od 6 lat? No<text:s/><text:span text:style-name="T4450">p</text:span>roszę. Więc co to znaczy<text:span text:style-name="T4451">? T</text:span>o znaczy, że to si<text:span text:style-name="T4452">ę</text:span><text:s/>nie stanie. A dlaczego pan min<text:span text:style-name="T4453">.</text:span><text:s/>Wojtczak nie miał tam lekarzy, którzy<text:s/><text:span text:style-name="T4454">mu</text:span><text:s/>powiedzieli, że n<text:span text:style-name="T4455">i</text:span>e chcą ZOZ-<text:span text:style-name="T4456">ó</text:span>w? Ja panu powiem dlaczego? Ja panu powiem jakie są stosunki na prowincji.</text:p>
      <text:p text:style-name="P4457"><text:span text:style-name="T4458">/</text:span>Głos z sali: Obiad/.</text:p>
      <text:p text:style-name="P4459">Stosunki na prowincji są takie, że przyjeżdża pan minister Wojt<text:span text:style-name="T4460">c</text:span>zak i się pyta chcecie ZOZ-y? To wszyscy, siedzi dyrektor ZOZ-<text:span text:style-name="T4461">u</text:span>, ten, który jest jego władcą i jutro go wyrzu<text:span text:style-name="T4462">c</text:span>i. To co on ma powiedzie<text:span text:style-name="T4463">ć.</text:span><text:s/>Ma stracić pracę? Przecież to wiadoma jest rzecz. To nie jest prawdziwa konsultacja. Niech pan prz<text:span text:style-name="T4464">yjed</text:span>zie do Łod<text:span text:style-name="T4465">z</text:span>i i niech się pan tam zapyta<text:span text:style-name="T4466">.</text:span><text:s/>To pan zobaczy kto będzie mówił za, będą mówili urzędnicy - ale nie b<text:span text:style-name="T4467">ę</text:span>dą mówili lekarze...</text:p>
      <text:p text:style-name="P4468"><text:span text:style-name="T4469">A</text:span><text:span text:style-name="T4470">.</text:span><text:span text:style-name="T4471"><text:s/>Wo</text:span><text:span text:style-name="T4472">jt</text:span><text:span text:style-name="T4473">czak</text:span><text:span text:style-name="T4474">:</text:span></text:p>
      <text:p text:style-name="P4475">Będę mógł kogoś wyrzucić?</text:p>
      <text:p text:style-name="P4476"><text:span text:style-name="T4477">M. Edelman</text:span><text:span text:style-name="T4478">:</text:span></text:p>
      <text:p text:style-name="P4479"><text:span text:style-name="T4480">J</text:span>a da<text:span text:style-name="T4481">m</text:span><text:s/>panu parę osób.</text:p>
      <text:p text:style-name="P4482"><text:span text:style-name="T4483">A</text:span><text:span text:style-name="T4484">.</text:span><text:span text:style-name="T4485"><text:s/>Grzymisławska</text:span><text:span text:style-name="T4486">:</text:span></text:p>
      <text:p text:style-name="P4487">Przepraszam bardzo chciałabym sformułować wniosek. W tym zapisie chcielibyśmy rozszerzyć nie co ten zapis<text:s/><text:span text:style-name="T4488">i</text:span><text:s/>ja może już w tej chwili taką propozycję chciałbym państwu przedstawić<text:span text:style-name="T4489">.</text:span><text:s/>Mianowicie pełnej elastyczności w tworzeniu, likwidacji oraz ograniczaniu admin<text:span text:style-name="T4490">ist</text:span>racyjnych struktur organizacyjnych dostosowanych do lokalnych potrzeb i możliwości zgodnie z decyzjami samorządów lokalnych i pracowni<text:span text:style-name="T4491">cz</text:span>ych<text:span text:style-name="T4492">.</text:span></text:p>
      <text:p text:style-name="P4493">Po prostu jest to danie większej możliwości, że mogą i stworzyć, i zlikwidować, i ograniczyć. Ja myślę, że to<text:s/>wyczerpuje<text:span text:style-name="T4494">.</text:span><text:s/>Czy państwo się zgadzają na taki zapis.</text:p>
      <text:p text:style-name="P4495"><text:span text:style-name="T4496">/Głos</text:span><text:s/>z sali: nie słychać/.</text:p>
      <text:soft-page-break/>
      <text:p text:style-name="P4497">Przepraszam, to znaczy wszyscy możemy w tej chwili wpisać...</text:p>
      <text:p text:style-name="P4498">/Głos z sali: nie słychać/.</text:p>
      <text:p text:style-name="P4499">Tak, proszę bardzo<text:s/><text:span text:style-name="T4500">„</text:span>w p<text:span text:style-name="T4501">eł</text:span>nej<text:s/><text:span text:style-name="T4502">el</text:span>a<text:span text:style-name="T4503">st</text:span>yczności w tworzeniu - przecinek - likwidacji oraz ograniczaniu<text:s/><text:span text:style-name="T4504">-</text:span><text:s/>bo to może mieć różną fazę<text:s/><text:span text:style-name="T4505">-</text:span><text:s/>admini<text:span text:style-name="T4506">st</text:span>racyjnych struktur organ<text:span text:style-name="T4507">iz</text:span>acyjnych - bo to masło maślane - struktur organizacyjnych dostosowanych do lokalnych - tak tu się nic nie zmienia - potrzeb i możliwości zgodnie z decyzjami samorządów lokalnych i pracowniczych<text:span text:style-name="T4508">”</text:span>...</text:p>
      <text:p text:style-name="P4509">/Głos z sali: nie słychać/.</text:p>
      <text:p text:style-name="P4510">To znaczy na końcu doda<text:span text:style-name="T4511">li</text:span>byśmy pracowniczych, bo jak byśmy zupełnie o nich zapomnieli...</text:p>
      <text:p text:style-name="P4512">/Głos z sali: Nie ma pracowni<text:span text:style-name="T4513">cz</text:span>ych/.</text:p>
      <text:p text:style-name="P4514">/Głos z sali: nie słychać/.</text:p>
      <text:p text:style-name="P4515">Ale to jest też przyszłościowy zapis. Pan dr Cybulko proszę.</text:p>
      <text:p text:style-name="P4516"><text:span text:style-name="T4517">M.</text:span><text:span text:style-name="T4518"><text:s/>Cybulko</text:span><text:span text:style-name="T4519">:</text:span></text:p>
      <text:p text:style-name="P4520">Kilka przykładów podam, w '75 r<text:span text:style-name="T4521">.</text:span><text:s/>zreformowaliśmy i zmieniliśmy strukturę całych województw.<text:s/><text:span text:style-name="T4522">I</text:span><text:s/>mieliśmy wtedy zmni<text:span text:style-name="T4523">ej</text:span>szyć admin<text:span text:style-name="T4524">is</text:span>tra<text:span text:style-name="T4525">cj</text:span>ę. Okazuje się, że po zwiększeniu ilości województw zwiększyła się ilość administ<text:span text:style-name="T4526">racj</text:span>i<text:span text:style-name="T4527">.</text:span><text:s/>I zaczynamy robić to samo. Rozwijamy zespół opieki zdrow<text:span text:style-name="T4528">ot</text:span>nej, zaraz powstanie pogotowie ratunkowe z administracją, zaraz powstanie przychodnia obwodowa z administracją, zaraz powstaną przychodnie rejonowe z administra<text:span text:style-name="T4529">cj</text:span>ą. Kto będzie płacił przychodni rejonowej i temuż pracownikowi?</text:p>
      <text:p text:style-name="P4530"><text:span text:style-name="T4531">Z.</text:span><text:span text:style-name="T4532"><text:s/>Kur</text:span><text:span text:style-name="T4533">a</text:span><text:span text:style-name="T4534">towska</text:span><text:span text:style-name="T4535">:</text:span></text:p>
      <text:p text:style-name="P4536">Panie doktorze przecież<text:s/><text:span text:style-name="T4537">w</text:span><text:s/>tym zapisie,<text:s/><text:span text:style-name="T4538">w</text:span><text:s/>tym co my<text:s/><text:span text:style-name="T4539">w</text:span><text:s/>tej chwili proponujemy nie ma słowa o zlikwidowaniu ZOZ-<text:span text:style-name="T4540">ó</text:span>w, ewentualnie my to damy do protokołu rozbieżności. Natomiast w tym co przeczytała pani<text:s/><text:span text:style-name="T4541">m</text:span>gr Grzymisławska tego nie ma<text:span text:style-name="T4542">.</text:span><text:s/>Natomiast dodany jest bardzo ważny czynnik<text:s/><text:span text:style-name="T4543">„</text:span>samorząd pracowniczy<text:span text:style-name="T4544">”</text:span><text:span text:style-name="T4545">.</text:span><text:s/>Przecież nie będzie rada narodowa warszawska decydowała czy w szpitalu - ja już nie dożyję czasu, kiedy by mi pozwolono pracować w szpitalu, ale gdybym pracowała,<text:s/><text:span text:style-name="T4546">że</text:span>by w moi<text:span text:style-name="T4547">m</text:span><text:s/>szpitalu likwidować taką czy inną placówkę<text:span text:style-name="T4548">.</text:span><text:s/>Chodzi o to, żeby samorząd w tym szpitalu o tym zdecydował.</text:p>
      <text:p text:style-name="P4549">Dlatego dopisaliśmy pracowniczych i lokalnych. My wiemy, że ich nie ma. Ale przecież cały czas wojujemy o to, żeby były<text:span text:style-name="T4550">.</text:span><text:s/>Czyli one muszą być na przyszłość w naszych zapisach.</text:p>
      <text:p text:style-name="P4551"><text:span text:style-name="T4552">A. Grzymisławska</text:span><text:span text:style-name="T4553">:</text:span></text:p>
      <text:p text:style-name="P4554">Pan prof. Latalski proszę.</text:p>
      <text:p text:style-name="P4555"><text:span text:style-name="T4556">M. Latalski</text:span><text:span text:style-name="T4557">:</text:span></text:p>
      <text:p text:style-name="P4558"><text:span text:style-name="T4559">Pani</text:span><text:s/>docent ja mam pytanie do pani. Czy nie obawia się pani docent, że decyzja jednego samorządu pracowniczego może godzić w interesy drugiego samorządu pracowniczego drugiej instytucji? I czy wobec tego umieszczanie tego samorządu pracownicz<text:span text:style-name="T4560">eg</text:span>o, jako ostatniego członu uważa pani za w pełni bezpieczne? Czy samorząd lokalny nie jest tutaj bardziej organem obiektywnym, który widzi wszystkie placówki, jakie na jego terenie działają<text:span text:style-name="T4561">.</text:span><text:s/>Czy to nie pociągnie za sobą odpowi<text:span text:style-name="T4562">ed</text:span>zialności, że jedni w interesie swoim pozbawią pewnych możliwości drugich.</text:p>
      <text:p text:style-name="P4563"><text:span text:style-name="T4564">Z. Kuratowska</text:span><text:span text:style-name="T4565">:</text:span></text:p>
      <text:p text:style-name="P4566">Wobec tego wracamy do centraliza<text:span text:style-name="T4567">cj</text:span>i to co pan mówi. Oczywiście wracamy do centraliza<text:span text:style-name="T4568">cj</text:span>i. Przecież nie będzie samorządu w placówce, która zatrudnia 5 osób. To najwyżej będzie samorząd dla iluś tam<text:s/><text:soft-page-break/>placówek na danym<text:s/><text:span text:style-name="T4569">te</text:span>renie czy blisko<text:span text:style-name="T4570">.</text:span><text:s/>Przecież to jest oczywiste. Mówimy o<text:s/>dużych, większych placówkach, gdzie w ogóle<text:s/><text:span text:style-name="T4571">m</text:span>o<text:span text:style-name="T4572">ż</text:span>e by<text:span text:style-name="T4573">ć</text:span><text:s/>samorząd.<text:s/><text:span text:style-name="T4574">T</text:span>o będzie zależało od ustawy o samorządach, w jaki sposób tam przy iluś osobach załogi może być samorząd<text:span text:style-name="T4575">.</text:span></text:p>
      <text:p text:style-name="P4576"><text:span text:style-name="T4577">A. Grzymisławska</text:span><text:span text:style-name="T4578">:</text:span></text:p>
      <text:p text:style-name="P4579"><text:span text:style-name="T4580">Pan</text:span><text:s/>doc. Wnuk-Lipiński, i potem pan dr Dawydzik.</text:p>
      <text:p text:style-name="P4581"><text:span text:style-name="T4582">E. Wnuk-Lipiński</text:span><text:span text:style-name="T4583">:</text:span></text:p>
      <text:p text:style-name="P4584">Nie bałbym się tak bardzo tego samorządu pracowniczego, dlatego że jest on zgodny z tą zasadą, co do której wszyscy jesteśmy zgodni o podmiotowości placówek służby zdrowia i to jest jeden z czynników tej podmiotowośc<text:span text:style-name="T4585">i</text:span><text:s/>tutaj prawdopod<text:span text:style-name="T4586">ob</text:span>nie b<text:span text:style-name="T4587">ę</text:span>dą konflikty, tak jak pan profesor słusznie zauważył. Ale generalnie wprowadzanie reformy to jest rozbijanie pewnych ukszta<text:span text:style-name="T4588">łt</text:span>owanych w starym okresie splotów interesów i zastępowanie ich nowymi, ale działającymi już w myśl pewnego mechanizmu<text:span text:style-name="T4589">.</text:span><text:s/>I właśnie chcemy wprowadzi<text:span text:style-name="T4590">ć</text:span><text:s/>ten mechanizm przy pomocy naszej reformy. I konflikty będą ni<text:span text:style-name="T4591">eu</text:span>niknione. To trzeba sobie od razu jasno tutaj powi<text:span text:style-name="T4592">ed</text:span>zieć<text:span text:style-name="T4593">.</text:span></text:p>
      <text:p text:style-name="P4594">Natomiast nie bałbym się po prostu tego samorządu pracowniczego. Choć będą konflikty<text:span text:style-name="T4595">.</text:span></text:p>
      <text:p text:style-name="P4596"><text:span text:style-name="T4597">L</text:span><text:span text:style-name="T4598">. Dawydzik</text:span><text:span text:style-name="T4599">:</text:span></text:p>
      <text:p text:style-name="P4600">Proszę państwa pragnę wyrazić pogląd, że w tej dyskusji od początku do końca wkradają się nieporozumienia. Albowiem problem, już nie wracając, który poruszył króciutko pan dr Edelman i mówiąc, i konkludując to postulatem<text:s/><text:span text:style-name="T4601">li</text:span>kw<text:span text:style-name="T4602">id</text:span>acy<text:span text:style-name="T4603">jn</text:span>ym, że tak powiem ZOZ-ów, argumentował zupełnie innymi<text:s/><text:span text:style-name="T4604">el</text:span>ementami,<text:s/><text:span text:style-name="T4605">cz</text:span>y<text:span text:style-name="T4606">m</text:span><text:s/>innym j<text:span text:style-name="T4607">es</text:span>t, że tak powiem sprawa<text:s/><text:span text:style-name="T4608">st</text:span>ruk<text:span text:style-name="T4609">t</text:span>ury, czym inny<text:span text:style-name="T4610">m</text:span><text:s/>jest sprawa przerostu administracji, i czym innym jest kompetencja i opór kadry kierowniczej co, do której ma<text:span text:style-name="T4611">m</text:span>y też stanowiska.</text:p>
      <text:p text:style-name="P4612">Ale wracając do sformułowania, które dyskutujemy tutaj w tej całej sprawie.</text:p>
      <text:p text:style-name="P4613">Otóż myślę, że jeżeli jest postulat, żeby dopisać całkowicie różne sprawy od spraw tworzenia struktur. Bo tam, gdzie mówimy o tworzeniu struktur to w naszym przekonaniu, autorów reformy to była kwestia samorządu t<text:span text:style-name="T4614">er</text:span>ytorialnego, lokalnego to on powinien zadecydować, jakie struktury mu są potrzebne. A nie samorząd pracowniczy.</text:p>
      <text:p text:style-name="P4615">Natomiast jeżeli dopisujemy sprawy likwidacji, ograniczenia ja bym osobiście jeszcze proponował dołożyć i<text:s/>„przekształcania<text:span text:style-name="T4616">”</text:span>, jeżeli już być konsekwentnym. To tam jest potrzeba dopisania samorządu pracowniczego ponieważ w tych dalszych elementach samorząd pracowniczy jest potrzebny.</text:p>
      <text:p text:style-name="P4617"><text:span text:style-name="T4618">A. Grzym</text:span><text:span text:style-name="T4619">is</text:span><text:span text:style-name="T4620">ławska</text:span><text:span text:style-name="T4621">:</text:span></text:p>
      <text:p text:style-name="P4622">Proszę bardzo pan dr<text:s/><text:span text:style-name="T4623">Si</text:span>dorowicz<text:span text:style-name="T4624">.</text:span></text:p>
      <text:p text:style-name="P4625"><text:span text:style-name="T4626">W.</text:span><text:span text:style-name="T4627"><text:s/>Sidorowicz</text:span><text:span text:style-name="T4628">:</text:span></text:p>
      <text:p text:style-name="P4629"><text:span text:style-name="T4630">J</text:span>a chcę powiedzieć, że obawy co do samorządu pracowniczego, funkcji samorządu pracowniczego brzydko mi pachną taką ogromną nieufnością władzy w stosunku do obywateli. Zakłada się, i to jest niestety czarna ideologia, że jedynie bat może ludzi dyscyplinować. Natomiast tam gdzie się czyni ludzi gospodarzami to oni akurat pójdą w nieróbstwo<text:span text:style-name="T4631">.</text:span><text:s/><text:span text:style-name="T4632">I</text:span><text:s/>nie jest to proszę państwa ssane, że tak powiem na potrzeby tej dyskusji, tylko jest to realnie funkcjonujący układ władczy w tym sensie, że nieufność jest bazą tego systemu i trzymania nas, że tak powiem krótko.</text:p>
      <text:p text:style-name="P4633"><text:span text:style-name="T4634">I</text:span><text:s/>dlatego myślę, że samorząd pracowniczy już uwzględniając poprawki mojego przedmówcy nie jest... jego<text:s/><text:span text:style-name="T4635">i</text:span>ntencją, nie jest wcale nic nie robienie i obniżanie standardu, tylko<text:s/>wzięcie niestety pewnych funkcji<text:s/><text:soft-page-break/>władczych, usługowych i uczyć, ma ten samorząd także uczyć ludzi odpowi<text:span text:style-name="T4636">ed</text:span>zialności i dawać prawo do artykułowania własnych interesów. Dlatego te obawy, jakie tu słyszę od strony pana<text:s/><text:span text:style-name="T4637">L</text:span><text:span text:style-name="T4638">a</text:span>talski<text:span text:style-name="T4639">eg</text:span>o dziwią mnie, i jak powiadam, one jak gdyby troszeczkę rozmijają się z tym co się nazywa obywat<text:span text:style-name="T4640">el</text:span>skością pracowników i podmiotowością pracowników służby zdrowia.</text:p>
      <text:p text:style-name="P4641"><text:span text:style-name="T4642">A</text:span><text:span text:style-name="T4643">.</text:span><text:span text:style-name="T4644"><text:s/>Grzym</text:span><text:span text:style-name="T4645">i</text:span><text:span text:style-name="T4646">sławska</text:span><text:span text:style-name="T4647">:</text:span></text:p>
      <text:p text:style-name="P4648"><text:span text:style-name="T4649">Pan</text:span><text:s/>pr<text:span text:style-name="T4650">of</text:span>. Chłap proszę.</text:p>
      <text:p text:style-name="P4651"><text:span text:style-name="T4652">Z</text:span><text:span text:style-name="T4653">. Chłap</text:span><text:span text:style-name="T4654">:</text:span></text:p>
      <text:p text:style-name="P4655"><text:span text:style-name="T4656">J</text:span>edno zdani<text:span text:style-name="T4657">e</text:span>. Mianowicie mnie się zdaje, że jeżeli będziemy mówić<text:s/><text:span text:style-name="T4658">o</text:span><text:s/>samorządzie pracowniczym i będziemy mówić z taką dozą hipokryzji, to oczywiście szkoda w ogóle na ten temat zabrać głos i wprowadzać samorządy tak okrojone, jak tu słyszę, że mogłyby mieć miejsce.</text:p>
      <text:p text:style-name="P4659">Otóż jedną z najpoważni<text:span text:style-name="T4660">ej</text:span>szych chorób, ja wracam do tego naszego społ<text:span text:style-name="T4661">ec</text:span>zeństwa, jest ta postępująca apatia, nie możliwość wykrzesania inicjatyw itd., itd., sumienność wykonywania, zaangażowanie w pracy itd.</text:p>
      <text:p text:style-name="P4662"><text:span text:style-name="T4663">Proszę</text:span><text:s/>państwa bez samorządności, ale właśnie samorządności pozbawionej tej hipokryzji, która mówi o tym, że można mu dać opiniotwórcze funkcje, a nie wykonaw<text:span text:style-name="T4664">cz</text:span>e, a nie decyzyjne jest naprawdę dużym wykroczeniem i nie zrozumieniem poważnej sytuacji<text:span text:style-name="T4665">.</text:span></text:p>
      <text:p text:style-name="P4666"><text:span text:style-name="T4667">A</text:span><text:span text:style-name="T4668">.</text:span><text:span text:style-name="T4669"><text:s/>Grzymisławska</text:span><text:span text:style-name="T4670">:</text:span></text:p>
      <text:p text:style-name="P4671"><text:span text:style-name="T4672">B</text:span>ardzo proszę pan prof. Latalski i pan Matuszewski, bardzo proszę<text:span text:style-name="T4673">.</text:span></text:p>
      <text:p text:style-name="P4674"><text:span text:style-name="T4675">M. Latalski</text:span><text:span text:style-name="T4676">:</text:span></text:p>
      <text:p text:style-name="P4677">Proszę państwa zostałem tutaj prawie że od czci i wiary osądzony po swoim wystąpieniu, chciałem, ja nie<text:s/><text:span text:style-name="T4678">bę</text:span>dę demagogii używał, którą usłyszałem od poprzedniego przedmówcy, ja mia<text:span text:style-name="T4679">ł</text:span>em tylko pytanie do pani docent i to pytanie, ja pozwolę sobie wobec tego oprzeć na przykładzie, żeby nie było żadnych niejasności.</text:p>
      <text:p text:style-name="P4680">Mianowicie wyobrażam<text:s/><text:span text:style-name="T4681">s</text:span>obie taką sytuację, że pewien szpital, który działa na dziś w układzie zespołu opieki zdrowotnej ma jedną własną<text:span text:style-name="T4682">.</text:span>.. jest tam<text:s/><text:span text:style-name="T4683">st</text:span>erylizatornia i on ogłasza, że się usamodzielnia i pozbawia przez to możliwość sterylizacji materiałów wszystkie przychodnie, które razem do tej pory w tym ZOZ-ie są, wobec tego one zaczną mu teraz za to płacić albo nie będą w ogóle<text:s/><text:span text:style-name="T4684">ster</text:span>y<text:span text:style-name="T4685">liz</text:span>owały<text:span text:style-name="T4686">.</text:span></text:p>
      <text:p text:style-name="P4687">Dziękuję<text:span text:style-name="T4688">.</text:span></text:p>
      <text:p text:style-name="P4689"><text:span text:style-name="T4690">A.</text:span><text:span text:style-name="T4691"><text:s/>Grzymis</text:span><text:span text:style-name="T4692">ła</text:span><text:span text:style-name="T4693">wska</text:span><text:span text:style-name="T4694">:</text:span></text:p>
      <text:p text:style-name="P4695"><text:span text:style-name="T4696">Pan</text:span><text:s/>dr Matuszkiewi<text:span text:style-name="T4697">cz</text:span><text:s/>proszę bardzo<text:span text:style-name="T4698">.</text:span><text:s/>Ja proszę państwa chciałabym, żebyśmy zmierzali do końca dyskusji ponieważ niestety mamy obiad, ale jeszcze co najmniej dwie sprawy techniczne musimy uzgodni<text:span text:style-name="T4699">ć.</text:span><text:s/><text:span text:style-name="T4700">B</text:span>ardzo proszę.</text:p>
      <text:p text:style-name="P4701"><text:span text:style-name="T4702">W. Matuszki</text:span><text:span text:style-name="T4703">ew</text:span><text:span text:style-name="T4704">icz</text:span><text:span text:style-name="T4705">:</text:span></text:p>
      <text:p text:style-name="P4706">Ja<text:s/><text:span text:style-name="T4707">myślę</text:span>, iż w trakcie tej dyskusji mylonych jest naprawdę bardzo wiele pojęć. Różnorodnych.</text:p>
      <text:p text:style-name="P4708">Po pierwsze przy kon<text:span text:style-name="T4709">st</text:span>ruowaniu tego zapisu autorzy mieli na myśl<text:span text:style-name="T4710">i</text:span><text:s/>różne rodzaje zakładów służby zdrowia<text:span text:style-name="T4711">.</text:span><text:s/><text:span text:style-name="T4712">I</text:span><text:s/>o tym jakie to na danym terenie będą istnieć zakłady służby zdrowia oczywiście musi decydować samorząd tery<text:span text:style-name="T4713">t</text:span>orialny.</text:p>
      <text:p text:style-name="P4714">Natomiast wydaje się, iż w trakcie dyskusji wyniknęła również inna sprawa. Wewnętrznej struktury organ<text:span text:style-name="T4715">iz</text:span>acy<text:span text:style-name="T4716">jnej<text:s/></text:span>w zakładzie służby zdrowia i oczywiście tutaj musi się wypowiadać samorząd pracowniczy.<text:s/><text:soft-page-break/>Dlatego dyskutowanie tego nazbyt szczegółowe w t<text:span text:style-name="T4717">ej</text:span><text:s/>chwili prowadzi do ni<text:span text:style-name="T4718">ep</text:span>or<text:span text:style-name="T4719">oz</text:span>umień.</text:p>
      <text:p text:style-name="P4720">Dziękuję<text:span text:style-name="T4721">.</text:span></text:p>
      <text:p text:style-name="P4722"><text:span text:style-name="T4723">A. Grzymisławska</text:span><text:span text:style-name="T4724">:</text:span></text:p>
      <text:p text:style-name="P4725">Proszę państwa ja myśl<text:span text:style-name="T4726">ę</text:span>, że może byśmy zmierzali do końca tej dyskusji. Jako ostatni jeszcze pan dyr. Wysocki, proszę bardz<text:span text:style-name="T4727">o</text:span>.</text:p>
      <text:p text:style-name="P4728"><text:span text:style-name="T4729">J. W</text:span><text:span text:style-name="T4730">y</text:span><text:span text:style-name="T4731">s</text:span><text:span text:style-name="T4732">oc</text:span><text:span text:style-name="T4733">k</text:span><text:span text:style-name="T4734">i</text:span><text:span text:style-name="T4735">:</text:span></text:p>
      <text:p text:style-name="P4736">Spojrzenia można tu mieć różne, chciałby jedną rzecz powiedzieć<text:span text:style-name="T4737">.</text:span><text:s/>Jeśli przyjmujemy kierunki reformy gdzie co prawda jeszcze nie przyjęliśmy, ale przynajmniej<text:s/><text:span text:style-name="T4738">ta</text:span>ka jest propozycja, gdzie zakład ma być samofinans<text:span text:style-name="T4739">uj</text:span>ący, samodzielny i samorządny, to w tej sytuacji o tworzeniu decydował nie będzie, ale o zmianie struktur, o podzieleniu i o innych nie obędzie się bez decyzji samorządu, musimy sobie to jasno powiedzieć, jeśli powiemy, że on będzie samofinansujący, bo jeśli nie będzie, to będzie decydował za niego samorząd lokalny. A ja będzie samodzielny i samorządny to musi samorząd decydować, z wyjątkiem tworzenia.</text:p>
      <text:p text:style-name="P4740"><text:span text:style-name="T4741">A.<text:s/></text:span><text:span text:style-name="T4742">G</text:span><text:span text:style-name="T4743">rz</text:span><text:span text:style-name="T4744">ymis</text:span><text:span text:style-name="T4745">ławska</text:span><text:span text:style-name="T4746">:</text:span></text:p>
      <text:p text:style-name="P4747">Proszę pa<text:span text:style-name="T4748">ń</text:span>stwa w związku z powyższym chciałam jeszcze raz, myślę, że w tej chwili mamy... uzyskaliśmy jakąś zgodnoś<text:span text:style-name="T4749">ć</text:span><text:s/>poglądów.</text:p>
      <text:p text:style-name="P4750">Chciałabym przeczytać jeszcze raz, żebyśmy nie wracali po przerwie do tego zapisu broń Boże, i żebyśmy mogli posunąć prace redakcyjne dalej.</text:p>
      <text:p text:style-name="P4751">„Pełnej elastyczności w tworzeniu i likwidacji oraz ograniczaniu struktur organ<text:span text:style-name="T4752">iz</text:span>acyjnych dostosowanych do lokalnych potrzeb i możliwości, zgodnie z decyzjami samorządów lokalnych i pracown<text:span text:style-name="T4753">icz</text:span>ych<text:span text:style-name="T4754">”</text:span><text:span text:style-name="T4755">.</text:span></text:p>
      <text:p text:style-name="P4756">Dziękuję bardzo państwu za uzgodnienie wreszcie tego<text:s/><text:span text:style-name="T4757">sfo</text:span>rmu<text:span text:style-name="T4758">ło</text:span>wania.</text:p>
      <text:p text:style-name="P4759">Proszę pań<text:span text:style-name="T4760">s</text:span>twa ja chciałam jeszcze tylko dwie sprawy<text:span text:style-name="T4761">.</text:span><text:s/>Mianowici<text:span text:style-name="T4762">e</text:span><text:s/>na prośbę OPZZ część dotyczącą kierunków reformy w pomocy społecznej odkładamy do wtorku, ponie<text:span text:style-name="T4763">w</text:span>aż państwo muszą zapoznać się z projektem. Tak że ona będzie stanowiła część tego stanowiska, natomiast jakby druga część zostanie omówiona we wtorek, tak uzgodniliśmy wczoraj.<text:s/>Chciałabym żeby<text:span text:style-name="T4764">ś</text:span>cie wszyscy państwo o tym wiedzieli.</text:p>
      <text:p text:style-name="P4765">I wracamy do tego we wtorek po zapoznaniu się przez stronę OPZZ. Chciałam jeszcze powiedzieć, że tak ta przerwa, która będzie teraz musi być dłużą nieco.<text:s/><text:span text:style-name="T4766">I</text:span><text:s/>chciałabym, żebyśmy zdecydowali ponieważ mamy ustalić i sformułować stanowiska w czterech sprawach. Czy państwo proponujecie godzinę? Dobrze godzina. I teraz kto usiądzie i zapisze te stanowiska. Mamy cztery. Służba więzienna już jakby została zaproponowana, jest zapisana, ale wszystko jedno musi usiąś<text:span text:style-name="T4767">ć</text:span><text:s/>zespół i proszę bardzo<text:span text:style-name="T4768">.</text:span><text:s/>Bo musimy powołać jakby na ten czas, bo okaże się, że wrócimy po godzinie i nic nie zostanie zrobione<text:span text:style-name="T4769">,</text:span></text:p>
      <text:p text:style-name="P4770">/Głos z sali:<text:s/>Z<text:s/>naszej strony jest Marcin ... mgr Zajdel i mgr Pikulska/.</text:p>
      <text:p text:style-name="P4771">Dobrze, słucham państwa.</text:p>
      <text:p text:style-name="P4772">/Głos z sali:<text:s/>Dr Żołnowski, Matuszkiewicz, pani dr<text:s/><text:span text:style-name="T4773">W</text:span>aliszka i pani dr...<text:s/>/.</text:p>
      <text:p text:style-name="P4774">Bardzo dobrze. Pani dr Majewska, rozumiem, pan doc<text:span text:style-name="T4775">.</text:span><text:s/><text:span text:style-name="T4776">W</text:span>nuk i dr<text:s/><text:span text:style-name="T4777">U</text:span>miastowski jeżeli można, i dr Wo<text:span text:style-name="T4778">ź</text:span>n<text:span text:style-name="T4779">i</text:span>ak.</text:p>
      <text:p text:style-name="P4780">Proszę bardzo pan dr Cybulko.</text:p>
      <text:p text:style-name="P4781"><text:span text:style-name="T4782">M. Cybulko</text:span><text:span text:style-name="T4783">:</text:span></text:p>
      <text:soft-page-break/>
      <text:p text:style-name="P4784">Ja mam pytanie do tych pozostałych punktów, bo dwa żeśmy omówili, i nie ma żadnych zastrzeżeń.</text:p>
      <text:p text:style-name="P4785"><text:span text:style-name="T4786">A</text:span><text:span text:style-name="T4787">.</text:span><text:span text:style-name="T4788"><text:s/>Grzymisławska</text:span><text:span text:style-name="T4789">:</text:span></text:p>
      <text:p text:style-name="P4790">Nie. Proszę państwa uważam, że stanowisko zostało przyjęte z tymi dwoma poprawkami.</text:p>
      <text:p text:style-name="P4791"><text:span text:style-name="T4792">A</text:span><text:span text:style-name="T4793">.</text:span><text:span text:style-name="T4794"><text:s/>Wojtczak</text:span><text:span text:style-name="T4795">:</text:span></text:p>
      <text:p text:style-name="P4796">Ja mam j<text:span text:style-name="T4797">ed</text:span>ną bardzo prostą redakcyjną sprawę. Drugi paragraf do dnia 15 kwietnia br. postuluje się powołanie. Bo my postulujemy, my stawiamy...</text:p>
      <text:p text:style-name="P4798"><text:span text:style-name="T4799">A. Grzymisławska</text:span><text:span text:style-name="T4800">:</text:span></text:p>
      <text:p text:style-name="P4801">Tak, tak rozumiem.</text:p>
      <text:p text:style-name="P4802"><text:span text:style-name="T4803">A. Wojt</text:span><text:span text:style-name="T4804">c</text:span><text:span text:style-name="T4805">zak</text:span><text:span text:style-name="T4806">:</text:span></text:p>
      <text:p text:style-name="P4807"><text:span text:style-name="T4808">T</text:span>ak, tak, dal<text:span text:style-name="T4809">e</text:span>j zostaje to samo<text:span text:style-name="T4810">...</text:span></text:p>
      <text:p text:style-name="P4811"><text:span text:style-name="T4812">A</text:span><text:span text:style-name="T4813">.</text:span><text:span text:style-name="T4814"><text:s/>Grzymisławska</text:span><text:span text:style-name="T4815">:</text:span></text:p>
      <text:p text:style-name="P4816">Oczywiście przypadek.<text:s/>„Postuluje się aby powołać...<text:span text:style-name="T4817">”</text:span><text:span text:style-name="T4818">,</text:span><text:s/>bo to jest lepiej -<text:s/>„powołać wspólny zespół do spraw...”<text:s/>- i potem jest to już oczywiste.</text:p>
      <text:p text:style-name="P4819">Dziękuję bardzo.</text:p>
      <text:p text:style-name="P4820">Ogłaszam godzinną przerwę.</text:p>
      <text:p text:style-name="P4821">/Po przerwie obiadowej<text:s/><text:span text:style-name="T4822">przewodni</text:span><text:span text:style-name="T4823">ct</text:span><text:span text:style-name="T4824">wo</text:span><text:s/>obrad przejmuje<text:s/><text:span text:style-name="T4825">Wojciech Gu</text:span><text:span text:style-name="T4826">gl</text:span><text:span text:style-name="T4827">as</text:span>/.</text:p>
      <text:p text:style-name="P4828"><text:span text:style-name="T4829">Przew</text:span><text:span text:style-name="T4830">od</text:span><text:span text:style-name="T4831">ni</text:span><text:span text:style-name="T4832">cz</text:span><text:span text:style-name="T4833">ący</text:span><text:span text:style-name="T4834">:</text:span></text:p>
      <text:p text:style-name="P4835">Będziemy rozpoczynali obrady po przerwie. Czy można przewidzieć, że obrady zakończymy o godzinie szóstej? Czy to jest możliwe? Może być nawet w pół do szóstej. Dobrze.</text:p>
      <text:p text:style-name="P4836">/Głos z sali: To zależy od naszej dyscypliny, jak będziemy tutaj właśnie podchodzić do materiałów. W zw<text:span text:style-name="T4837">ią</text:span>zku z tym ja proponuję.<text:span text:style-name="T4838">..</text:span>/.</text:p>
      <text:p text:style-name="P4839">Mamy jeszcze wtorek... Natomiast zostało przyjęte stanowisko w sprawie części organ<text:span text:style-name="T4840">iz</text:span>acyjn<text:span text:style-name="T4841">ej<text:s/></text:span>reformy, można tak uznać pani przewodnicząca skończyła przyjęciem tego stanowiska w części<text:s/><text:span text:style-name="T4842">or</text:span>gan<text:span text:style-name="T4843">iz</text:span>acy<text:span text:style-name="T4844">jnej</text:span><text:s/>reformy.</text:p>
      <text:p text:style-name="P4845">Ja chciałbym wnieś<text:span text:style-name="T4846">ć</text:span><text:s/>jeżeli państwo pozwolą, ponieważ był postawiony z naszej strony wniosek odnośnie przekazania projektu ustawy o samorządzie lekarskim do konsultacji czy można liczyć się z poparciem państwa, bardzo szybka konsultacja, nie tylko obw<text:span text:style-name="T4847">ies</text:span>zcz<text:span text:style-name="T4848">e</text:span>nie w gazecie pt. czy<text:s/>„Trybuna Ludu”<text:span text:style-name="T4849"><text:s/></text:span>czy<text:s/>„Rzeczypospolita”<text:s/>i potem sprecyzowanie stanowisk w tym zakresie, także chcielibyśmy przekazać informacje, prosić o wsparcie stanowiska odnośnie wprowadzenia w najbliższym<text:s/>czasie projektu ustawy ponieważ jest gotowa u<text:span text:style-name="T4850">st</text:span>awa o następnym samorządzie, to znaczy samorządzie pielęgniarek i położnych<text:span text:style-name="T4851">.</text:span><text:s/>Czy do pierwszego tematu mógłbym prosić czy zyskamy poparcie strony solidarnościowo-opozycyjnej w tym zakresie?</text:p>
      <text:p text:style-name="P4852"><text:span text:style-name="T4853">M.</text:span><text:span text:style-name="T4854"><text:s/>Edelman</text:span><text:span text:style-name="T4855">:</text:span></text:p>
      <text:p text:style-name="P4856">W poprzednim posiedzeniu przyjęliśmy ten zapis, czy jeszcze raz wracać od początku do tego chyba nie ma sensu<text:span text:style-name="T4857">.</text:span>.<text:span text:style-name="T4858">.</text:span></text:p>
      <text:p text:style-name="P4859"><text:span text:style-name="T4860">Przewodniczący</text:span><text:span text:style-name="T4861">:</text:span></text:p>
      <text:p text:style-name="P4862">Panie doktorze w związku z oświadczeniem, jakie przekazał jako prz<text:span text:style-name="T4863">edst</text:span>awic<text:span text:style-name="T4864">iel</text:span><text:s/>„okrągłego stołu”<text:s/>pan profesor Żochowski. Ja sądzę, że powinniśmy się ustosunkować do tego, jeżeli państwo uważają za niekonieczne no to po prostu strona związkowa się do tego ustosunkuje i odpowiednie stanowisko<text:s/><text:soft-page-break/>prz<text:span text:style-name="T4865">ed</text:span>stawi.</text:p>
      <text:p text:style-name="P4866">Natomiast chodzi o konsultacje w tym zakresie, przekazanie do kr<text:span text:style-name="T4867">ó</text:span>tkiej konsultacji projektu ustawy. Czy uważają państwo, ż<text:span text:style-name="T4868">e</text:span><text:s/>podtrzymujemy tamto stanowisko, które zostało wskazan<text:span text:style-name="T4869">e.</text:span></text:p>
      <text:p text:style-name="P4870">/Głos z sali: Jakie stanowisko?/.</text:p>
      <text:p text:style-name="P4871"><text:span text:style-name="T4872">M.</text:span><text:span text:style-name="T4873"><text:s/>Ed</text:span><text:span text:style-name="T4874">el</text:span><text:span text:style-name="T4875">man</text:span><text:span text:style-name="T4876">:</text:span></text:p>
      <text:p text:style-name="P4877">Ale, jakie jest inne stanowisko, żeby nie było w tej sesji Sejmu?</text:p>
      <text:p text:style-name="P4878"><text:span text:style-name="T4879">Przewodniczący</text:span><text:span text:style-name="T4880">:</text:span></text:p>
      <text:p text:style-name="P4881">Nie, n<text:span text:style-name="T4882">ie</text:span><text:s/>my dążymy, żeby by<text:span text:style-name="T4883">ło</text:span><text:s/>w tej sesji Sejmu, tylko żeby była choć krótka konsultacja społeczna. Bo musi być.</text:p>
      <text:p text:style-name="P4884"><text:span text:style-name="T4885">M.</text:span><text:span text:style-name="T4886"><text:s/>Edelman</text:span><text:span text:style-name="T4887">:</text:span></text:p>
      <text:p text:style-name="P4888">No jeżeli będzie ogłoszone w gazecie, to będzie krótka konsultacja społeczna, bo jeszcze listy zdążą przyjść, i delegacje zdążą przyjść do komisji sejmowych i to będzie ta konsultacja. Przecież n<text:span text:style-name="T4889">i</text:span>e będziemy teraz w<text:s/>ciągu dwóch tygodni zwoływać 10 ty<text:span text:style-name="T4890">s</text:span>. ludzi na plac<text:s/>„Skry”<text:s/>czy na plac<text:s/>„ŁKS”, żeby odczytać to i żeby tam każdy mówił, bo to jest niemożliwe, bo to jest tylko szybka konsultacja. A towarzystwa lekarskie, które się w tej sprawie wypowiadały do dnia prz<text:span text:style-name="T4891">ed</text:span>wczora<text:span text:style-name="T4892">js</text:span>z<text:span text:style-name="T4893">eg</text:span>o, bo w Łodzi było już przedwczoraj to zebranie, czy może dwa dni temu, to nie widzę możliwości, żeby w ciągu 2 tygodni jeszcze jedno takie zebranie zrobili.</text:p>
      <text:p text:style-name="P4894">I wydrukowanie w gazecie daje p<text:span text:style-name="T4895">eł</text:span>ną swobodę wszystkim do zabierania jeszcze głosu w tej sprawie.<text:s/><text:span text:style-name="T4896">I</text:span><text:s/>można nawet tam napisać, że jeżeli ktoś ma uwagi do tego projektu to proszę nadsyłać do komisji sejmowej.</text:p>
      <text:p text:style-name="P4897">Panie doktorze Żochowski czy to jest możliwe?</text:p>
      <text:p text:style-name="P4898"><text:span text:style-name="T4899">J.<text:s/></text:span><text:span text:style-name="T4900">Żochow</text:span><text:span text:style-name="T4901">ski</text:span><text:span text:style-name="T4902">:</text:span></text:p>
      <text:p text:style-name="P4903">Oczywiście...</text:p>
      <text:p text:style-name="P4904"><text:span text:style-name="T4905">M.</text:span><text:span text:style-name="T4906"><text:s/>Ed</text:span><text:span text:style-name="T4907">el</text:span><text:span text:style-name="T4908">man</text:span><text:span text:style-name="T4909">:</text:span></text:p>
      <text:p text:style-name="P4910">Albo do towarzy<text:span text:style-name="T4911">st</text:span>wa...</text:p>
      <text:p text:style-name="P4912"><text:span text:style-name="T4913">J.</text:span><text:span text:style-name="T4914"><text:s/>Żochowski</text:span>:</text:p>
      <text:p text:style-name="P4915">Nie do towarzystwa nie... to j<text:span text:style-name="T4916">es</text:span>t w ogóle projekt sejmowy, także tu towarzystwo nie istnieje.<text:span text:style-name="T4917">..</text:span></text:p>
      <text:p text:style-name="P4918"><text:span text:style-name="T4919">M. Ed</text:span><text:span text:style-name="T4920">el</text:span><text:span text:style-name="T4921">man</text:span><text:span text:style-name="T4922">:</text:span></text:p>
      <text:p text:style-name="P4923">No i bardzo dobrze, czyli można dać tam na koniec tego całego statutu taki komunikat.</text:p>
      <text:p text:style-name="P4924">Dziękuję.</text:p>
      <text:p text:style-name="P4925"><text:span text:style-name="T4926">Przewodniczący</text:span><text:span text:style-name="T4927">:</text:span></text:p>
      <text:p text:style-name="P4928"><text:span text:style-name="T4929">J</text:span><text:span text:style-name="T4930">eżel</text:span>i można kol. Kwi<text:span text:style-name="T4931">et</text:span>niewska.</text:p>
      <text:p text:style-name="P4932"><text:span text:style-name="T4933">A</text:span><text:span text:style-name="T4934">.</text:span><text:span text:style-name="T4935"><text:s/>Kwi</text:span><text:span text:style-name="T4936">et</text:span><text:span text:style-name="T4937">niewska</text:span><text:span text:style-name="T4938">:</text:span></text:p>
      <text:p text:style-name="P4939">Proszę pa<text:span text:style-name="T4940">ń</text:span>stwa uwagi, które napłyną po opublikowaniu tekstu ustawy nie będą już w ogóle brane pod uwagę przez Sejm<text:span text:style-name="T4941">.</text:span><text:s/>Dlatego że z tego co dzisiaj przekazał pan pro<text:span text:style-name="T4942">f</text:span>.<text:s/><text:span text:style-name="T4943">Ż</text:span>ochowski tekst zostanie opublikowany po posiedzeniu komisji, która ostatecznie przyjmie tekst ustawy, która... projekt, który będzie przekazany do... na sesję plenarną Sejmu. Czyli wszystkie uwagi w momencie opublikowania tekstu już nie będą wzi<text:span text:style-name="T4944">ę</text:span>te pod uwagę<text:span text:style-name="T4945">.</text:span></text:p>
      <text:p text:style-name="P4946"><text:span text:style-name="T4947">Przewodniczący</text:span><text:span text:style-name="T4948">:</text:span></text:p>
      <text:soft-page-break/>
      <text:p text:style-name="P4949">Dr<text:s/><text:span text:style-name="T4950">Edel</text:span>man<text:span text:style-name="T4951">.</text:span></text:p>
      <text:p text:style-name="P4952"><text:span text:style-name="T4953">M.</text:span><text:span text:style-name="T4954"><text:s/>Ed</text:span><text:span text:style-name="T4955">el</text:span><text:span text:style-name="T4956">man</text:span><text:span text:style-name="T4957">:</text:span></text:p>
      <text:p text:style-name="P4958"><text:span text:style-name="T4959">Pani</text:span><text:s/>bardzo nisko ceni nasz Sejm, bo albowiem projekt komisji sejmowej, ale ostatecznie decyduje przecież<text:s/><text:span text:style-name="T4960">S</text:span>ejm i o tym, i jeżeli przyjdą wszystkie poprawki do Sejmu to posłowie, kt<text:span text:style-name="T4961">ó</text:span>rzy się tym zajmują mają obowiązek na ogólnej ses<text:span text:style-name="T4962">ji</text:span><text:s/>sejmowej do odczytania i zabrania głosu w tej sprawie. Przecież ustawa z komisji nie jest ustawą ostateczną<text:span text:style-name="T4963">.</text:span><text:s/>Tak, tak się znam na tym? No wiecie jaki jestem..<text:span text:style-name="T4964">.</text:span></text:p>
      <text:p text:style-name="P4965"><text:span text:style-name="T4966">A.</text:span><text:span text:style-name="T4967"><text:s/>Kwi</text:span><text:span text:style-name="T4968">et</text:span><text:span text:style-name="T4969">niewska</text:span><text:span text:style-name="T4970">:</text:span></text:p>
      <text:p text:style-name="P4971">Nie bardzo panie doktorze, ale przyjmijmy, że jest pan<text:s/>parlame<text:span text:style-name="T4972">nt</text:span>a<text:span text:style-name="T4973">rz</text:span>y<text:span text:style-name="T4974">st</text:span>ą<text:span text:style-name="T4975">.</text:span><text:s/>Natomiast posłowie deklarowali wielokrotnie, że uwagi mogą być brane pod uwagę, ale nie muszą być brane pod uwagę. Wobec tego istnieje duże zagrożenie, że środowisko po fakcie zostanie z ostatecznym tekstem zapoznane<text:span text:style-name="T4976">.</text:span></text:p>
      <text:p text:style-name="P4977">Jeżeli państwo uważacie, że j<text:span text:style-name="T4978">es</text:span>t to prawidłowe i słuszne to skończymy dyskusj<text:span text:style-name="T4979">ę</text:span>. Natomiast nasze stanowisko będzie w tej sprawie jednoznaczne, tak jak było wcześniejsze, że ten ostateczny projekt powinien być przedstawiony jednak środowisku ze względu na ni<text:span text:style-name="T4980">ez</text:span>najomość ostatecznego tekstu, a jest to bardzo istotna dla środowiska ustawa, dlatego że ona jednak będzie decydowała o sprawach wszystkich zawodowych tej grupy pracownicz<text:span text:style-name="T4981">ej,</text:span><text:s/>której dotyczy, czyli lekarzy. I wiemy o tym i tu chyba nie musimy s<text:span text:style-name="T4982">i</text:span>ę przekonywać - tu na tej sali wielokrotnie mówiliśmy - że odbiór jest bardzo różny i tej większości zwolenników tego tekstu, który prawdopodobnie zostanie prz<text:span text:style-name="T4983">ed</text:span>stawiony w Sejmie nie mamy gwarancji, że większość akceptuje ten tekst.</text:p>
      <text:p text:style-name="P4984"><text:span text:style-name="T4985">M.</text:span><text:span text:style-name="T4986"><text:s/>Ed</text:span><text:span text:style-name="T4987">el</text:span><text:span text:style-name="T4988">man</text:span><text:span text:style-name="T4989">:</text:span></text:p>
      <text:p text:style-name="P4990">Po pierwsze ten tekst nie jest na całe<text:s/>życie, bo jeżeli si<text:span text:style-name="T4991">ę</text:span><text:s/>zmieni nasze życie polityczne to<text:s/><text:span text:style-name="T4992">w</text:span><text:s/>każdej ustawie może by<text:span text:style-name="T4993">ć</text:span><text:s/>nowelizacja, a mamy to doświad<text:span text:style-name="T4994">czen</text:span>i<text:span text:style-name="T4995">e</text:span>, że nowelizacji mamy co do jednej ustawy trzy w roku też. To jest raz<text:span text:style-name="T4996">.</text:span></text:p>
      <text:p text:style-name="P4997">Po drugie to wyczuwam w tym co państwo mówią pewną obstrukcję tej sprawy, że państwo hamują ją, że państwo chcą, żeby to było jak najpó<text:span text:style-name="T4998">ź</text:span>niej - żeby to się przewlekło na następną sesję, bo wtedy przecież będzie inaczej, nie będzie tej ustaw<text:span text:style-name="T4999">y</text:span><text:s/>za 10 lat.<text:s/><text:span text:style-name="T5000">W</text:span>iemy przecież, że państwo od początku byli przeciwko tej ustawie, to w ostatnich paru dniach państwo zmienili swoje stanowisko. Ale stawiacie opór materii, to jest dla nas wszystkich jasne.<text:s/><text:span text:style-name="T5001">I</text:span><text:s/>ile razy by się od czegoś nie zaczynało państwo znów blokują przejście tej ustawy, to przecież nie róbcie z nas dzieci, którzy nie rozumieją o co chodzi, że nagle OPZZ potrzebuje szerokiej konsultacji, bo zawsze było takie demokratyczne<text:span text:style-name="T5002">.</text:span><text:s/>Możliwe, że było, ale w tej sprawie demokracji już było 8 lat, konsultacje były przeprowadzane, zmiany kosmetyczne zostały wprowadzone, nawet językowe, jeżeli państwo chcą to torpedować dalej w jakiś sposób, zrobić żeby to było jeszcze lepsze niż dobre, niż takie, jakie może być dzisiaj, to podpisuję państwu, że tej ustawy nie będzie. Bo jeżeli pójdzie do następnego Sejmu, to nikt się tym nie będzie mógł tym zajmować. Dopóki my dziś tu jeszcze siedzimy i dajemy taki albo inny termin, a sytua<text:span text:style-name="T5003">c</text:span>ja jest taka jaka jest w kraju to z nami się jeszcze liczą, to wam gwarantuję, że następny Sejm będzie miał jeszcze kilkadzi<text:span text:style-name="T5004">es</text:span>iąt innych spraw do załatwienia poza samorządem<text:s/>lekarskim<text:span text:style-name="T5005">.</text:span></text:p>
      <text:p text:style-name="P5006"><text:span text:style-name="T5007">Przewodniczący</text:span><text:span text:style-name="T5008">:</text:span></text:p>
      <text:p text:style-name="P5009">Poniewa<text:span text:style-name="T5010">ż</text:span><text:s/>w sposób jasny przedstawiliśmy nasze stanowisko, zgodni będziemy z tym, że w tym zakresie będzie r<text:span text:style-name="T5011">o</text:span>zbieżność.</text:p>
      <text:soft-page-break/>
      <text:p text:style-name="P5012"><text:span text:style-name="T5013">M.</text:span><text:span text:style-name="T5014"><text:s/>Edelman</text:span><text:span text:style-name="T5015">:</text:span></text:p>
      <text:p text:style-name="P5016">Przeprasza<text:span text:style-name="T5017">m</text:span><text:s/>bardzo w tym zakresie nie może być rozbieżności. Jeżeli państwo mają inne stanowisko, na prywatny rachunek proponowałbym nie rozgłaszać. Bo rozbieżność może być zasadnicza w<text:s/>protokole<text:s/>rozbieżności, między stroną rządową, a nami.</text:p>
      <text:p text:style-name="P5018"><text:span text:style-name="T5019">Z.</text:span><text:span text:style-name="T5020"><text:s/>Kuratowska</text:span><text:span text:style-name="T5021">:</text:span></text:p>
      <text:p text:style-name="P5022">Ja chciałam zapytać pana doktora, mówi się konsultacja, mówił mi to pan przedtem tylko ja nie wiem jaki termin uważacie.<text:span text:style-name="T5023">..</text:span></text:p>
      <text:p text:style-name="P5024"><text:span text:style-name="T5025">Przewodniczący</text:span><text:span text:style-name="T5026">:</text:span></text:p>
      <text:p text:style-name="P5027">Taki, jak ustaliliśmy, żeby jak najszybciej trafić, może być to termin tygodnia, ale musi być termin konsultacji ze środowiskiem.</text:p>
      <text:p text:style-name="P5028"><text:span text:style-name="T5029">Z</text:span><text:span text:style-name="T5030">.</text:span><text:span text:style-name="T5031"><text:s/>Kuratowska</text:span><text:span text:style-name="T5032">:</text:span></text:p>
      <text:p text:style-name="P5033">Termin tygodnia po druku...</text:p>
      <text:p text:style-name="P5034"><text:span text:style-name="T5035">/Głos</text:span><text:s/>z sali: Czy można panie przewodniczący?/.</text:p>
      <text:p text:style-name="P5036"><text:span text:style-name="T5037">Przewodniczący</text:span><text:span text:style-name="T5038">:</text:span></text:p>
      <text:p text:style-name="P5039">Proszę ba<text:span text:style-name="T5040">rd</text:span>zo<text:span text:style-name="T5041">.</text:span></text:p>
      <text:p text:style-name="P5042"><text:span text:style-name="T5043">A. Czarnecki</text:span><text:span text:style-name="T5044">:</text:span></text:p>
      <text:p text:style-name="P5045">Posłowie wczoraj j<text:span text:style-name="T5046">ed</text:span>noznacznie określili że jeżeli przyjmiemy formę<text:s/>„konsu<text:span text:style-name="T5047">lt</text:span>a<text:span text:style-name="T5048">cj</text:span>a”<text:s/>to w ich pojęciu prawnym konsultacja z punktu widzenia prawnego to jest miesięczny termin po ogłoszeniu czeka się na spłynięcie wniosków. I takiej konsultacji posłowie nie zdążą przeprowadzić i od razu zastrzegli, że nie zrobią. Natomiast jeżeli po publikacji w gazecie projektu ustawy spłyną do posłów bezpośrednio zasadne uwagi są posłowie związkowi, są posłowie partyjni, są posłowie z różnych innych ugrupowań i mogą wnieść to w czasie sesji sejmowej, bo innego wyjścia nie ma.<text:s/>Jeżeli chcemy<text:s/><text:span text:style-name="T5049">w</text:span><text:s/>tej sesji to utrzymać<text:span text:style-name="T5050">.</text:span><text:s/>Jeżeli nie, to oczywiście przyjmujemy tryb konsultacji ustawowych. Jak to się mówi<text:span text:style-name="T5051">.</text:span></text:p>
      <text:p text:style-name="P5052"><text:span text:style-name="T5053">M</text:span><text:span text:style-name="T5054">. Kul</text:span><text:span text:style-name="T5055">er</text:span><text:span text:style-name="T5056">ski</text:span><text:span text:style-name="T5057">:</text:span></text:p>
      <text:p text:style-name="P5058">Rozumiem, że jeśli ze strony OPZZ<text:s/>byłaby<text:s/>nadal tendencja do utrzymania konsultacji rozumieć to należy jako decyzje o próbie blokady wejścia ustawy w te<text:span text:style-name="T5059">j</text:span><text:s/>kad<text:span text:style-name="T5060">en</text:span>c<text:span text:style-name="T5061">ji</text:span><text:s/>sejmowej.</text:p>
      <text:p text:style-name="P5062"><text:span text:style-name="T5063">Przewodniczący</text:span><text:span text:style-name="T5064">:</text:span></text:p>
      <text:p text:style-name="P5065">Nie, nie, bardzo przepraszam nie możemy tak tego<text:s/><text:span text:style-name="T5066">ro</text:span>zumi<text:span text:style-name="T5067">eć</text:span>, my żądamy zgodnie z opinią środowiska konsultacji ze środowiskiem. Konsultacja może trwać miesiąc panie dr<text:span text:style-name="T5068">.</text:span><text:s/>Czarnecki, a może trwać tydzień. Bo to jest w zależności od tego.</text:p>
      <text:p text:style-name="P5069">Ponieważ to budzi kontrowersje, my stanowisko strony OPZZ przekażemy i byśmy skończyli ten temat. Stanowisko zostało przekazane odnośnie konsultacji poprzednie.</text:p>
      <text:p text:style-name="P5070">Jeśli można prosić podzespół byśmy przyjęli takie zasady, że w tej chwili byśmy przyjęli ustalenia podzespołu w zakresie źródeł i zasad finansowania służby zdrowia<text:span text:style-name="T5071">.</text:span></text:p>
      <text:p text:style-name="P5072">/Głos z sali: nie słychać/.</text:p>
      <text:p text:style-name="P5073">Jeszcze są poza salą. To jeżeli można panie prof<text:span text:style-name="T5074">.</text:span><text:s/><text:span text:style-name="T5075">Ż</text:span>ochowski jeżeli<text:s/><text:span text:style-name="T5076">ch</text:span>odzi o kształcenie i wczorajszy dorobek zespołu<text:span text:style-name="T5077">.</text:span></text:p>
      <text:p text:style-name="P5078"><text:span text:style-name="T5079">J. Żochowski</text:span><text:span text:style-name="T5080">:</text:span></text:p>
      <text:p text:style-name="P5081">Proszę państwa w dniu wczorajszym dokonaliśmy ustalenia naszych stanowisk w 11... w 10 punktach<text:s/><text:soft-page-break/>właściwie i chciałbym powoli może te punkty odczytać<text:span text:style-name="T5082">.<text:s/></text:span>Wydaje się, że one są do zaakce<text:span text:style-name="T5083">pt</text:span>owania przez cały nasz<text:s/>„<text:span text:style-name="T5084">st</text:span>ół”.</text:p>
      <text:p text:style-name="P5085">Pkt 1 -<text:s/><text:span text:style-name="T5086">„</text:span>Należy przyspieszyć prace nad nową ustawą w szkolnictwie wyższym. Do czasu<text:s/><text:span text:style-name="T5087">j</text:span>e<text:span text:style-name="T5088">j</text:span><text:s/>uchwalenia należy<text:s/>spowodowa<text:span text:style-name="T5089">ć</text:span><text:s/>funk<text:span text:style-name="T5090">cjo</text:span>nowanie rozwiązań wynikających z ustawy z<text:s/>‘82 r<text:span text:style-name="T5091">.</text:span><text:s/>i to wszystko ma nastąpić z dniem 1.10.1989<text:span text:style-name="T5092">”</text:span>.</text:p>
      <text:p text:style-name="P5093">Pkt 2 -<text:s/>„Istnieje pilna konieczność stworzenia warunków dla równoprawnego f<text:span text:style-name="T5094">u</text:span>nk<text:span text:style-name="T5095">cj</text:span>onowania w środowisku szkół medycznych różnych organizacji młodzieżowych w tym N<text:span text:style-name="T5096">ZS</text:span><text:span text:style-name="T5097">”</text:span>.</text:p>
      <text:p text:style-name="P5098">Pkt 3<text:s/><text:span text:style-name="T5099">-</text:span><text:s/><text:span text:style-name="T5100">„</text:span>Uważa się za konieczne stałe doskonalenie procesu nauczania studentów w kierunku upra<text:span text:style-name="T5101">kty</text:span>c<text:span text:style-name="T5102">z</text:span>ni<text:span text:style-name="T5103">en</text:span>ia zaj<text:span text:style-name="T5104">ę</text:span>ć<text:s/><text:span text:style-name="T5105">i</text:span><text:s/>zmiany profilu absolwenta jako lekarza możliwie dobrze przyg<text:span text:style-name="T5106">ot</text:span>owanego do samodzielnej pracy”<text:span text:style-name="T5107">.</text:span></text:p>
      <text:p text:style-name="P5108">Pkt<text:s/><text:span text:style-name="T5109">4</text:span><text:s/>-<text:s/>„Elementem kontroli realizacji powyższego winien być egzamin państwowy kończący staż podyplomowy”.</text:p>
      <text:p text:style-name="P5110">Pkt 5 -<text:s/>„Postuluje się wycofanie z programu studiów jako odrębnych tych przedmiotów, które są nauczane w szkole średniej<text:s/>z wyjątkiem<text:s/>języków obcych”<text:span text:style-name="T5111">.</text:span></text:p>
      <text:p text:style-name="P5112">Pkt 6 -<text:s/>„Należy zmniejszyć ilość godzin z przedmiotów<text:s/>ogólnohumanistycznych<text:s/>do 180 godzin w procesie studiów, z czego 60 godzin przeznaczyć na zajęcia z zakresu deontologii i etyki lekarskiej, a pozostałe 120 godzin na dowolnie wybrany przedmiot przez studenta<text:span text:style-name="T5113">.</text:span><text:s/>Z wyłączeniem psychologii klinicznej, socjologii medycyny, które winny być obligatoryjnymi przedmiotami nauczania medycyny<text:span text:style-name="T5114">.</text:span><text:s/>Dopuszcza się możliwość studiowania przedmiotów wybranych z pozostałych dwóch w dowolnej uczelni i u dowolnych wykładowców prowadzących dane zajęcia<text:span text:style-name="T5115">”</text:span>.</text:p>
      <text:p text:style-name="P5116">Pkt 7 -<text:s/>„Podzespół do spraw Zdrowia stoi na stanowisku, że istnieje konieczność redukcji ogólnej<text:s/><text:span text:style-name="T5117">i</text:span>lości godzin oraz zmody<text:span text:style-name="T5118">fi</text:span>kowan<text:span text:style-name="T5119">iu</text:span><text:s/>programu nauczania w ramach studium wojskowego poprzez zmniejszenie liczby godzin niemedycznych przedmiotów wojskowych<text:s/><text:span text:style-name="T5120">i</text:span><text:s/>podstaw polityki obronnej oraz zwiększenie ilości zająć o tematyce medycznego zabezpieczenia kata<text:span text:style-name="T5121">s</text:span>tr<text:span text:style-name="T5122">o</text:span>f, stanów klęski itd.<text:span text:style-name="T5123">”</text:span>.</text:p>
      <text:p text:style-name="P5124"><text:span text:style-name="T5125">P</text:span>kt 8 -<text:s/>„Podzespół do spraw Zdrowia stoi na sta<text:span text:style-name="T5126">n</text:span>owisku, że dla zapewnienia właściwych warunków działania wyższego szkolni<text:span text:style-name="T5127">c</text:span>twa m<text:span text:style-name="T5128">e</text:span>dyczn<text:span text:style-name="T5129">e</text:span>go konieczne jest znaczące zwiększenie nakładów finansowych”<text:span text:style-name="T5130">.</text:span></text:p>
      <text:p text:style-name="P5131">Pkt 9<text:s/>-<text:s/>„Podzespół do spraw Zdrowia uważa za konieczne wprowadzenie zmian w procesie uzyskiwania specjalności lekarskich<text:span text:style-name="T5132">.</text:span><text:s/>Zmiany te winny dotyczyć uproszczenia trybu specjalizowania się, uj<text:span text:style-name="T5133">ed</text:span>nolicenia formy egzaminów specjalizacyjnych i ograniczenia ilości wąskich specjalności<text:span text:style-name="T5134">.</text:span><text:s/>Kierunki kształcenia podyplomowego winny być zgodne z kierunkami zmian w systemie opieki zdrowotne<text:span text:style-name="T5135">j</text:span>. W procesie kształcenia podyplomowego wiodącą rolę winna odgrywać Akademia Medyczna, Centrum Kształcenia Podyplomowego oraz instytuty resortowe”.</text:p>
      <text:p text:style-name="P5136">Pkt 10 -<text:s/>„Projekt nowej instrukcji Ministra Zdrowia i Opieki Społecznej dotyczący spe<text:span text:style-name="T5137">cj</text:span>alizacji w zawodach medycznych zostanie przygotowany w terminie do dnia 31 grudnia<text:s/>‘89”.</text:p>
      <text:p text:style-name="P5138">Pkt 10, który dzisiaj został sformułowany<text:s/>„Podzespół do spraw Zdrowia zwraca się z postulatem - on jest źle w tej chwili zloka<text:span text:style-name="T5139">liz</text:span>owany, nie powinien być 11 tylko kolejny, bo to jest dotyczący wojska...</text:p>
      <text:p text:style-name="P5140">„Podzespół do spraw Zdrowia zwraca się z postulatem o rozpatrzenie możliwości zastosowania ustawy o zastępczej służbie wojskowej w stosunku do studentów akademii medycznych<text:span text:style-name="T5141">.</text:span><text:s/>Służba zastępcza<text:s/><text:soft-page-break/>objętych ustawą polegałaby na podję<text:span text:style-name="T5142">c</text:span>iu przez nich pracy zawodowej w ośrodkach zdrowia na wsi<text:s/>prz<text:span text:style-name="T5143">e</text:span>z czas określony na odbywanie służby<text:span text:style-name="T5144">”</text:span><text:span text:style-name="T5145">.</text:span></text:p>
      <text:p text:style-name="P5146">To były punkty, które wspólnie wczoraj ustal<text:span text:style-name="T5147">i</text:span>liśmy.</text:p>
      <text:p text:style-name="P5148"><text:span text:style-name="T5149">Przewodni</text:span><text:span text:style-name="T5150">cz</text:span><text:span text:style-name="T5151">ący</text:span><text:span text:style-name="T5152">:</text:span></text:p>
      <text:p text:style-name="P5153">Dziękuję bardzo<text:span text:style-name="T5154">.</text:span><text:s/>Proszę pan prof<text:span text:style-name="T5155">.<text:s/></text:span>Szczeklik<text:span text:style-name="T5156">.</text:span></text:p>
      <text:p text:style-name="P5157"><text:span text:style-name="T5158">A</text:span><text:span text:style-name="T5159">. Szczeklik</text:span><text:span text:style-name="T5160">:</text:span></text:p>
      <text:p text:style-name="P5161">Panie Przewodniczący, Szanowni Państwo! Mnie się zdaje, że w olbrzymiej większości punktów istnieje zgodna opinia<text:span text:style-name="T5162">.</text:span><text:s/>Ja chciałem poruszyć<text:span text:style-name="T5163">...</text:span><text:s/>jest jeden zasadniczy punkt, o którym pan profesor Żochowski wie i który zaraz poruszymy, zostawimy go osobno, bo on jest trudniejszy, a dla nas istotny.<text:s/><text:span text:style-name="T5164">A</text:span><text:s/>spróbujmy ustalić to co jest możliwe, zresztą większość jest tu możliwa.</text:p>
      <text:p text:style-name="P5165">Ja my<text:span text:style-name="T5166">ś</text:span>lę,<text:s/><text:span text:style-name="T5167">ż</text:span>e pierwsze trzy punkty jeżeli mogę w ten sposób iść nie budzą chyba wątpliwości<text:s/><text:span text:style-name="T5168">i</text:span><text:s/>były przyjęte<text:span text:style-name="T5169">.<text:s/></text:span>Ja starałem się rozumieć kolegów w czasie przerwy w jakim celu byłby wprowadzany ten egzamin państwowy dotyczący stażu podyplomowego. Muszę powiedzieć, że dla mnie i dla wielu z nas było to ni<text:span text:style-name="T5170">ez</text:span>r<text:span text:style-name="T5171">oz</text:span>umiałe<text:span text:style-name="T5172">.</text:span></text:p>
      <text:p text:style-name="P5173">Rozumiem, że intencje tych pr<text:span text:style-name="T5174">oj</text:span>ektodawców idą w tym kierunku, że ponieważ bę<text:span text:style-name="T5175">d</text:span>z<text:span text:style-name="T5176">i</text:span>e duża samodzielność uczelni, samorządność, wobec tego<text:s/><text:span text:style-name="T5177">i</text:span>stnieje niebezpieczeństwo, że studenci mogliby mieć pewne braki w sprawach zasadniczych np. w podstawowej opiece zdrowotnej, na której wszystkim nam tak zależy<text:span text:style-name="T5178">.</text:span></text:p>
      <text:p text:style-name="P5179"><text:span text:style-name="T5180">I</text:span><text:s/>w związku z tym przypuszczam, że jest to intencja, ja w tej ch<text:span text:style-name="T5181">wi</text:span>li już rozumiem intencje tego<text:span text:style-name="T5182">.</text:span><text:s/>Jednakowoż chciałbym zwrócić uwagę, że u bardzo wielu koleg<text:span text:style-name="T5183">ó</text:span>w naszych z czym ja już się spotkałem, zwłaszcza ze środowiska akademii medycznych będzie<text:s/><text:span text:style-name="T5184">t</text:span>o budziło wątpliwość, że się kwestionuje niejako egzaminy, które tam zdali, a ministerstwo wprowadza dodatkowe<text:span text:style-name="T5185">.</text:span><text:s/><text:span text:style-name="T5186">I</text:span><text:s/>czy nie byłoby dobrze ażeby j<text:span text:style-name="T5187">ed</text:span>nak to przedstawić bardziej w trybie n<text:span text:style-name="T5188">i</text:span>e zamykającym temu drogi, ale w trybie przyg<text:span text:style-name="T5189">ot</text:span>owawczym i nie tak kategorycznym i stworzenie tutaj możliwości oczywiście prz<text:span text:style-name="T5190">ed</text:span>yskutowania tego.</text:p>
      <text:p text:style-name="P5191">W związku z tym proponowałbym zamiast tej redak<text:span text:style-name="T5192">c</text:span>ji najłagodniej mówiąc zdecydowanej elementem kontroli itd. wprowadzi<text:span text:style-name="T5193">ć</text:span>, że dla realizacji tych celów przewiduje si<text:span text:style-name="T5194">ę</text:span><text:s/>przygotowanie projektu o egzaminie państwowym kończącym staż podyplomowy, czy to byłoby panie profesorze i szanowni państwo do przyjęcia?</text:p>
      <text:p text:style-name="P5195"><text:span text:style-name="T5196">J. Żochowski</text:span><text:span text:style-name="T5197">:</text:span></text:p>
      <text:p text:style-name="P5198">Tak jest. Czyli jak państwo proponują?</text:p>
      <text:p text:style-name="P5199"><text:span text:style-name="T5200">Prz</text:span><text:span text:style-name="T5201">ew</text:span><text:span text:style-name="T5202">odnic</text:span><text:span text:style-name="T5203">z</text:span><text:span text:style-name="T5204">ąc</text:span><text:span text:style-name="T5205">y</text:span><text:span text:style-name="T5206">:</text:span></text:p>
      <text:p text:style-name="P5207">Proponujemy w ten sposób. Ja rozumiem, że tu możemy dopisać konsultacje, ale my<text:span text:style-name="T5208">ś</text:span>lę, że to jest oczywiste, że dla realizacji tych celów przewiduje się przygotowanie projektu o egzaminie państwowym kończącym staż podyplomowy<text:s/><text:span text:style-name="T5209">-</text:span><text:s/>i można dodać - i poddaniu go konsultacji<text:span text:style-name="T5210">...</text:span></text:p>
      <text:p text:style-name="P5211">/Głos z sali: Nie, nie/.</text:p>
      <text:p text:style-name="P5212">Nie trzeba? Dobrz<text:span text:style-name="T5213">e.</text:span>.<text:span text:style-name="T5214">.</text:span><text:s/>Jeszcze raz przeczytam<text:s/>„dla realizacji tych celów przewiduje się przygotowanie projektu o egzaminie państwowym<text:span text:style-name="T5215">.</text:span>.<text:span text:style-name="T5216">.</text:span></text:p>
      <text:p text:style-name="P5217">/Głos z sali: Przygotowanie egzaminu, może?/.</text:p>
      <text:p text:style-name="P5218"><text:span text:style-name="T5219">S</text:span>łu<text:span text:style-name="T5220">sz</text:span>nie<text:span text:style-name="T5221">...</text:span><text:s/>egzaminu państwowego kończącego staż podyplomowy<text:span text:style-name="T5222">.</text:span></text:p>
      <text:soft-page-break/>
      <text:p text:style-name="P5223"><text:span text:style-name="T5224">M.</text:span><text:span text:style-name="T5225"><text:s/>Ed</text:span><text:span text:style-name="T5226">el</text:span><text:span text:style-name="T5227">man</text:span><text:span text:style-name="T5228">:</text:span></text:p>
      <text:p text:style-name="P5229">Ja praktycznie tego nie widzę, bo w każdym województwie kto to będzie robił, będzie wszystkich lekarzy po roku egzaminował jeszcze raz po roku stażu, ja<text:s/>n<text:span text:style-name="T5230">i</text:span>e mam ni<text:span text:style-name="T5231">c</text:span><text:s/>przeciwko temu, tylko w praktyce je<text:span text:style-name="T5232">s</text:span>t to rzecz trudna<text:span text:style-name="T5233">.</text:span></text:p>
      <text:p text:style-name="P5234"><text:span text:style-name="T5235">P</text:span><text:span text:style-name="T5236">rz</text:span><text:span text:style-name="T5237">ewodniczą</text:span><text:span text:style-name="T5238">c</text:span><text:span text:style-name="T5239">y</text:span><text:span text:style-name="T5240">:</text:span></text:p>
      <text:p text:style-name="P5241"><text:span text:style-name="T5242">R</text:span>ozumiem, że pan Szczeklik wyraził zdanie strony solidarnościowo-opozycyjn<text:span text:style-name="T5243">ej,</text:span><text:s/>strona ta przyjęła, w związku z tym.<text:span text:style-name="T5244">..</text:span></text:p>
      <text:p text:style-name="P5245"><text:span text:style-name="T5246">P</text:span><text:span text:style-name="T5247">. Boroń</text:span><text:span text:style-name="T5248">:</text:span></text:p>
      <text:p text:style-name="P5249">Ja się zgadzam z tym co mówił pan pr<text:span text:style-name="T5250">of</text:span>. Sz<text:span text:style-name="T5251">c</text:span>zeklik, mianowicie ja myśl<text:span text:style-name="T5252">ę</text:span>, że w zapisie, czy w projektach czy w uzasadnieniu jest to, że ustawa będzie stwarza<text:span text:style-name="T5253">ć<text:s/></text:span>pewne zróżnicowanie profilu nauczania poszcz<text:span text:style-name="T5254">egól</text:span>nych uczeln<text:span text:style-name="T5255">i<text:s/></text:span>w zależności od programu, ponieważ będzie sama decydować o programie<text:span text:style-name="T5256">.</text:span><text:s/>Nie mogą być różnice w wykształ<text:span text:style-name="T5257">c</text:span>eniu nawet ogólno- lekarskim powiedzmy Akademii Medycznej w Białymstoku, Krakowie<text:s/><text:span text:style-name="T5258">i</text:span>td<text:span text:style-name="T5259">.</text:span></text:p>
      <text:p text:style-name="P5260"><text:span text:style-name="T5261">W</text:span><text:s/>związku z tym ja si<text:span text:style-name="T5262">ę</text:span><text:s/>wypowiadam za egzaminem pań<text:span text:style-name="T5263">st</text:span>wowym, tylko budzi wątpliwość, dlaczego po roku stażu<text:span text:style-name="T5264">.</text:span><text:s/>Formalnie jest lekarzem absolwent, który do<text:span text:style-name="T5265">s</text:span>taje dyplom. Nie mówię o dalszych możliwościach kształcenia podyplomowego, ale może to nie jest takie istotne<text:span text:style-name="T5266">.</text:span></text:p>
      <text:p text:style-name="P5267">Natomiast ja tam po<text:span text:style-name="T5268">st</text:span>ulowałem, chciałem prosić pana prof. Żochowskiego o odczytanie jakimi to kryteriami... jakie kryterium kończący absolwent - on jest tam<text:s/><text:span text:style-name="T5269">sf</text:span>ormu<text:span text:style-name="T5270">ło</text:span>wany jako lekarz praktyk, czy coś takiego<text:span text:style-name="T5271">.</text:span><text:s/>Mój postulat szedł w takim kierunku, w tak<text:span text:style-name="T5272">i</text:span><text:s/>sposób, że dzisiaj powiedzmy kierunek rozwoju medycyny pod koniec XX<text:s/><text:span text:style-name="T5273">w</text:span>. musi uwzględniać myślenie lekarza, który kończy studia, jego reorientacje na profilaktyczne aspekty medycyny w jakiejś wersji chciałbym prosić o zasygnalizowanie tej orientacji czy tych celów, które ten absolwent powinien mieć. Ale w związku z tym ponieważ i program studiów powinien być w jakiejś wersji promocją takiego oczekiwanego efektu w formie, jak ja tam postulowałem, zakładu medycyny zapobiegawcz<text:span text:style-name="T5274">ej.</text:span></text:p>
      <text:p text:style-name="P5275">Dziękuję bardzo.</text:p>
      <text:p text:style-name="P5276"><text:span text:style-name="T5277">Przew</text:span><text:span text:style-name="T5278">od</text:span><text:span text:style-name="T5279">ni</text:span><text:span text:style-name="T5280">cz</text:span><text:span text:style-name="T5281">ący</text:span><text:span text:style-name="T5282">:</text:span></text:p>
      <text:p text:style-name="P5283">Czyli pan profesor skłaniałby się bardziej, jak widzę w kierunku egzaminu kwa<text:span text:style-name="T5284">lifi</text:span>kacyjnego na uzyskanie prawa wykonywania zawodu.</text:p>
      <text:p text:style-name="P5285"><text:span text:style-name="T5286">P</text:span><text:span text:style-name="T5287">.</text:span><text:span text:style-name="T5288"><text:s/>Broń</text:span><text:span text:style-name="T5289">:</text:span></text:p>
      <text:p text:style-name="P5290">Ja si<text:span text:style-name="T5291">ę</text:span><text:s/>wypowiadam tak<text:span text:style-name="T5292"><text:s/></text:span>sa<text:span text:style-name="T5293">m</text:span>o za egzaminem państwowym, tylko lokalizacja czasowa dla mnie nie jest uzasadniona<text:span text:style-name="T5294">.</text:span></text:p>
      <text:p text:style-name="P5295"><text:span text:style-name="T5296">A. Wojtczak</text:span><text:span text:style-name="T5297">:</text:span></text:p>
      <text:p text:style-name="P5298">Żeby zakończyć dyskusję nad tym. My i tak nie wyczerpiemy wszystkich zagadnień związanych z kształceniem. W tej chwili jest komisja, która się składa z profesorów z wszystkich uczelni medycznych i rozważa - i egzamin, i lokalizację nie ma szans wprowadzenia w życie ten egzamin prz<text:span text:style-name="T5299">ed</text:span><text:s/>upływem co najmniej 6 lat, dlatego że nie wolno zaskakiwać studentów. Czyli na początku trzeba ogłosić, że muszą się spodziewać na zakończenie takiego egzaminu, intencja jest taka, jak prof. Szczeklik powiedział.</text:p>
      <text:p text:style-name="P5300">Np<text:span text:style-name="T5301">.</text:span><text:s/>od przyszłego roku akademia krakowska wejdzie z programem,<text:s/><text:span text:style-name="T5302">t</text:span>ylko ramy otrzyma i chce ukierunkować kształcenie na profil lekarza ogólnego bardziej. Daj<text:span text:style-name="T5303">ę</text:span><text:s/>przykład takie są tendencje w Krakowie<text:span text:style-name="T5304">.</text:span><text:s/><text:soft-page-break/>Podobnie myślą inne uczelnie o innym profilowaniu<text:span text:style-name="T5305">.</text:span></text:p>
      <text:p text:style-name="P5306">Jeżeli mają otrzymać w tych szerokich ramach prawo do eksperym<text:span text:style-name="T5307">en</text:span>towania i prawo do zmian, do przesuwania i przedmiotów w ramach to musi być jakiś sprawdzian, który oceni nie tylko przygotowanie wiedzy, ale tak samo umiejętności zawodowe.</text:p>
      <text:p text:style-name="P5308">Ja bym proponował nie dyskutowa<text:span text:style-name="T5309">ć</text:span><text:s/>więcej, bo to i tak nauczyciele akademiccy muszą się wypowiedzieć.</text:p>
      <text:p text:style-name="P5310"><text:span text:style-name="T5311">Przewodniczący</text:span><text:span text:style-name="T5312">:</text:span></text:p>
      <text:p text:style-name="P5313">Panie profesorze w tym temacie jesz<text:span text:style-name="T5314">cz</text:span>e.</text:p>
      <text:p text:style-name="P5315"><text:span text:style-name="T5316">M</text:span><text:span text:style-name="T5317">.</text:span><text:span text:style-name="T5318"><text:s/>Kulerski</text:span><text:span text:style-name="T5319">:</text:span></text:p>
      <text:p text:style-name="P5320">Tak<text:span text:style-name="T5321">.</text:span><text:s/><text:span text:style-name="T5322">W</text:span><text:s/>tej sprawie optowałbym za zapisem dotyczącym konsultacji w<text:s/><text:span text:style-name="T5323">ś</text:span>rodowisku lekarskim, ponieważ bez tego zapisu jakby.<text:span text:style-name="T5324">..</text:span></text:p>
      <text:p text:style-name="P5325"><text:span text:style-name="T5326">Przew</text:span><text:span text:style-name="T5327">od</text:span><text:span text:style-name="T5328">n</text:span><text:span text:style-name="T5329">i</text:span><text:span text:style-name="T5330">c</text:span><text:span text:style-name="T5331">zą</text:span><text:span text:style-name="T5332">cy</text:span><text:span text:style-name="T5333">:</text:span></text:p>
      <text:p text:style-name="P5334">Nie róbmy tego zapisu..<text:span text:style-name="T5335">.</text:span></text:p>
      <text:p text:style-name="P5336"><text:span text:style-name="T5337">M</text:span><text:span text:style-name="T5338">. Kul</text:span><text:span text:style-name="T5339">er</text:span><text:span text:style-name="T5340">ski</text:span><text:span text:style-name="T5341">:</text:span></text:p>
      <text:p text:style-name="P5342">Przepraszam, ale to jednak w jakiś sposób obliguje do tego, żeby tą konsultację prz<text:span text:style-name="T5343">ep</text:span>rowadzić. Będą to robili ludzie, którzy jakby nie będą potem zagrożeni zdaniem tego egzaminu. Wydaje się, że jednak w miarę obiektywni.<text:s/><text:span text:style-name="T5344">A</text:span><text:s/>tak będzie to jednak projekt narzucony przez ministerstwo. Albo nie zajmujmy stanowiska tutaj i potraktujmy to jako sprawę ministerstwa albo chyba jednak problem konsultacji powinien zaistnieć.</text:p>
      <text:p text:style-name="P5345">Dziękuję.</text:p>
      <text:p text:style-name="P5346"><text:span text:style-name="T5347">A</text:span><text:span text:style-name="T5348">.</text:span><text:span text:style-name="T5349"><text:s/>Szczeklik</text:span><text:span text:style-name="T5350">:</text:span></text:p>
      <text:p text:style-name="P5351"><text:span text:style-name="T5352">J</text:span>a sądzę, że jesteśmy tutaj bardzo blisko zgody. I sądzę, że głos kolegi wyraża te pewne obawy, które b<text:span text:style-name="T5353">ę</text:span>d<text:span text:style-name="T5354">ą</text:span><text:s/>stale wracać. Nie obawiałbym się wpisania po konsultacji to jest i tak sześć lat, i tak będzie konsultowane, i zdaje si<text:span text:style-name="T5355">ę</text:span><text:s/>zaczyna być<text:s/><text:span text:style-name="T5356">ko</text:span>n<text:span text:style-name="T5357">sul</text:span>towane<text:span text:style-name="T5358">.</text:span></text:p>
      <text:p text:style-name="P5359"><text:span text:style-name="T5360">Przew</text:span><text:span text:style-name="T5361">od</text:span><text:span text:style-name="T5362">n</text:span><text:span text:style-name="T5363">i</text:span><text:span text:style-name="T5364">c</text:span><text:span text:style-name="T5365">zą</text:span><text:span text:style-name="T5366">c</text:span><text:span text:style-name="T5367">y</text:span><text:span text:style-name="T5368">:</text:span></text:p>
      <text:p text:style-name="P5369">Z uczelniami, bo z kim konsultować.</text:p>
      <text:p text:style-name="P5370"><text:span text:style-name="T5371">A. Szczeklik</text:span><text:span text:style-name="T5372">:</text:span></text:p>
      <text:p text:style-name="P5373">Jeżeli to ułatwi to wpiszmy po konsultacji w środowisku akademickim. Sądzę, że to jest psychologicznie uzasadnione powi<text:span text:style-name="T5374">ed</text:span>ziałbym w ten sposób.</text:p>
      <text:p text:style-name="P5375">Jeżeli jestem przy głosie, a przewodniczący pozwoli, rozumiem, że to byśmy przyjmowali, tylko chciałem prosić pana prof. Żochowskiego może w takim razie, bo rozumiem,<text:s/>że właściwie te punkty wszystkie myśmy je dyskutowali tu na przerwach, państwo pracowali wczoraj długo i owocnie<text:span text:style-name="T5376">.</text:span><text:s/>Koledzy studenci nanieśli te drobne, a istotne sprawy co do wojska, odczytaliśmy, gra.</text:p>
      <text:p text:style-name="P5377">Jest jeden punkt, który dla naszej strony<text:s/>„Solidarności<text:span text:style-name="T5378">”</text:span><text:s/>ma sprawę zasadniczą<text:span text:style-name="T5379">.</text:span><text:s/>Sprawa ingerencji politycznych w życie uczelni<text:span text:style-name="T5380">.</text:span><text:s/>Myśmy przedstawili to bardzo prosto i<text:s/>„kawę na ławę”, na kartce, którą daliśmy panu profesorowi Żochowskiemu i pan prof. Żochowski wiem ciężki miał owoc do zgryzienia i może przedstawi teraz jak tą propozy<text:span text:style-name="T5381">cj</text:span>ę...</text:p>
      <text:p text:style-name="P5382"><text:span text:style-name="T5383">J. Żochowski</text:span><text:span text:style-name="T5384">:</text:span></text:p>
      <text:p text:style-name="P5385">Ja tą kartkę na pewno zaraz znajdę panie profesorze, jest. Czy ja mam przeczytać państwa<text:s/><text:span text:style-name="T5386">st</text:span>anowisko?</text:p>
      <text:soft-page-break/>
      <text:p text:style-name="P5387"><text:span text:style-name="T5388">A. Szczeklik</text:span><text:span text:style-name="T5389">:</text:span></text:p>
      <text:p text:style-name="P5390">Tak.</text:p>
      <text:p text:style-name="P5391"><text:span text:style-name="T5392">J. Żochowski</text:span><text:span text:style-name="T5393">:</text:span></text:p>
      <text:p text:style-name="P5394">Pań<text:span text:style-name="T5395">st</text:span>wa propozycja jest taka.<text:s/>„Znies<text:span text:style-name="T5396">i</text:span>one zostały rekomendacje partyjne, opinie i wszelkie ingerencje partii politycznych w sprawy toku studiów, zatrudnienia absolwentów, awansów pomocniczych i samodzielnych pracowników nauki, obsady stanowisk kierowniczych, wyjazdów zagranicznych, a także wyboru władz uczelni”<text:span text:style-name="T5397">.</text:span><text:s/>Faktycznie jest to prosto przedstawiona propozycja. My mamy również prosto prz<text:span text:style-name="T5398">ed</text:span>stawioną własną propozycję jeżeli można, chciałem ją przeczytać.</text:p>
      <text:p text:style-name="P5399">„Podzespół do spraw Zdrowia uważa, że przy podejmowaniu decyzji wyboru władz uczelni, obsady stanowisk kierowniczych, awansów pomocniczych<text:s/><text:span text:style-name="T5400">i</text:span><text:s/>samodzielnych pracowników nauki mogą by<text:span text:style-name="T5401">ć</text:span><text:s/>brane pod uwagę jedynie kwalifikacje naukowe i zawodowe oraz postawa<text:s/><text:span text:style-name="T5402">etycz</text:span>no-m<text:span text:style-name="T5403">or</text:span>a<text:span text:style-name="T5404">ln</text:span>a kandydatów. Dobór kadry naukowej oraz kadry kierowniczej oraz zatrudnienia asystentów winno następować jedynie w drodze konkursu, w trybie ustalonym przez senat uczelni”<text:span text:style-name="T5405">.</text:span></text:p>
      <text:p text:style-name="P5406"><text:span text:style-name="T5407">A. Sz</text:span><text:span text:style-name="T5408">c</text:span><text:span text:style-name="T5409">zeklik</text:span><text:span text:style-name="T5410">:</text:span></text:p>
      <text:p text:style-name="P5411">Mówiąc zupełnie prosto to nas nie satysfakcjonuje, unikając tutaj wielkiej dyplomacji, a wiemy o co chodzi, my to znamy na co dzień, to wszystko już w tej chwili jest w zapisach i to sprawy nie załatwia<text:span text:style-name="T5412">.</text:span><text:s/>Nam chodzi o jasne powiedzenie, naprawdę nie chcielibyśmy tu używać żadnych słów drastycznych i dlatego tu proszę bardzo o pomoc kolegów z drugiej strony stołu<text:span text:style-name="T5413">.</text:span><text:s/>To nie ma być jedna partia, to może być powiedziane czynnik polityczny, nie wiem jak panowie by proponowali to. Ale gdzieś o to nam chodzi<text:span text:style-name="T5414">.<text:s/></text:span>Dlatego, że sen<text:span text:style-name="T5415">at</text:span>y są, i sekretarz, który ma listę i mówi, że ich nie przyjmuje to nie mówi nigdy przecież, dlatego że są siły polityczne, tylko mówi, że politycznie są słabi czy coś takiego. To si<text:span text:style-name="T5416">ę</text:span><text:s/>tak odbywa<text:span text:style-name="T5417">.</text:span><text:s/>My dlatego za tym optujemy. Nie chcielibyśmy tego rozmyć<text:span text:style-name="T5418">.</text:span><text:s/>Bo to j<text:span text:style-name="T5419">es</text:span>t dla nas sprawa rzeczywiście bardzo ważna.</text:p>
      <text:p text:style-name="P5420"><text:span text:style-name="T5421">J</text:span><text:span text:style-name="T5422">.</text:span><text:span text:style-name="T5423"><text:s/>Żochowski</text:span><text:span text:style-name="T5424">:</text:span></text:p>
      <text:p text:style-name="P5425">Niektóre z tych praw są to prawa niepisane, które funkcjonują w naszych uczelniach i w naszym społeczeństwie może do chwili obecnej w niektórych oczywiście. Ale są to prawa niepisane<text:span text:style-name="T5426">.</text:span><text:s/><text:span text:style-name="T5427">I</text:span><text:s/>my nie bardzo możemy występować o likwidowanie praw niepisanych. Znaczy jest to tylko kwestia - dlaczego te prawa niepisane, w tej czy w innej uczelni funkcjonują<text:span text:style-name="T5428">.</text:span><text:s/>I to jest moja wątpliwość.</text:p>
      <text:p text:style-name="P5429"><text:span text:style-name="T5430">M</text:span><text:span text:style-name="T5431">.</text:span><text:span text:style-name="T5432"><text:s/>Edelman</text:span>:</text:p>
      <text:p text:style-name="P5433">Panie profesorze nie jest tak, albowiem prz<text:span text:style-name="T5434">edst</text:span>awiciel partii jest oficjalnie członkiem senatu<text:span text:style-name="T5435">.</text:span></text:p>
      <text:p text:style-name="P5436">/Głos z sali: nie słychać/.</text:p>
      <text:p text:style-name="P5437">A no właśnie<text:span text:style-name="T5438">...</text:span></text:p>
      <text:p text:style-name="P5439">/Głos z sali: Jednym głosem/.</text:p>
      <text:p text:style-name="P5440"><text:span text:style-name="T5441">L. Wdowiak</text:span><text:span text:style-name="T5442">:</text:span></text:p>
      <text:p text:style-name="P5443">Prz<text:span text:style-name="T5444">edst</text:span>awici<text:span text:style-name="T5445">el</text:span>e wszystkich partii, organizacji studenckich, wszystkich związków zawodowych, które będą istniały czyli w skali uczelni np<text:span text:style-name="T5446">.</text:span><text:s/>w naszej na 33 osoby 4 osoby to są czynniki powiedzmy sobie społeczno-pol<text:span text:style-name="T5447">it</text:span>yczne<text:span text:style-name="T5448">.</text:span><text:s/>W tajnym głosowaniu, które dotyczy każdej sprawy personalnej pracownika Akademii M<text:span text:style-name="T5449">ed</text:span>ycznej nie mają żadn<text:span text:style-name="T5450">eg</text:span>o znaczenia<text:span text:style-name="T5451">...</text:span></text:p>
      <text:p text:style-name="P5452"><text:span text:style-name="T5453">M. Ed</text:span><text:span text:style-name="T5454">el</text:span><text:span text:style-name="T5455">man</text:span><text:span text:style-name="T5456">:</text:span></text:p>
      <text:p text:style-name="P5457"><text:span text:style-name="T5458">Sz</text:span>ereg ważnych rektorów jednym słowem<text:span text:style-name="T5459">...</text:span></text:p>
      <text:soft-page-break/>
      <text:p text:style-name="P5460"><text:span text:style-name="T5461">L. Wdowiak</text:span><text:span text:style-name="T5462">:</text:span></text:p>
      <text:p text:style-name="P5463"><text:span text:style-name="T5464">Ta</text:span>k i to jest prawda<text:span text:style-name="T5465">..</text:span>.</text:p>
      <text:p text:style-name="P5466"><text:span text:style-name="T5467">M</text:span><text:span text:style-name="T5468">.</text:span><text:span text:style-name="T5469"><text:s/>Kulerski</text:span><text:span text:style-name="T5470">:</text:span></text:p>
      <text:p text:style-name="P5471"><text:span text:style-name="T5472">Proszę</text:span><text:s/>pa<text:span text:style-name="T5473">ń</text:span>stwa nie jest to takie proste, dlatego że tak si<text:span text:style-name="T5474">ę</text:span><text:s/>łatwo układa zwyczajne głosowanie<text:span text:style-name="T5475">.</text:span><text:s/>W<text:s/>Senacie są rzeczywiście prz<text:span text:style-name="T5476">edst</text:span>awiciele związków zawodowych,<text:s/>pomijam<text:s/>[brak tekstu]<text:s/>prz<text:span text:style-name="T5477">edst</text:span>awici<text:span text:style-name="T5478">el</text:span><text:span text:style-name="T5479">i</text:span><text:s/>OPZZ, ale to pomijam, bo mam<text:s/>nadzieję, że to się zmieni<text:span text:style-name="T5480">.</text:span></text:p>
      <text:p text:style-name="P5481">Ale proszę państwa jest prz<text:span text:style-name="T5482">edst</text:span>awici<text:span text:style-name="T5483">el</text:span><text:s/>tak jak mówię PZPR<text:span text:style-name="T5484">;</text:span><text:s/>SD, ZSL, ZSMP<text:span text:style-name="T5485">.</text:span><text:s/>Pomijam organizacje związkowe, które możemy mieć nadzieję, że będą w jakichś równych proporcjach<text:span text:style-name="T5486">.</text:span><text:bookmark-start text:name="bookmark0"/><text:span text:style-name="T5487">..</text:span><text:bookmark-end text:name="bookmark0"/></text:p>
      <text:p text:style-name="P5488">/Głos z sali: No będzie NZS/.</text:p>
      <text:p text:style-name="P5489"><text:span text:style-name="T5490">J</text:span>a mówię o ZSMP, nie o ZSP<text:span text:style-name="T5491">..</text:span>. Proszę,<text:span text:style-name="T5492"><text:s/></text:span>ale nie należy zapominać, że oficjalnego przedstawiciela Komitetu Uczelnianego PZPR w sposób ewidentny, dyscyplinuje oczywiście<text:span text:style-name="T5493"><text:s/></text:span>nie pisemnie, ale jego wypowiedź na forum senatu jest mniejszym a bardzo często w bardzo poważnym wpływie na taką czy inną opcję, jaką zajmują inni członkowie senatu, którzy są członkami partii<text:span text:style-name="T5494">.</text:span><text:s/>Więc nie jest to tak prosto, że to są tylko 1, 2 czy 3, 4 głosy<text:span text:style-name="T5495">.</text:span><text:s/>To jest ewidentna ingeren<text:span text:style-name="T5496">cj</text:span>a typu politycznego funk<text:span text:style-name="T5497">cj</text:span>onowania samorządnego, jakim być powinien organizmu<text:span text:style-name="T5498">.</text:span><text:s/>Nie chodzi o to, ż<text:span text:style-name="T5499">e</text:span><text:s/>inni pr<text:span text:style-name="T5500">of</text:span>esorowie są członkami partii, nie są z SD czy czego innego, to jest zupełnie inny problem, natomiast wypowiedź oficjalnego delegata komitetu uczelnianego zdecydowanie - ja to obserwowałem bardzo wyraźnie - zdyscyplinuje innych członków partii<text:span text:style-name="T5501">.</text:span>.<text:span text:style-name="T5502">.</text:span><text:s/>Obowiązuje dyscyplina partyjna, zgadzam się<text:span text:style-name="T5503">.</text:span></text:p>
      <text:p text:style-name="P5504">Dziękuję<text:span text:style-name="T5505">.</text:span></text:p>
      <text:p text:style-name="P5506"><text:span text:style-name="T5507">J</text:span><text:span text:style-name="T5508">.</text:span><text:span text:style-name="T5509"><text:s/>Żochowsk</text:span><text:span text:style-name="T5510">i</text:span><text:span text:style-name="T5511">:</text:span></text:p>
      <text:p text:style-name="P5512">Czy ja do tego mogę jedno zdanie?</text:p>
      <text:p text:style-name="P5513"><text:span text:style-name="T5514">Przewodni</text:span><text:span text:style-name="T5515">c</text:span><text:span text:style-name="T5516">zący</text:span><text:span text:style-name="T5517">:</text:span></text:p>
      <text:p text:style-name="P5518">Pro<text:span text:style-name="T5519">szę</text:span><text:s/>bardzo.</text:p>
      <text:p text:style-name="P5520"><text:span text:style-name="T5521">J.</text:span><text:span text:style-name="T5522"><text:s/>Żo</text:span><text:span text:style-name="T5523">ch</text:span><text:span text:style-name="T5524">owski</text:span><text:span text:style-name="T5525">:</text:span></text:p>
      <text:p text:style-name="P5526">Przy tym zapisie, który tutaj zaproponowaliśmy państwu to ja widzę po wypowiedzi pana doktora, widzę dwie możliwości<text:span text:style-name="T5527">.</text:span><text:s/>Albo wycofać z senatu wszystkie osoby, które nie są związane z organiza<text:span text:style-name="T5528">cj</text:span>ami społecznymi, z organizacjami studenckimi i zawodowymi, albo niektórym zabronić zabiera<text:span text:style-name="T5529">ć</text:span><text:s/>głos<text:span text:style-name="T5530">.</text:span></text:p>
      <text:p text:style-name="P5531"><text:span text:style-name="T5532">Z. Kuratowska</text:span><text:span text:style-name="T5533">:</text:span></text:p>
      <text:p text:style-name="P5534">Ja uważam, że to jest właściwie postawienie sprawy<text:span text:style-name="T5535">.</text:span><text:s/>O<text:span text:style-name="T5536">c</text:span>zywiście powinni być dopuszczeni przedstawiciele przede wszystkim studenckich organizacji, jednym słowem tych organizacji, które biorą udział w życiu uczelni tak czy owak<text:span text:style-name="T5537">.</text:span><text:s/><text:span text:style-name="T5538">W</text:span><text:s/>ogóle nie w tym rzecz, bo nigdy ci prz<text:span text:style-name="T5539">ed</text:span>stawiciele w senacie czy w radzie wydziału nie będą mieli większości, przecież nie o tą formalną większość tutaj chodzi<text:span text:style-name="T5540">.</text:span></text:p>
      <text:p text:style-name="P5541">Jeżeli panowie siedzący<text:s/>naprzeciwko<text:s/>lubią mówić o tym, że naprawdę to te rekomendacje partyjne i nomenklatura nie ma w ogóle wpływu, w ogóle nie działają<text:span text:style-name="T5542">.</text:span></text:p>
      <text:p text:style-name="P5543">/Głos z sali: Teraz/.</text:p>
      <text:p text:style-name="P5544">Właśnie teraz<text:span text:style-name="T5545">.</text:span><text:s/>Bardzo bym się cieszyła, bo tak rzeczywiście było. Ale działały bardzo długo.<text:s/><text:span text:style-name="T5546">I</text:span><text:s/>wobec tego w gronach rad wydziałów, w senatach my mamy<text:s/>po prostu bardzo dużo lud<text:span text:style-name="T5547">z</text:span>i, którzy są z tego klu<text:span text:style-name="T5548">c</text:span>za normalnymi profesorami, nie są żadnymi prz<text:span text:style-name="T5549">edst</text:span>awici<text:span text:style-name="T5550">el</text:span>ami PZPR, naw<text:span text:style-name="T5551">e</text:span>t mogą n<text:span text:style-name="T5552">i</text:span>e być członkiem partii czy Stronnictwa Demokratycznego, czy czegokolwiek innego. Tylko po prostu są posłuszni. Ja będę<text:s/><text:soft-page-break/>używa<text:span text:style-name="T5553">ć</text:span><text:s/>słów takich. Jak to jest. W komisjach, ja pracuję w uczelni, która to jest ni to uczelnią, ni to czymś tam innym<text:span text:style-name="T5554">,</text:span><text:s/>zupełnie na zasadach idiotycznych zorganizowana czyli Centrum Medyczne Kształcenia Podyplomowego i m.in. jest komisja, pomijam, że mieliśmy wybranego rektora w czasie<text:s/>„Solidarności”<text:s/>teraz mamy dyrektora mianowanego i nie zanosi się na to żebyśmy mieli mieć wybory. Ale poza radą naukową, bo tak to się u nas nazywa, bardzo liczną, w której jest ogromnie dużo ludzi z klucza, są komisje do różny<text:span text:style-name="T5555">c</text:span>h spraw, M<text:span text:style-name="T5556">.</text:span>in. tzw<text:span text:style-name="T5557">.</text:span><text:s/>komisja do<text:s/><text:span text:style-name="T5558">r</text:span>ozw<text:span text:style-name="T5559">oj</text:span>u kadry naukowej<text:span text:style-name="T5560">.</text:span><text:s/>Przecież do tej komisji po pierwsze dobierani są ludzie - my ich nie wybieramy, oni są mianowani, są dobierani dosyć specjalnie, według bardzo określonego klucza, po drugie wchodzi tam też oficjalny prz<text:span text:style-name="T5561">edst</text:span>awici<text:span text:style-name="T5562">el</text:span><text:s/>partii politycznej. I wiemy, że tam decyzje, oczywiście nie w każdym przypadku, bo nie każdy przypadek w ogóle nasuwa ludziom związanym z jakąś orientacją polityczną, jakieś tam wątpliwości, ale w bardzo wielu są to decyzje polityczne<text:span text:style-name="T5563">.</text:span></text:p>
      <text:p text:style-name="P5564">My ostatnio przeżywaliśmy sprawę zwolnienia kogoś pod pretekstem pewnym, ale z przyczyn zupełnie politycznych nauczyciela akademicki<text:span text:style-name="T5565">eg</text:span>o. I o to nam chodzi, ażeby raz to powiedzieć jasno i dlatego skądinąd bardzo słuszne sformułowanie, które przedstawił pan prof.<text:s/><text:span text:style-name="T5566">Żochowski</text:span><text:s/>nas nie może saty<text:span text:style-name="T5567">sf</text:span>ak<text:span text:style-name="T5568">cj</text:span>onować<text:span text:style-name="T5569">.</text:span><text:s/>My musimy powiedzieć sobie prawdę do końca.</text:p>
      <text:p text:style-name="P5570">Jeżeli państwo nie mogą tego przyjąć, zaakceptować z różnych przyczyn<text:s/><text:span text:style-name="T5571">i</text:span><text:s/>z przyczyn różnych uwarunkować wśród których każdy żyje, to wobec tego ten punkt będzie takim protokołem rozbieżności czyli po prostu będzie stanowiskiem naszej strony<text:span text:style-name="T5572">.</text:span></text:p>
      <text:p text:style-name="P5573">Ale w tym<text:s/><text:span text:style-name="T5574">sf</text:span>ormułowan<text:span text:style-name="T5575">iu</text:span>, a nie w tym sformułowaniu ja i tak mogę powiedzieć zupełnie swoje osobiste zdanie, nie kryję się z tym, że przyjęte przez nas poprzednio stanowisko również w podobnej sprawie, tylko nie dotyczącej uczelni ranie nie zadawala, bo ja nie lubię eufemistycznych określeń<text:span text:style-name="T5576">.<text:s/></text:span>Za długo żyję w tym kraju, w którym s<text:span text:style-name="T5577">i</text:span>ę takich określeń używa i później wychodzi z tego coś zupełnie innego<text:span text:style-name="T5578">.</text:span></text:p>
      <text:p text:style-name="P5579">Przy<text:span text:style-name="T5580">j</text:span>ęłam jako kompromis<text:span text:style-name="T5581">.</text:span><text:s/>Ponieważ w końcu debatujemy tu po to, żeby znajdować w różnych sprawach<text:s/><text:span text:style-name="T5582">r</text:span>óżne kompromisy. Niekoniecznie muszę się z tego kompromisu cieszyć, ale w tym wypadku właśnie uczelni, to uważam, że w żadnym wypadku na ten kompromis nie możemy pójść i że nasze stanowisko jest takie jeżeli państwo tego nie akceptują, właściwie pań<text:span text:style-name="T5583">st</text:span>wo nie idą na ten kompromis to przyjmujemy to jako nasze oddzielne stanowisko w załączniku tylko stanowisko naszej strony.</text:p>
      <text:p text:style-name="P5584"><text:span text:style-name="T5585">Przewodniczący</text:span><text:span text:style-name="T5586">:</text:span></text:p>
      <text:p text:style-name="P5587"><text:span text:style-name="T5588">J</text:span>eż<text:span text:style-name="T5589">el</text:span>i można, bo tu prz<text:span text:style-name="T5590">ed</text:span>stawiciel NZS-u się dopomina<text:span text:style-name="T5591">...</text:span></text:p>
      <text:p text:style-name="P5592"><text:span text:style-name="T5593">Ob.</text:span><text:span text:style-name="T5594"><text:s text:c="23"/></text:span>:</text:p>
      <text:p text:style-name="P5595"><text:span text:style-name="T5596">J</text:span>a również chciałem podać przykład dość myślę, że znaczący, jak wygląda w tej chwili ingerencja czynników politycznych w życie wewn<text:span text:style-name="T5597">ęt</text:span>rzne uczelni i samorządność uczelni.</text:p>
      <text:p text:style-name="P5598">Na Akademii Medycznej w Warszawie, bo jestem reprezentantem tej akademii, to wiem jako rzecz pewną po<text:s/>wizycie<text:s/><text:span text:style-name="T5599">w</text:span><text:s/>komitecie uczelnianym partii, ta komórka jest komórką służby bezpieczeństwa na terenie uczelni<text:span text:style-name="T5600">.</text:span><text:s/>I w momen<text:span text:style-name="T5601">c</text:span>ie kiedy NZS Akademii Medycznej w Warszawie ujawnił się, wszystkie nasze plakaty, informacje wieszane za zgodą rektora bez cofnięcia jego zgody były zdejmowane po interwencji<text:s/><text:span text:style-name="T5602">I</text:span><text:s/>sekretarza komitetu uczelnianego partii<text:span text:style-name="T5603">.</text:span><text:s/>Ewentualnie panie, które był<text:span text:style-name="T5604">y...</text:span><text:s/>które udostępniały nam klucz do gabloty samorządu były wzywane nie do rektora, tylko na bardzo nieprzyjemne rozmowy do komitetu u<text:span text:style-name="T5605">c</text:span>zelnianego. I tak wygląda właśnie ing<text:span text:style-name="T5606">er</text:span>encja w sprawy wewn<text:span text:style-name="T5607">ęt</text:span>rzne uczelni.</text:p>
      <text:p text:style-name="P5608">Rektor był wzywany przez czynniki polityczne i zwracano mu uwagę, w jakim kierunku może prowadzi<text:span text:style-name="T5609">ć</text:span><text:s/><text:soft-page-break/>z nami rozmowy i na co może<text:s/><text:span text:style-name="T5610">s</text:span>ię zgadzać, na co nie. Doszło do tego<text:span text:style-name="T5611">,</text:span><text:s/>że rozmowa prz<text:span text:style-name="T5612">ep</text:span>rowadzona w piątek została absolutnie odwołana w poni<text:span text:style-name="T5613">ed</text:span>ziałek. Tre<text:span text:style-name="T5614">ś</text:span>ć tej rozmowy była zupełnie już nieaktualna, zmieniona, po kilku telefonach Ministerstwa Spraw Wewn<text:span text:style-name="T5615">ęt</text:span>rznych. Tak właśnie wygląda w tej chwili samorządność i autonomia ucz<text:span text:style-name="T5616">el</text:span>ni<text:span text:style-name="T5617">.</text:span></text:p>
      <text:p text:style-name="P5618">My również chcielibyśmy, żeby sformułowania w tym punkcie były dość jasne i precyzyjne.</text:p>
      <text:p text:style-name="P5619">Dziękuję bardzo.</text:p>
      <text:p text:style-name="P5620"><text:span text:style-name="T5621">Przewodni</text:span><text:span text:style-name="T5622">c</text:span><text:span text:style-name="T5623">zący</text:span><text:span text:style-name="T5624">:</text:span></text:p>
      <text:p text:style-name="P5625">Dziękuję bardzo<text:span text:style-name="T5626">.</text:span><text:s/>Pan pro<text:span text:style-name="T5627">f</text:span>. Wojtczak<text:span text:style-name="T5628">.</text:span></text:p>
      <text:p text:style-name="P5629"><text:span text:style-name="T5630">A</text:span><text:span text:style-name="T5631">.</text:span><text:span text:style-name="T5632"><text:s/>Wo</text:span><text:span text:style-name="T5633">jt</text:span><text:span text:style-name="T5634">czak</text:span><text:span text:style-name="T5635">:</text:span></text:p>
      <text:p text:style-name="P5636"><text:span text:style-name="T5637">J</text:span><text:span text:style-name="T5638">a</text:span><text:s/>może troszkę pragmatycznie. Proszę<text:span text:style-name="T5639"><text:s/></text:span>państwa równocześnie obraduje zespół, który już kończy prace i on doszedł do tych sformułowań, bo on przygotowuje i nową ustawę, ja my<text:span text:style-name="T5640">śl</text:span>ę o Zespole Oświaty i Szkolnictwa Wyższego, i tam te sprawy były bardzo szeroko dyskutowane, tym bardziej, że<text:s/><text:span text:style-name="T5641">p</text:span>roblem składu senatu, problem funk<text:span text:style-name="T5642">cj</text:span>onowania uczelni wyższej będzie zadecydowany na tamtym<text:s/>„stoliku”<text:span text:style-name="T5643">.</text:span><text:s/>„Stolik”<text:s/>nasz mówi o kierunkach kształcenia medycznego, my jesteśmy częścią ustawy o szkolnictwie wyższym<text:span text:style-name="T5644">.</text:span><text:s/>Możemy... tutaj mam dwie propozycje albo faktycznie zobaczyć, jak rozwiązują te sprawy, czy nas to zadawala czy nie, tamte sformułowania bo ja wiem, że to co słyszałem zresztą wczoraj w telewizji...</text:p>
      <text:p text:style-name="P5645">/Głos z sali: nie słycha<text:span text:style-name="T5646">ć</text:span>/.</text:p>
      <text:p text:style-name="P5647">Nie, szkół wyższych. Przecież to są szkoły wyższe, edukacji narodowej, szkoły wyższe. I wtedy może ta cała nasza dyskusja tutaj będzie b<text:span text:style-name="T5648">ez</text:span>prz<text:span text:style-name="T5649">ed</text:span>mi<text:span text:style-name="T5650">oto</text:span>wa, bo tam jest już zapis, który decyduje i który jest uzgodniony przez wszystkie strony, i decyduje -<text:s/><text:span text:style-name="T5651">i</text:span><text:s/>o składzie<text:s/><text:span text:style-name="T5652">s</text:span>enatu, i<text:s/><text:span text:style-name="T5653">t</text:span>ych mechanizmach funkc<text:span text:style-name="T5654">jo</text:span>nujących.</text:p>
      <text:p text:style-name="P5655">Dlatego proponowałbym, żeby<text:span text:style-name="T5656">..</text:span>. ja powiem szczerze, mnie odpowiada ten zapis, ale brak mi tego co prof. Boroń powiedział o nastawieniu troszeczkę profilaktycznym tak samo, promocyjnym kształcenia. Tylko ja wiem, że to są drobiazgi i dlatego nie chcę wprowadza<text:span text:style-name="T5657">ć.</text:span></text:p>
      <text:p text:style-name="P5658">A tu się obawiam, że będziemy znowu prowadzili znowu bardzo długą dyskusję, a tam już prawdopodobnie już jest komunikat czy stanowisko końcowe.</text:p>
      <text:p text:style-name="P5659">Czyli może byśmy stwierdzili, jakie tam są ustalenia i zapis, który nam rozwiązuje sprawy, bo my jesteśmy częścią systemu szkolnictwa wyższego i my nie stanowimy tego.</text:p>
      <text:p text:style-name="P5660"><text:span text:style-name="T5661">Przewodnicząc</text:span><text:span text:style-name="T5662">y</text:span><text:span text:style-name="T5663">:</text:span></text:p>
      <text:p text:style-name="P5664">Na wtorek można proponować przeniesienie tego<text:span text:style-name="T5665">.</text:span>.<text:span text:style-name="T5666">.</text:span></text:p>
      <text:p text:style-name="P5667"><text:span text:style-name="T5668">A. Wojtczak</text:span><text:span text:style-name="T5669">:</text:span></text:p>
      <text:p text:style-name="P5670"><text:span text:style-name="T5671">P</text:span>roszę bardzo.</text:p>
      <text:p text:style-name="P5672"><text:span text:style-name="T5673">M.</text:span><text:span text:style-name="T5674"><text:s/>Edelman</text:span>:</text:p>
      <text:p text:style-name="P5675"><text:span text:style-name="T5676">J</text:span>ak by to nie był<text:s/>„okrągły stół”<text:s/>tylko<text:s/>jak byśmy się spotkali tak prywatnie wszyscy, to bym powiedział, że państwo są zdyscyplinowani, ale nie w stosunku do sprawy rządowej, tylko w stosunku do partii<text:span text:style-name="T5677">.</text:span><text:s/>Bo<text:s/><text:span text:style-name="T5678">c</text:span>ała sprawa oczywiście dotyczy spraw partyjnych i to jest, jak państwo widzą również ingerencja partii w tym<text:span text:style-name="T5679">.</text:span><text:s/>Ja wiem, że tak jest i dlatego państwo mogą powiedzieć, że nie chcą tego zapisu. Ja rozumiem, ja to rozumiem z punktu widzenia partyjnego, ja to świetnie rozumiem, bo to jest pewna władza nad uczelniami, nad akademiami medycznymi, dobór ludzi, zależność tych ludzi potem od partii itd<text:span text:style-name="T5680">.</text:span><text:s/>Ja to świetnie rozumiem<text:span text:style-name="T5681">.</text:span></text:p>
      <text:soft-page-break/>
      <text:p text:style-name="P5682">Ale trzeba powiedzieć to jasn<text:span text:style-name="T5683">o</text:span>. My to mówimy jasno, bo my mówimy jasno z praktyki, a owijanie tych słów w bawełnę nic nie da. Dlatego ja proponuję, tak jak pan min<text:span text:style-name="T5684">.</text:span><text:s/>Wojtczak, żeby dziś przerwać tą dyskusję. Jeżeli będzie zapis, który będzie nam odpowiadał ze<text:s/>„stolika”<text:s/>oświatowego to proszę bardzo. Jeżeli nie - pójdziemy w rozbieżność. Dobrze<text:span text:style-name="T5685">.</text:span></text:p>
      <text:p text:style-name="P5686">/Głos z sali<text:span text:style-name="T5687">:</text:span><text:s/>Albo w zbieżność/.</text:p>
      <text:p text:style-name="P5688">Albo w zbieżności<text:span text:style-name="T5689">.</text:span></text:p>
      <text:p text:style-name="P5690"><text:span text:style-name="T5691">Przew</text:span><text:span text:style-name="T5692">o</text:span><text:span text:style-name="T5693">dniczący</text:span><text:span text:style-name="T5694">:</text:span></text:p>
      <text:p text:style-name="P5695">Czyli rozumiem, że ten punkt przenosimy na wtorek. Natomiast czy do<text:s/><text:span text:style-name="T5696">st</text:span>anowiska<text:span text:style-name="T5697">...</text:span></text:p>
      <text:p text:style-name="P5698">/Głos z sali: Czy można?/.</text:p>
      <text:p text:style-name="P5699">My już przenieśliśmy na wtorek panie profesorze, bo wrócimy z dyskusją<text:span text:style-name="T5700">.</text:span><text:s/>Pan prof. Boroń jeszcze do tej częśc<text:span text:style-name="T5701">i</text:span>.</text:p>
      <text:p text:style-name="P5702"><text:span text:style-name="T5703">P. Boroń</text:span><text:span text:style-name="T5704">:</text:span></text:p>
      <text:p text:style-name="P5705">Proszę państwa ja my<text:span text:style-name="T5706">ś</text:span>lę,<text:s/><text:span text:style-name="T5707">że</text:span><text:s/>to co mów<text:span text:style-name="T5708">i</text:span>ł pan prof. Wojtczak, trzymajmy s<text:span text:style-name="T5709">i</text:span>ę pewnej sytuacji prawnej, niezależnie od zaszłości i różnych tych wrażeń, które państwo macie. Co ja chcę przez to powiedzieć?</text:p>
      <text:p text:style-name="P5710">Tam był zapis, który powinien by<text:span text:style-name="T5711">ć</text:span><text:s/>innym zapisem, a mianowicie zgodnie z ustawą o szkolnictwie wyższym<text:span text:style-name="T5712">.</text:span><text:s/>To jest jedna sprawa<text:span text:style-name="T5713">.</text:span></text:p>
      <text:p text:style-name="P5714"><text:span text:style-name="T5715">I</text:span><text:s/>druga sprawa to co jest tam sformułowane. Moim zdaniem rejestruje generalny trend w gospodarce narodowej, konkurs w stowarzyszeniach, wybory w trybie demokratycznym. Ale takie są założenia. Natomiast wszystkie odczucia, które tutaj państwo prezentują, ja miałem zresztą okazję wymieni<text:span text:style-name="T5716">ć<text:s/></text:span>parę poglądów z prof. Szczeklikiem, jedna uczelnia i to co tu kolega powiedział bardziej ma doświadczenia smutne, że ktoś tam zadecydował w imieniu czyimś, i w strukturach dotychczasowych uczelni jest faktem, że w niektórych komisjach i gremiach rzeczywiście ten układ kluczowy jest jeszcze<text:s/><text:span text:style-name="T5717">i</text:span><text:s/>odgrywał przynajmniej do dzisiaj czy wcześniej taką rolę. Natomiast jest to proces. I są już uczelnie, gdzie to odchodzenie od definitywnych kryteriów typu opinii politycznych, preferencji czy nomenklaturowych on jeszcze ma takie powiedziałbym nie chcę powiedzieć pokoleniowe zaszłości, ale na pewno jeszcze rzutuje na atmosferę i to co państwo tutaj... dla mnie osobiście jest to sprawa, jako profesora wyższej uczelni, i byłego rektora bardzo przykra. I sądzę, że sam mam takie odczucia, że w wielu wypadkach w interpr<text:span text:style-name="T5718">et</text:span>a<text:span text:style-name="T5719">cj</text:span>ach statutowych powi<text:span text:style-name="T5720">ed</text:span>ziałbym uprawnień tego, kto reprezentuje dan<text:span text:style-name="T5721">ą</text:span><text:s/>organizację polityczną nie zawsze jest zgodna z koniecznością prezentowania linii tejże organizacji. I stąd mogą być takie np. prz<text:span text:style-name="T5722">ed</text:span>stawione sprawy<text:span text:style-name="T5723">.</text:span></text:p>
      <text:p text:style-name="P5724">W związku z tym ja prezentuję pogląd, że... sugeruję, żebyśmy się trzymali tego porządku prawnego, który już dzisiaj jest, a który będzie w ustawie dotyczący - nie wiem<text:s/>jakie będą kryteria w stosunku do samego wyboru rektora, ale przypuszczam, że będzie też wybór jakiś taki, prawda?</text:p>
      <text:p text:style-name="P5725">Natomiast na pewno konkurs, kwalifikacje fachowe, moralnoś<text:span text:style-name="T5726">ć</text:span><text:s/>i ewentualnie jakieś predyspozy<text:span text:style-name="T5727">cj</text:span>e do zadań fachowych<text:span text:style-name="T5728">.</text:span></text:p>
      <text:p text:style-name="P5729">Dziękuję bardzo<text:span text:style-name="T5730">.</text:span></text:p>
      <text:p text:style-name="P5731"><text:span text:style-name="T5732">Przewodniczący</text:span><text:span text:style-name="T5733">:</text:span></text:p>
      <text:p text:style-name="P5734">Dziękuję bardzo<text:span text:style-name="T5735">.</text:span><text:s/>Panie profesorze jeszcze do t<text:span text:style-name="T5736">e</text:span>go punktu?</text:p>
      <text:p text:style-name="P5737"><text:span text:style-name="T5738">A.</text:span><text:span text:style-name="T5739"><text:s/>Szczeklik</text:span><text:span text:style-name="T5740">:</text:span></text:p>
      <text:p text:style-name="P5741">Ja mówiłem, że to będzie problem i zdawałem sobie sprawę, że będzie na<text:span text:style-name="T5742">jt</text:span>rudni<text:span text:style-name="T5743">ejs</text:span>zy i ja oczywiście<text:s/><text:soft-page-break/>podporządkowuję się temu co państwo proponują, aż<text:span text:style-name="T5744">e</text:span>by to zostawić do<text:s/><text:span text:style-name="T5745">wt</text:span>orku<text:span text:style-name="T5746">.</text:span></text:p>
      <text:p text:style-name="P5747">Chc<text:span text:style-name="T5748">ę</text:span><text:s/>tylko powiedzieć jasno, że przy całym szacunku i sympatii, jaką mam dla wszystkich naszych rozmówców to jest jasne chowanie głowy w piasek<text:span text:style-name="T5749">.</text:span><text:s/>Nie mogą takich spraw - które są zasadnicze dla życia tego kraju, a nas szczególnie - załatwiać inni. Ja nie wiem jaka będzie ustawa. Zapewne będzie lepsza<text:span text:style-name="T5750">.</text:span><text:s/>Ja wiem, jak j<text:span text:style-name="T5751">es</text:span>t dzisiaj, i my po to tutaj radzimy, ażeby przecież nie ustalić co ma<text:s/><text:span text:style-name="T5752">s</text:span>enat robić, bo senat ma bardzo duże prerogatywy już nawet w tej chwili. Tylko chodzi o to, żeby dać wyraz pewnej intencji, tak jak<text:s/>„Solidarność<text:span text:style-name="T5753">”</text:span><text:s/>dążyła do tego i w końcu doprowadzi<text:span text:style-name="T5754">ł</text:span>a za obopólną zgodą, że rząd dał intencje, stanowisko intencji, że ją w końcu zar<text:span text:style-name="T5755">ejes</text:span>tr<text:span text:style-name="T5756">uj</text:span>e, tak i<text:s/>nam podobnie chodziło o to, ażeby koledzy nasi, których szanujemy uznali, że nie jest w porządku, że w sprawach uczelni, a to wiemy na pewno i ci, którzy to mówią siedzą na tych uczelniach, w tych uczelniach gdzie my jesteśmy na<text:span text:style-name="T5757">jd</text:span>robni<text:span text:style-name="T5758">ejs</text:span>zą sprawę załatwia sekretarz. Ja nic nie przesadzam. I tak jest. I nam chodziło o pewną intencję<text:span text:style-name="T5759">.</text:span><text:s/>Nam nie chodzi o to, żeby zapisać co<text:s/><text:span text:style-name="T5760">s</text:span>enat ma zrobić, czy ma być<text:s/><text:span text:style-name="T5761">z</text:span><text:s/>trzech związków, czy z dwóch. W Krakowie np<text:span text:style-name="T5762">.</text:span><text:s/>dopiero w tej chwili drugi rok się kończy kadencji, zaczynają się wybory pomocniczych pracowników do<text:s/><text:span text:style-name="T5763">s</text:span>enatu i do rad wydziału<text:span text:style-name="T5764">.</text:span><text:s/>Jest oczywiście sprzeczne nawet z tą okropną ustawą. Nie ma na to rady. Nie żalimy się<text:span text:style-name="T5765">.</text:span><text:s/>Tylko gdyby była chociaż intencja<text:span text:style-name="T5766">.</text:span><text:s/>Zostawiliśmy możliwoś<text:span text:style-name="T5767">ć</text:span><text:s/>panom sformułowania jej w najłagodni<text:span text:style-name="T5768">ejs</text:span>z<text:span text:style-name="T5769">ej</text:span><text:s/>postaci, ale niestety mu<text:span text:style-name="T5770">s</text:span>zę powiedzieć, że koledzy<text:span text:style-name="T5771">...</text:span><text:s/>ale ja muszę powiedzieć, że ja nie przejmuję stanowiska, to jest moje prywatne, jak się mówi ja jestem z wami, ale nie mogę<text:span text:style-name="T5772">.</text:span><text:s/>T<text:span text:style-name="T5773">e</text:span>g<text:span text:style-name="T5774">o</text:span><text:s/>nie przyjmuję<text:span text:style-name="T5775">.</text:span></text:p>
      <text:p text:style-name="P5776">Dziękuję<text:span text:style-name="T5777">.</text:span></text:p>
      <text:p text:style-name="P5778"><text:span text:style-name="T5779">Przewodni</text:span><text:span text:style-name="T5780">cz</text:span><text:span text:style-name="T5781">ący</text:span><text:span text:style-name="T5782">:</text:span></text:p>
      <text:p text:style-name="P5783">Dziękuję bardzo. Przepraszam.<text:span text:style-name="T5784">..</text:span></text:p>
      <text:p text:style-name="P5785"><text:span text:style-name="T5786">M.</text:span><text:span text:style-name="T5787"><text:s/>Edelman</text:span><text:span text:style-name="T5788">:</text:span></text:p>
      <text:p text:style-name="P5789">Jeszcze jedno słowo dla ilustracji<text:span text:style-name="T5790">.</text:span><text:span text:style-name="T5791"><text:s/></text:span>Proszę państwa ja nie mówię o takich ważnych rzeczach, jak zaangażowanie człowieka do pracy, ale np. wyjazd zagraniczny ma trzy opinie, żeby wyjechać za granicę trzeba mieć trzy opinie<text:span text:style-name="T5792">.</text:span><text:s/>Komitetu uczelnianego, komitetu w<text:span text:style-name="T5793">oj</text:span>ewódzkiego, i krajowego zespołu spe<text:span text:style-name="T5794">cj</text:span>a<text:span text:style-name="T5795">list</text:span>ycznego<text:span text:style-name="T5796">...</text:span></text:p>
      <text:p text:style-name="P5797">/Głos z sali: nie słychać/.</text:p>
      <text:p text:style-name="P5798">/Głos z sali: Ja np. nie znam takich kryteriów/.</text:p>
      <text:p text:style-name="P5799"><text:span text:style-name="T5800">J</text:span>a mam to wyraźnie przy ankiecie.<text:span text:style-name="T5801">..</text:span></text:p>
      <text:p text:style-name="P5802"><text:span text:style-name="T5803">Przewodniczący</text:span><text:span text:style-name="T5804">:</text:span></text:p>
      <text:p text:style-name="P5805">Przepraszam bardzo, pan Żochowski jedno<text:s/><text:span text:style-name="T5806">zd</text:span>anie<text:span text:style-name="T5807">.</text:span>.<text:span text:style-name="T5808">.</text:span></text:p>
      <text:p text:style-name="P5809"><text:span text:style-name="T5810">J. Żochowsk</text:span><text:span text:style-name="T5811">i</text:span><text:span text:style-name="T5812">:</text:span></text:p>
      <text:p text:style-name="P5813">Ja bym zaproponował, żebyśmy może po<text:s/><text:span text:style-name="T5814">za</text:span>kończeniu jednak z panem Szczeklikiem się spotkali, bo mamy już pewne propozycje naw<text:span text:style-name="T5815">e</text:span>t zmiany tej naszej koncepcji. I wydaje się, że tak jak pan prof. Szczeklik powiedział my jesteśmy bardzo blisko i właściwie wiemy o czym<text:s/>mówimy, obie<text:s/><text:span text:style-name="T5816">st</text:span>rony wi<text:span text:style-name="T5817">ed</text:span>zą, tylko trzeba znaleźć tą samą konwencję gry...</text:p>
      <text:p text:style-name="P5818"><text:span text:style-name="T5819">J.</text:span><text:span text:style-name="T5820"><text:s/>Szczeklik</text:span><text:span text:style-name="T5821">:</text:span></text:p>
      <text:p text:style-name="P5822">Zaczynamy si<text:span text:style-name="T5823">ę</text:span><text:s/>tak dużo rozumi<text:span text:style-name="T5824">eć,</text:span><text:s/>że to mi się wydaje sprawą pi<text:span text:style-name="T5825">er</text:span>wszorzędn<text:span text:style-name="T5826">ej</text:span><text:s/>wagi, naprawdę nie przyczepiamy się, choć wiem, że koledzy mają rację, czy ogólnow<text:span text:style-name="T5827">oj</text:span>skowy, jak śmieliśmy się z panem profesorem, czy<text:s/><text:span text:style-name="T5828">takt</text:span>yczno-wojskow<text:span text:style-name="T5829">ej</text:span>, my tego chyba nawet obaj nie rozumiemy, a to jest sprawa<text:s/><text:soft-page-break/>zasadnicza.</text:p>
      <text:p text:style-name="P5830"><text:span text:style-name="T5831">J</text:span>eże<text:span text:style-name="T5832">l</text:span>i później ta pani w telewizji przedstawia, że istnieją profesorowie bezpartyjni i stawia nas w świetle, jak my byśmy co chcieli? Wyciąć tych partyjnych? Czy opowiadali.<text:span text:style-name="T5833">..</text:span><text:s/>przecież my tego nigdy nie mówimy.<text:s/>Jakżeż<text:s/>to było w telewizji prz<text:span text:style-name="T5834">edst</text:span>awione. I ona czyta z karteczki, przecież to wzbudza śmiech potem w<text:span text:style-name="T5835">ś</text:span>ród naszych kolegów. Dlatego chcemy tutaj zrozumienia<text:span text:style-name="T5836">.</text:span><text:s/>Wielu tych spraw nie załatwimy my, one się potoczą ponad nami, ale jeżeli potrafimy łagodne stanowisko zająć, ale jakoś powiedzieć bez owijania w bawełnę. O to nam tylko chodzi. Zd<text:span text:style-name="T5837">aj</text:span>ę sobie sprawę, że te sprawy inni będą rozstrzygać i pewnie później, bo to jest wcześnie na to<text:span text:style-name="T5838">.</text:span></text:p>
      <text:p text:style-name="P5839">Ja bardzo dziękuję, już s<text:span text:style-name="T5840">i</text:span>ę wi<text:span text:style-name="T5841">ę</text:span>cej nie odezwę<text:span text:style-name="T5842">.</text:span></text:p>
      <text:p text:style-name="P5843"><text:span text:style-name="T5844">Przewodniczący</text:span><text:span text:style-name="T5845">:</text:span></text:p>
      <text:p text:style-name="P5846"><text:span text:style-name="T5847">D</text:span>ziękuję bardzo. Panie profesorze czy można liczyć, zrobimy krótką przerwę, czy później.<text:span text:style-name="T5848">..<text:s/></text:span>Ale należy także rozumieć, że do 10 pozostałych pun<text:span text:style-name="T5849">kt</text:span>ów czy są jeszcze uwagi? Nie ma.</text:p>
      <text:p text:style-name="P5850">/Głos z sali: nie słychać/.</text:p>
      <text:p text:style-name="P5851">Ale pani profesor po sprecyzowaniu stanowiska na pewno jeszcze się otworzy dyskusja na ten sam temat w zakresie tego co zostanie jeszcze zawarte.<text:s/><text:span text:style-name="T5852">I</text:span><text:s/>wtedy może byśmy przyjęli dyskusj<text:span text:style-name="T5853">ę</text:span><text:s/>w tym zakresie. Czy można? Do tych 10 punktów nie ma więcej uwag? Do<text:s/><text:span text:style-name="T5854">1</text:span>1 punktów, przy czym przyjęliśmy tą zmianę w czwartym punkcie, czy można przyjąć, że to<text:s/><text:span text:style-name="T5855">st</text:span>anowisko zostało przyj<text:span text:style-name="T5856">ęt</text:span>e do spraw kształ<text:span text:style-name="T5857">c</text:span>enia kadr medycznych?</text:p>
      <text:p text:style-name="P5858"><text:span text:style-name="T5859">M</text:span><text:span text:style-name="T5860">. Cybulk</text:span><text:span text:style-name="T5861">o</text:span><text:span text:style-name="T5862">:</text:span></text:p>
      <text:p text:style-name="P5863">Chciałbym powiedzieć, że w szkoleniu prz<text:span text:style-name="T5864">ed</text:span>dyplomowym i podyplomowym biorą udział<text:span text:style-name="T5865">,</text:span><text:s/>oprócz akademii medycznych jeszcze inne jednostki, a tu w zasadzie nie ma w tym temacie nic dopowi<text:span text:style-name="T5866">ed</text:span>zianego<text:span text:style-name="T5867">.</text:span><text:s/>Ja myślę o szpitalach w<text:span text:style-name="T5868">oj</text:span>ewódzkich niekiedy w dużych miastach, akademickich szpitali,<text:span text:style-name="T5869"><text:s/></text:span>inne też biorą udział<text:span text:style-name="T5870">...</text:span></text:p>
      <text:p text:style-name="P5871">/Głos z sali: Napisaliśmy wiodącą rolę, także nie wykluczamy innych/.</text:p>
      <text:p text:style-name="P5872"><text:span text:style-name="T5873">Tak</text:span>, ale to nie dotyczy tylko samego szkolenia prz<text:span text:style-name="T5874">ed</text:span>dyplomoweg<text:span text:style-name="T5875">o</text:span>, ale również.<text:span text:style-name="T5876">..</text:span><text:s/>państwo wiecie, że większość ludzi odbywa staż w jednostkach tzw. społecznej służby zdrowia, a nie w akademiach medycznych, więc kto tam będzie organizował egzamin itd<text:span text:style-name="T5877">.</text:span>, ja nie chciałbym... proponuję, żeby to zespół roboczy do spraw kształcenia przed<text:span text:style-name="T5878">-</text:span><text:s/>i podyplomowego ten temat również wziął na warsztat. Dlatego że trzeba by wziąć wszystkich kształceniem przed- i podyplomowym pod uwagę.</text:p>
      <text:p text:style-name="P5879">Dziękuję<text:span text:style-name="T5880">.</text:span></text:p>
      <text:p text:style-name="P5881"><text:span text:style-name="T5882">Przewodniczący</text:span><text:span text:style-name="T5883">:</text:span></text:p>
      <text:p text:style-name="P5884"><text:span text:style-name="T5885">Cz</text:span>y m<text:span text:style-name="T5886">o</text:span>żna tak przyjąć? Dziękuję bardzo.</text:p>
      <text:p text:style-name="P5887"><text:span text:style-name="T5888">/Głos</text:span><text:s/>z sali: Pozostawić jednak bez<text:span text:style-name="T5889">.</text:span>.<text:span text:style-name="T5890">.</text:span><text:s/>dlatego że intencja nasza była wła<text:span text:style-name="T5891">ś</text:span>ciwa, że dotychczasowe szkolenie podyplomowe jest niedoskonałe. I zmiany powinny iś<text:span text:style-name="T5892">ć</text:span><text:s/><text:span text:style-name="T5893">w</text:span><text:s/>tym kierunku,<text:s/><text:span text:style-name="T5894">j</text:span>a<text:span text:style-name="T5895">k</text:span><text:s/>przedstawił zespół/<text:span text:style-name="T5896">.</text:span></text:p>
      <text:p text:style-name="P5897"><text:span text:style-name="T5898">M</text:span><text:span text:style-name="T5899">. Cybu</text:span><text:span text:style-name="T5900">l</text:span><text:span text:style-name="T5901">ko</text:span><text:span text:style-name="T5902">:</text:span></text:p>
      <text:p text:style-name="P5903">Który to punkt jest?</text:p>
      <text:p text:style-name="P5904"><text:span text:style-name="T5905">Przewodniczący</text:span><text:span text:style-name="T5906">:</text:span></text:p>
      <text:p text:style-name="P5907"><text:span text:style-name="T5908">Panie</text:span><text:s/>prof. Żochowski to znaczy,<text:s/><text:span text:style-name="T5909">ż</text:span>e zostawiamy tak<text:span text:style-name="T5910">...</text:span></text:p>
      <text:p text:style-name="P5911"><text:span text:style-name="T5912">J. Żochowski</text:span><text:span text:style-name="T5913">:</text:span></text:p>
      <text:soft-page-break/>
      <text:p text:style-name="P5914"><text:span text:style-name="T5915">Tak</text:span>, j<text:span text:style-name="T5916">eż</text:span>e<text:span text:style-name="T5917">li</text:span><text:s/>można.</text:p>
      <text:p text:style-name="P5918"><text:span text:style-name="T5919">Przewodniczący</text:span><text:span text:style-name="T5920">:</text:span></text:p>
      <text:p text:style-name="P5921">Czyli przyjęliśmy dokument ze zmianą jednego punktu z oczekiwaniem na pkt. 12, który powinien być uzgodniony, n<text:span text:style-name="T5922">aj</text:span>prawdopodobni<text:span text:style-name="T5923">ej</text:span><text:s/>przesunie s<text:span text:style-name="T5924">i</text:span>ę na początek,<text:s/><text:span text:style-name="T5925">b</text:span>o jest to tak stawiane. Stanowisko podzespołu do spraw kształcenia kadr medycznych. W tej chwili skończyliśmy część organizacyjną i została część finansowa reformy. Jeżeli można pielęgniarki co wypracowały.</text:p>
      <text:p text:style-name="P5926"><text:span text:style-name="T5927">Ob.</text:span><text:span text:style-name="T5928"><text:s text:c="23"/></text:span>:</text:p>
      <text:p text:style-name="P5929">Jeśli można, to chciałabym uprzejmie w imieniu grupy roboczej, która pracowała przedstawić stanowisko podzespołu.<text:span text:style-name="T5930">..</text:span><text:s/>projekt<text:span text:style-name="T5931"><text:s/></text:span>stanowiska Podzespołu do spraw Zdrowia w sprawie realizacji konwencji nr 149 MOP, dotyczącej zatrudnienia oraz warunków pracy i życia personelu pi<text:span text:style-name="T5932">el</text:span>ęgniarskiego<text:span text:style-name="T5933">,</text:span><text:s/>ratyfikowanie przez rząd PRL w 1980 r<text:span text:style-name="T5934">.<text:s/></text:span>S<text:span text:style-name="T5935">t</text:span>rony uznały, że ratyfikowana konwencja nie jest w pełni realizowana<text:span text:style-name="T5936">.</text:span><text:s/>Dotyczy to przede wszystkim postanowień zawartych w następujących artykułach konwencji.</text:p>
      <text:p text:style-name="P5937">Art. 2 pkt 1<text:s/>„Zapewnienie usług pielęgniarskich niezbędnych pod względem ilości i jakości dla osiągnięcia przez<text:s/><text:span text:style-name="T5938">l</text:span>udnoś<text:span text:style-name="T5939">ć</text:span><text:s/>możliwie najwyższego poziomu zdrow<text:span text:style-name="T5940">otn</text:span>o<text:span text:style-name="T5941">ści</text:span>”.</text:p>
      <text:p text:style-name="P5942">Art. 2. pkt 2<text:s/>„Zapewnienie warunków zatrudnienia i pracy, w tym również perspektyw zawodowych i wynagrodzenia, które umożliwiłoby przyciągnięcie personelu do tego zawodu i pozostanie w nim”.</text:p>
      <text:p text:style-name="P5943">Art. 5. -<text:s/>„Zapewnienie personelowi piel<text:span text:style-name="T5944">ę</text:span>gniarskiemu uczestnictwa w planowaniu usług pi<text:span text:style-name="T5945">el</text:span>ęgniarskich i konsultowania z tym personelem decyzji jego dotyczących”.</text:p>
      <text:p text:style-name="P5946">Art<text:span text:style-name="T5947">.</text:span><text:s/>6<text:s/>„Zapewnienie personelowi pielęgniarskiemu warunków co najmniej równorz<text:span text:style-name="T5948">ęd</text:span>nych, jakie przysługują innym pracownikom w zakres<text:span text:style-name="T5949">i</text:span>e czasu pracy, włączając zasady stosowania i wynagradzania za godziny nadliczbowe, za pracę w godzinach niedogodnych oraz za pracę zmianową”.</text:p>
      <text:p text:style-name="P5950">Art. 7<text:s/>„Do<text:span text:style-name="T5951">st</text:span>osowanie ustawodawstwa w dziedzinie bhp do szczególnego charakteru pracy personelu pielęgniarskiego i środowiska w jakim jest ona wykonywana. Uznając istotną rolę personelu pi<text:span text:style-name="T5952">el</text:span>ęgniarskiego w ochronie zdrowia społeczeństwa, strony uważają za niezbędne podjęcie natychmiastowych działań w celu zapewnienia personelowi pielęgniarskiemu odpowiedniego systemu kształcenia i podnoszenia kwalifikacji zawodowych uszczegółowione stanowiska w załączeniu będą, należy tych warunków zatrudnienia, płacy, w tym perspektyw zawodowych, które motywowałyby do wyboru tego zawodu i pozostania w nim<text:span text:style-name="T5953">.</text:span></text:p>
      <text:p text:style-name="P5954">Należy także zapewnić personelowi pielęgniarskiemu<text:span text:style-name="T5955"><text:s/></text:span>autentyczne uczestnictwo w planowaniu usług pi<text:span text:style-name="T5956">el</text:span>ęgniarskich oraz podejmowaniu decyzji jego dotyczących na każdym szczeblu zarządzania. Powinno to znaleźć wła<text:span text:style-name="T5957">ś</text:span>ciwe odzwierci<text:span text:style-name="T5958">ed</text:span>lenie w u<text:span text:style-name="T5959">st</text:span>awodaw<text:span text:style-name="T5960">st</text:span>wie oraz w reformowanym sy<text:span text:style-name="T5961">st</text:span>emie ochrony zdrowia.</text:p>
      <text:p text:style-name="P5962">Strony zwracają uwagę na<text:s/><text:span text:style-name="T5963">t</text:span>akt, że w uzasadnieniu wniosku o ratyfikację konwencji przez rząd podkreślono, że przyczyni się ona do podniesienia rangi i prestiżu tej grupy zawodowej”.</text:p>
      <text:p text:style-name="P5964">I teraz jeśli można mamy w załączeniu uszcz<text:span text:style-name="T5965">eg</text:span>ółowione<text:s/><text:span text:style-name="T5966">st</text:span>anowisko<text:span text:style-name="T5967">.</text:span></text:p>
      <text:p text:style-name="P5968">Stanowisko w sprawie doskonalenia podyplomowego.</text:p>
      <text:p text:style-name="P5969">1.<text:tab/>Do końca 1989 r<text:span text:style-name="T5970">.</text:span><text:s/>po pierwsze należy<text:s/>reaktywować centrum doskonalenia nauczycieli średnich kadr medycznych oraz umocnić funkcję wojewódzkich ośrodków doskonalenia kadr medycznych z określeniem wiodącej roli dla ośrodków w centrach akademickich.</text:p>
      <text:p text:style-name="P5971">2.<text:tab/>Należy stworzyć spójny system kształcenia podyplomowego gwarantujący stały rozwój zawodowy<text:s/><text:soft-page-break/>poprzez dostępność do różnorodnych form szkolenia, w tym szkolenia specjalizacyjnego.</text:p>
      <text:p text:style-name="P5972">Następnie w sprawie kształcenia zawodowego. Do nowego roku szkolnego po pierwsze należy ustawowo zagwarantować przyjęcie i sprawowanie nadzoru nad średnim szkolnictwem medycznym Ministrowi Zdrowia i Opieki Społecznej oraz odpowiednio na szczeblu wojewódzkim Głównemu Lekarzowi Wojewódzkiemu<text:span text:style-name="T5973">.</text:span></text:p>
      <text:p text:style-name="P5974">Po drugie - zachować w kształceniu kadr medycznych d<text:span text:style-name="T5975">ot</text:span>ychczasowy 3-stopniowy system kształcenia. Wyższy, średni<text:s/>i zasadniczy<text:span text:style-name="T5976">.</text:span></text:p>
      <text:p text:style-name="P5977">Po trzecie - należy zagwarantować szeroko pr<text:span text:style-name="T5978">of</text:span>i<text:span text:style-name="T5979">l</text:span>owe przygotowanie zawodowe pielęgniarek i położnych zgodnie ze współczesnymi tendencjami w ochronie zdrowia, uwzględniające zadania w podstawowej opiece zdrowotnej.</text:p>
      <text:p text:style-name="P5980">Cztery - należy prz<text:span text:style-name="T5981">ea</text:span>na<text:span text:style-name="T5982">li</text:span>zować program kształcenia pielęgniarek i położnych na poziomie wyższym pod kątem perspektywicznych potrzeb ochrony zdrowia.</text:p>
      <text:p text:style-name="P5983">Pięć - dyrektorami szkół medycznych powinni być kierunkowo przygotowani pracownicy medyczni, zgodnie z profilem szkoły oraz pos<text:span text:style-name="T5984">i</text:span>adać kwalifikacje pedagogiczne.</text:p>
      <text:p text:style-name="P5985">Sześć - nauczyciele zawodów w szkołach medycznych powinni posiada<text:span text:style-name="T5986">ć</text:span><text:s/>przygotowanie zawodowe<text:s/><text:span text:style-name="T5987">z</text:span>godne z<text:s/><text:span text:style-name="T5988">na</text:span>uczaniem przedmiotów<text:span text:style-name="T5989">.</text:span></text:p>
      <text:p text:style-name="P5990">Siedem<text:s/><text:span text:style-name="T5991">-</text:span><text:s/>zajęcia praktyczne w placówkach służby zdrowia muszą być prowadzone przez nauczycieli szkół medycznych.</text:p>
      <text:p text:style-name="P5992">Osiem - zapewnienie możliwości uzyskania kwalifikacji p<text:span text:style-name="T5993">ed</text:span>agogicznych nauczycielom szkół medycznych.</text:p>
      <text:p text:style-name="P5994">Następnie j<text:span text:style-name="T5995">es</text:span>t projekt stanowiska w sprawie prz<text:span text:style-name="T5996">est</text:span>rzegania zasad etycznych i deontologii.</text:p>
      <text:p text:style-name="P5997">Zgodnie z zasadami etyki i deontologii pielęgniarka<text:s/><text:span text:style-name="T5998">i</text:span><text:s/>położna winna mieć prawo odmowy wszelkich czynności godzących w życie człowieka, w tym również człowieka nienarodzon<text:span text:style-name="T5999">eg</text:span>o.</text:p>
      <text:p text:style-name="P6000">Jako następne stanowisko jeszcze mamy stanowisko w sprawie samorządów zawodowych.</text:p>
      <text:p text:style-name="P6001">W celu obrony interesów zawodowych pielęgniarek i położnych najliczni<text:span text:style-name="T6002">ej</text:span>sz<text:span text:style-name="T6003">ej</text:span><text:s/>grupy wśród zawodów medycznych, zespół uznaje za niezbędne powołanie izby pielęgniarek i położnych w tym celu do 30<text:s/><text:span text:style-name="T6004">c</text:span>zerwca powinien być wniesiony projekt ustawy o izbie pielęgniarek i położnych, do konsultacji.</text:p>
      <text:p text:style-name="P6005">Tyle, jeżeli<text:s/><text:span text:style-name="T6006">m</text:span>ożna wnosi nasz zespół.</text:p>
      <text:p text:style-name="P6007"><text:span text:style-name="T6008">Przewodni</text:span><text:span text:style-name="T6009">cz</text:span><text:span text:style-name="T6010">ący</text:span><text:span text:style-name="T6011">:</text:span></text:p>
      <text:p text:style-name="P6012">Dziękuję bardzo czy są uwagi?</text:p>
      <text:p text:style-name="P6013"><text:span text:style-name="T6014">Ob.</text:span><text:span text:style-name="T6015"><text:s text:c="23"/></text:span>:</text:p>
      <text:p text:style-name="P6016">Jeżeli można, ja chciałem tylko poprze<text:span text:style-name="T6017">ć</text:span><text:s/>tą inicjatywę tego samorządu ponieważ przed dwoma laty byliśmy inicjatorami w tej sprawie, a poza tym wydaje mi się, że jeżeli chodzi o ten program, może nie ma ustosunkowania się do studium... do wyższych studiów pielęgniarskich.<text:s/><text:span text:style-name="T6018">C</text:span>zy tam nie powinien się znaleźć jakiś akapit dotyczący ważnej tej problematyki?</text:p>
      <text:p text:style-name="P6019"><text:span text:style-name="T6020">Mil</text:span><text:span text:style-name="T6021">ew</text:span><text:span text:style-name="T6022">ska</text:span><text:span text:style-name="T6023">:</text:span></text:p>
      <text:p text:style-name="P6024">Jest w pkt<text:span text:style-name="T6025">.</text:span><text:s/>4.<text:span text:style-name="T6026">.</text:span>. W punkcie czwartym stanowiska w sprawie kształcenia zawodowego należy przeanalizować program kształcenia pielęgniarek<text:s/><text:span text:style-name="T6027">i</text:span><text:s/>położonych na poziomie wyższym pod kątem perspektywicznych potrzeb ochrony zdrowia<text:span text:style-name="T6028">.</text:span></text:p>
      <text:soft-page-break/>
      <text:p text:style-name="P6029"><text:span text:style-name="T6030">Przewodni</text:span><text:span text:style-name="T6031">cz</text:span><text:span text:style-name="T6032">ący</text:span><text:span text:style-name="T6033">:</text:span></text:p>
      <text:p text:style-name="P6034">Rozumiem, że pan profesor uzyskał<text:s/><text:span text:style-name="T6035">od</text:span>powied<text:span text:style-name="T6036">ź</text:span>. Czy jeszcze są uwagi?</text:p>
      <text:p text:style-name="P6037"><text:span text:style-name="T6038">M</text:span><text:span text:style-name="T6039">.</text:span><text:span text:style-name="T6040"><text:s/>Cybulko</text:span><text:span text:style-name="T6041">:</text:span></text:p>
      <text:p text:style-name="P6042">Ja chciałbym zapytać<text:s/>czy faktycznie, aż tak dużo szkół nie należy do Ministerstwa Zdrowia i Opieki Społecznej jeśli chodzi o średnie szkolnictwo medyczne, pielęgniarki i położne? Dlatego że przecież to jest związane z tym, że już dawno zostało wydane zarządzenie i chyba tutaj nie ma niczyjej<text:s/>winy poza tym, że nie wszyscy lekarze wojewódzcy przejmują.</text:p>
      <text:p text:style-name="P6043"><text:span text:style-name="T6044">L</text:span><text:span text:style-name="T6045">. Wdowiak</text:span><text:span text:style-name="T6046">:</text:span></text:p>
      <text:p text:style-name="P6047">Przynajmniej jedna trzecia wszystkich<text:s/><text:span text:style-name="T6048">sz</text:span>kół<text:span text:style-name="T6049">.</text:span></text:p>
      <text:p text:style-name="P6050"><text:span text:style-name="T6051">Milewska</text:span><text:span text:style-name="T6052">:</text:span></text:p>
      <text:p text:style-name="P6053">Zgadzam si<text:span text:style-name="T6054">ę</text:span><text:s/>panie doktorze oc<text:span text:style-name="T6055">z</text:span>ywiście z pana wypowiedzią tylko w tej części, w której pan mówi o tym, że zostały stworzone możliwości<text:span text:style-name="T6056">.</text:span><text:s/>Natomiast naszym zadaniem jest<text:s/><text:span text:style-name="T6057">m.</text:span>in.<text:s/>wyartykułowanie tego, żeby ta sprawa została wreszcie raz usytuowana<text:span text:style-name="T6058">.</text:span><text:s/>Szkoły medyczne w okre<text:span text:style-name="T6059">śl</text:span>onych ramach, powi<text:span text:style-name="T6060">ed</text:span>ziałabym już w randze ustawy<text:span text:style-name="T6061">.</text:span><text:s/>Ponieważ możemy tak w zależności od skłonności dyrektora departamentu albo chce szkoły medyczne, albo nie chce szkół medycznych i takie eksperymenty, przepraszam bardzo, ale ja już jestem 25 lat położną, kształcenie moje przebiegało w okr<text:span text:style-name="T6062">eśl</text:span>onym i zarówno Centrum Doskonalenia, jak i wielu - jeśli chodzi o szkoły medyczne - to bardzo różnie, ciągle się eksperymentuje, zupełnie nie jest to potrzebne<text:span text:style-name="T6063">.</text:span><text:s/>Myślę, że tworzenie już samych możliwości jest bardzo dobrym wyjściem, tylko wydaje mi się, że ze strony szczególnie środowiska pielęgniarskiego zbyt wielu lekarzy wojewódzkich nie chce tego uczynić<text:span text:style-name="T6064">.</text:span><text:s/><text:span text:style-name="T6065">W</text:span><text:s/>związku z tym wydaje mi się, że w tej sytuacji jeżeli będzie znowu dowolno<text:span text:style-name="T6066">ś</text:span>ć w tej sprawie to będzie stan taki, jaki w tej chwili<text:span text:style-name="T6067">.</text:span><text:s/>Czyli powi<text:span text:style-name="T6068">ed</text:span>ziałabym<text:s/><text:span text:style-name="T6069">s</text:span>tan bałaganu<text:span text:style-name="T6070">.</text:span></text:p>
      <text:p text:style-name="P6071">/Głos z sali: nie słychać/.</text:p>
      <text:p text:style-name="P6072">Szkoły są albo w oświacie, albo podporządkowane głównym lekarzom wojewódzkim<text:span text:style-name="T6073">.</text:span></text:p>
      <text:p text:style-name="P6074"><text:span text:style-name="T6075">Przewodniczący</text:span><text:span text:style-name="T6076">:</text:span></text:p>
      <text:p text:style-name="P6077">Przepraszam bardzo dr<text:s/><text:span text:style-name="T6078">St</text:span>aręga- Piasek prosiła o głos.</text:p>
      <text:p text:style-name="P6079"><text:span text:style-name="T6080">J. Staręga-Piasek</text:span><text:span text:style-name="T6081">:</text:span></text:p>
      <text:p text:style-name="P6082"><text:span text:style-name="T6083">Ja</text:span><text:s/>chciałabym poprzeć to<text:s/><text:span text:style-name="T6084">co</text:span><text:s/>pani mówiła, dlatego że również w tych szkołach medycznych na wydziałach pracowników socjalnych kształceni są pracownicy socjalni. Jest ogromnie - ja odczytując te wszystkie postulaty w stosunku do szkół medycznych dodawałam w domyśle wszystkie wydziały tych szkół, bo rozumiem, że to jest w domyśle, i wiem, jak bardzo dużo kłopotów z ustaleniem programu, z<text:s/>wyegzekwowaniem tego programu, z doborem właściwych nauczycieli, wynika z podległości resortowi oświacie, a nie Ministerstwu Zdrowia, który nie obejmuje specyfiki kształcenia zarówno zajęć praktycznych, jak i pewnych elementów teorii<text:span text:style-name="T6085">.</text:span></text:p>
      <text:p text:style-name="P6086">Dziękuję.</text:p>
      <text:p text:style-name="P6087"><text:span text:style-name="T6088">Przewodniczący</text:span><text:span text:style-name="T6089">:</text:span></text:p>
      <text:p text:style-name="P6090">Mgr Koronka jeżeli można<text:s/>poprosić.</text:p>
      <text:p text:style-name="P6091"><text:span text:style-name="T6092">Mgr Koronka</text:span><text:span text:style-name="T6093">:</text:span></text:p>
      <text:p text:style-name="P6094"><text:span text:style-name="T6095">Ja</text:span><text:s/>chciałam tu państwu wyjaśnić, że wprawdzie ustawa z 1984 r<text:span text:style-name="T6096">.</text:span><text:s/>o rozwoju systemu oświaty stworzyła podstawy do przejęcia szkolnictwa medycznego, średniego szkolnictwa medycznego przez Ministra<text:s/><text:soft-page-break/>Zdrowia<text:span text:style-name="T6097">.</text:span><text:s/>Tym niemniej to nie jest załatwienie sprawy do końca<text:span text:style-name="T6098">.</text:span><text:s/>Dlatego, że w dalszym ciągu Ministerstwo Zdrowia, które odpowiada za poziom kwalifikacji zawodowych pozostaje w dużej zależności<text:s/>od Ministerstwa Edukacji Narodow<text:span text:style-name="T6099">ej</text:span><text:s/>właśnie w uzgadnianiu spraw dotyczących kształcenia zawodowego, to co mówiła pani doktor. I pewne sprawy po prostu są nam narzucane przez ludzi, którzy nie bardzo mówiąc tak szczerze czują specyfikę zawod<text:span text:style-name="T6100">ów</text:span><text:s/>med<text:span text:style-name="T6101">yc</text:span>zn<text:span text:style-name="T6102">y</text:span>ch<text:span text:style-name="T6103">.<text:s/></text:span>Stąd tu to co zostało wyartyku<text:span text:style-name="T6104">ło</text:span>wane jest powiedziałabym głosem całego środowiska zawodowego i nie tylko tu chodzi, a może i głównie o kształcenie pielęgniarek, a<text:span text:style-name="T6105">l</text:span>e nie tylko i to są głosy nie tylko, że tak powiem<text:span text:style-name="T6106">.</text:span><text:s/>Ja mogę mówię o sobie, że w tej opinii opierałam się opinie, które znam ze środowiska nauczycieli metodyków, dyrektorów szkół, nauczycieli szkół, że to nie jest to, co ministerstwo miało na początku lat siedemdziesiątych przed momentem, kiedy wtedy oświata w ogóle nam zabrała szkolnictwo.</text:p>
      <text:p text:style-name="P6107">Dziękuję<text:span text:style-name="T6108">.</text:span></text:p>
      <text:p text:style-name="P6109"><text:span text:style-name="T6110">Przewodnicząc</text:span><text:span text:style-name="T6111">y:</text:span></text:p>
      <text:p text:style-name="P6112">Dziękuję bardzo. Dr Edelman<text:span text:style-name="T6113">.</text:span></text:p>
      <text:p text:style-name="P6114"><text:span text:style-name="T6115">M. Ed</text:span><text:span text:style-name="T6116">el</text:span><text:span text:style-name="T6117">man</text:span><text:span text:style-name="T6118">:</text:span></text:p>
      <text:p text:style-name="P6119">Są szkoły, które dają maturę jednocześnie. Gdzie ta matura ma by<text:span text:style-name="T6120">ć</text:span><text:s/>zdawana? W Mini<text:span text:style-name="T6121">st</text:span>erstwie Zdrowia czy w Mini<text:span text:style-name="T6122">ster</text:span>stwie Oświaty?</text:p>
      <text:p text:style-name="P6123">/Głos z sali: nie słychać/.</text:p>
      <text:p text:style-name="P6124">Ale przecież szkoły pi<text:span text:style-name="T6125">el</text:span>ęgniarskie są..<text:span text:style-name="T6126">.</text:span><text:s/>Ja przepraszam, ja nie występuję przeciwko temu, ja chcę tylko, żeby było lepiej, żeby może te szkoły jakoś uzależnić od jednego i od drugiego ministerstwa, bo matury my przecież nie damy. A to są przecież 5-letnie szkoły, które dają maturę.</text:p>
      <text:p text:style-name="P6127"><text:span text:style-name="T6128">Przewodniczący</text:span><text:span text:style-name="T6129">:</text:span></text:p>
      <text:p text:style-name="P6130"><text:span text:style-name="T6131">Jeżel</text:span>i można prosi<text:span text:style-name="T6132">ć</text:span><text:s/>pani mgr Koronka<text:span text:style-name="T6133">.</text:span></text:p>
      <text:p text:style-name="P6134"><text:span text:style-name="T6135">M</text:span><text:span text:style-name="T6136">g</text:span><text:span text:style-name="T6137">r Koronka</text:span><text:span text:style-name="T6138">:</text:span></text:p>
      <text:p text:style-name="P6139">Ale przecież to n<text:span text:style-name="T6140">i</text:span>e o to chodzi, ministerstwo nie uzurpuje sobie praw do nadzoru pedagogicznego nad przedmiotami ogólnok<text:span text:style-name="T6141">sz</text:span>tałcącymi<text:span text:style-name="T6142">.</text:span><text:s/>To wiadomo, że będzie robiła to o<text:span text:style-name="T6143">ś</text:span>wiata<text:span text:style-name="T6144">.</text:span><text:s/>Chodzi nam o prz<text:span text:style-name="T6145">ed</text:span>mioty zawodowe, i te które się wiążą z nauką zawodu<text:span text:style-name="T6146">.</text:span></text:p>
      <text:p text:style-name="P6147"><text:span text:style-name="T6148">Przewodniczący</text:span><text:span text:style-name="T6149">:</text:span></text:p>
      <text:p text:style-name="P6150">Dziękuję bardzo<text:span text:style-name="T6151">.</text:span><text:s/>Czy można przyjąć, że to stanowisko przyjmujemy we wszystkich punktach włą<text:span text:style-name="T6152">c</text:span>znie z kwestią wniesioną tą samorządu pielęgniarek i położonych? Czyli należy podziękować zespołowi za doskonałe przygotowanie materiałów<text:span text:style-name="T6153">.</text:span><text:s/>Ponieważ zostały jednogłośnie przyjęte bez poprawek.</text:p>
      <text:p text:style-name="P6154"><text:span text:style-name="T6155">M</text:span><text:span text:style-name="T6156">ilewska</text:span><text:span text:style-name="T6157">:</text:span></text:p>
      <text:p text:style-name="P6158"><text:span text:style-name="T6159">J</text:span>eżeli można to bardzo dziękuję całemu gremium, że sprawa pielęgniarska po raz pierwszy będzie w ten sposób zaakcentowana<text:span text:style-name="T6160">.</text:span><text:s/>Myś<text:span text:style-name="T6161">l</text:span>ę, że jest to dla nas satysfak<text:span text:style-name="T6162">cj</text:span>onujące.</text:p>
      <text:p text:style-name="P6163">Dziękuję bardzo.</text:p>
      <text:p text:style-name="P6164"><text:span text:style-name="T6165">Przewodniczący</text:span><text:span text:style-name="T6166">:</text:span></text:p>
      <text:p text:style-name="P6167"><text:span text:style-name="T6168">J</text:span>esz<text:span text:style-name="T6169">cz</text:span>e pan dr Cybulk<text:span text:style-name="T6170">o</text:span>.</text:p>
      <text:p text:style-name="P6171"><text:span text:style-name="T6172">M</text:span><text:span text:style-name="T6173">.</text:span><text:span text:style-name="T6174"><text:s/>Cybulko</text:span><text:span text:style-name="T6175">:</text:span></text:p>
      <text:p text:style-name="P6176">Proszę państwa ja jesz<text:span text:style-name="T6177">c</text:span>ze chciałbym dyskutować w pkt. 4, w którym jest propozycja prz<text:span text:style-name="T6178">ea</text:span>na<text:span text:style-name="T6179">liz</text:span>ować program kształcenia pielęgniarek pod kątem perspektywicznych potrzeb ochrony zdrowia. Czy nie należy<text:s/><text:soft-page-break/>tego w ogóle nazwać profilaktyki w ogóle. Wydaje mi się, że w zasadzie s<text:span text:style-name="T6180">i</text:span>ę profilaktyką nikt nie zajmuje, a może właśnie pielęgniarki po wyższych studiach po tym kierunku wyższych studiów będą się mogły zajmować sprawami profilaktyki<text:span text:style-name="T6181">.</text:span>..</text:p>
      <text:p text:style-name="P6182"><text:span text:style-name="T6183">M. Ed</text:span><text:span text:style-name="T6184">el</text:span><text:span text:style-name="T6185">man</text:span><text:span text:style-name="T6186">:</text:span></text:p>
      <text:p text:style-name="P6187">Może profilaktyki i opieki społecznej, przecież te s<text:span text:style-name="T6188">i</text:span>ostry śr<text:span text:style-name="T6189">odowis</text:span>kowe<text:span text:style-name="T6190">...</text:span></text:p>
      <text:p text:style-name="P6191"><text:span text:style-name="T6192">Milewska</text:span><text:span text:style-name="T6193">:</text:span></text:p>
      <text:p text:style-name="P6194">Rozumiem, że chodzi o punkt 4.</text:p>
      <text:p text:style-name="P6195"><text:span text:style-name="T6196">J.<text:s/></text:span><text:span text:style-name="T6197">S</text:span><text:span text:style-name="T6198">t</text:span><text:span text:style-name="T6199">a</text:span><text:span text:style-name="T6200">ręga</text:span><text:span text:style-name="T6201">-</text:span><text:span text:style-name="T6202">P</text:span><text:span text:style-name="T6203">i</text:span><text:span text:style-name="T6204">asek</text:span>:</text:p>
      <text:p text:style-name="P6205">Proszę pa<text:span text:style-name="T6206">ń</text:span>stwa naprawdę ja uważam, że środowisko pielęgniarskie dysponuje na dzisiaj tak bogatym potencjałem int<text:span text:style-name="T6207">el</text:span>ektualnym i doświadczeniami, które dysponuje chociażby region europejski, że jest w stanie określi<text:span text:style-name="T6208">ć</text:span><text:s/>taki program kształcenia, który by odpowiadał i wezwaniom postawionym w strategii zdrowia dla wszystkich do roku 2000, jak również tym zadaniom, które są związane z realizacją zadań w podstawowej opiece zdrowotnej<text:span text:style-name="T6209">.</text:span><text:s/>Ja chciałam tu pań<text:span text:style-name="T6210">s</text:span>twa uspokoić, bo na dzisiaj ten program jest spro<text:span text:style-name="T6211">fi</text:span>lowany m<text:span text:style-name="T6212">.</text:span>in<text:span text:style-name="T6213">.</text:span><text:s/>na przygotowanie nauczycieli do średnich szkół medycznych, ale takie są i propozycje środowiska, że przewiduje się większe sprofilowanie czy wykorzystanie tych osób z wyższym wykształceniem jako liderów w podstawowej opiece zdrowotnej, przyg<text:span text:style-name="T6214">ot</text:span>owanych mówiąc bardzo szeroko do pielęgnacji zdrowia.</text:p>
      <text:p text:style-name="P6215">Dziękuję<text:span text:style-name="T6216">.</text:span></text:p>
      <text:p text:style-name="P6217"><text:span text:style-name="T6218">Przewodniczący</text:span><text:span text:style-name="T6219">:</text:span></text:p>
      <text:p text:style-name="P6220">Dziękuję bardzo<text:span text:style-name="T6221">.</text:span><text:s/>Tak jeżeli m<text:span text:style-name="T6222">o</text:span>żna i tak będziemy pracowa<text:span text:style-name="T6223">ć</text:span>, wszystkich szczegółów nie zapiszemy w tym dokumencie, jest przygotowany doskonale, skoro przyjęliśmy go<text:span text:style-name="T6224">.</text:span></text:p>
      <text:p text:style-name="P6225">Jeśli można wrócił pan prof. Szczeklik czy znaczy, że coś już zostało ustalone panie profesorze odnośnie, bo może byśmy ten punkt dotyczący kształcenia kadr medycznych, został uzgodniony?</text:p>
      <text:p text:style-name="P6226"><text:span text:style-name="T6227">A.</text:span><text:span text:style-name="T6228"><text:s/>Szczeklik</text:span><text:span text:style-name="T6229">:</text:span></text:p>
      <text:p text:style-name="P6230">Jeże<text:span text:style-name="T6231">l</text:span>i państwo<text:s/>daliby<text:s/>nam 2 - 3 minuty, żebym ja z kolegami uzgodnił, bo to nie jest jednoosobowa decyzja<text:span text:style-name="T6232">.</text:span></text:p>
      <text:p text:style-name="P6233"><text:span text:style-name="T6234">Przewodniczący</text:span><text:span text:style-name="T6235">:</text:span></text:p>
      <text:p text:style-name="P6236">Czyli jest pan profesor w tym zakresie po konsultacji, a my w tej chwili przystąpimy do części finansowej<text:span text:style-name="T6237">.</text:span><text:s/>Ponieważ w tym zakresie jest to ważna rzecz,<text:s/><text:span text:style-name="T6238">s</text:span>tworzenie.<text:span text:style-name="T6239">..</text:span><text:s/><text:span text:style-name="T6240">i</text:span><text:s/>jeżeli można by poprosić w tym zakresie pana doktora o przedstawienie.</text:p>
      <text:p text:style-name="P6241"><text:span text:style-name="T6242">M.</text:span><text:span text:style-name="T6243"><text:s/>Cybulko</text:span><text:span text:style-name="T6244">:</text:span></text:p>
      <text:p text:style-name="P6245">Prosz<text:span text:style-name="T6246">ę</text:span><text:s/>państwa ja myślę, że wczoraj grupa robocza opracowała bardzo ważny temat, chyba o znaczeniu fundamentalnym, je<text:span text:style-name="T6247">ś</text:span>li chodzi o sprawy źródeł i zasad finansowania służby zdrowia<text:span text:style-name="T6248">.</text:span></text:p>
      <text:p text:style-name="P6249">Strony uzgodniły, że dla wy<text:span text:style-name="T6250">el</text:span>iminowania niedostatk<text:span text:style-name="T6251">ó</text:span>w<text:s/><text:span text:style-name="T6252">i</text:span><text:s/>stworzenia odpowiednich warunków działalności służby zdrowia niezbędna jest zmiana źródeł finansowania oraz stworzenie warunków ekonomicznych działalności i reformowanie zasad gospodarki<text:s/><text:span text:style-name="T6253">f</text:span>inan<text:span text:style-name="T6254">s</text:span>ow<text:span text:style-name="T6255">e</text:span>j.</text:p>
      <text:p text:style-name="P6256">Przyjmuje si<text:span text:style-name="T6257">ę</text:span>, że podstawowym założeniem reformy systemu ekonomiczno-finansowego jest zapewnienie stabilnych i wydajnych źródeł zasilania finansowego, ra<text:span text:style-name="T6258">cj</text:span>onaliza<text:span text:style-name="T6259">cj</text:span>a wykorzystania posiadanych zasobów i poprawa efektywności pracy. Proponuje si<text:span text:style-name="T6260">ę</text:span><text:s/>by podstawowym źródłem<text:s/><text:soft-page-break/>finansowania działalności profilaktyczno-leczniczych i rehabil<text:span text:style-name="T6261">it</text:span>acyjnych docelowo był fundusz ubezpieczeń zdrowotnych tworzony w oparciu o składkę ub<text:span text:style-name="T6262">ez</text:span>pieczenia skalkulowaną na podstawie terytorialnie i podmiotowo zróżnicowanych warunków pracy, czynników ryzyka zdrow<text:span text:style-name="T6263">ot</text:span>nego<text:span text:style-name="T6264">.</text:span></text:p>
      <text:p text:style-name="P6265">Fundusz ubezpieczeń zdrowotnych posiada osobowość prawną. Zgromadzenie i wydatkowanie środków funduszu odbywać się będzie pod nadzorem reprezentantów wyłonionych w trybie zaproponowanym przez zespół do spraw reformy<text:span text:style-name="T6266">.</text:span></text:p>
      <text:p text:style-name="P6267">Niezależnie od funduszu ze środków budżetu państwa centralnego i terenowych finansowane będą inwestycje służby zdrowia i opieki społecznej, działalność naukowo-badawcza,<text:s/>kształcenie<text:s/><text:span text:style-name="T6268">i</text:span><text:s/>doskona<text:span text:style-name="T6269">le</text:span>nie kadr medycznych, działalność sanitarno-epidemiologiczna, ogólnokrajowe programy profilaktyc<text:span text:style-name="T6270">z</text:span>no-zdrow<text:span text:style-name="T6271">ot</text:span>n<text:span text:style-name="T6272">e</text:span>, świadczenia pomocy społecznej, wyrównywanie dysproporcji dostępności<text:s/><text:span text:style-name="T6273">i</text:span><text:s/>w zakresie świadczeń<text:span text:style-name="T6274">.</text:span></text:p>
      <text:p text:style-name="P6275"><text:span text:style-name="T6276">W</text:span><text:s/>okresie przejściowym podstawowym źródłem finansowania będą budżety terenowe i budż<text:span text:style-name="T6277">et</text:span><text:s/>centralny<text:span text:style-name="T6278">.</text:span><text:s/>Od 1 stycznia '90 r. proponuje się utworzenie uzupe<text:span text:style-name="T6279">łn</text:span>iającego źródła finansowania służby zdrowia w formie funduszu zdrowia, jako funduszu celowego, którego dochodami będą głównie: środki funduszu przeciwalkoholowego i funduszu zapobiegania narkomanii, dodatkowa opłata od sprzedaży papierosów i artykułów tytoniowych, środki finansowe uzyskane z ewentualnej zmiany zasad odpłatności za leki, dobrowolne wpłaty, darowizny, zapisy oraz środki przekazywane przez fundacje<text:span text:style-name="T6280">.</text:span></text:p>
      <text:p text:style-name="P6281">Nadzór nad gromadzeniem i zasady wydatkowania środków funduszu zaproponuje zespół do spraw reformy<text:span text:style-name="T6282">.</text:span></text:p>
      <text:p text:style-name="P6283">W celu dostosowania form gospodarki finansowej do r<text:span text:style-name="T6284">efor</text:span>mowanych zasad funkcjonowania opieki zdrowotnej i społeczn<text:span text:style-name="T6285">ej</text:span><text:s/>zakłady służby zdrowia działać będą w formie samofinansujących się jednostek na rozrachunku gospodarczym w oparciu o zasady sam<text:span text:style-name="T6286">of</text:span>inansowania, samodzi<text:span text:style-name="T6287">el</text:span>ności i samorządności. Z uwzględnieniem uwarunkowań wynikających z odrębności służby zdrowia w systemie gospodarki narodowej.</text:p>
      <text:p text:style-name="P6288">Wprowadzony zostanie nowy system ewidencji, rachunków kosztów, który obejmować będzie pełne koszty ponoszone przez jednostkę łącznie z amortyzacją. Według rodzajów i miejsc jej powstawania<text:span text:style-name="T6289">.</text:span></text:p>
      <text:p text:style-name="P6290">Sprzedaż świadczeń przez samofinansujące się jednostki służby zdrowia docelowo oparta będzie o tzw. ceny standaryzowane.<text:s/>A<text:s/><text:span text:style-name="T6291">w</text:span><text:s/>okresie prz<text:span text:style-name="T6292">ej</text:span>ściowym o tzw. koszty uzasadnione<text:span text:style-name="T6293">.</text:span></text:p>
      <text:p text:style-name="P6294">Wprowadzenie zr<text:span text:style-name="T6295">ef</text:span>ormowanych zasad gospodarki finansowej zakładów służby zdrowia nastąpi nie później niż 1 stycznia 1991 r<text:span text:style-name="T6296">.</text:span>, a fundusz ubezpieczeń zdrowotnych od 1 stycznia 1993 r<text:span text:style-name="T6297">.</text:span></text:p>
      <text:p text:style-name="P6298">To są wszystkie punkty. Podpisało 16 osób<text:span text:style-name="T6299">.</text:span></text:p>
      <text:p text:style-name="P6300">/Głos z sali: nie słychać/.</text:p>
      <text:p text:style-name="P6301">Nie, to prz<text:span text:style-name="T6302">ej</text:span>ściowy...</text:p>
      <text:p text:style-name="P6303"><text:span text:style-name="T6304">Edelman</text:span><text:span text:style-name="T6305">:</text:span></text:p>
      <text:p text:style-name="P6306">Z ubezpieczeń...</text:p>
      <text:p text:style-name="P6307"><text:span text:style-name="T6308">M</text:span><text:span text:style-name="T6309">.</text:span><text:span text:style-name="T6310"><text:s/>Cybulko</text:span><text:span text:style-name="T6311">:</text:span></text:p>
      <text:p text:style-name="P6312">To jest fundusz zdrowia w okresie przejściowym będzie od 1 stycznia 1990 r<text:span text:style-name="T6313">.</text:span></text:p>
      <text:p text:style-name="P6314"><text:span text:style-name="T6315">Przewodniczący</text:span><text:span text:style-name="T6316">:</text:span></text:p>
      <text:p text:style-name="P6317">Czy ze strony so<text:span text:style-name="T6318">lid</text:span>arnoś<text:span text:style-name="T6319">cio</text:span>wo-opozy<text:span text:style-name="T6320">c</text:span>yjnej są autopoprawki do punktów, które zostały wczoraj<text:s/><text:span text:style-name="T6321">pr</text:span>zyjęte<text:s/><text:soft-page-break/>przez skład?</text:p>
      <text:p text:style-name="P6322">Pr<text:span text:style-name="T6323">os</text:span>z<text:span text:style-name="T6324">ę</text:span><text:s/>bardzo pani dr Kuratowska.</text:p>
      <text:p text:style-name="P6325"><text:span text:style-name="T6326">Z. Kuratowska</text:span><text:span text:style-name="T6327">:</text:span></text:p>
      <text:p text:style-name="P6328">Ja mam do pkt<text:span text:style-name="T6329">.</text:span><text:s/>3, to jest musi<text:span text:style-name="T6330">m</text:span>y określić składkę, skąd się ta składka będzie brała, bo to może wyglądać tak, że składka ub<text:span text:style-name="T6331">ez</text:span>pi<text:span text:style-name="T6332">ec</text:span>z<text:span text:style-name="T6333">en</text:span>iowa jest brana z kieszeni<text:s/><text:span text:style-name="T6334">c</text:span>złowieka<text:span text:style-name="T6335">.</text:span></text:p>
      <text:p text:style-name="P6336">Wobec tego propozycja, to nie jest propozycja moja jest, żeby dopisać na koniec tego pkt<text:span text:style-name="T6337">.</text:span><text:s/>3 składka ta opłacana będzie przez podmioty gospodarujące z odpowiednim zmniejszeniem innych obciążeń podatkowych<text:span text:style-name="T6338">.</text:span><text:s/>Tam są dwie wersje, ale mnie osobiście odpowiada akurat ta wersja, że z odpowiednim zmni<text:span text:style-name="T6339">ejs</text:span>zeniem innych obciążeń podatkowych<text:span text:style-name="T6340">.</text:span><text:s/>Czy możemy takie coś<text:span text:style-name="T6341">...</text:span></text:p>
      <text:p text:style-name="P6342">Druga jest ze zmianą zasad systemu podatkowego, co nic nie mówi<text:span text:style-name="T6343">.</text:span></text:p>
      <text:p text:style-name="P6344"><text:span text:style-name="T6345">Wysock</text:span><text:span text:style-name="T6346">i</text:span><text:span text:style-name="T6347">:</text:span></text:p>
      <text:p text:style-name="P6348">To znaczy ja bym proponował, żeby generalnie przyją<text:span text:style-name="T6349">ć</text:span><text:s/>taki zapis na koniec tego punktu, bo będzie to pojaśniało nieco sprawę dla przyszłości opracowania, zatem proponowałbym, żeby oczywiście przez podmioty gospodarujące tylko nie przy równocz<text:span text:style-name="T6350">es</text:span>nym zmni<text:span text:style-name="T6351">ejs</text:span>zeniu, tylko przy równoczesnej zmianie zasad systemu podatkowego. Ponieważ trudno powiedzieć czy podatki będą oczywiście, że muszą być<text:s/><text:span text:style-name="T6352">i</text:span>naczej skalkulowane, być może niektóre zlikwidowane w ogóle, w każdym razie nie może być składki obecnego systemu podatkowego. Czyli musi ulec zmianie system opodatkowania. A teraz w jaki sposób, czy któreś podatki będą zmniejszone czy inne podwyższone trudno by było dzisiaj na to odpowi<text:span text:style-name="T6353">ed</text:span>zieć.</text:p>
      <text:p text:style-name="P6354">Być może przejdzie się w ogóle na opodatkowanie indywidualnych dochodów, jeszcze inaczej będzie. Dlatego nie sugerowałbym zmniejszenie podatków, tylko zmian zasad systemu podatkowego.</text:p>
      <text:p text:style-name="P6355"><text:span text:style-name="T6356">Z</text:span><text:span text:style-name="T6357">. Kuratowska</text:span><text:span text:style-name="T6358">:</text:span></text:p>
      <text:p text:style-name="P6359"><text:span text:style-name="T6360">J</text:span>a jako nieekonomi<text:span text:style-name="T6361">st</text:span><text:span text:style-name="T6362">a</text:span><text:s/>nie chcę się kł<text:span text:style-name="T6363">ó</text:span>ci<text:span text:style-name="T6364">ć</text:span>.</text:p>
      <text:p text:style-name="P6365"><text:span text:style-name="T6366">Przewodniczący</text:span><text:span text:style-name="T6367">:</text:span></text:p>
      <text:p text:style-name="P6368"><text:span text:style-name="T6369">Z</text:span>apiszmy może to, czy są uwagi do<text:s/><text:span text:style-name="T6370">te</text:span>go punktu, bo chcielibyśmy ten punkt skończyć<text:span text:style-name="T6371">.</text:span><text:s/>Konkretnie 3 punkt, pan dr Edelman do 3 punktu?</text:p>
      <text:p text:style-name="P6372"><text:span text:style-name="T6373">M. Edelman</text:span><text:span text:style-name="T6374">:</text:span></text:p>
      <text:p text:style-name="P6375">Ten punkt ze składką<text:span text:style-name="T6376">.</text:span><text:s/>Możliwe, że jest<text:s/>tak, jak pan dyrektor mówi, że będzie zmiana opodatkowania i będzie się wtedy płaciło tysiąc złotych podatku wi<text:span text:style-name="T6377">ę</text:span>cej czy mni<text:span text:style-name="T6378">ej.</text:span><text:s/>Oczywiście, to jest możliwe.</text:p>
      <text:p text:style-name="P6379">Ale naszą sprawą jest to żeby dbać, żeby człowiek, który płaci za własne ubezpieczenie nie musiał więcej pieniędzy wydawać.<text:s/><text:span text:style-name="T6380">N</text:span>p. chłop, wieś<text:span text:style-name="T6381">,</text:span><text:s/>pła<text:span text:style-name="T6382">c</text:span>i 30 tys<text:span text:style-name="T6383">.</text:span><text:s/>złotych podatku od ziemi, czy jak to s<text:span text:style-name="T6384">i</text:span>ę nazywa.</text:p>
      <text:p text:style-name="P6385">To jeżeli my od niego będziemy brali jeszcze tysiąc<text:s/>złotych, to znaczy,<text:s/><text:span text:style-name="T6386">ż</text:span>e on płaci już podatku 31 tysięcy, a nam chodzi o to, żeby on płacił te same 30 tys. z tym, żeby było nasze tysiąc złotych<text:span text:style-name="T6387">.</text:span><text:s/>Czyli zmniejszenie podatku jest o wiele jaśniejszą, ja nie wiem, jak to będzi<text:span text:style-name="T6388">e</text:span>. Może to będą miliony kiedyś, ale wszystko jedno<text:span text:style-name="T6389">.</text:span><text:s/>Zmniejszenie podatku nikogo nie zaniepokoi.</text:p>
      <text:p text:style-name="P6390">Natomiast zmiana opodatkowania szalenie wszystkich zaniepokoi.</text:p>
      <text:p text:style-name="P6391"><text:span text:style-name="T6392">I</text:span><text:s/>dlatego proponuję tu napisać. Ja nie wiem może tu trzeba napisać zmianę wymiaru, ja się tak nie znam, ale na pewno trzeba to uwzględnić w tym podatku 30 proc. Pan rozumie o co chodzi, ja się tak nie znam na tym, ale tak na rozum.</text:p>
      <text:p text:style-name="P6393"><text:span text:style-name="T6394">Przewodniczący</text:span><text:span text:style-name="T6395">:</text:span></text:p>
      <text:soft-page-break/>
      <text:p text:style-name="P6396">Proponuję przygotować zapis w tym zakresie i byśmy skończy<text:span text:style-name="T6397">li</text:span><text:s/>pkt. 3. Dyr. Wysocki przygotuje zapis, ktoś z ekonomistów od państwa. Jeżeliby można panią magister prosić o przyg<text:span text:style-name="T6398">ot</text:span>owanie... Tekst jest już gotowy...</text:p>
      <text:p text:style-name="P6399"><text:span text:style-name="T6400">Ob.</text:span><text:span text:style-name="T6401"><text:s text:c="23"/></text:span>:</text:p>
      <text:p text:style-name="P6402">My uważamy, że powinien by<text:span text:style-name="T6403">ć</text:span><text:s/>zapis, że to będzie się wiązało z odpowiednim zmni<text:span text:style-name="T6404">ejs</text:span>zeniem innych obciążeń, żeby to w świadomości społecznej nie wiązało się<text:span text:style-name="T6405">...</text:span></text:p>
      <text:p text:style-name="P6406"><text:span text:style-name="T6407">M. Ed</text:span><text:span text:style-name="T6408">e</text:span><text:span text:style-name="T6409">lman</text:span><text:span text:style-name="T6410">:</text:span></text:p>
      <text:p text:style-name="P6411">Pan dyrektor też się zgadza.<text:span text:style-name="T6412">..</text:span></text:p>
      <text:p text:style-name="P6413"><text:span text:style-name="T6414">Wysock</text:span><text:span text:style-name="T6415">i</text:span><text:span text:style-name="T6416">:</text:span></text:p>
      <text:p text:style-name="P6417">Tak<text:span text:style-name="T6418">,</text:span><text:s/>więc nie będzie rozbi<text:span text:style-name="T6419">eż</text:span>ności, tylko prosimy o redakcję tego i trzeci punkt...</text:p>
      <text:p text:style-name="P6420"><text:span text:style-name="T6421">M.</text:span><text:span text:style-name="T6422"><text:s/>Ed</text:span><text:span text:style-name="T6423">el</text:span><text:span text:style-name="T6424">man</text:span><text:span text:style-name="T6425">:</text:span></text:p>
      <text:p text:style-name="P6426"><text:span text:style-name="T6427">Proszę</text:span><text:s/>państwa jeszcze taka sprawa. Sprawa powstawania funduszu zdrowia<text:span text:style-name="T6428">.</text:span><text:s/>Tu są wymienione dwa źr<text:span text:style-name="T6429">ó</text:span>dła i ja bym nawet tak nie pisał, jak tu jest napisan<text:span text:style-name="T6430">e</text:span>... w sprawie monopolu tytoniowego, bo tu każemy podrożyć papierosy. Ja bym tak nie pisał<text:span text:style-name="T6431">.</text:span></text:p>
      <text:p text:style-name="P6432">Ja bym napisał inaczej<text:span text:style-name="T6433">.</text:span><text:s/><text:span text:style-name="T6434">Że</text:span><text:s/>monopol tytoniowy winien odpowiedni procent podatku<text:s/>a<text:span text:style-name="T6435">nty</text:span>tytoniowego, tak samo, jak<text:s/>antyalkoholowego<text:s/>płacić na fundusz zdrowia. To jest raz.</text:p>
      <text:p text:style-name="P6436">A dwa to jest taka rzecz<text:span text:style-name="T6437">.</text:span><text:s/>Tych<text:s/><text:span text:style-name="T6438">ź</text:span>ródeł, jak wynika z tego pa<text:span text:style-name="T6439">ń</text:span>stwo podali tylko dwa<text:span text:style-name="T6440">.</text:span></text:p>
      <text:p text:style-name="P6441">/Głos z sali: nie słychać/.</text:p>
      <text:p text:style-name="P6442">Zaraz, ale my byśmy chcieli, żeby ten budżet centralny<text:s/><text:span text:style-name="T6443">i</text:span><text:s/>terenowy dotyczył faktycznie tych wszystkich podmiotów, które są centralnie sterowane<text:span text:style-name="T6444">.</text:span><text:s/>To znaczy te, które pan minister wymienił. A, żeby wszystkie inne źródła były finansowane przez różne, jak to się mówi podmioty np<text:span text:style-name="T6445">.</text:span><text:s/>widzieliście państwo, jakiego stracha dostała wczoraj farmacja, jak oni krzyczeli, że oni dokładają do tego interesu miliony. To jest oczywistą nieprawdą<text:span text:style-name="T6446">.</text:span><text:s/>Bo to jest w rachunku, tym, który oni sobie robią, że to jest może prawda, ale naprawdę przemys<text:span text:style-name="T6447">ł</text:span><text:s/>farmaceutyczny na liście, już tu mówiłem prz<text:span text:style-name="T6448">ed</text:span>siębior<text:span text:style-name="T6449">st</text:span>w zyskownych jest na jednym z czołowych mi<text:span text:style-name="T6450">ej</text:span>sc.</text:p>
      <text:p text:style-name="P6451">Im chodzi o co innego<text:span text:style-name="T6452">.</text:span><text:s/>Oni płacą ten podatek 40 proc.,<text:span text:style-name="T6453"><text:s/></text:span>ale oni chcą być silni w swoim lobby proszę państwa, jak oni są głównym dostawcą dewiz i złotówek dla Ministerstwa Chemii to oni są ważniacy i wszystko do<text:span text:style-name="T6454">staj</text:span>ą<text:span text:style-name="T6455">.</text:span><text:s/>A oni zapominają, że oni bez nas w ogóle nie mogą istnieć. I mają nam płacić.<text:s/><text:span text:style-name="T6456">J</text:span>eże<text:span text:style-name="T6457">l</text:span>i nie cały podatek to jest połowę podatku, czy trzy czwarte, ta rzecz musi być do negocjacji<text:span text:style-name="T6458">.</text:span><text:s/>I ta sprawa oczywiście my jej nie rozwiążemy, bo to zacznie się z Ministrem Finansów, bo nikt nie chce wypuścić, wyrzucić złotego jajka, które mu składa, ta kura, ale myślę, że my możemy to zapi<text:span text:style-name="T6459">s</text:span>ać<text:span text:style-name="T6460">.</text:span><text:s/>A jak Minister Finansów tego nie przyjmie będziemy się z nim kłócić, bo to jest tylko ta sprawa, nam te pieniądze są bardziej potrzebne niż im<text:span text:style-name="T6461">.</text:span></text:p>
      <text:p text:style-name="P6462">I sprawa kontraktów zagrani<text:span text:style-name="T6463">c</text:span>znych. Niech tam nie opowiadają, że państwo z tego żyje, bardzo dobrze, że żyje i buduje to co chce za to budować, ale to są nasze pieniądze. Nasi lekarze to zarabiają. Oni pracują w takich czy w innych warunkach, inny lekarz zagraniczny do<text:span text:style-name="T6464">st</text:span>aje za to dwa razy tyle co najmniej zapłacone, czy może trzy nawet, a im się zabiera tę połowę i zabiera się wcale nie na sprawy służby zdrowia. Nas nie interesuje, jak się<text:s/>„P<text:span text:style-name="T6465">o</text:span>lservice”<text:s/>rozlicza z budż<text:span text:style-name="T6466">et</text:span>em pań<text:span text:style-name="T6467">s</text:span>twa<text:span text:style-name="T6468">.</text:span><text:s/>To musi być, to są nasze pieniądze wypracowane przez naszych lekarzy, zabierane przez państwo owszem, dobrze, co jest nie w<text:s/><text:soft-page-break/>porządku, ale już zabierane przez państwo, to dla nas. A jeżeli<text:s/>„Pewex”, to powiada taki kawałek, że on nie ma podatku antyalkoholowego to on jest wbrew przepisom, bo sprzedaje polską wódk<text:span text:style-name="T6469">ę</text:span>, na której je<text:span text:style-name="T6470">st<text:s/></text:span>podatek antyalkoholowy, bierze za to dolary, niech nie opowiada babci, że nie bierze, i musi nam oddać te pieniądze. Bo to są wszystko wykręty. Możliwe, że oni tak mówią, i że oni to mają zapisane gdzie indziej, ale prawda jest taka i my musimy o to dbać.</text:p>
      <text:p text:style-name="P6471">A jak nam nie przejdzie, jak Minister Finansów nam nie da, będziemy się z nim kłócić, zrobimy demonstra<text:span text:style-name="T6472">cj</text:span>ę, nie pozwolimy kupować wódki polskiej w<text:s/>„Pewexie”.</text:p>
      <text:p text:style-name="P6473">/Głos z sali: Wszyscy razem/.</text:p>
      <text:p text:style-name="P6474">Oczywiście...</text:p>
      <text:p text:style-name="P6475">/Głos z sali: Jaki transparent?/.</text:p>
      <text:p text:style-name="P6476">Transparent?<text:s/><text:span text:style-name="T6477">„</text:span>Wódkę p<text:span text:style-name="T6478">i</text:span>jcie, pieniądze dla nas<text:span text:style-name="T6479">”</text:span><text:span text:style-name="T6480">.</text:span></text:p>
      <text:p text:style-name="P6481"><text:span text:style-name="T6482">Przewodn</text:span><text:span text:style-name="T6483">i</text:span><text:span text:style-name="T6484">czący</text:span><text:span text:style-name="T6485">:</text:span></text:p>
      <text:p text:style-name="P6486">Czy można prosić o wyjaśnienie, bo ten punkt<text:s/>„Polservicu”<text:s/>był szczególnie dyskutowany i podstawą nie zapisania było to, że nie chcieliśmy tutaj wylewać, jak by powiedzieć, wydawać zbyt szybkiej decyzji.</text:p>
      <text:p text:style-name="P6487">Dyskutowa<text:span text:style-name="T6488">li</text:span>śmy na grupie roboczej, że przeana<text:span text:style-name="T6489">li</text:span>zujemy ten temat, że on będzie przedmiotem dyskusji zespołu. I że przygotujemy w tym zakresie stanowisko przynajmn<text:span text:style-name="T6490">i</text:span>ej do wtorku zapoznając się z prawnymi prz<text:span text:style-name="T6491">e</text:span>pisami. I przenieśliśmy te sprawy na wtorek.</text:p>
      <text:p text:style-name="P6492">Czy w tym zakresie.<text:span text:style-name="T6493">..</text:span></text:p>
      <text:p text:style-name="P6494"><text:span text:style-name="T6495">A. Wojtczak</text:span><text:span text:style-name="T6496">:</text:span></text:p>
      <text:p text:style-name="P6497">Właśnie chciałem powiedzieć panie przewodniczący, że myśmy rozmawiali o sprawach<text:s/>„Polservicu”<text:s/>i to zdradzę państwu, że również rozmawialiśmy o tym, by stworzyć przedsiębiorstwo eksportowo-importowe przy Ministerstwie Zdrowia i Opieki Społecznej, żeby ono zarabiało pieniądze dla służby zdrowia<text:span text:style-name="T6498">.</text:span><text:s/>I taka tendencja jest, dosyć dawno była, a wyraźnie w tej<text:s/><text:span text:style-name="T6499">ch</text:span>wili zaczyna już klarować się. To jest jedna sprawa.</text:p>
      <text:p text:style-name="P6500">Natomiast druga sprawa tych pieniędzy<text:s/>„Polservicu”<text:span text:style-name="T6501">.<text:s/></text:span>Tak, jak wczoraj uzgodniliśmy, zorientujemy się bardzo dokładnie ile tych pieniędzy<text:s/>„Polservice”<text:s/>otrzymuje, jakie są również wpływy do samego Mini<text:span text:style-name="T6502">st</text:span>erstwa Zdrowia i na co są one przeznaczane.</text:p>
      <text:p text:style-name="P6503">Natomiast teren, tak jak mówiłem, otrzymuje tzw. złotówki dewizowe, nie otrzymuje dolarów. Ja mów<text:span text:style-name="T6504">i</text:span>ę o tych w<text:span text:style-name="T6505">oj</text:span>ewództwach, które mają kontrakty zespołowe w jednym z krajów arabskich<text:s/><text:span text:style-name="T6506">-</text:span><text:s/>Libii<text:span text:style-name="T6507">.</text:span><text:s/>Złotówki dewizowe tak zwane, że można za nie wykupi<text:span text:style-name="T6508">ć</text:span><text:s/>dolary.</text:p>
      <text:p text:style-name="P6509"><text:span text:style-name="T6510">/Głos</text:span><text:s/>z sali: Przecież są dolary/.</text:p>
      <text:p text:style-name="P6511">Jeśli s<text:span text:style-name="T6512">ą</text:span><text:s/>w roku, to są<text:span text:style-name="T6513">...</text:span></text:p>
      <text:p text:style-name="P6514"><text:span text:style-name="T6515">Przewodniczący</text:span><text:span text:style-name="T6516">:</text:span></text:p>
      <text:p text:style-name="P6517">Proszę pań<text:span text:style-name="T6518">st</text:span>wa ponieważ ten temat musi być szczegółowo przygotowany, ja proponuję, żebyśmy dzisiaj z braku dokumentów po prostu rzeczowych, bo my rozważamy nie mając odpowiedzi na wiele rzeczy, nie podnosili, bo ta dyskusja odbiega od tego.</text:p>
      <text:p text:style-name="P6519">Natomiast te tematy były bardzo mocno stawiane na zespole i na wtorek przygotować się merytorycznie do tematu, żebyśmy nie podejmowali stanowiska bez niejasności w tym zakr<text:span text:style-name="T6520">es</text:span>ie<text:span text:style-name="T6521">.</text:span></text:p>
      <text:p text:style-name="P6522">Pani prof. Sokołowska wcześniej poprosiła o głos.</text:p>
      <text:soft-page-break/>
      <text:p text:style-name="P6523"><text:span text:style-name="T6524">Sokołowska</text:span><text:span text:style-name="T6525">:</text:span></text:p>
      <text:p text:style-name="P6526">Była mowa o narodowym funduszu ochrony<text:s/><text:span text:style-name="T6527">zd</text:span>rowia. Bo on się jakoś tutaj nie mieści w to co mnie się mieści w głowie, i ja właściwie nie wiem o co chodzi tutaj, bo przecież są duże budżetowe pozycje, które są na różne pozycje stawiane, a ja nie wiem na co i dlaczego? I kto o tym d<text:span text:style-name="T6528">ec</text:span>yduje?</text:p>
      <text:p text:style-name="P6529">/Głos z sali: nie<text:s/>słychać/.</text:p>
      <text:p text:style-name="P6530">Ale tutaj nie było<text:span text:style-name="T6531">.</text:span>.<text:span text:style-name="T6532">.</text:span></text:p>
      <text:p text:style-name="P6533">/Głos z sali: Na tym zespole roboczym o Narodowym Funduszu Ochrony Zdrowia w ogóle ż<text:span text:style-name="T6534">eś</text:span>my nie mówili/.</text:p>
      <text:p text:style-name="P6535"><text:span text:style-name="T6536">M.</text:span><text:span text:style-name="T6537"><text:s/>Ed</text:span><text:span text:style-name="T6538">el</text:span><text:span text:style-name="T6539">man</text:span><text:span text:style-name="T6540">:</text:span></text:p>
      <text:p text:style-name="P6541">Ale trzeba było pierwszego dnia w ogóle jakoś to zafiksować tą sprawę Narodowego Funduszu Ochrony Zdrowia, że to powinien być jednak pod kontrolą społeczną, fundusz, a nie Ministerstwa Zdrowia, te 15 mld złotych.<text:span text:style-name="T6542">..</text:span></text:p>
      <text:p text:style-name="P6543"><text:span text:style-name="T6544">Przewodniczący</text:span><text:span text:style-name="T6545">:</text:span></text:p>
      <text:p text:style-name="P6546"><text:span text:style-name="T6547">Jest</text:span><text:s/>pod kontrolą społeczną, na czele chyba stoi prof. Kostrzewski...</text:p>
      <text:p text:style-name="P6548"><text:span text:style-name="T6549">M.</text:span><text:span text:style-name="T6550"><text:s/>Edelman</text:span><text:span text:style-name="T6551">:</text:span></text:p>
      <text:p text:style-name="P6552">A prof. Kostrzewski jest sam...</text:p>
      <text:p text:style-name="P6553"><text:span text:style-name="T6554">Przew</text:span><text:span text:style-name="T6555">od</text:span><text:span text:style-name="T6556">ni</text:span><text:span text:style-name="T6557">cz</text:span><text:span text:style-name="T6558">ąc</text:span><text:span text:style-name="T6559">y</text:span><text:span text:style-name="T6560">:</text:span></text:p>
      <text:p text:style-name="P6561">Nie jest ogromny zespół...</text:p>
      <text:p text:style-name="P6562"><text:span text:style-name="T6563">M. Ed</text:span><text:span text:style-name="T6564">el</text:span><text:span text:style-name="T6565">man</text:span><text:span text:style-name="T6566">:</text:span></text:p>
      <text:p text:style-name="P6567">W każdym razie trzeba to jakoś ują<text:span text:style-name="T6568">ć</text:span>...</text:p>
      <text:p text:style-name="P6569"><text:span text:style-name="T6570">Przewodniczący</text:span><text:span text:style-name="T6571">:</text:span></text:p>
      <text:p text:style-name="P6572">Pan dr<text:s/><text:span text:style-name="T6573">U</text:span>miastowski<text:span text:style-name="T6574">...</text:span></text:p>
      <text:p text:style-name="P6575"><text:span text:style-name="T6576">J</text:span><text:span text:style-name="T6577">. Umiastowski</text:span><text:span text:style-name="T6578">:</text:span></text:p>
      <text:p text:style-name="P6579"><text:span text:style-name="T6580">Proszę</text:span><text:s/>państwa chciałbym, żebyśmy we wtorek tylko nie dowiedzieli się, że<text:s/>„Polservice”<text:s/>nie jest in<text:span text:style-name="T6581">st</text:span>ytucją dochodową w dewizach z kontraktów medycznych, bo nie będzie już<text:s/><text:span text:style-name="T6582">cz</text:span>asu<text:span text:style-name="T6583">.</text:span></text:p>
      <text:p text:style-name="P6584">Natomiast ja wiem, że<text:s/>„Polservice”<text:s/>z kontraktów zbiorowych i indywidualnych ciągnie dochody w dewizach, że ma konto syfonowe w banku handlowym<text:s/><text:span text:style-name="T6585">i</text:span><text:s/>chcie<text:span text:style-name="T6586">l</text:span>ibyśmy, żeby to do służby zdrowia trafiało, ponieważ to się odbywa kosztem polskiego pacjenta. U nas 20 proc. lekarzy emigruje, a ta reszta w pewnym procencie j<text:span text:style-name="T6587">ed</text:span>z<text:span text:style-name="T6588">i</text:span>e na k<text:span text:style-name="T6589">o</text:span>n<text:span text:style-name="T6590">t</text:span>rakty zagraniczne, polski pacjent na tym trac<text:span text:style-name="T6591">i,</text:span><text:s/>niech więc dochody wspomagają polską służbę zdrowia społeczną.</text:p>
      <text:p text:style-name="P6592">Dziękuję<text:span text:style-name="T6593">.</text:span></text:p>
      <text:p text:style-name="P6594"><text:span text:style-name="T6595">Przewodniczący</text:span><text:span text:style-name="T6596">:</text:span></text:p>
      <text:p text:style-name="P6597">P<text:span text:style-name="T6598">a</text:span>n<text:span text:style-name="T6599">i</text:span>e doktorze my nie tylko wiemy, że<text:s/>„Polservice”<text:s/>jest, ale wiemy, że<text:s/>„Polservice”<text:s/>przeszkadza w kontraktach, dlatego że haracz narzucony na polskich lekarzy powoduje to, że wiele pa<text:span text:style-name="T6600">ń</text:span>stw nie chce podpisywać kontraktów przy takim haraczu obciążającym służbę zdrowia. Także te sprawy w sposób jednoznaczny były stawiane. Natomiast jeżeli można to tak, jak przyjęliśmy, że będziemy mie<text:span text:style-name="T6601">ć</text:span><text:s/>materiały rzeczowe, to wtedy pod<text:span text:style-name="T6602">ej</text:span>miemy decyzje na temat<text:s/>„Polserv<text:span text:style-name="T6603">i</text:span><text:span text:style-name="T6604">c</text:span>u”<text:span text:style-name="T6605">.</text:span></text:p>
      <text:p text:style-name="P6606"><text:span text:style-name="T6607">M. Wo</text:span><text:span text:style-name="T6608">j</text:span><text:span text:style-name="T6609">t</text:span><text:span text:style-name="T6610">c</text:span><text:span text:style-name="T6611">zak</text:span><text:span text:style-name="T6612">:</text:span></text:p>
      <text:p text:style-name="P6613">Ja by<text:span text:style-name="T6614">m</text:span><text:s/>popierał przewodniczącego, dla<text:span text:style-name="T6615">te</text:span>go, że z<text:s/>„Polservicem”<text:s/>nie jest tak, jak się nam wydaje kończy<text:s/><text:soft-page-break/>się w '90 r<text:span text:style-name="T6616">.</text:span><text:s/>i w tej chwili jest problem, jak zawierać kontra<text:span text:style-name="T6617">kt</text:span>y, kto powinien zawierać, jak negocjować i niestety<text:s/>„Polservice”<text:s/>chcielibyśmy, żeby był kurą, która znosi złote jajka, tylko, że ta kura już zdycha...</text:p>
      <text:p text:style-name="P6618"><text:span text:style-name="T6619">M</text:span><text:span text:style-name="T6620">.</text:span><text:span text:style-name="T6621"><text:s/>Ed</text:span><text:span text:style-name="T6622">el</text:span><text:span text:style-name="T6623">man</text:span><text:span text:style-name="T6624">:</text:span></text:p>
      <text:p text:style-name="P6625">Panie ministrze, właściwie to stanowisko w sprawie zakupów int<text:span text:style-name="T6626">er</text:span>w<text:span text:style-name="T6627">en</text:span>cyjnych musi teraz.<text:span text:style-name="T6628">..</text:span></text:p>
      <text:p text:style-name="P6629"><text:span text:style-name="T6630">/Głos</text:span><text:s/>z sali: Jest podobno przepisywane/.</text:p>
      <text:p text:style-name="P6631">Jest przepisywane..<text:span text:style-name="T6632">.</text:span></text:p>
      <text:p text:style-name="P6633"><text:span text:style-name="T6634">Przewodniczący</text:span><text:span text:style-name="T6635">:</text:span></text:p>
      <text:p text:style-name="P6636">T<text:span text:style-name="T6637">a</text:span>k, jest przepisywane. Jeszcze do tych zapisów podzespołu do źródeł dofinansowywania.</text:p>
      <text:p text:style-name="P6638">Czy państwo mają już ustalony trzeci punkt, uzgodnienie. Można prosić?</text:p>
      <text:p text:style-name="P6639"><text:span text:style-name="T6640">Milewska</text:span><text:span text:style-name="T6641">:</text:span></text:p>
      <text:p text:style-name="P6642">Składka ta opłacana będzie przez podmioty<text:span text:style-name="T6643"><text:s/></text:span>gospodarujące, co wiązać się powinno z odpowiednim zmniejszeniem innych obcią<text:span text:style-name="T6644">ż</text:span>eń podatkowych<text:span text:style-name="T6645">.</text:span></text:p>
      <text:p text:style-name="P6646"><text:span text:style-name="T6647">Przewodniczący</text:span><text:span text:style-name="T6648">:</text:span></text:p>
      <text:p text:style-name="P6649">Przyjmujemy taki zapis<text:span text:style-name="T6650">.</text:span>.<text:span text:style-name="T6651">.</text:span></text:p>
      <text:p text:style-name="P6652"><text:span text:style-name="T6653">Milewska</text:span><text:span text:style-name="T6654">:</text:span></text:p>
      <text:p text:style-name="P6655">Jeszcze raz przeczytam zapis<text:span text:style-name="T6656">.</text:span><text:s/>Dotyczy końca pkt. 3, ostatnie zdanie w tym punkcie<text:span text:style-name="T6657">.</text:span></text:p>
      <text:p text:style-name="P6658">„Składka ta opłacana będzie przez podmioty gospodarujące, co wiązać się powinno z odpowiednim zmni<text:span text:style-name="T6659">ej</text:span>szeniem innych obciążeń podatkowych<text:span text:style-name="T6660">”</text:span>.</text:p>
      <text:p text:style-name="P6661"><text:span text:style-name="T6662">Przewodniczący</text:span><text:span text:style-name="T6663">:</text:span></text:p>
      <text:p text:style-name="P6664">Dziękuję bardzo. Czy do tego materiału w zakresie zasad i finansowania służby zdrowia, czy są jeszcze uwagi?</text:p>
      <text:p text:style-name="P6665"><text:span text:style-name="T6666">Z</text:span><text:span text:style-name="T6667">. Kuratowska</text:span><text:span text:style-name="T6668">:</text:span></text:p>
      <text:p text:style-name="P6669">Dosłownie do ostatniego powiedziałabym słowa nawet. Ja wiem, zdaję sobie sprawę ze wszystkich trudności organizacyjnych, ale jednak uważam, że ten '93 r.<text:s/>to jest strasznie daleko. Przynajmniej jeśli nie uda mi się<text:s/><text:span text:style-name="T6670">ut</text:span>argować pierwszego to '92, bo to jest podstawa reformy.<text:s/><text:span text:style-name="T6671">J</text:span>e<text:span text:style-name="T6672">śl</text:span>i nie będzie tego, to za długo będzie ten okres przejściowy<text:span text:style-name="T6673">.</text:span></text:p>
      <text:p text:style-name="P6674"><text:span text:style-name="T6675">P</text:span><text:span text:style-name="T6676">rzewod</text:span><text:span text:style-name="T6677">nicząc</text:span><text:span text:style-name="T6678">y</text:span><text:span text:style-name="T6679">:</text:span></text:p>
      <text:p text:style-name="P6680">Jeżeli można dyr. Wysocki w tym zakresie<text:span text:style-name="T6681">.</text:span></text:p>
      <text:p text:style-name="P6682"><text:span text:style-name="T6683">Dy</text:span><text:span text:style-name="T6684">r</text:span><text:span text:style-name="T6685">. Wysock</text:span><text:span text:style-name="T6686">i</text:span><text:span text:style-name="T6687">:</text:span></text:p>
      <text:p text:style-name="P6688">Myśmy dyskutowali w tym zakresie z kolegami ze strony opozycyjno-solidarnościow<text:span text:style-name="T6689">ej</text:span><text:s/>w czasie przerwy, w jaki sposób wyjś<text:span text:style-name="T6690">ć</text:span><text:s/>tu z g<text:span text:style-name="T6691">od</text:span>nością i honorem z tym zapisem<text:span text:style-name="T6692">.</text:span><text:s/>Jeśli można w związku z tym chciałem zaproponować następujący zapis, rozumiem wszelkie uwarunkowania<text:span text:style-name="T6693">.</text:span><text:s/>Żeby pozostawić 1 stycznia '91, a w funduszu ubezpieczeń społecz<text:span text:style-name="T6694">n</text:span>ych nie podawać daty. Powiedzmy sobie szczerze nie będzie to praktycznie chyba możliwe niż taki termin, jak tu podaliśmy<text:span text:style-name="T6695">.</text:span><text:s/>Dlaczego? Jeśli wejdziemy z zasadami gospodarki finansowej, z samodzielnością,<text:s/><text:span text:style-name="T6696">sa</text:span>m<text:span text:style-name="T6697">ofin</text:span>an<text:span text:style-name="T6698">so</text:span>wan<text:span text:style-name="T6699">ie</text:span>m do zakładów służby zdrowia w<text:s/>‘91 r<text:span text:style-name="T6700">.</text:span><text:s/>to my 1 stycznia<text:s/>‘92 r<text:span text:style-name="T6701">.</text:span>, tak jak byśmy chcieli to wprowadzić nie będziemy jeszcze dokładnie znali wyników kosztów jednostkowych w tych zakładach. Czyli jak tą składkę skalkulować, bo przecież tu nie chodzi o to, że<text:s/>„zamienił stryjek siekierkę na kijek”<text:span text:style-name="T6702">.</text:span><text:s/>Mamy 2 biliony na służbę zdrowia z budżetu to zamienimy na 2 biliony z FUZ-u i będzie to samo. No to będzie to samo nic lepiej. Czyli nie o to chodzi<text:span text:style-name="T6703">.</text:span><text:s/><text:soft-page-break/>Musimy wyjść z elementem faktycznie ponoszonych kosztów i to jest nam potrzebne do skalkulowania tejże składki.</text:p>
      <text:p text:style-name="P6704">Stąd faktycznie<text:s/>jeślibyśmy<text:s/>chcieli wyjść z honorem to napiszemy, że wprowadzenie r<text:span text:style-name="T6705">ef</text:span>ormowanych zasad gospodarki finansowej zakładów służby zdrowia nastąpi nie pó<text:span text:style-name="T6706">ź</text:span>niej niż 1 stycznia 1991 r. I koniec<text:span text:style-name="T6707">.</text:span></text:p>
      <text:p text:style-name="P6708"><text:span text:style-name="T6709">Przew</text:span><text:span text:style-name="T6710">od</text:span><text:span text:style-name="T6711">ni</text:span><text:span text:style-name="T6712">cz</text:span><text:span text:style-name="T6713">ący</text:span><text:span text:style-name="T6714">:</text:span></text:p>
      <text:p text:style-name="P6715"><text:span text:style-name="T6716">C</text:span><text:span text:style-name="T6717">zy</text:span><text:s/>można tak przyjąć, to było konsultowane i czy możemy tak przyjąć? Tak<text:span text:style-name="T6718">.</text:span></text:p>
      <text:p text:style-name="P6719">/Głos z sali: Skreślamy 93<text:span text:style-name="T6720">.</text:span>../.</text:p>
      <text:p text:style-name="P6721">Skreślamy fundusz ubezpieczeń od 1<text:s/><text:span text:style-name="T6722">st</text:span>ycznia...</text:p>
      <text:p text:style-name="P6723"><text:span text:style-name="T6724">Z.</text:span><text:span text:style-name="T6725"><text:s/>Kuratowska</text:span><text:span text:style-name="T6726">:</text:span></text:p>
      <text:p text:style-name="P6727">Nie,<text:s/><text:span text:style-name="T6728">n</text:span>ie...</text:p>
      <text:p text:style-name="P6729"><text:span text:style-name="T6730">Przewodnic</text:span><text:span text:style-name="T6731">z</text:span><text:span text:style-name="T6732">ący</text:span><text:span text:style-name="T6733">:</text:span></text:p>
      <text:p text:style-name="P6734">Tylko datę, tak?</text:p>
      <text:p text:style-name="P6735"><text:span text:style-name="T6736">Majewska</text:span><text:span text:style-name="T6737">:</text:span></text:p>
      <text:p text:style-name="P6738">Jeż<text:span text:style-name="T6739">el</text:span>i nie udaje się wynegocjować wcześni<text:span text:style-name="T6740">ej</text:span>szego terminu to niech zostanie ten, który był. Bo lepszy jest późniejszy jak żaden<text:span text:style-name="T6741">.</text:span></text:p>
      <text:p text:style-name="P6742"><text:span text:style-name="T6743">Prz</text:span><text:span text:style-name="T6744">ew</text:span><text:span text:style-name="T6745">odni</text:span><text:span text:style-name="T6746">cz</text:span><text:span text:style-name="T6747">ący</text:span><text:span text:style-name="T6748">:</text:span></text:p>
      <text:p text:style-name="P6749">Czyli przyjmujemy zapis nie zmieniony<text:s/>‘93 rok. Może, żeby mieć gwarancję do pośpiechu, bo o to chodzi to zapiszemy nie później od 1 stycznia<text:s/>’93<text:s/>r. Jeden wyraz dod<text:span text:style-name="T6750">aj</text:span>emy i to będzie nam dawało tą mobilizację<text:s/><text:span text:style-name="T6751">„</text:span>nie później niż od 1 stycznia<text:s/>‘93 r<text:span text:style-name="T6752">.</text:span><text:span text:style-name="T6753">”</text:span>.</text:p>
      <text:p text:style-name="P6754">Można taki zapis przyją<text:span text:style-name="T6755">ć</text:span>. Czy w zakresie tego dokumentu są jeszcze uwagi? To znaczy ja rozumiem, że pkt 7 w razie co zostanie poszerzony po prz<text:span text:style-name="T6756">ed</text:span>stawieniu wtorkowym, natomiast co do przyjęcia zasadności tego dokumentu, dyr. Wysock<text:span text:style-name="T6757">i</text:span>.</text:p>
      <text:p text:style-name="P6758"><text:span text:style-name="T6759">Dyr</text:span><text:span text:style-name="T6760">.</text:span><text:span text:style-name="T6761"><text:s/>Wysocki</text:span><text:span text:style-name="T6762">:</text:span></text:p>
      <text:p text:style-name="P6763">Panie przewodniczący przepraszam bardzo punkt 7 nie zostanie poszerzony, dlatego że fundusz ten przejściowy pod nazwą funduszu celowego obejmuje złotówki<text:span text:style-name="T6764">.</text:span><text:s/>Jeśli chcemy rozstrzygnąć sprawę dewiz to nie jest żadnego punktu - prz<text:span text:style-name="T6765">ej</text:span>ściowego czy funduszu prz<text:span text:style-name="T6766">ej</text:span>ściowego, jest to sprawa zupełnie niezależnego punktu, niezależnego postanowienia, która nic wspólnego z budżetem nie ma. Za to ma wspólnego z gospodarką dewizową, czyli to nie jest<text:s/>związane z budżetem<text:span text:style-name="T6767">.</text:span><text:s/><text:span text:style-name="T6768">J</text:span><text:span text:style-name="T6769">eśl</text:span>i mamy m<text:span text:style-name="T6770">et</text:span>odologicznie podchodzić, przepraszam ja tu złożę zbyt fachowo sprawę, ale gospodarka dewizowa nie jest elementem budż<text:span text:style-name="T6771">et</text:span>u<text:span text:style-name="T6772">.</text:span><text:s/>To nie budżet.</text:p>
      <text:p text:style-name="P6773">Czyli w ogóle będzie odrębna sprawa uzgodnienie ewentualne pozytywne, negatywne czy brak uzgodnienia w zakresie tych dewiz<text:s/>„Polservicu”. A to byłoby jako element całkowicie zamkni<text:span text:style-name="T6774">ęt</text:span>y.</text:p>
      <text:p text:style-name="P6775"><text:span text:style-name="T6776">Pr</text:span><text:span text:style-name="T6777">z</text:span><text:span text:style-name="T6778">ewod</text:span><text:span text:style-name="T6779">ni</text:span><text:span text:style-name="T6780">cz</text:span><text:span text:style-name="T6781">ąc</text:span><text:span text:style-name="T6782">y</text:span><text:span text:style-name="T6783">:</text:span></text:p>
      <text:p text:style-name="P6784">Mówiliśmy o uzupełnieniu materiałów pt. finansowanie, całości materiałów jeżeli wynikną jakieś wnioski we wtorek. Także uzupełnienie całości materiału<text:span text:style-name="T6785">.</text:span><text:s/>Czy można tak przyjąć?<text:s/><text:span text:style-name="T6786">I</text:span><text:s/>można uważać ten materiał w takim wypadku za p<text:span text:style-name="T6787">rz</text:span>yjęty w dniu dzisi<text:span text:style-name="T6788">ej</text:span>szym<text:span text:style-name="T6789">.</text:span></text:p>
      <text:p text:style-name="P6790">Proszę pan minister<text:span text:style-name="T6791">.</text:span></text:p>
      <text:p text:style-name="P6792"><text:span text:style-name="T6793">A. Wojtczak</text:span><text:span text:style-name="T6794">:</text:span></text:p>
      <text:p text:style-name="P6795">Jeże<text:span text:style-name="T6796">li</text:span><text:s/>państwo się zgodzą my nie dojdziemy do tych wszystkich szczegółowych zapisów w tej chwili.<text:s/><text:soft-page-break/>Jeżeli myśmy omawiając reformę powiedzieli o powołaniu zespołu, to przecież zespół wiele rzeczy będzie musiał na bieżąco rozwiązać i rozstrzygnąć, tych rzeczy detalicznych<text:span text:style-name="T6797">.</text:span><text:s/>Natomiast te grubsze rzeczy mamy w zapisie. Jeżeli jest to do zaakce<text:span text:style-name="T6798">pt</text:span>owania dla państwa, to wydaje mi się, że to b<text:span text:style-name="T6799">y</text:span><text:s/>skróciło dyskusje, która i tak nie będzie miała finału. Bo to jest postulatywna pewna<text:span text:style-name="T6800">.</text:span></text:p>
      <text:p text:style-name="P6801"><text:span text:style-name="T6802">P</text:span><text:span text:style-name="T6803">rzew</text:span><text:span text:style-name="T6804">odnicząc</text:span><text:span text:style-name="T6805">y</text:span><text:span text:style-name="T6806">:</text:span></text:p>
      <text:p text:style-name="P6807"><text:span text:style-name="T6808">D</text:span>ziękuję bardz<text:span text:style-name="T6809">o.</text:span><text:s/>W takim razie panie ministrze m<text:span text:style-name="T6810">oż</text:span>emy<text:span text:style-name="T6811">...</text:span></text:p>
      <text:p text:style-name="P6812"><text:span text:style-name="T6813">Ob.</text:span><text:span text:style-name="T6814"><text:s text:c="23"/></text:span>:</text:p>
      <text:p text:style-name="P6815">To nie dotyczy ściśle tego zapisu tylko wydaje mi się, że jedna rzecz nam umknęła chyba przez zapomnienie, bo o tym mówiliśmy przynajmniej w naszym zespole.</text:p>
      <text:p text:style-name="P6816">Chodzi mi o sprawę, która dotyczy okresu przejściowego zanim reforma wejdzie w życi<text:span text:style-name="T6817">e.</text:span><text:s/>Mianowicie chodzi mi o pieniądze odprowadzane co roku przez placówki służby zdrowia do budżetu państwa na zakończenie roku<text:span text:style-name="T6818">.</text:span><text:s/>Czy myśmy nie powinni wystąpi<text:span text:style-name="T6819">ć</text:span><text:s/>z tym żeby - o nadwyżki - one pozostawały w placówkach służby zdrowia<text:span text:style-name="T6820">.</text:span><text:s/>Może to już było przez państwa załatwiane tylko to mi umknęło?</text:p>
      <text:p text:style-name="P6821">Wypłynie to jakoś mobilizująco na gospodarność tych placówek<text:span text:style-name="T6822">.</text:span></text:p>
      <text:p text:style-name="P6823"><text:span text:style-name="T6824">Przewodniczący</text:span><text:span text:style-name="T6825">:</text:span></text:p>
      <text:p text:style-name="P6826">To już jest załatwione.</text:p>
      <text:p text:style-name="P6827"><text:span text:style-name="T6828">Ob.</text:span><text:span text:style-name="T6829"><text:s text:c="23"/></text:span>:</text:p>
      <text:p text:style-name="P6830">Dziękuję.</text:p>
      <text:p text:style-name="P6831"><text:span text:style-name="T6832">Przewodni</text:span><text:span text:style-name="T6833">cz</text:span><text:span text:style-name="T6834">ący</text:span><text:span text:style-name="T6835">:</text:span></text:p>
      <text:p text:style-name="P6836">Dyr. Wysocki proszę bardzo.</text:p>
      <text:p text:style-name="P6837"><text:span text:style-name="T6838">Dyr. Wysock</text:span><text:span text:style-name="T6839">i</text:span><text:span text:style-name="T6840">:</text:span></text:p>
      <text:p text:style-name="P6841">Postulat oczywiście, jak najbardziej słuszny, bo tylko te pieniądze nie przepadają umówmy się, te pieniądze wygasają w jednostce. Ale one idą do nadwyżki budżetowej rady narodowej i rada narodowa może jeszcze więcej tej jednostce dać, niż jednostka odprowadziła. Mimo tego my żeśmy wielokrotnie postulowali zmian<text:span text:style-name="T6842">ę</text:span><text:s/>prawa budż<text:span text:style-name="T6843">et</text:span>owego po to, żeby te środki pozostawały<text:span text:style-name="T6844">.</text:span><text:s/>Tylko teraz musimy się zastanowić nad j<text:span text:style-name="T6845">ed</text:span>ną rzeczą. Jeśli chcemy od<text:s/>‘91 r. czyli za niecałe półtora roku przejść na pełne<text:s/><text:span text:style-name="T6846">sa</text:span>mofinansowanie czyli mówiąc krótko nie ma żadnego przepadania, bo wszystkie pieniądze są w j<text:span text:style-name="T6847">e</text:span>dnostce.</text:p>
      <text:p text:style-name="P6848">To co pani mówi wymagałoby zmiany ustawy pt. Prawo budżetowe<text:span text:style-name="T6849">.</text:span><text:s/>Bo to jest ustalane..<text:span text:style-name="T6850">.</text:span><text:s/>i drugiej ustawy pt. Ustawa o systemie rad narodowych i samorządów<text:s/><text:span text:style-name="T6851">ter</text:span>ytorialnych. Ponieważ zabieramy radzie narodowej dotychczasowe dochody<text:span text:style-name="T6852">.</text:span><text:s/>Bo te przepadające czy wygaszające środki stanowi samodzielny dochód samodzielnej rady narodowej<text:span text:style-name="T6853">.</text:span><text:s/>Jeśli chcemy zabrać, to znaczy pomniejszyć dochody rady narodowej i zmienić prawo budżetowe czyli dwie ustawy, z wątpliwością czy nam się uda radom narodowym zabrać te pieniądze, tylko na okres jednego roku to mi się wydaje, że to się nie opłaci<text:span text:style-name="T6854">.</text:span></text:p>
      <text:p text:style-name="P6855"><text:span text:style-name="T6856">Przewodniczący</text:span><text:span text:style-name="T6857">:</text:span></text:p>
      <text:p text:style-name="P6858"><text:span text:style-name="T6859">Jeżeli</text:span><text:s/>można to doktor wniesie zastrzeżenia odnośnie jednej sprawy, tego co mamy na dziś i zab<text:span text:style-name="T6860">ez</text:span>pi<text:span text:style-name="T6861">ecz</text:span>enia środków finansowych na dziś<text:span text:style-name="T6862">.</text:span></text:p>
      <text:p text:style-name="P6863"><text:span text:style-name="T6864">Ob.</text:span><text:span text:style-name="T6865"><text:s text:c="23"/></text:span>:</text:p>
      <text:p text:style-name="P6866">W pkt. 7 mamy stwierdzenie w okresie przejściowym podstawowym źródłem finansowania będą<text:s/><text:soft-page-break/>budżety terenowe i budżet centralny. Ale wiemy, jednocześnie o dosyć znacznej inflacji<text:span text:style-name="T6867">.</text:span><text:s/>Czy nie warto byłoby dodatkowo zapisać, iż wysokość tych źródeł finansowania powinna być rewaloryzowana o poziom inflacj<text:span text:style-name="T6868">i</text:span>.</text:p>
      <text:p text:style-name="P6869">/Głos z sali: Lub wyższ<text:span text:style-name="T6870">y</text:span>, bo w tej chwili nie jest to problem/.</text:p>
      <text:p text:style-name="P6871"><text:span text:style-name="T6872">P</text:span><text:span text:style-name="T6873">rzewod</text:span><text:span text:style-name="T6874">niczący</text:span><text:span text:style-name="T6875">:</text:span></text:p>
      <text:p text:style-name="P6876">Panie dyrektorze w tym zakresie<text:span text:style-name="T6877">.</text:span>..</text:p>
      <text:p text:style-name="P6878"><text:span text:style-name="T6879">Dyr</text:span><text:span text:style-name="T6880">. W</text:span><text:span text:style-name="T6881">ysocki</text:span><text:span text:style-name="T6882">:</text:span></text:p>
      <text:p text:style-name="P6883"><text:span text:style-name="T6884">T</text:span>o znaczy mnie się jest bardzo trudno do tego ustosunkować, to jest tak oczywi<text:span text:style-name="T6885">st</text:span>e, że aż nie wypada o tym mówić, że powinna być rewaloryzowana do wysokości inflacji<text:span text:style-name="T6886">.</text:span></text:p>
      <text:p text:style-name="P6887">/Głos z sali: To może warto zapisać/.</text:p>
      <text:p text:style-name="P6888">To znaczy nie<text:span text:style-name="T6889">...</text:span><text:s/>To znaczy my intencje możemy oczywiście zapisać<text:span text:style-name="T6890">.</text:span><text:s/>Nie widzę żadnych przeszkód, żeby tego<text:span text:style-name="T6891"><text:s/></text:span>typu - przy<text:s/><text:span text:style-name="T6892">c</text:span>zym powiedzmy sobie szczerze jest to intencja, ostatecznie Sejm decyduje o elementach rewaloryzacji<text:span text:style-name="T6893">...</text:span><text:s/>które powinny być rewaloryzowane w zależności od poziomu inflacji, możemy zapisać to.</text:p>
      <text:p text:style-name="P6894"><text:span text:style-name="T6895">Przewodniczący</text:span><text:span text:style-name="T6896">:</text:span></text:p>
      <text:p text:style-name="P6897">Ty<text:span text:style-name="T6898">m</text:span><text:s/>bardziej, że mieliśmy w tym roku przykre doświadczenie w zakresie budżetu ministerstwa zdrowia niepokrycia rzeczowego, bo my możemy tworzyć nie wiadomo jakie programy, jak nie będzie pieniędzy nic nie zrobimy<text:span text:style-name="T6899">.<text:s/></text:span>Także to zapis jeszcze jeżeli o pkt 7 uzupełnienie.</text:p>
      <text:p text:style-name="P6900"><text:span text:style-name="T6901">Dyr. Wysocki</text:span><text:span text:style-name="T6902">:</text:span></text:p>
      <text:p text:style-name="P6903">W pkt. 7 po pierwsze, pierwsze zdanie wzbogacamy o taki zapis, które powinny być rewaloryzowane w zależności od stopnia inflacji<text:span text:style-name="T6904">.</text:span></text:p>
      <text:p text:style-name="P6905"><text:span text:style-name="T6906">Przewodniczący</text:span><text:span text:style-name="T6907">:</text:span></text:p>
      <text:p text:style-name="P6908">Czy możemy tak przyjąć ten materiał? Jeszcze jedno stanowisko jeżeli można prosić dr Dawydzik odnośnie załóg pracown<text:span text:style-name="T6909">icz</text:span>ych, stanowisko odnośnie medycyny prz<text:span text:style-name="T6910">em</text:span>ysłow<text:span text:style-name="T6911">ej,</text:span><text:s/>jeżeli państwo pozwolą to ja bym poprosił pana ministra o przejęcie przewodni<text:span text:style-name="T6912">ct</text:span>wa obrad<text:span text:style-name="T6913">?</text:span></text:p>
      <text:p text:style-name="P6914">/<text:span text:style-name="T6915">Przew</text:span><text:span text:style-name="T6916">od</text:span><text:span text:style-name="T6917">ni</text:span><text:span text:style-name="T6918">ct</text:span><text:span text:style-name="T6919">wo</text:span><text:s/>obrad przejmuje<text:s/><text:span text:style-name="T6920">min</text:span><text:span text:style-name="T6921">.</text:span><text:span text:style-name="T6922"><text:s/>Andrzej Wojtczak</text:span>/.</text:p>
      <text:p text:style-name="P6923">/Głosy z sali: nie słychać/.</text:p>
      <text:p text:style-name="P6924"><text:span text:style-name="T6925">A. Wojtczak</text:span><text:span text:style-name="T6926">:</text:span></text:p>
      <text:p text:style-name="P6927">Dobrze, ja zgadzam się. W tej chwili na wtorek mamy pomoc społeczną i przemysłową służbę zdrowia<text:span text:style-name="T6928">.</text:span><text:s/>Postaramy się zakończyć kształcenie i projekt - dzisiaj - projekt zapisu dotyczącego sprzętu jednorazowego leków i aparatury medycznej.</text:p>
      <text:p text:style-name="P6929">Jeżeli można prosię pana prof. Szczeklika o prz<text:span text:style-name="T6930">ed</text:span>stawienie<text:span text:style-name="T6931">.</text:span></text:p>
      <text:p text:style-name="P6932"><text:span text:style-name="T6933">A. Szczeklik</text:span><text:span text:style-name="T6934">:</text:span></text:p>
      <text:p text:style-name="P6935"><text:span text:style-name="T6936">P</text:span>anie Ministrze, Szanowni Państwo, przeczytam propozycje, którą ustaliliśmy wspólnie tutaj w czasie tych krótkich narad. Jest ona następująca.</text:p>
      <text:p text:style-name="P6937">„Podzespół do spraw Zdrowia uważa, że przy podejmowaniu decyzji wyboru władz uczelni, obsady stanowisk kierowniczych, awansu samodzi<text:span text:style-name="T6938">el</text:span>nych i pomocniczych pracowników nauki n<text:span text:style-name="T6939">i</text:span>e<text:s/><text:span text:style-name="T6940">m</text:span>og<text:span text:style-name="T6941">ą</text:span><text:s/>być brane pod uwagę względy polityczne, a jedynie kwalifikacje naukowe i zawodowe oraz postawa etyczna i moralna kandydatów<text:span text:style-name="T6942">.</text:span></text:p>
      <text:soft-page-break/>
      <text:p text:style-name="P6943">Dobór kadry kierowniczej oraz zatrudnienie asystentów w<text:span text:style-name="T6944">i</text:span>nno następowa<text:span text:style-name="T6945">ć</text:span><text:s/>jedynie w drodze konkursu w trybie ustalonym przez senat uczelni”.</text:p>
      <text:p text:style-name="P6946">Powiem,<text:s/><text:span text:style-name="T6947">ż</text:span>e z tej strony stołu, z kolegami, z którymi rozmawiałem prawie z wszystkimi, uważamy, że to jest z naszej strony do przyjęcia, a od siebie powiem, a to jest tylko mój indywidualny komentarz, że ja chcę od siebie wyrazi<text:span text:style-name="T6948">ć</text:span><text:s/>podziękowanie kol<text:span text:style-name="T6949">.</text:span><text:s/>Żochowskiemu i Wojtczakowi, że tutaj ten krok naprzód w kierunku takiego porozumienia robią. To jest rzeczywiście ta intencja, o którą nam chodziło, a oczywiście cała masa rzeczy, która za tym pójdzie jest dalsza.</text:p>
      <text:p text:style-name="P6950">Ale być może jeżeli jestem już przy głosie, że panie i panowie mają jakieś dodatkowe uwagi poza tym co myśmy tu ustalili<text:span text:style-name="T6951">.</text:span></text:p>
      <text:p text:style-name="P6952"><text:span text:style-name="T6953">A. Wojtczak</text:span><text:span text:style-name="T6954">:</text:span></text:p>
      <text:p text:style-name="P6955">Chciałem zapytać czy są jakieś opinie, uwagi, głosy?</text:p>
      <text:p text:style-name="P6956">/Głos z sali: nie słychać/.</text:p>
      <text:p text:style-name="P6957">Dziękuję, proszę bardzo<text:span text:style-name="T6958">.</text:span></text:p>
      <text:p text:style-name="P6959"><text:span text:style-name="T6960">W.<text:s/></text:span><text:span text:style-name="T6961">Sid</text:span><text:span text:style-name="T6962">o</text:span><text:span text:style-name="T6963">ro</text:span><text:span text:style-name="T6964">wic</text:span><text:span text:style-name="T6965">z</text:span><text:span text:style-name="T6966">:</text:span></text:p>
      <text:p text:style-name="P6967"><text:span text:style-name="T6968">Jeszcze</text:span><text:s/>w tej samej sprawie dotyczącej służby zdrowia. Bo po przyjęciu zgodnym stanowiska w sprawie kształcenia wytworzyła się pewna nierównowaga w stosunku do służby zdrowia, gdzie nie zapadło tak jednoznaczne stanowisko wykluczające czynniki polityczne. I dlatego, mimo że jest późno proponowałbym o uzupełnienie o to co<text:s/>stało s<text:span text:style-name="T6969">i</text:span>ę przedmiotem jakiegoś ju<text:span text:style-name="T6970">ż</text:span><text:s/>uzgodnienia<text:s/><text:span text:style-name="T6971">w</text:span><text:s/>tej sprawie. O dosłownie nawet o niecałe jedno zdanie<text:span text:style-name="T6972">.</text:span></text:p>
      <text:p text:style-name="P6973">„Podzespół do spraw Zdrowia<text:s/>„okrągłego stołu”<text:s/>wyrażał zgodną opinię, że przy podejmowaniu decyz<text:span text:style-name="T6974">ji</text:span><text:s/>dotyczących działalności zawodowej pracowników służby zdrowia i pomocy społecznej powinny być brane pod uwagę wyłącznie względy merytoryczne i etyczne, a nie polityczne”<text:span text:style-name="T6975">.</text:span><text:s/><text:span text:style-name="T6976">Jest</text:span><text:s/>to logiczne i nie stworzy układu<text:span text:style-name="T6977">,</text:span><text:s/>w którym służba zdrowia jest jak gdyby dyskryminowana w polityce kadrowej w stosunku do akademii m<text:span text:style-name="T6978">ed</text:span>yczn<text:span text:style-name="T6979">ej.</text:span></text:p>
      <text:p text:style-name="P6980"><text:span text:style-name="T6981">A. Wojtczak</text:span><text:span text:style-name="T6982">:</text:span></text:p>
      <text:p text:style-name="P6983"><text:span text:style-name="T6984">Ja</text:span><text:s/>bym proponował, żeby pozostać przy<text:s/><text:span text:style-name="T6985">ty</text:span>ch<text:s/><text:span text:style-name="T6986">sf</text:span>ormułowaniach<text:span text:style-name="T6987">,</text:span><text:s/>któreśmy przyjęli i tym pierwszym, i tym drugim. Służba zdrowia to nie jest tylko kadra naukowa, tylko to jest konglomerat wielu instytucji i zawodów i systemu tak samo zarządzania - admin<text:span text:style-name="T6988">ist</text:span>rowania, kadry ki<text:span text:style-name="T6989">er</text:span>owni<text:span text:style-name="T6990">czej.<text:s/></text:span>I dlatego są to dla mnie zupełnie dwie różne rzeczy i proponowałbym, żebyśmy zostali przy tych przyjętych zapisach<text:span text:style-name="T6991">.</text:span></text:p>
      <text:p text:style-name="P6992"><text:span text:style-name="T6993">Z. Kuratowska</text:span><text:span text:style-name="T6994">:</text:span></text:p>
      <text:p text:style-name="P6995">Ja uważam, że tym bardziej to co profesor powiedział teraz, tym bardziej jest za tym, żeby wprowadzi<text:span text:style-name="T6996">ć</text:span><text:s/>to są dosłownie dwa słowa. Analogiczne do tego co j<text:span text:style-name="T6997">est</text:span><text:s/>tuta<text:span text:style-name="T6998">j</text:span>.</text:p>
      <text:p text:style-name="P6999"><text:span text:style-name="T7000">A.</text:span><text:span text:style-name="T7001"><text:s/>Wojtczak</text:span><text:span text:style-name="T7002">:</text:span></text:p>
      <text:p text:style-name="P7003">W<text:s/>takim razie moje pytanie jest skierowane do pani czy pani docent idziemy na anulowanie poprzedniego uzgodnionego<text:s/><text:span text:style-name="T7004">st</text:span>anow<text:span text:style-name="T7005">is</text:span>ka.<text:span text:style-name="T7006">..</text:span></text:p>
      <text:p text:style-name="P7007"><text:span text:style-name="T7008">Z. Kuratowska</text:span><text:span text:style-name="T7009">:</text:span></text:p>
      <text:p text:style-name="P7010">To nie jest anulowanie, absolutnie, to jest dopisanie<text:span text:style-name="T7011">...</text:span></text:p>
      <text:p text:style-name="P7012"><text:span text:style-name="T7013">A</text:span><text:span text:style-name="T7014">.</text:span><text:span text:style-name="T7015"><text:s/>Wo</text:span><text:span text:style-name="T7016">jt</text:span><text:span text:style-name="T7017">czak</text:span><text:span text:style-name="T7018">:</text:span></text:p>
      <text:p text:style-name="P7019">Nie dopisanie, to jest zmiana zupełnie formuły. Myśmy się na tamtą formułę zgodzili, przyjęliśmy<text:span text:style-name="T7020">.</text:span><text:s/><text:span text:style-name="T7021">I</text:span><text:s/>albo<text:s/><text:soft-page-break/>utrzymujemy ją albo zaczynany dyskutować od nowa<text:span text:style-name="T7022">,</text:span><text:s/>przesuwamy na wtorek<text:span text:style-name="T7023">.</text:span></text:p>
      <text:p text:style-name="P7024"><text:span text:style-name="T7025">Z. Kuratowska</text:span><text:span text:style-name="T7026">:</text:span></text:p>
      <text:p text:style-name="P7027"><text:span text:style-name="T7028">Ni</text:span>e wiem, ja swoje zdanie powiedzia<text:span text:style-name="T7029">ł</text:span>am..<text:span text:style-name="T7030">.</text:span></text:p>
      <text:p text:style-name="P7031"><text:span text:style-name="T7032">A. Wo</text:span><text:span text:style-name="T7033">jt</text:span><text:span text:style-name="T7034">czak</text:span><text:span text:style-name="T7035">:</text:span></text:p>
      <text:p text:style-name="P7036">Prosz<text:span text:style-name="T7037">ę</text:span><text:s/>jakie są jeszcze uwagi..<text:span text:style-name="T7038">.</text:span></text:p>
      <text:p text:style-name="P7039"><text:span text:style-name="T7040">Z</text:span><text:span text:style-name="T7041">.</text:span><text:span text:style-name="T7042"><text:s/>Kuratowska</text:span><text:span text:style-name="T7043">:</text:span></text:p>
      <text:p text:style-name="P7044"><text:span text:style-name="T7045">W</text:span>ięcej nie mam nic do powiedzenia.</text:p>
      <text:p text:style-name="P7046"><text:span text:style-name="T7047">J.<text:s/></text:span><text:span text:style-name="T7048">Ż</text:span><text:span text:style-name="T7049">ochowski</text:span><text:span text:style-name="T7050">:</text:span></text:p>
      <text:p text:style-name="P7051"><text:span text:style-name="T7052">C</text:span>z<text:span text:style-name="T7053">y</text:span><text:s/><text:span text:style-name="T7054">j</text:span><text:span text:style-name="T7055">a</text:span><text:s/>mogę j<text:span text:style-name="T7056">ed</text:span>no zdanie? Myśmy bardzo podobną przed chwilą zaproponowali propozycję w stosunku do szkół wyższych<text:s/><text:span text:style-name="T7057">i</text:span><text:s/>pani docent była uprzejma powiedzieć, że jak dla służby zdrowia ogólnej tam ten zapis ją satysfakc<text:span text:style-name="T7058">j</text:span>onuje.<text:span text:style-name="T7059">.</text:span>.</text:p>
      <text:p text:style-name="P7060"><text:span text:style-name="T7061">Z</text:span><text:span text:style-name="T7062">.</text:span><text:span text:style-name="T7063"><text:s/>Kuratowska</text:span><text:span text:style-name="T7064">:</text:span></text:p>
      <text:p text:style-name="P7065">Nie satysfakcjonuje...</text:p>
      <text:p text:style-name="P7066"><text:span text:style-name="T7067">J</text:span><text:span text:style-name="T7068">.</text:span><text:span text:style-name="T7069"><text:s/>Żochowski</text:span><text:span text:style-name="T7070">:</text:span></text:p>
      <text:p text:style-name="P7071"><text:span text:style-name="T7072">Jest</text:span><text:s/>do przyjęcia, to w sytuacji szkół wyższych jest na pewno nie do przyjęcia. Także myśmy to zróżnicowali zgodnie w pewnym sensie z życzeniem,<text:s/><text:span text:style-name="T7073">i</text:span><text:s/>z intencją. Ja rozumiem, że może to nie tłumaczy wszystkiego, ale tłumaczy wiel<text:span text:style-name="T7074">e</text:span>.</text:p>
      <text:p text:style-name="P7075"><text:span text:style-name="T7076">A. Wojtczak</text:span><text:span text:style-name="T7077">:</text:span></text:p>
      <text:p text:style-name="P7078">...</text:p>
      <text:p text:style-name="P7079"><text:span text:style-name="T7080">Z</text:span><text:span text:style-name="T7081">.</text:span><text:span text:style-name="T7082"><text:s/>Kuratowska</text:span>:</text:p>
      <text:p text:style-name="P7083">Jak nikt nie podtrzymuje... ja myślę, że przejdźmy do projektu jeżeli chodzi o zapis dotyczący sprzętu i leków, to jest sprawa dla ludzi bardzo ważna i dziś musimy o tym powiedzieć.</text:p>
      <text:p text:style-name="P7084"><text:span text:style-name="T7085">A</text:span><text:span text:style-name="T7086">.</text:span><text:span text:style-name="T7087"><text:s/>Wojtczak</text:span><text:span text:style-name="T7088">:</text:span></text:p>
      <text:p text:style-name="P7089">Czyli można przyjąć, że tamto stanowisko obowiązuje i jest przyjęte?</text:p>
      <text:p text:style-name="P7090">/Głos z sali: Tak/.</text:p>
      <text:p text:style-name="P7091">Jest przyj<text:span text:style-name="T7092">ę</text:span>te, dziękuję bardzo. Proszę państwa mamy projekt zapisu dotyczącego sprz<text:span text:style-name="T7093">ę</text:span>tu jednorazow<text:span text:style-name="T7094">eg</text:span>o<text:span text:style-name="T7095">,</text:span><text:s/>kto odczyta?</text:p>
      <text:p text:style-name="P7096"><text:span text:style-name="T7097">M. Cybulko</text:span><text:span text:style-name="T7098">:</text:span></text:p>
      <text:p text:style-name="P7099">Projekt zapisu dotyczącego sprzętu j<text:span text:style-name="T7100">ed</text:span>norazowego, leków i aparatury medycznej, to cośmy dyskutowali w tym pakiecie decyzji<text:span text:style-name="T7101">.</text:span></text:p>
      <text:p text:style-name="P7102">„Podzespół do spraw Zdrowia stwierdza, że ze względu na poważne zagrożenie społeczeń<text:span text:style-name="T7103">st</text:span>wa chorobami prz<text:span text:style-name="T7104">en</text:span>o<text:span text:style-name="T7105">sz</text:span>onymi do krwi dla normalnego funk<text:span text:style-name="T7106">cj</text:span>onowania opieki zdrowotnej niezbędne jest pełne zaspokojenie potrzeb w zakresie sprz<text:span text:style-name="T7107">ę</text:span>tu jednorazowego uży<text:span text:style-name="T7108">c</text:span>ia, w szczególności igieł, strzykawek i zestawów do<text:s/><text:span text:style-name="T7109">i</text:span>nfuzji oraz sprz<text:span text:style-name="T7110">ę</text:span>tu ochrony osobistej dla personelu służby zdrowia<text:span text:style-name="T7111">.</text:span></text:p>
      <text:p text:style-name="P7112">Podzespół w związku z tym uważa za konieczne natychmiastowe podjęcie następujących kroków dora<text:span text:style-name="T7113">ź</text:span>nych.</text:p>
      <text:p text:style-name="P7114"><text:span text:style-name="T7115">1.</text:span><text:tab/>Wobec ni<text:span text:style-name="T7116">edost</text:span>at<text:span text:style-name="T7117">ecz</text:span>n<text:span text:style-name="T7118">ej</text:span><text:s/>produk<text:span text:style-name="T7119">cj</text:span>i krajow<text:span text:style-name="T7120">ej</text:span><text:s/>w/w sprzętu konieczne jest uruchomienie z dniem 30 kwietnia importu brakującego sprzętu i wyposażenia do takiej wielkości, aby pokry<text:span text:style-name="T7121">ć</text:span><text:s/>zapotrz<text:span text:style-name="T7122">eb</text:span>owanie w 100 proc. opierając się na europejskich<text:s/><text:span text:style-name="T7123">st</text:span>andardach W<text:span text:style-name="T7124">H</text:span>O.</text:p>
      <text:soft-page-break/>
      <text:p text:style-name="P7125">Czy państwo się zgadzają z tym<text:s/><text:span text:style-name="T7126">sf</text:span>ormu<text:span text:style-name="T7127">ło</text:span>waniem pierwszym?</text:p>
      <text:p text:style-name="P7128">2<text:span text:style-name="T7129">.</text:span><text:tab/>Import ten musi być traktowany jako bezwzględny priorytet utrzymywany w sposób ciągły w wysokości zależnie od niedoboru produkcji krajowej i wymaga dodatkowych środków dewizowych ponad czynione limity<text:span text:style-name="T7130">.</text:span></text:p>
      <text:p text:style-name="P7131">3.<text:tab/>W celu długofalowego rozwiązania tego problemu konieczne jest zwiększenie krajowej produkcji oraz uruchomienie dodatkowej produkcji kooperacyjn<text:span text:style-name="T7132">ej</text:span><text:s/>np. przez spółki.</text:p>
      <text:p text:style-name="P7133">W związku z utrzymującym się dotkliwym niedoborem leków, również podstawowych oraz artykułów sanitarnych w celu zapewnienia odpowiedniego poziomu terapii, zespół uznaje za konieczne:</text:p>
      <text:p text:style-name="P7134">1.<text:tab/>Likwidację opóźnień i realizację programu rozwoju przemysłu farmac<text:span text:style-name="T7135">eu</text:span>ty<text:span text:style-name="T7136">cz</text:span>n<text:span text:style-name="T7137">eg</text:span>o do dnia 31 grudnia<text:s/>‘90 r., a taki<text:s/><text:span text:style-name="T7138">pr</text:span>ogram istnieje już kilka la<text:span text:style-name="T7139">t.</text:span></text:p>
      <text:p text:style-name="P7140">2.<text:tab/>Stworzenie warunków ekonomicznych i prawnych umożliwiających intensywny rozwój przemysłu farmaceutycznego łącznie z przemysłami współpracującymi w celu pełnego zaspokoj<text:span text:style-name="T7141">en</text:span>ia potrzeb ochrony zdrowia<text:span text:style-name="T7142">.</text:span></text:p>
      <text:p text:style-name="P7143">3.<text:tab/>Od 1990<text:s/><text:span text:style-name="T7144">r.</text:span><text:s/>przyjąć zasadę przyznawania<text:s/><text:span text:style-name="T7145">ś</text:span>rodków dewizowych na import leków, surowców i komponentów, do ich produkcji wielkości odpowiadając<text:span text:style-name="T7146">ej</text:span><text:s/>potrzebom w zakresie urzędowego spisu leków oraz indyw<text:span text:style-name="T7147">id</text:span>ualn<text:span text:style-name="T7148">eg</text:span>o importu leków ratujących z<text:span text:style-name="T7149">d</text:span>rowie i życie<text:span text:style-name="T7150">.</text:span></text:p>
      <text:p text:style-name="P7151">Konieczne jest także podjęcie następujących działań:</text:p>
      <text:p text:style-name="P7152">1.<text:tab/>Dla przyspieszenia rozwoju produkcji postulujem<text:span text:style-name="T7153">y</text:span><text:s/>s<text:span text:style-name="T7154">i</text:span>ę, aby od 1 maja<text:s/>‘89 r<text:span text:style-name="T7155">.</text:span><text:s/>stworzyć m.in. preferencje kredytowe i ulgi podatkowe na okres nie krótszy niż 5 lat dla podmiotów gospodarczych wytwarza<text:span text:style-name="T7156">ją</text:span>cych na potrzeby ochrony zdrowia oraz dla dy<text:span text:style-name="T7157">st</text:span>rybutorów sprzętu i leków<text:span text:style-name="T7158">.</text:span></text:p>
      <text:p text:style-name="P7159"><text:span text:style-name="T7160">2</text:span>.<text:tab/>Zwolnienie z opłat celnych importu sprzętu wyposażenia medycznego, leków oraz środków sanitarnych dla wszystkich form własności na okres nie krótszy niż do końca 1994<text:span text:style-name="T7161">.</text:span></text:p>
      <text:p text:style-name="P7162">To wszystko<text:span text:style-name="T7163">.</text:span></text:p>
      <text:p text:style-name="P7164"><text:span text:style-name="T7165">A.</text:span><text:span text:style-name="T7166"><text:s/>Wojtczak</text:span><text:span text:style-name="T7167">:</text:span></text:p>
      <text:p text:style-name="P7168"><text:span text:style-name="T7169">Proszę</text:span><text:s/>b<text:span text:style-name="T7170">a</text:span>rdzo<text:span text:style-name="T7171">....</text:span></text:p>
      <text:p text:style-name="P7172"><text:span text:style-name="T7173">Z</text:span><text:span text:style-name="T7174">.</text:span><text:span text:style-name="T7175"><text:s/>Kuratowska</text:span><text:span text:style-name="T7176">:</text:span></text:p>
      <text:p text:style-name="P7177">Ja mam takie drobne uwag<text:span text:style-name="T7178">i</text:span>. Czy<text:s/><text:span text:style-name="T7179">-</text:span><text:s/>znaczy mnie się wydaje, że jest konieczne w<text:s/><text:span text:style-name="T7180">pkt</text:span>.<text:s/><text:span text:style-name="T7181">4</text:span>, 1 paragrafu, czyli tam gdzie chodzi o rozwiązanie długofalowe problemu produkcji krajowej, czy tutaj jednak nie trzeba też<text:s/>dać jakichś terminów<text:span text:style-name="T7182">.</text:span><text:s/>Tu chodzi przecież o dostarczenie temu zamierającemu nie w<text:span text:style-name="T7183">i</text:span>em dlaczego - przemysłowi, jakichś tam komponentów czy innego.<text:span text:style-name="T7184">..</text:span><text:s/>czy unowo<text:span text:style-name="T7185">cześ</text:span>nienia parku maszynowego, ja nie wiem co, bo przecież nie znam się, co tam brakuje?</text:p>
      <text:p text:style-name="P7186">Albo tak, jak my<text:span text:style-name="T7187">ś</text:span>my sugerowali, żeby te zakłady stały się ajencyjne, to nie o to chodzi, żeby to tu pisać. Tylko żeby napisać jakiś termin<text:span text:style-name="T7188">.</text:span></text:p>
      <text:p text:style-name="P7189">/Głos z sali: nie słychać/.</text:p>
      <text:p text:style-name="P7190">Ale czy to jest to samo? Aha to dotyczy obu, a ja zrozumiałam, że to dotyczy tych leków<text:span text:style-name="T7191">.</text:span></text:p>
      <text:p text:style-name="P7192">Ja mam takie wątpliwości czy rzeczywiście my musimy ja rozumiem znaczenie urzędowego spisu leków naturalnie, ale czy to jest dokument, na którym my się mamy opierać w tym wielkości odpowiadając<text:span text:style-name="T7193">ej</text:span><text:s/>potrzebom w zakresie urzędowego spisu leków, czy jednak nie oprzeć się na lekach na tym spisie WHO-owskim?</text:p>
      <text:soft-page-break/>
      <text:p text:style-name="P7194"><text:span text:style-name="T7195">A. Wojtczak</text:span><text:span text:style-name="T7196">:</text:span></text:p>
      <text:p text:style-name="P7197">Pani docent urzędowy spis leków to są leki dopuszczone, sprawdzone i dlatego one się w bardzo dużej mierze, ten urzędowy nasz spis leków odpowiada, on jest może nieco szerszy. WHO-<text:span text:style-name="T7198">w</text:span>ski spis leków jest z nazwami generycznymi, u nas nie ma tych leków generycznych i dlatego on wydaje się, że jest znacznie szerszy, ale w rzeczy samej według opinii specjalistów i komisji leków, i dużych zespołów, to jest to co jest konieczne i odpowiada w tej chwili wymogom naszego l<text:span text:style-name="T7199">ecz</text:span>ni<text:span text:style-name="T7200">ct</text:span>wa<text:span text:style-name="T7201">.</text:span></text:p>
      <text:p text:style-name="P7202">/Głos z sali: Do tego każdy lek jest sprawdzony/.</text:p>
      <text:p text:style-name="P7203">Proszę bardzo pan mgr Wysocki, później dr Kul<text:span text:style-name="T7204">er</text:span>ski.</text:p>
      <text:p text:style-name="P7205"><text:span text:style-name="T7206">M</text:span><text:span text:style-name="T7207">g</text:span><text:span text:style-name="T7208">r Wysocki</text:span><text:span text:style-name="T7209">:</text:span></text:p>
      <text:p text:style-name="P7210">Czy w sprawie leków ratujących życie nie warto by dodać jednego słowa, czy.<text:span text:style-name="T7211">.</text:span>. że uproszczenie procedury sprowadzenia leków ratujących życie, bo ta procedura jest bardzo długa<text:span text:style-name="T7212">.</text:span></text:p>
      <text:p text:style-name="P7213"><text:span text:style-name="T7214">A. Wojtczak</text:span>:</text:p>
      <text:p text:style-name="P7215">Poprosimy może panią mgr Pikulską, żeby powiedziała, jaka jest procedura.</text:p>
      <text:p text:style-name="P7216"><text:span text:style-name="T7217">Mgr Pikulska:</text:span></text:p>
      <text:p text:style-name="P7218">Proszę pań<text:span text:style-name="T7219">st</text:span>wa jeżeli chodzi o leki, ten import docelowy, ten typowy ratujący życie<text:span text:style-name="T7220">.</text:span><text:s/>Jeżeli jest tylko prawidłowo zgłoszony, bo tu muszę podkreślić, tutaj na sali, i jest osiągalny gdziekol<text:span text:style-name="T7221">w</text:span>iek na Zachodzie, obojętnie w jakiej sieci detalicznej, hurtowej, u producenta jest sprowadzany w ciągu 24, góra 48 godzin, typowo ratujący życie, jest to import szalenie drogi. To są koszty tego importu wielokrotnie przekraczające samo ściągnięcie tego leku, i wydaje mi s<text:span text:style-name="T7222">i</text:span>ę, że tutaj można to stosować tylko w przypadkach ewidentnego zagrożenia życia.</text:p>
      <text:p text:style-name="P7223"><text:span text:style-name="T7224">J</text:span>eżeli chodzi o zagrożenie zdrowia, to wtedy musi być jednak pewna selekcja, bo to jest import również drogi.<text:span text:style-name="T7225"><text:s/></text:span>A skąd się bierze jednak ten pewien okres, ściąganie wszystkiego - przepraszam bardzo za żargon - samolotami w tym trybie na ratunek podraża mniej więcej o 100 do 200 proc. koszty, a wreszcie to odbija się na możliwościach później zakupu<text:span text:style-name="T7226">.</text:span></text:p>
      <text:p text:style-name="P7227"><text:span text:style-name="T7228">M. Ed</text:span><text:span text:style-name="T7229">e</text:span><text:span text:style-name="T7230">lman</text:span><text:span text:style-name="T7231">:</text:span></text:p>
      <text:p text:style-name="P7232">Przepraszam bardzo, a jaki jest prawidłowy tryb?</text:p>
      <text:p text:style-name="P7233"><text:span text:style-name="T7234">Mgr Pikulska</text:span><text:span text:style-name="T7235">:</text:span></text:p>
      <text:p text:style-name="P7236">Przede wszystkim, żeby o tym wiedziała apteka szpitalna.</text:p>
      <text:p text:style-name="P7237"><text:span text:style-name="T7238">A</text:span><text:span text:style-name="T7239">.</text:span><text:span text:style-name="T7240"><text:s/>Wo</text:span><text:span text:style-name="T7241">jt</text:span><text:span text:style-name="T7242">czak</text:span><text:span text:style-name="T7243">:</text:span></text:p>
      <text:p text:style-name="P7244">Proszę bardzo dr Kul<text:span text:style-name="T7245">er</text:span>ski.</text:p>
      <text:p text:style-name="P7246"><text:span text:style-name="T7247">Dr Kulerski</text:span><text:span text:style-name="T7248">:</text:span></text:p>
      <text:p text:style-name="P7249">Ja chciałem poruszyć sprawę, o której już wspominałem, mianowicie ten punkt, który tu jest<text:s/><text:span text:style-name="T7250">ja</text:span>ko punkt<text:s/>trzeci<text:s/>dotyczący premiowania produkcji krajowej.<text:s/>Wydaje mi si<text:span text:style-name="T7251">ę</text:span>, że jednak powinno być może bardziej jasno -<text:s/><text:span text:style-name="T7252">s</text:span>formułowanie dotyczące tego eksportu pewnego sprzętu i aparatury medycznej, bo czasami nawet ten eksport lichej aparatury jest do<text:span text:style-name="T7253">ść</text:span><text:s/>d<text:span text:style-name="T7254">uż</text:span>y, a ogranicza podaż na rynek krajowy. I wobec tego ja przeds<text:span text:style-name="T7255">ta</text:span>wiłem tą propozycję i wiem, że w uzgodnieniach to jakby uznano, że punkt 3 załatwia tą spr<text:span text:style-name="T7256">a</text:span>wę, ja mam wątpliwości czy nie należało jasno tych ograniczeń eksportu z premiowaniem do tego sprzętu czy aparatury, która rzeczywiście wymaga dewiz do produkcji, nie dokonać jakiegoś zapisu w tej sprawi<text:span text:style-name="T7257">e</text:span>.</text:p>
      <text:p text:style-name="P7258"><text:span text:style-name="T7259">Ob.</text:span><text:span text:style-name="T7260"><text:s text:c="23"/></text:span>:</text:p>
      <text:soft-page-break/>
      <text:p text:style-name="P7261">Może ja odpowiem, bo dotyczy to<text:s/><text:span text:style-name="T7262">w</text:span><text:s/>zasadzie jednego producenta w Polsce w ogóle, którego pan zresztą wymienił, to jest tylko<text:s/><text:span text:style-name="T7263">„</text:span>Temed<text:span text:style-name="T7264">”</text:span><text:s/>z całą pewnością proszę pana<text:span text:style-name="T7265">.</text:span><text:s/>Ja mogę panu powiedzieć kto dokładnie i ile eksportuje<text:s/><text:span text:style-name="T7266">i</text:span><text:s/>za chwilę mogę to zacytować, bo mam te dane, każdy producent, który robi aparaturę medyczną mogę powiedzieć państwu jaki procent ekspor<text:span text:style-name="T7267">t</text:span>uje, do jakiego obszaru płatniczego i w jakim procencie swojej produkcji.</text:p>
      <text:p text:style-name="P7268">Ja rozumiem pana intencje z tym, że one są tutaj... my nie możemy precyzować, jaki rodzaj podatku ma być zmniejszony, czy jaka preferencja<text:s/><text:span text:style-name="T7269">w</text:span><text:s/>sensie np<text:span text:style-name="T7270">.</text:span><text:s/>zwiększenia odpisu dewizowego ma wynikać z tego systemu, który tu opisaliśmy w pkt. 3. To musi wynikać z dalszych negocjacji i ustaleń już w samym przemyśle, a nie możemy tego narzucać z góry.</text:p>
      <text:p text:style-name="P7271">Wydaje mi się, że ten zapis jest wystarcz<text:span text:style-name="T7272">ają</text:span>cy i powtarzam dotyczy praktycznie to jedynie<text:s/>„Temedu”<text:s/>Zabrze, którego np. produkcja krajowa jest, jak pan dobrze wie zresztą niechętnie przyjmowana przez jednostki służby zdrowia.<text:s/>Oczywiście nam<text:s/><text:span text:style-name="T7273">z</text:span>ależy n<text:span text:style-name="T7274">a</text:span><text:s/>potencjale t<text:span text:style-name="T7275">e</text:span>go producenta, żeby ten potencjał poprawić i skierować na rynek krajowy, ale to wystarczy zrobić na przykład dając takie same preferencje jak dla eksportu - czytaj punkt ten<text:span text:style-name="T7276">.</text:span><text:s/>To mu<text:span text:style-name="T7277">s</text:span>i być wyraźnie stwierdzone, że potrzeby dla producentów sprzętu medycznego dla potrzeb krajowych dajemy te same preferencje, jak dla eksportu<text:span text:style-name="T7278">.</text:span><text:s/>I w tym momencie problem zostanie rozwiązany<text:span text:style-name="T7279">.</text:span></text:p>
      <text:p text:style-name="P7280">Nie sądzę, żeby n<text:span text:style-name="T7281">a</text:span><text:s/>szczeblu<text:s/>„stołu”<text:s/>żebyśmy szczegółowo precyzowali każdy punkt co to znaczy preferencja, ulga podatkowa czy preferencja kredytowa czy preferencja produkcyjna.</text:p>
      <text:p text:style-name="P7282">Dzięku<text:span text:style-name="T7283">ję.</text:span></text:p>
      <text:p text:style-name="P7284"><text:span text:style-name="T7285">Przewodnicząc</text:span><text:span text:style-name="T7286">y</text:span><text:span text:style-name="T7287">:</text:span></text:p>
      <text:p text:style-name="P7288">Czy państwo są skłonni przyjąć ten projekt?</text:p>
      <text:p text:style-name="P7289"><text:span text:style-name="T7290">Ob. Wy</text:span><text:span text:style-name="T7291">so</text:span><text:span text:style-name="T7292">cki</text:span><text:span text:style-name="T7293">:</text:span></text:p>
      <text:p text:style-name="P7294">Przepraszam bardzo, że tak w niestosownym momencie. Chciałbym ustrzec nas wszystkich przed komplika<text:span text:style-name="T7295">cj</text:span>ami wynikającymi z takiego przyjęcia. Bo proszę państwa w pkt. 3, pkt. 1. W części 3 pkt<text:span text:style-name="T7296">.</text:span><text:s/>1 bardzo słuszny, potrzebny i konieczny wobec tego iść do przodu. Tylko jaki wydźwięk ma ten punkt?</text:p>
      <text:p text:style-name="P7297">Przyspi<text:span text:style-name="T7298">es</text:span>zenie rozwoju i trzeba od 1 maja<text:s/>’89<text:s/>r.<text:s/>czyli za miesiąc z kilkoma dniami stworzyć preferencje kredytowe i ulgi podatkowe na okres nie<text:s/>krótszy niż<text:s/><text:span text:style-name="T7299">5</text:span><text:s/>lat dla podmiotów gospodarczych w<text:span text:style-name="T7300">yt</text:span>wa<text:span text:style-name="T7301">rzają</text:span>cych dla potrzeb ochrony zdrowia oraz dla dyspozytorów sprzętu i leków.</text:p>
      <text:p text:style-name="P7302">Nie wiem czy sprawdzano, może ci autorzy sprawdzali ten zapis, czy nie trzeba zmienić co najmniej jednej ustawy, a to jest ustawa o opodatkowaniu podatkiem dochodowym podmiotów gospodarczych, która została niedawno przez Sejm<text:s/><text:span text:style-name="T7303">p</text:span>r<text:span text:style-name="T7304">zy</text:span>jęta. To<text:s/><text:span text:style-name="T7305">j</text:span>est punkt pierwszy. Mam wątpliwości czy w tym terminie tą ustawę będzie można zmienić mimo tego, że c<text:span text:style-name="T7306">el<text:s/></text:span>jest oczywiście słuszny.</text:p>
      <text:p text:style-name="P7307"><text:span text:style-name="T7308">I</text:span><text:s/>druga sprawa to jest sprawa, to o co myśmy się, minister zdrowia zresztą nawet siedzący tu, przewodniczący pan wiceminister w Radzie Ministrów występował o zwolnienia chociaż na rok bieżący naszych jednostek służby zdrowia z tego opodatkowania oczywiście musielib<text:span text:style-name="T7309">yś</text:span>my ponownie w tym terminie załatwić sprawę z rządem czy z Radą Ministrów<text:span text:style-name="T7310">.</text:span></text:p>
      <text:p text:style-name="P7311">I kolejne pytanie i kolejna wątpliwość. Ponieważ dla potrzeb służby zdrowia podtekst jest jasny chodzi o leki i sprzęt, ale koce i prz<text:span text:style-name="T7312">eś</text:span>cieradła też są wytwarzane, materace też, łóżka też są, garnki też są.<text:s/><text:span text:style-name="T7313">Ci</text:span><text:s/>wszyscy mają być zwolnieni? Bo tak z tego punktu wynika. Kto dla potrzeb służby zdrowia pracuje ma być<text:s/><text:soft-page-break/>zwolniony<text:span text:style-name="T7314">.</text:span></text:p>
      <text:p text:style-name="P7315">Dlatego jeśli można oczywiście, bo być może moje spostrzeżenia są tu ni<text:span text:style-name="T7316">ep</text:span>otrzebne, nie na miejscu<text:span text:style-name="T7317">.</text:span><text:s/>Może by należało po pierwsze uściślić ten punkt jeśli mamy poważnie traktować to co zapisujemy oczywiście i po drugie uściślić termin.</text:p>
      <text:p text:style-name="P7318"><text:span text:style-name="T7319">A.</text:span><text:span text:style-name="T7320"><text:s/>Wojtczak</text:span><text:span text:style-name="T7321">:</text:span></text:p>
      <text:p text:style-name="P7322">Jeżeli państwo si<text:span text:style-name="T7323">ę</text:span><text:s/>zgodzą, mam propozycję, ponieważ i tak na wtorek przenosimy dwie co najmniej rzeczy do uściślenia i prz<text:span text:style-name="T7324">edstawi</text:span>amy tak samo propozycje na temat opieki, pomocy społecznej proponowałbym, żeby w ciągu poniedziałku uściślić ten zapis i zbadać czy on jest realny, żebyśmy nie robili zapisów, które mogą tylko spowodować uśmiech. Czy pani się zgadza, czy strona się zgadza?</text:p>
      <text:p text:style-name="P7325"><text:span text:style-name="T7326">Z.</text:span><text:span text:style-name="T7327"><text:s/>Kuratowska</text:span><text:span text:style-name="T7328">:</text:span></text:p>
      <text:p text:style-name="P7329">Uściślenia tutaj wymagają słusznie co na potrzeby służby zdrowia, o co nam chodziło<text:span text:style-name="T7330">.</text:span><text:s/>Nam chodziło o sprzęt j<text:span text:style-name="T7331">ed</text:span>norazow<text:span text:style-name="T7332">eg</text:span>o użytku, aparaturę medyczną, leki oraz<text:s/>środki sanitarno-higi<text:span text:style-name="T7333">en</text:span>i<text:span text:style-name="T7334">cz</text:span>n<text:span text:style-name="T7335">e.</text:span><text:s/>Tylko to, już nie mówimy o garnkach, których wprawdzie brakuje też, ale nie jest to w końcu to o co tutaj chodzi. To rzeczywiś<text:span text:style-name="T7336">ci</text:span>e, że ma pan dyrektor rację i że trz<text:span text:style-name="T7337">eb</text:span>a by to uś<text:span text:style-name="T7338">ci</text:span>ślić<text:span text:style-name="T7339">.</text:span></text:p>
      <text:p text:style-name="P7340">A oczywiście jeśli potrzebna jest jakakolwiek zmi<text:span text:style-name="T7341">an</text:span>a, nowelizacja ustawy to rozumie się, że te prace legislacyjne w tym terminie zaczną, do tego terminu, coś będzie wniesione, jakaś ta poprawka opracowana przez prawników.</text:p>
      <text:p text:style-name="P7342"><text:span text:style-name="T7343">A</text:span><text:span text:style-name="T7344">.</text:span><text:span text:style-name="T7345"><text:s/>Wo</text:span><text:span text:style-name="T7346">jt</text:span><text:span text:style-name="T7347">czak</text:span><text:span text:style-name="T7348">:</text:span></text:p>
      <text:p text:style-name="P7349">Wydaje mi się, że przy uściśleniu i sformułowanie będzie uściślone i wtedy coś innego będzie, że dla prz<text:span text:style-name="T7350">yspies</text:span>z<text:span text:style-name="T7351">en</text:span>ia produkcji od 1 maja stworzyć, a co innego będzie opracować. Pr<text:span text:style-name="T7352">a</text:span>wda? Tak że to będzie zupełnie inny zapis i dlatego ja proponuję, żeby zgodnie z tymi uwagami uściślić po prostu zapis, zobaczyć na ile jest realny. Czy to może być tylko opracowanie czy można uzyskać już pewne rzeczy.<text:s/><text:span text:style-name="T7353">C</text:span>zy państwo się zgadzają? Ten jeden punkt. D<text:span text:style-name="T7354">o</text:span>brze. I wrócimy w takim<text:s/><text:span text:style-name="T7355">r</text:span>a<text:span text:style-name="T7356">z</text:span>i<text:span text:style-name="T7357">e</text:span><text:s/>na pierwszej sesji.</text:p>
      <text:p text:style-name="P7358">Proszę państwa ja mam propozycję chciałbym się zwrócić do stron z propozycją formatu dokumentu, który musi zespół redakcyjny przygotować na wtorek.</text:p>
      <text:p text:style-name="P7359">Ponieważ mamy tu cały szereg stanowisk, oczywiście te stanowiska będą stanowiły załączniki, ale do dokumentu podstawowego. Jeżeli państwo się zgodzą proponowałbym, żeby ostateczna forma dokumentu, który będzie przekazany na ręce dwóch współprzewodniczących zespołu społeczno-ekonomicznego, tzn. prof. Baki i prof. Trze<text:span text:style-name="T7360">ci</text:span>akowskiego, żeby zawierał następu<text:span text:style-name="T7361">ją</text:span>cy format.</text:p>
      <text:p text:style-name="P7362">Po pierwsze preambułę. Preambuła to znaczy, że zespół ile razy się zebrał, ile tam grup, redakcyjne te rzeczy<text:s/>zupełnie ogólne, poza tym tak samo intencje<text:span text:style-name="T7363">.</text:span></text:p>
      <text:p text:style-name="P7364">Intencje, które by wyrażał w sensie poprawy i zdrowotności stanu społeczeństwa i poprawy dostępnoś<text:span text:style-name="T7365">ci</text:span><text:s/>i poprawy warunków pracy, i satysfakcji służby zdrowia.</text:p>
      <text:p text:style-name="P7366">I następnie sformułował nie wiem ile 10, 15 punktów każde takie zasadnicze resume z każdego stanowiska wskazując, który to jest załącznik stanowisko to rozpracowało, z numerowaniem załączników.</text:p>
      <text:p text:style-name="P7367">Tak się składa, że w tej chwili my w zasadzie rozbieżności nie mamy<text:span text:style-name="T7368">.</text:span></text:p>
      <text:p text:style-name="P7369"><text:span text:style-name="T7370">M</text:span><text:span text:style-name="T7371">.</text:span><text:span text:style-name="T7372"><text:s/></text:span><text:span text:style-name="T7373">Edelman</text:span><text:span text:style-name="T7374">:</text:span></text:p>
      <text:p text:style-name="P7375">Jest jedna sprawa nie załatwiona, bo mamy iść na stół prawniczy, sprawa służby więzienn<text:span text:style-name="T7376">ej...</text:span></text:p>
      <text:p text:style-name="P7377"><text:span text:style-name="T7378">A.</text:span><text:span text:style-name="T7379"><text:s/>Wojtczak</text:span><text:span text:style-name="T7380">:</text:span></text:p>
      <text:soft-page-break/>
      <text:p text:style-name="P7381">To znaczy ja mówię dzisiaj, zobaczym<text:span text:style-name="T7382">y<text:s/></text:span>jeszcze te<text:s/><text:span text:style-name="T7383">sp</text:span>rawy, które staną we wtorek, ale możemy już antycypować, jakie sprawy b<text:span text:style-name="T7384">ę</text:span>dziemy omawiać i w tym dokumencie mielibyśmy w takim razie tą preambułę, intencje albo cele plus sformułowania odpowiada<text:span text:style-name="T7385">ją</text:span>ce poszczególnym stanowiskom i ewentualnie następny akapit - drogi rozwiązywania tych problemów w przyszłości oraz ewentualnie ponieważ były sygnalizowane pewne problemy, które zespół już nie rozpatrywał bardziej szczegółowo, było z<text:span text:style-name="T7386">as</text:span>ygn<text:span text:style-name="T7387">al</text:span>izowane np. AIDS, można ewentualnie gdybyśmy doszli do takich ustaleń to byśmy musieli troszkę prędzej przed wtorkiem i wtedy byśmy na zakończenie tego dokumentu mieli jeszcze problemy do rozwiązania w toku dalszych prac<text:span text:style-name="T7388">.</text:span></text:p>
      <text:p text:style-name="P7389">Jakie są uwagi państwa do takiej koncepc<text:span text:style-name="T7390">ji</text:span>?</text:p>
      <text:p text:style-name="P7391"><text:span text:style-name="T7392">M.</text:span><text:span text:style-name="T7393"><text:s/>Ed</text:span><text:span text:style-name="T7394">e</text:span><text:span text:style-name="T7395">lman</text:span><text:span text:style-name="T7396">:</text:span></text:p>
      <text:p text:style-name="P7397">Panie ministrze tylko może musimy dzisiaj załatwić jednak tą więzienną służbę zdrowia, bo to musi pójść na<text:s/>„stół”<text:s/>prawniczy. Może ten tekst, który państwo<text:s/>uzgodniliby<text:s/>przeczytali<text:span text:style-name="T7398">.</text:span></text:p>
      <text:p text:style-name="P7399"><text:span text:style-name="T7400">A. Wo</text:span><text:span text:style-name="T7401">jt</text:span><text:span text:style-name="T7402">czak</text:span>:</text:p>
      <text:p text:style-name="P7403">Proszę bardzo<text:span text:style-name="T7404">.</text:span></text:p>
      <text:p text:style-name="P7405"><text:span text:style-name="T7406">E.</text:span><text:span text:style-name="T7407"><text:s/>Wnuk-Lipiński</text:span>:</text:p>
      <text:p text:style-name="P7408">Uzgodniliśmy tam za drzwiami następujące stanowisko.</text:p>
      <text:p text:style-name="P7409"><text:span text:style-name="T7410">„</text:span>Zespół wysłuchał stanowiska strony solidarnośc<text:span text:style-name="T7411">i</text:span>owo-opozycyjnej w następującym brzmieniu”<text:s/>- tu jest przytoczone stanowisko strony solidarnościowo-opozycyjn<text:span text:style-name="T7412">ej,</text:span><text:s/>która ma treść następującą:</text:p>
      <text:p text:style-name="P7413">„Podzespół do spraw Zdrowia uważa za niezbędne poddanie więziennej służby zdrowia kontroli społecznej wykonywanej przez organizacje opieki nad więźniami typu patronat z dniem utworzenia tej organizacji oraz kontroli mer<text:span text:style-name="T7414">yt</text:span>orycznej sprawowanej przez nadzór spec<text:span text:style-name="T7415">ja</text:span>listyczny działający poza resortem sprawiedliwości i MSW od 1 maja '89 r<text:span text:style-name="T7416">.</text:span><text:s/>oraz przez samorządy zawodowe np. Izby Lekarskie z chwilą ich powstania”. Zaczęło się, że zespół wysłuchał i koniec jest po cudzysłowie i postanowił przesłać je do<text:s/>„stolika”<text:s/>- nazwy tego<text:s/>„stolika”<text:s/>nikt z nas dokładnie nie zna - ale chyba jest taka reformy prawa i sądownictwa - nie jestem pewien czy to jest precyzyjna nazwa tego<text:s/>„stolika”.</text:p>
      <text:p text:style-name="P7417"><text:span text:style-name="T7418">A. Wo</text:span><text:span text:style-name="T7419">jt</text:span><text:span text:style-name="T7420">czak</text:span>:</text:p>
      <text:p text:style-name="P7421"><text:span text:style-name="T7422">Cz</text:span>y strony zgadzają się co do...</text:p>
      <text:p text:style-name="P7423"><text:span text:style-name="T7424">M. Ed</text:span><text:span text:style-name="T7425">e</text:span><text:span text:style-name="T7426">lman</text:span>:</text:p>
      <text:p text:style-name="P7427">Żebyśmy to mogli otrzymać do przeczytania, bo to się inaczej słucha, a inaczej się czyta.</text:p>
      <text:p text:style-name="P7428">/Głos z sali: nie słychać/.</text:p>
      <text:p text:style-name="P7429"><text:span text:style-name="T7430">A. Wo</text:span><text:span text:style-name="T7431">jt</text:span><text:span text:style-name="T7432">czak</text:span>:</text:p>
      <text:p text:style-name="P7433">Ja bym proponowa<text:span text:style-name="T7434">ł</text:span><text:s/>panie docencie, ż<text:span text:style-name="T7435">eb</text:span>y pan przedstawił nam to i wtedy we wtorek wró<text:span text:style-name="T7436">ci</text:span>my do tej sprawy. A w poniedziałek weźmiemy redakcyjny zespół, który zredaguje to ostatecznie.</text:p>
      <text:p text:style-name="P7437">/Głos z sali: nie słychać/.</text:p>
      <text:p text:style-name="P7438"><text:span text:style-name="T7439">W</text:span><text:s/>poniedziałek musi być zespół redakcyjny<text:span text:style-name="T7440">...</text:span></text:p>
      <text:p text:style-name="P7441"><text:span text:style-name="T7442">J.</text:span><text:span text:style-name="T7443"><text:s/>Wnuk-Li</text:span><text:span text:style-name="T7444">p</text:span><text:span text:style-name="T7445">ińs</text:span><text:span text:style-name="T7446">ki</text:span>:</text:p>
      <text:p text:style-name="P7447">Problem powstaje co my ma<text:span text:style-name="T7448">m</text:span>y redagować. B<text:span text:style-name="T7449">o</text:span><text:s/><text:span text:style-name="T7450">je</text:span>st to już napisane...</text:p>
      <text:p text:style-name="P7451"><text:span text:style-name="T7452">M</text:span><text:span text:style-name="T7453">.<text:s/></text:span><text:span text:style-name="T7454">Edel</text:span><text:span text:style-name="T7455">man</text:span>:</text:p>
      <text:p text:style-name="P7456">Jeżeli państwo macie inną propozyc<text:span text:style-name="T7457">je</text:span><text:s/>to trzeba usłysze<text:span text:style-name="T7458">ć</text:span>.</text:p>
      <text:p text:style-name="P7459"><text:span text:style-name="T7460">A. Wo</text:span><text:span text:style-name="T7461">jt</text:span><text:span text:style-name="T7462">czak</text:span>:</text:p>
      <text:soft-page-break/>
      <text:p text:style-name="P7463">Musimy przeczytać. Po prostu, mu<text:span text:style-name="T7464">s</text:span>imy przeczytać i zastanowić si<text:span text:style-name="T7465">ę</text:span>, dlatego że powiem szczerze ja jestem wzrokowcem niż słuchowcem. Dlatego że nie ma tu obiekcji co do poparcia i do przesłania tylko chodzi o sformułowanie, także tutaj nie jest kwestia intencji tylko kwestia<text:s/><text:span text:style-name="T7466">sfo</text:span>rmu<text:span text:style-name="T7467">ło</text:span>wa<text:span text:style-name="T7468">ni</text:span>a. Natomiast chciałbym państwa zapytać, w takim razie pani docent - kto weźmie udział w zespole redakcyjnym tym finalnym w poni<text:span text:style-name="T7469">edzi</text:span>ałek.</text:p>
      <text:p text:style-name="P7470">Proponuję, żeby zespół nie był za duży, dlatego, że to już nie jest dyskusja, my mamy stanowiska przyjęte, po prostu to są ludzie, którzy po<text:span text:style-name="T7471">w</text:span>inni ładny ekstrakt zr<text:span text:style-name="T7472">o</text:span>bić z różnych stanowisk i przygotować ten dokument kilkustronicowy n<text:span text:style-name="T7473">aj</text:span>w<text:span text:style-name="T7474">yżej.</text:span></text:p>
      <text:p text:style-name="P7475"><text:span text:style-name="T7476">Z</text:span><text:span text:style-name="T7477">. Kuratowska</text:span>:</text:p>
      <text:p text:style-name="P7478">To j<text:span text:style-name="T7479">es</text:span>t kilkustroni<text:span text:style-name="T7480">co</text:span>wy plus te załączniki i ewentualne tam są aneksy do załączników. Ja myślę, że z naszej strony do<text:span text:style-name="T7481">c</text:span>. Wnuk-Li<text:span text:style-name="T7482">pi</text:span>ński, dr Wolak, może pani Majewska<text:span text:style-name="T7483">...</text:span></text:p>
      <text:p text:style-name="P7484"><text:span text:style-name="T7485">B. Majewska</text:span>:</text:p>
      <text:p text:style-name="P7486">Ja nie mogę, bo mam cały dzień zajęcia.</text:p>
      <text:p text:style-name="P7487"><text:span text:style-name="T7488">Z. Kuratowska</text:span>:</text:p>
      <text:p text:style-name="P7489">Ale dr Woźniak jest z Poznani<text:span text:style-name="T7490">a</text:span>, dlatego takie wahania moje były. M<text:span text:style-name="T7491">o</text:span>że wobec tego dr Majewska...</text:p>
      <text:p text:style-name="P7492">/Głos z sali: Musi móc/.</text:p>
      <text:p text:style-name="P7493"><text:span text:style-name="T7494">A. Wo</text:span><text:span text:style-name="T7495">jt</text:span><text:span text:style-name="T7496">czak</text:span>:</text:p>
      <text:p text:style-name="P7497">Czyli rozumiem doc. Lipiński, pani<text:s/>dr Wolak, i dr Majewska.</text:p>
      <text:p text:style-name="P7498">Ze<text:s/><text:span text:style-name="T7499">s</text:span>trony naszej b<text:span text:style-name="T7500">ę</text:span>dzie prof. Latalski, dr Opolski, mgr Wysocki i dr Dawydzik<text:span text:style-name="T7501">.</text:span><text:s/>Proszę bardzo z waszej strony?</text:p>
      <text:p text:style-name="P7502"><text:span text:style-name="T7503">Ob.</text:span><text:span text:style-name="T7504"><text:s text:c="23"/></text:span>:</text:p>
      <text:p text:style-name="P7505">Doc. Wdowiak, prof. Daniewski i Alicja Milewska.</text:p>
      <text:p text:style-name="P7506"><text:span text:style-name="T7507">M.</text:span><text:span text:style-name="T7508"><text:s/></text:span><text:span text:style-name="T7509">Edel</text:span><text:span text:style-name="T7510">man</text:span>:</text:p>
      <text:p text:style-name="P7511">Czy nie j<text:span text:style-name="T7512">e</text:span>st to za duży z<text:span text:style-name="T7513">e</text:span>spół?</text:p>
      <text:p text:style-name="P7514"><text:span text:style-name="T7515">A. Wojtczak</text:span>:</text:p>
      <text:p text:style-name="P7516">Dobrze<text:span text:style-name="T7517">,</text:span><text:s/>trzy z każd<text:span text:style-name="T7518">ej,</text:span><text:s/>9 osób.</text:p>
      <text:p text:style-name="P7519">Nie więc<text:span text:style-name="T7520">ej,</text:span><text:s/>dobrze.</text:p>
      <text:p text:style-name="P7521"><text:span text:style-name="T7522">/Głos</text:span><text:s/>z sali: Może ktoś zachoruje/.</text:p>
      <text:p text:style-name="P7523">Proszę jeszcze raz o podanie nazwisk.</text:p>
      <text:p text:style-name="P7524"><text:span text:style-name="T7525">Ob.</text:span><text:span text:style-name="T7526"><text:s text:c="23"/></text:span>:</text:p>
      <text:p text:style-name="P7527">Doc<text:span text:style-name="T7528">.</text:span><text:s/>Wdowiak, dr Wo<text:span text:style-name="T7529">j</text:span>ciech Daniewski i pani Alicja Milewska.</text:p>
      <text:p text:style-name="P7530"><text:span text:style-name="T7531">A</text:span><text:span text:style-name="T7532">.</text:span><text:span text:style-name="T7533"><text:s/>Wo</text:span><text:span text:style-name="T7534">jt</text:span><text:span text:style-name="T7535">czak</text:span>:</text:p>
      <text:p text:style-name="P7536">Dziękuję. W takim razie o godzinie 10 w Sali Kolegialnej w ministerstwie, w poniedziałek.</text:p>
      <text:p text:style-name="P7537"><text:span text:style-name="T7538">Z.</text:span><text:span text:style-name="T7539"><text:s/>Kuratowska</text:span>:</text:p>
      <text:p text:style-name="P7540">Chciałam zapytać czy my z profesorem będziemy mogli to dostać w poniedziałek, wieczorem...</text:p>
      <text:p text:style-name="P7541"><text:span text:style-name="T7542">/Głos</text:span><text:s/>z sali: Nie wiem o której skończmy, ja wiem o której zaczynamy, wczoraj pisaliśmy do godziny 10/.</text:p>
      <text:p text:style-name="P7543"><text:span text:style-name="T7544">M.<text:s/></text:span><text:span text:style-name="T7545">Edel</text:span><text:span text:style-name="T7546">man</text:span>:</text:p>
      <text:p text:style-name="P7547">Ale, jak zaczniecie o 10 rano to już przecież nie ma rozbi<text:span text:style-name="T7548">eż</text:span>noś<text:span text:style-name="T7549">ci</text:span>, trzeba tylko pisać.</text:p>
      <text:p text:style-name="P7550"><text:span text:style-name="T7551">A</text:span><text:span text:style-name="T7552">.</text:span><text:span text:style-name="T7553"><text:s/>Wo</text:span><text:span text:style-name="T7554">jt</text:span><text:span text:style-name="T7555">czak</text:span>:</text:p>
      <text:soft-page-break/>
      <text:p text:style-name="P7556">W takim razie chcielibyśmy dostać przed godziną piątą.</text:p>
      <text:p text:style-name="P7557"><text:span text:style-name="T7558">M. C</text:span><text:span text:style-name="T7559">yb</text:span><text:span text:style-name="T7560">ulko</text:span>:</text:p>
      <text:p text:style-name="P7561">Panie prz<text:span text:style-name="T7562">ew</text:span>odni<text:span text:style-name="T7563">cz</text:span>ący, czy wszyscy mogliby podjąć taką uchwałę, że ten zespół 9-o<text:span text:style-name="T7564">s</text:span>obowy będzie<text:s/><text:span text:style-name="T7565">pi</text:span>sał, a nie dysku<text:span text:style-name="T7566">to</text:span>wał?</text:p>
      <text:p text:style-name="P7567"><text:span text:style-name="T7568">A</text:span><text:span text:style-name="T7569">.</text:span><text:span text:style-name="T7570"><text:s/>Wo</text:span><text:span text:style-name="T7571">jt</text:span><text:span text:style-name="T7572">czak</text:span>:</text:p>
      <text:p text:style-name="P7573">Ja tak myślę. Uchwała jest przyjęta, następne w takim razie posiedzenie zespołu redakcyjnego w poniedziałek godzina 10 w Sali Kolegialnej w Ministerstwie Zdrowia<text:span text:style-name="T7574">.</text:span><text:s/>Mamy nadzieję, że do godziny piątej współprzewodni<text:span text:style-name="T7575">cz</text:span>ący otrzymają teksty i spotykamy się w tym zespole we wtorek o godzinie 10.00...</text:p>
      <text:p text:style-name="P7576"><text:span text:style-name="T7577">M.<text:s/></text:span><text:span text:style-name="T7578">E</text:span><text:span text:style-name="T7579">d</text:span><text:span text:style-name="T7580">el</text:span><text:span text:style-name="T7581">man</text:span>:</text:p>
      <text:p text:style-name="P7582">Skończymy wcześniej niż o szóstej wi<text:span text:style-name="T7583">ecz</text:span>ór.</text:p>
      <text:p text:style-name="P7584"><text:span text:style-name="T7585">/Głos</text:span><text:s/>z sali: Sprawy społeczne.../.</text:p>
      <text:p text:style-name="P7586"><text:span text:style-name="T7587">Z. Kuratowska</text:span>:</text:p>
      <text:p text:style-name="P7588">Wszystkie załączniki były skompletowan<text:span text:style-name="T7589">e...</text:span></text:p>
      <text:p text:style-name="P7590"><text:span text:style-name="T7591">/Głos</text:span><text:s/>z sali: Poza tymi trzema, które we wtorek będą rozpatrywane/.</text:p>
      <text:p text:style-name="P7592"><text:span text:style-name="T7593">A.</text:span><text:span text:style-name="T7594"><text:s/>Wo</text:span><text:span text:style-name="T7595">jt</text:span><text:span text:style-name="T7596">czak</text:span>:</text:p>
      <text:p text:style-name="P7597">Ale to można już antycypować i przygo<text:span text:style-name="T7598">to</text:span>wać.</text:p>
      <text:p text:style-name="P7599">W takim razie bardzo dziękuję państwu. Był to długi dzień, ale ja myślę, że bardzo produktywn<text:span text:style-name="T7600">y.</text:span></text:p>
      <text:p text:style-name="P7601"><text:span text:style-name="T7602">D</text:span>o zobaczenia we wtorek o godzinie 10<text:span text:style-name="T7603">.</text:span>0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8:00Z</meta:creation-date>
    <dc:date>2023-10-30T19:38:00Z</dc:date>
    <meta:template xlink:href="Normal.dotm" xlink:type="simple"/>
    <meta:editing-cycles>2</meta:editing-cycles>
    <meta:editing-duration>PT0S</meta:editing-duration>
    <meta:document-statistic meta:page-count="102" meta:paragraph-count="551" meta:word-count="39484" meta:character-count="275843" meta:row-count="1974" meta:non-whitespace-character-count="236910"/>
  </office:meta>
</office:document-meta>
</file>